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Object 14/style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content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28cm"/>
    </style:style>
    <style:style style:name="co3" style:family="table-column">
      <style:table-column-properties fo:break-before="auto" style:column-width="7.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00_1" table:style-name="ta1">
        <table:shapes>
          <draw:frame draw:z-index="0" draw:style-name="gr1" draw:text-style-name="P1" svg:width="37.325cm" svg:height="21.011cm" svg:x="13.436cm" svg:y="0.85cm">
            <draw:object draw:notify-on-update-of-ranges="100_1.C1:100_1.C1 100_1.C2:100_1.C101 100_1.D1:100_1.D1 100_1.D2:100_1.D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1.431cm" svg:height="23.322cm" svg:x="13.463cm" svg:y="22.1cm">
            <draw:object draw:notify-on-update-of-ranges="100_1.E1:100_1.E1 100_1.E2:100_1.E101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Waiting</text:p>
          </table:table-cell>
          <table:table-cell table:style-name="ce1" office:value-type="string" calcext:value-type="string">
            <text:p>Response</text:p>
          </table:table-cell>
          <table:table-cell table:style-name="ce1" office:value-type="string" calcext:value-type="string">
            <text:p>Time Taken</text:p>
          </table:table-cell>
          <table:table-cell table:style-name="ce1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4682" calcext:value-type="float">
            <text:p>0.24682</text:p>
          </table:table-cell>
          <table:table-cell office:value-type="float" office:value="2904.15444" calcext:value-type="float">
            <text:p>2904.15444</text:p>
          </table:table-cell>
          <table:table-cell table:formula="of:=[.D2]-[.C2]" office:value-type="float" office:value="2903.90762" calcext:value-type="float">
            <text:p>2903.9076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6.044233" calcext:value-type="float">
            <text:p>6.044233</text:p>
          </table:table-cell>
          <table:table-cell office:value-type="float" office:value="3536.016177" calcext:value-type="float">
            <text:p>3536.016177</text:p>
          </table:table-cell>
          <table:table-cell table:formula="of:=[.D3]-[.C3]" office:value-type="float" office:value="3529.971944" calcext:value-type="float">
            <text:p>3529.97194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.674476" calcext:value-type="float">
            <text:p>3.674476</text:p>
          </table:table-cell>
          <table:table-cell office:value-type="float" office:value="3668.138973" calcext:value-type="float">
            <text:p>3668.138973</text:p>
          </table:table-cell>
          <table:table-cell table:formula="of:=[.D4]-[.C4]" office:value-type="float" office:value="3664.464497" calcext:value-type="float">
            <text:p>3664.4644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.850704" calcext:value-type="float">
            <text:p>1.850704</text:p>
          </table:table-cell>
          <table:table-cell office:value-type="float" office:value="4068.095289" calcext:value-type="float">
            <text:p>4068.095289</text:p>
          </table:table-cell>
          <table:table-cell table:formula="of:=[.D5]-[.C5]" office:value-type="float" office:value="4066.244585" calcext:value-type="float">
            <text:p>4066.24458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.90115" calcext:value-type="float">
            <text:p>4.90115</text:p>
          </table:table-cell>
          <table:table-cell office:value-type="float" office:value="4304.607699" calcext:value-type="float">
            <text:p>4304.607699</text:p>
          </table:table-cell>
          <table:table-cell table:formula="of:=[.D6]-[.C6]" office:value-type="float" office:value="4299.706549" calcext:value-type="float">
            <text:p>4299.70654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.557395" calcext:value-type="float">
            <text:p>2.557395</text:p>
          </table:table-cell>
          <table:table-cell office:value-type="float" office:value="4366.146921" calcext:value-type="float">
            <text:p>4366.146921</text:p>
          </table:table-cell>
          <table:table-cell table:formula="of:=[.D7]-[.C7]" office:value-type="float" office:value="4363.589526" calcext:value-type="float">
            <text:p>4363.58952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.326912" calcext:value-type="float">
            <text:p>3.326912</text:p>
          </table:table-cell>
          <table:table-cell office:value-type="float" office:value="4367.871945" calcext:value-type="float">
            <text:p>4367.871945</text:p>
          </table:table-cell>
          <table:table-cell table:formula="of:=[.D8]-[.C8]" office:value-type="float" office:value="4364.545033" calcext:value-type="float">
            <text:p>4364.54503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5.480474" calcext:value-type="float">
            <text:p>5.480474</text:p>
          </table:table-cell>
          <table:table-cell office:value-type="float" office:value="4382.809717" calcext:value-type="float">
            <text:p>4382.809717</text:p>
          </table:table-cell>
          <table:table-cell table:formula="of:=[.D9]-[.C9]" office:value-type="float" office:value="4377.329243" calcext:value-type="float">
            <text:p>4377.32924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.074094" calcext:value-type="float">
            <text:p>2.074094</text:p>
          </table:table-cell>
          <table:table-cell office:value-type="float" office:value="4480.111352" calcext:value-type="float">
            <text:p>4480.111352</text:p>
          </table:table-cell>
          <table:table-cell table:formula="of:=[.D10]-[.C10]" office:value-type="float" office:value="4478.037258" calcext:value-type="float">
            <text:p>4478.03725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.708404" calcext:value-type="float">
            <text:p>1.708404</text:p>
          </table:table-cell>
          <table:table-cell office:value-type="float" office:value="4504.127559" calcext:value-type="float">
            <text:p>4504.127559</text:p>
          </table:table-cell>
          <table:table-cell table:formula="of:=[.D11]-[.C11]" office:value-type="float" office:value="4502.419155" calcext:value-type="float">
            <text:p>4502.41915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274122" calcext:value-type="float">
            <text:p>0.274122</text:p>
          </table:table-cell>
          <table:table-cell office:value-type="float" office:value="4548.936357" calcext:value-type="float">
            <text:p>4548.936357</text:p>
          </table:table-cell>
          <table:table-cell table:formula="of:=[.D12]-[.C12]" office:value-type="float" office:value="4548.662235" calcext:value-type="float">
            <text:p>4548.66223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4.115092" calcext:value-type="float">
            <text:p>4.115092</text:p>
          </table:table-cell>
          <table:table-cell office:value-type="float" office:value="4664.534101" calcext:value-type="float">
            <text:p>4664.534101</text:p>
          </table:table-cell>
          <table:table-cell table:formula="of:=[.D13]-[.C13]" office:value-type="float" office:value="4660.419009" calcext:value-type="float">
            <text:p>4660.41900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.68428" calcext:value-type="float">
            <text:p>1.68428</text:p>
          </table:table-cell>
          <table:table-cell office:value-type="float" office:value="4735.959293" calcext:value-type="float">
            <text:p>4735.959293</text:p>
          </table:table-cell>
          <table:table-cell table:formula="of:=[.D14]-[.C14]" office:value-type="float" office:value="4734.275013" calcext:value-type="float">
            <text:p>4734.2750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952988" calcext:value-type="float">
            <text:p>0.952988</text:p>
          </table:table-cell>
          <table:table-cell office:value-type="float" office:value="4755.933851" calcext:value-type="float">
            <text:p>4755.933851</text:p>
          </table:table-cell>
          <table:table-cell table:formula="of:=[.D15]-[.C15]" office:value-type="float" office:value="4754.980863" calcext:value-type="float">
            <text:p>4754.98086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828244" calcext:value-type="float">
            <text:p>0.828244</text:p>
          </table:table-cell>
          <table:table-cell office:value-type="float" office:value="4757.095287" calcext:value-type="float">
            <text:p>4757.095287</text:p>
          </table:table-cell>
          <table:table-cell table:formula="of:=[.D16]-[.C16]" office:value-type="float" office:value="4756.267043" calcext:value-type="float">
            <text:p>4756.26704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5.384042" calcext:value-type="float">
            <text:p>5.384042</text:p>
          </table:table-cell>
          <table:table-cell office:value-type="float" office:value="5110.77649" calcext:value-type="float">
            <text:p>5110.77649</text:p>
          </table:table-cell>
          <table:table-cell table:formula="of:=[.D17]-[.C17]" office:value-type="float" office:value="5105.392448" calcext:value-type="float">
            <text:p>5105.39244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.217926" calcext:value-type="float">
            <text:p>2.217926</text:p>
          </table:table-cell>
          <table:table-cell office:value-type="float" office:value="5116.879446" calcext:value-type="float">
            <text:p>5116.879446</text:p>
          </table:table-cell>
          <table:table-cell table:formula="of:=[.D18]-[.C18]" office:value-type="float" office:value="5114.66152" calcext:value-type="float">
            <text:p>5114.6615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.961435" calcext:value-type="float">
            <text:p>2.961435</text:p>
          </table:table-cell>
          <table:table-cell office:value-type="float" office:value="5159.875055" calcext:value-type="float">
            <text:p>5159.875055</text:p>
          </table:table-cell>
          <table:table-cell table:formula="of:=[.D19]-[.C19]" office:value-type="float" office:value="5156.91362" calcext:value-type="float">
            <text:p>5156.9136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.276584" calcext:value-type="float">
            <text:p>4.276584</text:p>
          </table:table-cell>
          <table:table-cell office:value-type="float" office:value="5323.821052" calcext:value-type="float">
            <text:p>5323.821052</text:p>
          </table:table-cell>
          <table:table-cell table:formula="of:=[.D20]-[.C20]" office:value-type="float" office:value="5319.544468" calcext:value-type="float">
            <text:p>5319.54446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2.14772" calcext:value-type="float">
            <text:p>12.14772</text:p>
          </table:table-cell>
          <table:table-cell office:value-type="float" office:value="5469.158683" calcext:value-type="float">
            <text:p>5469.158683</text:p>
          </table:table-cell>
          <table:table-cell table:formula="of:=[.D21]-[.C21]" office:value-type="float" office:value="5457.010963" calcext:value-type="float">
            <text:p>5457.01096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.232605" calcext:value-type="float">
            <text:p>2.232605</text:p>
          </table:table-cell>
          <table:table-cell office:value-type="float" office:value="5469.478219" calcext:value-type="float">
            <text:p>5469.478219</text:p>
          </table:table-cell>
          <table:table-cell table:formula="of:=[.D22]-[.C22]" office:value-type="float" office:value="5467.245614" calcext:value-type="float">
            <text:p>5467.24561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711997" calcext:value-type="float">
            <text:p>1.711997</text:p>
          </table:table-cell>
          <table:table-cell office:value-type="float" office:value="5469.682256" calcext:value-type="float">
            <text:p>5469.682256</text:p>
          </table:table-cell>
          <table:table-cell table:formula="of:=[.D23]-[.C23]" office:value-type="float" office:value="5467.970259" calcext:value-type="float">
            <text:p>5467.97025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.883271" calcext:value-type="float">
            <text:p>4.883271</text:p>
          </table:table-cell>
          <table:table-cell office:value-type="float" office:value="5547.915919" calcext:value-type="float">
            <text:p>5547.915919</text:p>
          </table:table-cell>
          <table:table-cell table:formula="of:=[.D24]-[.C24]" office:value-type="float" office:value="5543.032648" calcext:value-type="float">
            <text:p>5543.03264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872864" calcext:value-type="float">
            <text:p>0.872864</text:p>
          </table:table-cell>
          <table:table-cell office:value-type="float" office:value="5651.934899" calcext:value-type="float">
            <text:p>5651.934899</text:p>
          </table:table-cell>
          <table:table-cell table:formula="of:=[.D25]-[.C25]" office:value-type="float" office:value="5651.062035" calcext:value-type="float">
            <text:p>5651.06203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.17864" calcext:value-type="float">
            <text:p>2.17864</text:p>
          </table:table-cell>
          <table:table-cell office:value-type="float" office:value="5675.802584" calcext:value-type="float">
            <text:p>5675.802584</text:p>
          </table:table-cell>
          <table:table-cell table:formula="of:=[.D26]-[.C26]" office:value-type="float" office:value="5673.623944" calcext:value-type="float">
            <text:p>5673.62394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.760138" calcext:value-type="float">
            <text:p>1.760138</text:p>
          </table:table-cell>
          <table:table-cell office:value-type="float" office:value="5744.530874" calcext:value-type="float">
            <text:p>5744.530874</text:p>
          </table:table-cell>
          <table:table-cell table:formula="of:=[.D27]-[.C27]" office:value-type="float" office:value="5742.770736" calcext:value-type="float">
            <text:p>5742.77073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430532" calcext:value-type="float">
            <text:p>0.430532</text:p>
          </table:table-cell>
          <table:table-cell office:value-type="float" office:value="5755.675076" calcext:value-type="float">
            <text:p>5755.675076</text:p>
          </table:table-cell>
          <table:table-cell table:formula="of:=[.D28]-[.C28]" office:value-type="float" office:value="5755.244544" calcext:value-type="float">
            <text:p>5755.24454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.276959" calcext:value-type="float">
            <text:p>2.276959</text:p>
          </table:table-cell>
          <table:table-cell office:value-type="float" office:value="5912.137702" calcext:value-type="float">
            <text:p>5912.137702</text:p>
          </table:table-cell>
          <table:table-cell table:formula="of:=[.D29]-[.C29]" office:value-type="float" office:value="5909.860743" calcext:value-type="float">
            <text:p>5909.86074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484833" calcext:value-type="float">
            <text:p>0.484833</text:p>
          </table:table-cell>
          <table:table-cell office:value-type="float" office:value="6463.762171" calcext:value-type="float">
            <text:p>6463.762171</text:p>
          </table:table-cell>
          <table:table-cell table:formula="of:=[.D30]-[.C30]" office:value-type="float" office:value="6463.277338" calcext:value-type="float">
            <text:p>6463.27733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.326649" calcext:value-type="float">
            <text:p>2.326649</text:p>
          </table:table-cell>
          <table:table-cell office:value-type="float" office:value="6472.861041" calcext:value-type="float">
            <text:p>6472.861041</text:p>
          </table:table-cell>
          <table:table-cell table:formula="of:=[.D31]-[.C31]" office:value-type="float" office:value="6470.534392" calcext:value-type="float">
            <text:p>6470.5343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.755605" calcext:value-type="float">
            <text:p>2.755605</text:p>
          </table:table-cell>
          <table:table-cell office:value-type="float" office:value="6483.779966" calcext:value-type="float">
            <text:p>6483.779966</text:p>
          </table:table-cell>
          <table:table-cell table:formula="of:=[.D32]-[.C32]" office:value-type="float" office:value="6481.024361" calcext:value-type="float">
            <text:p>6481.02436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.313665" calcext:value-type="float">
            <text:p>3.313665</text:p>
          </table:table-cell>
          <table:table-cell office:value-type="float" office:value="6536.635079" calcext:value-type="float">
            <text:p>6536.635079</text:p>
          </table:table-cell>
          <table:table-cell table:formula="of:=[.D33]-[.C33]" office:value-type="float" office:value="6533.321414" calcext:value-type="float">
            <text:p>6533.32141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.026367" calcext:value-type="float">
            <text:p>2.026367</text:p>
          </table:table-cell>
          <table:table-cell office:value-type="float" office:value="6552.317397" calcext:value-type="float">
            <text:p>6552.317397</text:p>
          </table:table-cell>
          <table:table-cell table:formula="of:=[.D34]-[.C34]" office:value-type="float" office:value="6550.29103" calcext:value-type="float">
            <text:p>6550.291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.032387" calcext:value-type="float">
            <text:p>2.032387</text:p>
          </table:table-cell>
          <table:table-cell office:value-type="float" office:value="6555.139155" calcext:value-type="float">
            <text:p>6555.139155</text:p>
          </table:table-cell>
          <table:table-cell table:formula="of:=[.D35]-[.C35]" office:value-type="float" office:value="6553.106768" calcext:value-type="float">
            <text:p>6553.10676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.901459" calcext:value-type="float">
            <text:p>1.901459</text:p>
          </table:table-cell>
          <table:table-cell office:value-type="float" office:value="6742.05868" calcext:value-type="float">
            <text:p>6742.05868</text:p>
          </table:table-cell>
          <table:table-cell table:formula="of:=[.D36]-[.C36]" office:value-type="float" office:value="6740.157221" calcext:value-type="float">
            <text:p>6740.15722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.256347" calcext:value-type="float">
            <text:p>3.256347</text:p>
          </table:table-cell>
          <table:table-cell office:value-type="float" office:value="6851.709092" calcext:value-type="float">
            <text:p>6851.709092</text:p>
          </table:table-cell>
          <table:table-cell table:formula="of:=[.D37]-[.C37]" office:value-type="float" office:value="6848.452745" calcext:value-type="float">
            <text:p>6848.45274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.814438" calcext:value-type="float">
            <text:p>2.814438</text:p>
          </table:table-cell>
          <table:table-cell office:value-type="float" office:value="7033.027214" calcext:value-type="float">
            <text:p>7033.027214</text:p>
          </table:table-cell>
          <table:table-cell table:formula="of:=[.D38]-[.C38]" office:value-type="float" office:value="7030.212776" calcext:value-type="float">
            <text:p>7030.21277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12.171947" calcext:value-type="float">
            <text:p>12.171947</text:p>
          </table:table-cell>
          <table:table-cell office:value-type="float" office:value="7039.010095" calcext:value-type="float">
            <text:p>7039.010095</text:p>
          </table:table-cell>
          <table:table-cell table:formula="of:=[.D39]-[.C39]" office:value-type="float" office:value="7026.838148" calcext:value-type="float">
            <text:p>7026.83814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.842179" calcext:value-type="float">
            <text:p>3.842179</text:p>
          </table:table-cell>
          <table:table-cell office:value-type="float" office:value="7283.69061" calcext:value-type="float">
            <text:p>7283.69061</text:p>
          </table:table-cell>
          <table:table-cell table:formula="of:=[.D40]-[.C40]" office:value-type="float" office:value="7279.848431" calcext:value-type="float">
            <text:p>7279.84843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.397874" calcext:value-type="float">
            <text:p>2.397874</text:p>
          </table:table-cell>
          <table:table-cell office:value-type="float" office:value="7298.555488" calcext:value-type="float">
            <text:p>7298.555488</text:p>
          </table:table-cell>
          <table:table-cell table:formula="of:=[.D41]-[.C41]" office:value-type="float" office:value="7296.157614" calcext:value-type="float">
            <text:p>7296.15761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.707244" calcext:value-type="float">
            <text:p>3.707244</text:p>
          </table:table-cell>
          <table:table-cell office:value-type="float" office:value="7335.78042" calcext:value-type="float">
            <text:p>7335.78042</text:p>
          </table:table-cell>
          <table:table-cell table:formula="of:=[.D42]-[.C42]" office:value-type="float" office:value="7332.073176" calcext:value-type="float">
            <text:p>7332.07317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9.696662" calcext:value-type="float">
            <text:p>9.696662</text:p>
          </table:table-cell>
          <table:table-cell office:value-type="float" office:value="7360.881041" calcext:value-type="float">
            <text:p>7360.881041</text:p>
          </table:table-cell>
          <table:table-cell table:formula="of:=[.D43]-[.C43]" office:value-type="float" office:value="7351.184379" calcext:value-type="float">
            <text:p>7351.18437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3.187799" calcext:value-type="float">
            <text:p>13.187799</text:p>
          </table:table-cell>
          <table:table-cell office:value-type="float" office:value="7391.481611" calcext:value-type="float">
            <text:p>7391.481611</text:p>
          </table:table-cell>
          <table:table-cell table:formula="of:=[.D44]-[.C44]" office:value-type="float" office:value="7378.293812" calcext:value-type="float">
            <text:p>7378.2938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1.385786" calcext:value-type="float">
            <text:p>11.385786</text:p>
          </table:table-cell>
          <table:table-cell office:value-type="float" office:value="7408.891558" calcext:value-type="float">
            <text:p>7408.891558</text:p>
          </table:table-cell>
          <table:table-cell table:formula="of:=[.D45]-[.C45]" office:value-type="float" office:value="7397.505772" calcext:value-type="float">
            <text:p>7397.50577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4.179353" calcext:value-type="float">
            <text:p>4.179353</text:p>
          </table:table-cell>
          <table:table-cell office:value-type="float" office:value="7415.828647" calcext:value-type="float">
            <text:p>7415.828647</text:p>
          </table:table-cell>
          <table:table-cell table:formula="of:=[.D46]-[.C46]" office:value-type="float" office:value="7411.649294" calcext:value-type="float">
            <text:p>7411.6492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1.59905" calcext:value-type="float">
            <text:p>11.59905</text:p>
          </table:table-cell>
          <table:table-cell office:value-type="float" office:value="7415.912082" calcext:value-type="float">
            <text:p>7415.912082</text:p>
          </table:table-cell>
          <table:table-cell table:formula="of:=[.D47]-[.C47]" office:value-type="float" office:value="7404.313032" calcext:value-type="float">
            <text:p>7404.3130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2.113429" calcext:value-type="float">
            <text:p>12.113429</text:p>
          </table:table-cell>
          <table:table-cell office:value-type="float" office:value="7456.090244" calcext:value-type="float">
            <text:p>7456.090244</text:p>
          </table:table-cell>
          <table:table-cell table:formula="of:=[.D48]-[.C48]" office:value-type="float" office:value="7443.976815" calcext:value-type="float">
            <text:p>7443.97681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.687986" calcext:value-type="float">
            <text:p>3.687986</text:p>
          </table:table-cell>
          <table:table-cell office:value-type="float" office:value="7460.020028" calcext:value-type="float">
            <text:p>7460.020028</text:p>
          </table:table-cell>
          <table:table-cell table:formula="of:=[.D49]-[.C49]" office:value-type="float" office:value="7456.332042" calcext:value-type="float">
            <text:p>7456.33204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.946667" calcext:value-type="float">
            <text:p>4.946667</text:p>
          </table:table-cell>
          <table:table-cell office:value-type="float" office:value="7528.074756" calcext:value-type="float">
            <text:p>7528.074756</text:p>
          </table:table-cell>
          <table:table-cell table:formula="of:=[.D50]-[.C50]" office:value-type="float" office:value="7523.128089" calcext:value-type="float">
            <text:p>7523.1280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1.632168" calcext:value-type="float">
            <text:p>11.632168</text:p>
          </table:table-cell>
          <table:table-cell office:value-type="float" office:value="7549.361403" calcext:value-type="float">
            <text:p>7549.361403</text:p>
          </table:table-cell>
          <table:table-cell table:formula="of:=[.D51]-[.C51]" office:value-type="float" office:value="7537.729235" calcext:value-type="float">
            <text:p>7537.72923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3.139378" calcext:value-type="float">
            <text:p>13.139378</text:p>
          </table:table-cell>
          <table:table-cell office:value-type="float" office:value="7556.890081" calcext:value-type="float">
            <text:p>7556.890081</text:p>
          </table:table-cell>
          <table:table-cell table:formula="of:=[.D52]-[.C52]" office:value-type="float" office:value="7543.750703" calcext:value-type="float">
            <text:p>7543.7507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1.955035" calcext:value-type="float">
            <text:p>11.955035</text:p>
          </table:table-cell>
          <table:table-cell office:value-type="float" office:value="7557.106011" calcext:value-type="float">
            <text:p>7557.106011</text:p>
          </table:table-cell>
          <table:table-cell table:formula="of:=[.D53]-[.C53]" office:value-type="float" office:value="7545.150976" calcext:value-type="float">
            <text:p>7545.15097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6.961249" calcext:value-type="float">
            <text:p>16.961249</text:p>
          </table:table-cell>
          <table:table-cell office:value-type="float" office:value="7581.409697" calcext:value-type="float">
            <text:p>7581.409697</text:p>
          </table:table-cell>
          <table:table-cell table:formula="of:=[.D54]-[.C54]" office:value-type="float" office:value="7564.448448" calcext:value-type="float">
            <text:p>7564.44844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3.156336" calcext:value-type="float">
            <text:p>13.156336</text:p>
          </table:table-cell>
          <table:table-cell office:value-type="float" office:value="7604.247523" calcext:value-type="float">
            <text:p>7604.247523</text:p>
          </table:table-cell>
          <table:table-cell table:formula="of:=[.D55]-[.C55]" office:value-type="float" office:value="7591.091187" calcext:value-type="float">
            <text:p>7591.09118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4.418737" calcext:value-type="float">
            <text:p>4.418737</text:p>
          </table:table-cell>
          <table:table-cell office:value-type="float" office:value="7671.778054" calcext:value-type="float">
            <text:p>7671.778054</text:p>
          </table:table-cell>
          <table:table-cell table:formula="of:=[.D56]-[.C56]" office:value-type="float" office:value="7667.359317" calcext:value-type="float">
            <text:p>7667.35931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1.901627" calcext:value-type="float">
            <text:p>11.901627</text:p>
          </table:table-cell>
          <table:table-cell office:value-type="float" office:value="7841.997788" calcext:value-type="float">
            <text:p>7841.997788</text:p>
          </table:table-cell>
          <table:table-cell table:formula="of:=[.D57]-[.C57]" office:value-type="float" office:value="7830.096161" calcext:value-type="float">
            <text:p>7830.09616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9.723961" calcext:value-type="float">
            <text:p>9.723961</text:p>
          </table:table-cell>
          <table:table-cell office:value-type="float" office:value="7927.884486" calcext:value-type="float">
            <text:p>7927.884486</text:p>
          </table:table-cell>
          <table:table-cell table:formula="of:=[.D58]-[.C58]" office:value-type="float" office:value="7918.160525" calcext:value-type="float">
            <text:p>7918.16052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78.537808" calcext:value-type="float">
            <text:p>78.537808</text:p>
          </table:table-cell>
          <table:table-cell office:value-type="float" office:value="7944.483576" calcext:value-type="float">
            <text:p>7944.483576</text:p>
          </table:table-cell>
          <table:table-cell table:formula="of:=[.D59]-[.C59]" office:value-type="float" office:value="7865.945768" calcext:value-type="float">
            <text:p>7865.94576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1.99921" calcext:value-type="float">
            <text:p>11.99921</text:p>
          </table:table-cell>
          <table:table-cell office:value-type="float" office:value="7984.197078" calcext:value-type="float">
            <text:p>7984.197078</text:p>
          </table:table-cell>
          <table:table-cell table:formula="of:=[.D60]-[.C60]" office:value-type="float" office:value="7972.197868" calcext:value-type="float">
            <text:p>7972.19786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78.915217" calcext:value-type="float">
            <text:p>78.915217</text:p>
          </table:table-cell>
          <table:table-cell office:value-type="float" office:value="8040.694239" calcext:value-type="float">
            <text:p>8040.694239</text:p>
          </table:table-cell>
          <table:table-cell table:formula="of:=[.D61]-[.C61]" office:value-type="float" office:value="7961.779022" calcext:value-type="float">
            <text:p>7961.77902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3.38748" calcext:value-type="float">
            <text:p>13.38748</text:p>
          </table:table-cell>
          <table:table-cell office:value-type="float" office:value="8056.886824" calcext:value-type="float">
            <text:p>8056.886824</text:p>
          </table:table-cell>
          <table:table-cell table:formula="of:=[.D62]-[.C62]" office:value-type="float" office:value="8043.499344" calcext:value-type="float">
            <text:p>8043.49934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1.896086" calcext:value-type="float">
            <text:p>11.896086</text:p>
          </table:table-cell>
          <table:table-cell office:value-type="float" office:value="8060.510575" calcext:value-type="float">
            <text:p>8060.510575</text:p>
          </table:table-cell>
          <table:table-cell table:formula="of:=[.D63]-[.C63]" office:value-type="float" office:value="8048.614489" calcext:value-type="float">
            <text:p>8048.6144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78.530802" calcext:value-type="float">
            <text:p>78.530802</text:p>
          </table:table-cell>
          <table:table-cell office:value-type="float" office:value="8060.620543" calcext:value-type="float">
            <text:p>8060.620543</text:p>
          </table:table-cell>
          <table:table-cell table:formula="of:=[.D64]-[.C64]" office:value-type="float" office:value="7982.089741" calcext:value-type="float">
            <text:p>7982.08974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3.405194" calcext:value-type="float">
            <text:p>13.405194</text:p>
          </table:table-cell>
          <table:table-cell office:value-type="float" office:value="8063.859493" calcext:value-type="float">
            <text:p>8063.859493</text:p>
          </table:table-cell>
          <table:table-cell table:formula="of:=[.D65]-[.C65]" office:value-type="float" office:value="8050.454299" calcext:value-type="float">
            <text:p>8050.45429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2.02406" calcext:value-type="float">
            <text:p>12.02406</text:p>
          </table:table-cell>
          <table:table-cell office:value-type="float" office:value="8072.883581" calcext:value-type="float">
            <text:p>8072.883581</text:p>
          </table:table-cell>
          <table:table-cell table:formula="of:=[.D66]-[.C66]" office:value-type="float" office:value="8060.859521" calcext:value-type="float">
            <text:p>8060.85952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78.845792" calcext:value-type="float">
            <text:p>78.845792</text:p>
          </table:table-cell>
          <table:table-cell office:value-type="float" office:value="8083.762501" calcext:value-type="float">
            <text:p>8083.762501</text:p>
          </table:table-cell>
          <table:table-cell table:formula="of:=[.D67]-[.C67]" office:value-type="float" office:value="8004.916709" calcext:value-type="float">
            <text:p>8004.91670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6.366541" calcext:value-type="float">
            <text:p>16.366541</text:p>
          </table:table-cell>
          <table:table-cell office:value-type="float" office:value="8091.574648" calcext:value-type="float">
            <text:p>8091.574648</text:p>
          </table:table-cell>
          <table:table-cell table:formula="of:=[.D68]-[.C68]" office:value-type="float" office:value="8075.208107" calcext:value-type="float">
            <text:p>8075.20810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1.929659" calcext:value-type="float">
            <text:p>11.929659</text:p>
          </table:table-cell>
          <table:table-cell office:value-type="float" office:value="8092.324231" calcext:value-type="float">
            <text:p>8092.324231</text:p>
          </table:table-cell>
          <table:table-cell table:formula="of:=[.D69]-[.C69]" office:value-type="float" office:value="8080.394572" calcext:value-type="float">
            <text:p>8080.39457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3.300327" calcext:value-type="float">
            <text:p>13.300327</text:p>
          </table:table-cell>
          <table:table-cell office:value-type="float" office:value="8114.105348" calcext:value-type="float">
            <text:p>8114.105348</text:p>
          </table:table-cell>
          <table:table-cell table:formula="of:=[.D70]-[.C70]" office:value-type="float" office:value="8100.805021" calcext:value-type="float">
            <text:p>8100.80502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1.818315" calcext:value-type="float">
            <text:p>11.818315</text:p>
          </table:table-cell>
          <table:table-cell office:value-type="float" office:value="8152.14686" calcext:value-type="float">
            <text:p>8152.14686</text:p>
          </table:table-cell>
          <table:table-cell table:formula="of:=[.D71]-[.C71]" office:value-type="float" office:value="8140.328545" calcext:value-type="float">
            <text:p>8140.32854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78.558017" calcext:value-type="float">
            <text:p>78.558017</text:p>
          </table:table-cell>
          <table:table-cell office:value-type="float" office:value="8172.745718" calcext:value-type="float">
            <text:p>8172.745718</text:p>
          </table:table-cell>
          <table:table-cell table:formula="of:=[.D72]-[.C72]" office:value-type="float" office:value="8094.187701" calcext:value-type="float">
            <text:p>8094.18770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3.344579" calcext:value-type="float">
            <text:p>13.344579</text:p>
          </table:table-cell>
          <table:table-cell office:value-type="float" office:value="8172.745671" calcext:value-type="float">
            <text:p>8172.745671</text:p>
          </table:table-cell>
          <table:table-cell table:formula="of:=[.D73]-[.C73]" office:value-type="float" office:value="8159.401092" calcext:value-type="float">
            <text:p>8159.4010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78.927018" calcext:value-type="float">
            <text:p>78.927018</text:p>
          </table:table-cell>
          <table:table-cell office:value-type="float" office:value="8202.972393" calcext:value-type="float">
            <text:p>8202.972393</text:p>
          </table:table-cell>
          <table:table-cell table:formula="of:=[.D74]-[.C74]" office:value-type="float" office:value="8124.045375" calcext:value-type="float">
            <text:p>8124.0453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1.277579" calcext:value-type="float">
            <text:p>11.277579</text:p>
          </table:table-cell>
          <table:table-cell office:value-type="float" office:value="8202.985754" calcext:value-type="float">
            <text:p>8202.985754</text:p>
          </table:table-cell>
          <table:table-cell table:formula="of:=[.D75]-[.C75]" office:value-type="float" office:value="8191.708175" calcext:value-type="float">
            <text:p>8191.7081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13.233635" calcext:value-type="float">
            <text:p>13.233635</text:p>
          </table:table-cell>
          <table:table-cell office:value-type="float" office:value="8236.163962" calcext:value-type="float">
            <text:p>8236.163962</text:p>
          </table:table-cell>
          <table:table-cell table:formula="of:=[.D76]-[.C76]" office:value-type="float" office:value="8222.930327" calcext:value-type="float">
            <text:p>8222.93032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2.074579" calcext:value-type="float">
            <text:p>12.074579</text:p>
          </table:table-cell>
          <table:table-cell office:value-type="float" office:value="8236.636178" calcext:value-type="float">
            <text:p>8236.636178</text:p>
          </table:table-cell>
          <table:table-cell table:formula="of:=[.D77]-[.C77]" office:value-type="float" office:value="8224.561599" calcext:value-type="float">
            <text:p>8224.56159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78.953645" calcext:value-type="float">
            <text:p>78.953645</text:p>
          </table:table-cell>
          <table:table-cell office:value-type="float" office:value="8248.879726" calcext:value-type="float">
            <text:p>8248.879726</text:p>
          </table:table-cell>
          <table:table-cell table:formula="of:=[.D78]-[.C78]" office:value-type="float" office:value="8169.926081" calcext:value-type="float">
            <text:p>8169.92608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3.366175" calcext:value-type="float">
            <text:p>13.366175</text:p>
          </table:table-cell>
          <table:table-cell office:value-type="float" office:value="8260.900697" calcext:value-type="float">
            <text:p>8260.900697</text:p>
          </table:table-cell>
          <table:table-cell table:formula="of:=[.D79]-[.C79]" office:value-type="float" office:value="8247.534522" calcext:value-type="float">
            <text:p>8247.53452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2.049353" calcext:value-type="float">
            <text:p>12.049353</text:p>
          </table:table-cell>
          <table:table-cell office:value-type="float" office:value="8261.190269" calcext:value-type="float">
            <text:p>8261.190269</text:p>
          </table:table-cell>
          <table:table-cell table:formula="of:=[.D80]-[.C80]" office:value-type="float" office:value="8249.140916" calcext:value-type="float">
            <text:p>8249.1409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1.770005" calcext:value-type="float">
            <text:p>11.770005</text:p>
          </table:table-cell>
          <table:table-cell office:value-type="float" office:value="8269.498297" calcext:value-type="float">
            <text:p>8269.498297</text:p>
          </table:table-cell>
          <table:table-cell table:formula="of:=[.D81]-[.C81]" office:value-type="float" office:value="8257.728292" calcext:value-type="float">
            <text:p>8257.7282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78.540962" calcext:value-type="float">
            <text:p>78.540962</text:p>
          </table:table-cell>
          <table:table-cell office:value-type="float" office:value="8269.737107" calcext:value-type="float">
            <text:p>8269.737107</text:p>
          </table:table-cell>
          <table:table-cell table:formula="of:=[.D82]-[.C82]" office:value-type="float" office:value="8191.196145" calcext:value-type="float">
            <text:p>8191.19614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2.086079" calcext:value-type="float">
            <text:p>12.086079</text:p>
          </table:table-cell>
          <table:table-cell office:value-type="float" office:value="8270.018515" calcext:value-type="float">
            <text:p>8270.018515</text:p>
          </table:table-cell>
          <table:table-cell table:formula="of:=[.D83]-[.C83]" office:value-type="float" office:value="8257.932436" calcext:value-type="float">
            <text:p>8257.93243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2.012736" calcext:value-type="float">
            <text:p>12.012736</text:p>
          </table:table-cell>
          <table:table-cell office:value-type="float" office:value="8277.506302" calcext:value-type="float">
            <text:p>8277.506302</text:p>
          </table:table-cell>
          <table:table-cell table:formula="of:=[.D84]-[.C84]" office:value-type="float" office:value="8265.493566" calcext:value-type="float">
            <text:p>8265.49356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17.02903" calcext:value-type="float">
            <text:p>17.02903</text:p>
          </table:table-cell>
          <table:table-cell office:value-type="float" office:value="8277.588024" calcext:value-type="float">
            <text:p>8277.588024</text:p>
          </table:table-cell>
          <table:table-cell table:formula="of:=[.D85]-[.C85]" office:value-type="float" office:value="8260.558994" calcext:value-type="float">
            <text:p>8260.5589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6.896302" calcext:value-type="float">
            <text:p>16.896302</text:p>
          </table:table-cell>
          <table:table-cell office:value-type="float" office:value="8288.220761" calcext:value-type="float">
            <text:p>8288.220761</text:p>
          </table:table-cell>
          <table:table-cell table:formula="of:=[.D86]-[.C86]" office:value-type="float" office:value="8271.324459" calcext:value-type="float">
            <text:p>8271.32445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6.997513" calcext:value-type="float">
            <text:p>16.997513</text:p>
          </table:table-cell>
          <table:table-cell office:value-type="float" office:value="8288.47995" calcext:value-type="float">
            <text:p>8288.47995</text:p>
          </table:table-cell>
          <table:table-cell table:formula="of:=[.D87]-[.C87]" office:value-type="float" office:value="8271.482437" calcext:value-type="float">
            <text:p>8271.48243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8.934059" calcext:value-type="float">
            <text:p>78.934059</text:p>
          </table:table-cell>
          <table:table-cell office:value-type="float" office:value="8292.111995" calcext:value-type="float">
            <text:p>8292.111995</text:p>
          </table:table-cell>
          <table:table-cell table:formula="of:=[.D88]-[.C88]" office:value-type="float" office:value="8213.177936" calcext:value-type="float">
            <text:p>8213.17793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8.868377" calcext:value-type="float">
            <text:p>78.868377</text:p>
          </table:table-cell>
          <table:table-cell office:value-type="float" office:value="8296.859465" calcext:value-type="float">
            <text:p>8296.859465</text:p>
          </table:table-cell>
          <table:table-cell table:formula="of:=[.D89]-[.C89]" office:value-type="float" office:value="8217.991088" calcext:value-type="float">
            <text:p>8217.9910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3.32066" calcext:value-type="float">
            <text:p>13.32066</text:p>
          </table:table-cell>
          <table:table-cell office:value-type="float" office:value="8297.077727" calcext:value-type="float">
            <text:p>8297.077727</text:p>
          </table:table-cell>
          <table:table-cell table:formula="of:=[.D90]-[.C90]" office:value-type="float" office:value="8283.757067" calcext:value-type="float">
            <text:p>8283.75706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78.841215" calcext:value-type="float">
            <text:p>78.841215</text:p>
          </table:table-cell>
          <table:table-cell office:value-type="float" office:value="8300.246722" calcext:value-type="float">
            <text:p>8300.246722</text:p>
          </table:table-cell>
          <table:table-cell table:formula="of:=[.D91]-[.C91]" office:value-type="float" office:value="8221.405507" calcext:value-type="float">
            <text:p>8221.40550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8.93881" calcext:value-type="float">
            <text:p>78.93881</text:p>
          </table:table-cell>
          <table:table-cell office:value-type="float" office:value="8300.317282" calcext:value-type="float">
            <text:p>8300.317282</text:p>
          </table:table-cell>
          <table:table-cell table:formula="of:=[.D92]-[.C92]" office:value-type="float" office:value="8221.378472" calcext:value-type="float">
            <text:p>8221.37847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8.921857" calcext:value-type="float">
            <text:p>78.921857</text:p>
          </table:table-cell>
          <table:table-cell office:value-type="float" office:value="8302.168888" calcext:value-type="float">
            <text:p>8302.168888</text:p>
          </table:table-cell>
          <table:table-cell table:formula="of:=[.D93]-[.C93]" office:value-type="float" office:value="8223.247031" calcext:value-type="float">
            <text:p>8223.24703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1.797208" calcext:value-type="float">
            <text:p>11.797208</text:p>
          </table:table-cell>
          <table:table-cell office:value-type="float" office:value="8303.63704" calcext:value-type="float">
            <text:p>8303.63704</text:p>
          </table:table-cell>
          <table:table-cell table:formula="of:=[.D94]-[.C94]" office:value-type="float" office:value="8291.839832" calcext:value-type="float">
            <text:p>8291.8398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17.023079" calcext:value-type="float">
            <text:p>17.023079</text:p>
          </table:table-cell>
          <table:table-cell office:value-type="float" office:value="8312.969648" calcext:value-type="float">
            <text:p>8312.969648</text:p>
          </table:table-cell>
          <table:table-cell table:formula="of:=[.D95]-[.C95]" office:value-type="float" office:value="8295.946569" calcext:value-type="float">
            <text:p>8295.94656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78.375774" calcext:value-type="float">
            <text:p>78.375774</text:p>
          </table:table-cell>
          <table:table-cell office:value-type="float" office:value="8318.176771" calcext:value-type="float">
            <text:p>8318.176771</text:p>
          </table:table-cell>
          <table:table-cell table:formula="of:=[.D96]-[.C96]" office:value-type="float" office:value="8239.800997" calcext:value-type="float">
            <text:p>8239.8009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78.54982" calcext:value-type="float">
            <text:p>78.54982</text:p>
          </table:table-cell>
          <table:table-cell office:value-type="float" office:value="8327.341678" calcext:value-type="float">
            <text:p>8327.341678</text:p>
          </table:table-cell>
          <table:table-cell table:formula="of:=[.D97]-[.C97]" office:value-type="float" office:value="8248.791858" calcext:value-type="float">
            <text:p>8248.79185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78.949942" calcext:value-type="float">
            <text:p>78.949942</text:p>
          </table:table-cell>
          <table:table-cell office:value-type="float" office:value="8328.774573" calcext:value-type="float">
            <text:p>8328.774573</text:p>
          </table:table-cell>
          <table:table-cell table:formula="of:=[.D98]-[.C98]" office:value-type="float" office:value="8249.824631" calcext:value-type="float">
            <text:p>8249.82463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78.907095" calcext:value-type="float">
            <text:p>78.907095</text:p>
          </table:table-cell>
          <table:table-cell office:value-type="float" office:value="8333.444132" calcext:value-type="float">
            <text:p>8333.444132</text:p>
          </table:table-cell>
          <table:table-cell table:formula="of:=[.D99]-[.C99]" office:value-type="float" office:value="8254.537037" calcext:value-type="float">
            <text:p>8254.53703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8.944254" calcext:value-type="float">
            <text:p>78.944254</text:p>
          </table:table-cell>
          <table:table-cell office:value-type="float" office:value="8344.105775" calcext:value-type="float">
            <text:p>8344.105775</text:p>
          </table:table-cell>
          <table:table-cell table:formula="of:=[.D100]-[.C100]" office:value-type="float" office:value="8265.161521" calcext:value-type="float">
            <text:p>8265.16152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8.944037" calcext:value-type="float">
            <text:p>78.944037</text:p>
          </table:table-cell>
          <table:table-cell office:value-type="float" office:value="8344.7644" calcext:value-type="float">
            <text:p>8344.7644</text:p>
          </table:table-cell>
          <table:table-cell table:formula="of:=[.D101]-[.C101]" office:value-type="float" office:value="8265.820363" calcext:value-type="float">
            <text:p>8265.820363</text:p>
          </table:table-cell>
          <table:table-cell table:number-columns-repeated="1019"/>
        </table:table-row>
      </table:table>
      <table:table table:name="100_10" table:style-name="ta1">
        <table:shapes>
          <draw:frame draw:z-index="0" draw:style-name="gr1" draw:text-style-name="P1" svg:width="79.915cm" svg:height="44.95cm" svg:x="9.132cm" svg:y="0.1cm">
            <draw:object draw:notify-on-update-of-ranges="100_10.B1:100_10.B100 100_10.C1:100_10.C100 100_10.D1:100_10.D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571069" calcext:value-type="float">
            <text:p>0.571069</text:p>
          </table:table-cell>
          <table:table-cell office:value-type="float" office:value="2838.637515" calcext:value-type="float">
            <text:p>2838.63751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421077" calcext:value-type="float">
            <text:p>0.421077</text:p>
          </table:table-cell>
          <table:table-cell office:value-type="float" office:value="3892.632933" calcext:value-type="float">
            <text:p>3892.63293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31399" calcext:value-type="float">
            <text:p>0.31399</text:p>
          </table:table-cell>
          <table:table-cell office:value-type="float" office:value="4210.693144" calcext:value-type="float">
            <text:p>4210.69314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.338336" calcext:value-type="float">
            <text:p>1.338336</text:p>
          </table:table-cell>
          <table:table-cell office:value-type="float" office:value="4226.894283" calcext:value-type="float">
            <text:p>4226.89428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5.19114" calcext:value-type="float">
            <text:p>5.19114</text:p>
          </table:table-cell>
          <table:table-cell office:value-type="float" office:value="4534.108907" calcext:value-type="float">
            <text:p>4534.10890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.145991" calcext:value-type="float">
            <text:p>2.145991</text:p>
          </table:table-cell>
          <table:table-cell office:value-type="float" office:value="4633.116733" calcext:value-type="float">
            <text:p>4633.11673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.191112" calcext:value-type="float">
            <text:p>2.191112</text:p>
          </table:table-cell>
          <table:table-cell office:value-type="float" office:value="4742.309428" calcext:value-type="float">
            <text:p>4742.30942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.329021" calcext:value-type="float">
            <text:p>1.329021</text:p>
          </table:table-cell>
          <table:table-cell office:value-type="float" office:value="4839.502353" calcext:value-type="float">
            <text:p>4839.50235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.416299" calcext:value-type="float">
            <text:p>1.416299</text:p>
          </table:table-cell>
          <table:table-cell office:value-type="float" office:value="5091.695981" calcext:value-type="float">
            <text:p>5091.69598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.619085" calcext:value-type="float">
            <text:p>2.619085</text:p>
          </table:table-cell>
          <table:table-cell office:value-type="float" office:value="5242.994749" calcext:value-type="float">
            <text:p>5242.99474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.003879" calcext:value-type="float">
            <text:p>1.003879</text:p>
          </table:table-cell>
          <table:table-cell office:value-type="float" office:value="5247.689227" calcext:value-type="float">
            <text:p>5247.68922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.150715" calcext:value-type="float">
            <text:p>3.150715</text:p>
          </table:table-cell>
          <table:table-cell office:value-type="float" office:value="5256.761633" calcext:value-type="float">
            <text:p>5256.76163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.802731" calcext:value-type="float">
            <text:p>2.802731</text:p>
          </table:table-cell>
          <table:table-cell office:value-type="float" office:value="5466.751504" calcext:value-type="float">
            <text:p>5466.751504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.646241" calcext:value-type="float">
            <text:p>3.646241</text:p>
          </table:table-cell>
          <table:table-cell office:value-type="float" office:value="5490.357138" calcext:value-type="float">
            <text:p>5490.35713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.7549" calcext:value-type="float">
            <text:p>3.7549</text:p>
          </table:table-cell>
          <table:table-cell office:value-type="float" office:value="5783.90265" calcext:value-type="float">
            <text:p>5783.9026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.202833" calcext:value-type="float">
            <text:p>3.202833</text:p>
          </table:table-cell>
          <table:table-cell office:value-type="float" office:value="5786.557438" calcext:value-type="float">
            <text:p>5786.55743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158781" calcext:value-type="float">
            <text:p>1.158781</text:p>
          </table:table-cell>
          <table:table-cell office:value-type="float" office:value="5954.884975" calcext:value-type="float">
            <text:p>5954.88497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.93622" calcext:value-type="float">
            <text:p>1.93622</text:p>
          </table:table-cell>
          <table:table-cell office:value-type="float" office:value="5990.860942" calcext:value-type="float">
            <text:p>5990.86094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.621257" calcext:value-type="float">
            <text:p>2.621257</text:p>
          </table:table-cell>
          <table:table-cell office:value-type="float" office:value="5994.365822" calcext:value-type="float">
            <text:p>5994.36582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577812" calcext:value-type="float">
            <text:p>0.577812</text:p>
          </table:table-cell>
          <table:table-cell office:value-type="float" office:value="6010.620977" calcext:value-type="float">
            <text:p>6010.62097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.197645" calcext:value-type="float">
            <text:p>2.197645</text:p>
          </table:table-cell>
          <table:table-cell office:value-type="float" office:value="6069.643132" calcext:value-type="float">
            <text:p>6069.64313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.332855" calcext:value-type="float">
            <text:p>1.332855</text:p>
          </table:table-cell>
          <table:table-cell office:value-type="float" office:value="6087.678473" calcext:value-type="float">
            <text:p>6087.67847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.709424" calcext:value-type="float">
            <text:p>2.709424</text:p>
          </table:table-cell>
          <table:table-cell office:value-type="float" office:value="6177.168097" calcext:value-type="float">
            <text:p>6177.16809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.859099" calcext:value-type="float">
            <text:p>1.859099</text:p>
          </table:table-cell>
          <table:table-cell office:value-type="float" office:value="6206.778794" calcext:value-type="float">
            <text:p>6206.778794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4.092416" calcext:value-type="float">
            <text:p>4.092416</text:p>
          </table:table-cell>
          <table:table-cell office:value-type="float" office:value="6278.674559" calcext:value-type="float">
            <text:p>6278.674559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.364526" calcext:value-type="float">
            <text:p>3.364526</text:p>
          </table:table-cell>
          <table:table-cell office:value-type="float" office:value="6278.79837" calcext:value-type="float">
            <text:p>6278.7983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.314317" calcext:value-type="float">
            <text:p>2.314317</text:p>
          </table:table-cell>
          <table:table-cell office:value-type="float" office:value="6290.864883" calcext:value-type="float">
            <text:p>6290.86488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.857596" calcext:value-type="float">
            <text:p>1.857596</text:p>
          </table:table-cell>
          <table:table-cell office:value-type="float" office:value="6319.706345" calcext:value-type="float">
            <text:p>6319.706345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.643959" calcext:value-type="float">
            <text:p>3.643959</text:p>
          </table:table-cell>
          <table:table-cell office:value-type="float" office:value="6383.114591" calcext:value-type="float">
            <text:p>6383.11459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4.334714" calcext:value-type="float">
            <text:p>4.334714</text:p>
          </table:table-cell>
          <table:table-cell office:value-type="float" office:value="6522.672302" calcext:value-type="float">
            <text:p>6522.672302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.564811" calcext:value-type="float">
            <text:p>4.564811</text:p>
          </table:table-cell>
          <table:table-cell office:value-type="float" office:value="6667.801957" calcext:value-type="float">
            <text:p>6667.80195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.407858" calcext:value-type="float">
            <text:p>1.407858</text:p>
          </table:table-cell>
          <table:table-cell office:value-type="float" office:value="6782.940901" calcext:value-type="float">
            <text:p>6782.94090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5.375002" calcext:value-type="float">
            <text:p>5.375002</text:p>
          </table:table-cell>
          <table:table-cell office:value-type="float" office:value="6878.630274" calcext:value-type="float">
            <text:p>6878.63027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4.55106" calcext:value-type="float">
            <text:p>4.55106</text:p>
          </table:table-cell>
          <table:table-cell office:value-type="float" office:value="6990.704927" calcext:value-type="float">
            <text:p>6990.70492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.007879" calcext:value-type="float">
            <text:p>4.007879</text:p>
          </table:table-cell>
          <table:table-cell office:value-type="float" office:value="7006.765541" calcext:value-type="float">
            <text:p>7006.76554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4.39189" calcext:value-type="float">
            <text:p>4.39189</text:p>
          </table:table-cell>
          <table:table-cell office:value-type="float" office:value="7014.881903" calcext:value-type="float">
            <text:p>7014.88190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779617" calcext:value-type="float">
            <text:p>1.779617</text:p>
          </table:table-cell>
          <table:table-cell office:value-type="float" office:value="7078.845092" calcext:value-type="float">
            <text:p>7078.845092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.893661" calcext:value-type="float">
            <text:p>4.893661</text:p>
          </table:table-cell>
          <table:table-cell office:value-type="float" office:value="7135.627622" calcext:value-type="float">
            <text:p>7135.62762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5.927461" calcext:value-type="float">
            <text:p>5.927461</text:p>
          </table:table-cell>
          <table:table-cell office:value-type="float" office:value="7399.694214" calcext:value-type="float">
            <text:p>7399.694214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4.263912" calcext:value-type="float">
            <text:p>4.263912</text:p>
          </table:table-cell>
          <table:table-cell office:value-type="float" office:value="7451.263393" calcext:value-type="float">
            <text:p>7451.263393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4.636559" calcext:value-type="float">
            <text:p>4.636559</text:p>
          </table:table-cell>
          <table:table-cell office:value-type="float" office:value="7498.810018" calcext:value-type="float">
            <text:p>7498.810018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5.499385" calcext:value-type="float">
            <text:p>5.499385</text:p>
          </table:table-cell>
          <table:table-cell office:value-type="float" office:value="7518.724257" calcext:value-type="float">
            <text:p>7518.724257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5.058463" calcext:value-type="float">
            <text:p>5.058463</text:p>
          </table:table-cell>
          <table:table-cell office:value-type="float" office:value="7581.868625" calcext:value-type="float">
            <text:p>7581.868625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7.09645" calcext:value-type="float">
            <text:p>7.09645</text:p>
          </table:table-cell>
          <table:table-cell office:value-type="float" office:value="7620.57964" calcext:value-type="float">
            <text:p>7620.57964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6.993795" calcext:value-type="float">
            <text:p>6.993795</text:p>
          </table:table-cell>
          <table:table-cell office:value-type="float" office:value="7658.8835" calcext:value-type="float">
            <text:p>7658.8835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5.813521" calcext:value-type="float">
            <text:p>5.813521</text:p>
          </table:table-cell>
          <table:table-cell office:value-type="float" office:value="7666.721521" calcext:value-type="float">
            <text:p>7666.721521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6.199736" calcext:value-type="float">
            <text:p>6.199736</text:p>
          </table:table-cell>
          <table:table-cell office:value-type="float" office:value="7706.849459" calcext:value-type="float">
            <text:p>7706.849459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6.955661" calcext:value-type="float">
            <text:p>6.955661</text:p>
          </table:table-cell>
          <table:table-cell office:value-type="float" office:value="7738.508186" calcext:value-type="float">
            <text:p>7738.508186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5.981563" calcext:value-type="float">
            <text:p>5.981563</text:p>
          </table:table-cell>
          <table:table-cell office:value-type="float" office:value="7762.771876" calcext:value-type="float">
            <text:p>7762.771876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22.133444" calcext:value-type="float">
            <text:p>22.133444</text:p>
          </table:table-cell>
          <table:table-cell office:value-type="float" office:value="7808.244575" calcext:value-type="float">
            <text:p>7808.244575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6.055263" calcext:value-type="float">
            <text:p>6.055263</text:p>
          </table:table-cell>
          <table:table-cell office:value-type="float" office:value="7874.762441" calcext:value-type="float">
            <text:p>7874.762441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6.469007" calcext:value-type="float">
            <text:p>6.469007</text:p>
          </table:table-cell>
          <table:table-cell office:value-type="float" office:value="7922.970334" calcext:value-type="float">
            <text:p>7922.970334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1.52709" calcext:value-type="float">
            <text:p>21.52709</text:p>
          </table:table-cell>
          <table:table-cell office:value-type="float" office:value="7927.321065" calcext:value-type="float">
            <text:p>7927.321065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21.242048" calcext:value-type="float">
            <text:p>21.242048</text:p>
          </table:table-cell>
          <table:table-cell office:value-type="float" office:value="7950.952276" calcext:value-type="float">
            <text:p>7950.952276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22.004356" calcext:value-type="float">
            <text:p>22.004356</text:p>
          </table:table-cell>
          <table:table-cell office:value-type="float" office:value="7967.008788" calcext:value-type="float">
            <text:p>7967.008788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6.612469" calcext:value-type="float">
            <text:p>6.612469</text:p>
          </table:table-cell>
          <table:table-cell office:value-type="float" office:value="7975.685006" calcext:value-type="float">
            <text:p>7975.685006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22.60235" calcext:value-type="float">
            <text:p>22.60235</text:p>
          </table:table-cell>
          <table:table-cell office:value-type="float" office:value="7998.950001" calcext:value-type="float">
            <text:p>7998.950001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48.099969" calcext:value-type="float">
            <text:p>48.099969</text:p>
          </table:table-cell>
          <table:table-cell office:value-type="float" office:value="8025.246052" calcext:value-type="float">
            <text:p>8025.246052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7.83726" calcext:value-type="float">
            <text:p>7.83726</text:p>
          </table:table-cell>
          <table:table-cell office:value-type="float" office:value="8026.689133" calcext:value-type="float">
            <text:p>8026.689133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22.65659" calcext:value-type="float">
            <text:p>22.65659</text:p>
          </table:table-cell>
          <table:table-cell office:value-type="float" office:value="8039.86145" calcext:value-type="float">
            <text:p>8039.86145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8.089084" calcext:value-type="float">
            <text:p>8.089084</text:p>
          </table:table-cell>
          <table:table-cell office:value-type="float" office:value="8044.028301" calcext:value-type="float">
            <text:p>8044.028301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7.569673" calcext:value-type="float">
            <text:p>7.569673</text:p>
          </table:table-cell>
          <table:table-cell office:value-type="float" office:value="8048.933569" calcext:value-type="float">
            <text:p>8048.933569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7.214499" calcext:value-type="float">
            <text:p>7.214499</text:p>
          </table:table-cell>
          <table:table-cell office:value-type="float" office:value="8064.296587" calcext:value-type="float">
            <text:p>8064.296587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21.537901" calcext:value-type="float">
            <text:p>21.537901</text:p>
          </table:table-cell>
          <table:table-cell office:value-type="float" office:value="8070.687104" calcext:value-type="float">
            <text:p>8070.687104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21.773998" calcext:value-type="float">
            <text:p>21.773998</text:p>
          </table:table-cell>
          <table:table-cell office:value-type="float" office:value="8077.228529" calcext:value-type="float">
            <text:p>8077.228529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48.356518" calcext:value-type="float">
            <text:p>48.356518</text:p>
          </table:table-cell>
          <table:table-cell office:value-type="float" office:value="8089.6039" calcext:value-type="float">
            <text:p>8089.6039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21.859906" calcext:value-type="float">
            <text:p>21.859906</text:p>
          </table:table-cell>
          <table:table-cell office:value-type="float" office:value="8099.078252" calcext:value-type="float">
            <text:p>8099.078252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22.081339" calcext:value-type="float">
            <text:p>22.081339</text:p>
          </table:table-cell>
          <table:table-cell office:value-type="float" office:value="8102.452551" calcext:value-type="float">
            <text:p>8102.45255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6.74995" calcext:value-type="float">
            <text:p>6.74995</text:p>
          </table:table-cell>
          <table:table-cell office:value-type="float" office:value="8103.715088" calcext:value-type="float">
            <text:p>8103.715088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48.984159" calcext:value-type="float">
            <text:p>48.984159</text:p>
          </table:table-cell>
          <table:table-cell office:value-type="float" office:value="8115.027485" calcext:value-type="float">
            <text:p>8115.027485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2.563937" calcext:value-type="float">
            <text:p>22.563937</text:p>
          </table:table-cell>
          <table:table-cell office:value-type="float" office:value="8117.593046" calcext:value-type="float">
            <text:p>8117.593046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8.167568" calcext:value-type="float">
            <text:p>8.167568</text:p>
          </table:table-cell>
          <table:table-cell office:value-type="float" office:value="8117.778731" calcext:value-type="float">
            <text:p>8117.778731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48.647015" calcext:value-type="float">
            <text:p>48.647015</text:p>
          </table:table-cell>
          <table:table-cell office:value-type="float" office:value="8131.507736" calcext:value-type="float">
            <text:p>8131.507736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7.378724" calcext:value-type="float">
            <text:p>7.378724</text:p>
          </table:table-cell>
          <table:table-cell office:value-type="float" office:value="8150.678337" calcext:value-type="float">
            <text:p>8150.67833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48.992704" calcext:value-type="float">
            <text:p>48.992704</text:p>
          </table:table-cell>
          <table:table-cell office:value-type="float" office:value="8182.648583" calcext:value-type="float">
            <text:p>8182.648583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48.049477" calcext:value-type="float">
            <text:p>48.049477</text:p>
          </table:table-cell>
          <table:table-cell office:value-type="float" office:value="8182.7981" calcext:value-type="float">
            <text:p>8182.798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1.983269" calcext:value-type="float">
            <text:p>21.983269</text:p>
          </table:table-cell>
          <table:table-cell office:value-type="float" office:value="8191.446516" calcext:value-type="float">
            <text:p>8191.446516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48.619824" calcext:value-type="float">
            <text:p>48.619824</text:p>
          </table:table-cell>
          <table:table-cell office:value-type="float" office:value="8191.599254" calcext:value-type="float">
            <text:p>8191.599254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21.274687" calcext:value-type="float">
            <text:p>21.274687</text:p>
          </table:table-cell>
          <table:table-cell office:value-type="float" office:value="8232.440971" calcext:value-type="float">
            <text:p>8232.440971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48.216771" calcext:value-type="float">
            <text:p>48.216771</text:p>
          </table:table-cell>
          <table:table-cell office:value-type="float" office:value="8233.091826" calcext:value-type="float">
            <text:p>8233.091826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21.813935" calcext:value-type="float">
            <text:p>21.813935</text:p>
          </table:table-cell>
          <table:table-cell office:value-type="float" office:value="8233.096514" calcext:value-type="float">
            <text:p>8233.096514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21.756933" calcext:value-type="float">
            <text:p>21.756933</text:p>
          </table:table-cell>
          <table:table-cell office:value-type="float" office:value="8233.295017" calcext:value-type="float">
            <text:p>8233.295017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48.798274" calcext:value-type="float">
            <text:p>48.798274</text:p>
          </table:table-cell>
          <table:table-cell office:value-type="float" office:value="8246.272472" calcext:value-type="float">
            <text:p>8246.272472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48.238732" calcext:value-type="float">
            <text:p>48.238732</text:p>
          </table:table-cell>
          <table:table-cell office:value-type="float" office:value="8251.637584" calcext:value-type="float">
            <text:p>8251.637584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48.806977" calcext:value-type="float">
            <text:p>48.806977</text:p>
          </table:table-cell>
          <table:table-cell office:value-type="float" office:value="8252.213059" calcext:value-type="float">
            <text:p>8252.213059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7.430907" calcext:value-type="float">
            <text:p>7.430907</text:p>
          </table:table-cell>
          <table:table-cell office:value-type="float" office:value="8253.905786" calcext:value-type="float">
            <text:p>8253.905786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48.367501" calcext:value-type="float">
            <text:p>48.367501</text:p>
          </table:table-cell>
          <table:table-cell office:value-type="float" office:value="8253.969581" calcext:value-type="float">
            <text:p>8253.969581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48.775448" calcext:value-type="float">
            <text:p>48.775448</text:p>
          </table:table-cell>
          <table:table-cell office:value-type="float" office:value="8266.827628" calcext:value-type="float">
            <text:p>8266.827628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48.697021" calcext:value-type="float">
            <text:p>48.697021</text:p>
          </table:table-cell>
          <table:table-cell office:value-type="float" office:value="8267.916701" calcext:value-type="float">
            <text:p>8267.916701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48.974198" calcext:value-type="float">
            <text:p>48.974198</text:p>
          </table:table-cell>
          <table:table-cell office:value-type="float" office:value="8269.546246" calcext:value-type="float">
            <text:p>8269.546246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48.45418" calcext:value-type="float">
            <text:p>48.45418</text:p>
          </table:table-cell>
          <table:table-cell office:value-type="float" office:value="8270.681648" calcext:value-type="float">
            <text:p>8270.681648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21.220703" calcext:value-type="float">
            <text:p>21.220703</text:p>
          </table:table-cell>
          <table:table-cell office:value-type="float" office:value="8270.709459" calcext:value-type="float">
            <text:p>8270.709459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48.642663" calcext:value-type="float">
            <text:p>48.642663</text:p>
          </table:table-cell>
          <table:table-cell office:value-type="float" office:value="8272.887256" calcext:value-type="float">
            <text:p>8272.88725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48.793195" calcext:value-type="float">
            <text:p>48.793195</text:p>
          </table:table-cell>
          <table:table-cell office:value-type="float" office:value="8274.707423" calcext:value-type="float">
            <text:p>8274.70742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48.940018" calcext:value-type="float">
            <text:p>48.940018</text:p>
          </table:table-cell>
          <table:table-cell office:value-type="float" office:value="8276.373619" calcext:value-type="float">
            <text:p>8276.373619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48.53122" calcext:value-type="float">
            <text:p>48.53122</text:p>
          </table:table-cell>
          <table:table-cell office:value-type="float" office:value="8279.497129" calcext:value-type="float">
            <text:p>8279.497129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48.348535" calcext:value-type="float">
            <text:p>48.348535</text:p>
          </table:table-cell>
          <table:table-cell office:value-type="float" office:value="8287.553526" calcext:value-type="float">
            <text:p>8287.553526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48.524128" calcext:value-type="float">
            <text:p>48.524128</text:p>
          </table:table-cell>
          <table:table-cell office:value-type="float" office:value="8287.620052" calcext:value-type="float">
            <text:p>8287.620052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48.725802" calcext:value-type="float">
            <text:p>48.725802</text:p>
          </table:table-cell>
          <table:table-cell office:value-type="float" office:value="8287.739991" calcext:value-type="float">
            <text:p>8287.739991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48.54245" calcext:value-type="float">
            <text:p>48.54245</text:p>
          </table:table-cell>
          <table:table-cell office:value-type="float" office:value="8300.299093" calcext:value-type="float">
            <text:p>8300.299093</text:p>
          </table:table-cell>
        </table:table-row>
      </table:table>
      <table:table table:name="100_100" table:style-name="ta1">
        <table:shapes>
          <draw:frame draw:z-index="0" draw:style-name="gr1" draw:text-style-name="P1" svg:width="15.999cm" svg:height="8.999cm" svg:x="9.132cm" svg:y="0.1cm">
            <draw:object draw:notify-on-update-of-ranges="100_100.B1:100_100.B100 100_100.C1:100_100.C100 100_100.D1:100_100.D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373716" calcext:value-type="float">
            <text:p>0.373716</text:p>
          </table:table-cell>
          <table:table-cell office:value-type="float" office:value="1570.349662" calcext:value-type="float">
            <text:p>1570.349662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763645" calcext:value-type="float">
            <text:p>0.763645</text:p>
          </table:table-cell>
          <table:table-cell office:value-type="float" office:value="1613.559365" calcext:value-type="float">
            <text:p>1613.55936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01493" calcext:value-type="float">
            <text:p>0.101493</text:p>
          </table:table-cell>
          <table:table-cell office:value-type="float" office:value="2567.798807" calcext:value-type="float">
            <text:p>2567.798807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618882" calcext:value-type="float">
            <text:p>0.618882</text:p>
          </table:table-cell>
          <table:table-cell office:value-type="float" office:value="2568.260336" calcext:value-type="float">
            <text:p>2568.260336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485164" calcext:value-type="float">
            <text:p>0.485164</text:p>
          </table:table-cell>
          <table:table-cell office:value-type="float" office:value="2594.053531" calcext:value-type="float">
            <text:p>2594.05353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80053" calcext:value-type="float">
            <text:p>0.080053</text:p>
          </table:table-cell>
          <table:table-cell office:value-type="float" office:value="2621.626418" calcext:value-type="float">
            <text:p>2621.62641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343187" calcext:value-type="float">
            <text:p>0.343187</text:p>
          </table:table-cell>
          <table:table-cell office:value-type="float" office:value="2634.415242" calcext:value-type="float">
            <text:p>2634.41524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355327" calcext:value-type="float">
            <text:p>0.355327</text:p>
          </table:table-cell>
          <table:table-cell office:value-type="float" office:value="2781.16085" calcext:value-type="float">
            <text:p>2781.1608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45262" calcext:value-type="float">
            <text:p>0.045262</text:p>
          </table:table-cell>
          <table:table-cell office:value-type="float" office:value="2814.299878" calcext:value-type="float">
            <text:p>2814.29987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298853" calcext:value-type="float">
            <text:p>0.298853</text:p>
          </table:table-cell>
          <table:table-cell office:value-type="float" office:value="2837.419306" calcext:value-type="float">
            <text:p>2837.41930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457113" calcext:value-type="float">
            <text:p>0.457113</text:p>
          </table:table-cell>
          <table:table-cell office:value-type="float" office:value="2904.310116" calcext:value-type="float">
            <text:p>2904.31011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47637" calcext:value-type="float">
            <text:p>0.47637</text:p>
          </table:table-cell>
          <table:table-cell office:value-type="float" office:value="3345.605593" calcext:value-type="float">
            <text:p>3345.60559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73473" calcext:value-type="float">
            <text:p>0.173473</text:p>
          </table:table-cell>
          <table:table-cell office:value-type="float" office:value="3425.405412" calcext:value-type="float">
            <text:p>3425.40541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350217" calcext:value-type="float">
            <text:p>0.350217</text:p>
          </table:table-cell>
          <table:table-cell office:value-type="float" office:value="3478.459158" calcext:value-type="float">
            <text:p>3478.459158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381057" calcext:value-type="float">
            <text:p>0.381057</text:p>
          </table:table-cell>
          <table:table-cell office:value-type="float" office:value="3709.575252" calcext:value-type="float">
            <text:p>3709.57525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227235" calcext:value-type="float">
            <text:p>0.227235</text:p>
          </table:table-cell>
          <table:table-cell office:value-type="float" office:value="4065.490692" calcext:value-type="float">
            <text:p>4065.49069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142037" calcext:value-type="float">
            <text:p>0.142037</text:p>
          </table:table-cell>
          <table:table-cell office:value-type="float" office:value="4085.157051" calcext:value-type="float">
            <text:p>4085.15705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367273" calcext:value-type="float">
            <text:p>0.367273</text:p>
          </table:table-cell>
          <table:table-cell office:value-type="float" office:value="4381.208931" calcext:value-type="float">
            <text:p>4381.20893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373063" calcext:value-type="float">
            <text:p>0.373063</text:p>
          </table:table-cell>
          <table:table-cell office:value-type="float" office:value="4486.246607" calcext:value-type="float">
            <text:p>4486.24660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444751" calcext:value-type="float">
            <text:p>0.444751</text:p>
          </table:table-cell>
          <table:table-cell office:value-type="float" office:value="4513.752603" calcext:value-type="float">
            <text:p>4513.75260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453635" calcext:value-type="float">
            <text:p>0.453635</text:p>
          </table:table-cell>
          <table:table-cell office:value-type="float" office:value="4582.349764" calcext:value-type="float">
            <text:p>4582.349764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563795" calcext:value-type="float">
            <text:p>0.563795</text:p>
          </table:table-cell>
          <table:table-cell office:value-type="float" office:value="4782.480917" calcext:value-type="float">
            <text:p>4782.48091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387262" calcext:value-type="float">
            <text:p>0.387262</text:p>
          </table:table-cell>
          <table:table-cell office:value-type="float" office:value="4782.796273" calcext:value-type="float">
            <text:p>4782.796273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701361" calcext:value-type="float">
            <text:p>0.701361</text:p>
          </table:table-cell>
          <table:table-cell office:value-type="float" office:value="4782.960031" calcext:value-type="float">
            <text:p>4782.96003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551647" calcext:value-type="float">
            <text:p>0.551647</text:p>
          </table:table-cell>
          <table:table-cell office:value-type="float" office:value="4889.385653" calcext:value-type="float">
            <text:p>4889.38565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415796" calcext:value-type="float">
            <text:p>0.415796</text:p>
          </table:table-cell>
          <table:table-cell office:value-type="float" office:value="4916.847182" calcext:value-type="float">
            <text:p>4916.84718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460114" calcext:value-type="float">
            <text:p>0.460114</text:p>
          </table:table-cell>
          <table:table-cell office:value-type="float" office:value="4961.288964" calcext:value-type="float">
            <text:p>4961.288964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625462" calcext:value-type="float">
            <text:p>0.625462</text:p>
          </table:table-cell>
          <table:table-cell office:value-type="float" office:value="5168.933437" calcext:value-type="float">
            <text:p>5168.93343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87704" calcext:value-type="float">
            <text:p>0.187704</text:p>
          </table:table-cell>
          <table:table-cell office:value-type="float" office:value="5203.580552" calcext:value-type="float">
            <text:p>5203.580552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.054109" calcext:value-type="float">
            <text:p>1.054109</text:p>
          </table:table-cell>
          <table:table-cell office:value-type="float" office:value="5310.763178" calcext:value-type="float">
            <text:p>5310.763178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804618" calcext:value-type="float">
            <text:p>0.804618</text:p>
          </table:table-cell>
          <table:table-cell office:value-type="float" office:value="5455.958067" calcext:value-type="float">
            <text:p>5455.95806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473867" calcext:value-type="float">
            <text:p>0.473867</text:p>
          </table:table-cell>
          <table:table-cell office:value-type="float" office:value="5807.839367" calcext:value-type="float">
            <text:p>5807.839367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.221679" calcext:value-type="float">
            <text:p>1.221679</text:p>
          </table:table-cell>
          <table:table-cell office:value-type="float" office:value="5833.276305" calcext:value-type="float">
            <text:p>5833.27630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474354" calcext:value-type="float">
            <text:p>0.474354</text:p>
          </table:table-cell>
          <table:table-cell office:value-type="float" office:value="5847.180219" calcext:value-type="float">
            <text:p>5847.180219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.073844" calcext:value-type="float">
            <text:p>1.073844</text:p>
          </table:table-cell>
          <table:table-cell office:value-type="float" office:value="5848.729417" calcext:value-type="float">
            <text:p>5848.729417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90157" calcext:value-type="float">
            <text:p>0.90157</text:p>
          </table:table-cell>
          <table:table-cell office:value-type="float" office:value="5929.514622" calcext:value-type="float">
            <text:p>5929.514622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.834728" calcext:value-type="float">
            <text:p>0.834728</text:p>
          </table:table-cell>
          <table:table-cell office:value-type="float" office:value="6009.306256" calcext:value-type="float">
            <text:p>6009.306256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.698218" calcext:value-type="float">
            <text:p>0.698218</text:p>
          </table:table-cell>
          <table:table-cell office:value-type="float" office:value="6087.775587" calcext:value-type="float">
            <text:p>6087.775587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.015873" calcext:value-type="float">
            <text:p>1.015873</text:p>
          </table:table-cell>
          <table:table-cell office:value-type="float" office:value="6102.312756" calcext:value-type="float">
            <text:p>6102.312756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.102217" calcext:value-type="float">
            <text:p>1.102217</text:p>
          </table:table-cell>
          <table:table-cell office:value-type="float" office:value="6205.062879" calcext:value-type="float">
            <text:p>6205.062879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.16764" calcext:value-type="float">
            <text:p>1.16764</text:p>
          </table:table-cell>
          <table:table-cell office:value-type="float" office:value="6285.259692" calcext:value-type="float">
            <text:p>6285.259692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877517" calcext:value-type="float">
            <text:p>0.877517</text:p>
          </table:table-cell>
          <table:table-cell office:value-type="float" office:value="6393.511888" calcext:value-type="float">
            <text:p>6393.511888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.308122" calcext:value-type="float">
            <text:p>1.308122</text:p>
          </table:table-cell>
          <table:table-cell office:value-type="float" office:value="6585.391856" calcext:value-type="float">
            <text:p>6585.391856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844059" calcext:value-type="float">
            <text:p>0.844059</text:p>
          </table:table-cell>
          <table:table-cell office:value-type="float" office:value="6617.288016" calcext:value-type="float">
            <text:p>6617.288016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.013571" calcext:value-type="float">
            <text:p>1.013571</text:p>
          </table:table-cell>
          <table:table-cell office:value-type="float" office:value="6753.23724" calcext:value-type="float">
            <text:p>6753.2372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452278" calcext:value-type="float">
            <text:p>0.452278</text:p>
          </table:table-cell>
          <table:table-cell office:value-type="float" office:value="6765.381695" calcext:value-type="float">
            <text:p>6765.381695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0.895846" calcext:value-type="float">
            <text:p>0.895846</text:p>
          </table:table-cell>
          <table:table-cell office:value-type="float" office:value="6822.83191" calcext:value-type="float">
            <text:p>6822.8319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859824" calcext:value-type="float">
            <text:p>0.859824</text:p>
          </table:table-cell>
          <table:table-cell office:value-type="float" office:value="6930.338882" calcext:value-type="float">
            <text:p>6930.338882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.635082" calcext:value-type="float">
            <text:p>1.635082</text:p>
          </table:table-cell>
          <table:table-cell office:value-type="float" office:value="6949.348185" calcext:value-type="float">
            <text:p>6949.348185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.541251" calcext:value-type="float">
            <text:p>1.541251</text:p>
          </table:table-cell>
          <table:table-cell office:value-type="float" office:value="7049.362224" calcext:value-type="float">
            <text:p>7049.362224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.366297" calcext:value-type="float">
            <text:p>1.366297</text:p>
          </table:table-cell>
          <table:table-cell office:value-type="float" office:value="7149.25692" calcext:value-type="float">
            <text:p>7149.25692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.474451" calcext:value-type="float">
            <text:p>1.474451</text:p>
          </table:table-cell>
          <table:table-cell office:value-type="float" office:value="7177.302363" calcext:value-type="float">
            <text:p>7177.302363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.652849" calcext:value-type="float">
            <text:p>1.652849</text:p>
          </table:table-cell>
          <table:table-cell office:value-type="float" office:value="7193.313937" calcext:value-type="float">
            <text:p>7193.313937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892794" calcext:value-type="float">
            <text:p>0.892794</text:p>
          </table:table-cell>
          <table:table-cell office:value-type="float" office:value="7238.299574" calcext:value-type="float">
            <text:p>7238.299574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884833" calcext:value-type="float">
            <text:p>0.884833</text:p>
          </table:table-cell>
          <table:table-cell office:value-type="float" office:value="7241.65473" calcext:value-type="float">
            <text:p>7241.65473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.653937" calcext:value-type="float">
            <text:p>1.653937</text:p>
          </table:table-cell>
          <table:table-cell office:value-type="float" office:value="7263.072322" calcext:value-type="float">
            <text:p>7263.07232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.003353" calcext:value-type="float">
            <text:p>1.003353</text:p>
          </table:table-cell>
          <table:table-cell office:value-type="float" office:value="7445.334412" calcext:value-type="float">
            <text:p>7445.334412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.608366" calcext:value-type="float">
            <text:p>1.608366</text:p>
          </table:table-cell>
          <table:table-cell office:value-type="float" office:value="7533.938495" calcext:value-type="float">
            <text:p>7533.938495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.639355" calcext:value-type="float">
            <text:p>1.639355</text:p>
          </table:table-cell>
          <table:table-cell office:value-type="float" office:value="7613.304153" calcext:value-type="float">
            <text:p>7613.304153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.619044" calcext:value-type="float">
            <text:p>1.619044</text:p>
          </table:table-cell>
          <table:table-cell office:value-type="float" office:value="7622.428627" calcext:value-type="float">
            <text:p>7622.428627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.614651" calcext:value-type="float">
            <text:p>1.614651</text:p>
          </table:table-cell>
          <table:table-cell office:value-type="float" office:value="7634.411277" calcext:value-type="float">
            <text:p>7634.411277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.597395" calcext:value-type="float">
            <text:p>1.597395</text:p>
          </table:table-cell>
          <table:table-cell office:value-type="float" office:value="7665.372774" calcext:value-type="float">
            <text:p>7665.372774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.622784" calcext:value-type="float">
            <text:p>1.622784</text:p>
          </table:table-cell>
          <table:table-cell office:value-type="float" office:value="7698.412949" calcext:value-type="float">
            <text:p>7698.412949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62.392257" calcext:value-type="float">
            <text:p>62.392257</text:p>
          </table:table-cell>
          <table:table-cell office:value-type="float" office:value="7757.678525" calcext:value-type="float">
            <text:p>7757.678525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.684687" calcext:value-type="float">
            <text:p>1.684687</text:p>
          </table:table-cell>
          <table:table-cell office:value-type="float" office:value="7798.304901" calcext:value-type="float">
            <text:p>7798.304901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.662301" calcext:value-type="float">
            <text:p>1.662301</text:p>
          </table:table-cell>
          <table:table-cell office:value-type="float" office:value="7800.393818" calcext:value-type="float">
            <text:p>7800.393818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62.41802" calcext:value-type="float">
            <text:p>62.41802</text:p>
          </table:table-cell>
          <table:table-cell office:value-type="float" office:value="7837.479899" calcext:value-type="float">
            <text:p>7837.479899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.06751" calcext:value-type="float">
            <text:p>1.06751</text:p>
          </table:table-cell>
          <table:table-cell office:value-type="float" office:value="7853.312791" calcext:value-type="float">
            <text:p>7853.31279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.595434" calcext:value-type="float">
            <text:p>1.595434</text:p>
          </table:table-cell>
          <table:table-cell office:value-type="float" office:value="7881.79217" calcext:value-type="float">
            <text:p>7881.79217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.039212" calcext:value-type="float">
            <text:p>1.039212</text:p>
          </table:table-cell>
          <table:table-cell office:value-type="float" office:value="7882.039832" calcext:value-type="float">
            <text:p>7882.039832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62.455941" calcext:value-type="float">
            <text:p>62.455941</text:p>
          </table:table-cell>
          <table:table-cell office:value-type="float" office:value="7925.455051" calcext:value-type="float">
            <text:p>7925.455051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63.221297" calcext:value-type="float">
            <text:p>63.221297</text:p>
          </table:table-cell>
          <table:table-cell office:value-type="float" office:value="7925.611551" calcext:value-type="float">
            <text:p>7925.611551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62.442146" calcext:value-type="float">
            <text:p>62.442146</text:p>
          </table:table-cell>
          <table:table-cell office:value-type="float" office:value="7927.461463" calcext:value-type="float">
            <text:p>7927.461463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56.342813" calcext:value-type="float">
            <text:p>56.342813</text:p>
          </table:table-cell>
          <table:table-cell office:value-type="float" office:value="7938.290257" calcext:value-type="float">
            <text:p>7938.29025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56.075717" calcext:value-type="float">
            <text:p>56.075717</text:p>
          </table:table-cell>
          <table:table-cell office:value-type="float" office:value="7979.888407" calcext:value-type="float">
            <text:p>7979.888407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62.451577" calcext:value-type="float">
            <text:p>62.451577</text:p>
          </table:table-cell>
          <table:table-cell office:value-type="float" office:value="7980.10765" calcext:value-type="float">
            <text:p>7980.10765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62.407142" calcext:value-type="float">
            <text:p>62.407142</text:p>
          </table:table-cell>
          <table:table-cell office:value-type="float" office:value="7983.619768" calcext:value-type="float">
            <text:p>7983.619768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62.44263" calcext:value-type="float">
            <text:p>62.44263</text:p>
          </table:table-cell>
          <table:table-cell office:value-type="float" office:value="7985.496231" calcext:value-type="float">
            <text:p>7985.496231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64.512136" calcext:value-type="float">
            <text:p>64.512136</text:p>
          </table:table-cell>
          <table:table-cell office:value-type="float" office:value="8043.456735" calcext:value-type="float">
            <text:p>8043.456735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62.434134" calcext:value-type="float">
            <text:p>62.434134</text:p>
          </table:table-cell>
          <table:table-cell office:value-type="float" office:value="8062.305068" calcext:value-type="float">
            <text:p>8062.305068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63.142866" calcext:value-type="float">
            <text:p>63.142866</text:p>
          </table:table-cell>
          <table:table-cell office:value-type="float" office:value="8083.762544" calcext:value-type="float">
            <text:p>8083.762544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63.170773" calcext:value-type="float">
            <text:p>63.170773</text:p>
          </table:table-cell>
          <table:table-cell office:value-type="float" office:value="8089.744714" calcext:value-type="float">
            <text:p>8089.744714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62.45435" calcext:value-type="float">
            <text:p>62.45435</text:p>
          </table:table-cell>
          <table:table-cell office:value-type="float" office:value="8098.010133" calcext:value-type="float">
            <text:p>8098.010133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62.345286" calcext:value-type="float">
            <text:p>62.345286</text:p>
          </table:table-cell>
          <table:table-cell office:value-type="float" office:value="8101.557308" calcext:value-type="float">
            <text:p>8101.557308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64.524761" calcext:value-type="float">
            <text:p>64.524761</text:p>
          </table:table-cell>
          <table:table-cell office:value-type="float" office:value="8116.884725" calcext:value-type="float">
            <text:p>8116.884725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63.139855" calcext:value-type="float">
            <text:p>63.139855</text:p>
          </table:table-cell>
          <table:table-cell office:value-type="float" office:value="8150.106379" calcext:value-type="float">
            <text:p>8150.106379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63.322525" calcext:value-type="float">
            <text:p>63.322525</text:p>
          </table:table-cell>
          <table:table-cell office:value-type="float" office:value="8154.759717" calcext:value-type="float">
            <text:p>8154.759717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64.755795" calcext:value-type="float">
            <text:p>64.755795</text:p>
          </table:table-cell>
          <table:table-cell office:value-type="float" office:value="8155.192879" calcext:value-type="float">
            <text:p>8155.192879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64.430818" calcext:value-type="float">
            <text:p>64.430818</text:p>
          </table:table-cell>
          <table:table-cell office:value-type="float" office:value="8169.50434" calcext:value-type="float">
            <text:p>8169.50434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62.447027" calcext:value-type="float">
            <text:p>62.447027</text:p>
          </table:table-cell>
          <table:table-cell office:value-type="float" office:value="8179.986414" calcext:value-type="float">
            <text:p>8179.986414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64.689992" calcext:value-type="float">
            <text:p>64.689992</text:p>
          </table:table-cell>
          <table:table-cell office:value-type="float" office:value="8211.931952" calcext:value-type="float">
            <text:p>8211.931952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62.449084" calcext:value-type="float">
            <text:p>62.449084</text:p>
          </table:table-cell>
          <table:table-cell office:value-type="float" office:value="8214.593973" calcext:value-type="float">
            <text:p>8214.593973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64.465599" calcext:value-type="float">
            <text:p>64.465599</text:p>
          </table:table-cell>
          <table:table-cell office:value-type="float" office:value="8214.751416" calcext:value-type="float">
            <text:p>8214.751416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64.488939" calcext:value-type="float">
            <text:p>64.488939</text:p>
          </table:table-cell>
          <table:table-cell office:value-type="float" office:value="8215.647607" calcext:value-type="float">
            <text:p>8215.647607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64.571169" calcext:value-type="float">
            <text:p>64.571169</text:p>
          </table:table-cell>
          <table:table-cell office:value-type="float" office:value="8218.330484" calcext:value-type="float">
            <text:p>8218.330484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64.578166" calcext:value-type="float">
            <text:p>64.578166</text:p>
          </table:table-cell>
          <table:table-cell office:value-type="float" office:value="8221.213702" calcext:value-type="float">
            <text:p>8221.21370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64.791398" calcext:value-type="float">
            <text:p>64.791398</text:p>
          </table:table-cell>
          <table:table-cell office:value-type="float" office:value="8231.520231" calcext:value-type="float">
            <text:p>8231.520231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64.660279" calcext:value-type="float">
            <text:p>64.660279</text:p>
          </table:table-cell>
          <table:table-cell office:value-type="float" office:value="8245.63457" calcext:value-type="float">
            <text:p>8245.63457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64.578131" calcext:value-type="float">
            <text:p>64.578131</text:p>
          </table:table-cell>
          <table:table-cell office:value-type="float" office:value="8250.295984" calcext:value-type="float">
            <text:p>8250.295984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64.724176" calcext:value-type="float">
            <text:p>64.724176</text:p>
          </table:table-cell>
          <table:table-cell office:value-type="float" office:value="8251.188794" calcext:value-type="float">
            <text:p>8251.188794</text:p>
          </table:table-cell>
        </table:table-row>
      </table:table>
      <table:table table:name="1_250" table:style-name="ta1">
        <table:shapes>
          <draw:frame draw:z-index="0" draw:name="MaxRunningTests 1   Limit 250 ms" draw:style-name="gr1" draw:text-style-name="P1" svg:width="31.48cm" svg:height="17.707cm" svg:x="13.895cm" svg:y="8.686cm">
            <draw:object draw:notify-on-update-of-ranges="1_250.C1:1_250.C1 1_250.C2:1_250.C101 1_250.D1:1_250.D1 1_250.D2:1_250.D10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31.25cm" svg:height="18.434cm" svg:x="13.96cm" svg:y="26.695cm">
            <draw:object draw:notify-on-update-of-ranges="1_250.E1:1_250.E1 1_250.E2:1_250.E101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Waiting</text:p>
          </table:table-cell>
          <table:table-cell table:style-name="ce1" office:value-type="string" calcext:value-type="string">
            <text:p>Response</text:p>
          </table:table-cell>
          <table:table-cell table:style-name="ce1" office:value-type="string" calcext:value-type="string">
            <text:p>Time Taken</text:p>
          </table:table-cell>
          <table:table-cell table:style-name="ce1"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204772" calcext:value-type="float">
            <text:p>0.204772</text:p>
          </table:table-cell>
          <table:table-cell office:value-type="float" office:value="418.155691" calcext:value-type="float">
            <text:p>418.155691</text:p>
          </table:table-cell>
          <table:table-cell table:formula="of:=[.D2]-[.C2]" office:value-type="float" office:value="417.950919" calcext:value-type="float">
            <text:p>417.95091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97449" calcext:value-type="float">
            <text:p>0.097449</text:p>
          </table:table-cell>
          <table:table-cell office:value-type="float" office:value="425.45409" calcext:value-type="float">
            <text:p>425.45409</text:p>
          </table:table-cell>
          <table:table-cell table:formula="of:=[.D3]-[.C3]" office:value-type="float" office:value="425.356641" calcext:value-type="float">
            <text:p>425.35664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28977" calcext:value-type="float">
            <text:p>0.028977</text:p>
          </table:table-cell>
          <table:table-cell office:value-type="float" office:value="452.24665" calcext:value-type="float">
            <text:p>452.24665</text:p>
          </table:table-cell>
          <table:table-cell table:formula="of:=[.D4]-[.C4]" office:value-type="float" office:value="452.217673" calcext:value-type="float">
            <text:p>452.21767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66121" calcext:value-type="float">
            <text:p>0.066121</text:p>
          </table:table-cell>
          <table:table-cell office:value-type="float" office:value="486.041409" calcext:value-type="float">
            <text:p>486.041409</text:p>
          </table:table-cell>
          <table:table-cell table:formula="of:=[.D5]-[.C5]" office:value-type="float" office:value="485.975288" calcext:value-type="float">
            <text:p>485.9752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187241" calcext:value-type="float">
            <text:p>0.187241</text:p>
          </table:table-cell>
          <table:table-cell office:value-type="float" office:value="508.166742" calcext:value-type="float">
            <text:p>508.166742</text:p>
          </table:table-cell>
          <table:table-cell table:formula="of:=[.D6]-[.C6]" office:value-type="float" office:value="507.979501" calcext:value-type="float">
            <text:p>507.97950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08.171079" calcext:value-type="float">
            <text:p>508.171079</text:p>
          </table:table-cell>
          <table:table-cell office:value-type="float" office:value="815.161867" calcext:value-type="float">
            <text:p>815.161867</text:p>
          </table:table-cell>
          <table:table-cell table:formula="of:=[.D7]-[.C7]" office:value-type="float" office:value="306.990788" calcext:value-type="float">
            <text:p>306.9907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08.172756" calcext:value-type="float">
            <text:p>508.172756</text:p>
          </table:table-cell>
          <table:table-cell office:value-type="float" office:value="818.796541" calcext:value-type="float">
            <text:p>818.796541</text:p>
          </table:table-cell>
          <table:table-cell table:formula="of:=[.D8]-[.C8]" office:value-type="float" office:value="310.623785" calcext:value-type="float">
            <text:p>310.62378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08.183393" calcext:value-type="float">
            <text:p>508.183393</text:p>
          </table:table-cell>
          <table:table-cell office:value-type="float" office:value="822.37395" calcext:value-type="float">
            <text:p>822.37395</text:p>
          </table:table-cell>
          <table:table-cell table:formula="of:=[.D9]-[.C9]" office:value-type="float" office:value="314.190557" calcext:value-type="float">
            <text:p>314.19055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22.387555" calcext:value-type="float">
            <text:p>822.387555</text:p>
          </table:table-cell>
          <table:table-cell office:value-type="float" office:value="1272.808678" calcext:value-type="float">
            <text:p>1272.808678</text:p>
          </table:table-cell>
          <table:table-cell table:formula="of:=[.D10]-[.C10]" office:value-type="float" office:value="450.421123" calcext:value-type="float">
            <text:p>450.42112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22.380114" calcext:value-type="float">
            <text:p>822.380114</text:p>
          </table:table-cell>
          <table:table-cell office:value-type="float" office:value="1275.266097" calcext:value-type="float">
            <text:p>1275.266097</text:p>
          </table:table-cell>
          <table:table-cell table:formula="of:=[.D11]-[.C11]" office:value-type="float" office:value="452.885983" calcext:value-type="float">
            <text:p>452.88598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822.375644" calcext:value-type="float">
            <text:p>822.375644</text:p>
          </table:table-cell>
          <table:table-cell office:value-type="float" office:value="1282.742613" calcext:value-type="float">
            <text:p>1282.742613</text:p>
          </table:table-cell>
          <table:table-cell table:formula="of:=[.D12]-[.C12]" office:value-type="float" office:value="460.366969" calcext:value-type="float">
            <text:p>460.36696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822.387592" calcext:value-type="float">
            <text:p>822.387592</text:p>
          </table:table-cell>
          <table:table-cell office:value-type="float" office:value="1292.06239" calcext:value-type="float">
            <text:p>1292.06239</text:p>
          </table:table-cell>
          <table:table-cell table:formula="of:=[.D13]-[.C13]" office:value-type="float" office:value="469.674798" calcext:value-type="float">
            <text:p>469.67479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22.388173" calcext:value-type="float">
            <text:p>822.388173</text:p>
          </table:table-cell>
          <table:table-cell office:value-type="float" office:value="1310.860951" calcext:value-type="float">
            <text:p>1310.860951</text:p>
          </table:table-cell>
          <table:table-cell table:formula="of:=[.D14]-[.C14]" office:value-type="float" office:value="488.472778" calcext:value-type="float">
            <text:p>488.47277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310.863391" calcext:value-type="float">
            <text:p>1310.863391</text:p>
          </table:table-cell>
          <table:table-cell office:value-type="float" office:value="1527.441225" calcext:value-type="float">
            <text:p>1527.441225</text:p>
          </table:table-cell>
          <table:table-cell table:formula="of:=[.D15]-[.C15]" office:value-type="float" office:value="216.577834" calcext:value-type="float">
            <text:p>216.57783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527.443494" calcext:value-type="float">
            <text:p>1527.443494</text:p>
          </table:table-cell>
          <table:table-cell office:value-type="float" office:value="1717.97154" calcext:value-type="float">
            <text:p>1717.97154</text:p>
          </table:table-cell>
          <table:table-cell table:formula="of:=[.D16]-[.C16]" office:value-type="float" office:value="190.528046" calcext:value-type="float">
            <text:p>190.52804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18.068414" calcext:value-type="float">
            <text:p>1718.068414</text:p>
          </table:table-cell>
          <table:table-cell office:value-type="float" office:value="2017.347817" calcext:value-type="float">
            <text:p>2017.347817</text:p>
          </table:table-cell>
          <table:table-cell table:formula="of:=[.D17]-[.C17]" office:value-type="float" office:value="299.279403" calcext:value-type="float">
            <text:p>299.2794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718.016159" calcext:value-type="float">
            <text:p>1718.016159</text:p>
          </table:table-cell>
          <table:table-cell office:value-type="float" office:value="2026.532402" calcext:value-type="float">
            <text:p>2026.532402</text:p>
          </table:table-cell>
          <table:table-cell table:formula="of:=[.D18]-[.C18]" office:value-type="float" office:value="308.516243" calcext:value-type="float">
            <text:p>308.51624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718.071375" calcext:value-type="float">
            <text:p>1718.071375</text:p>
          </table:table-cell>
          <table:table-cell office:value-type="float" office:value="2037.680053" calcext:value-type="float">
            <text:p>2037.680053</text:p>
          </table:table-cell>
          <table:table-cell table:formula="of:=[.D19]-[.C19]" office:value-type="float" office:value="319.608678" calcext:value-type="float">
            <text:p>319.60867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37.682291" calcext:value-type="float">
            <text:p>2037.682291</text:p>
          </table:table-cell>
          <table:table-cell office:value-type="float" office:value="2250.046961" calcext:value-type="float">
            <text:p>2250.046961</text:p>
          </table:table-cell>
          <table:table-cell table:formula="of:=[.D20]-[.C20]" office:value-type="float" office:value="212.36467" calcext:value-type="float">
            <text:p>212.3646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50.050432" calcext:value-type="float">
            <text:p>2250.050432</text:p>
          </table:table-cell>
          <table:table-cell office:value-type="float" office:value="2444.318065" calcext:value-type="float">
            <text:p>2444.318065</text:p>
          </table:table-cell>
          <table:table-cell table:formula="of:=[.D21]-[.C21]" office:value-type="float" office:value="194.267633" calcext:value-type="float">
            <text:p>194.26763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444.320445" calcext:value-type="float">
            <text:p>2444.320445</text:p>
          </table:table-cell>
          <table:table-cell office:value-type="float" office:value="2719.215621" calcext:value-type="float">
            <text:p>2719.215621</text:p>
          </table:table-cell>
          <table:table-cell table:formula="of:=[.D22]-[.C22]" office:value-type="float" office:value="274.895176" calcext:value-type="float">
            <text:p>274.89517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444.33805" calcext:value-type="float">
            <text:p>2444.33805</text:p>
          </table:table-cell>
          <table:table-cell office:value-type="float" office:value="2728.7568" calcext:value-type="float">
            <text:p>2728.7568</text:p>
          </table:table-cell>
          <table:table-cell table:formula="of:=[.D23]-[.C23]" office:value-type="float" office:value="284.41875" calcext:value-type="float">
            <text:p>284.418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728.759219" calcext:value-type="float">
            <text:p>2728.759219</text:p>
          </table:table-cell>
          <table:table-cell office:value-type="float" office:value="2966.692013" calcext:value-type="float">
            <text:p>2966.692013</text:p>
          </table:table-cell>
          <table:table-cell table:formula="of:=[.D24]-[.C24]" office:value-type="float" office:value="237.932794" calcext:value-type="float">
            <text:p>237.9327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966.825896" calcext:value-type="float">
            <text:p>2966.825896</text:p>
          </table:table-cell>
          <table:table-cell office:value-type="float" office:value="3980.727197" calcext:value-type="float">
            <text:p>3980.727197</text:p>
          </table:table-cell>
          <table:table-cell table:formula="of:=[.D25]-[.C25]" office:value-type="float" office:value="1013.901301" calcext:value-type="float">
            <text:p>1013.90130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966.816331" calcext:value-type="float">
            <text:p>2966.816331</text:p>
          </table:table-cell>
          <table:table-cell office:value-type="float" office:value="3980.781504" calcext:value-type="float">
            <text:p>3980.781504</text:p>
          </table:table-cell>
          <table:table-cell table:formula="of:=[.D26]-[.C26]" office:value-type="float" office:value="1013.965173" calcext:value-type="float">
            <text:p>1013.96517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966.746552" calcext:value-type="float">
            <text:p>2966.746552</text:p>
          </table:table-cell>
          <table:table-cell office:value-type="float" office:value="4072.532842" calcext:value-type="float">
            <text:p>4072.532842</text:p>
          </table:table-cell>
          <table:table-cell table:formula="of:=[.D27]-[.C27]" office:value-type="float" office:value="1105.78629" calcext:value-type="float">
            <text:p>1105.7862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966.792243" calcext:value-type="float">
            <text:p>2966.792243</text:p>
          </table:table-cell>
          <table:table-cell office:value-type="float" office:value="4098.616155" calcext:value-type="float">
            <text:p>4098.616155</text:p>
          </table:table-cell>
          <table:table-cell table:formula="of:=[.D28]-[.C28]" office:value-type="float" office:value="1131.823912" calcext:value-type="float">
            <text:p>1131.8239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966.699802" calcext:value-type="float">
            <text:p>2966.699802</text:p>
          </table:table-cell>
          <table:table-cell office:value-type="float" office:value="4098.999782" calcext:value-type="float">
            <text:p>4098.999782</text:p>
          </table:table-cell>
          <table:table-cell table:formula="of:=[.D29]-[.C29]" office:value-type="float" office:value="1132.29998" calcext:value-type="float">
            <text:p>1132.2999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966.733099" calcext:value-type="float">
            <text:p>2966.733099</text:p>
          </table:table-cell>
          <table:table-cell office:value-type="float" office:value="4102.388235" calcext:value-type="float">
            <text:p>4102.388235</text:p>
          </table:table-cell>
          <table:table-cell table:formula="of:=[.D30]-[.C30]" office:value-type="float" office:value="1135.655136" calcext:value-type="float">
            <text:p>1135.65513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966.74448" calcext:value-type="float">
            <text:p>2966.74448</text:p>
          </table:table-cell>
          <table:table-cell office:value-type="float" office:value="4115.491955" calcext:value-type="float">
            <text:p>4115.491955</text:p>
          </table:table-cell>
          <table:table-cell table:formula="of:=[.D31]-[.C31]" office:value-type="float" office:value="1148.747475" calcext:value-type="float">
            <text:p>1148.7474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966.800175" calcext:value-type="float">
            <text:p>2966.800175</text:p>
          </table:table-cell>
          <table:table-cell office:value-type="float" office:value="4130.732725" calcext:value-type="float">
            <text:p>4130.732725</text:p>
          </table:table-cell>
          <table:table-cell table:formula="of:=[.D32]-[.C32]" office:value-type="float" office:value="1163.93255" calcext:value-type="float">
            <text:p>1163.9325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966.808093" calcext:value-type="float">
            <text:p>2966.808093</text:p>
          </table:table-cell>
          <table:table-cell office:value-type="float" office:value="4137.451919" calcext:value-type="float">
            <text:p>4137.451919</text:p>
          </table:table-cell>
          <table:table-cell table:formula="of:=[.D33]-[.C33]" office:value-type="float" office:value="1170.643826" calcext:value-type="float">
            <text:p>1170.64382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966.821173" calcext:value-type="float">
            <text:p>2966.821173</text:p>
          </table:table-cell>
          <table:table-cell office:value-type="float" office:value="4145.930074" calcext:value-type="float">
            <text:p>4145.930074</text:p>
          </table:table-cell>
          <table:table-cell table:formula="of:=[.D34]-[.C34]" office:value-type="float" office:value="1179.108901" calcext:value-type="float">
            <text:p>1179.10890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966.807397" calcext:value-type="float">
            <text:p>2966.807397</text:p>
          </table:table-cell>
          <table:table-cell office:value-type="float" office:value="4157.155816" calcext:value-type="float">
            <text:p>4157.155816</text:p>
          </table:table-cell>
          <table:table-cell table:formula="of:=[.D35]-[.C35]" office:value-type="float" office:value="1190.348419" calcext:value-type="float">
            <text:p>1190.34841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966.820858" calcext:value-type="float">
            <text:p>2966.820858</text:p>
          </table:table-cell>
          <table:table-cell office:value-type="float" office:value="4159.492013" calcext:value-type="float">
            <text:p>4159.492013</text:p>
          </table:table-cell>
          <table:table-cell table:formula="of:=[.D36]-[.C36]" office:value-type="float" office:value="1192.671155" calcext:value-type="float">
            <text:p>1192.67115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966.81674" calcext:value-type="float">
            <text:p>2966.81674</text:p>
          </table:table-cell>
          <table:table-cell office:value-type="float" office:value="4163.245394" calcext:value-type="float">
            <text:p>4163.245394</text:p>
          </table:table-cell>
          <table:table-cell table:formula="of:=[.D37]-[.C37]" office:value-type="float" office:value="1196.428654" calcext:value-type="float">
            <text:p>1196.42865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966.749847" calcext:value-type="float">
            <text:p>2966.749847</text:p>
          </table:table-cell>
          <table:table-cell office:value-type="float" office:value="4182.130803" calcext:value-type="float">
            <text:p>4182.130803</text:p>
          </table:table-cell>
          <table:table-cell table:formula="of:=[.D38]-[.C38]" office:value-type="float" office:value="1215.380956" calcext:value-type="float">
            <text:p>1215.38095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182.162315" calcext:value-type="float">
            <text:p>4182.162315</text:p>
          </table:table-cell>
          <table:table-cell office:value-type="float" office:value="4464.074283" calcext:value-type="float">
            <text:p>4464.074283</text:p>
          </table:table-cell>
          <table:table-cell table:formula="of:=[.D39]-[.C39]" office:value-type="float" office:value="281.911968" calcext:value-type="float">
            <text:p>281.91196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182.133977" calcext:value-type="float">
            <text:p>4182.133977</text:p>
          </table:table-cell>
          <table:table-cell office:value-type="float" office:value="4471.480253" calcext:value-type="float">
            <text:p>4471.480253</text:p>
          </table:table-cell>
          <table:table-cell table:formula="of:=[.D40]-[.C40]" office:value-type="float" office:value="289.346275999999" calcext:value-type="float">
            <text:p>289.34627599999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471.500452" calcext:value-type="float">
            <text:p>4471.500452</text:p>
          </table:table-cell>
          <table:table-cell office:value-type="float" office:value="4743.909982" calcext:value-type="float">
            <text:p>4743.909982</text:p>
          </table:table-cell>
          <table:table-cell table:formula="of:=[.D41]-[.C41]" office:value-type="float" office:value="272.40953" calcext:value-type="float">
            <text:p>272.4095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471.548863" calcext:value-type="float">
            <text:p>4471.548863</text:p>
          </table:table-cell>
          <table:table-cell office:value-type="float" office:value="4747.260755" calcext:value-type="float">
            <text:p>4747.260755</text:p>
          </table:table-cell>
          <table:table-cell table:formula="of:=[.D42]-[.C42]" office:value-type="float" office:value="275.711892" calcext:value-type="float">
            <text:p>275.7118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747.263442" calcext:value-type="float">
            <text:p>4747.263442</text:p>
          </table:table-cell>
          <table:table-cell office:value-type="float" office:value="4982.622642" calcext:value-type="float">
            <text:p>4982.622642</text:p>
          </table:table-cell>
          <table:table-cell table:formula="of:=[.D43]-[.C43]" office:value-type="float" office:value="235.3592" calcext:value-type="float">
            <text:p>235.35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982.62686" calcext:value-type="float">
            <text:p>4982.62686</text:p>
          </table:table-cell>
          <table:table-cell office:value-type="float" office:value="5245.472921" calcext:value-type="float">
            <text:p>5245.472921</text:p>
          </table:table-cell>
          <table:table-cell table:formula="of:=[.D44]-[.C44]" office:value-type="float" office:value="262.846060999999" calcext:value-type="float">
            <text:p>262.84606099999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982.682133" calcext:value-type="float">
            <text:p>4982.682133</text:p>
          </table:table-cell>
          <table:table-cell office:value-type="float" office:value="5271.752235" calcext:value-type="float">
            <text:p>5271.752235</text:p>
          </table:table-cell>
          <table:table-cell table:formula="of:=[.D45]-[.C45]" office:value-type="float" office:value="289.070102" calcext:value-type="float">
            <text:p>289.07010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5271.807995" calcext:value-type="float">
            <text:p>5271.807995</text:p>
          </table:table-cell>
          <table:table-cell office:value-type="float" office:value="5550.219949" calcext:value-type="float">
            <text:p>5550.219949</text:p>
          </table:table-cell>
          <table:table-cell table:formula="of:=[.D46]-[.C46]" office:value-type="float" office:value="278.411954" calcext:value-type="float">
            <text:p>278.41195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5271.755303" calcext:value-type="float">
            <text:p>5271.755303</text:p>
          </table:table-cell>
          <table:table-cell office:value-type="float" office:value="5564.77098" calcext:value-type="float">
            <text:p>5564.77098</text:p>
          </table:table-cell>
          <table:table-cell table:formula="of:=[.D47]-[.C47]" office:value-type="float" office:value="293.015677" calcext:value-type="float">
            <text:p>293.01567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5564.866525" calcext:value-type="float">
            <text:p>5564.866525</text:p>
          </table:table-cell>
          <table:table-cell office:value-type="float" office:value="6975.148528" calcext:value-type="float">
            <text:p>6975.148528</text:p>
          </table:table-cell>
          <table:table-cell table:formula="of:=[.D48]-[.C48]" office:value-type="float" office:value="1410.282003" calcext:value-type="float">
            <text:p>1410.2820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5564.839723" calcext:value-type="float">
            <text:p>5564.839723</text:p>
          </table:table-cell>
          <table:table-cell office:value-type="float" office:value="7120.349116" calcext:value-type="float">
            <text:p>7120.349116</text:p>
          </table:table-cell>
          <table:table-cell table:formula="of:=[.D49]-[.C49]" office:value-type="float" office:value="1555.509393" calcext:value-type="float">
            <text:p>1555.5093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5564.833199" calcext:value-type="float">
            <text:p>5564.833199</text:p>
          </table:table-cell>
          <table:table-cell office:value-type="float" office:value="7150.165153" calcext:value-type="float">
            <text:p>7150.165153</text:p>
          </table:table-cell>
          <table:table-cell table:formula="of:=[.D50]-[.C50]" office:value-type="float" office:value="1585.331954" calcext:value-type="float">
            <text:p>1585.33195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5564.827192" calcext:value-type="float">
            <text:p>5564.827192</text:p>
          </table:table-cell>
          <table:table-cell office:value-type="float" office:value="7150.361779" calcext:value-type="float">
            <text:p>7150.361779</text:p>
          </table:table-cell>
          <table:table-cell table:formula="of:=[.D51]-[.C51]" office:value-type="float" office:value="1585.534587" calcext:value-type="float">
            <text:p>1585.53458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5564.832502" calcext:value-type="float">
            <text:p>5564.832502</text:p>
          </table:table-cell>
          <table:table-cell office:value-type="float" office:value="7190.184977" calcext:value-type="float">
            <text:p>7190.184977</text:p>
          </table:table-cell>
          <table:table-cell table:formula="of:=[.D52]-[.C52]" office:value-type="float" office:value="1625.352475" calcext:value-type="float">
            <text:p>1625.3524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564.883495" calcext:value-type="float">
            <text:p>5564.883495</text:p>
          </table:table-cell>
          <table:table-cell office:value-type="float" office:value="7191.994172" calcext:value-type="float">
            <text:p>7191.994172</text:p>
          </table:table-cell>
          <table:table-cell table:formula="of:=[.D53]-[.C53]" office:value-type="float" office:value="1627.110677" calcext:value-type="float">
            <text:p>1627.11067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564.866706" calcext:value-type="float">
            <text:p>5564.866706</text:p>
          </table:table-cell>
          <table:table-cell office:value-type="float" office:value="7199.421548" calcext:value-type="float">
            <text:p>7199.421548</text:p>
          </table:table-cell>
          <table:table-cell table:formula="of:=[.D54]-[.C54]" office:value-type="float" office:value="1634.554842" calcext:value-type="float">
            <text:p>1634.55484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5564.896576" calcext:value-type="float">
            <text:p>5564.896576</text:p>
          </table:table-cell>
          <table:table-cell office:value-type="float" office:value="7209.8484" calcext:value-type="float">
            <text:p>7209.8484</text:p>
          </table:table-cell>
          <table:table-cell table:formula="of:=[.D55]-[.C55]" office:value-type="float" office:value="1644.951824" calcext:value-type="float">
            <text:p>1644.95182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564.892428" calcext:value-type="float">
            <text:p>5564.892428</text:p>
          </table:table-cell>
          <table:table-cell office:value-type="float" office:value="7209.856821" calcext:value-type="float">
            <text:p>7209.856821</text:p>
          </table:table-cell>
          <table:table-cell table:formula="of:=[.D56]-[.C56]" office:value-type="float" office:value="1644.964393" calcext:value-type="float">
            <text:p>1644.9643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564.861306" calcext:value-type="float">
            <text:p>5564.861306</text:p>
          </table:table-cell>
          <table:table-cell office:value-type="float" office:value="7221.641263" calcext:value-type="float">
            <text:p>7221.641263</text:p>
          </table:table-cell>
          <table:table-cell table:formula="of:=[.D57]-[.C57]" office:value-type="float" office:value="1656.779957" calcext:value-type="float">
            <text:p>1656.77995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5564.840205" calcext:value-type="float">
            <text:p>5564.840205</text:p>
          </table:table-cell>
          <table:table-cell office:value-type="float" office:value="7227.696173" calcext:value-type="float">
            <text:p>7227.696173</text:p>
          </table:table-cell>
          <table:table-cell table:formula="of:=[.D58]-[.C58]" office:value-type="float" office:value="1662.855968" calcext:value-type="float">
            <text:p>1662.85596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5564.852125" calcext:value-type="float">
            <text:p>5564.852125</text:p>
          </table:table-cell>
          <table:table-cell office:value-type="float" office:value="7237.990439" calcext:value-type="float">
            <text:p>7237.990439</text:p>
          </table:table-cell>
          <table:table-cell table:formula="of:=[.D59]-[.C59]" office:value-type="float" office:value="1673.138314" calcext:value-type="float">
            <text:p>1673.13831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5564.820346" calcext:value-type="float">
            <text:p>5564.820346</text:p>
          </table:table-cell>
          <table:table-cell office:value-type="float" office:value="7245.277226" calcext:value-type="float">
            <text:p>7245.277226</text:p>
          </table:table-cell>
          <table:table-cell table:formula="of:=[.D60]-[.C60]" office:value-type="float" office:value="1680.45688" calcext:value-type="float">
            <text:p>1680.456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5564.845805" calcext:value-type="float">
            <text:p>5564.845805</text:p>
          </table:table-cell>
          <table:table-cell office:value-type="float" office:value="7246.565362" calcext:value-type="float">
            <text:p>7246.565362</text:p>
          </table:table-cell>
          <table:table-cell table:formula="of:=[.D61]-[.C61]" office:value-type="float" office:value="1681.719557" calcext:value-type="float">
            <text:p>1681.71955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564.85791" calcext:value-type="float">
            <text:p>5564.85791</text:p>
          </table:table-cell>
          <table:table-cell office:value-type="float" office:value="7248.915589" calcext:value-type="float">
            <text:p>7248.915589</text:p>
          </table:table-cell>
          <table:table-cell table:formula="of:=[.D62]-[.C62]" office:value-type="float" office:value="1684.057679" calcext:value-type="float">
            <text:p>1684.05767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564.85254" calcext:value-type="float">
            <text:p>5564.85254</text:p>
          </table:table-cell>
          <table:table-cell office:value-type="float" office:value="7257.034544" calcext:value-type="float">
            <text:p>7257.034544</text:p>
          </table:table-cell>
          <table:table-cell table:formula="of:=[.D63]-[.C63]" office:value-type="float" office:value="1692.182004" calcext:value-type="float">
            <text:p>1692.18200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564.878137" calcext:value-type="float">
            <text:p>5564.878137</text:p>
          </table:table-cell>
          <table:table-cell office:value-type="float" office:value="7262.454377" calcext:value-type="float">
            <text:p>7262.454377</text:p>
          </table:table-cell>
          <table:table-cell table:formula="of:=[.D64]-[.C64]" office:value-type="float" office:value="1697.57624" calcext:value-type="float">
            <text:p>1697.5762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5564.824519" calcext:value-type="float">
            <text:p>5564.824519</text:p>
          </table:table-cell>
          <table:table-cell office:value-type="float" office:value="7267.721878" calcext:value-type="float">
            <text:p>7267.721878</text:p>
          </table:table-cell>
          <table:table-cell table:formula="of:=[.D65]-[.C65]" office:value-type="float" office:value="1702.897359" calcext:value-type="float">
            <text:p>1702.89735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564.819864" calcext:value-type="float">
            <text:p>5564.819864</text:p>
          </table:table-cell>
          <table:table-cell office:value-type="float" office:value="7276.177626" calcext:value-type="float">
            <text:p>7276.177626</text:p>
          </table:table-cell>
          <table:table-cell table:formula="of:=[.D66]-[.C66]" office:value-type="float" office:value="1711.357762" calcext:value-type="float">
            <text:p>1711.35776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5564.845814" calcext:value-type="float">
            <text:p>5564.845814</text:p>
          </table:table-cell>
          <table:table-cell office:value-type="float" office:value="7277.499731" calcext:value-type="float">
            <text:p>7277.499731</text:p>
          </table:table-cell>
          <table:table-cell table:formula="of:=[.D67]-[.C67]" office:value-type="float" office:value="1712.653917" calcext:value-type="float">
            <text:p>1712.65391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7277.501876" calcext:value-type="float">
            <text:p>7277.501876</text:p>
          </table:table-cell>
          <table:table-cell office:value-type="float" office:value="7487.512449" calcext:value-type="float">
            <text:p>7487.512449</text:p>
          </table:table-cell>
          <table:table-cell table:formula="of:=[.D68]-[.C68]" office:value-type="float" office:value="210.010573" calcext:value-type="float">
            <text:p>210.01057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7487.594332" calcext:value-type="float">
            <text:p>7487.594332</text:p>
          </table:table-cell>
          <table:table-cell office:value-type="float" office:value="7675.769914" calcext:value-type="float">
            <text:p>7675.769914</text:p>
          </table:table-cell>
          <table:table-cell table:formula="of:=[.D69]-[.C69]" office:value-type="float" office:value="188.175582000001" calcext:value-type="float">
            <text:p>188.17558200000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7675.794064" calcext:value-type="float">
            <text:p>7675.794064</text:p>
          </table:table-cell>
          <table:table-cell office:value-type="float" office:value="7949.926312" calcext:value-type="float">
            <text:p>7949.926312</text:p>
          </table:table-cell>
          <table:table-cell table:formula="of:=[.D70]-[.C70]" office:value-type="float" office:value="274.132248" calcext:value-type="float">
            <text:p>274.13224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675.784303" calcext:value-type="float">
            <text:p>7675.784303</text:p>
          </table:table-cell>
          <table:table-cell office:value-type="float" office:value="7972.494289" calcext:value-type="float">
            <text:p>7972.494289</text:p>
          </table:table-cell>
          <table:table-cell table:formula="of:=[.D71]-[.C71]" office:value-type="float" office:value="296.709986" calcext:value-type="float">
            <text:p>296.70998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972.497201" calcext:value-type="float">
            <text:p>7972.497201</text:p>
          </table:table-cell>
          <table:table-cell office:value-type="float" office:value="8217.939921" calcext:value-type="float">
            <text:p>8217.939921</text:p>
          </table:table-cell>
          <table:table-cell table:formula="of:=[.D72]-[.C72]" office:value-type="float" office:value="245.442719999999" calcext:value-type="float">
            <text:p>245.44271999999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8217.962354" calcext:value-type="float">
            <text:p>8217.962354</text:p>
          </table:table-cell>
          <table:table-cell office:value-type="float" office:value="8497.63426" calcext:value-type="float">
            <text:p>8497.63426</text:p>
          </table:table-cell>
          <table:table-cell table:formula="of:=[.D73]-[.C73]" office:value-type="float" office:value="279.671906000001" calcext:value-type="float">
            <text:p>279.67190600000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8217.951528" calcext:value-type="float">
            <text:p>8217.951528</text:p>
          </table:table-cell>
          <table:table-cell office:value-type="float" office:value="8506.30479" calcext:value-type="float">
            <text:p>8506.30479</text:p>
          </table:table-cell>
          <table:table-cell table:formula="of:=[.D74]-[.C74]" office:value-type="float" office:value="288.353262000001" calcext:value-type="float">
            <text:p>288.35326200000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8506.310656" calcext:value-type="float">
            <text:p>8506.310656</text:p>
          </table:table-cell>
          <table:table-cell office:value-type="float" office:value="8807.568885" calcext:value-type="float">
            <text:p>8807.568885</text:p>
          </table:table-cell>
          <table:table-cell table:formula="of:=[.D75]-[.C75]" office:value-type="float" office:value="301.258229000001" calcext:value-type="float">
            <text:p>301.25822900000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8506.307628" calcext:value-type="float">
            <text:p>8506.307628</text:p>
          </table:table-cell>
          <table:table-cell office:value-type="float" office:value="8809.688251" calcext:value-type="float">
            <text:p>8809.688251</text:p>
          </table:table-cell>
          <table:table-cell table:formula="of:=[.D76]-[.C76]" office:value-type="float" office:value="303.380622999999" calcext:value-type="float">
            <text:p>303.38062299999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8506.320617" calcext:value-type="float">
            <text:p>8506.320617</text:p>
          </table:table-cell>
          <table:table-cell office:value-type="float" office:value="8815.577206" calcext:value-type="float">
            <text:p>8815.577206</text:p>
          </table:table-cell>
          <table:table-cell table:formula="of:=[.D77]-[.C77]" office:value-type="float" office:value="309.256589000001" calcext:value-type="float">
            <text:p>309.25658900000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8815.682334" calcext:value-type="float">
            <text:p>8815.682334</text:p>
          </table:table-cell>
          <table:table-cell office:value-type="float" office:value="10521.836911" calcext:value-type="float">
            <text:p>10521.836911</text:p>
          </table:table-cell>
          <table:table-cell table:formula="of:=[.D78]-[.C78]" office:value-type="float" office:value="1706.154577" calcext:value-type="float">
            <text:p>1706.15457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8815.645705" calcext:value-type="float">
            <text:p>8815.645705</text:p>
          </table:table-cell>
          <table:table-cell office:value-type="float" office:value="10593.577799" calcext:value-type="float">
            <text:p>10593.577799</text:p>
          </table:table-cell>
          <table:table-cell table:formula="of:=[.D79]-[.C79]" office:value-type="float" office:value="1777.932094" calcext:value-type="float">
            <text:p>1777.93209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8815.696073" calcext:value-type="float">
            <text:p>8815.696073</text:p>
          </table:table-cell>
          <table:table-cell office:value-type="float" office:value="10608.011511" calcext:value-type="float">
            <text:p>10608.011511</text:p>
          </table:table-cell>
          <table:table-cell table:formula="of:=[.D80]-[.C80]" office:value-type="float" office:value="1792.315438" calcext:value-type="float">
            <text:p>1792.31543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8815.65994" calcext:value-type="float">
            <text:p>8815.65994</text:p>
          </table:table-cell>
          <table:table-cell office:value-type="float" office:value="10669.688842" calcext:value-type="float">
            <text:p>10669.688842</text:p>
          </table:table-cell>
          <table:table-cell table:formula="of:=[.D81]-[.C81]" office:value-type="float" office:value="1854.028902" calcext:value-type="float">
            <text:p>1854.02890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815.634482" calcext:value-type="float">
            <text:p>8815.634482</text:p>
          </table:table-cell>
          <table:table-cell office:value-type="float" office:value="10711.785388" calcext:value-type="float">
            <text:p>10711.785388</text:p>
          </table:table-cell>
          <table:table-cell table:formula="of:=[.D82]-[.C82]" office:value-type="float" office:value="1896.150906" calcext:value-type="float">
            <text:p>1896.15090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8815.694454" calcext:value-type="float">
            <text:p>8815.694454</text:p>
          </table:table-cell>
          <table:table-cell office:value-type="float" office:value="10720.894697" calcext:value-type="float">
            <text:p>10720.894697</text:p>
          </table:table-cell>
          <table:table-cell table:formula="of:=[.D83]-[.C83]" office:value-type="float" office:value="1905.200243" calcext:value-type="float">
            <text:p>1905.20024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8815.673714" calcext:value-type="float">
            <text:p>8815.673714</text:p>
          </table:table-cell>
          <table:table-cell office:value-type="float" office:value="10728.608252" calcext:value-type="float">
            <text:p>10728.608252</text:p>
          </table:table-cell>
          <table:table-cell table:formula="of:=[.D84]-[.C84]" office:value-type="float" office:value="1912.934538" calcext:value-type="float">
            <text:p>1912.93453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815.690495" calcext:value-type="float">
            <text:p>8815.690495</text:p>
          </table:table-cell>
          <table:table-cell office:value-type="float" office:value="10728.625293" calcext:value-type="float">
            <text:p>10728.625293</text:p>
          </table:table-cell>
          <table:table-cell table:formula="of:=[.D85]-[.C85]" office:value-type="float" office:value="1912.934798" calcext:value-type="float">
            <text:p>1912.93479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8815.68484" calcext:value-type="float">
            <text:p>8815.68484</text:p>
          </table:table-cell>
          <table:table-cell office:value-type="float" office:value="10749.646833" calcext:value-type="float">
            <text:p>10749.646833</text:p>
          </table:table-cell>
          <table:table-cell table:formula="of:=[.D86]-[.C86]" office:value-type="float" office:value="1933.961993" calcext:value-type="float">
            <text:p>1933.9619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8815.639166" calcext:value-type="float">
            <text:p>8815.639166</text:p>
          </table:table-cell>
          <table:table-cell office:value-type="float" office:value="10761.888399" calcext:value-type="float">
            <text:p>10761.888399</text:p>
          </table:table-cell>
          <table:table-cell table:formula="of:=[.D87]-[.C87]" office:value-type="float" office:value="1946.249233" calcext:value-type="float">
            <text:p>1946.24923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8815.652258" calcext:value-type="float">
            <text:p>8815.652258</text:p>
          </table:table-cell>
          <table:table-cell office:value-type="float" office:value="10773.387508" calcext:value-type="float">
            <text:p>10773.387508</text:p>
          </table:table-cell>
          <table:table-cell table:formula="of:=[.D88]-[.C88]" office:value-type="float" office:value="1957.73525" calcext:value-type="float">
            <text:p>1957.7352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8815.627757" calcext:value-type="float">
            <text:p>8815.627757</text:p>
          </table:table-cell>
          <table:table-cell office:value-type="float" office:value="10789.819931" calcext:value-type="float">
            <text:p>10789.819931</text:p>
          </table:table-cell>
          <table:table-cell table:formula="of:=[.D89]-[.C89]" office:value-type="float" office:value="1974.192174" calcext:value-type="float">
            <text:p>1974.19217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8815.654362" calcext:value-type="float">
            <text:p>8815.654362</text:p>
          </table:table-cell>
          <table:table-cell office:value-type="float" office:value="10795.936139" calcext:value-type="float">
            <text:p>10795.936139</text:p>
          </table:table-cell>
          <table:table-cell table:formula="of:=[.D90]-[.C90]" office:value-type="float" office:value="1980.281777" calcext:value-type="float">
            <text:p>1980.28177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8815.690202" calcext:value-type="float">
            <text:p>8815.690202</text:p>
          </table:table-cell>
          <table:table-cell office:value-type="float" office:value="10811.984997" calcext:value-type="float">
            <text:p>10811.984997</text:p>
          </table:table-cell>
          <table:table-cell table:formula="of:=[.D91]-[.C91]" office:value-type="float" office:value="1996.294795" calcext:value-type="float">
            <text:p>1996.2947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8815.667266" calcext:value-type="float">
            <text:p>8815.667266</text:p>
          </table:table-cell>
          <table:table-cell office:value-type="float" office:value="10812.005688" calcext:value-type="float">
            <text:p>10812.005688</text:p>
          </table:table-cell>
          <table:table-cell table:formula="of:=[.D92]-[.C92]" office:value-type="float" office:value="1996.338422" calcext:value-type="float">
            <text:p>1996.33842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8815.678837" calcext:value-type="float">
            <text:p>8815.678837</text:p>
          </table:table-cell>
          <table:table-cell office:value-type="float" office:value="10821.531638" calcext:value-type="float">
            <text:p>10821.531638</text:p>
          </table:table-cell>
          <table:table-cell table:formula="of:=[.D93]-[.C93]" office:value-type="float" office:value="2005.852801" calcext:value-type="float">
            <text:p>2005.85280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8815.632793" calcext:value-type="float">
            <text:p>8815.632793</text:p>
          </table:table-cell>
          <table:table-cell office:value-type="float" office:value="10830.194259" calcext:value-type="float">
            <text:p>10830.194259</text:p>
          </table:table-cell>
          <table:table-cell table:formula="of:=[.D94]-[.C94]" office:value-type="float" office:value="2014.561466" calcext:value-type="float">
            <text:p>2014.56146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815.661788" calcext:value-type="float">
            <text:p>8815.661788</text:p>
          </table:table-cell>
          <table:table-cell office:value-type="float" office:value="10830.258638" calcext:value-type="float">
            <text:p>10830.258638</text:p>
          </table:table-cell>
          <table:table-cell table:formula="of:=[.D95]-[.C95]" office:value-type="float" office:value="2014.59685" calcext:value-type="float">
            <text:p>2014.5968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8815.698684" calcext:value-type="float">
            <text:p>8815.698684</text:p>
          </table:table-cell>
          <table:table-cell office:value-type="float" office:value="10836.084212" calcext:value-type="float">
            <text:p>10836.084212</text:p>
          </table:table-cell>
          <table:table-cell table:formula="of:=[.D96]-[.C96]" office:value-type="float" office:value="2020.385528" calcext:value-type="float">
            <text:p>2020.38552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815.69085" calcext:value-type="float">
            <text:p>8815.69085</text:p>
          </table:table-cell>
          <table:table-cell office:value-type="float" office:value="10841.186631" calcext:value-type="float">
            <text:p>10841.186631</text:p>
          </table:table-cell>
          <table:table-cell table:formula="of:=[.D97]-[.C97]" office:value-type="float" office:value="2025.495781" calcext:value-type="float">
            <text:p>2025.49578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8815.624063" calcext:value-type="float">
            <text:p>8815.624063</text:p>
          </table:table-cell>
          <table:table-cell office:value-type="float" office:value="10842.442295" calcext:value-type="float">
            <text:p>10842.442295</text:p>
          </table:table-cell>
          <table:table-cell table:formula="of:=[.D98]-[.C98]" office:value-type="float" office:value="2026.818232" calcext:value-type="float">
            <text:p>2026.8182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8815.648374" calcext:value-type="float">
            <text:p>8815.648374</text:p>
          </table:table-cell>
          <table:table-cell office:value-type="float" office:value="10854.271363" calcext:value-type="float">
            <text:p>10854.271363</text:p>
          </table:table-cell>
          <table:table-cell table:formula="of:=[.D99]-[.C99]" office:value-type="float" office:value="2038.622989" calcext:value-type="float">
            <text:p>2038.6229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8815.642082" calcext:value-type="float">
            <text:p>8815.642082</text:p>
          </table:table-cell>
          <table:table-cell office:value-type="float" office:value="10858.619552" calcext:value-type="float">
            <text:p>10858.619552</text:p>
          </table:table-cell>
          <table:table-cell table:formula="of:=[.D100]-[.C100]" office:value-type="float" office:value="2042.97747" calcext:value-type="float">
            <text:p>2042.9774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8815.690936" calcext:value-type="float">
            <text:p>8815.690936</text:p>
          </table:table-cell>
          <table:table-cell office:value-type="float" office:value="10870.846376" calcext:value-type="float">
            <text:p>10870.846376</text:p>
          </table:table-cell>
          <table:table-cell table:formula="of:=[.D101]-[.C101]" office:value-type="float" office:value="2055.15544" calcext:value-type="float">
            <text:p>2055.15544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table:formula="of:=MIN([.E2:.E101])" office:value-type="float" office:value="188.175582000001" calcext:value-type="float">
            <text:p>188.17558200000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x</text:p>
          </table:table-cell>
          <table:table-cell table:formula="of:=MAX([.E2:.E101])" office:value-type="float" office:value="2055.15544" calcext:value-type="float">
            <text:p>2055.15544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ean</text:p>
          </table:table-cell>
          <table:table-cell table:formula="of:=AVERAGE([.E2:.E101])" office:value-type="float" office:value="1089.03103618" calcext:value-type="float">
            <text:p>1089.03103618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EDIAN</text:p>
          </table:table-cell>
          <table:table-cell table:formula="of:=MEDIAN([.E2:.E101])" office:value-type="float" office:value="1167.288188" calcext:value-type="float">
            <text:p>1167.288188</text:p>
          </table:table-cell>
          <table:table-cell table:number-columns-repeated="1019"/>
        </table:table-row>
      </table:table>
      <table:table table:name="10_500" table:style-name="ta1">
        <table:shapes>
          <draw:frame draw:z-index="0" draw:style-name="gr1" draw:text-style-name="P1" svg:width="80.244cm" svg:height="45.135cm" svg:x="9.132cm" svg:y="0.1cm">
            <draw:object draw:notify-on-update-of-ranges="10_500.C1:10_500.C1 10_500.C2:10_500.C101 10_500.D1:10_500.D1 10_500.D2:10_500.D10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Waiting</text:p>
          </table:table-cell>
          <table:table-cell table:style-name="ce1" office:value-type="string" calcext:value-type="string">
            <text:p>Respons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733038" calcext:value-type="float">
            <text:p>0.733038</text:p>
          </table:table-cell>
          <table:table-cell office:value-type="float" office:value="947.295345" calcext:value-type="float">
            <text:p>947.29534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.248077" calcext:value-type="float">
            <text:p>1.248077</text:p>
          </table:table-cell>
          <table:table-cell office:value-type="float" office:value="987.726771" calcext:value-type="float">
            <text:p>987.72677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998742" calcext:value-type="float">
            <text:p>0.998742</text:p>
          </table:table-cell>
          <table:table-cell office:value-type="float" office:value="1004.043492" calcext:value-type="float">
            <text:p>1004.04349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1672" calcext:value-type="float">
            <text:p>0.141672</text:p>
          </table:table-cell>
          <table:table-cell office:value-type="float" office:value="1006.358048" calcext:value-type="float">
            <text:p>1006.35804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419751" calcext:value-type="float">
            <text:p>0.419751</text:p>
          </table:table-cell>
          <table:table-cell office:value-type="float" office:value="1006.370881" calcext:value-type="float">
            <text:p>1006.37088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.498921" calcext:value-type="float">
            <text:p>1.498921</text:p>
          </table:table-cell>
          <table:table-cell office:value-type="float" office:value="1042.777102" calcext:value-type="float">
            <text:p>1042.77710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.28173" calcext:value-type="float">
            <text:p>1.28173</text:p>
          </table:table-cell>
          <table:table-cell office:value-type="float" office:value="1063.702945" calcext:value-type="float">
            <text:p>1063.70294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.810498" calcext:value-type="float">
            <text:p>1.810498</text:p>
          </table:table-cell>
          <table:table-cell office:value-type="float" office:value="1070.164432" calcext:value-type="float">
            <text:p>1070.16443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.843409" calcext:value-type="float">
            <text:p>1.843409</text:p>
          </table:table-cell>
          <table:table-cell office:value-type="float" office:value="1085.612934" calcext:value-type="float">
            <text:p>1085.61293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445846" calcext:value-type="float">
            <text:p>0.445846</text:p>
          </table:table-cell>
          <table:table-cell office:value-type="float" office:value="1086.217634" calcext:value-type="float">
            <text:p>1086.21763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288217" calcext:value-type="float">
            <text:p>1.288217</text:p>
          </table:table-cell>
          <table:table-cell office:value-type="float" office:value="1098.687176" calcext:value-type="float">
            <text:p>1098.68717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811092" calcext:value-type="float">
            <text:p>1.811092</text:p>
          </table:table-cell>
          <table:table-cell office:value-type="float" office:value="1179.620573" calcext:value-type="float">
            <text:p>1179.62057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04.118365" calcext:value-type="float">
            <text:p>1004.118365</text:p>
          </table:table-cell>
          <table:table-cell office:value-type="float" office:value="4070.863986" calcext:value-type="float">
            <text:p>4070.86398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004.147663" calcext:value-type="float">
            <text:p>1004.147663</text:p>
          </table:table-cell>
          <table:table-cell office:value-type="float" office:value="4392.642243" calcext:value-type="float">
            <text:p>4392.642243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004.240093" calcext:value-type="float">
            <text:p>1004.240093</text:p>
          </table:table-cell>
          <table:table-cell office:value-type="float" office:value="4646.612219" calcext:value-type="float">
            <text:p>4646.61221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004.12745" calcext:value-type="float">
            <text:p>1004.12745</text:p>
          </table:table-cell>
          <table:table-cell office:value-type="float" office:value="4711.722219" calcext:value-type="float">
            <text:p>4711.722219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004.202069" calcext:value-type="float">
            <text:p>1004.202069</text:p>
          </table:table-cell>
          <table:table-cell office:value-type="float" office:value="4844.76242" calcext:value-type="float">
            <text:p>4844.7624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004.17092" calcext:value-type="float">
            <text:p>1004.17092</text:p>
          </table:table-cell>
          <table:table-cell office:value-type="float" office:value="5034.781357" calcext:value-type="float">
            <text:p>5034.78135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004.058277" calcext:value-type="float">
            <text:p>1004.058277</text:p>
          </table:table-cell>
          <table:table-cell office:value-type="float" office:value="5049.067346" calcext:value-type="float">
            <text:p>5049.06734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004.133743" calcext:value-type="float">
            <text:p>1004.133743</text:p>
          </table:table-cell>
          <table:table-cell office:value-type="float" office:value="5233.079895" calcext:value-type="float">
            <text:p>5233.079895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004.227343" calcext:value-type="float">
            <text:p>1004.227343</text:p>
          </table:table-cell>
          <table:table-cell office:value-type="float" office:value="5323.532512" calcext:value-type="float">
            <text:p>5323.532512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004.245336" calcext:value-type="float">
            <text:p>1004.245336</text:p>
          </table:table-cell>
          <table:table-cell office:value-type="float" office:value="5448.872511" calcext:value-type="float">
            <text:p>5448.87251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004.222164" calcext:value-type="float">
            <text:p>1004.222164</text:p>
          </table:table-cell>
          <table:table-cell office:value-type="float" office:value="5508.44921" calcext:value-type="float">
            <text:p>5508.4492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004.140417" calcext:value-type="float">
            <text:p>1004.140417</text:p>
          </table:table-cell>
          <table:table-cell office:value-type="float" office:value="5599.702376" calcext:value-type="float">
            <text:p>5599.702376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04.191599" calcext:value-type="float">
            <text:p>1004.191599</text:p>
          </table:table-cell>
          <table:table-cell office:value-type="float" office:value="5599.715574" calcext:value-type="float">
            <text:p>5599.71557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004.159588" calcext:value-type="float">
            <text:p>1004.159588</text:p>
          </table:table-cell>
          <table:table-cell office:value-type="float" office:value="5700.663107" calcext:value-type="float">
            <text:p>5700.663107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004.260993" calcext:value-type="float">
            <text:p>1004.260993</text:p>
          </table:table-cell>
          <table:table-cell office:value-type="float" office:value="5718.587611" calcext:value-type="float">
            <text:p>5718.58761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004.318897" calcext:value-type="float">
            <text:p>1004.318897</text:p>
          </table:table-cell>
          <table:table-cell office:value-type="float" office:value="5787.195383" calcext:value-type="float">
            <text:p>5787.19538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004.186214" calcext:value-type="float">
            <text:p>1004.186214</text:p>
          </table:table-cell>
          <table:table-cell office:value-type="float" office:value="5862.890565" calcext:value-type="float">
            <text:p>5862.890565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004.271648" calcext:value-type="float">
            <text:p>1004.271648</text:p>
          </table:table-cell>
          <table:table-cell office:value-type="float" office:value="6082.567421" calcext:value-type="float">
            <text:p>6082.56742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04.109075" calcext:value-type="float">
            <text:p>1004.109075</text:p>
          </table:table-cell>
          <table:table-cell office:value-type="float" office:value="6131.183189" calcext:value-type="float">
            <text:p>6131.183189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004.196858" calcext:value-type="float">
            <text:p>1004.196858</text:p>
          </table:table-cell>
          <table:table-cell office:value-type="float" office:value="6183.68854" calcext:value-type="float">
            <text:p>6183.68854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004.207525" calcext:value-type="float">
            <text:p>1004.207525</text:p>
          </table:table-cell>
          <table:table-cell office:value-type="float" office:value="6342.5277" calcext:value-type="float">
            <text:p>6342.5277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004.250599" calcext:value-type="float">
            <text:p>1004.250599</text:p>
          </table:table-cell>
          <table:table-cell office:value-type="float" office:value="6390.5998" calcext:value-type="float">
            <text:p>6390.5998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004.266419" calcext:value-type="float">
            <text:p>1004.266419</text:p>
          </table:table-cell>
          <table:table-cell office:value-type="float" office:value="6538.596073" calcext:value-type="float">
            <text:p>6538.59607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004.255883" calcext:value-type="float">
            <text:p>1004.255883</text:p>
          </table:table-cell>
          <table:table-cell office:value-type="float" office:value="6744.496407" calcext:value-type="float">
            <text:p>6744.496407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004.313459" calcext:value-type="float">
            <text:p>1004.313459</text:p>
          </table:table-cell>
          <table:table-cell office:value-type="float" office:value="6906.849871" calcext:value-type="float">
            <text:p>6906.84987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004.276995" calcext:value-type="float">
            <text:p>1004.276995</text:p>
          </table:table-cell>
          <table:table-cell office:value-type="float" office:value="6922.768853" calcext:value-type="float">
            <text:p>6922.768853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004.37002" calcext:value-type="float">
            <text:p>1004.37002</text:p>
          </table:table-cell>
          <table:table-cell office:value-type="float" office:value="6998.822827" calcext:value-type="float">
            <text:p>6998.822827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004.335187" calcext:value-type="float">
            <text:p>1004.335187</text:p>
          </table:table-cell>
          <table:table-cell office:value-type="float" office:value="7016.339539" calcext:value-type="float">
            <text:p>7016.33953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004.295751" calcext:value-type="float">
            <text:p>1004.295751</text:p>
          </table:table-cell>
          <table:table-cell office:value-type="float" office:value="7158.81703" calcext:value-type="float">
            <text:p>7158.81703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004.302506" calcext:value-type="float">
            <text:p>1004.302506</text:p>
          </table:table-cell>
          <table:table-cell office:value-type="float" office:value="7271.01479" calcext:value-type="float">
            <text:p>7271.01479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004.375756" calcext:value-type="float">
            <text:p>1004.375756</text:p>
          </table:table-cell>
          <table:table-cell office:value-type="float" office:value="7493.468913" calcext:value-type="float">
            <text:p>7493.46891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004.635869" calcext:value-type="float">
            <text:p>1004.635869</text:p>
          </table:table-cell>
          <table:table-cell office:value-type="float" office:value="7562.619822" calcext:value-type="float">
            <text:p>7562.61982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004.307989" calcext:value-type="float">
            <text:p>1004.307989</text:p>
          </table:table-cell>
          <table:table-cell office:value-type="float" office:value="7606.927765" calcext:value-type="float">
            <text:p>7606.92776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004.430492" calcext:value-type="float">
            <text:p>1004.430492</text:p>
          </table:table-cell>
          <table:table-cell office:value-type="float" office:value="7628.469319" calcext:value-type="float">
            <text:p>7628.469319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004.324504" calcext:value-type="float">
            <text:p>1004.324504</text:p>
          </table:table-cell>
          <table:table-cell office:value-type="float" office:value="7638.538687" calcext:value-type="float">
            <text:p>7638.53868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04.364786" calcext:value-type="float">
            <text:p>1004.364786</text:p>
          </table:table-cell>
          <table:table-cell office:value-type="float" office:value="7657.299275" calcext:value-type="float">
            <text:p>7657.299275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004.352941" calcext:value-type="float">
            <text:p>1004.352941</text:p>
          </table:table-cell>
          <table:table-cell office:value-type="float" office:value="7683.712481" calcext:value-type="float">
            <text:p>7683.712481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004.38116" calcext:value-type="float">
            <text:p>1004.38116</text:p>
          </table:table-cell>
          <table:table-cell office:value-type="float" office:value="7742.743274" calcext:value-type="float">
            <text:p>7742.743274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004.419805" calcext:value-type="float">
            <text:p>1004.419805</text:p>
          </table:table-cell>
          <table:table-cell office:value-type="float" office:value="7755.004059" calcext:value-type="float">
            <text:p>7755.004059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004.516702" calcext:value-type="float">
            <text:p>1004.516702</text:p>
          </table:table-cell>
          <table:table-cell office:value-type="float" office:value="7778.497581" calcext:value-type="float">
            <text:p>7778.497581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004.359157" calcext:value-type="float">
            <text:p>1004.359157</text:p>
          </table:table-cell>
          <table:table-cell office:value-type="float" office:value="7795.840502" calcext:value-type="float">
            <text:p>7795.840502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004.329973" calcext:value-type="float">
            <text:p>1004.329973</text:p>
          </table:table-cell>
          <table:table-cell office:value-type="float" office:value="7830.670774" calcext:value-type="float">
            <text:p>7830.670774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004.394903" calcext:value-type="float">
            <text:p>1004.394903</text:p>
          </table:table-cell>
          <table:table-cell office:value-type="float" office:value="7830.821218" calcext:value-type="float">
            <text:p>7830.821218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004.694074" calcext:value-type="float">
            <text:p>1004.694074</text:p>
          </table:table-cell>
          <table:table-cell office:value-type="float" office:value="7847.721011" calcext:value-type="float">
            <text:p>7847.721011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004.414422" calcext:value-type="float">
            <text:p>1004.414422</text:p>
          </table:table-cell>
          <table:table-cell office:value-type="float" office:value="7858.986526" calcext:value-type="float">
            <text:p>7858.986526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004.658895" calcext:value-type="float">
            <text:p>1004.658895</text:p>
          </table:table-cell>
          <table:table-cell office:value-type="float" office:value="7875.660437" calcext:value-type="float">
            <text:p>7875.660437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004.599613" calcext:value-type="float">
            <text:p>1004.599613</text:p>
          </table:table-cell>
          <table:table-cell office:value-type="float" office:value="7884.549386" calcext:value-type="float">
            <text:p>7884.549386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004.389391" calcext:value-type="float">
            <text:p>1004.389391</text:p>
          </table:table-cell>
          <table:table-cell office:value-type="float" office:value="7931.825793" calcext:value-type="float">
            <text:p>7931.825793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004.446849" calcext:value-type="float">
            <text:p>1004.446849</text:p>
          </table:table-cell>
          <table:table-cell office:value-type="float" office:value="7950.557462" calcext:value-type="float">
            <text:p>7950.557462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1004.528629" calcext:value-type="float">
            <text:p>1004.528629</text:p>
          </table:table-cell>
          <table:table-cell office:value-type="float" office:value="7962.201397" calcext:value-type="float">
            <text:p>7962.201397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1004.611236" calcext:value-type="float">
            <text:p>1004.611236</text:p>
          </table:table-cell>
          <table:table-cell office:value-type="float" office:value="7962.363032" calcext:value-type="float">
            <text:p>7962.363032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004.436037" calcext:value-type="float">
            <text:p>1004.436037</text:p>
          </table:table-cell>
          <table:table-cell office:value-type="float" office:value="8010.806117" calcext:value-type="float">
            <text:p>8010.806117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004.42513" calcext:value-type="float">
            <text:p>1004.42513</text:p>
          </table:table-cell>
          <table:table-cell office:value-type="float" office:value="8014.834608" calcext:value-type="float">
            <text:p>8014.834608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04.165258" calcext:value-type="float">
            <text:p>1004.165258</text:p>
          </table:table-cell>
          <table:table-cell office:value-type="float" office:value="8020.070354" calcext:value-type="float">
            <text:p>8020.070354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004.53408" calcext:value-type="float">
            <text:p>1004.53408</text:p>
          </table:table-cell>
          <table:table-cell office:value-type="float" office:value="8025.929041" calcext:value-type="float">
            <text:p>8025.929041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004.467483" calcext:value-type="float">
            <text:p>1004.467483</text:p>
          </table:table-cell>
          <table:table-cell office:value-type="float" office:value="8035.909987" calcext:value-type="float">
            <text:p>8035.909987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004.653727" calcext:value-type="float">
            <text:p>1004.653727</text:p>
          </table:table-cell>
          <table:table-cell office:value-type="float" office:value="8070.793232" calcext:value-type="float">
            <text:p>8070.793232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004.54604" calcext:value-type="float">
            <text:p>1004.54604</text:p>
          </table:table-cell>
          <table:table-cell office:value-type="float" office:value="8079.74294" calcext:value-type="float">
            <text:p>8079.74294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004.408161" calcext:value-type="float">
            <text:p>1004.408161</text:p>
          </table:table-cell>
          <table:table-cell office:value-type="float" office:value="8083.14254" calcext:value-type="float">
            <text:p>8083.14254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004.472983" calcext:value-type="float">
            <text:p>1004.472983</text:p>
          </table:table-cell>
          <table:table-cell office:value-type="float" office:value="8083.475373" calcext:value-type="float">
            <text:p>8083.475373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004.441588" calcext:value-type="float">
            <text:p>1004.441588</text:p>
          </table:table-cell>
          <table:table-cell office:value-type="float" office:value="8140.012675" calcext:value-type="float">
            <text:p>8140.012675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004.569414" calcext:value-type="float">
            <text:p>1004.569414</text:p>
          </table:table-cell>
          <table:table-cell office:value-type="float" office:value="8157.840839" calcext:value-type="float">
            <text:p>8157.840839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004.462075" calcext:value-type="float">
            <text:p>1004.462075</text:p>
          </table:table-cell>
          <table:table-cell office:value-type="float" office:value="8167.169714" calcext:value-type="float">
            <text:p>8167.169714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004.585503" calcext:value-type="float">
            <text:p>1004.585503</text:p>
          </table:table-cell>
          <table:table-cell office:value-type="float" office:value="8179.097708" calcext:value-type="float">
            <text:p>8179.097708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004.49743" calcext:value-type="float">
            <text:p>1004.49743</text:p>
          </table:table-cell>
          <table:table-cell office:value-type="float" office:value="8179.323614" calcext:value-type="float">
            <text:p>8179.323614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004.540718" calcext:value-type="float">
            <text:p>1004.540718</text:p>
          </table:table-cell>
          <table:table-cell office:value-type="float" office:value="8192.198095" calcext:value-type="float">
            <text:p>8192.198095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1004.551311" calcext:value-type="float">
            <text:p>1004.551311</text:p>
          </table:table-cell>
          <table:table-cell office:value-type="float" office:value="8195.172531" calcext:value-type="float">
            <text:p>8195.172531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004.630598" calcext:value-type="float">
            <text:p>1004.630598</text:p>
          </table:table-cell>
          <table:table-cell office:value-type="float" office:value="8195.334958" calcext:value-type="float">
            <text:p>8195.334958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004.683969" calcext:value-type="float">
            <text:p>1004.683969</text:p>
          </table:table-cell>
          <table:table-cell office:value-type="float" office:value="8199.889886" calcext:value-type="float">
            <text:p>8199.889886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004.216724" calcext:value-type="float">
            <text:p>1004.216724</text:p>
          </table:table-cell>
          <table:table-cell office:value-type="float" office:value="8200.148673" calcext:value-type="float">
            <text:p>8200.148673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004.481062" calcext:value-type="float">
            <text:p>1004.481062</text:p>
          </table:table-cell>
          <table:table-cell office:value-type="float" office:value="8222.238977" calcext:value-type="float">
            <text:p>8222.238977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1004.606131" calcext:value-type="float">
            <text:p>1004.606131</text:p>
          </table:table-cell>
          <table:table-cell office:value-type="float" office:value="8223.462202" calcext:value-type="float">
            <text:p>8223.462202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004.640982" calcext:value-type="float">
            <text:p>1004.640982</text:p>
          </table:table-cell>
          <table:table-cell office:value-type="float" office:value="8243.007305" calcext:value-type="float">
            <text:p>8243.007305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004.64594" calcext:value-type="float">
            <text:p>1004.64594</text:p>
          </table:table-cell>
          <table:table-cell office:value-type="float" office:value="8243.083324" calcext:value-type="float">
            <text:p>8243.083324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004.492197" calcext:value-type="float">
            <text:p>1004.492197</text:p>
          </table:table-cell>
          <table:table-cell office:value-type="float" office:value="8247.808067" calcext:value-type="float">
            <text:p>8247.80806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04.699448" calcext:value-type="float">
            <text:p>1004.699448</text:p>
          </table:table-cell>
          <table:table-cell office:value-type="float" office:value="8250.837236" calcext:value-type="float">
            <text:p>8250.837236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1004.57505" calcext:value-type="float">
            <text:p>1004.57505</text:p>
          </table:table-cell>
          <table:table-cell office:value-type="float" office:value="8250.949813" calcext:value-type="float">
            <text:p>8250.94981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04.153879" calcext:value-type="float">
            <text:p>1004.153879</text:p>
          </table:table-cell>
          <table:table-cell office:value-type="float" office:value="8269.62898" calcext:value-type="float">
            <text:p>8269.62898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004.486826" calcext:value-type="float">
            <text:p>1004.486826</text:p>
          </table:table-cell>
          <table:table-cell office:value-type="float" office:value="8271.376813" calcext:value-type="float">
            <text:p>8271.376813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004.689021" calcext:value-type="float">
            <text:p>1004.689021</text:p>
          </table:table-cell>
          <table:table-cell office:value-type="float" office:value="8276.044008" calcext:value-type="float">
            <text:p>8276.044008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1004.625196" calcext:value-type="float">
            <text:p>1004.625196</text:p>
          </table:table-cell>
          <table:table-cell office:value-type="float" office:value="8276.713944" calcext:value-type="float">
            <text:p>8276.713944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004.556552" calcext:value-type="float">
            <text:p>1004.556552</text:p>
          </table:table-cell>
          <table:table-cell office:value-type="float" office:value="8282.115847" calcext:value-type="float">
            <text:p>8282.115847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004.664797" calcext:value-type="float">
            <text:p>1004.664797</text:p>
          </table:table-cell>
          <table:table-cell office:value-type="float" office:value="8285.745226" calcext:value-type="float">
            <text:p>8285.745226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1004.52321" calcext:value-type="float">
            <text:p>1004.52321</text:p>
          </table:table-cell>
          <table:table-cell office:value-type="float" office:value="8310.107999" calcext:value-type="float">
            <text:p>8310.107999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004.502198" calcext:value-type="float">
            <text:p>1004.502198</text:p>
          </table:table-cell>
          <table:table-cell office:value-type="float" office:value="8316.107595" calcext:value-type="float">
            <text:p>8316.107595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004.678687" calcext:value-type="float">
            <text:p>1004.678687</text:p>
          </table:table-cell>
          <table:table-cell office:value-type="float" office:value="8317.453458" calcext:value-type="float">
            <text:p>8317.453458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1004.580182" calcext:value-type="float">
            <text:p>1004.580182</text:p>
          </table:table-cell>
          <table:table-cell office:value-type="float" office:value="8324.034256" calcext:value-type="float">
            <text:p>8324.034256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004.594114" calcext:value-type="float">
            <text:p>1004.594114</text:p>
          </table:table-cell>
          <table:table-cell office:value-type="float" office:value="8327.658687" calcext:value-type="float">
            <text:p>8327.658687</text:p>
          </table:table-cell>
        </table:table-row>
      </table:table>
      <table:table table:name="1_500" table:style-name="ta1">
        <table:shapes>
          <draw:frame draw:z-index="0" draw:style-name="gr1" draw:text-style-name="P1" svg:width="80.683cm" svg:height="45.382cm" svg:x="9.132cm" svg:y="0.1cm">
            <draw:object draw:notify-on-update-of-ranges="1_500.C1:1_500.C1 1_500.C2:1_500.C101 1_500.D1:1_500.D1 1_500.D2:1_500.D10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Respons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412362" calcext:value-type="float">
            <text:p>0.412362</text:p>
          </table:table-cell>
          <table:table-cell office:value-type="float" office:value="449.506921" calcext:value-type="float">
            <text:p>449.50692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48723" calcext:value-type="float">
            <text:p>0.148723</text:p>
          </table:table-cell>
          <table:table-cell office:value-type="float" office:value="452.795704" calcext:value-type="float">
            <text:p>452.79570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60719" calcext:value-type="float">
            <text:p>0.060719</text:p>
          </table:table-cell>
          <table:table-cell office:value-type="float" office:value="461.481791" calcext:value-type="float">
            <text:p>461.48179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258364" calcext:value-type="float">
            <text:p>0.258364</text:p>
          </table:table-cell>
          <table:table-cell office:value-type="float" office:value="475.688806" calcext:value-type="float">
            <text:p>475.68880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270264" calcext:value-type="float">
            <text:p>0.270264</text:p>
          </table:table-cell>
          <table:table-cell office:value-type="float" office:value="498.096634" calcext:value-type="float">
            <text:p>498.09663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98.10163" calcext:value-type="float">
            <text:p>498.10163</text:p>
          </table:table-cell>
          <table:table-cell office:value-type="float" office:value="860.985587" calcext:value-type="float">
            <text:p>860.98558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98.101848" calcext:value-type="float">
            <text:p>498.101848</text:p>
          </table:table-cell>
          <table:table-cell office:value-type="float" office:value="868.83285" calcext:value-type="float">
            <text:p>868.8328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98.112732" calcext:value-type="float">
            <text:p>498.112732</text:p>
          </table:table-cell>
          <table:table-cell office:value-type="float" office:value="896.813415" calcext:value-type="float">
            <text:p>896.8134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98.118664" calcext:value-type="float">
            <text:p>498.118664</text:p>
          </table:table-cell>
          <table:table-cell office:value-type="float" office:value="899.943673" calcext:value-type="float">
            <text:p>899.94367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899.951676" calcext:value-type="float">
            <text:p>899.951676</text:p>
          </table:table-cell>
          <table:table-cell office:value-type="float" office:value="1117.917073" calcext:value-type="float">
            <text:p>1117.91707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117.969397" calcext:value-type="float">
            <text:p>1117.969397</text:p>
          </table:table-cell>
          <table:table-cell office:value-type="float" office:value="1469.754785" calcext:value-type="float">
            <text:p>1469.75478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117.973632" calcext:value-type="float">
            <text:p>1117.973632</text:p>
          </table:table-cell>
          <table:table-cell office:value-type="float" office:value="1479.77124" calcext:value-type="float">
            <text:p>1479.7712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117.976641" calcext:value-type="float">
            <text:p>1117.976641</text:p>
          </table:table-cell>
          <table:table-cell office:value-type="float" office:value="1516.17881" calcext:value-type="float">
            <text:p>1516.1788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117.983173" calcext:value-type="float">
            <text:p>1117.983173</text:p>
          </table:table-cell>
          <table:table-cell office:value-type="float" office:value="1523.365991" calcext:value-type="float">
            <text:p>1523.36599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23.368609" calcext:value-type="float">
            <text:p>1523.368609</text:p>
          </table:table-cell>
          <table:table-cell office:value-type="float" office:value="1764.069942" calcext:value-type="float">
            <text:p>1764.06994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764.072307" calcext:value-type="float">
            <text:p>1764.072307</text:p>
          </table:table-cell>
          <table:table-cell office:value-type="float" office:value="1953.632235" calcext:value-type="float">
            <text:p>1953.63223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53.656177" calcext:value-type="float">
            <text:p>1953.656177</text:p>
          </table:table-cell>
          <table:table-cell office:value-type="float" office:value="2257.693586" calcext:value-type="float">
            <text:p>2257.69358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53.645361" calcext:value-type="float">
            <text:p>1953.645361</text:p>
          </table:table-cell>
          <table:table-cell office:value-type="float" office:value="2261.834756" calcext:value-type="float">
            <text:p>2261.83475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53.661585" calcext:value-type="float">
            <text:p>1953.661585</text:p>
          </table:table-cell>
          <table:table-cell office:value-type="float" office:value="2267.697913" calcext:value-type="float">
            <text:p>2267.69791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67.702799" calcext:value-type="float">
            <text:p>2267.702799</text:p>
          </table:table-cell>
          <table:table-cell office:value-type="float" office:value="2549.695707" calcext:value-type="float">
            <text:p>2549.69570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267.750535" calcext:value-type="float">
            <text:p>2267.750535</text:p>
          </table:table-cell>
          <table:table-cell office:value-type="float" office:value="2555.713519" calcext:value-type="float">
            <text:p>2555.713519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555.737599" calcext:value-type="float">
            <text:p>2555.737599</text:p>
          </table:table-cell>
          <table:table-cell office:value-type="float" office:value="3912.627512" calcext:value-type="float">
            <text:p>3912.627512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555.845936" calcext:value-type="float">
            <text:p>2555.845936</text:p>
          </table:table-cell>
          <table:table-cell office:value-type="float" office:value="4303.011746" calcext:value-type="float">
            <text:p>4303.011746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555.793918" calcext:value-type="float">
            <text:p>2555.793918</text:p>
          </table:table-cell>
          <table:table-cell office:value-type="float" office:value="4316.390369" calcext:value-type="float">
            <text:p>4316.39036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555.75928" calcext:value-type="float">
            <text:p>2555.75928</text:p>
          </table:table-cell>
          <table:table-cell office:value-type="float" office:value="4332.873511" calcext:value-type="float">
            <text:p>4332.87351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555.879689" calcext:value-type="float">
            <text:p>2555.879689</text:p>
          </table:table-cell>
          <table:table-cell office:value-type="float" office:value="4407.558539" calcext:value-type="float">
            <text:p>4407.558539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555.808044" calcext:value-type="float">
            <text:p>2555.808044</text:p>
          </table:table-cell>
          <table:table-cell office:value-type="float" office:value="4450.471019" calcext:value-type="float">
            <text:p>4450.471019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555.837639" calcext:value-type="float">
            <text:p>2555.837639</text:p>
          </table:table-cell>
          <table:table-cell office:value-type="float" office:value="4450.539969" calcext:value-type="float">
            <text:p>4450.539969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555.843784" calcext:value-type="float">
            <text:p>2555.843784</text:p>
          </table:table-cell>
          <table:table-cell office:value-type="float" office:value="4501.297567" calcext:value-type="float">
            <text:p>4501.297567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555.821165" calcext:value-type="float">
            <text:p>2555.821165</text:p>
          </table:table-cell>
          <table:table-cell office:value-type="float" office:value="4511.098977" calcext:value-type="float">
            <text:p>4511.098977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555.813575" calcext:value-type="float">
            <text:p>2555.813575</text:p>
          </table:table-cell>
          <table:table-cell office:value-type="float" office:value="4553.408544" calcext:value-type="float">
            <text:p>4553.408544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555.834363" calcext:value-type="float">
            <text:p>2555.834363</text:p>
          </table:table-cell>
          <table:table-cell office:value-type="float" office:value="4561.147013" calcext:value-type="float">
            <text:p>4561.147013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555.877243" calcext:value-type="float">
            <text:p>2555.877243</text:p>
          </table:table-cell>
          <table:table-cell office:value-type="float" office:value="4584.457862" calcext:value-type="float">
            <text:p>4584.457862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555.859336" calcext:value-type="float">
            <text:p>2555.859336</text:p>
          </table:table-cell>
          <table:table-cell office:value-type="float" office:value="4604.439684" calcext:value-type="float">
            <text:p>4604.439684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555.873273" calcext:value-type="float">
            <text:p>2555.873273</text:p>
          </table:table-cell>
          <table:table-cell office:value-type="float" office:value="4607.680535" calcext:value-type="float">
            <text:p>4607.68053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555.864001" calcext:value-type="float">
            <text:p>2555.864001</text:p>
          </table:table-cell>
          <table:table-cell office:value-type="float" office:value="4617.181236" calcext:value-type="float">
            <text:p>4617.181236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555.801684" calcext:value-type="float">
            <text:p>2555.801684</text:p>
          </table:table-cell>
          <table:table-cell office:value-type="float" office:value="4626.98462" calcext:value-type="float">
            <text:p>4626.9846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555.874857" calcext:value-type="float">
            <text:p>2555.874857</text:p>
          </table:table-cell>
          <table:table-cell office:value-type="float" office:value="4626.981443" calcext:value-type="float">
            <text:p>4626.98144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555.878357" calcext:value-type="float">
            <text:p>2555.878357</text:p>
          </table:table-cell>
          <table:table-cell office:value-type="float" office:value="4627.271825" calcext:value-type="float">
            <text:p>4627.271825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555.861417" calcext:value-type="float">
            <text:p>2555.861417</text:p>
          </table:table-cell>
          <table:table-cell office:value-type="float" office:value="4642.950314" calcext:value-type="float">
            <text:p>4642.950314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555.830316" calcext:value-type="float">
            <text:p>2555.830316</text:p>
          </table:table-cell>
          <table:table-cell office:value-type="float" office:value="4649.810796" calcext:value-type="float">
            <text:p>4649.810796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555.882645" calcext:value-type="float">
            <text:p>2555.882645</text:p>
          </table:table-cell>
          <table:table-cell office:value-type="float" office:value="4659.463129" calcext:value-type="float">
            <text:p>4659.463129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55.893558" calcext:value-type="float">
            <text:p>2555.893558</text:p>
          </table:table-cell>
          <table:table-cell office:value-type="float" office:value="4660.053783" calcext:value-type="float">
            <text:p>4660.053783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555.870002" calcext:value-type="float">
            <text:p>2555.870002</text:p>
          </table:table-cell>
          <table:table-cell office:value-type="float" office:value="4663.804904" calcext:value-type="float">
            <text:p>4663.804904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555.878159" calcext:value-type="float">
            <text:p>2555.878159</text:p>
          </table:table-cell>
          <table:table-cell office:value-type="float" office:value="4668.402418" calcext:value-type="float">
            <text:p>4668.402418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555.878325" calcext:value-type="float">
            <text:p>2555.878325</text:p>
          </table:table-cell>
          <table:table-cell office:value-type="float" office:value="4670.232124" calcext:value-type="float">
            <text:p>4670.232124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4670.257929" calcext:value-type="float">
            <text:p>4670.257929</text:p>
          </table:table-cell>
          <table:table-cell office:value-type="float" office:value="4906.176415" calcext:value-type="float">
            <text:p>4906.176415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4906.191785" calcext:value-type="float">
            <text:p>4906.191785</text:p>
          </table:table-cell>
          <table:table-cell office:value-type="float" office:value="5190.934931" calcext:value-type="float">
            <text:p>5190.934931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4906.178894" calcext:value-type="float">
            <text:p>4906.178894</text:p>
          </table:table-cell>
          <table:table-cell office:value-type="float" office:value="5196.723151" calcext:value-type="float">
            <text:p>5196.72315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196.725379" calcext:value-type="float">
            <text:p>5196.725379</text:p>
          </table:table-cell>
          <table:table-cell office:value-type="float" office:value="5403.15294" calcext:value-type="float">
            <text:p>5403.15294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403.1743" calcext:value-type="float">
            <text:p>5403.1743</text:p>
          </table:table-cell>
          <table:table-cell office:value-type="float" office:value="5598.657896" calcext:value-type="float">
            <text:p>5598.657896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598.661841" calcext:value-type="float">
            <text:p>5598.661841</text:p>
          </table:table-cell>
          <table:table-cell office:value-type="float" office:value="5898.320231" calcext:value-type="float">
            <text:p>5898.320231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598.718099" calcext:value-type="float">
            <text:p>5598.718099</text:p>
          </table:table-cell>
          <table:table-cell office:value-type="float" office:value="5904.976789" calcext:value-type="float">
            <text:p>5904.976789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598.68928" calcext:value-type="float">
            <text:p>5598.68928</text:p>
          </table:table-cell>
          <table:table-cell office:value-type="float" office:value="5923.615045" calcext:value-type="float">
            <text:p>5923.615045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923.646513" calcext:value-type="float">
            <text:p>5923.646513</text:p>
          </table:table-cell>
          <table:table-cell office:value-type="float" office:value="6119.241237" calcext:value-type="float">
            <text:p>6119.241237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6119.266957" calcext:value-type="float">
            <text:p>6119.266957</text:p>
          </table:table-cell>
          <table:table-cell office:value-type="float" office:value="6520.454096" calcext:value-type="float">
            <text:p>6520.454096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6119.257617" calcext:value-type="float">
            <text:p>6119.257617</text:p>
          </table:table-cell>
          <table:table-cell office:value-type="float" office:value="6563.31845" calcext:value-type="float">
            <text:p>6563.3184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119.368182" calcext:value-type="float">
            <text:p>6119.368182</text:p>
          </table:table-cell>
          <table:table-cell office:value-type="float" office:value="6571.652961" calcext:value-type="float">
            <text:p>6571.652961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6119.324598" calcext:value-type="float">
            <text:p>6119.324598</text:p>
          </table:table-cell>
          <table:table-cell office:value-type="float" office:value="6593.800457" calcext:value-type="float">
            <text:p>6593.800457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6119.348899" calcext:value-type="float">
            <text:p>6119.348899</text:p>
          </table:table-cell>
          <table:table-cell office:value-type="float" office:value="6610.537284" calcext:value-type="float">
            <text:p>6610.537284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6610.541534" calcext:value-type="float">
            <text:p>6610.541534</text:p>
          </table:table-cell>
          <table:table-cell office:value-type="float" office:value="6918.009023" calcext:value-type="float">
            <text:p>6918.009023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6610.550523" calcext:value-type="float">
            <text:p>6610.550523</text:p>
          </table:table-cell>
          <table:table-cell office:value-type="float" office:value="6920.859584" calcext:value-type="float">
            <text:p>6920.859584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6610.540992" calcext:value-type="float">
            <text:p>6610.540992</text:p>
          </table:table-cell>
          <table:table-cell office:value-type="float" office:value="6941.579497" calcext:value-type="float">
            <text:p>6941.579497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6941.581804" calcext:value-type="float">
            <text:p>6941.581804</text:p>
          </table:table-cell>
          <table:table-cell office:value-type="float" office:value="7132.30319" calcext:value-type="float">
            <text:p>7132.30319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7132.361904" calcext:value-type="float">
            <text:p>7132.361904</text:p>
          </table:table-cell>
          <table:table-cell office:value-type="float" office:value="7419.478079" calcext:value-type="float">
            <text:p>7419.478079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7132.306356" calcext:value-type="float">
            <text:p>7132.306356</text:p>
          </table:table-cell>
          <table:table-cell office:value-type="float" office:value="7433.999649" calcext:value-type="float">
            <text:p>7433.999649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7434.001625" calcext:value-type="float">
            <text:p>7434.001625</text:p>
          </table:table-cell>
          <table:table-cell office:value-type="float" office:value="7718.127639" calcext:value-type="float">
            <text:p>7718.127639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7434.019651" calcext:value-type="float">
            <text:p>7434.019651</text:p>
          </table:table-cell>
          <table:table-cell office:value-type="float" office:value="7729.99962" calcext:value-type="float">
            <text:p>7729.99962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730.002717" calcext:value-type="float">
            <text:p>7730.002717</text:p>
          </table:table-cell>
          <table:table-cell office:value-type="float" office:value="8028.601368" calcext:value-type="float">
            <text:p>8028.601368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730.01764" calcext:value-type="float">
            <text:p>7730.01764</text:p>
          </table:table-cell>
          <table:table-cell office:value-type="float" office:value="8042.650013" calcext:value-type="float">
            <text:p>8042.650013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7730.002802" calcext:value-type="float">
            <text:p>7730.002802</text:p>
          </table:table-cell>
          <table:table-cell office:value-type="float" office:value="8046.620693" calcext:value-type="float">
            <text:p>8046.620693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8046.683308" calcext:value-type="float">
            <text:p>8046.683308</text:p>
          </table:table-cell>
          <table:table-cell office:value-type="float" office:value="8346.556494" calcext:value-type="float">
            <text:p>8346.556494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8046.688948" calcext:value-type="float">
            <text:p>8046.688948</text:p>
          </table:table-cell>
          <table:table-cell office:value-type="float" office:value="8347.130426" calcext:value-type="float">
            <text:p>8347.130426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8046.693371" calcext:value-type="float">
            <text:p>8046.693371</text:p>
          </table:table-cell>
          <table:table-cell office:value-type="float" office:value="8352.986804" calcext:value-type="float">
            <text:p>8352.986804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8353.045963" calcext:value-type="float">
            <text:p>8353.045963</text:p>
          </table:table-cell>
          <table:table-cell office:value-type="float" office:value="8657.179089" calcext:value-type="float">
            <text:p>8657.179089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8353.006313" calcext:value-type="float">
            <text:p>8353.006313</text:p>
          </table:table-cell>
          <table:table-cell office:value-type="float" office:value="8661.633504" calcext:value-type="float">
            <text:p>8661.63350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8352.990067" calcext:value-type="float">
            <text:p>8352.990067</text:p>
          </table:table-cell>
          <table:table-cell office:value-type="float" office:value="8674.904967" calcext:value-type="float">
            <text:p>8674.904967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8674.908345" calcext:value-type="float">
            <text:p>8674.908345</text:p>
          </table:table-cell>
          <table:table-cell office:value-type="float" office:value="8949.69336" calcext:value-type="float">
            <text:p>8949.69336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8674.964238" calcext:value-type="float">
            <text:p>8674.964238</text:p>
          </table:table-cell>
          <table:table-cell office:value-type="float" office:value="8958.803805" calcext:value-type="float">
            <text:p>8958.803805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958.806139" calcext:value-type="float">
            <text:p>8958.806139</text:p>
          </table:table-cell>
          <table:table-cell office:value-type="float" office:value="9174.770657" calcext:value-type="float">
            <text:p>9174.770657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9174.773065" calcext:value-type="float">
            <text:p>9174.773065</text:p>
          </table:table-cell>
          <table:table-cell office:value-type="float" office:value="9369.695106" calcext:value-type="float">
            <text:p>9369.695106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9369.886141" calcext:value-type="float">
            <text:p>9369.886141</text:p>
          </table:table-cell>
          <table:table-cell office:value-type="float" office:value="10813.146804" calcext:value-type="float">
            <text:p>10813.146804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9369.803668" calcext:value-type="float">
            <text:p>9369.803668</text:p>
          </table:table-cell>
          <table:table-cell office:value-type="float" office:value="10856.094749" calcext:value-type="float">
            <text:p>10856.094749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9369.876283" calcext:value-type="float">
            <text:p>9369.876283</text:p>
          </table:table-cell>
          <table:table-cell office:value-type="float" office:value="10859.289256" calcext:value-type="float">
            <text:p>10859.289256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369.872763" calcext:value-type="float">
            <text:p>9369.872763</text:p>
          </table:table-cell>
          <table:table-cell office:value-type="float" office:value="10874.270123" calcext:value-type="float">
            <text:p>10874.270123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369.82726" calcext:value-type="float">
            <text:p>9369.82726</text:p>
          </table:table-cell>
          <table:table-cell office:value-type="float" office:value="10881.184531" calcext:value-type="float">
            <text:p>10881.184531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9369.879266" calcext:value-type="float">
            <text:p>9369.879266</text:p>
          </table:table-cell>
          <table:table-cell office:value-type="float" office:value="10897.723723" calcext:value-type="float">
            <text:p>10897.723723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9369.868725" calcext:value-type="float">
            <text:p>9369.868725</text:p>
          </table:table-cell>
          <table:table-cell office:value-type="float" office:value="10897.997615" calcext:value-type="float">
            <text:p>10897.997615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9369.885825" calcext:value-type="float">
            <text:p>9369.885825</text:p>
          </table:table-cell>
          <table:table-cell office:value-type="float" office:value="10921.999549" calcext:value-type="float">
            <text:p>10921.999549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9369.879108" calcext:value-type="float">
            <text:p>9369.879108</text:p>
          </table:table-cell>
          <table:table-cell office:value-type="float" office:value="10925.374993" calcext:value-type="float">
            <text:p>10925.374993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9369.861987" calcext:value-type="float">
            <text:p>9369.861987</text:p>
          </table:table-cell>
          <table:table-cell office:value-type="float" office:value="10926.814264" calcext:value-type="float">
            <text:p>10926.814264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9369.789923" calcext:value-type="float">
            <text:p>9369.789923</text:p>
          </table:table-cell>
          <table:table-cell office:value-type="float" office:value="10929.282371" calcext:value-type="float">
            <text:p>10929.282371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9369.852234" calcext:value-type="float">
            <text:p>9369.852234</text:p>
          </table:table-cell>
          <table:table-cell office:value-type="float" office:value="10934.292219" calcext:value-type="float">
            <text:p>10934.292219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9369.750712" calcext:value-type="float">
            <text:p>9369.750712</text:p>
          </table:table-cell>
          <table:table-cell office:value-type="float" office:value="10934.292654" calcext:value-type="float">
            <text:p>10934.292654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9369.853719" calcext:value-type="float">
            <text:p>9369.853719</text:p>
          </table:table-cell>
          <table:table-cell office:value-type="float" office:value="10942.223997" calcext:value-type="float">
            <text:p>10942.223997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9369.844218" calcext:value-type="float">
            <text:p>9369.844218</text:p>
          </table:table-cell>
          <table:table-cell office:value-type="float" office:value="10944.367739" calcext:value-type="float">
            <text:p>10944.367739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9369.863155" calcext:value-type="float">
            <text:p>9369.863155</text:p>
          </table:table-cell>
          <table:table-cell office:value-type="float" office:value="10958.902643" calcext:value-type="float">
            <text:p>10958.90264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369.878298" calcext:value-type="float">
            <text:p>9369.878298</text:p>
          </table:table-cell>
          <table:table-cell office:value-type="float" office:value="10960.797152" calcext:value-type="float">
            <text:p>10960.797152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9369.875572" calcext:value-type="float">
            <text:p>9369.875572</text:p>
          </table:table-cell>
          <table:table-cell office:value-type="float" office:value="10986.878995" calcext:value-type="float">
            <text:p>10986.878995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9369.870232" calcext:value-type="float">
            <text:p>9369.870232</text:p>
          </table:table-cell>
          <table:table-cell office:value-type="float" office:value="11005.980808" calcext:value-type="float">
            <text:p>11005.980808</text:p>
          </table:table-cell>
        </table:table-row>
      </table:table>
      <table:table table:name="1_1000" table:style-name="ta1">
        <table:shapes>
          <draw:frame draw:z-index="0" draw:style-name="gr1" draw:text-style-name="P1" svg:width="71.505cm" svg:height="45.367cm" svg:x="17.263cm" svg:y="0cm">
            <draw:object draw:notify-on-update-of-ranges="1_1000.C1:1_1000.C1 1_1000.C2:1_1000.C101 1_1000.D1:1_1000.D1 1_1000.D2:1_1000.D10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Response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11798" calcext:value-type="float">
            <text:p>0.011798</text:p>
          </table:table-cell>
          <table:table-cell office:value-type="float" office:value="299.97521" calcext:value-type="float">
            <text:p>299.97521</text:p>
          </table:table-cell>
          <table:table-cell table:formula="of:=[.D2]-[.C2]" office:value-type="float" office:value="299.963412" calcext:value-type="float">
            <text:p>299.96341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66494" calcext:value-type="float">
            <text:p>0.066494</text:p>
          </table:table-cell>
          <table:table-cell office:value-type="float" office:value="302.489336" calcext:value-type="float">
            <text:p>302.489336</text:p>
          </table:table-cell>
          <table:table-cell table:formula="of:=[.D3]-[.C3]" office:value-type="float" office:value="302.422842" calcext:value-type="float">
            <text:p>302.42284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02.509214" calcext:value-type="float">
            <text:p>302.509214</text:p>
          </table:table-cell>
          <table:table-cell office:value-type="float" office:value="614.758929" calcext:value-type="float">
            <text:p>614.758929</text:p>
          </table:table-cell>
          <table:table-cell table:formula="of:=[.D4]-[.C4]" office:value-type="float" office:value="312.249715" calcext:value-type="float">
            <text:p>312.24971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02.571265" calcext:value-type="float">
            <text:p>302.571265</text:p>
          </table:table-cell>
          <table:table-cell office:value-type="float" office:value="674.60941" calcext:value-type="float">
            <text:p>674.60941</text:p>
          </table:table-cell>
          <table:table-cell table:formula="of:=[.D5]-[.C5]" office:value-type="float" office:value="372.038145" calcext:value-type="float">
            <text:p>372.03814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02.567365" calcext:value-type="float">
            <text:p>302.567365</text:p>
          </table:table-cell>
          <table:table-cell office:value-type="float" office:value="723.607083" calcext:value-type="float">
            <text:p>723.607083</text:p>
          </table:table-cell>
          <table:table-cell table:formula="of:=[.D6]-[.C6]" office:value-type="float" office:value="421.039718" calcext:value-type="float">
            <text:p>421.03971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02.49621" calcext:value-type="float">
            <text:p>302.49621</text:p>
          </table:table-cell>
          <table:table-cell office:value-type="float" office:value="742.882858" calcext:value-type="float">
            <text:p>742.882858</text:p>
          </table:table-cell>
          <table:table-cell table:formula="of:=[.D7]-[.C7]" office:value-type="float" office:value="440.386648" calcext:value-type="float">
            <text:p>440.38664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42.904813" calcext:value-type="float">
            <text:p>742.904813</text:p>
          </table:table-cell>
          <table:table-cell office:value-type="float" office:value="1015.438792" calcext:value-type="float">
            <text:p>1015.438792</text:p>
          </table:table-cell>
          <table:table-cell table:formula="of:=[.D8]-[.C8]" office:value-type="float" office:value="272.533979" calcext:value-type="float">
            <text:p>272.53397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42.889454" calcext:value-type="float">
            <text:p>742.889454</text:p>
          </table:table-cell>
          <table:table-cell office:value-type="float" office:value="1017.488479" calcext:value-type="float">
            <text:p>1017.488479</text:p>
          </table:table-cell>
          <table:table-cell table:formula="of:=[.D9]-[.C9]" office:value-type="float" office:value="274.599025" calcext:value-type="float">
            <text:p>274.59902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17.515912" calcext:value-type="float">
            <text:p>1017.515912</text:p>
          </table:table-cell>
          <table:table-cell office:value-type="float" office:value="1278.307203" calcext:value-type="float">
            <text:p>1278.307203</text:p>
          </table:table-cell>
          <table:table-cell table:formula="of:=[.D10]-[.C10]" office:value-type="float" office:value="260.791291" calcext:value-type="float">
            <text:p>260.79129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278.310257" calcext:value-type="float">
            <text:p>1278.310257</text:p>
          </table:table-cell>
          <table:table-cell office:value-type="float" office:value="1524.450219" calcext:value-type="float">
            <text:p>1524.450219</text:p>
          </table:table-cell>
          <table:table-cell table:formula="of:=[.D11]-[.C11]" office:value-type="float" office:value="246.139962" calcext:value-type="float">
            <text:p>246.13996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524.473154" calcext:value-type="float">
            <text:p>1524.473154</text:p>
          </table:table-cell>
          <table:table-cell office:value-type="float" office:value="1893.478164" calcext:value-type="float">
            <text:p>1893.478164</text:p>
          </table:table-cell>
          <table:table-cell table:formula="of:=[.D12]-[.C12]" office:value-type="float" office:value="369.00501" calcext:value-type="float">
            <text:p>369.0050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524.45575" calcext:value-type="float">
            <text:p>1524.45575</text:p>
          </table:table-cell>
          <table:table-cell office:value-type="float" office:value="1911.172106" calcext:value-type="float">
            <text:p>1911.172106</text:p>
          </table:table-cell>
          <table:table-cell table:formula="of:=[.D13]-[.C13]" office:value-type="float" office:value="386.716356" calcext:value-type="float">
            <text:p>386.71635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524.45993" calcext:value-type="float">
            <text:p>1524.45993</text:p>
          </table:table-cell>
          <table:table-cell office:value-type="float" office:value="1915.534332" calcext:value-type="float">
            <text:p>1915.534332</text:p>
          </table:table-cell>
          <table:table-cell table:formula="of:=[.D14]-[.C14]" office:value-type="float" office:value="391.074402" calcext:value-type="float">
            <text:p>391.07440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524.468076" calcext:value-type="float">
            <text:p>1524.468076</text:p>
          </table:table-cell>
          <table:table-cell office:value-type="float" office:value="1917.608125" calcext:value-type="float">
            <text:p>1917.608125</text:p>
          </table:table-cell>
          <table:table-cell table:formula="of:=[.D15]-[.C15]" office:value-type="float" office:value="393.140049" calcext:value-type="float">
            <text:p>393.14004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917.609476" calcext:value-type="float">
            <text:p>1917.609476</text:p>
          </table:table-cell>
          <table:table-cell office:value-type="float" office:value="2195.934607" calcext:value-type="float">
            <text:p>2195.934607</text:p>
          </table:table-cell>
          <table:table-cell table:formula="of:=[.D16]-[.C16]" office:value-type="float" office:value="278.325131" calcext:value-type="float">
            <text:p>278.32513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17.621575" calcext:value-type="float">
            <text:p>1917.621575</text:p>
          </table:table-cell>
          <table:table-cell office:value-type="float" office:value="2217.929354" calcext:value-type="float">
            <text:p>2217.929354</text:p>
          </table:table-cell>
          <table:table-cell table:formula="of:=[.D17]-[.C17]" office:value-type="float" office:value="300.307779" calcext:value-type="float">
            <text:p>300.30777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217.932305" calcext:value-type="float">
            <text:p>2217.932305</text:p>
          </table:table-cell>
          <table:table-cell office:value-type="float" office:value="2490.623491" calcext:value-type="float">
            <text:p>2490.623491</text:p>
          </table:table-cell>
          <table:table-cell table:formula="of:=[.D18]-[.C18]" office:value-type="float" office:value="272.691186" calcext:value-type="float">
            <text:p>272.69118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490.626073" calcext:value-type="float">
            <text:p>2490.626073</text:p>
          </table:table-cell>
          <table:table-cell office:value-type="float" office:value="2759.284216" calcext:value-type="float">
            <text:p>2759.284216</text:p>
          </table:table-cell>
          <table:table-cell table:formula="of:=[.D19]-[.C19]" office:value-type="float" office:value="268.658143" calcext:value-type="float">
            <text:p>268.65814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759.363316" calcext:value-type="float">
            <text:p>2759.363316</text:p>
          </table:table-cell>
          <table:table-cell office:value-type="float" office:value="3042.697202" calcext:value-type="float">
            <text:p>3042.697202</text:p>
          </table:table-cell>
          <table:table-cell table:formula="of:=[.D20]-[.C20]" office:value-type="float" office:value="283.333886" calcext:value-type="float">
            <text:p>283.33388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759.301619" calcext:value-type="float">
            <text:p>2759.301619</text:p>
          </table:table-cell>
          <table:table-cell office:value-type="float" office:value="3045.645395" calcext:value-type="float">
            <text:p>3045.645395</text:p>
          </table:table-cell>
          <table:table-cell table:formula="of:=[.D21]-[.C21]" office:value-type="float" office:value="286.343776" calcext:value-type="float">
            <text:p>286.34377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045.651875" calcext:value-type="float">
            <text:p>3045.651875</text:p>
          </table:table-cell>
          <table:table-cell office:value-type="float" office:value="3330.70442" calcext:value-type="float">
            <text:p>3330.70442</text:p>
          </table:table-cell>
          <table:table-cell table:formula="of:=[.D22]-[.C22]" office:value-type="float" office:value="285.052545" calcext:value-type="float">
            <text:p>285.05254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045.675044" calcext:value-type="float">
            <text:p>3045.675044</text:p>
          </table:table-cell>
          <table:table-cell office:value-type="float" office:value="3334.759865" calcext:value-type="float">
            <text:p>3334.759865</text:p>
          </table:table-cell>
          <table:table-cell table:formula="of:=[.D23]-[.C23]" office:value-type="float" office:value="289.084821" calcext:value-type="float">
            <text:p>289.08482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334.80165" calcext:value-type="float">
            <text:p>3334.80165</text:p>
          </table:table-cell>
          <table:table-cell office:value-type="float" office:value="3615.592657" calcext:value-type="float">
            <text:p>3615.592657</text:p>
          </table:table-cell>
          <table:table-cell table:formula="of:=[.D24]-[.C24]" office:value-type="float" office:value="280.791007" calcext:value-type="float">
            <text:p>280.79100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3334.806323" calcext:value-type="float">
            <text:p>3334.806323</text:p>
          </table:table-cell>
          <table:table-cell office:value-type="float" office:value="3627.708617" calcext:value-type="float">
            <text:p>3627.708617</text:p>
          </table:table-cell>
          <table:table-cell table:formula="of:=[.D25]-[.C25]" office:value-type="float" office:value="292.902294" calcext:value-type="float">
            <text:p>292.902294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627.741409" calcext:value-type="float">
            <text:p>3627.741409</text:p>
          </table:table-cell>
          <table:table-cell office:value-type="float" office:value="3949.251499" calcext:value-type="float">
            <text:p>3949.251499</text:p>
          </table:table-cell>
          <table:table-cell table:formula="of:=[.D26]-[.C26]" office:value-type="float" office:value="321.51009" calcext:value-type="float">
            <text:p>321.51009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627.734167" calcext:value-type="float">
            <text:p>3627.734167</text:p>
          </table:table-cell>
          <table:table-cell office:value-type="float" office:value="4087.433235" calcext:value-type="float">
            <text:p>4087.433235</text:p>
          </table:table-cell>
          <table:table-cell table:formula="of:=[.D27]-[.C27]" office:value-type="float" office:value="459.699068" calcext:value-type="float">
            <text:p>459.699068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627.741022" calcext:value-type="float">
            <text:p>3627.741022</text:p>
          </table:table-cell>
          <table:table-cell office:value-type="float" office:value="4094.367766" calcext:value-type="float">
            <text:p>4094.367766</text:p>
          </table:table-cell>
          <table:table-cell table:formula="of:=[.D28]-[.C28]" office:value-type="float" office:value="466.626744" calcext:value-type="float">
            <text:p>466.626744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627.73083" calcext:value-type="float">
            <text:p>3627.73083</text:p>
          </table:table-cell>
          <table:table-cell office:value-type="float" office:value="4097.025915" calcext:value-type="float">
            <text:p>4097.025915</text:p>
          </table:table-cell>
          <table:table-cell table:formula="of:=[.D29]-[.C29]" office:value-type="float" office:value="469.295085" calcext:value-type="float">
            <text:p>469.29508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627.729128" calcext:value-type="float">
            <text:p>3627.729128</text:p>
          </table:table-cell>
          <table:table-cell office:value-type="float" office:value="4112.055651" calcext:value-type="float">
            <text:p>4112.055651</text:p>
          </table:table-cell>
          <table:table-cell table:formula="of:=[.D30]-[.C30]" office:value-type="float" office:value="484.326523" calcext:value-type="float">
            <text:p>484.326523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112.123842" calcext:value-type="float">
            <text:p>4112.123842</text:p>
          </table:table-cell>
          <table:table-cell office:value-type="float" office:value="4359.737543" calcext:value-type="float">
            <text:p>4359.737543</text:p>
          </table:table-cell>
          <table:table-cell table:formula="of:=[.D31]-[.C31]" office:value-type="float" office:value="247.613701" calcext:value-type="float">
            <text:p>247.61370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4359.739845" calcext:value-type="float">
            <text:p>4359.739845</text:p>
          </table:table-cell>
          <table:table-cell office:value-type="float" office:value="4598.978875" calcext:value-type="float">
            <text:p>4598.978875</text:p>
          </table:table-cell>
          <table:table-cell table:formula="of:=[.D32]-[.C32]" office:value-type="float" office:value="239.23903" calcext:value-type="float">
            <text:p>239.23903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4599.078879" calcext:value-type="float">
            <text:p>4599.078879</text:p>
          </table:table-cell>
          <table:table-cell office:value-type="float" office:value="5007.753755" calcext:value-type="float">
            <text:p>5007.753755</text:p>
          </table:table-cell>
          <table:table-cell table:formula="of:=[.D33]-[.C33]" office:value-type="float" office:value="408.674876" calcext:value-type="float">
            <text:p>408.674876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599.090605" calcext:value-type="float">
            <text:p>4599.090605</text:p>
          </table:table-cell>
          <table:table-cell office:value-type="float" office:value="5030.492512" calcext:value-type="float">
            <text:p>5030.492512</text:p>
          </table:table-cell>
          <table:table-cell table:formula="of:=[.D34]-[.C34]" office:value-type="float" office:value="431.401907" calcext:value-type="float">
            <text:p>431.40190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4599.090103" calcext:value-type="float">
            <text:p>4599.090103</text:p>
          </table:table-cell>
          <table:table-cell office:value-type="float" office:value="5053.991555" calcext:value-type="float">
            <text:p>5053.991555</text:p>
          </table:table-cell>
          <table:table-cell table:formula="of:=[.D35]-[.C35]" office:value-type="float" office:value="454.901451999999" calcext:value-type="float">
            <text:p>454.901451999999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4599.078629" calcext:value-type="float">
            <text:p>4599.078629</text:p>
          </table:table-cell>
          <table:table-cell office:value-type="float" office:value="5083.386508" calcext:value-type="float">
            <text:p>5083.386508</text:p>
          </table:table-cell>
          <table:table-cell table:formula="of:=[.D36]-[.C36]" office:value-type="float" office:value="484.307879" calcext:value-type="float">
            <text:p>484.307879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4599.08276" calcext:value-type="float">
            <text:p>4599.08276</text:p>
          </table:table-cell>
          <table:table-cell office:value-type="float" office:value="5087.3678" calcext:value-type="float">
            <text:p>5087.3678</text:p>
          </table:table-cell>
          <table:table-cell table:formula="of:=[.D37]-[.C37]" office:value-type="float" office:value="488.28504" calcext:value-type="float">
            <text:p>488.28504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5087.38283" calcext:value-type="float">
            <text:p>5087.38283</text:p>
          </table:table-cell>
          <table:table-cell office:value-type="float" office:value="5390.21212" calcext:value-type="float">
            <text:p>5390.21212</text:p>
          </table:table-cell>
          <table:table-cell table:formula="of:=[.D38]-[.C38]" office:value-type="float" office:value="302.829290000001" calcext:value-type="float">
            <text:p>302.82929000000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5087.371117" calcext:value-type="float">
            <text:p>5087.371117</text:p>
          </table:table-cell>
          <table:table-cell office:value-type="float" office:value="5398.993979" calcext:value-type="float">
            <text:p>5398.993979</text:p>
          </table:table-cell>
          <table:table-cell table:formula="of:=[.D39]-[.C39]" office:value-type="float" office:value="311.622862" calcext:value-type="float">
            <text:p>311.622862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5087.372326" calcext:value-type="float">
            <text:p>5087.372326</text:p>
          </table:table-cell>
          <table:table-cell office:value-type="float" office:value="5438.686699" calcext:value-type="float">
            <text:p>5438.686699</text:p>
          </table:table-cell>
          <table:table-cell table:formula="of:=[.D40]-[.C40]" office:value-type="float" office:value="351.314373" calcext:value-type="float">
            <text:p>351.31437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5438.689476" calcext:value-type="float">
            <text:p>5438.689476</text:p>
          </table:table-cell>
          <table:table-cell office:value-type="float" office:value="5707.829519" calcext:value-type="float">
            <text:p>5707.829519</text:p>
          </table:table-cell>
          <table:table-cell table:formula="of:=[.D41]-[.C41]" office:value-type="float" office:value="269.140043" calcext:value-type="float">
            <text:p>269.14004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5438.706418" calcext:value-type="float">
            <text:p>5438.706418</text:p>
          </table:table-cell>
          <table:table-cell office:value-type="float" office:value="5728.289296" calcext:value-type="float">
            <text:p>5728.289296</text:p>
          </table:table-cell>
          <table:table-cell table:formula="of:=[.D42]-[.C42]" office:value-type="float" office:value="289.582878" calcext:value-type="float">
            <text:p>289.582878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5728.307102" calcext:value-type="float">
            <text:p>5728.307102</text:p>
          </table:table-cell>
          <table:table-cell office:value-type="float" office:value="6025.643208" calcext:value-type="float">
            <text:p>6025.643208</text:p>
          </table:table-cell>
          <table:table-cell table:formula="of:=[.D43]-[.C43]" office:value-type="float" office:value="297.336106000001" calcext:value-type="float">
            <text:p>297.33610600000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5728.292232" calcext:value-type="float">
            <text:p>5728.292232</text:p>
          </table:table-cell>
          <table:table-cell office:value-type="float" office:value="6028.813191" calcext:value-type="float">
            <text:p>6028.813191</text:p>
          </table:table-cell>
          <table:table-cell table:formula="of:=[.D44]-[.C44]" office:value-type="float" office:value="300.520959" calcext:value-type="float">
            <text:p>300.520959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5728.29938" calcext:value-type="float">
            <text:p>5728.29938</text:p>
          </table:table-cell>
          <table:table-cell office:value-type="float" office:value="6060.489171" calcext:value-type="float">
            <text:p>6060.489171</text:p>
          </table:table-cell>
          <table:table-cell table:formula="of:=[.D45]-[.C45]" office:value-type="float" office:value="332.189791" calcext:value-type="float">
            <text:p>332.18979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6060.492862" calcext:value-type="float">
            <text:p>6060.492862</text:p>
          </table:table-cell>
          <table:table-cell office:value-type="float" office:value="6310.615912" calcext:value-type="float">
            <text:p>6310.615912</text:p>
          </table:table-cell>
          <table:table-cell table:formula="of:=[.D46]-[.C46]" office:value-type="float" office:value="250.12305" calcext:value-type="float">
            <text:p>250.12305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6310.644018" calcext:value-type="float">
            <text:p>6310.644018</text:p>
          </table:table-cell>
          <table:table-cell office:value-type="float" office:value="6605.421879" calcext:value-type="float">
            <text:p>6605.421879</text:p>
          </table:table-cell>
          <table:table-cell table:formula="of:=[.D47]-[.C47]" office:value-type="float" office:value="294.777861" calcext:value-type="float">
            <text:p>294.77786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6310.638803" calcext:value-type="float">
            <text:p>6310.638803</text:p>
          </table:table-cell>
          <table:table-cell office:value-type="float" office:value="6609.166119" calcext:value-type="float">
            <text:p>6609.166119</text:p>
          </table:table-cell>
          <table:table-cell table:formula="of:=[.D48]-[.C48]" office:value-type="float" office:value="298.527316000001" calcext:value-type="float">
            <text:p>298.527316000001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6310.630115" calcext:value-type="float">
            <text:p>6310.630115</text:p>
          </table:table-cell>
          <table:table-cell office:value-type="float" office:value="6610.918544" calcext:value-type="float">
            <text:p>6610.918544</text:p>
          </table:table-cell>
          <table:table-cell table:formula="of:=[.D49]-[.C49]" office:value-type="float" office:value="300.288429" calcext:value-type="float">
            <text:p>300.288429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6610.9214" calcext:value-type="float">
            <text:p>6610.9214</text:p>
          </table:table-cell>
          <table:table-cell office:value-type="float" office:value="6886.879259" calcext:value-type="float">
            <text:p>6886.879259</text:p>
          </table:table-cell>
          <table:table-cell table:formula="of:=[.D50]-[.C50]" office:value-type="float" office:value="275.957859" calcext:value-type="float">
            <text:p>275.95785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6610.93417" calcext:value-type="float">
            <text:p>6610.93417</text:p>
          </table:table-cell>
          <table:table-cell office:value-type="float" office:value="6909.801267" calcext:value-type="float">
            <text:p>6909.801267</text:p>
          </table:table-cell>
          <table:table-cell table:formula="of:=[.D51]-[.C51]" office:value-type="float" office:value="298.867096999999" calcext:value-type="float">
            <text:p>298.867096999999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6909.827473" calcext:value-type="float">
            <text:p>6909.827473</text:p>
          </table:table-cell>
          <table:table-cell office:value-type="float" office:value="7160.641325" calcext:value-type="float">
            <text:p>7160.641325</text:p>
          </table:table-cell>
          <table:table-cell table:formula="of:=[.D52]-[.C52]" office:value-type="float" office:value="250.813851999999" calcext:value-type="float">
            <text:p>250.813851999999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6909.817343" calcext:value-type="float">
            <text:p>6909.817343</text:p>
          </table:table-cell>
          <table:table-cell office:value-type="float" office:value="7194.149369" calcext:value-type="float">
            <text:p>7194.149369</text:p>
          </table:table-cell>
          <table:table-cell table:formula="of:=[.D53]-[.C53]" office:value-type="float" office:value="284.332026" calcext:value-type="float">
            <text:p>284.332026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7194.151732" calcext:value-type="float">
            <text:p>7194.151732</text:p>
          </table:table-cell>
          <table:table-cell office:value-type="float" office:value="7471.215492" calcext:value-type="float">
            <text:p>7471.215492</text:p>
          </table:table-cell>
          <table:table-cell table:formula="of:=[.D54]-[.C54]" office:value-type="float" office:value="277.06376" calcext:value-type="float">
            <text:p>277.06376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7471.222614" calcext:value-type="float">
            <text:p>7471.222614</text:p>
          </table:table-cell>
          <table:table-cell office:value-type="float" office:value="7744.840854" calcext:value-type="float">
            <text:p>7744.840854</text:p>
          </table:table-cell>
          <table:table-cell table:formula="of:=[.D55]-[.C55]" office:value-type="float" office:value="273.61824" calcext:value-type="float">
            <text:p>273.61824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7471.237889" calcext:value-type="float">
            <text:p>7471.237889</text:p>
          </table:table-cell>
          <table:table-cell office:value-type="float" office:value="7747.48974" calcext:value-type="float">
            <text:p>7747.48974</text:p>
          </table:table-cell>
          <table:table-cell table:formula="of:=[.D56]-[.C56]" office:value-type="float" office:value="276.251851" calcext:value-type="float">
            <text:p>276.25185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7747.509467" calcext:value-type="float">
            <text:p>7747.509467</text:p>
          </table:table-cell>
          <table:table-cell office:value-type="float" office:value="8115.723486" calcext:value-type="float">
            <text:p>8115.723486</text:p>
          </table:table-cell>
          <table:table-cell table:formula="of:=[.D57]-[.C57]" office:value-type="float" office:value="368.214019" calcext:value-type="float">
            <text:p>368.214019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7747.499911" calcext:value-type="float">
            <text:p>7747.499911</text:p>
          </table:table-cell>
          <table:table-cell office:value-type="float" office:value="8124.994291" calcext:value-type="float">
            <text:p>8124.994291</text:p>
          </table:table-cell>
          <table:table-cell table:formula="of:=[.D58]-[.C58]" office:value-type="float" office:value="377.49438" calcext:value-type="float">
            <text:p>377.49438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7747.498991" calcext:value-type="float">
            <text:p>7747.498991</text:p>
          </table:table-cell>
          <table:table-cell office:value-type="float" office:value="8125.18753" calcext:value-type="float">
            <text:p>8125.18753</text:p>
          </table:table-cell>
          <table:table-cell table:formula="of:=[.D59]-[.C59]" office:value-type="float" office:value="377.688539" calcext:value-type="float">
            <text:p>377.688539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7747.505114" calcext:value-type="float">
            <text:p>7747.505114</text:p>
          </table:table-cell>
          <table:table-cell office:value-type="float" office:value="8176.431965" calcext:value-type="float">
            <text:p>8176.431965</text:p>
          </table:table-cell>
          <table:table-cell table:formula="of:=[.D60]-[.C60]" office:value-type="float" office:value="428.926851" calcext:value-type="float">
            <text:p>428.926851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8176.435305" calcext:value-type="float">
            <text:p>8176.435305</text:p>
          </table:table-cell>
          <table:table-cell office:value-type="float" office:value="8473.28031" calcext:value-type="float">
            <text:p>8473.28031</text:p>
          </table:table-cell>
          <table:table-cell table:formula="of:=[.D61]-[.C61]" office:value-type="float" office:value="296.845005" calcext:value-type="float">
            <text:p>296.845005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8176.443619" calcext:value-type="float">
            <text:p>8176.443619</text:p>
          </table:table-cell>
          <table:table-cell office:value-type="float" office:value="8476.682387" calcext:value-type="float">
            <text:p>8476.682387</text:p>
          </table:table-cell>
          <table:table-cell table:formula="of:=[.D62]-[.C62]" office:value-type="float" office:value="300.238768000001" calcext:value-type="float">
            <text:p>300.238768000001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8476.684876" calcext:value-type="float">
            <text:p>8476.684876</text:p>
          </table:table-cell>
          <table:table-cell office:value-type="float" office:value="8784.379339" calcext:value-type="float">
            <text:p>8784.379339</text:p>
          </table:table-cell>
          <table:table-cell table:formula="of:=[.D63]-[.C63]" office:value-type="float" office:value="307.694463" calcext:value-type="float">
            <text:p>307.694463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8476.6884" calcext:value-type="float">
            <text:p>8476.6884</text:p>
          </table:table-cell>
          <table:table-cell office:value-type="float" office:value="8788.061134" calcext:value-type="float">
            <text:p>8788.061134</text:p>
          </table:table-cell>
          <table:table-cell table:formula="of:=[.D64]-[.C64]" office:value-type="float" office:value="311.372734" calcext:value-type="float">
            <text:p>311.372734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8476.69504" calcext:value-type="float">
            <text:p>8476.69504</text:p>
          </table:table-cell>
          <table:table-cell office:value-type="float" office:value="8791.231517" calcext:value-type="float">
            <text:p>8791.231517</text:p>
          </table:table-cell>
          <table:table-cell table:formula="of:=[.D65]-[.C65]" office:value-type="float" office:value="314.536477" calcext:value-type="float">
            <text:p>314.536477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8791.238108" calcext:value-type="float">
            <text:p>8791.238108</text:p>
          </table:table-cell>
          <table:table-cell office:value-type="float" office:value="9080.290591" calcext:value-type="float">
            <text:p>9080.290591</text:p>
          </table:table-cell>
          <table:table-cell table:formula="of:=[.D66]-[.C66]" office:value-type="float" office:value="289.052483000001" calcext:value-type="float">
            <text:p>289.052483000001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8791.234091" calcext:value-type="float">
            <text:p>8791.234091</text:p>
          </table:table-cell>
          <table:table-cell office:value-type="float" office:value="9098.510105" calcext:value-type="float">
            <text:p>9098.510105</text:p>
          </table:table-cell>
          <table:table-cell table:formula="of:=[.D67]-[.C67]" office:value-type="float" office:value="307.276013999999" calcext:value-type="float">
            <text:p>307.276013999999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8791.238296" calcext:value-type="float">
            <text:p>8791.238296</text:p>
          </table:table-cell>
          <table:table-cell office:value-type="float" office:value="9109.485045" calcext:value-type="float">
            <text:p>9109.485045</text:p>
          </table:table-cell>
          <table:table-cell table:formula="of:=[.D68]-[.C68]" office:value-type="float" office:value="318.246749" calcext:value-type="float">
            <text:p>318.246749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9109.497995" calcext:value-type="float">
            <text:p>9109.497995</text:p>
          </table:table-cell>
          <table:table-cell office:value-type="float" office:value="9412.356715" calcext:value-type="float">
            <text:p>9412.356715</text:p>
          </table:table-cell>
          <table:table-cell table:formula="of:=[.D69]-[.C69]" office:value-type="float" office:value="302.85872" calcext:value-type="float">
            <text:p>302.85872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9109.486465" calcext:value-type="float">
            <text:p>9109.486465</text:p>
          </table:table-cell>
          <table:table-cell office:value-type="float" office:value="9419.763414" calcext:value-type="float">
            <text:p>9419.763414</text:p>
          </table:table-cell>
          <table:table-cell table:formula="of:=[.D70]-[.C70]" office:value-type="float" office:value="310.276948999999" calcext:value-type="float">
            <text:p>310.276948999999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9109.490858" calcext:value-type="float">
            <text:p>9109.490858</text:p>
          </table:table-cell>
          <table:table-cell office:value-type="float" office:value="9423.373621" calcext:value-type="float">
            <text:p>9423.373621</text:p>
          </table:table-cell>
          <table:table-cell table:formula="of:=[.D71]-[.C71]" office:value-type="float" office:value="313.882763000001" calcext:value-type="float">
            <text:p>313.882763000001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9423.376511" calcext:value-type="float">
            <text:p>9423.376511</text:p>
          </table:table-cell>
          <table:table-cell office:value-type="float" office:value="9726.902162" calcext:value-type="float">
            <text:p>9726.902162</text:p>
          </table:table-cell>
          <table:table-cell table:formula="of:=[.D72]-[.C72]" office:value-type="float" office:value="303.525651" calcext:value-type="float">
            <text:p>303.525651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9423.384739" calcext:value-type="float">
            <text:p>9423.384739</text:p>
          </table:table-cell>
          <table:table-cell office:value-type="float" office:value="9726.976286" calcext:value-type="float">
            <text:p>9726.976286</text:p>
          </table:table-cell>
          <table:table-cell table:formula="of:=[.D73]-[.C73]" office:value-type="float" office:value="303.591547" calcext:value-type="float">
            <text:p>303.591547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9423.379806" calcext:value-type="float">
            <text:p>9423.379806</text:p>
          </table:table-cell>
          <table:table-cell office:value-type="float" office:value="9732.799113" calcext:value-type="float">
            <text:p>9732.799113</text:p>
          </table:table-cell>
          <table:table-cell table:formula="of:=[.D74]-[.C74]" office:value-type="float" office:value="309.419306999998" calcext:value-type="float">
            <text:p>309.419306999998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9732.802326" calcext:value-type="float">
            <text:p>9732.802326</text:p>
          </table:table-cell>
          <table:table-cell office:value-type="float" office:value="10029.392928" calcext:value-type="float">
            <text:p>10029.392928</text:p>
          </table:table-cell>
          <table:table-cell table:formula="of:=[.D75]-[.C75]" office:value-type="float" office:value="296.590601999998" calcext:value-type="float">
            <text:p>296.590601999998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9732.859915" calcext:value-type="float">
            <text:p>9732.859915</text:p>
          </table:table-cell>
          <table:table-cell office:value-type="float" office:value="10038.472253" calcext:value-type="float">
            <text:p>10038.472253</text:p>
          </table:table-cell>
          <table:table-cell table:formula="of:=[.D76]-[.C76]" office:value-type="float" office:value="305.612338000001" calcext:value-type="float">
            <text:p>305.612338000001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9732.862989" calcext:value-type="float">
            <text:p>9732.862989</text:p>
          </table:table-cell>
          <table:table-cell office:value-type="float" office:value="10051.907273" calcext:value-type="float">
            <text:p>10051.907273</text:p>
          </table:table-cell>
          <table:table-cell table:formula="of:=[.D77]-[.C77]" office:value-type="float" office:value="319.044284000001" calcext:value-type="float">
            <text:p>319.044284000001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0051.997801" calcext:value-type="float">
            <text:p>10051.997801</text:p>
          </table:table-cell>
          <table:table-cell office:value-type="float" office:value="10325.508769" calcext:value-type="float">
            <text:p>10325.508769</text:p>
          </table:table-cell>
          <table:table-cell table:formula="of:=[.D78]-[.C78]" office:value-type="float" office:value="273.510968000001" calcext:value-type="float">
            <text:p>273.510968000001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10052.003632" calcext:value-type="float">
            <text:p>10052.003632</text:p>
          </table:table-cell>
          <table:table-cell office:value-type="float" office:value="10351.852635" calcext:value-type="float">
            <text:p>10351.852635</text:p>
          </table:table-cell>
          <table:table-cell table:formula="of:=[.D79]-[.C79]" office:value-type="float" office:value="299.849002999999" calcext:value-type="float">
            <text:p>299.849002999999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0351.859496" calcext:value-type="float">
            <text:p>10351.859496</text:p>
          </table:table-cell>
          <table:table-cell office:value-type="float" office:value="10575.657686" calcext:value-type="float">
            <text:p>10575.657686</text:p>
          </table:table-cell>
          <table:table-cell table:formula="of:=[.D80]-[.C80]" office:value-type="float" office:value="223.798190000001" calcext:value-type="float">
            <text:p>223.798190000001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0351.872911" calcext:value-type="float">
            <text:p>10351.872911</text:p>
          </table:table-cell>
          <table:table-cell office:value-type="float" office:value="10645.646006" calcext:value-type="float">
            <text:p>10645.646006</text:p>
          </table:table-cell>
          <table:table-cell table:formula="of:=[.D81]-[.C81]" office:value-type="float" office:value="293.773095" calcext:value-type="float">
            <text:p>293.773095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0645.672282" calcext:value-type="float">
            <text:p>10645.672282</text:p>
          </table:table-cell>
          <table:table-cell office:value-type="float" office:value="10963.03963" calcext:value-type="float">
            <text:p>10963.03963</text:p>
          </table:table-cell>
          <table:table-cell table:formula="of:=[.D82]-[.C82]" office:value-type="float" office:value="317.367348" calcext:value-type="float">
            <text:p>317.367348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10645.680649" calcext:value-type="float">
            <text:p>10645.680649</text:p>
          </table:table-cell>
          <table:table-cell office:value-type="float" office:value="11046.10322" calcext:value-type="float">
            <text:p>11046.10322</text:p>
          </table:table-cell>
          <table:table-cell table:formula="of:=[.D83]-[.C83]" office:value-type="float" office:value="400.422571000001" calcext:value-type="float">
            <text:p>400.422571000001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10645.6691" calcext:value-type="float">
            <text:p>10645.6691</text:p>
          </table:table-cell>
          <table:table-cell office:value-type="float" office:value="11067.832722" calcext:value-type="float">
            <text:p>11067.832722</text:p>
          </table:table-cell>
          <table:table-cell table:formula="of:=[.D84]-[.C84]" office:value-type="float" office:value="422.163622" calcext:value-type="float">
            <text:p>422.163622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0645.682796" calcext:value-type="float">
            <text:p>10645.682796</text:p>
          </table:table-cell>
          <table:table-cell office:value-type="float" office:value="11069.938176" calcext:value-type="float">
            <text:p>11069.938176</text:p>
          </table:table-cell>
          <table:table-cell table:formula="of:=[.D85]-[.C85]" office:value-type="float" office:value="424.255380000001" calcext:value-type="float">
            <text:p>424.255380000001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11069.941287" calcext:value-type="float">
            <text:p>11069.941287</text:p>
          </table:table-cell>
          <table:table-cell office:value-type="float" office:value="11373.70192" calcext:value-type="float">
            <text:p>11373.70192</text:p>
          </table:table-cell>
          <table:table-cell table:formula="of:=[.D86]-[.C86]" office:value-type="float" office:value="303.760633" calcext:value-type="float">
            <text:p>303.760633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11069.945664" calcext:value-type="float">
            <text:p>11069.945664</text:p>
          </table:table-cell>
          <table:table-cell office:value-type="float" office:value="11378.383563" calcext:value-type="float">
            <text:p>11378.383563</text:p>
          </table:table-cell>
          <table:table-cell table:formula="of:=[.D87]-[.C87]" office:value-type="float" office:value="308.437898999999" calcext:value-type="float">
            <text:p>308.437898999999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1069.948958" calcext:value-type="float">
            <text:p>11069.948958</text:p>
          </table:table-cell>
          <table:table-cell office:value-type="float" office:value="11401.074979" calcext:value-type="float">
            <text:p>11401.074979</text:p>
          </table:table-cell>
          <table:table-cell table:formula="of:=[.D88]-[.C88]" office:value-type="float" office:value="331.126021" calcext:value-type="float">
            <text:p>331.126021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1401.095372" calcext:value-type="float">
            <text:p>11401.095372</text:p>
          </table:table-cell>
          <table:table-cell office:value-type="float" office:value="11683.526912" calcext:value-type="float">
            <text:p>11683.526912</text:p>
          </table:table-cell>
          <table:table-cell table:formula="of:=[.D89]-[.C89]" office:value-type="float" office:value="282.43154" calcext:value-type="float">
            <text:p>282.43154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11401.084635" calcext:value-type="float">
            <text:p>11401.084635</text:p>
          </table:table-cell>
          <table:table-cell office:value-type="float" office:value="11692.039623" calcext:value-type="float">
            <text:p>11692.039623</text:p>
          </table:table-cell>
          <table:table-cell table:formula="of:=[.D90]-[.C90]" office:value-type="float" office:value="290.954988000001" calcext:value-type="float">
            <text:p>290.954988000001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1692.043568" calcext:value-type="float">
            <text:p>11692.043568</text:p>
          </table:table-cell>
          <table:table-cell office:value-type="float" office:value="11949.922563" calcext:value-type="float">
            <text:p>11949.922563</text:p>
          </table:table-cell>
          <table:table-cell table:formula="of:=[.D91]-[.C91]" office:value-type="float" office:value="257.878995000001" calcext:value-type="float">
            <text:p>257.878995000001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1949.957763" calcext:value-type="float">
            <text:p>11949.957763</text:p>
          </table:table-cell>
          <table:table-cell office:value-type="float" office:value="12152.744673" calcext:value-type="float">
            <text:p>12152.744673</text:p>
          </table:table-cell>
          <table:table-cell table:formula="of:=[.D92]-[.C92]" office:value-type="float" office:value="202.786909999999" calcext:value-type="float">
            <text:p>202.786909999999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2152.766512" calcext:value-type="float">
            <text:p>12152.766512</text:p>
          </table:table-cell>
          <table:table-cell office:value-type="float" office:value="12808.134593" calcext:value-type="float">
            <text:p>12808.134593</text:p>
          </table:table-cell>
          <table:table-cell table:formula="of:=[.D93]-[.C93]" office:value-type="float" office:value="655.368081000001" calcext:value-type="float">
            <text:p>655.368081000001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2152.768821" calcext:value-type="float">
            <text:p>12152.768821</text:p>
          </table:table-cell>
          <table:table-cell office:value-type="float" office:value="12810.643269" calcext:value-type="float">
            <text:p>12810.643269</text:p>
          </table:table-cell>
          <table:table-cell table:formula="of:=[.D94]-[.C94]" office:value-type="float" office:value="657.874448" calcext:value-type="float">
            <text:p>657.874448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152.750026" calcext:value-type="float">
            <text:p>12152.750026</text:p>
          </table:table-cell>
          <table:table-cell office:value-type="float" office:value="12815.576888" calcext:value-type="float">
            <text:p>12815.576888</text:p>
          </table:table-cell>
          <table:table-cell table:formula="of:=[.D95]-[.C95]" office:value-type="float" office:value="662.826862" calcext:value-type="float">
            <text:p>662.826862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152.750942" calcext:value-type="float">
            <text:p>12152.750942</text:p>
          </table:table-cell>
          <table:table-cell office:value-type="float" office:value="12815.945781" calcext:value-type="float">
            <text:p>12815.945781</text:p>
          </table:table-cell>
          <table:table-cell table:formula="of:=[.D96]-[.C96]" office:value-type="float" office:value="663.194839" calcext:value-type="float">
            <text:p>663.194839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2152.766159" calcext:value-type="float">
            <text:p>12152.766159</text:p>
          </table:table-cell>
          <table:table-cell office:value-type="float" office:value="12817.309487" calcext:value-type="float">
            <text:p>12817.309487</text:p>
          </table:table-cell>
          <table:table-cell table:formula="of:=[.D97]-[.C97]" office:value-type="float" office:value="664.543328" calcext:value-type="float">
            <text:p>664.543328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2152.750832" calcext:value-type="float">
            <text:p>12152.750832</text:p>
          </table:table-cell>
          <table:table-cell office:value-type="float" office:value="12838.622231" calcext:value-type="float">
            <text:p>12838.622231</text:p>
          </table:table-cell>
          <table:table-cell table:formula="of:=[.D98]-[.C98]" office:value-type="float" office:value="685.871399" calcext:value-type="float">
            <text:p>685.871399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152.758747" calcext:value-type="float">
            <text:p>12152.758747</text:p>
          </table:table-cell>
          <table:table-cell office:value-type="float" office:value="12851.638649" calcext:value-type="float">
            <text:p>12851.638649</text:p>
          </table:table-cell>
          <table:table-cell table:formula="of:=[.D99]-[.C99]" office:value-type="float" office:value="698.879902000001" calcext:value-type="float">
            <text:p>698.879902000001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2152.769028" calcext:value-type="float">
            <text:p>12152.769028</text:p>
          </table:table-cell>
          <table:table-cell office:value-type="float" office:value="12871.554436" calcext:value-type="float">
            <text:p>12871.554436</text:p>
          </table:table-cell>
          <table:table-cell table:formula="of:=[.D100]-[.C100]" office:value-type="float" office:value="718.785408" calcext:value-type="float">
            <text:p>718.785408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2871.619426" calcext:value-type="float">
            <text:p>12871.619426</text:p>
          </table:table-cell>
          <table:table-cell office:value-type="float" office:value="13093.665356" calcext:value-type="float">
            <text:p>13093.665356</text:p>
          </table:table-cell>
          <table:table-cell table:formula="of:=[.D101]-[.C101]" office:value-type="float" office:value="222.04593" calcext:value-type="float">
            <text:p>222.04593</text:p>
          </table:table-cell>
        </table:table-row>
      </table:table>
      <table:table table:name="10_1000" table:style-name="ta1">
        <table:shapes>
          <draw:frame draw:z-index="0" draw:style-name="gr1" draw:text-style-name="P1" svg:width="80.055cm" svg:height="45.029cm" svg:x="9.132cm" svg:y="0.1cm">
            <draw:object draw:notify-on-update-of-ranges="10_1000.C1:10_1000.C1 10_1000.C2:10_1000.C101 10_1000.D1:10_1000.D1 10_1000.D2:10_1000.D10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Response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602077" calcext:value-type="float">
            <text:p>1.602077</text:p>
          </table:table-cell>
          <table:table-cell office:value-type="float" office:value="1087.937916" calcext:value-type="float">
            <text:p>1087.93791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.42191" calcext:value-type="float">
            <text:p>1.42191</text:p>
          </table:table-cell>
          <table:table-cell office:value-type="float" office:value="1091.927686" calcext:value-type="float">
            <text:p>1091.92768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48415" calcext:value-type="float">
            <text:p>0.248415</text:p>
          </table:table-cell>
          <table:table-cell office:value-type="float" office:value="1099.81736" calcext:value-type="float">
            <text:p>1099.8173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.442917" calcext:value-type="float">
            <text:p>1.442917</text:p>
          </table:table-cell>
          <table:table-cell office:value-type="float" office:value="1100.371573" calcext:value-type="float">
            <text:p>1100.37157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.632427" calcext:value-type="float">
            <text:p>1.632427</text:p>
          </table:table-cell>
          <table:table-cell office:value-type="float" office:value="1138.153142" calcext:value-type="float">
            <text:p>1138.15314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.111548" calcext:value-type="float">
            <text:p>1.111548</text:p>
          </table:table-cell>
          <table:table-cell office:value-type="float" office:value="1146.520743" calcext:value-type="float">
            <text:p>1146.52074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138607" calcext:value-type="float">
            <text:p>1.138607</text:p>
          </table:table-cell>
          <table:table-cell office:value-type="float" office:value="1183.211344" calcext:value-type="float">
            <text:p>1183.21134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.12172" calcext:value-type="float">
            <text:p>1.12172</text:p>
          </table:table-cell>
          <table:table-cell office:value-type="float" office:value="1183.215296" calcext:value-type="float">
            <text:p>1183.21529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448541" calcext:value-type="float">
            <text:p>0.448541</text:p>
          </table:table-cell>
          <table:table-cell office:value-type="float" office:value="1185.381947" calcext:value-type="float">
            <text:p>1185.38194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153114" calcext:value-type="float">
            <text:p>1.153114</text:p>
          </table:table-cell>
          <table:table-cell office:value-type="float" office:value="1186.916371" calcext:value-type="float">
            <text:p>1186.91637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484129" calcext:value-type="float">
            <text:p>0.484129</text:p>
          </table:table-cell>
          <table:table-cell office:value-type="float" office:value="1212.64683" calcext:value-type="float">
            <text:p>1212.6468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.847977" calcext:value-type="float">
            <text:p>1.847977</text:p>
          </table:table-cell>
          <table:table-cell office:value-type="float" office:value="1217.08657" calcext:value-type="float">
            <text:p>1217.0865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.839654" calcext:value-type="float">
            <text:p>1.839654</text:p>
          </table:table-cell>
          <table:table-cell office:value-type="float" office:value="1218.012071" calcext:value-type="float">
            <text:p>1218.01207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.09506" calcext:value-type="float">
            <text:p>1.09506</text:p>
          </table:table-cell>
          <table:table-cell office:value-type="float" office:value="1244.232807" calcext:value-type="float">
            <text:p>1244.23280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138.219703" calcext:value-type="float">
            <text:p>1138.219703</text:p>
          </table:table-cell>
          <table:table-cell office:value-type="float" office:value="1941.191233" calcext:value-type="float">
            <text:p>1941.19123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183.223442" calcext:value-type="float">
            <text:p>1183.223442</text:p>
          </table:table-cell>
          <table:table-cell office:value-type="float" office:value="1995.504713" calcext:value-type="float">
            <text:p>1995.50471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186.944489" calcext:value-type="float">
            <text:p>1186.944489</text:p>
          </table:table-cell>
          <table:table-cell office:value-type="float" office:value="1995.680583" calcext:value-type="float">
            <text:p>1995.68058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183.21693" calcext:value-type="float">
            <text:p>1183.21693</text:p>
          </table:table-cell>
          <table:table-cell office:value-type="float" office:value="2041.673139" calcext:value-type="float">
            <text:p>2041.67313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38.156129" calcext:value-type="float">
            <text:p>1138.156129</text:p>
          </table:table-cell>
          <table:table-cell office:value-type="float" office:value="2087.72922" calcext:value-type="float">
            <text:p>2087.7292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212.652562" calcext:value-type="float">
            <text:p>1212.652562</text:p>
          </table:table-cell>
          <table:table-cell office:value-type="float" office:value="2104.365986" calcext:value-type="float">
            <text:p>2104.36598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44.23678" calcext:value-type="float">
            <text:p>1244.23678</text:p>
          </table:table-cell>
          <table:table-cell office:value-type="float" office:value="2122.374583" calcext:value-type="float">
            <text:p>2122.37458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212.674801" calcext:value-type="float">
            <text:p>1212.674801</text:p>
          </table:table-cell>
          <table:table-cell office:value-type="float" office:value="2160.028106" calcext:value-type="float">
            <text:p>2160.02810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183.248036" calcext:value-type="float">
            <text:p>1183.248036</text:p>
          </table:table-cell>
          <table:table-cell office:value-type="float" office:value="2284.699736" calcext:value-type="float">
            <text:p>2284.69973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212.663744" calcext:value-type="float">
            <text:p>1212.663744</text:p>
          </table:table-cell>
          <table:table-cell office:value-type="float" office:value="2474.007516" calcext:value-type="float">
            <text:p>2474.007516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41.316959" calcext:value-type="float">
            <text:p>1941.316959</text:p>
          </table:table-cell>
          <table:table-cell office:value-type="float" office:value="5175.918833" calcext:value-type="float">
            <text:p>5175.918833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941.438911" calcext:value-type="float">
            <text:p>1941.438911</text:p>
          </table:table-cell>
          <table:table-cell office:value-type="float" office:value="5371.920636" calcext:value-type="float">
            <text:p>5371.92063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41.319139" calcext:value-type="float">
            <text:p>1941.319139</text:p>
          </table:table-cell>
          <table:table-cell office:value-type="float" office:value="5863.958248" calcext:value-type="float">
            <text:p>5863.958248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941.329968" calcext:value-type="float">
            <text:p>1941.329968</text:p>
          </table:table-cell>
          <table:table-cell office:value-type="float" office:value="6179.938671" calcext:value-type="float">
            <text:p>6179.938671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41.415629" calcext:value-type="float">
            <text:p>1941.415629</text:p>
          </table:table-cell>
          <table:table-cell office:value-type="float" office:value="6247.55166" calcext:value-type="float">
            <text:p>6247.55166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41.334348" calcext:value-type="float">
            <text:p>1941.334348</text:p>
          </table:table-cell>
          <table:table-cell office:value-type="float" office:value="6447.392447" calcext:value-type="float">
            <text:p>6447.392447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41.331489" calcext:value-type="float">
            <text:p>1941.331489</text:p>
          </table:table-cell>
          <table:table-cell office:value-type="float" office:value="6513.914391" calcext:value-type="float">
            <text:p>6513.91439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41.318927" calcext:value-type="float">
            <text:p>1941.318927</text:p>
          </table:table-cell>
          <table:table-cell office:value-type="float" office:value="6798.980574" calcext:value-type="float">
            <text:p>6798.980574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41.34705" calcext:value-type="float">
            <text:p>1941.34705</text:p>
          </table:table-cell>
          <table:table-cell office:value-type="float" office:value="6834.856241" calcext:value-type="float">
            <text:p>6834.85624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41.327053" calcext:value-type="float">
            <text:p>1941.327053</text:p>
          </table:table-cell>
          <table:table-cell office:value-type="float" office:value="6855.259113" calcext:value-type="float">
            <text:p>6855.25911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41.324102" calcext:value-type="float">
            <text:p>1941.324102</text:p>
          </table:table-cell>
          <table:table-cell office:value-type="float" office:value="6871.564455" calcext:value-type="float">
            <text:p>6871.564455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41.338858" calcext:value-type="float">
            <text:p>1941.338858</text:p>
          </table:table-cell>
          <table:table-cell office:value-type="float" office:value="6871.803396" calcext:value-type="float">
            <text:p>6871.803396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941.35623" calcext:value-type="float">
            <text:p>1941.35623</text:p>
          </table:table-cell>
          <table:table-cell office:value-type="float" office:value="6904.034263" calcext:value-type="float">
            <text:p>6904.034263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41.352076" calcext:value-type="float">
            <text:p>1941.352076</text:p>
          </table:table-cell>
          <table:table-cell office:value-type="float" office:value="6987.059679" calcext:value-type="float">
            <text:p>6987.059679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41.376024" calcext:value-type="float">
            <text:p>1941.376024</text:p>
          </table:table-cell>
          <table:table-cell office:value-type="float" office:value="7063.604889" calcext:value-type="float">
            <text:p>7063.604889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41.367367" calcext:value-type="float">
            <text:p>1941.367367</text:p>
          </table:table-cell>
          <table:table-cell office:value-type="float" office:value="7063.953356" calcext:value-type="float">
            <text:p>7063.953356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41.368008" calcext:value-type="float">
            <text:p>1941.368008</text:p>
          </table:table-cell>
          <table:table-cell office:value-type="float" office:value="7154.568927" calcext:value-type="float">
            <text:p>7154.568927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41.342879" calcext:value-type="float">
            <text:p>1941.342879</text:p>
          </table:table-cell>
          <table:table-cell office:value-type="float" office:value="7255.939529" calcext:value-type="float">
            <text:p>7255.939529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941.360121" calcext:value-type="float">
            <text:p>1941.360121</text:p>
          </table:table-cell>
          <table:table-cell office:value-type="float" office:value="7271.381073" calcext:value-type="float">
            <text:p>7271.38107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941.336157" calcext:value-type="float">
            <text:p>1941.336157</text:p>
          </table:table-cell>
          <table:table-cell office:value-type="float" office:value="7279.074008" calcext:value-type="float">
            <text:p>7279.074008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41.347861" calcext:value-type="float">
            <text:p>1941.347861</text:p>
          </table:table-cell>
          <table:table-cell office:value-type="float" office:value="7294.994156" calcext:value-type="float">
            <text:p>7294.994156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941.364139" calcext:value-type="float">
            <text:p>1941.364139</text:p>
          </table:table-cell>
          <table:table-cell office:value-type="float" office:value="7347.937546" calcext:value-type="float">
            <text:p>7347.937546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41.388759" calcext:value-type="float">
            <text:p>1941.388759</text:p>
          </table:table-cell>
          <table:table-cell office:value-type="float" office:value="7347.948204" calcext:value-type="float">
            <text:p>7347.948204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41.3723" calcext:value-type="float">
            <text:p>1941.3723</text:p>
          </table:table-cell>
          <table:table-cell office:value-type="float" office:value="7350.273917" calcext:value-type="float">
            <text:p>7350.273917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41.377082" calcext:value-type="float">
            <text:p>1941.377082</text:p>
          </table:table-cell>
          <table:table-cell office:value-type="float" office:value="7350.710369" calcext:value-type="float">
            <text:p>7350.710369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41.392169" calcext:value-type="float">
            <text:p>1941.392169</text:p>
          </table:table-cell>
          <table:table-cell office:value-type="float" office:value="7367.770503" calcext:value-type="float">
            <text:p>7367.770503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41.351126" calcext:value-type="float">
            <text:p>1941.351126</text:p>
          </table:table-cell>
          <table:table-cell office:value-type="float" office:value="7395.100707" calcext:value-type="float">
            <text:p>7395.100707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941.433662" calcext:value-type="float">
            <text:p>1941.433662</text:p>
          </table:table-cell>
          <table:table-cell office:value-type="float" office:value="7418.873638" calcext:value-type="float">
            <text:p>7418.873638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41.329885" calcext:value-type="float">
            <text:p>1941.329885</text:p>
          </table:table-cell>
          <table:table-cell office:value-type="float" office:value="7423.077681" calcext:value-type="float">
            <text:p>7423.077681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41.384045" calcext:value-type="float">
            <text:p>1941.384045</text:p>
          </table:table-cell>
          <table:table-cell office:value-type="float" office:value="7470.944708" calcext:value-type="float">
            <text:p>7470.944708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41.395851" calcext:value-type="float">
            <text:p>1941.395851</text:p>
          </table:table-cell>
          <table:table-cell office:value-type="float" office:value="7527.921569" calcext:value-type="float">
            <text:p>7527.921569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941.411627" calcext:value-type="float">
            <text:p>1941.411627</text:p>
          </table:table-cell>
          <table:table-cell office:value-type="float" office:value="7543.024" calcext:value-type="float">
            <text:p>7543.024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41.410438" calcext:value-type="float">
            <text:p>1941.410438</text:p>
          </table:table-cell>
          <table:table-cell office:value-type="float" office:value="7587.363437" calcext:value-type="float">
            <text:p>7587.363437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41.378883" calcext:value-type="float">
            <text:p>1941.378883</text:p>
          </table:table-cell>
          <table:table-cell office:value-type="float" office:value="7587.590679" calcext:value-type="float">
            <text:p>7587.590679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941.360556" calcext:value-type="float">
            <text:p>1941.360556</text:p>
          </table:table-cell>
          <table:table-cell office:value-type="float" office:value="7632.971579" calcext:value-type="float">
            <text:p>7632.971579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41.371124" calcext:value-type="float">
            <text:p>1941.371124</text:p>
          </table:table-cell>
          <table:table-cell office:value-type="float" office:value="7702.714907" calcext:value-type="float">
            <text:p>7702.714907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41.379995" calcext:value-type="float">
            <text:p>1941.379995</text:p>
          </table:table-cell>
          <table:table-cell office:value-type="float" office:value="7780.461317" calcext:value-type="float">
            <text:p>7780.461317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1941.432002" calcext:value-type="float">
            <text:p>1941.432002</text:p>
          </table:table-cell>
          <table:table-cell office:value-type="float" office:value="7785.535878" calcext:value-type="float">
            <text:p>7785.535878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941.428081" calcext:value-type="float">
            <text:p>1941.428081</text:p>
          </table:table-cell>
          <table:table-cell office:value-type="float" office:value="7790.608509" calcext:value-type="float">
            <text:p>7790.608509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1941.402886" calcext:value-type="float">
            <text:p>1941.402886</text:p>
          </table:table-cell>
          <table:table-cell office:value-type="float" office:value="7803.954089" calcext:value-type="float">
            <text:p>7803.954089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1941.435684" calcext:value-type="float">
            <text:p>1941.435684</text:p>
          </table:table-cell>
          <table:table-cell office:value-type="float" office:value="7839.539708" calcext:value-type="float">
            <text:p>7839.539708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41.355803" calcext:value-type="float">
            <text:p>1941.355803</text:p>
          </table:table-cell>
          <table:table-cell office:value-type="float" office:value="7863.214179" calcext:value-type="float">
            <text:p>7863.214179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941.413701" calcext:value-type="float">
            <text:p>1941.413701</text:p>
          </table:table-cell>
          <table:table-cell office:value-type="float" office:value="7925.41003" calcext:value-type="float">
            <text:p>7925.41003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941.400563" calcext:value-type="float">
            <text:p>1941.400563</text:p>
          </table:table-cell>
          <table:table-cell office:value-type="float" office:value="7931.733662" calcext:value-type="float">
            <text:p>7931.733662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41.406603" calcext:value-type="float">
            <text:p>1941.406603</text:p>
          </table:table-cell>
          <table:table-cell office:value-type="float" office:value="7939.107517" calcext:value-type="float">
            <text:p>7939.107517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41.384922" calcext:value-type="float">
            <text:p>1941.384922</text:p>
          </table:table-cell>
          <table:table-cell office:value-type="float" office:value="7947.026701" calcext:value-type="float">
            <text:p>7947.026701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41.380883" calcext:value-type="float">
            <text:p>1941.380883</text:p>
          </table:table-cell>
          <table:table-cell office:value-type="float" office:value="7954.269085" calcext:value-type="float">
            <text:p>7954.269085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1941.439327" calcext:value-type="float">
            <text:p>1941.439327</text:p>
          </table:table-cell>
          <table:table-cell office:value-type="float" office:value="8002.538161" calcext:value-type="float">
            <text:p>8002.538161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941.476231" calcext:value-type="float">
            <text:p>1941.476231</text:p>
          </table:table-cell>
          <table:table-cell office:value-type="float" office:value="8002.852681" calcext:value-type="float">
            <text:p>8002.85268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941.406513" calcext:value-type="float">
            <text:p>1941.406513</text:p>
          </table:table-cell>
          <table:table-cell office:value-type="float" office:value="8012.535232" calcext:value-type="float">
            <text:p>8012.535232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941.402726" calcext:value-type="float">
            <text:p>1941.402726</text:p>
          </table:table-cell>
          <table:table-cell office:value-type="float" office:value="8023.069774" calcext:value-type="float">
            <text:p>8023.06977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1941.43572" calcext:value-type="float">
            <text:p>1941.43572</text:p>
          </table:table-cell>
          <table:table-cell office:value-type="float" office:value="8047.841654" calcext:value-type="float">
            <text:p>8047.841654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941.475133" calcext:value-type="float">
            <text:p>1941.475133</text:p>
          </table:table-cell>
          <table:table-cell office:value-type="float" office:value="8050.814746" calcext:value-type="float">
            <text:p>8050.814746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41.389118" calcext:value-type="float">
            <text:p>1941.389118</text:p>
          </table:table-cell>
          <table:table-cell office:value-type="float" office:value="8071.884619" calcext:value-type="float">
            <text:p>8071.884619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41.236879" calcext:value-type="float">
            <text:p>1941.236879</text:p>
          </table:table-cell>
          <table:table-cell office:value-type="float" office:value="8072.185121" calcext:value-type="float">
            <text:p>8072.185121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941.427683" calcext:value-type="float">
            <text:p>1941.427683</text:p>
          </table:table-cell>
          <table:table-cell office:value-type="float" office:value="8078.894655" calcext:value-type="float">
            <text:p>8078.894655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941.467859" calcext:value-type="float">
            <text:p>1941.467859</text:p>
          </table:table-cell>
          <table:table-cell office:value-type="float" office:value="8095.109852" calcext:value-type="float">
            <text:p>8095.109852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941.448487" calcext:value-type="float">
            <text:p>1941.448487</text:p>
          </table:table-cell>
          <table:table-cell office:value-type="float" office:value="8107.613522" calcext:value-type="float">
            <text:p>8107.613522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41.3406" calcext:value-type="float">
            <text:p>1941.3406</text:p>
          </table:table-cell>
          <table:table-cell office:value-type="float" office:value="8206.875268" calcext:value-type="float">
            <text:p>8206.875268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1941.431577" calcext:value-type="float">
            <text:p>1941.431577</text:p>
          </table:table-cell>
          <table:table-cell office:value-type="float" office:value="8227.149633" calcext:value-type="float">
            <text:p>8227.149633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941.447411" calcext:value-type="float">
            <text:p>1941.447411</text:p>
          </table:table-cell>
          <table:table-cell office:value-type="float" office:value="8244.720198" calcext:value-type="float">
            <text:p>8244.720198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941.45105" calcext:value-type="float">
            <text:p>1941.45105</text:p>
          </table:table-cell>
          <table:table-cell office:value-type="float" office:value="8247.398632" calcext:value-type="float">
            <text:p>8247.398632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941.465954" calcext:value-type="float">
            <text:p>1941.465954</text:p>
          </table:table-cell>
          <table:table-cell office:value-type="float" office:value="8248.720702" calcext:value-type="float">
            <text:p>8248.720702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941.425923" calcext:value-type="float">
            <text:p>1941.425923</text:p>
          </table:table-cell>
          <table:table-cell office:value-type="float" office:value="8266.837881" calcext:value-type="float">
            <text:p>8266.837881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941.464261" calcext:value-type="float">
            <text:p>1941.464261</text:p>
          </table:table-cell>
          <table:table-cell office:value-type="float" office:value="8267.71437" calcext:value-type="float">
            <text:p>8267.71437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941.450647" calcext:value-type="float">
            <text:p>1941.450647</text:p>
          </table:table-cell>
          <table:table-cell office:value-type="float" office:value="8268.726424" calcext:value-type="float">
            <text:p>8268.726424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941.452293" calcext:value-type="float">
            <text:p>1941.452293</text:p>
          </table:table-cell>
          <table:table-cell office:value-type="float" office:value="8284.209681" calcext:value-type="float">
            <text:p>8284.209681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941.444727" calcext:value-type="float">
            <text:p>1941.444727</text:p>
          </table:table-cell>
          <table:table-cell office:value-type="float" office:value="8291.973462" calcext:value-type="float">
            <text:p>8291.973462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941.465658" calcext:value-type="float">
            <text:p>1941.465658</text:p>
          </table:table-cell>
          <table:table-cell office:value-type="float" office:value="8293.21192" calcext:value-type="float">
            <text:p>8293.21192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941.454917" calcext:value-type="float">
            <text:p>1941.454917</text:p>
          </table:table-cell>
          <table:table-cell office:value-type="float" office:value="8295.254438" calcext:value-type="float">
            <text:p>8295.254438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941.417886" calcext:value-type="float">
            <text:p>1941.417886</text:p>
          </table:table-cell>
          <table:table-cell office:value-type="float" office:value="8307.029287" calcext:value-type="float">
            <text:p>8307.029287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1941.471662" calcext:value-type="float">
            <text:p>1941.471662</text:p>
          </table:table-cell>
          <table:table-cell office:value-type="float" office:value="8311.813519" calcext:value-type="float">
            <text:p>8311.81351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941.470688" calcext:value-type="float">
            <text:p>1941.470688</text:p>
          </table:table-cell>
          <table:table-cell office:value-type="float" office:value="8314.275548" calcext:value-type="float">
            <text:p>8314.275548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941.462217" calcext:value-type="float">
            <text:p>1941.462217</text:p>
          </table:table-cell>
          <table:table-cell office:value-type="float" office:value="8316.968008" calcext:value-type="float">
            <text:p>8316.968008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1941.458379" calcext:value-type="float">
            <text:p>1941.458379</text:p>
          </table:table-cell>
          <table:table-cell office:value-type="float" office:value="8318.473976" calcext:value-type="float">
            <text:p>8318.473976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41.484812" calcext:value-type="float">
            <text:p>1941.484812</text:p>
          </table:table-cell>
          <table:table-cell office:value-type="float" office:value="8326.003024" calcext:value-type="float">
            <text:p>8326.003024</text:p>
          </table:table-cell>
        </table:table-row>
      </table:table>
      <table:table table:name="100_1000" table:style-name="ta1">
        <table:shapes>
          <draw:frame draw:z-index="0" draw:style-name="gr1" draw:text-style-name="P1" svg:width="55.15cm" svg:height="45.314cm" svg:x="9.141cm" svg:y="0.106cm">
            <draw:object draw:notify-on-update-of-ranges="100_1000.C1:100_1000.C1 100_1000.C2:100_1000.C101 100_1000.D1:100_1000.D1 100_1000.D2:100_1000.D10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Response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760376" calcext:value-type="float">
            <text:p>1.760376</text:p>
          </table:table-cell>
          <table:table-cell office:value-type="float" office:value="2609.221134" calcext:value-type="float">
            <text:p>2609.22113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.320308" calcext:value-type="float">
            <text:p>2.320308</text:p>
          </table:table-cell>
          <table:table-cell office:value-type="float" office:value="3162.12778" calcext:value-type="float">
            <text:p>3162.12778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.967621" calcext:value-type="float">
            <text:p>2.967621</text:p>
          </table:table-cell>
          <table:table-cell office:value-type="float" office:value="3448.04288" calcext:value-type="float">
            <text:p>3448.0428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.379462" calcext:value-type="float">
            <text:p>2.379462</text:p>
          </table:table-cell>
          <table:table-cell office:value-type="float" office:value="3531.841089" calcext:value-type="float">
            <text:p>3531.84108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519499" calcext:value-type="float">
            <text:p>0.519499</text:p>
          </table:table-cell>
          <table:table-cell office:value-type="float" office:value="3613.432295" calcext:value-type="float">
            <text:p>3613.43229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0669" calcext:value-type="float">
            <text:p>0.10669</text:p>
          </table:table-cell>
          <table:table-cell office:value-type="float" office:value="3950.512882" calcext:value-type="float">
            <text:p>3950.51288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64946" calcext:value-type="float">
            <text:p>0.64946</text:p>
          </table:table-cell>
          <table:table-cell office:value-type="float" office:value="4053.871805" calcext:value-type="float">
            <text:p>4053.87180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.513154" calcext:value-type="float">
            <text:p>1.513154</text:p>
          </table:table-cell>
          <table:table-cell office:value-type="float" office:value="4108.800112" calcext:value-type="float">
            <text:p>4108.80011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.226387" calcext:value-type="float">
            <text:p>2.226387</text:p>
          </table:table-cell>
          <table:table-cell office:value-type="float" office:value="4213.159787" calcext:value-type="float">
            <text:p>4213.15978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.819694" calcext:value-type="float">
            <text:p>2.819694</text:p>
          </table:table-cell>
          <table:table-cell office:value-type="float" office:value="4341.069224" calcext:value-type="float">
            <text:p>4341.06922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402309" calcext:value-type="float">
            <text:p>0.402309</text:p>
          </table:table-cell>
          <table:table-cell office:value-type="float" office:value="4556.248534" calcext:value-type="float">
            <text:p>4556.24853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.888483" calcext:value-type="float">
            <text:p>1.888483</text:p>
          </table:table-cell>
          <table:table-cell office:value-type="float" office:value="4565.544958" calcext:value-type="float">
            <text:p>4565.54495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.794912" calcext:value-type="float">
            <text:p>1.794912</text:p>
          </table:table-cell>
          <table:table-cell office:value-type="float" office:value="4592.260575" calcext:value-type="float">
            <text:p>4592.26057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.182673" calcext:value-type="float">
            <text:p>2.182673</text:p>
          </table:table-cell>
          <table:table-cell office:value-type="float" office:value="4595.04152" calcext:value-type="float">
            <text:p>4595.0415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828748" calcext:value-type="float">
            <text:p>0.828748</text:p>
          </table:table-cell>
          <table:table-cell office:value-type="float" office:value="4648.627192" calcext:value-type="float">
            <text:p>4648.62719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.611779" calcext:value-type="float">
            <text:p>3.611779</text:p>
          </table:table-cell>
          <table:table-cell office:value-type="float" office:value="4789.060456" calcext:value-type="float">
            <text:p>4789.06045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.608349" calcext:value-type="float">
            <text:p>1.608349</text:p>
          </table:table-cell>
          <table:table-cell office:value-type="float" office:value="4864.925607" calcext:value-type="float">
            <text:p>4864.92560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.16709" calcext:value-type="float">
            <text:p>2.16709</text:p>
          </table:table-cell>
          <table:table-cell office:value-type="float" office:value="4918.003217" calcext:value-type="float">
            <text:p>4918.003217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5.216874" calcext:value-type="float">
            <text:p>5.216874</text:p>
          </table:table-cell>
          <table:table-cell office:value-type="float" office:value="5058.067101" calcext:value-type="float">
            <text:p>5058.06710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.23303" calcext:value-type="float">
            <text:p>2.23303</text:p>
          </table:table-cell>
          <table:table-cell office:value-type="float" office:value="5316.936381" calcext:value-type="float">
            <text:p>5316.93638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3.12486" calcext:value-type="float">
            <text:p>3.12486</text:p>
          </table:table-cell>
          <table:table-cell office:value-type="float" office:value="5416.84857" calcext:value-type="float">
            <text:p>5416.8485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.323754" calcext:value-type="float">
            <text:p>2.323754</text:p>
          </table:table-cell>
          <table:table-cell office:value-type="float" office:value="5536.9915" calcext:value-type="float">
            <text:p>5536.9915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.797695" calcext:value-type="float">
            <text:p>3.797695</text:p>
          </table:table-cell>
          <table:table-cell office:value-type="float" office:value="5549.210903" calcext:value-type="float">
            <text:p>5549.21090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.599122" calcext:value-type="float">
            <text:p>3.599122</text:p>
          </table:table-cell>
          <table:table-cell office:value-type="float" office:value="5918.476705" calcext:value-type="float">
            <text:p>5918.47670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.896151" calcext:value-type="float">
            <text:p>2.896151</text:p>
          </table:table-cell>
          <table:table-cell office:value-type="float" office:value="6033.478217" calcext:value-type="float">
            <text:p>6033.47821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.826094" calcext:value-type="float">
            <text:p>2.826094</text:p>
          </table:table-cell>
          <table:table-cell office:value-type="float" office:value="6049.052247" calcext:value-type="float">
            <text:p>6049.052247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6.700462" calcext:value-type="float">
            <text:p>6.700462</text:p>
          </table:table-cell>
          <table:table-cell office:value-type="float" office:value="6169.016989" calcext:value-type="float">
            <text:p>6169.016989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.839974" calcext:value-type="float">
            <text:p>2.839974</text:p>
          </table:table-cell>
          <table:table-cell office:value-type="float" office:value="6188.865827" calcext:value-type="float">
            <text:p>6188.865827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.875717" calcext:value-type="float">
            <text:p>3.875717</text:p>
          </table:table-cell>
          <table:table-cell office:value-type="float" office:value="6236.922142" calcext:value-type="float">
            <text:p>6236.922142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.687803" calcext:value-type="float">
            <text:p>3.687803</text:p>
          </table:table-cell>
          <table:table-cell office:value-type="float" office:value="6364.943972" calcext:value-type="float">
            <text:p>6364.943972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4.039133" calcext:value-type="float">
            <text:p>4.039133</text:p>
          </table:table-cell>
          <table:table-cell office:value-type="float" office:value="6377.599556" calcext:value-type="float">
            <text:p>6377.599556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4.935045" calcext:value-type="float">
            <text:p>4.935045</text:p>
          </table:table-cell>
          <table:table-cell office:value-type="float" office:value="6412.987406" calcext:value-type="float">
            <text:p>6412.987406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4.50648" calcext:value-type="float">
            <text:p>4.50648</text:p>
          </table:table-cell>
          <table:table-cell office:value-type="float" office:value="6525.666564" calcext:value-type="float">
            <text:p>6525.666564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5.519911" calcext:value-type="float">
            <text:p>5.519911</text:p>
          </table:table-cell>
          <table:table-cell office:value-type="float" office:value="6704.801865" calcext:value-type="float">
            <text:p>6704.80186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6.664188" calcext:value-type="float">
            <text:p>6.664188</text:p>
          </table:table-cell>
          <table:table-cell office:value-type="float" office:value="6741.0713" calcext:value-type="float">
            <text:p>6741.0713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78.828699" calcext:value-type="float">
            <text:p>78.828699</text:p>
          </table:table-cell>
          <table:table-cell office:value-type="float" office:value="6955.800702" calcext:value-type="float">
            <text:p>6955.800702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4.771285" calcext:value-type="float">
            <text:p>4.771285</text:p>
          </table:table-cell>
          <table:table-cell office:value-type="float" office:value="7013.847752" calcext:value-type="float">
            <text:p>7013.847752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7.399578" calcext:value-type="float">
            <text:p>7.399578</text:p>
          </table:table-cell>
          <table:table-cell office:value-type="float" office:value="7020.832845" calcext:value-type="float">
            <text:p>7020.83284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8.020555" calcext:value-type="float">
            <text:p>8.020555</text:p>
          </table:table-cell>
          <table:table-cell office:value-type="float" office:value="7168.773473" calcext:value-type="float">
            <text:p>7168.77347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5.825879" calcext:value-type="float">
            <text:p>5.825879</text:p>
          </table:table-cell>
          <table:table-cell office:value-type="float" office:value="7185.839697" calcext:value-type="float">
            <text:p>7185.83969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4.976865" calcext:value-type="float">
            <text:p>4.976865</text:p>
          </table:table-cell>
          <table:table-cell office:value-type="float" office:value="7187.607624" calcext:value-type="float">
            <text:p>7187.607624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6.216497" calcext:value-type="float">
            <text:p>6.216497</text:p>
          </table:table-cell>
          <table:table-cell office:value-type="float" office:value="7197.252962" calcext:value-type="float">
            <text:p>7197.252962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5.229902" calcext:value-type="float">
            <text:p>5.229902</text:p>
          </table:table-cell>
          <table:table-cell office:value-type="float" office:value="7294.018459" calcext:value-type="float">
            <text:p>7294.018459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7.674241" calcext:value-type="float">
            <text:p>7.674241</text:p>
          </table:table-cell>
          <table:table-cell office:value-type="float" office:value="7294.22296" calcext:value-type="float">
            <text:p>7294.22296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6.350316" calcext:value-type="float">
            <text:p>6.350316</text:p>
          </table:table-cell>
          <table:table-cell office:value-type="float" office:value="7308.989639" calcext:value-type="float">
            <text:p>7308.989639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8.309765" calcext:value-type="float">
            <text:p>8.309765</text:p>
          </table:table-cell>
          <table:table-cell office:value-type="float" office:value="7326.122774" calcext:value-type="float">
            <text:p>7326.122774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5.825989" calcext:value-type="float">
            <text:p>5.825989</text:p>
          </table:table-cell>
          <table:table-cell office:value-type="float" office:value="7386.006957" calcext:value-type="float">
            <text:p>7386.006957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7.448708" calcext:value-type="float">
            <text:p>7.448708</text:p>
          </table:table-cell>
          <table:table-cell office:value-type="float" office:value="7466.158355" calcext:value-type="float">
            <text:p>7466.15835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5.871711" calcext:value-type="float">
            <text:p>5.871711</text:p>
          </table:table-cell>
          <table:table-cell office:value-type="float" office:value="7546.179136" calcext:value-type="float">
            <text:p>7546.179136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7.874112" calcext:value-type="float">
            <text:p>7.874112</text:p>
          </table:table-cell>
          <table:table-cell office:value-type="float" office:value="7591.327596" calcext:value-type="float">
            <text:p>7591.327596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7.120801" calcext:value-type="float">
            <text:p>7.120801</text:p>
          </table:table-cell>
          <table:table-cell office:value-type="float" office:value="7612.117515" calcext:value-type="float">
            <text:p>7612.117515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8.70795" calcext:value-type="float">
            <text:p>8.70795</text:p>
          </table:table-cell>
          <table:table-cell office:value-type="float" office:value="7689.15136" calcext:value-type="float">
            <text:p>7689.15136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8.068114" calcext:value-type="float">
            <text:p>8.068114</text:p>
          </table:table-cell>
          <table:table-cell office:value-type="float" office:value="7717.14272" calcext:value-type="float">
            <text:p>7717.14272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9.118485" calcext:value-type="float">
            <text:p>79.118485</text:p>
          </table:table-cell>
          <table:table-cell office:value-type="float" office:value="7808.337661" calcext:value-type="float">
            <text:p>7808.337661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9.025699" calcext:value-type="float">
            <text:p>9.025699</text:p>
          </table:table-cell>
          <table:table-cell office:value-type="float" office:value="7857.291893" calcext:value-type="float">
            <text:p>7857.291893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79.464718" calcext:value-type="float">
            <text:p>79.464718</text:p>
          </table:table-cell>
          <table:table-cell office:value-type="float" office:value="7860.405787" calcext:value-type="float">
            <text:p>7860.405787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79.556754" calcext:value-type="float">
            <text:p>79.556754</text:p>
          </table:table-cell>
          <table:table-cell office:value-type="float" office:value="7914.055078" calcext:value-type="float">
            <text:p>7914.055078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80.220531" calcext:value-type="float">
            <text:p>80.220531</text:p>
          </table:table-cell>
          <table:table-cell office:value-type="float" office:value="7937.972261" calcext:value-type="float">
            <text:p>7937.97226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78.41376" calcext:value-type="float">
            <text:p>78.41376</text:p>
          </table:table-cell>
          <table:table-cell office:value-type="float" office:value="7953.724279" calcext:value-type="float">
            <text:p>7953.724279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78.574121" calcext:value-type="float">
            <text:p>78.574121</text:p>
          </table:table-cell>
          <table:table-cell office:value-type="float" office:value="7957.29021" calcext:value-type="float">
            <text:p>7957.2902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.463631" calcext:value-type="float">
            <text:p>4.463631</text:p>
          </table:table-cell>
          <table:table-cell office:value-type="float" office:value="7958.626918" calcext:value-type="float">
            <text:p>7958.626918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9.859448" calcext:value-type="float">
            <text:p>9.859448</text:p>
          </table:table-cell>
          <table:table-cell office:value-type="float" office:value="7966.197558" calcext:value-type="float">
            <text:p>7966.197558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9.287521" calcext:value-type="float">
            <text:p>79.287521</text:p>
          </table:table-cell>
          <table:table-cell office:value-type="float" office:value="7981.176067" calcext:value-type="float">
            <text:p>7981.176067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79.193754" calcext:value-type="float">
            <text:p>79.193754</text:p>
          </table:table-cell>
          <table:table-cell office:value-type="float" office:value="7985.799475" calcext:value-type="float">
            <text:p>7985.799475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78.428532" calcext:value-type="float">
            <text:p>78.428532</text:p>
          </table:table-cell>
          <table:table-cell office:value-type="float" office:value="8005.768801" calcext:value-type="float">
            <text:p>8005.768801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79.820425" calcext:value-type="float">
            <text:p>79.820425</text:p>
          </table:table-cell>
          <table:table-cell office:value-type="float" office:value="8025.354159" calcext:value-type="float">
            <text:p>8025.354159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78.682902" calcext:value-type="float">
            <text:p>78.682902</text:p>
          </table:table-cell>
          <table:table-cell office:value-type="float" office:value="8056.123899" calcext:value-type="float">
            <text:p>8056.123899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8.876718" calcext:value-type="float">
            <text:p>78.876718</text:p>
          </table:table-cell>
          <table:table-cell office:value-type="float" office:value="8062.068652" calcext:value-type="float">
            <text:p>8062.068652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78.633358" calcext:value-type="float">
            <text:p>78.633358</text:p>
          </table:table-cell>
          <table:table-cell office:value-type="float" office:value="8079.564234" calcext:value-type="float">
            <text:p>8079.564234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0.509866" calcext:value-type="float">
            <text:p>10.509866</text:p>
          </table:table-cell>
          <table:table-cell office:value-type="float" office:value="8084.715069" calcext:value-type="float">
            <text:p>8084.715069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78.767572" calcext:value-type="float">
            <text:p>78.767572</text:p>
          </table:table-cell>
          <table:table-cell office:value-type="float" office:value="8088.503005" calcext:value-type="float">
            <text:p>8088.503005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9.917811" calcext:value-type="float">
            <text:p>79.917811</text:p>
          </table:table-cell>
          <table:table-cell office:value-type="float" office:value="8091.129677" calcext:value-type="float">
            <text:p>8091.129677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79.510626" calcext:value-type="float">
            <text:p>79.510626</text:p>
          </table:table-cell>
          <table:table-cell office:value-type="float" office:value="8097.913029" calcext:value-type="float">
            <text:p>8097.913029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0.294507" calcext:value-type="float">
            <text:p>10.294507</text:p>
          </table:table-cell>
          <table:table-cell office:value-type="float" office:value="8110.042573" calcext:value-type="float">
            <text:p>8110.042573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79.41983" calcext:value-type="float">
            <text:p>79.41983</text:p>
          </table:table-cell>
          <table:table-cell office:value-type="float" office:value="8116.669936" calcext:value-type="float">
            <text:p>8116.669936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9.773372" calcext:value-type="float">
            <text:p>79.773372</text:p>
          </table:table-cell>
          <table:table-cell office:value-type="float" office:value="8133.994189" calcext:value-type="float">
            <text:p>8133.994189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.965375" calcext:value-type="float">
            <text:p>79.965375</text:p>
          </table:table-cell>
          <table:table-cell office:value-type="float" office:value="8139.03918" calcext:value-type="float">
            <text:p>8139.03918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78.694564" calcext:value-type="float">
            <text:p>78.694564</text:p>
          </table:table-cell>
          <table:table-cell office:value-type="float" office:value="8148.93515" calcext:value-type="float">
            <text:p>8148.93515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78.421567" calcext:value-type="float">
            <text:p>78.421567</text:p>
          </table:table-cell>
          <table:table-cell office:value-type="float" office:value="8162.838017" calcext:value-type="float">
            <text:p>8162.838017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0.17468" calcext:value-type="float">
            <text:p>80.17468</text:p>
          </table:table-cell>
          <table:table-cell office:value-type="float" office:value="8164.787725" calcext:value-type="float">
            <text:p>8164.787725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78.571374" calcext:value-type="float">
            <text:p>78.571374</text:p>
          </table:table-cell>
          <table:table-cell office:value-type="float" office:value="8170.649997" calcext:value-type="float">
            <text:p>8170.649997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79.069979" calcext:value-type="float">
            <text:p>79.069979</text:p>
          </table:table-cell>
          <table:table-cell office:value-type="float" office:value="8178.645997" calcext:value-type="float">
            <text:p>8178.645997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78.973528" calcext:value-type="float">
            <text:p>78.973528</text:p>
          </table:table-cell>
          <table:table-cell office:value-type="float" office:value="8198.105033" calcext:value-type="float">
            <text:p>8198.105033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80.132624" calcext:value-type="float">
            <text:p>80.132624</text:p>
          </table:table-cell>
          <table:table-cell office:value-type="float" office:value="8207.903034" calcext:value-type="float">
            <text:p>8207.903034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78.924619" calcext:value-type="float">
            <text:p>78.924619</text:p>
          </table:table-cell>
          <table:table-cell office:value-type="float" office:value="8222.696503" calcext:value-type="float">
            <text:p>8222.696503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79.022806" calcext:value-type="float">
            <text:p>79.022806</text:p>
          </table:table-cell>
          <table:table-cell office:value-type="float" office:value="8223.002178" calcext:value-type="float">
            <text:p>8223.002178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78.513718" calcext:value-type="float">
            <text:p>78.513718</text:p>
          </table:table-cell>
          <table:table-cell office:value-type="float" office:value="8223.590331" calcext:value-type="float">
            <text:p>8223.590331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79.642045" calcext:value-type="float">
            <text:p>79.642045</text:p>
          </table:table-cell>
          <table:table-cell office:value-type="float" office:value="8223.724333" calcext:value-type="float">
            <text:p>8223.72433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80.277895" calcext:value-type="float">
            <text:p>80.277895</text:p>
          </table:table-cell>
          <table:table-cell office:value-type="float" office:value="8228.088699" calcext:value-type="float">
            <text:p>8228.088699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79.598446" calcext:value-type="float">
            <text:p>79.598446</text:p>
          </table:table-cell>
          <table:table-cell office:value-type="float" office:value="8235.189237" calcext:value-type="float">
            <text:p>8235.189237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79.72872" calcext:value-type="float">
            <text:p>79.72872</text:p>
          </table:table-cell>
          <table:table-cell office:value-type="float" office:value="8235.344536" calcext:value-type="float">
            <text:p>8235.344536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80.322677" calcext:value-type="float">
            <text:p>80.322677</text:p>
          </table:table-cell>
          <table:table-cell office:value-type="float" office:value="8237.964824" calcext:value-type="float">
            <text:p>8237.964824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9.866499" calcext:value-type="float">
            <text:p>79.866499</text:p>
          </table:table-cell>
          <table:table-cell office:value-type="float" office:value="8239.458127" calcext:value-type="float">
            <text:p>8239.458127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79.241831" calcext:value-type="float">
            <text:p>79.241831</text:p>
          </table:table-cell>
          <table:table-cell office:value-type="float" office:value="8241.951279" calcext:value-type="float">
            <text:p>8241.951279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79.333784" calcext:value-type="float">
            <text:p>79.333784</text:p>
          </table:table-cell>
          <table:table-cell office:value-type="float" office:value="8243.552543" calcext:value-type="float">
            <text:p>8243.552543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79.377792" calcext:value-type="float">
            <text:p>79.377792</text:p>
          </table:table-cell>
          <table:table-cell office:value-type="float" office:value="8243.736731" calcext:value-type="float">
            <text:p>8243.736731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80.091775" calcext:value-type="float">
            <text:p>80.091775</text:p>
          </table:table-cell>
          <table:table-cell office:value-type="float" office:value="8247.249848" calcext:value-type="float">
            <text:p>8247.249848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79.686516" calcext:value-type="float">
            <text:p>79.686516</text:p>
          </table:table-cell>
          <table:table-cell office:value-type="float" office:value="8259.434047" calcext:value-type="float">
            <text:p>8259.434047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80.049262" calcext:value-type="float">
            <text:p>80.049262</text:p>
          </table:table-cell>
          <table:table-cell office:value-type="float" office:value="8262.401803" calcext:value-type="float">
            <text:p>8262.401803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.006624" calcext:value-type="float">
            <text:p>80.006624</text:p>
          </table:table-cell>
          <table:table-cell office:value-type="float" office:value="8267.218711" calcext:value-type="float">
            <text:p>8267.218711</text:p>
          </table:table-cell>
        </table:table-row>
      </table:table>
      <table:table table:name="1000_1000" table:style-name="ta1">
        <table:shapes>
          <draw:frame draw:z-index="0" draw:style-name="gr1" draw:text-style-name="P1" svg:width="48.817cm" svg:height="45.235cm" svg:x="9.141cm" svg:y="0.106cm">
            <draw:object draw:notify-on-update-of-ranges="1000_1000.C1:1000_1000.C1 1000_1000.C2:1000_1000.C101 1000_1000.D1:1000_1000.D1 1000_1000.D2:1000_1000.D10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Response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2.619475" calcext:value-type="float">
            <text:p>12.619475</text:p>
          </table:table-cell>
          <table:table-cell office:value-type="float" office:value="3365.473106" calcext:value-type="float">
            <text:p>3365.47310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1499" calcext:value-type="float">
            <text:p>0.121499</text:p>
          </table:table-cell>
          <table:table-cell office:value-type="float" office:value="3479.449534" calcext:value-type="float">
            <text:p>3479.44953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.908137" calcext:value-type="float">
            <text:p>1.908137</text:p>
          </table:table-cell>
          <table:table-cell office:value-type="float" office:value="3823.919937" calcext:value-type="float">
            <text:p>3823.919937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1.808751" calcext:value-type="float">
            <text:p>11.808751</text:p>
          </table:table-cell>
          <table:table-cell office:value-type="float" office:value="4026.999861" calcext:value-type="float">
            <text:p>4026.99986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.473436" calcext:value-type="float">
            <text:p>1.473436</text:p>
          </table:table-cell>
          <table:table-cell office:value-type="float" office:value="4038.388222" calcext:value-type="float">
            <text:p>4038.38822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083759" calcext:value-type="float">
            <text:p>1.083759</text:p>
          </table:table-cell>
          <table:table-cell office:value-type="float" office:value="4387.289885" calcext:value-type="float">
            <text:p>4387.28988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.287008" calcext:value-type="float">
            <text:p>2.287008</text:p>
          </table:table-cell>
          <table:table-cell office:value-type="float" office:value="4390.315204" calcext:value-type="float">
            <text:p>4390.31520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.841799" calcext:value-type="float">
            <text:p>1.841799</text:p>
          </table:table-cell>
          <table:table-cell office:value-type="float" office:value="4510.670088" calcext:value-type="float">
            <text:p>4510.67008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314812" calcext:value-type="float">
            <text:p>0.314812</text:p>
          </table:table-cell>
          <table:table-cell office:value-type="float" office:value="4746.445554" calcext:value-type="float">
            <text:p>4746.44555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.931048" calcext:value-type="float">
            <text:p>1.931048</text:p>
          </table:table-cell>
          <table:table-cell office:value-type="float" office:value="4854.863561" calcext:value-type="float">
            <text:p>4854.86356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.470251" calcext:value-type="float">
            <text:p>1.470251</text:p>
          </table:table-cell>
          <table:table-cell office:value-type="float" office:value="4918.305035" calcext:value-type="float">
            <text:p>4918.30503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.166961" calcext:value-type="float">
            <text:p>2.166961</text:p>
          </table:table-cell>
          <table:table-cell office:value-type="float" office:value="5127.283971" calcext:value-type="float">
            <text:p>5127.28397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106424" calcext:value-type="float">
            <text:p>1.106424</text:p>
          </table:table-cell>
          <table:table-cell office:value-type="float" office:value="5266.382317" calcext:value-type="float">
            <text:p>5266.38231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9.942551" calcext:value-type="float">
            <text:p>9.942551</text:p>
          </table:table-cell>
          <table:table-cell office:value-type="float" office:value="5327.117499" calcext:value-type="float">
            <text:p>5327.117499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3.815914" calcext:value-type="float">
            <text:p>13.815914</text:p>
          </table:table-cell>
          <table:table-cell office:value-type="float" office:value="5334.60882" calcext:value-type="float">
            <text:p>5334.6088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481589" calcext:value-type="float">
            <text:p>0.481589</text:p>
          </table:table-cell>
          <table:table-cell office:value-type="float" office:value="5334.639498" calcext:value-type="float">
            <text:p>5334.639498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1.320838" calcext:value-type="float">
            <text:p>11.320838</text:p>
          </table:table-cell>
          <table:table-cell office:value-type="float" office:value="5366.346443" calcext:value-type="float">
            <text:p>5366.34644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.285846" calcext:value-type="float">
            <text:p>2.285846</text:p>
          </table:table-cell>
          <table:table-cell office:value-type="float" office:value="5426.202327" calcext:value-type="float">
            <text:p>5426.20232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.014825" calcext:value-type="float">
            <text:p>1.014825</text:p>
          </table:table-cell>
          <table:table-cell office:value-type="float" office:value="5634.362327" calcext:value-type="float">
            <text:p>5634.362327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0.659585" calcext:value-type="float">
            <text:p>10.659585</text:p>
          </table:table-cell>
          <table:table-cell office:value-type="float" office:value="5710.307148" calcext:value-type="float">
            <text:p>5710.30714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845442" calcext:value-type="float">
            <text:p>1.845442</text:p>
          </table:table-cell>
          <table:table-cell office:value-type="float" office:value="5731.590229" calcext:value-type="float">
            <text:p>5731.590229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.121989" calcext:value-type="float">
            <text:p>10.121989</text:p>
          </table:table-cell>
          <table:table-cell office:value-type="float" office:value="5826.29922" calcext:value-type="float">
            <text:p>5826.2992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.339061" calcext:value-type="float">
            <text:p>2.339061</text:p>
          </table:table-cell>
          <table:table-cell office:value-type="float" office:value="5852.528708" calcext:value-type="float">
            <text:p>5852.52870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1.032924" calcext:value-type="float">
            <text:p>11.032924</text:p>
          </table:table-cell>
          <table:table-cell office:value-type="float" office:value="5929.813026" calcext:value-type="float">
            <text:p>5929.81302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0.627412" calcext:value-type="float">
            <text:p>10.627412</text:p>
          </table:table-cell>
          <table:table-cell office:value-type="float" office:value="6051.253608" calcext:value-type="float">
            <text:p>6051.253608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2.052728" calcext:value-type="float">
            <text:p>12.052728</text:p>
          </table:table-cell>
          <table:table-cell office:value-type="float" office:value="6073.429993" calcext:value-type="float">
            <text:p>6073.42999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.274971" calcext:value-type="float">
            <text:p>2.274971</text:p>
          </table:table-cell>
          <table:table-cell office:value-type="float" office:value="6098.580294" calcext:value-type="float">
            <text:p>6098.580294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1.874446" calcext:value-type="float">
            <text:p>11.874446</text:p>
          </table:table-cell>
          <table:table-cell office:value-type="float" office:value="6175.255591" calcext:value-type="float">
            <text:p>6175.25559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.373378" calcext:value-type="float">
            <text:p>3.373378</text:p>
          </table:table-cell>
          <table:table-cell office:value-type="float" office:value="6177.933975" calcext:value-type="float">
            <text:p>6177.93397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1.464596" calcext:value-type="float">
            <text:p>11.464596</text:p>
          </table:table-cell>
          <table:table-cell office:value-type="float" office:value="6206.346164" calcext:value-type="float">
            <text:p>6206.34616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2.276558" calcext:value-type="float">
            <text:p>12.276558</text:p>
          </table:table-cell>
          <table:table-cell office:value-type="float" office:value="6263.698211" calcext:value-type="float">
            <text:p>6263.69821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0.504826" calcext:value-type="float">
            <text:p>10.504826</text:p>
          </table:table-cell>
          <table:table-cell office:value-type="float" office:value="6334.240527" calcext:value-type="float">
            <text:p>6334.240527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.062929" calcext:value-type="float">
            <text:p>12.062929</text:p>
          </table:table-cell>
          <table:table-cell office:value-type="float" office:value="6399.797683" calcext:value-type="float">
            <text:p>6399.797683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0.973806" calcext:value-type="float">
            <text:p>10.973806</text:p>
          </table:table-cell>
          <table:table-cell office:value-type="float" office:value="6480.15941" calcext:value-type="float">
            <text:p>6480.15941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12.562221" calcext:value-type="float">
            <text:p>12.562221</text:p>
          </table:table-cell>
          <table:table-cell office:value-type="float" office:value="6622.515244" calcext:value-type="float">
            <text:p>6622.515244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4.275855" calcext:value-type="float">
            <text:p>14.275855</text:p>
          </table:table-cell>
          <table:table-cell office:value-type="float" office:value="6718.7044" calcext:value-type="float">
            <text:p>6718.704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2.113679" calcext:value-type="float">
            <text:p>12.113679</text:p>
          </table:table-cell>
          <table:table-cell office:value-type="float" office:value="6872.835716" calcext:value-type="float">
            <text:p>6872.835716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1.971285" calcext:value-type="float">
            <text:p>11.971285</text:p>
          </table:table-cell>
          <table:table-cell office:value-type="float" office:value="6966.057984" calcext:value-type="float">
            <text:p>6966.057984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1.630469" calcext:value-type="float">
            <text:p>11.630469</text:p>
          </table:table-cell>
          <table:table-cell office:value-type="float" office:value="6982.162424" calcext:value-type="float">
            <text:p>6982.162424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3.81823" calcext:value-type="float">
            <text:p>13.81823</text:p>
          </table:table-cell>
          <table:table-cell office:value-type="float" office:value="7017.74483" calcext:value-type="float">
            <text:p>7017.74483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2.551062" calcext:value-type="float">
            <text:p>12.551062</text:p>
          </table:table-cell>
          <table:table-cell office:value-type="float" office:value="7101.918804" calcext:value-type="float">
            <text:p>7101.918804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2.300404" calcext:value-type="float">
            <text:p>12.300404</text:p>
          </table:table-cell>
          <table:table-cell office:value-type="float" office:value="7454.193201" calcext:value-type="float">
            <text:p>7454.193201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2.076016" calcext:value-type="float">
            <text:p>12.076016</text:p>
          </table:table-cell>
          <table:table-cell office:value-type="float" office:value="7462.168064" calcext:value-type="float">
            <text:p>7462.168064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2.288228" calcext:value-type="float">
            <text:p>12.288228</text:p>
          </table:table-cell>
          <table:table-cell office:value-type="float" office:value="7469.194795" calcext:value-type="float">
            <text:p>7469.19479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2.442419" calcext:value-type="float">
            <text:p>12.442419</text:p>
          </table:table-cell>
          <table:table-cell office:value-type="float" office:value="7481.331576" calcext:value-type="float">
            <text:p>7481.33157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2.090033" calcext:value-type="float">
            <text:p>12.090033</text:p>
          </table:table-cell>
          <table:table-cell office:value-type="float" office:value="7535.08913" calcext:value-type="float">
            <text:p>7535.0891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2.370873" calcext:value-type="float">
            <text:p>12.370873</text:p>
          </table:table-cell>
          <table:table-cell office:value-type="float" office:value="7543.359147" calcext:value-type="float">
            <text:p>7543.359147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2.385077" calcext:value-type="float">
            <text:p>12.385077</text:p>
          </table:table-cell>
          <table:table-cell office:value-type="float" office:value="7566.737753" calcext:value-type="float">
            <text:p>7566.737753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3.252239" calcext:value-type="float">
            <text:p>13.252239</text:p>
          </table:table-cell>
          <table:table-cell office:value-type="float" office:value="7592.752868" calcext:value-type="float">
            <text:p>7592.752868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2.217817" calcext:value-type="float">
            <text:p>12.217817</text:p>
          </table:table-cell>
          <table:table-cell office:value-type="float" office:value="7594.615386" calcext:value-type="float">
            <text:p>7594.615386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2.20333" calcext:value-type="float">
            <text:p>12.20333</text:p>
          </table:table-cell>
          <table:table-cell office:value-type="float" office:value="7623.041989" calcext:value-type="float">
            <text:p>7623.041989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2.137079" calcext:value-type="float">
            <text:p>12.137079</text:p>
          </table:table-cell>
          <table:table-cell office:value-type="float" office:value="7703.321778" calcext:value-type="float">
            <text:p>7703.321778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2.1229" calcext:value-type="float">
            <text:p>12.1229</text:p>
          </table:table-cell>
          <table:table-cell office:value-type="float" office:value="7710.376875" calcext:value-type="float">
            <text:p>7710.376875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12.529435" calcext:value-type="float">
            <text:p>12.529435</text:p>
          </table:table-cell>
          <table:table-cell office:value-type="float" office:value="7715.279507" calcext:value-type="float">
            <text:p>7715.279507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2.419789" calcext:value-type="float">
            <text:p>12.419789</text:p>
          </table:table-cell>
          <table:table-cell office:value-type="float" office:value="7739.259219" calcext:value-type="float">
            <text:p>7739.259219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3.739504" calcext:value-type="float">
            <text:p>13.739504</text:p>
          </table:table-cell>
          <table:table-cell office:value-type="float" office:value="7747.270994" calcext:value-type="float">
            <text:p>7747.270994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2.776671" calcext:value-type="float">
            <text:p>12.776671</text:p>
          </table:table-cell>
          <table:table-cell office:value-type="float" office:value="7750.384455" calcext:value-type="float">
            <text:p>7750.384455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2.265233" calcext:value-type="float">
            <text:p>12.265233</text:p>
          </table:table-cell>
          <table:table-cell office:value-type="float" office:value="7782.454793" calcext:value-type="float">
            <text:p>7782.454793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2.250785" calcext:value-type="float">
            <text:p>12.250785</text:p>
          </table:table-cell>
          <table:table-cell office:value-type="float" office:value="7782.599326" calcext:value-type="float">
            <text:p>7782.599326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2.162039" calcext:value-type="float">
            <text:p>12.162039</text:p>
          </table:table-cell>
          <table:table-cell office:value-type="float" office:value="7786.177719" calcext:value-type="float">
            <text:p>7786.177719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2.426158" calcext:value-type="float">
            <text:p>12.426158</text:p>
          </table:table-cell>
          <table:table-cell office:value-type="float" office:value="7788.684773" calcext:value-type="float">
            <text:p>7788.684773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2.716577" calcext:value-type="float">
            <text:p>12.716577</text:p>
          </table:table-cell>
          <table:table-cell office:value-type="float" office:value="7804.108934" calcext:value-type="float">
            <text:p>7804.10893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2.634749" calcext:value-type="float">
            <text:p>12.634749</text:p>
          </table:table-cell>
          <table:table-cell office:value-type="float" office:value="7839.325585" calcext:value-type="float">
            <text:p>7839.325585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.025979" calcext:value-type="float">
            <text:p>12.025979</text:p>
          </table:table-cell>
          <table:table-cell office:value-type="float" office:value="7846.091088" calcext:value-type="float">
            <text:p>7846.091088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3.648488" calcext:value-type="float">
            <text:p>13.648488</text:p>
          </table:table-cell>
          <table:table-cell office:value-type="float" office:value="7865.328704" calcext:value-type="float">
            <text:p>7865.328704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2.534155" calcext:value-type="float">
            <text:p>12.534155</text:p>
          </table:table-cell>
          <table:table-cell office:value-type="float" office:value="7871.584695" calcext:value-type="float">
            <text:p>7871.584695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2.322784" calcext:value-type="float">
            <text:p>12.322784</text:p>
          </table:table-cell>
          <table:table-cell office:value-type="float" office:value="7882.660895" calcext:value-type="float">
            <text:p>7882.660895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2.184656" calcext:value-type="float">
            <text:p>12.184656</text:p>
          </table:table-cell>
          <table:table-cell office:value-type="float" office:value="7890.431739" calcext:value-type="float">
            <text:p>7890.43173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2.395657" calcext:value-type="float">
            <text:p>12.395657</text:p>
          </table:table-cell>
          <table:table-cell office:value-type="float" office:value="7890.580521" calcext:value-type="float">
            <text:p>7890.580521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3.881836" calcext:value-type="float">
            <text:p>13.881836</text:p>
          </table:table-cell>
          <table:table-cell office:value-type="float" office:value="7898.747663" calcext:value-type="float">
            <text:p>7898.747663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2.345141" calcext:value-type="float">
            <text:p>12.345141</text:p>
          </table:table-cell>
          <table:table-cell office:value-type="float" office:value="7929.607233" calcext:value-type="float">
            <text:p>7929.607233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2.662869" calcext:value-type="float">
            <text:p>12.662869</text:p>
          </table:table-cell>
          <table:table-cell office:value-type="float" office:value="7966.511506" calcext:value-type="float">
            <text:p>7966.511506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2.098859" calcext:value-type="float">
            <text:p>12.098859</text:p>
          </table:table-cell>
          <table:table-cell office:value-type="float" office:value="7979.267228" calcext:value-type="float">
            <text:p>7979.267228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2.405702" calcext:value-type="float">
            <text:p>12.405702</text:p>
          </table:table-cell>
          <table:table-cell office:value-type="float" office:value="7980.56859" calcext:value-type="float">
            <text:p>7980.56859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2.363832" calcext:value-type="float">
            <text:p>12.363832</text:p>
          </table:table-cell>
          <table:table-cell office:value-type="float" office:value="7982.784434" calcext:value-type="float">
            <text:p>7982.784434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2.692047" calcext:value-type="float">
            <text:p>12.692047</text:p>
          </table:table-cell>
          <table:table-cell office:value-type="float" office:value="8003.19233" calcext:value-type="float">
            <text:p>8003.19233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12.798426" calcext:value-type="float">
            <text:p>12.798426</text:p>
          </table:table-cell>
          <table:table-cell office:value-type="float" office:value="8008.981588" calcext:value-type="float">
            <text:p>8008.981588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2.703322" calcext:value-type="float">
            <text:p>12.703322</text:p>
          </table:table-cell>
          <table:table-cell office:value-type="float" office:value="8014.291378" calcext:value-type="float">
            <text:p>8014.291378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2.783527" calcext:value-type="float">
            <text:p>12.783527</text:p>
          </table:table-cell>
          <table:table-cell office:value-type="float" office:value="8027.147734" calcext:value-type="float">
            <text:p>8027.147734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2.504823" calcext:value-type="float">
            <text:p>12.504823</text:p>
          </table:table-cell>
          <table:table-cell office:value-type="float" office:value="8044.400512" calcext:value-type="float">
            <text:p>8044.400512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2.583497" calcext:value-type="float">
            <text:p>12.583497</text:p>
          </table:table-cell>
          <table:table-cell office:value-type="float" office:value="8063.998764" calcext:value-type="float">
            <text:p>8063.998764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2.73814" calcext:value-type="float">
            <text:p>12.73814</text:p>
          </table:table-cell>
          <table:table-cell office:value-type="float" office:value="8067.130488" calcext:value-type="float">
            <text:p>8067.130488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2.805092" calcext:value-type="float">
            <text:p>12.805092</text:p>
          </table:table-cell>
          <table:table-cell office:value-type="float" office:value="8110.712459" calcext:value-type="float">
            <text:p>8110.712459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2.818834" calcext:value-type="float">
            <text:p>12.818834</text:p>
          </table:table-cell>
          <table:table-cell office:value-type="float" office:value="8125.779862" calcext:value-type="float">
            <text:p>8125.779862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3.676269" calcext:value-type="float">
            <text:p>13.676269</text:p>
          </table:table-cell>
          <table:table-cell office:value-type="float" office:value="8128.981244" calcext:value-type="float">
            <text:p>8128.981244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12.830442" calcext:value-type="float">
            <text:p>12.830442</text:p>
          </table:table-cell>
          <table:table-cell office:value-type="float" office:value="8133.308043" calcext:value-type="float">
            <text:p>8133.308043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2.852407" calcext:value-type="float">
            <text:p>12.852407</text:p>
          </table:table-cell>
          <table:table-cell office:value-type="float" office:value="8134.749244" calcext:value-type="float">
            <text:p>8134.749244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12.678355" calcext:value-type="float">
            <text:p>12.678355</text:p>
          </table:table-cell>
          <table:table-cell office:value-type="float" office:value="8135.292703" calcext:value-type="float">
            <text:p>8135.292703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2.511075" calcext:value-type="float">
            <text:p>12.511075</text:p>
          </table:table-cell>
          <table:table-cell office:value-type="float" office:value="8142.691453" calcext:value-type="float">
            <text:p>8142.691453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13.346316" calcext:value-type="float">
            <text:p>13.346316</text:p>
          </table:table-cell>
          <table:table-cell office:value-type="float" office:value="8143.842899" calcext:value-type="float">
            <text:p>8143.842899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3.295026" calcext:value-type="float">
            <text:p>13.295026</text:p>
          </table:table-cell>
          <table:table-cell office:value-type="float" office:value="8144.913665" calcext:value-type="float">
            <text:p>8144.91366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2.485598" calcext:value-type="float">
            <text:p>12.485598</text:p>
          </table:table-cell>
          <table:table-cell office:value-type="float" office:value="8150.186199" calcext:value-type="float">
            <text:p>8150.18619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4.23729" calcext:value-type="float">
            <text:p>14.23729</text:p>
          </table:table-cell>
          <table:table-cell office:value-type="float" office:value="8153.499735" calcext:value-type="float">
            <text:p>8153.499735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3.537807" calcext:value-type="float">
            <text:p>13.537807</text:p>
          </table:table-cell>
          <table:table-cell office:value-type="float" office:value="8171.676013" calcext:value-type="float">
            <text:p>8171.676013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13.514765" calcext:value-type="float">
            <text:p>13.514765</text:p>
          </table:table-cell>
          <table:table-cell office:value-type="float" office:value="8176.91338" calcext:value-type="float">
            <text:p>8176.91338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1.942208" calcext:value-type="float">
            <text:p>11.942208</text:p>
          </table:table-cell>
          <table:table-cell office:value-type="float" office:value="8180.999004" calcext:value-type="float">
            <text:p>8180.999004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3.400421" calcext:value-type="float">
            <text:p>13.400421</text:p>
          </table:table-cell>
          <table:table-cell office:value-type="float" office:value="8182.189119" calcext:value-type="float">
            <text:p>8182.189119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3.559308" calcext:value-type="float">
            <text:p>13.559308</text:p>
          </table:table-cell>
          <table:table-cell office:value-type="float" office:value="8182.430327" calcext:value-type="float">
            <text:p>8182.430327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13.429661" calcext:value-type="float">
            <text:p>13.429661</text:p>
          </table:table-cell>
          <table:table-cell office:value-type="float" office:value="8189.555355" calcext:value-type="float">
            <text:p>8189.555355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3.698916" calcext:value-type="float">
            <text:p>13.698916</text:p>
          </table:table-cell>
          <table:table-cell office:value-type="float" office:value="8201.14706" calcext:value-type="float">
            <text:p>8201.14706</text:p>
          </table:table-cell>
        </table:table-row>
      </table:table>
      <table:table table:name="1_750" table:style-name="ta1">
        <table:shapes>
          <draw:frame draw:z-index="0" draw:style-name="gr1" draw:text-style-name="P1" svg:width="55.701cm" svg:height="45.341cm" svg:x="9.141cm" svg:y="0.106cm">
            <draw:object draw:notify-on-update-of-ranges="1_750.C1:1_750.C1 1_750.C2:1_750.C101 1_750.D1:1_750.D1 1_750.D2:1_750.D10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Respons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397836" calcext:value-type="float">
            <text:p>0.397836</text:p>
          </table:table-cell>
          <table:table-cell office:value-type="float" office:value="332.759827" calcext:value-type="float">
            <text:p>332.75982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94811" calcext:value-type="float">
            <text:p>0.094811</text:p>
          </table:table-cell>
          <table:table-cell office:value-type="float" office:value="334.879956" calcext:value-type="float">
            <text:p>334.87995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34.89363" calcext:value-type="float">
            <text:p>334.89363</text:p>
          </table:table-cell>
          <table:table-cell office:value-type="float" office:value="638.401378" calcext:value-type="float">
            <text:p>638.40137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34.884947" calcext:value-type="float">
            <text:p>334.884947</text:p>
          </table:table-cell>
          <table:table-cell office:value-type="float" office:value="638.420981" calcext:value-type="float">
            <text:p>638.42098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34.881193" calcext:value-type="float">
            <text:p>334.881193</text:p>
          </table:table-cell>
          <table:table-cell office:value-type="float" office:value="638.59476" calcext:value-type="float">
            <text:p>638.5947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38.596521" calcext:value-type="float">
            <text:p>638.596521</text:p>
          </table:table-cell>
          <table:table-cell office:value-type="float" office:value="916.92417" calcext:value-type="float">
            <text:p>916.9241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38.608649" calcext:value-type="float">
            <text:p>638.608649</text:p>
          </table:table-cell>
          <table:table-cell office:value-type="float" office:value="926.28247" calcext:value-type="float">
            <text:p>926.2824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926.286009" calcext:value-type="float">
            <text:p>926.286009</text:p>
          </table:table-cell>
          <table:table-cell office:value-type="float" office:value="1206.44939" calcext:value-type="float">
            <text:p>1206.4493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26.298338" calcext:value-type="float">
            <text:p>926.298338</text:p>
          </table:table-cell>
          <table:table-cell office:value-type="float" office:value="1221.821364" calcext:value-type="float">
            <text:p>1221.82136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221.83766" calcext:value-type="float">
            <text:p>1221.83766</text:p>
          </table:table-cell>
          <table:table-cell office:value-type="float" office:value="1560.386576" calcext:value-type="float">
            <text:p>1560.38657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21.830277" calcext:value-type="float">
            <text:p>1221.830277</text:p>
          </table:table-cell>
          <table:table-cell office:value-type="float" office:value="1612.440371" calcext:value-type="float">
            <text:p>1612.44037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221.825778" calcext:value-type="float">
            <text:p>1221.825778</text:p>
          </table:table-cell>
          <table:table-cell office:value-type="float" office:value="1642.708739" calcext:value-type="float">
            <text:p>1642.70873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21.834173" calcext:value-type="float">
            <text:p>1221.834173</text:p>
          </table:table-cell>
          <table:table-cell office:value-type="float" office:value="1652.767076" calcext:value-type="float">
            <text:p>1652.76707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652.76925" calcext:value-type="float">
            <text:p>1652.76925</text:p>
          </table:table-cell>
          <table:table-cell office:value-type="float" office:value="1844.243471" calcext:value-type="float">
            <text:p>1844.24347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844.245699" calcext:value-type="float">
            <text:p>1844.245699</text:p>
          </table:table-cell>
          <table:table-cell office:value-type="float" office:value="2036.155222" calcext:value-type="float">
            <text:p>2036.15522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36.158" calcext:value-type="float">
            <text:p>2036.158</text:p>
          </table:table-cell>
          <table:table-cell office:value-type="float" office:value="2332.471191" calcext:value-type="float">
            <text:p>2332.47119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36.203539" calcext:value-type="float">
            <text:p>2036.203539</text:p>
          </table:table-cell>
          <table:table-cell office:value-type="float" office:value="2337.846056" calcext:value-type="float">
            <text:p>2337.84605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337.86735" calcext:value-type="float">
            <text:p>2337.86735</text:p>
          </table:table-cell>
          <table:table-cell office:value-type="float" office:value="2616.325941" calcext:value-type="float">
            <text:p>2616.32594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337.853399" calcext:value-type="float">
            <text:p>2337.853399</text:p>
          </table:table-cell>
          <table:table-cell office:value-type="float" office:value="2627.653974" calcext:value-type="float">
            <text:p>2627.65397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627.656128" calcext:value-type="float">
            <text:p>2627.656128</text:p>
          </table:table-cell>
          <table:table-cell office:value-type="float" office:value="2831.22682" calcext:value-type="float">
            <text:p>2831.22682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831.392503" calcext:value-type="float">
            <text:p>2831.392503</text:p>
          </table:table-cell>
          <table:table-cell office:value-type="float" office:value="3659.708844" calcext:value-type="float">
            <text:p>3659.708844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831.360555" calcext:value-type="float">
            <text:p>2831.360555</text:p>
          </table:table-cell>
          <table:table-cell office:value-type="float" office:value="3887.158375" calcext:value-type="float">
            <text:p>3887.158375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831.306209" calcext:value-type="float">
            <text:p>2831.306209</text:p>
          </table:table-cell>
          <table:table-cell office:value-type="float" office:value="3891.914893" calcext:value-type="float">
            <text:p>3891.914893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831.29863" calcext:value-type="float">
            <text:p>2831.29863</text:p>
          </table:table-cell>
          <table:table-cell office:value-type="float" office:value="3904.737113" calcext:value-type="float">
            <text:p>3904.737113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831.31127" calcext:value-type="float">
            <text:p>2831.31127</text:p>
          </table:table-cell>
          <table:table-cell office:value-type="float" office:value="3909.057237" calcext:value-type="float">
            <text:p>3909.057237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831.34292" calcext:value-type="float">
            <text:p>2831.34292</text:p>
          </table:table-cell>
          <table:table-cell office:value-type="float" office:value="3912.123469" calcext:value-type="float">
            <text:p>3912.123469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831.366905" calcext:value-type="float">
            <text:p>2831.366905</text:p>
          </table:table-cell>
          <table:table-cell office:value-type="float" office:value="3913.584784" calcext:value-type="float">
            <text:p>3913.584784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831.302734" calcext:value-type="float">
            <text:p>2831.302734</text:p>
          </table:table-cell>
          <table:table-cell office:value-type="float" office:value="3914.220742" calcext:value-type="float">
            <text:p>3914.22074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831.347405" calcext:value-type="float">
            <text:p>2831.347405</text:p>
          </table:table-cell>
          <table:table-cell office:value-type="float" office:value="3919.836051" calcext:value-type="float">
            <text:p>3919.83605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831.360702" calcext:value-type="float">
            <text:p>2831.360702</text:p>
          </table:table-cell>
          <table:table-cell office:value-type="float" office:value="3926.311357" calcext:value-type="float">
            <text:p>3926.31135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831.318008" calcext:value-type="float">
            <text:p>2831.318008</text:p>
          </table:table-cell>
          <table:table-cell office:value-type="float" office:value="3950.194914" calcext:value-type="float">
            <text:p>3950.19491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831.355144" calcext:value-type="float">
            <text:p>2831.355144</text:p>
          </table:table-cell>
          <table:table-cell office:value-type="float" office:value="3953.405188" calcext:value-type="float">
            <text:p>3953.405188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831.286893" calcext:value-type="float">
            <text:p>2831.286893</text:p>
          </table:table-cell>
          <table:table-cell office:value-type="float" office:value="3961.956079" calcext:value-type="float">
            <text:p>3961.956079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962.027585" calcext:value-type="float">
            <text:p>3962.027585</text:p>
          </table:table-cell>
          <table:table-cell office:value-type="float" office:value="4256.696878" calcext:value-type="float">
            <text:p>4256.696878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962.027501" calcext:value-type="float">
            <text:p>3962.027501</text:p>
          </table:table-cell>
          <table:table-cell office:value-type="float" office:value="4268.777367" calcext:value-type="float">
            <text:p>4268.777367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962.021513" calcext:value-type="float">
            <text:p>3962.021513</text:p>
          </table:table-cell>
          <table:table-cell office:value-type="float" office:value="4285.280317" calcext:value-type="float">
            <text:p>4285.280317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4285.282279" calcext:value-type="float">
            <text:p>4285.282279</text:p>
          </table:table-cell>
          <table:table-cell office:value-type="float" office:value="4543.531769" calcext:value-type="float">
            <text:p>4543.531769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543.549372" calcext:value-type="float">
            <text:p>4543.549372</text:p>
          </table:table-cell>
          <table:table-cell office:value-type="float" office:value="5121.321447" calcext:value-type="float">
            <text:p>5121.321447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543.5492" calcext:value-type="float">
            <text:p>4543.5492</text:p>
          </table:table-cell>
          <table:table-cell office:value-type="float" office:value="5127.086821" calcext:value-type="float">
            <text:p>5127.08682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543.544136" calcext:value-type="float">
            <text:p>4543.544136</text:p>
          </table:table-cell>
          <table:table-cell office:value-type="float" office:value="5166.190453" calcext:value-type="float">
            <text:p>5166.190453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543.535842" calcext:value-type="float">
            <text:p>4543.535842</text:p>
          </table:table-cell>
          <table:table-cell office:value-type="float" office:value="5169.167958" calcext:value-type="float">
            <text:p>5169.167958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543.554956" calcext:value-type="float">
            <text:p>4543.554956</text:p>
          </table:table-cell>
          <table:table-cell office:value-type="float" office:value="5169.662973" calcext:value-type="float">
            <text:p>5169.66297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543.539993" calcext:value-type="float">
            <text:p>4543.539993</text:p>
          </table:table-cell>
          <table:table-cell office:value-type="float" office:value="5182.443389" calcext:value-type="float">
            <text:p>5182.443389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4543.55273" calcext:value-type="float">
            <text:p>4543.55273</text:p>
          </table:table-cell>
          <table:table-cell office:value-type="float" office:value="5183.489334" calcext:value-type="float">
            <text:p>5183.489334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5183.505194" calcext:value-type="float">
            <text:p>5183.505194</text:p>
          </table:table-cell>
          <table:table-cell office:value-type="float" office:value="5484.286502" calcext:value-type="float">
            <text:p>5484.28650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5183.492759" calcext:value-type="float">
            <text:p>5183.492759</text:p>
          </table:table-cell>
          <table:table-cell office:value-type="float" office:value="5491.937762" calcext:value-type="float">
            <text:p>5491.937762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5183.498251" calcext:value-type="float">
            <text:p>5183.498251</text:p>
          </table:table-cell>
          <table:table-cell office:value-type="float" office:value="5506.399114" calcext:value-type="float">
            <text:p>5506.399114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506.519832" calcext:value-type="float">
            <text:p>5506.519832</text:p>
          </table:table-cell>
          <table:table-cell office:value-type="float" office:value="6826.841999" calcext:value-type="float">
            <text:p>6826.841999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5506.529131" calcext:value-type="float">
            <text:p>5506.529131</text:p>
          </table:table-cell>
          <table:table-cell office:value-type="float" office:value="6903.993103" calcext:value-type="float">
            <text:p>6903.993103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506.426878" calcext:value-type="float">
            <text:p>5506.426878</text:p>
          </table:table-cell>
          <table:table-cell office:value-type="float" office:value="6936.390513" calcext:value-type="float">
            <text:p>6936.390513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506.464822" calcext:value-type="float">
            <text:p>5506.464822</text:p>
          </table:table-cell>
          <table:table-cell office:value-type="float" office:value="6948.562911" calcext:value-type="float">
            <text:p>6948.562911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506.410389" calcext:value-type="float">
            <text:p>5506.410389</text:p>
          </table:table-cell>
          <table:table-cell office:value-type="float" office:value="6965.580693" calcext:value-type="float">
            <text:p>6965.580693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5506.522142" calcext:value-type="float">
            <text:p>5506.522142</text:p>
          </table:table-cell>
          <table:table-cell office:value-type="float" office:value="6979.623402" calcext:value-type="float">
            <text:p>6979.623402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5506.531569" calcext:value-type="float">
            <text:p>5506.531569</text:p>
          </table:table-cell>
          <table:table-cell office:value-type="float" office:value="6982.111793" calcext:value-type="float">
            <text:p>6982.111793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5506.539866" calcext:value-type="float">
            <text:p>5506.539866</text:p>
          </table:table-cell>
          <table:table-cell office:value-type="float" office:value="6982.412874" calcext:value-type="float">
            <text:p>6982.412874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5506.532606" calcext:value-type="float">
            <text:p>5506.532606</text:p>
          </table:table-cell>
          <table:table-cell office:value-type="float" office:value="6988.841823" calcext:value-type="float">
            <text:p>6988.841823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506.418901" calcext:value-type="float">
            <text:p>5506.418901</text:p>
          </table:table-cell>
          <table:table-cell office:value-type="float" office:value="6994.258847" calcext:value-type="float">
            <text:p>6994.258847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5506.427337" calcext:value-type="float">
            <text:p>5506.427337</text:p>
          </table:table-cell>
          <table:table-cell office:value-type="float" office:value="7015.054835" calcext:value-type="float">
            <text:p>7015.054835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5506.527058" calcext:value-type="float">
            <text:p>5506.527058</text:p>
          </table:table-cell>
          <table:table-cell office:value-type="float" office:value="7016.338759" calcext:value-type="float">
            <text:p>7016.338759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506.405077" calcext:value-type="float">
            <text:p>5506.405077</text:p>
          </table:table-cell>
          <table:table-cell office:value-type="float" office:value="7018.727162" calcext:value-type="float">
            <text:p>7018.727162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506.508794" calcext:value-type="float">
            <text:p>5506.508794</text:p>
          </table:table-cell>
          <table:table-cell office:value-type="float" office:value="7019.523918" calcext:value-type="float">
            <text:p>7019.523918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5506.528524" calcext:value-type="float">
            <text:p>5506.528524</text:p>
          </table:table-cell>
          <table:table-cell office:value-type="float" office:value="7023.18208" calcext:value-type="float">
            <text:p>7023.18208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506.49887" calcext:value-type="float">
            <text:p>5506.49887</text:p>
          </table:table-cell>
          <table:table-cell office:value-type="float" office:value="7030.577726" calcext:value-type="float">
            <text:p>7030.577726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5506.420521" calcext:value-type="float">
            <text:p>5506.420521</text:p>
          </table:table-cell>
          <table:table-cell office:value-type="float" office:value="7033.661461" calcext:value-type="float">
            <text:p>7033.661461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5506.535284" calcext:value-type="float">
            <text:p>5506.535284</text:p>
          </table:table-cell>
          <table:table-cell office:value-type="float" office:value="7035.962676" calcext:value-type="float">
            <text:p>7035.962676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7036.004922" calcext:value-type="float">
            <text:p>7036.004922</text:p>
          </table:table-cell>
          <table:table-cell office:value-type="float" office:value="7336.178639" calcext:value-type="float">
            <text:p>7336.178639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7035.970221" calcext:value-type="float">
            <text:p>7035.970221</text:p>
          </table:table-cell>
          <table:table-cell office:value-type="float" office:value="7344.282442" calcext:value-type="float">
            <text:p>7344.282442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7036.000227" calcext:value-type="float">
            <text:p>7036.000227</text:p>
          </table:table-cell>
          <table:table-cell office:value-type="float" office:value="7348.322118" calcext:value-type="float">
            <text:p>7348.322118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348.344512" calcext:value-type="float">
            <text:p>7348.344512</text:p>
          </table:table-cell>
          <table:table-cell office:value-type="float" office:value="7643.134391" calcext:value-type="float">
            <text:p>7643.13439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348.401617" calcext:value-type="float">
            <text:p>7348.401617</text:p>
          </table:table-cell>
          <table:table-cell office:value-type="float" office:value="7644.991359" calcext:value-type="float">
            <text:p>7644.991359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7348.369977" calcext:value-type="float">
            <text:p>7348.369977</text:p>
          </table:table-cell>
          <table:table-cell office:value-type="float" office:value="7648.474725" calcext:value-type="float">
            <text:p>7648.474725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7648.487726" calcext:value-type="float">
            <text:p>7648.487726</text:p>
          </table:table-cell>
          <table:table-cell office:value-type="float" office:value="7936.993319" calcext:value-type="float">
            <text:p>7936.993319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7648.478554" calcext:value-type="float">
            <text:p>7648.478554</text:p>
          </table:table-cell>
          <table:table-cell office:value-type="float" office:value="7944.070913" calcext:value-type="float">
            <text:p>7944.070913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7944.072553" calcext:value-type="float">
            <text:p>7944.072553</text:p>
          </table:table-cell>
          <table:table-cell office:value-type="float" office:value="8172.317618" calcext:value-type="float">
            <text:p>8172.317618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8172.319478" calcext:value-type="float">
            <text:p>8172.319478</text:p>
          </table:table-cell>
          <table:table-cell office:value-type="float" office:value="8478.572564" calcext:value-type="float">
            <text:p>8478.57256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8172.32928" calcext:value-type="float">
            <text:p>8172.32928</text:p>
          </table:table-cell>
          <table:table-cell office:value-type="float" office:value="8483.340249" calcext:value-type="float">
            <text:p>8483.340249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8172.33519" calcext:value-type="float">
            <text:p>8172.33519</text:p>
          </table:table-cell>
          <table:table-cell office:value-type="float" office:value="8487.543464" calcext:value-type="float">
            <text:p>8487.543464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8487.545811" calcext:value-type="float">
            <text:p>8487.545811</text:p>
          </table:table-cell>
          <table:table-cell office:value-type="float" office:value="8697.329138" calcext:value-type="float">
            <text:p>8697.329138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697.359818" calcext:value-type="float">
            <text:p>8697.359818</text:p>
          </table:table-cell>
          <table:table-cell office:value-type="float" office:value="8971.031521" calcext:value-type="float">
            <text:p>8971.031521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8697.404877" calcext:value-type="float">
            <text:p>8697.404877</text:p>
          </table:table-cell>
          <table:table-cell office:value-type="float" office:value="8975.764945" calcext:value-type="float">
            <text:p>8975.764945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8975.766826" calcext:value-type="float">
            <text:p>8975.766826</text:p>
          </table:table-cell>
          <table:table-cell office:value-type="float" office:value="9199.26696" calcext:value-type="float">
            <text:p>9199.26696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9199.269395" calcext:value-type="float">
            <text:p>9199.269395</text:p>
          </table:table-cell>
          <table:table-cell office:value-type="float" office:value="9465.330806" calcext:value-type="float">
            <text:p>9465.330806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9465.336111" calcext:value-type="float">
            <text:p>9465.336111</text:p>
          </table:table-cell>
          <table:table-cell office:value-type="float" office:value="9777.745241" calcext:value-type="float">
            <text:p>9777.745241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9465.355186" calcext:value-type="float">
            <text:p>9465.355186</text:p>
          </table:table-cell>
          <table:table-cell office:value-type="float" office:value="9782.924833" calcext:value-type="float">
            <text:p>9782.924833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9465.349798" calcext:value-type="float">
            <text:p>9465.349798</text:p>
          </table:table-cell>
          <table:table-cell office:value-type="float" office:value="9785.697495" calcext:value-type="float">
            <text:p>9785.697495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9785.717135" calcext:value-type="float">
            <text:p>9785.717135</text:p>
          </table:table-cell>
          <table:table-cell office:value-type="float" office:value="10052.29606" calcext:value-type="float">
            <text:p>10052.29606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785.772615" calcext:value-type="float">
            <text:p>9785.772615</text:p>
          </table:table-cell>
          <table:table-cell office:value-type="float" office:value="10064.77883" calcext:value-type="float">
            <text:p>10064.77883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10064.781141" calcext:value-type="float">
            <text:p>10064.781141</text:p>
          </table:table-cell>
          <table:table-cell office:value-type="float" office:value="10254.152544" calcext:value-type="float">
            <text:p>10254.152544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0254.155665" calcext:value-type="float">
            <text:p>10254.155665</text:p>
          </table:table-cell>
          <table:table-cell office:value-type="float" office:value="10518.380091" calcext:value-type="float">
            <text:p>10518.380091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0254.176862" calcext:value-type="float">
            <text:p>10254.176862</text:p>
          </table:table-cell>
          <table:table-cell office:value-type="float" office:value="10537.757352" calcext:value-type="float">
            <text:p>10537.757352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0537.759764" calcext:value-type="float">
            <text:p>10537.759764</text:p>
          </table:table-cell>
          <table:table-cell office:value-type="float" office:value="10797.62978" calcext:value-type="float">
            <text:p>10797.62978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0797.791353" calcext:value-type="float">
            <text:p>10797.791353</text:p>
          </table:table-cell>
          <table:table-cell office:value-type="float" office:value="11513.100624" calcext:value-type="float">
            <text:p>11513.10062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797.773104" calcext:value-type="float">
            <text:p>10797.773104</text:p>
          </table:table-cell>
          <table:table-cell office:value-type="float" office:value="11515.101699" calcext:value-type="float">
            <text:p>11515.101699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0797.754009" calcext:value-type="float">
            <text:p>10797.754009</text:p>
          </table:table-cell>
          <table:table-cell office:value-type="float" office:value="11539.729527" calcext:value-type="float">
            <text:p>11539.729527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0797.701042" calcext:value-type="float">
            <text:p>10797.701042</text:p>
          </table:table-cell>
          <table:table-cell office:value-type="float" office:value="11551.532215" calcext:value-type="float">
            <text:p>11551.532215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0797.738041" calcext:value-type="float">
            <text:p>10797.738041</text:p>
          </table:table-cell>
          <table:table-cell office:value-type="float" office:value="11552.43576" calcext:value-type="float">
            <text:p>11552.43576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0797.670574" calcext:value-type="float">
            <text:p>10797.670574</text:p>
          </table:table-cell>
          <table:table-cell office:value-type="float" office:value="11556.055015" calcext:value-type="float">
            <text:p>11556.055015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0797.763267" calcext:value-type="float">
            <text:p>10797.763267</text:p>
          </table:table-cell>
          <table:table-cell office:value-type="float" office:value="11578.794936" calcext:value-type="float">
            <text:p>11578.794936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0797.755955" calcext:value-type="float">
            <text:p>10797.755955</text:p>
          </table:table-cell>
          <table:table-cell office:value-type="float" office:value="11584.917967" calcext:value-type="float">
            <text:p>11584.917967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0797.746507" calcext:value-type="float">
            <text:p>10797.746507</text:p>
          </table:table-cell>
          <table:table-cell office:value-type="float" office:value="11597.253427" calcext:value-type="float">
            <text:p>11597.253427</text:p>
          </table:table-cell>
        </table:table-row>
      </table:table>
      <table:table table:name="1_1250" table:style-name="ta1">
        <table:shapes>
          <draw:frame draw:z-index="0" draw:style-name="gr1" draw:text-style-name="P1" svg:width="68.284cm" svg:height="45.261cm" svg:x="9.141cm" svg:y="0.106cm">
            <draw:object draw:notify-on-update-of-ranges="1_1250.C1:1_1250.C1 1_1250.C2:1_1250.C101 1_1250.D1:1_1250.D1 1_1250.D2:1_1250.D10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Respons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50403" calcext:value-type="float">
            <text:p>0.050403</text:p>
          </table:table-cell>
          <table:table-cell office:value-type="float" office:value="492.605169" calcext:value-type="float">
            <text:p>492.60516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6672" calcext:value-type="float">
            <text:p>0.06672</text:p>
          </table:table-cell>
          <table:table-cell office:value-type="float" office:value="509.679228" calcext:value-type="float">
            <text:p>509.67922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46103" calcext:value-type="float">
            <text:p>0.046103</text:p>
          </table:table-cell>
          <table:table-cell office:value-type="float" office:value="544.722921" calcext:value-type="float">
            <text:p>544.72292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58104" calcext:value-type="float">
            <text:p>0.058104</text:p>
          </table:table-cell>
          <table:table-cell office:value-type="float" office:value="552.701174" calcext:value-type="float">
            <text:p>552.70117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2929" calcext:value-type="float">
            <text:p>0.02929</text:p>
          </table:table-cell>
          <table:table-cell office:value-type="float" office:value="557.796144" calcext:value-type="float">
            <text:p>557.79614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26197" calcext:value-type="float">
            <text:p>0.026197</text:p>
          </table:table-cell>
          <table:table-cell office:value-type="float" office:value="568.814576" calcext:value-type="float">
            <text:p>568.81457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68.836195" calcext:value-type="float">
            <text:p>568.836195</text:p>
          </table:table-cell>
          <table:table-cell office:value-type="float" office:value="842.390247" calcext:value-type="float">
            <text:p>842.39024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68.818887" calcext:value-type="float">
            <text:p>568.818887</text:p>
          </table:table-cell>
          <table:table-cell office:value-type="float" office:value="874.509287" calcext:value-type="float">
            <text:p>874.50928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74.556211" calcext:value-type="float">
            <text:p>874.556211</text:p>
          </table:table-cell>
          <table:table-cell office:value-type="float" office:value="1160.117567" calcext:value-type="float">
            <text:p>1160.11756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74.607182" calcext:value-type="float">
            <text:p>874.607182</text:p>
          </table:table-cell>
          <table:table-cell office:value-type="float" office:value="1165.059218" calcext:value-type="float">
            <text:p>1165.05921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65.064831" calcext:value-type="float">
            <text:p>1165.064831</text:p>
          </table:table-cell>
          <table:table-cell office:value-type="float" office:value="1445.705311" calcext:value-type="float">
            <text:p>1445.70531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165.077313" calcext:value-type="float">
            <text:p>1165.077313</text:p>
          </table:table-cell>
          <table:table-cell office:value-type="float" office:value="1457.422136" calcext:value-type="float">
            <text:p>1457.42213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457.431154" calcext:value-type="float">
            <text:p>1457.431154</text:p>
          </table:table-cell>
          <table:table-cell office:value-type="float" office:value="1733.618976" calcext:value-type="float">
            <text:p>1733.61897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57.425395" calcext:value-type="float">
            <text:p>1457.425395</text:p>
          </table:table-cell>
          <table:table-cell office:value-type="float" office:value="1749.288622" calcext:value-type="float">
            <text:p>1749.28862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749.360407" calcext:value-type="float">
            <text:p>1749.360407</text:p>
          </table:table-cell>
          <table:table-cell office:value-type="float" office:value="2027.277254" calcext:value-type="float">
            <text:p>2027.27725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49.31182" calcext:value-type="float">
            <text:p>1749.31182</text:p>
          </table:table-cell>
          <table:table-cell office:value-type="float" office:value="2033.037079" calcext:value-type="float">
            <text:p>2033.03707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033.039384" calcext:value-type="float">
            <text:p>2033.039384</text:p>
          </table:table-cell>
          <table:table-cell office:value-type="float" office:value="2244.16719" calcext:value-type="float">
            <text:p>2244.16719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244.212669" calcext:value-type="float">
            <text:p>2244.212669</text:p>
          </table:table-cell>
          <table:table-cell office:value-type="float" office:value="2600.67106" calcext:value-type="float">
            <text:p>2600.6710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44.206705" calcext:value-type="float">
            <text:p>2244.206705</text:p>
          </table:table-cell>
          <table:table-cell office:value-type="float" office:value="2625.808056" calcext:value-type="float">
            <text:p>2625.80805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244.205832" calcext:value-type="float">
            <text:p>2244.205832</text:p>
          </table:table-cell>
          <table:table-cell office:value-type="float" office:value="2638.792648" calcext:value-type="float">
            <text:p>2638.79264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244.198863" calcext:value-type="float">
            <text:p>2244.198863</text:p>
          </table:table-cell>
          <table:table-cell office:value-type="float" office:value="2667.747047" calcext:value-type="float">
            <text:p>2667.74704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667.842997" calcext:value-type="float">
            <text:p>2667.842997</text:p>
          </table:table-cell>
          <table:table-cell office:value-type="float" office:value="3156.065115" calcext:value-type="float">
            <text:p>3156.06511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667.836911" calcext:value-type="float">
            <text:p>2667.836911</text:p>
          </table:table-cell>
          <table:table-cell office:value-type="float" office:value="3182.744961" calcext:value-type="float">
            <text:p>3182.74496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67.841775" calcext:value-type="float">
            <text:p>2667.841775</text:p>
          </table:table-cell>
          <table:table-cell office:value-type="float" office:value="3192.096552" calcext:value-type="float">
            <text:p>3192.096552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667.85" calcext:value-type="float">
            <text:p>2667.85</text:p>
          </table:table-cell>
          <table:table-cell office:value-type="float" office:value="3196.167783" calcext:value-type="float">
            <text:p>3196.167783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667.785859" calcext:value-type="float">
            <text:p>2667.785859</text:p>
          </table:table-cell>
          <table:table-cell office:value-type="float" office:value="3209.623293" calcext:value-type="float">
            <text:p>3209.62329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667.863289" calcext:value-type="float">
            <text:p>2667.863289</text:p>
          </table:table-cell>
          <table:table-cell office:value-type="float" office:value="3214.307552" calcext:value-type="float">
            <text:p>3214.307552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214.310481" calcext:value-type="float">
            <text:p>3214.310481</text:p>
          </table:table-cell>
          <table:table-cell office:value-type="float" office:value="3440.746788" calcext:value-type="float">
            <text:p>3440.74678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440.754901" calcext:value-type="float">
            <text:p>3440.754901</text:p>
          </table:table-cell>
          <table:table-cell office:value-type="float" office:value="3667.972248" calcext:value-type="float">
            <text:p>3667.972248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667.975507" calcext:value-type="float">
            <text:p>3667.975507</text:p>
          </table:table-cell>
          <table:table-cell office:value-type="float" office:value="3861.410432" calcext:value-type="float">
            <text:p>3861.410432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861.4314" calcext:value-type="float">
            <text:p>3861.4314</text:p>
          </table:table-cell>
          <table:table-cell office:value-type="float" office:value="4137.652509" calcext:value-type="float">
            <text:p>4137.65250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861.422856" calcext:value-type="float">
            <text:p>3861.422856</text:p>
          </table:table-cell>
          <table:table-cell office:value-type="float" office:value="4149.104069" calcext:value-type="float">
            <text:p>4149.104069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4149.119664" calcext:value-type="float">
            <text:p>4149.119664</text:p>
          </table:table-cell>
          <table:table-cell office:value-type="float" office:value="4438.648154" calcext:value-type="float">
            <text:p>4438.648154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4149.106039" calcext:value-type="float">
            <text:p>4149.106039</text:p>
          </table:table-cell>
          <table:table-cell office:value-type="float" office:value="4439.939086" calcext:value-type="float">
            <text:p>4439.939086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4439.954388" calcext:value-type="float">
            <text:p>4439.954388</text:p>
          </table:table-cell>
          <table:table-cell office:value-type="float" office:value="4705.791442" calcext:value-type="float">
            <text:p>4705.791442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439.942128" calcext:value-type="float">
            <text:p>4439.942128</text:p>
          </table:table-cell>
          <table:table-cell office:value-type="float" office:value="4726.119382" calcext:value-type="float">
            <text:p>4726.119382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4726.141213" calcext:value-type="float">
            <text:p>4726.141213</text:p>
          </table:table-cell>
          <table:table-cell office:value-type="float" office:value="5022.228754" calcext:value-type="float">
            <text:p>5022.228754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726.131531" calcext:value-type="float">
            <text:p>4726.131531</text:p>
          </table:table-cell>
          <table:table-cell office:value-type="float" office:value="5022.493263" calcext:value-type="float">
            <text:p>5022.49326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5022.519178" calcext:value-type="float">
            <text:p>5022.519178</text:p>
          </table:table-cell>
          <table:table-cell office:value-type="float" office:value="5306.922486" calcext:value-type="float">
            <text:p>5306.922486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5022.522131" calcext:value-type="float">
            <text:p>5022.522131</text:p>
          </table:table-cell>
          <table:table-cell office:value-type="float" office:value="5319.039455" calcext:value-type="float">
            <text:p>5319.03945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5319.063951" calcext:value-type="float">
            <text:p>5319.063951</text:p>
          </table:table-cell>
          <table:table-cell office:value-type="float" office:value="5612.491211" calcext:value-type="float">
            <text:p>5612.49121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5319.114859" calcext:value-type="float">
            <text:p>5319.114859</text:p>
          </table:table-cell>
          <table:table-cell office:value-type="float" office:value="5626.544168" calcext:value-type="float">
            <text:p>5626.544168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5626.549135" calcext:value-type="float">
            <text:p>5626.549135</text:p>
          </table:table-cell>
          <table:table-cell office:value-type="float" office:value="5929.641979" calcext:value-type="float">
            <text:p>5929.641979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5626.605983" calcext:value-type="float">
            <text:p>5626.605983</text:p>
          </table:table-cell>
          <table:table-cell office:value-type="float" office:value="5931.144161" calcext:value-type="float">
            <text:p>5931.14416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5626.609041" calcext:value-type="float">
            <text:p>5626.609041</text:p>
          </table:table-cell>
          <table:table-cell office:value-type="float" office:value="5934.457604" calcext:value-type="float">
            <text:p>5934.457604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5934.459597" calcext:value-type="float">
            <text:p>5934.459597</text:p>
          </table:table-cell>
          <table:table-cell office:value-type="float" office:value="6190.616922" calcext:value-type="float">
            <text:p>6190.616922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6190.787479" calcext:value-type="float">
            <text:p>6190.787479</text:p>
          </table:table-cell>
          <table:table-cell office:value-type="float" office:value="6530.234209" calcext:value-type="float">
            <text:p>6530.234209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6190.773592" calcext:value-type="float">
            <text:p>6190.773592</text:p>
          </table:table-cell>
          <table:table-cell office:value-type="float" office:value="6550.143877" calcext:value-type="float">
            <text:p>6550.143877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6190.778181" calcext:value-type="float">
            <text:p>6190.778181</text:p>
          </table:table-cell>
          <table:table-cell office:value-type="float" office:value="6584.070337" calcext:value-type="float">
            <text:p>6584.070337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6190.782281" calcext:value-type="float">
            <text:p>6190.782281</text:p>
          </table:table-cell>
          <table:table-cell office:value-type="float" office:value="6625.957142" calcext:value-type="float">
            <text:p>6625.957142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6625.994086" calcext:value-type="float">
            <text:p>6625.994086</text:p>
          </table:table-cell>
          <table:table-cell office:value-type="float" office:value="6922.301736" calcext:value-type="float">
            <text:p>6922.301736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6626.017141" calcext:value-type="float">
            <text:p>6626.017141</text:p>
          </table:table-cell>
          <table:table-cell office:value-type="float" office:value="6924.987584" calcext:value-type="float">
            <text:p>6924.987584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6625.998464" calcext:value-type="float">
            <text:p>6625.998464</text:p>
          </table:table-cell>
          <table:table-cell office:value-type="float" office:value="6941.814375" calcext:value-type="float">
            <text:p>6941.814375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6941.859698" calcext:value-type="float">
            <text:p>6941.859698</text:p>
          </table:table-cell>
          <table:table-cell office:value-type="float" office:value="7771.882688" calcext:value-type="float">
            <text:p>7771.882688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941.884302" calcext:value-type="float">
            <text:p>6941.884302</text:p>
          </table:table-cell>
          <table:table-cell office:value-type="float" office:value="7781.462198" calcext:value-type="float">
            <text:p>7781.462198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6941.896948" calcext:value-type="float">
            <text:p>6941.896948</text:p>
          </table:table-cell>
          <table:table-cell office:value-type="float" office:value="7830.15347" calcext:value-type="float">
            <text:p>7830.15347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6941.891574" calcext:value-type="float">
            <text:p>6941.891574</text:p>
          </table:table-cell>
          <table:table-cell office:value-type="float" office:value="7846.868848" calcext:value-type="float">
            <text:p>7846.868848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6941.826802" calcext:value-type="float">
            <text:p>6941.826802</text:p>
          </table:table-cell>
          <table:table-cell office:value-type="float" office:value="7859.204238" calcext:value-type="float">
            <text:p>7859.204238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6941.890419" calcext:value-type="float">
            <text:p>6941.890419</text:p>
          </table:table-cell>
          <table:table-cell office:value-type="float" office:value="7860.766947" calcext:value-type="float">
            <text:p>7860.766947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6941.903263" calcext:value-type="float">
            <text:p>6941.903263</text:p>
          </table:table-cell>
          <table:table-cell office:value-type="float" office:value="7867.253004" calcext:value-type="float">
            <text:p>7867.253004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6941.899242" calcext:value-type="float">
            <text:p>6941.899242</text:p>
          </table:table-cell>
          <table:table-cell office:value-type="float" office:value="7873.739785" calcext:value-type="float">
            <text:p>7873.739785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6941.90616" calcext:value-type="float">
            <text:p>6941.90616</text:p>
          </table:table-cell>
          <table:table-cell office:value-type="float" office:value="7885.622127" calcext:value-type="float">
            <text:p>7885.622127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6941.911315" calcext:value-type="float">
            <text:p>6941.911315</text:p>
          </table:table-cell>
          <table:table-cell office:value-type="float" office:value="7890.90592" calcext:value-type="float">
            <text:p>7890.90592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6941.8936" calcext:value-type="float">
            <text:p>6941.8936</text:p>
          </table:table-cell>
          <table:table-cell office:value-type="float" office:value="7905.386602" calcext:value-type="float">
            <text:p>7905.386602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7905.406666" calcext:value-type="float">
            <text:p>7905.406666</text:p>
          </table:table-cell>
          <table:table-cell office:value-type="float" office:value="8197.760454" calcext:value-type="float">
            <text:p>8197.760454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7905.396653" calcext:value-type="float">
            <text:p>7905.396653</text:p>
          </table:table-cell>
          <table:table-cell office:value-type="float" office:value="8199.787394" calcext:value-type="float">
            <text:p>8199.787394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8199.863598" calcext:value-type="float">
            <text:p>8199.863598</text:p>
          </table:table-cell>
          <table:table-cell office:value-type="float" office:value="8574.071127" calcext:value-type="float">
            <text:p>8574.071127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8199.810184" calcext:value-type="float">
            <text:p>8199.810184</text:p>
          </table:table-cell>
          <table:table-cell office:value-type="float" office:value="8640.000083" calcext:value-type="float">
            <text:p>8640.000083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8199.816114" calcext:value-type="float">
            <text:p>8199.816114</text:p>
          </table:table-cell>
          <table:table-cell office:value-type="float" office:value="8660.44472" calcext:value-type="float">
            <text:p>8660.44472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8199.81341" calcext:value-type="float">
            <text:p>8199.81341</text:p>
          </table:table-cell>
          <table:table-cell office:value-type="float" office:value="8673.150579" calcext:value-type="float">
            <text:p>8673.150579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8199.831898" calcext:value-type="float">
            <text:p>8199.831898</text:p>
          </table:table-cell>
          <table:table-cell office:value-type="float" office:value="8675.677486" calcext:value-type="float">
            <text:p>8675.677486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8675.690704" calcext:value-type="float">
            <text:p>8675.690704</text:p>
          </table:table-cell>
          <table:table-cell office:value-type="float" office:value="8960.859166" calcext:value-type="float">
            <text:p>8960.859166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8675.680581" calcext:value-type="float">
            <text:p>8675.680581</text:p>
          </table:table-cell>
          <table:table-cell office:value-type="float" office:value="8964.706057" calcext:value-type="float">
            <text:p>8964.706057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8964.709501" calcext:value-type="float">
            <text:p>8964.709501</text:p>
          </table:table-cell>
          <table:table-cell office:value-type="float" office:value="9199.053709" calcext:value-type="float">
            <text:p>9199.053709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9199.105914" calcext:value-type="float">
            <text:p>9199.105914</text:p>
          </table:table-cell>
          <table:table-cell office:value-type="float" office:value="9503.274684" calcext:value-type="float">
            <text:p>9503.274684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9199.084577" calcext:value-type="float">
            <text:p>9199.084577</text:p>
          </table:table-cell>
          <table:table-cell office:value-type="float" office:value="9505.710175" calcext:value-type="float">
            <text:p>9505.710175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9199.09947" calcext:value-type="float">
            <text:p>9199.09947</text:p>
          </table:table-cell>
          <table:table-cell office:value-type="float" office:value="9515.171972" calcext:value-type="float">
            <text:p>9515.171972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9515.173992" calcext:value-type="float">
            <text:p>9515.173992</text:p>
          </table:table-cell>
          <table:table-cell office:value-type="float" office:value="9716.511791" calcext:value-type="float">
            <text:p>9716.511791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9716.611422" calcext:value-type="float">
            <text:p>9716.611422</text:p>
          </table:table-cell>
          <table:table-cell office:value-type="float" office:value="10289.807802" calcext:value-type="float">
            <text:p>10289.807802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9716.635803" calcext:value-type="float">
            <text:p>9716.635803</text:p>
          </table:table-cell>
          <table:table-cell office:value-type="float" office:value="10335.644561" calcext:value-type="float">
            <text:p>10335.644561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9716.619708" calcext:value-type="float">
            <text:p>9716.619708</text:p>
          </table:table-cell>
          <table:table-cell office:value-type="float" office:value="10349.23853" calcext:value-type="float">
            <text:p>10349.23853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716.585372" calcext:value-type="float">
            <text:p>9716.585372</text:p>
          </table:table-cell>
          <table:table-cell office:value-type="float" office:value="10386.104499" calcext:value-type="float">
            <text:p>10386.104499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9716.629692" calcext:value-type="float">
            <text:p>9716.629692</text:p>
          </table:table-cell>
          <table:table-cell office:value-type="float" office:value="10417.061127" calcext:value-type="float">
            <text:p>10417.061127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9716.614361" calcext:value-type="float">
            <text:p>9716.614361</text:p>
          </table:table-cell>
          <table:table-cell office:value-type="float" office:value="10417.449876" calcext:value-type="float">
            <text:p>10417.449876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9716.589649" calcext:value-type="float">
            <text:p>9716.589649</text:p>
          </table:table-cell>
          <table:table-cell office:value-type="float" office:value="10426.054466" calcext:value-type="float">
            <text:p>10426.054466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9716.596104" calcext:value-type="float">
            <text:p>9716.596104</text:p>
          </table:table-cell>
          <table:table-cell office:value-type="float" office:value="10433.26399" calcext:value-type="float">
            <text:p>10433.26399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10433.281987" calcext:value-type="float">
            <text:p>10433.281987</text:p>
          </table:table-cell>
          <table:table-cell office:value-type="float" office:value="10743.850866" calcext:value-type="float">
            <text:p>10743.850866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0433.280892" calcext:value-type="float">
            <text:p>10433.280892</text:p>
          </table:table-cell>
          <table:table-cell office:value-type="float" office:value="10744.701465" calcext:value-type="float">
            <text:p>10744.701465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10433.271833" calcext:value-type="float">
            <text:p>10433.271833</text:p>
          </table:table-cell>
          <table:table-cell office:value-type="float" office:value="10750.236722" calcext:value-type="float">
            <text:p>10750.236722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0750.263188" calcext:value-type="float">
            <text:p>10750.263188</text:p>
          </table:table-cell>
          <table:table-cell office:value-type="float" office:value="11067.285649" calcext:value-type="float">
            <text:p>11067.285649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0750.264313" calcext:value-type="float">
            <text:p>10750.264313</text:p>
          </table:table-cell>
          <table:table-cell office:value-type="float" office:value="11154.30468" calcext:value-type="float">
            <text:p>11154.30468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0750.268451" calcext:value-type="float">
            <text:p>10750.268451</text:p>
          </table:table-cell>
          <table:table-cell office:value-type="float" office:value="11179.401956" calcext:value-type="float">
            <text:p>11179.401956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0750.261578" calcext:value-type="float">
            <text:p>10750.261578</text:p>
          </table:table-cell>
          <table:table-cell office:value-type="float" office:value="11185.129912" calcext:value-type="float">
            <text:p>11185.129912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1185.137393" calcext:value-type="float">
            <text:p>11185.137393</text:p>
          </table:table-cell>
          <table:table-cell office:value-type="float" office:value="11760.704712" calcext:value-type="float">
            <text:p>11760.70471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1185.163158" calcext:value-type="float">
            <text:p>11185.163158</text:p>
          </table:table-cell>
          <table:table-cell office:value-type="float" office:value="11767.166589" calcext:value-type="float">
            <text:p>11767.166589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1185.323698" calcext:value-type="float">
            <text:p>11185.323698</text:p>
          </table:table-cell>
          <table:table-cell office:value-type="float" office:value="11780.12618" calcext:value-type="float">
            <text:p>11780.12618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1185.169719" calcext:value-type="float">
            <text:p>11185.169719</text:p>
          </table:table-cell>
          <table:table-cell office:value-type="float" office:value="11796.690208" calcext:value-type="float">
            <text:p>11796.690208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1185.147361" calcext:value-type="float">
            <text:p>11185.147361</text:p>
          </table:table-cell>
          <table:table-cell office:value-type="float" office:value="11809.86208" calcext:value-type="float">
            <text:p>11809.86208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1185.288317" calcext:value-type="float">
            <text:p>11185.288317</text:p>
          </table:table-cell>
          <table:table-cell office:value-type="float" office:value="11811.710334" calcext:value-type="float">
            <text:p>11811.710334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1185.13945" calcext:value-type="float">
            <text:p>11185.13945</text:p>
          </table:table-cell>
          <table:table-cell office:value-type="float" office:value="11813.326574" calcext:value-type="float">
            <text:p>11813.326574</text:p>
          </table:table-cell>
        </table:table-row>
      </table:table>
      <table:table table:name="1_1500" table:style-name="ta1">
        <table:shapes>
          <draw:frame draw:z-index="0" draw:style-name="gr1" draw:text-style-name="P1" svg:width="33.753cm" svg:height="23.483cm" svg:x="13.601cm" svg:y="0.37cm">
            <draw:object draw:notify-on-update-of-ranges="1_1500.C1:1_1500.C1 1_1500.C2:1_1500.C101 1_1500.D1:1_1500.D1 1_1500.D2:1_1500.D10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33.95cm" svg:height="21.037cm" svg:x="14.042cm" svg:y="24.783cm">
            <draw:object draw:notify-on-update-of-ranges="1_1500.E1:1_1500.E1 1_1500.E2:1_1500.E10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28611" calcext:value-type="float">
            <text:p>0.028611</text:p>
          </table:table-cell>
          <table:table-cell office:value-type="float" office:value="296.194707" calcext:value-type="float">
            <text:p>296.194707</text:p>
          </table:table-cell>
          <table:table-cell table:formula="of:=[.D2]-[.C2]" office:value-type="float" office:value="296.166096" calcext:value-type="float">
            <text:p>296.16609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67384" calcext:value-type="float">
            <text:p>0.067384</text:p>
          </table:table-cell>
          <table:table-cell office:value-type="float" office:value="319.939912" calcext:value-type="float">
            <text:p>319.939912</text:p>
          </table:table-cell>
          <table:table-cell table:formula="of:=[.D3]-[.C3]" office:value-type="float" office:value="319.872528" calcext:value-type="float">
            <text:p>319.87252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51469" calcext:value-type="float">
            <text:p>0.051469</text:p>
          </table:table-cell>
          <table:table-cell office:value-type="float" office:value="321.677806" calcext:value-type="float">
            <text:p>321.677806</text:p>
          </table:table-cell>
          <table:table-cell table:formula="of:=[.D4]-[.C4]" office:value-type="float" office:value="321.626337" calcext:value-type="float">
            <text:p>321.62633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21.788065" calcext:value-type="float">
            <text:p>321.788065</text:p>
          </table:table-cell>
          <table:table-cell office:value-type="float" office:value="631.924784" calcext:value-type="float">
            <text:p>631.924784</text:p>
          </table:table-cell>
          <table:table-cell table:formula="of:=[.D5]-[.C5]" office:value-type="float" office:value="310.136719" calcext:value-type="float">
            <text:p>310.13671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21.786944" calcext:value-type="float">
            <text:p>321.786944</text:p>
          </table:table-cell>
          <table:table-cell office:value-type="float" office:value="632.075668" calcext:value-type="float">
            <text:p>632.075668</text:p>
          </table:table-cell>
          <table:table-cell table:formula="of:=[.D6]-[.C6]" office:value-type="float" office:value="310.288724" calcext:value-type="float">
            <text:p>310.28872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21.809015" calcext:value-type="float">
            <text:p>321.809015</text:p>
          </table:table-cell>
          <table:table-cell office:value-type="float" office:value="635.58369" calcext:value-type="float">
            <text:p>635.58369</text:p>
          </table:table-cell>
          <table:table-cell table:formula="of:=[.D7]-[.C7]" office:value-type="float" office:value="313.774675" calcext:value-type="float">
            <text:p>313.77467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35.585734" calcext:value-type="float">
            <text:p>635.585734</text:p>
          </table:table-cell>
          <table:table-cell office:value-type="float" office:value="870.829509" calcext:value-type="float">
            <text:p>870.829509</text:p>
          </table:table-cell>
          <table:table-cell table:formula="of:=[.D8]-[.C8]" office:value-type="float" office:value="235.243775" calcext:value-type="float">
            <text:p>235.24377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70.875493" calcext:value-type="float">
            <text:p>870.875493</text:p>
          </table:table-cell>
          <table:table-cell office:value-type="float" office:value="1448.318967" calcext:value-type="float">
            <text:p>1448.318967</text:p>
          </table:table-cell>
          <table:table-cell table:formula="of:=[.D9]-[.C9]" office:value-type="float" office:value="577.443474" calcext:value-type="float">
            <text:p>577.44347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70.850115" calcext:value-type="float">
            <text:p>870.850115</text:p>
          </table:table-cell>
          <table:table-cell office:value-type="float" office:value="1534.172561" calcext:value-type="float">
            <text:p>1534.172561</text:p>
          </table:table-cell>
          <table:table-cell table:formula="of:=[.D10]-[.C10]" office:value-type="float" office:value="663.322446" calcext:value-type="float">
            <text:p>663.32244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70.868851" calcext:value-type="float">
            <text:p>870.868851</text:p>
          </table:table-cell>
          <table:table-cell office:value-type="float" office:value="1534.491548" calcext:value-type="float">
            <text:p>1534.491548</text:p>
          </table:table-cell>
          <table:table-cell table:formula="of:=[.D11]-[.C11]" office:value-type="float" office:value="663.622697" calcext:value-type="float">
            <text:p>663.62269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70.924041" calcext:value-type="float">
            <text:p>870.924041</text:p>
          </table:table-cell>
          <table:table-cell office:value-type="float" office:value="1541.817076" calcext:value-type="float">
            <text:p>1541.817076</text:p>
          </table:table-cell>
          <table:table-cell table:formula="of:=[.D12]-[.C12]" office:value-type="float" office:value="670.893035" calcext:value-type="float">
            <text:p>670.89303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870.938966" calcext:value-type="float">
            <text:p>870.938966</text:p>
          </table:table-cell>
          <table:table-cell office:value-type="float" office:value="1559.141062" calcext:value-type="float">
            <text:p>1559.141062</text:p>
          </table:table-cell>
          <table:table-cell table:formula="of:=[.D13]-[.C13]" office:value-type="float" office:value="688.202096" calcext:value-type="float">
            <text:p>688.20209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870.881838" calcext:value-type="float">
            <text:p>870.881838</text:p>
          </table:table-cell>
          <table:table-cell office:value-type="float" office:value="1566.615304" calcext:value-type="float">
            <text:p>1566.615304</text:p>
          </table:table-cell>
          <table:table-cell table:formula="of:=[.D14]-[.C14]" office:value-type="float" office:value="695.733466" calcext:value-type="float">
            <text:p>695.73346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70.898925" calcext:value-type="float">
            <text:p>870.898925</text:p>
          </table:table-cell>
          <table:table-cell office:value-type="float" office:value="1577.395856" calcext:value-type="float">
            <text:p>1577.395856</text:p>
          </table:table-cell>
          <table:table-cell table:formula="of:=[.D15]-[.C15]" office:value-type="float" office:value="706.496931" calcext:value-type="float">
            <text:p>706.49693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870.860239" calcext:value-type="float">
            <text:p>870.860239</text:p>
          </table:table-cell>
          <table:table-cell office:value-type="float" office:value="1581.017089" calcext:value-type="float">
            <text:p>1581.017089</text:p>
          </table:table-cell>
          <table:table-cell table:formula="of:=[.D16]-[.C16]" office:value-type="float" office:value="710.15685" calcext:value-type="float">
            <text:p>710.1568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581.019473" calcext:value-type="float">
            <text:p>1581.019473</text:p>
          </table:table-cell>
          <table:table-cell office:value-type="float" office:value="1778.305575" calcext:value-type="float">
            <text:p>1778.305575</text:p>
          </table:table-cell>
          <table:table-cell table:formula="of:=[.D17]-[.C17]" office:value-type="float" office:value="197.286102" calcext:value-type="float">
            <text:p>197.28610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778.314808" calcext:value-type="float">
            <text:p>1778.314808</text:p>
          </table:table-cell>
          <table:table-cell office:value-type="float" office:value="2152.392244" calcext:value-type="float">
            <text:p>2152.392244</text:p>
          </table:table-cell>
          <table:table-cell table:formula="of:=[.D18]-[.C18]" office:value-type="float" office:value="374.077436" calcext:value-type="float">
            <text:p>374.07743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778.328112" calcext:value-type="float">
            <text:p>1778.328112</text:p>
          </table:table-cell>
          <table:table-cell office:value-type="float" office:value="2153.740855" calcext:value-type="float">
            <text:p>2153.740855</text:p>
          </table:table-cell>
          <table:table-cell table:formula="of:=[.D19]-[.C19]" office:value-type="float" office:value="375.412743" calcext:value-type="float">
            <text:p>375.41274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778.310613" calcext:value-type="float">
            <text:p>1778.310613</text:p>
          </table:table-cell>
          <table:table-cell office:value-type="float" office:value="2166.404133" calcext:value-type="float">
            <text:p>2166.404133</text:p>
          </table:table-cell>
          <table:table-cell table:formula="of:=[.D20]-[.C20]" office:value-type="float" office:value="388.09352" calcext:value-type="float">
            <text:p>388.0935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778.322727" calcext:value-type="float">
            <text:p>1778.322727</text:p>
          </table:table-cell>
          <table:table-cell office:value-type="float" office:value="2184.894247" calcext:value-type="float">
            <text:p>2184.894247</text:p>
          </table:table-cell>
          <table:table-cell table:formula="of:=[.D21]-[.C21]" office:value-type="float" office:value="406.57152" calcext:value-type="float">
            <text:p>406.57152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184.960805" calcext:value-type="float">
            <text:p>2184.960805</text:p>
          </table:table-cell>
          <table:table-cell office:value-type="float" office:value="2679.744927" calcext:value-type="float">
            <text:p>2679.744927</text:p>
          </table:table-cell>
          <table:table-cell table:formula="of:=[.D22]-[.C22]" office:value-type="float" office:value="494.784122" calcext:value-type="float">
            <text:p>494.78412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184.947367" calcext:value-type="float">
            <text:p>2184.947367</text:p>
          </table:table-cell>
          <table:table-cell office:value-type="float" office:value="2692.263429" calcext:value-type="float">
            <text:p>2692.263429</text:p>
          </table:table-cell>
          <table:table-cell table:formula="of:=[.D23]-[.C23]" office:value-type="float" office:value="507.316062" calcext:value-type="float">
            <text:p>507.31606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184.956675" calcext:value-type="float">
            <text:p>2184.956675</text:p>
          </table:table-cell>
          <table:table-cell office:value-type="float" office:value="2696.086242" calcext:value-type="float">
            <text:p>2696.086242</text:p>
          </table:table-cell>
          <table:table-cell table:formula="of:=[.D24]-[.C24]" office:value-type="float" office:value="511.129567" calcext:value-type="float">
            <text:p>511.12956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184.94161" calcext:value-type="float">
            <text:p>2184.94161</text:p>
          </table:table-cell>
          <table:table-cell office:value-type="float" office:value="2708.045986" calcext:value-type="float">
            <text:p>2708.045986</text:p>
          </table:table-cell>
          <table:table-cell table:formula="of:=[.D25]-[.C25]" office:value-type="float" office:value="523.104376" calcext:value-type="float">
            <text:p>523.10437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184.955066" calcext:value-type="float">
            <text:p>2184.955066</text:p>
          </table:table-cell>
          <table:table-cell office:value-type="float" office:value="2719.534485" calcext:value-type="float">
            <text:p>2719.534485</text:p>
          </table:table-cell>
          <table:table-cell table:formula="of:=[.D26]-[.C26]" office:value-type="float" office:value="534.579419" calcext:value-type="float">
            <text:p>534.579419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184.957349" calcext:value-type="float">
            <text:p>2184.957349</text:p>
          </table:table-cell>
          <table:table-cell office:value-type="float" office:value="2734.675516" calcext:value-type="float">
            <text:p>2734.675516</text:p>
          </table:table-cell>
          <table:table-cell table:formula="of:=[.D27]-[.C27]" office:value-type="float" office:value="549.718167" calcext:value-type="float">
            <text:p>549.718167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734.719661" calcext:value-type="float">
            <text:p>2734.719661</text:p>
          </table:table-cell>
          <table:table-cell office:value-type="float" office:value="2999.138429" calcext:value-type="float">
            <text:p>2999.138429</text:p>
          </table:table-cell>
          <table:table-cell table:formula="of:=[.D28]-[.C28]" office:value-type="float" office:value="264.418768" calcext:value-type="float">
            <text:p>264.41876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734.707913" calcext:value-type="float">
            <text:p>2734.707913</text:p>
          </table:table-cell>
          <table:table-cell office:value-type="float" office:value="3020.264385" calcext:value-type="float">
            <text:p>3020.264385</text:p>
          </table:table-cell>
          <table:table-cell table:formula="of:=[.D29]-[.C29]" office:value-type="float" office:value="285.556472" calcext:value-type="float">
            <text:p>285.556472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020.280105" calcext:value-type="float">
            <text:p>3020.280105</text:p>
          </table:table-cell>
          <table:table-cell office:value-type="float" office:value="3325.226543" calcext:value-type="float">
            <text:p>3325.226543</text:p>
          </table:table-cell>
          <table:table-cell table:formula="of:=[.D30]-[.C30]" office:value-type="float" office:value="304.946438" calcext:value-type="float">
            <text:p>304.94643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020.267608" calcext:value-type="float">
            <text:p>3020.267608</text:p>
          </table:table-cell>
          <table:table-cell office:value-type="float" office:value="3327.752291" calcext:value-type="float">
            <text:p>3327.752291</text:p>
          </table:table-cell>
          <table:table-cell table:formula="of:=[.D31]-[.C31]" office:value-type="float" office:value="307.484683" calcext:value-type="float">
            <text:p>307.484683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020.272831" calcext:value-type="float">
            <text:p>3020.272831</text:p>
          </table:table-cell>
          <table:table-cell office:value-type="float" office:value="3327.819854" calcext:value-type="float">
            <text:p>3327.819854</text:p>
          </table:table-cell>
          <table:table-cell table:formula="of:=[.D32]-[.C32]" office:value-type="float" office:value="307.547023" calcext:value-type="float">
            <text:p>307.547023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327.823145" calcext:value-type="float">
            <text:p>3327.823145</text:p>
          </table:table-cell>
          <table:table-cell office:value-type="float" office:value="3621.203254" calcext:value-type="float">
            <text:p>3621.203254</text:p>
          </table:table-cell>
          <table:table-cell table:formula="of:=[.D33]-[.C33]" office:value-type="float" office:value="293.380109" calcext:value-type="float">
            <text:p>293.380109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327.835549" calcext:value-type="float">
            <text:p>3327.835549</text:p>
          </table:table-cell>
          <table:table-cell office:value-type="float" office:value="3626.521552" calcext:value-type="float">
            <text:p>3626.521552</text:p>
          </table:table-cell>
          <table:table-cell table:formula="of:=[.D34]-[.C34]" office:value-type="float" office:value="298.686003" calcext:value-type="float">
            <text:p>298.686003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626.589153" calcext:value-type="float">
            <text:p>3626.589153</text:p>
          </table:table-cell>
          <table:table-cell office:value-type="float" office:value="3847.790105" calcext:value-type="float">
            <text:p>3847.790105</text:p>
          </table:table-cell>
          <table:table-cell table:formula="of:=[.D35]-[.C35]" office:value-type="float" office:value="221.200952" calcext:value-type="float">
            <text:p>221.200952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626.541306" calcext:value-type="float">
            <text:p>3626.541306</text:p>
          </table:table-cell>
          <table:table-cell office:value-type="float" office:value="3928.226168" calcext:value-type="float">
            <text:p>3928.226168</text:p>
          </table:table-cell>
          <table:table-cell table:formula="of:=[.D36]-[.C36]" office:value-type="float" office:value="301.684862" calcext:value-type="float">
            <text:p>301.68486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928.263012" calcext:value-type="float">
            <text:p>3928.263012</text:p>
          </table:table-cell>
          <table:table-cell office:value-type="float" office:value="4249.940876" calcext:value-type="float">
            <text:p>4249.940876</text:p>
          </table:table-cell>
          <table:table-cell table:formula="of:=[.D37]-[.C37]" office:value-type="float" office:value="321.677864" calcext:value-type="float">
            <text:p>321.677864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3928.275332" calcext:value-type="float">
            <text:p>3928.275332</text:p>
          </table:table-cell>
          <table:table-cell office:value-type="float" office:value="4286.831621" calcext:value-type="float">
            <text:p>4286.831621</text:p>
          </table:table-cell>
          <table:table-cell table:formula="of:=[.D38]-[.C38]" office:value-type="float" office:value="358.556289" calcext:value-type="float">
            <text:p>358.556289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928.266485" calcext:value-type="float">
            <text:p>3928.266485</text:p>
          </table:table-cell>
          <table:table-cell office:value-type="float" office:value="4350.178592" calcext:value-type="float">
            <text:p>4350.178592</text:p>
          </table:table-cell>
          <table:table-cell table:formula="of:=[.D39]-[.C39]" office:value-type="float" office:value="421.912107" calcext:value-type="float">
            <text:p>421.912107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928.271664" calcext:value-type="float">
            <text:p>3928.271664</text:p>
          </table:table-cell>
          <table:table-cell office:value-type="float" office:value="4357.70675" calcext:value-type="float">
            <text:p>4357.70675</text:p>
          </table:table-cell>
          <table:table-cell table:formula="of:=[.D40]-[.C40]" office:value-type="float" office:value="429.435086" calcext:value-type="float">
            <text:p>429.435086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357.716636" calcext:value-type="float">
            <text:p>4357.716636</text:p>
          </table:table-cell>
          <table:table-cell office:value-type="float" office:value="4649.714128" calcext:value-type="float">
            <text:p>4649.714128</text:p>
          </table:table-cell>
          <table:table-cell table:formula="of:=[.D41]-[.C41]" office:value-type="float" office:value="291.997491999999" calcext:value-type="float">
            <text:p>291.99749199999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357.709629" calcext:value-type="float">
            <text:p>4357.709629</text:p>
          </table:table-cell>
          <table:table-cell office:value-type="float" office:value="4654.115933" calcext:value-type="float">
            <text:p>4654.115933</text:p>
          </table:table-cell>
          <table:table-cell table:formula="of:=[.D42]-[.C42]" office:value-type="float" office:value="296.406304" calcext:value-type="float">
            <text:p>296.406304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357.721467" calcext:value-type="float">
            <text:p>4357.721467</text:p>
          </table:table-cell>
          <table:table-cell office:value-type="float" office:value="4669.70161" calcext:value-type="float">
            <text:p>4669.70161</text:p>
          </table:table-cell>
          <table:table-cell table:formula="of:=[.D43]-[.C43]" office:value-type="float" office:value="311.980143" calcext:value-type="float">
            <text:p>311.980143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4669.834577" calcext:value-type="float">
            <text:p>4669.834577</text:p>
          </table:table-cell>
          <table:table-cell office:value-type="float" office:value="4996.374165" calcext:value-type="float">
            <text:p>4996.374165</text:p>
          </table:table-cell>
          <table:table-cell table:formula="of:=[.D44]-[.C44]" office:value-type="float" office:value="326.539588000001" calcext:value-type="float">
            <text:p>326.53958800000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669.811816" calcext:value-type="float">
            <text:p>4669.811816</text:p>
          </table:table-cell>
          <table:table-cell office:value-type="float" office:value="5015.496821" calcext:value-type="float">
            <text:p>5015.496821</text:p>
          </table:table-cell>
          <table:table-cell table:formula="of:=[.D45]-[.C45]" office:value-type="float" office:value="345.685004999999" calcext:value-type="float">
            <text:p>345.685004999999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669.798913" calcext:value-type="float">
            <text:p>4669.798913</text:p>
          </table:table-cell>
          <table:table-cell office:value-type="float" office:value="5070.644145" calcext:value-type="float">
            <text:p>5070.644145</text:p>
          </table:table-cell>
          <table:table-cell table:formula="of:=[.D46]-[.C46]" office:value-type="float" office:value="400.845232000001" calcext:value-type="float">
            <text:p>400.84523200000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669.805548" calcext:value-type="float">
            <text:p>4669.805548</text:p>
          </table:table-cell>
          <table:table-cell office:value-type="float" office:value="5102.84532" calcext:value-type="float">
            <text:p>5102.84532</text:p>
          </table:table-cell>
          <table:table-cell table:formula="of:=[.D47]-[.C47]" office:value-type="float" office:value="433.039772" calcext:value-type="float">
            <text:p>433.039772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102.866515" calcext:value-type="float">
            <text:p>5102.866515</text:p>
          </table:table-cell>
          <table:table-cell office:value-type="float" office:value="5397.159772" calcext:value-type="float">
            <text:p>5397.159772</text:p>
          </table:table-cell>
          <table:table-cell table:formula="of:=[.D48]-[.C48]" office:value-type="float" office:value="294.293257" calcext:value-type="float">
            <text:p>294.293257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5102.848742" calcext:value-type="float">
            <text:p>5102.848742</text:p>
          </table:table-cell>
          <table:table-cell office:value-type="float" office:value="5398.842731" calcext:value-type="float">
            <text:p>5398.842731</text:p>
          </table:table-cell>
          <table:table-cell table:formula="of:=[.D49]-[.C49]" office:value-type="float" office:value="295.993989" calcext:value-type="float">
            <text:p>295.993989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398.87152" calcext:value-type="float">
            <text:p>5398.87152</text:p>
          </table:table-cell>
          <table:table-cell office:value-type="float" office:value="5620.600604" calcext:value-type="float">
            <text:p>5620.600604</text:p>
          </table:table-cell>
          <table:table-cell table:formula="of:=[.D50]-[.C50]" office:value-type="float" office:value="221.729084000001" calcext:value-type="float">
            <text:p>221.729084000001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620.627669" calcext:value-type="float">
            <text:p>5620.627669</text:p>
          </table:table-cell>
          <table:table-cell office:value-type="float" office:value="5917.706506" calcext:value-type="float">
            <text:p>5917.706506</text:p>
          </table:table-cell>
          <table:table-cell table:formula="of:=[.D51]-[.C51]" office:value-type="float" office:value="297.078837" calcext:value-type="float">
            <text:p>297.07883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620.607817" calcext:value-type="float">
            <text:p>5620.607817</text:p>
          </table:table-cell>
          <table:table-cell office:value-type="float" office:value="5924.495799" calcext:value-type="float">
            <text:p>5924.495799</text:p>
          </table:table-cell>
          <table:table-cell table:formula="of:=[.D52]-[.C52]" office:value-type="float" office:value="303.887982" calcext:value-type="float">
            <text:p>303.887982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620.644999" calcext:value-type="float">
            <text:p>5620.644999</text:p>
          </table:table-cell>
          <table:table-cell office:value-type="float" office:value="5944.007383" calcext:value-type="float">
            <text:p>5944.007383</text:p>
          </table:table-cell>
          <table:table-cell table:formula="of:=[.D53]-[.C53]" office:value-type="float" office:value="323.362384" calcext:value-type="float">
            <text:p>323.362384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944.029851" calcext:value-type="float">
            <text:p>5944.029851</text:p>
          </table:table-cell>
          <table:table-cell office:value-type="float" office:value="6243.384561" calcext:value-type="float">
            <text:p>6243.384561</text:p>
          </table:table-cell>
          <table:table-cell table:formula="of:=[.D54]-[.C54]" office:value-type="float" office:value="299.35471" calcext:value-type="float">
            <text:p>299.35471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944.070249" calcext:value-type="float">
            <text:p>5944.070249</text:p>
          </table:table-cell>
          <table:table-cell office:value-type="float" office:value="6246.30248" calcext:value-type="float">
            <text:p>6246.30248</text:p>
          </table:table-cell>
          <table:table-cell table:formula="of:=[.D55]-[.C55]" office:value-type="float" office:value="302.232231" calcext:value-type="float">
            <text:p>302.23223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944.013785" calcext:value-type="float">
            <text:p>5944.013785</text:p>
          </table:table-cell>
          <table:table-cell office:value-type="float" office:value="6272.511787" calcext:value-type="float">
            <text:p>6272.511787</text:p>
          </table:table-cell>
          <table:table-cell table:formula="of:=[.D56]-[.C56]" office:value-type="float" office:value="328.498002" calcext:value-type="float">
            <text:p>328.498002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6272.591895" calcext:value-type="float">
            <text:p>6272.591895</text:p>
          </table:table-cell>
          <table:table-cell office:value-type="float" office:value="6649.753858" calcext:value-type="float">
            <text:p>6649.753858</text:p>
          </table:table-cell>
          <table:table-cell table:formula="of:=[.D57]-[.C57]" office:value-type="float" office:value="377.161963" calcext:value-type="float">
            <text:p>377.161963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6272.544702" calcext:value-type="float">
            <text:p>6272.544702</text:p>
          </table:table-cell>
          <table:table-cell office:value-type="float" office:value="6651.668671" calcext:value-type="float">
            <text:p>6651.668671</text:p>
          </table:table-cell>
          <table:table-cell table:formula="of:=[.D58]-[.C58]" office:value-type="float" office:value="379.123969" calcext:value-type="float">
            <text:p>379.123969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6272.594763" calcext:value-type="float">
            <text:p>6272.594763</text:p>
          </table:table-cell>
          <table:table-cell office:value-type="float" office:value="6677.076574" calcext:value-type="float">
            <text:p>6677.076574</text:p>
          </table:table-cell>
          <table:table-cell table:formula="of:=[.D59]-[.C59]" office:value-type="float" office:value="404.481811" calcext:value-type="float">
            <text:p>404.481811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6272.581909" calcext:value-type="float">
            <text:p>6272.581909</text:p>
          </table:table-cell>
          <table:table-cell office:value-type="float" office:value="6701.367893" calcext:value-type="float">
            <text:p>6701.367893</text:p>
          </table:table-cell>
          <table:table-cell table:formula="of:=[.D60]-[.C60]" office:value-type="float" office:value="428.785983999999" calcext:value-type="float">
            <text:p>428.785983999999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701.441597" calcext:value-type="float">
            <text:p>6701.441597</text:p>
          </table:table-cell>
          <table:table-cell office:value-type="float" office:value="7013.604607" calcext:value-type="float">
            <text:p>7013.604607</text:p>
          </table:table-cell>
          <table:table-cell table:formula="of:=[.D61]-[.C61]" office:value-type="float" office:value="312.16301" calcext:value-type="float">
            <text:p>312.16301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6701.446876" calcext:value-type="float">
            <text:p>6701.446876</text:p>
          </table:table-cell>
          <table:table-cell office:value-type="float" office:value="7013.772445" calcext:value-type="float">
            <text:p>7013.772445</text:p>
          </table:table-cell>
          <table:table-cell table:formula="of:=[.D62]-[.C62]" office:value-type="float" office:value="312.325569" calcext:value-type="float">
            <text:p>312.325569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6701.389182" calcext:value-type="float">
            <text:p>6701.389182</text:p>
          </table:table-cell>
          <table:table-cell office:value-type="float" office:value="7015.395392" calcext:value-type="float">
            <text:p>7015.395392</text:p>
          </table:table-cell>
          <table:table-cell table:formula="of:=[.D63]-[.C63]" office:value-type="float" office:value="314.00621" calcext:value-type="float">
            <text:p>314.00621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7015.418314" calcext:value-type="float">
            <text:p>7015.418314</text:p>
          </table:table-cell>
          <table:table-cell office:value-type="float" office:value="7206.390634" calcext:value-type="float">
            <text:p>7206.390634</text:p>
          </table:table-cell>
          <table:table-cell table:formula="of:=[.D64]-[.C64]" office:value-type="float" office:value="190.972320000001" calcext:value-type="float">
            <text:p>190.972320000001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7206.421335" calcext:value-type="float">
            <text:p>7206.421335</text:p>
          </table:table-cell>
          <table:table-cell office:value-type="float" office:value="7499.460881" calcext:value-type="float">
            <text:p>7499.460881</text:p>
          </table:table-cell>
          <table:table-cell table:formula="of:=[.D65]-[.C65]" office:value-type="float" office:value="293.039546" calcext:value-type="float">
            <text:p>293.039546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7206.418143" calcext:value-type="float">
            <text:p>7206.418143</text:p>
          </table:table-cell>
          <table:table-cell office:value-type="float" office:value="7508.2124" calcext:value-type="float">
            <text:p>7508.2124</text:p>
          </table:table-cell>
          <table:table-cell table:formula="of:=[.D66]-[.C66]" office:value-type="float" office:value="301.794257" calcext:value-type="float">
            <text:p>301.794257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7206.429479" calcext:value-type="float">
            <text:p>7206.429479</text:p>
          </table:table-cell>
          <table:table-cell office:value-type="float" office:value="7525.053359" calcext:value-type="float">
            <text:p>7525.053359</text:p>
          </table:table-cell>
          <table:table-cell table:formula="of:=[.D67]-[.C67]" office:value-type="float" office:value="318.623879999999" calcext:value-type="float">
            <text:p>318.623879999999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7525.107461" calcext:value-type="float">
            <text:p>7525.107461</text:p>
          </table:table-cell>
          <table:table-cell office:value-type="float" office:value="7868.880812" calcext:value-type="float">
            <text:p>7868.880812</text:p>
          </table:table-cell>
          <table:table-cell table:formula="of:=[.D68]-[.C68]" office:value-type="float" office:value="343.773351000001" calcext:value-type="float">
            <text:p>343.773351000001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7525.09956" calcext:value-type="float">
            <text:p>7525.09956</text:p>
          </table:table-cell>
          <table:table-cell office:value-type="float" office:value="7882.477276" calcext:value-type="float">
            <text:p>7882.477276</text:p>
          </table:table-cell>
          <table:table-cell table:formula="of:=[.D69]-[.C69]" office:value-type="float" office:value="357.377716" calcext:value-type="float">
            <text:p>357.377716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7525.103231" calcext:value-type="float">
            <text:p>7525.103231</text:p>
          </table:table-cell>
          <table:table-cell office:value-type="float" office:value="7937.077788" calcext:value-type="float">
            <text:p>7937.077788</text:p>
          </table:table-cell>
          <table:table-cell table:formula="of:=[.D70]-[.C70]" office:value-type="float" office:value="411.974557" calcext:value-type="float">
            <text:p>411.974557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525.114739" calcext:value-type="float">
            <text:p>7525.114739</text:p>
          </table:table-cell>
          <table:table-cell office:value-type="float" office:value="7947.484357" calcext:value-type="float">
            <text:p>7947.484357</text:p>
          </table:table-cell>
          <table:table-cell table:formula="of:=[.D71]-[.C71]" office:value-type="float" office:value="422.369618000001" calcext:value-type="float">
            <text:p>422.369618000001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947.508734" calcext:value-type="float">
            <text:p>7947.508734</text:p>
          </table:table-cell>
          <table:table-cell office:value-type="float" office:value="8253.117291" calcext:value-type="float">
            <text:p>8253.117291</text:p>
          </table:table-cell>
          <table:table-cell table:formula="of:=[.D72]-[.C72]" office:value-type="float" office:value="305.608557" calcext:value-type="float">
            <text:p>305.608557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7947.539105" calcext:value-type="float">
            <text:p>7947.539105</text:p>
          </table:table-cell>
          <table:table-cell office:value-type="float" office:value="8277.119359" calcext:value-type="float">
            <text:p>8277.119359</text:p>
          </table:table-cell>
          <table:table-cell table:formula="of:=[.D73]-[.C73]" office:value-type="float" office:value="329.580254" calcext:value-type="float">
            <text:p>329.580254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7947.539678" calcext:value-type="float">
            <text:p>7947.539678</text:p>
          </table:table-cell>
          <table:table-cell office:value-type="float" office:value="8277.775839" calcext:value-type="float">
            <text:p>8277.775839</text:p>
          </table:table-cell>
          <table:table-cell table:formula="of:=[.D74]-[.C74]" office:value-type="float" office:value="330.236161" calcext:value-type="float">
            <text:p>330.236161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8277.858537" calcext:value-type="float">
            <text:p>8277.858537</text:p>
          </table:table-cell>
          <table:table-cell office:value-type="float" office:value="8706.030595" calcext:value-type="float">
            <text:p>8706.030595</text:p>
          </table:table-cell>
          <table:table-cell table:formula="of:=[.D75]-[.C75]" office:value-type="float" office:value="428.172058" calcext:value-type="float">
            <text:p>428.172058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8277.818504" calcext:value-type="float">
            <text:p>8277.818504</text:p>
          </table:table-cell>
          <table:table-cell office:value-type="float" office:value="8710.473277" calcext:value-type="float">
            <text:p>8710.473277</text:p>
          </table:table-cell>
          <table:table-cell table:formula="of:=[.D76]-[.C76]" office:value-type="float" office:value="432.654772999998" calcext:value-type="float">
            <text:p>432.654772999998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8277.829885" calcext:value-type="float">
            <text:p>8277.829885</text:p>
          </table:table-cell>
          <table:table-cell office:value-type="float" office:value="8733.901463" calcext:value-type="float">
            <text:p>8733.901463</text:p>
          </table:table-cell>
          <table:table-cell table:formula="of:=[.D77]-[.C77]" office:value-type="float" office:value="456.071578000001" calcext:value-type="float">
            <text:p>456.071578000001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8277.824008" calcext:value-type="float">
            <text:p>8277.824008</text:p>
          </table:table-cell>
          <table:table-cell office:value-type="float" office:value="8747.594192" calcext:value-type="float">
            <text:p>8747.594192</text:p>
          </table:table-cell>
          <table:table-cell table:formula="of:=[.D78]-[.C78]" office:value-type="float" office:value="469.770184000001" calcext:value-type="float">
            <text:p>469.770184000001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8277.853866" calcext:value-type="float">
            <text:p>8277.853866</text:p>
          </table:table-cell>
          <table:table-cell office:value-type="float" office:value="8755.666504" calcext:value-type="float">
            <text:p>8755.666504</text:p>
          </table:table-cell>
          <table:table-cell table:formula="of:=[.D79]-[.C79]" office:value-type="float" office:value="477.812638000001" calcext:value-type="float">
            <text:p>477.812638000001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8755.671828" calcext:value-type="float">
            <text:p>8755.671828</text:p>
          </table:table-cell>
          <table:table-cell office:value-type="float" office:value="9055.90593" calcext:value-type="float">
            <text:p>9055.90593</text:p>
          </table:table-cell>
          <table:table-cell table:formula="of:=[.D80]-[.C80]" office:value-type="float" office:value="300.234102" calcext:value-type="float">
            <text:p>300.234102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755.726993" calcext:value-type="float">
            <text:p>8755.726993</text:p>
          </table:table-cell>
          <table:table-cell office:value-type="float" office:value="9060.525639" calcext:value-type="float">
            <text:p>9060.525639</text:p>
          </table:table-cell>
          <table:table-cell table:formula="of:=[.D81]-[.C81]" office:value-type="float" office:value="304.798645999999" calcext:value-type="float">
            <text:p>304.798645999999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8755.725427" calcext:value-type="float">
            <text:p>8755.725427</text:p>
          </table:table-cell>
          <table:table-cell office:value-type="float" office:value="9069.153396" calcext:value-type="float">
            <text:p>9069.153396</text:p>
          </table:table-cell>
          <table:table-cell table:formula="of:=[.D82]-[.C82]" office:value-type="float" office:value="313.427969" calcext:value-type="float">
            <text:p>313.427969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9069.161324" calcext:value-type="float">
            <text:p>9069.161324</text:p>
          </table:table-cell>
          <table:table-cell office:value-type="float" office:value="9364.182073" calcext:value-type="float">
            <text:p>9364.182073</text:p>
          </table:table-cell>
          <table:table-cell table:formula="of:=[.D83]-[.C83]" office:value-type="float" office:value="295.020748999999" calcext:value-type="float">
            <text:p>295.020748999999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9069.171873" calcext:value-type="float">
            <text:p>9069.171873</text:p>
          </table:table-cell>
          <table:table-cell office:value-type="float" office:value="9372.693776" calcext:value-type="float">
            <text:p>9372.693776</text:p>
          </table:table-cell>
          <table:table-cell table:formula="of:=[.D84]-[.C84]" office:value-type="float" office:value="303.521903000001" calcext:value-type="float">
            <text:p>303.521903000001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9372.722515" calcext:value-type="float">
            <text:p>9372.722515</text:p>
          </table:table-cell>
          <table:table-cell office:value-type="float" office:value="9632.091437" calcext:value-type="float">
            <text:p>9632.091437</text:p>
          </table:table-cell>
          <table:table-cell table:formula="of:=[.D85]-[.C85]" office:value-type="float" office:value="259.368922" calcext:value-type="float">
            <text:p>259.368922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9632.104898" calcext:value-type="float">
            <text:p>9632.104898</text:p>
          </table:table-cell>
          <table:table-cell office:value-type="float" office:value="9936.487063" calcext:value-type="float">
            <text:p>9936.487063</text:p>
          </table:table-cell>
          <table:table-cell table:formula="of:=[.D86]-[.C86]" office:value-type="float" office:value="304.382165000001" calcext:value-type="float">
            <text:p>304.382165000001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632.115611" calcext:value-type="float">
            <text:p>9632.115611</text:p>
          </table:table-cell>
          <table:table-cell office:value-type="float" office:value="9941.448086" calcext:value-type="float">
            <text:p>9941.448086</text:p>
          </table:table-cell>
          <table:table-cell table:formula="of:=[.D87]-[.C87]" office:value-type="float" office:value="309.332475000001" calcext:value-type="float">
            <text:p>309.332475000001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9632.12364" calcext:value-type="float">
            <text:p>9632.12364</text:p>
          </table:table-cell>
          <table:table-cell office:value-type="float" office:value="9943.587984" calcext:value-type="float">
            <text:p>9943.587984</text:p>
          </table:table-cell>
          <table:table-cell table:formula="of:=[.D88]-[.C88]" office:value-type="float" office:value="311.464344" calcext:value-type="float">
            <text:p>311.464344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943.648907" calcext:value-type="float">
            <text:p>9943.648907</text:p>
          </table:table-cell>
          <table:table-cell office:value-type="float" office:value="10240.202435" calcext:value-type="float">
            <text:p>10240.202435</text:p>
          </table:table-cell>
          <table:table-cell table:formula="of:=[.D89]-[.C89]" office:value-type="float" office:value="296.553527999999" calcext:value-type="float">
            <text:p>296.553527999999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9943.641078" calcext:value-type="float">
            <text:p>9943.641078</text:p>
          </table:table-cell>
          <table:table-cell office:value-type="float" office:value="10244.109886" calcext:value-type="float">
            <text:p>10244.109886</text:p>
          </table:table-cell>
          <table:table-cell table:formula="of:=[.D90]-[.C90]" office:value-type="float" office:value="300.468808" calcext:value-type="float">
            <text:p>300.468808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9943.615112" calcext:value-type="float">
            <text:p>9943.615112</text:p>
          </table:table-cell>
          <table:table-cell office:value-type="float" office:value="10248.080339" calcext:value-type="float">
            <text:p>10248.080339</text:p>
          </table:table-cell>
          <table:table-cell table:formula="of:=[.D91]-[.C91]" office:value-type="float" office:value="304.465227000001" calcext:value-type="float">
            <text:p>304.465227000001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0248.131729" calcext:value-type="float">
            <text:p>10248.131729</text:p>
          </table:table-cell>
          <table:table-cell office:value-type="float" office:value="10600.097072" calcext:value-type="float">
            <text:p>10600.097072</text:p>
          </table:table-cell>
          <table:table-cell table:formula="of:=[.D92]-[.C92]" office:value-type="float" office:value="351.965343" calcext:value-type="float">
            <text:p>351.965343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0248.130175" calcext:value-type="float">
            <text:p>10248.130175</text:p>
          </table:table-cell>
          <table:table-cell office:value-type="float" office:value="10604.773148" calcext:value-type="float">
            <text:p>10604.773148</text:p>
          </table:table-cell>
          <table:table-cell table:formula="of:=[.D93]-[.C93]" office:value-type="float" office:value="356.642973" calcext:value-type="float">
            <text:p>356.642973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0248.137266" calcext:value-type="float">
            <text:p>10248.137266</text:p>
          </table:table-cell>
          <table:table-cell office:value-type="float" office:value="10667.580994" calcext:value-type="float">
            <text:p>10667.580994</text:p>
          </table:table-cell>
          <table:table-cell table:formula="of:=[.D94]-[.C94]" office:value-type="float" office:value="419.443728" calcext:value-type="float">
            <text:p>419.443728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0248.143297" calcext:value-type="float">
            <text:p>10248.143297</text:p>
          </table:table-cell>
          <table:table-cell office:value-type="float" office:value="10683.075468" calcext:value-type="float">
            <text:p>10683.075468</text:p>
          </table:table-cell>
          <table:table-cell table:formula="of:=[.D95]-[.C95]" office:value-type="float" office:value="434.932170999999" calcext:value-type="float">
            <text:p>434.932170999999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0683.081288" calcext:value-type="float">
            <text:p>10683.081288</text:p>
          </table:table-cell>
          <table:table-cell office:value-type="float" office:value="10980.772498" calcext:value-type="float">
            <text:p>10980.772498</text:p>
          </table:table-cell>
          <table:table-cell table:formula="of:=[.D96]-[.C96]" office:value-type="float" office:value="297.691210000001" calcext:value-type="float">
            <text:p>297.691210000001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0683.095251" calcext:value-type="float">
            <text:p>10683.095251</text:p>
          </table:table-cell>
          <table:table-cell office:value-type="float" office:value="10980.81146" calcext:value-type="float">
            <text:p>10980.81146</text:p>
          </table:table-cell>
          <table:table-cell table:formula="of:=[.D97]-[.C97]" office:value-type="float" office:value="297.716209" calcext:value-type="float">
            <text:p>297.716209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0980.868492" calcext:value-type="float">
            <text:p>10980.868492</text:p>
          </table:table-cell>
          <table:table-cell office:value-type="float" office:value="11261.136984" calcext:value-type="float">
            <text:p>11261.136984</text:p>
          </table:table-cell>
          <table:table-cell table:formula="of:=[.D98]-[.C98]" office:value-type="float" office:value="280.268492000001" calcext:value-type="float">
            <text:p>280.268492000001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0980.859185" calcext:value-type="float">
            <text:p>10980.859185</text:p>
          </table:table-cell>
          <table:table-cell office:value-type="float" office:value="11265.028035" calcext:value-type="float">
            <text:p>11265.028035</text:p>
          </table:table-cell>
          <table:table-cell table:formula="of:=[.D99]-[.C99]" office:value-type="float" office:value="284.16885" calcext:value-type="float">
            <text:p>284.16885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1265.050439" calcext:value-type="float">
            <text:p>11265.050439</text:p>
          </table:table-cell>
          <table:table-cell office:value-type="float" office:value="11483.853957" calcext:value-type="float">
            <text:p>11483.853957</text:p>
          </table:table-cell>
          <table:table-cell table:formula="of:=[.D100]-[.C100]" office:value-type="float" office:value="218.803517999999" calcext:value-type="float">
            <text:p>218.80351799999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1483.883639" calcext:value-type="float">
            <text:p>11483.883639</text:p>
          </table:table-cell>
          <table:table-cell office:value-type="float" office:value="11752.695815" calcext:value-type="float">
            <text:p>11752.695815</text:p>
          </table:table-cell>
          <table:table-cell table:formula="of:=[.D101]-[.C101]" office:value-type="float" office:value="268.812175999999" calcext:value-type="float">
            <text:p>268.812175999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table:formula="of:=MIN([.E2:.E101])" office:value-type="float" office:value="190.972320000001" calcext:value-type="float">
            <text:p>190.9723200000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</text:p>
          </table:table-cell>
          <table:table-cell table:formula="of:=MAX([.E2:.E101])" office:value-type="float" office:value="710.15685" calcext:value-type="float">
            <text:p>710.1568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an</text:p>
          </table:table-cell>
          <table:table-cell table:formula="of:=AVERAGE([.E2:.E101])" office:value-type="float" office:value="367.45827023" calcext:value-type="float">
            <text:p>367.4582702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DIAN</text:p>
          </table:table-cell>
          <table:table-cell table:formula="of:=MEDIAN([.E2:.E101])" office:value-type="float" office:value="316.315045" calcext:value-type="float">
            <text:p>316.315045</text:p>
          </table:table-cell>
        </table:table-row>
      </table:table>
      <table:table table:name="1_1750" table:style-name="ta1">
        <table:shapes>
          <draw:frame draw:z-index="0" draw:style-name="gr1" draw:text-style-name="P1" svg:width="29.986cm" svg:height="23.839cm" svg:x="13.078cm" svg:y="0.266cm">
            <draw:object draw:notify-on-update-of-ranges="1_1750.C1:1_1750.C1 1_1750.C2:1_1750.C101 1_1750.D1:1_1750.D1 1_1750.D2:1_1750.D10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1" draw:text-style-name="P1" svg:width="29.24cm" svg:height="20.158cm" svg:x="13.107cm" svg:y="23.829cm">
            <draw:object draw:notify-on-update-of-ranges="1_1750.E1:1_1750.E1 1_1750.E2:1_1750.E101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334205" calcext:value-type="float">
            <text:p>0.334205</text:p>
          </table:table-cell>
          <table:table-cell office:value-type="float" office:value="342.201571" calcext:value-type="float">
            <text:p>342.201571</text:p>
          </table:table-cell>
          <table:table-cell table:formula="of:=[.D2]-[.C2]" office:value-type="float" office:value="341.867366" calcext:value-type="float">
            <text:p>341.86736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08886" calcext:value-type="float">
            <text:p>0.108886</text:p>
          </table:table-cell>
          <table:table-cell office:value-type="float" office:value="352.498286" calcext:value-type="float">
            <text:p>352.498286</text:p>
          </table:table-cell>
          <table:table-cell table:formula="of:=[.D3]-[.C3]" office:value-type="float" office:value="352.3894" calcext:value-type="float">
            <text:p>352.389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89319" calcext:value-type="float">
            <text:p>0.189319</text:p>
          </table:table-cell>
          <table:table-cell office:value-type="float" office:value="357.073009" calcext:value-type="float">
            <text:p>357.073009</text:p>
          </table:table-cell>
          <table:table-cell table:formula="of:=[.D4]-[.C4]" office:value-type="float" office:value="356.88369" calcext:value-type="float">
            <text:p>356.8836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57.145483" calcext:value-type="float">
            <text:p>357.145483</text:p>
          </table:table-cell>
          <table:table-cell office:value-type="float" office:value="624.922488" calcext:value-type="float">
            <text:p>624.922488</text:p>
          </table:table-cell>
          <table:table-cell table:formula="of:=[.D5]-[.C5]" office:value-type="float" office:value="267.777005" calcext:value-type="float">
            <text:p>267.77700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57.194141" calcext:value-type="float">
            <text:p>357.194141</text:p>
          </table:table-cell>
          <table:table-cell office:value-type="float" office:value="641.886529" calcext:value-type="float">
            <text:p>641.886529</text:p>
          </table:table-cell>
          <table:table-cell table:formula="of:=[.D6]-[.C6]" office:value-type="float" office:value="284.692388" calcext:value-type="float">
            <text:p>284.69238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41.915243" calcext:value-type="float">
            <text:p>641.915243</text:p>
          </table:table-cell>
          <table:table-cell office:value-type="float" office:value="933.560767" calcext:value-type="float">
            <text:p>933.560767</text:p>
          </table:table-cell>
          <table:table-cell table:formula="of:=[.D7]-[.C7]" office:value-type="float" office:value="291.645524" calcext:value-type="float">
            <text:p>291.64552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41.968556" calcext:value-type="float">
            <text:p>641.968556</text:p>
          </table:table-cell>
          <table:table-cell office:value-type="float" office:value="934.896469" calcext:value-type="float">
            <text:p>934.896469</text:p>
          </table:table-cell>
          <table:table-cell table:formula="of:=[.D8]-[.C8]" office:value-type="float" office:value="292.927913" calcext:value-type="float">
            <text:p>292.92791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34.9531" calcext:value-type="float">
            <text:p>934.9531</text:p>
          </table:table-cell>
          <table:table-cell office:value-type="float" office:value="1135.219035" calcext:value-type="float">
            <text:p>1135.219035</text:p>
          </table:table-cell>
          <table:table-cell table:formula="of:=[.D9]-[.C9]" office:value-type="float" office:value="200.265935" calcext:value-type="float">
            <text:p>200.26593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135.2775" calcext:value-type="float">
            <text:p>1135.2775</text:p>
          </table:table-cell>
          <table:table-cell office:value-type="float" office:value="1417.920555" calcext:value-type="float">
            <text:p>1417.920555</text:p>
          </table:table-cell>
          <table:table-cell table:formula="of:=[.D10]-[.C10]" office:value-type="float" office:value="282.643055" calcext:value-type="float">
            <text:p>282.64305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35.288014" calcext:value-type="float">
            <text:p>1135.288014</text:p>
          </table:table-cell>
          <table:table-cell office:value-type="float" office:value="1447.820914" calcext:value-type="float">
            <text:p>1447.820914</text:p>
          </table:table-cell>
          <table:table-cell table:formula="of:=[.D11]-[.C11]" office:value-type="float" office:value="312.5329" calcext:value-type="float">
            <text:p>312.532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47.836084" calcext:value-type="float">
            <text:p>1447.836084</text:p>
          </table:table-cell>
          <table:table-cell office:value-type="float" office:value="1728.723255" calcext:value-type="float">
            <text:p>1728.723255</text:p>
          </table:table-cell>
          <table:table-cell table:formula="of:=[.D12]-[.C12]" office:value-type="float" office:value="280.887171" calcext:value-type="float">
            <text:p>280.88717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447.845047" calcext:value-type="float">
            <text:p>1447.845047</text:p>
          </table:table-cell>
          <table:table-cell office:value-type="float" office:value="1745.4262" calcext:value-type="float">
            <text:p>1745.4262</text:p>
          </table:table-cell>
          <table:table-cell table:formula="of:=[.D13]-[.C13]" office:value-type="float" office:value="297.581153" calcext:value-type="float">
            <text:p>297.58115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745.477189" calcext:value-type="float">
            <text:p>1745.477189</text:p>
          </table:table-cell>
          <table:table-cell office:value-type="float" office:value="2024.0813" calcext:value-type="float">
            <text:p>2024.0813</text:p>
          </table:table-cell>
          <table:table-cell table:formula="of:=[.D14]-[.C14]" office:value-type="float" office:value="278.604111" calcext:value-type="float">
            <text:p>278.60411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745.533267" calcext:value-type="float">
            <text:p>1745.533267</text:p>
          </table:table-cell>
          <table:table-cell office:value-type="float" office:value="2047.111221" calcext:value-type="float">
            <text:p>2047.111221</text:p>
          </table:table-cell>
          <table:table-cell table:formula="of:=[.D15]-[.C15]" office:value-type="float" office:value="301.577954" calcext:value-type="float">
            <text:p>301.57795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047.146465" calcext:value-type="float">
            <text:p>2047.146465</text:p>
          </table:table-cell>
          <table:table-cell office:value-type="float" office:value="2303.36419" calcext:value-type="float">
            <text:p>2303.36419</text:p>
          </table:table-cell>
          <table:table-cell table:formula="of:=[.D16]-[.C16]" office:value-type="float" office:value="256.217725" calcext:value-type="float">
            <text:p>256.21772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303.386823" calcext:value-type="float">
            <text:p>2303.386823</text:p>
          </table:table-cell>
          <table:table-cell office:value-type="float" office:value="2579.687918" calcext:value-type="float">
            <text:p>2579.687918</text:p>
          </table:table-cell>
          <table:table-cell table:formula="of:=[.D17]-[.C17]" office:value-type="float" office:value="276.301095" calcext:value-type="float">
            <text:p>276.30109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303.374608" calcext:value-type="float">
            <text:p>2303.374608</text:p>
          </table:table-cell>
          <table:table-cell office:value-type="float" office:value="2593.250276" calcext:value-type="float">
            <text:p>2593.250276</text:p>
          </table:table-cell>
          <table:table-cell table:formula="of:=[.D18]-[.C18]" office:value-type="float" office:value="289.875668" calcext:value-type="float">
            <text:p>289.875668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593.315137" calcext:value-type="float">
            <text:p>2593.315137</text:p>
          </table:table-cell>
          <table:table-cell office:value-type="float" office:value="2876.230014" calcext:value-type="float">
            <text:p>2876.230014</text:p>
          </table:table-cell>
          <table:table-cell table:formula="of:=[.D19]-[.C19]" office:value-type="float" office:value="282.914877" calcext:value-type="float">
            <text:p>282.91487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593.366284" calcext:value-type="float">
            <text:p>2593.366284</text:p>
          </table:table-cell>
          <table:table-cell office:value-type="float" office:value="2876.587932" calcext:value-type="float">
            <text:p>2876.587932</text:p>
          </table:table-cell>
          <table:table-cell table:formula="of:=[.D20]-[.C20]" office:value-type="float" office:value="283.221648" calcext:value-type="float">
            <text:p>283.22164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876.623548" calcext:value-type="float">
            <text:p>2876.623548</text:p>
          </table:table-cell>
          <table:table-cell office:value-type="float" office:value="3085.479008" calcext:value-type="float">
            <text:p>3085.479008</text:p>
          </table:table-cell>
          <table:table-cell table:formula="of:=[.D21]-[.C21]" office:value-type="float" office:value="208.85546" calcext:value-type="float">
            <text:p>208.85546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3085.498754" calcext:value-type="float">
            <text:p>3085.498754</text:p>
          </table:table-cell>
          <table:table-cell office:value-type="float" office:value="3468.729931" calcext:value-type="float">
            <text:p>3468.729931</text:p>
          </table:table-cell>
          <table:table-cell table:formula="of:=[.D22]-[.C22]" office:value-type="float" office:value="383.231177" calcext:value-type="float">
            <text:p>383.23117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085.487023" calcext:value-type="float">
            <text:p>3085.487023</text:p>
          </table:table-cell>
          <table:table-cell office:value-type="float" office:value="3491.260108" calcext:value-type="float">
            <text:p>3491.260108</text:p>
          </table:table-cell>
          <table:table-cell table:formula="of:=[.D23]-[.C23]" office:value-type="float" office:value="405.773085" calcext:value-type="float">
            <text:p>405.77308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085.484821" calcext:value-type="float">
            <text:p>3085.484821</text:p>
          </table:table-cell>
          <table:table-cell office:value-type="float" office:value="3491.921478" calcext:value-type="float">
            <text:p>3491.921478</text:p>
          </table:table-cell>
          <table:table-cell table:formula="of:=[.D24]-[.C24]" office:value-type="float" office:value="406.436657" calcext:value-type="float">
            <text:p>406.436657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085.498693" calcext:value-type="float">
            <text:p>3085.498693</text:p>
          </table:table-cell>
          <table:table-cell office:value-type="float" office:value="3498.926191" calcext:value-type="float">
            <text:p>3498.926191</text:p>
          </table:table-cell>
          <table:table-cell table:formula="of:=[.D25]-[.C25]" office:value-type="float" office:value="413.427498" calcext:value-type="float">
            <text:p>413.427498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498.940231" calcext:value-type="float">
            <text:p>3498.940231</text:p>
          </table:table-cell>
          <table:table-cell office:value-type="float" office:value="3894.663387" calcext:value-type="float">
            <text:p>3894.663387</text:p>
          </table:table-cell>
          <table:table-cell table:formula="of:=[.D26]-[.C26]" office:value-type="float" office:value="395.723156" calcext:value-type="float">
            <text:p>395.723156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498.93429" calcext:value-type="float">
            <text:p>3498.93429</text:p>
          </table:table-cell>
          <table:table-cell office:value-type="float" office:value="3904.137094" calcext:value-type="float">
            <text:p>3904.137094</text:p>
          </table:table-cell>
          <table:table-cell table:formula="of:=[.D27]-[.C27]" office:value-type="float" office:value="405.202804" calcext:value-type="float">
            <text:p>405.20280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498.930804" calcext:value-type="float">
            <text:p>3498.930804</text:p>
          </table:table-cell>
          <table:table-cell office:value-type="float" office:value="3905.607005" calcext:value-type="float">
            <text:p>3905.607005</text:p>
          </table:table-cell>
          <table:table-cell table:formula="of:=[.D28]-[.C28]" office:value-type="float" office:value="406.676201" calcext:value-type="float">
            <text:p>406.67620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498.94184" calcext:value-type="float">
            <text:p>3498.94184</text:p>
          </table:table-cell>
          <table:table-cell office:value-type="float" office:value="3914.531827" calcext:value-type="float">
            <text:p>3914.531827</text:p>
          </table:table-cell>
          <table:table-cell table:formula="of:=[.D29]-[.C29]" office:value-type="float" office:value="415.589987" calcext:value-type="float">
            <text:p>415.58998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914.615839" calcext:value-type="float">
            <text:p>3914.615839</text:p>
          </table:table-cell>
          <table:table-cell office:value-type="float" office:value="4248.302367" calcext:value-type="float">
            <text:p>4248.302367</text:p>
          </table:table-cell>
          <table:table-cell table:formula="of:=[.D30]-[.C30]" office:value-type="float" office:value="333.686528" calcext:value-type="float">
            <text:p>333.68652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914.617798" calcext:value-type="float">
            <text:p>3914.617798</text:p>
          </table:table-cell>
          <table:table-cell office:value-type="float" office:value="4298.031633" calcext:value-type="float">
            <text:p>4298.031633</text:p>
          </table:table-cell>
          <table:table-cell table:formula="of:=[.D31]-[.C31]" office:value-type="float" office:value="383.413834999999" calcext:value-type="float">
            <text:p>383.413834999999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914.563423" calcext:value-type="float">
            <text:p>3914.563423</text:p>
          </table:table-cell>
          <table:table-cell office:value-type="float" office:value="4298.077878" calcext:value-type="float">
            <text:p>4298.077878</text:p>
          </table:table-cell>
          <table:table-cell table:formula="of:=[.D32]-[.C32]" office:value-type="float" office:value="383.514455" calcext:value-type="float">
            <text:p>383.514455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914.624219" calcext:value-type="float">
            <text:p>3914.624219</text:p>
          </table:table-cell>
          <table:table-cell office:value-type="float" office:value="4342.20102" calcext:value-type="float">
            <text:p>4342.20102</text:p>
          </table:table-cell>
          <table:table-cell table:formula="of:=[.D33]-[.C33]" office:value-type="float" office:value="427.576801000001" calcext:value-type="float">
            <text:p>427.57680100000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4342.216759" calcext:value-type="float">
            <text:p>4342.216759</text:p>
          </table:table-cell>
          <table:table-cell office:value-type="float" office:value="4631.522148" calcext:value-type="float">
            <text:p>4631.522148</text:p>
          </table:table-cell>
          <table:table-cell table:formula="of:=[.D34]-[.C34]" office:value-type="float" office:value="289.305389" calcext:value-type="float">
            <text:p>289.305389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4342.234481" calcext:value-type="float">
            <text:p>4342.234481</text:p>
          </table:table-cell>
          <table:table-cell office:value-type="float" office:value="4637.961708" calcext:value-type="float">
            <text:p>4637.961708</text:p>
          </table:table-cell>
          <table:table-cell table:formula="of:=[.D35]-[.C35]" office:value-type="float" office:value="295.727226999999" calcext:value-type="float">
            <text:p>295.727226999999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637.991867" calcext:value-type="float">
            <text:p>4637.991867</text:p>
          </table:table-cell>
          <table:table-cell office:value-type="float" office:value="4921.342953" calcext:value-type="float">
            <text:p>4921.342953</text:p>
          </table:table-cell>
          <table:table-cell table:formula="of:=[.D36]-[.C36]" office:value-type="float" office:value="283.351086000001" calcext:value-type="float">
            <text:p>283.35108600000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4638.038704" calcext:value-type="float">
            <text:p>4638.038704</text:p>
          </table:table-cell>
          <table:table-cell office:value-type="float" office:value="4937.275757" calcext:value-type="float">
            <text:p>4937.275757</text:p>
          </table:table-cell>
          <table:table-cell table:formula="of:=[.D37]-[.C37]" office:value-type="float" office:value="299.237053000001" calcext:value-type="float">
            <text:p>299.23705300000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937.352266" calcext:value-type="float">
            <text:p>4937.352266</text:p>
          </table:table-cell>
          <table:table-cell office:value-type="float" office:value="5239.126567" calcext:value-type="float">
            <text:p>5239.126567</text:p>
          </table:table-cell>
          <table:table-cell table:formula="of:=[.D38]-[.C38]" office:value-type="float" office:value="301.774301" calcext:value-type="float">
            <text:p>301.774301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4937.294938" calcext:value-type="float">
            <text:p>4937.294938</text:p>
          </table:table-cell>
          <table:table-cell office:value-type="float" office:value="5250.767471" calcext:value-type="float">
            <text:p>5250.767471</text:p>
          </table:table-cell>
          <table:table-cell table:formula="of:=[.D39]-[.C39]" office:value-type="float" office:value="313.472533" calcext:value-type="float">
            <text:p>313.472533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937.35079" calcext:value-type="float">
            <text:p>4937.35079</text:p>
          </table:table-cell>
          <table:table-cell office:value-type="float" office:value="5252.943021" calcext:value-type="float">
            <text:p>5252.943021</text:p>
          </table:table-cell>
          <table:table-cell table:formula="of:=[.D40]-[.C40]" office:value-type="float" office:value="315.592231" calcext:value-type="float">
            <text:p>315.59223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5252.9688" calcext:value-type="float">
            <text:p>5252.9688</text:p>
          </table:table-cell>
          <table:table-cell office:value-type="float" office:value="5478.900391" calcext:value-type="float">
            <text:p>5478.900391</text:p>
          </table:table-cell>
          <table:table-cell table:formula="of:=[.D41]-[.C41]" office:value-type="float" office:value="225.931591" calcext:value-type="float">
            <text:p>225.93159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5478.904791" calcext:value-type="float">
            <text:p>5478.904791</text:p>
          </table:table-cell>
          <table:table-cell office:value-type="float" office:value="5744.835329" calcext:value-type="float">
            <text:p>5744.835329</text:p>
          </table:table-cell>
          <table:table-cell table:formula="of:=[.D42]-[.C42]" office:value-type="float" office:value="265.930538" calcext:value-type="float">
            <text:p>265.930538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5478.920077" calcext:value-type="float">
            <text:p>5478.920077</text:p>
          </table:table-cell>
          <table:table-cell office:value-type="float" office:value="5771.586791" calcext:value-type="float">
            <text:p>5771.586791</text:p>
          </table:table-cell>
          <table:table-cell table:formula="of:=[.D43]-[.C43]" office:value-type="float" office:value="292.666714" calcext:value-type="float">
            <text:p>292.66671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5771.588695" calcext:value-type="float">
            <text:p>5771.588695</text:p>
          </table:table-cell>
          <table:table-cell office:value-type="float" office:value="5970.715887" calcext:value-type="float">
            <text:p>5970.715887</text:p>
          </table:table-cell>
          <table:table-cell table:formula="of:=[.D44]-[.C44]" office:value-type="float" office:value="199.127192" calcext:value-type="float">
            <text:p>199.127192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5970.798256" calcext:value-type="float">
            <text:p>5970.798256</text:p>
          </table:table-cell>
          <table:table-cell office:value-type="float" office:value="6314.224273" calcext:value-type="float">
            <text:p>6314.224273</text:p>
          </table:table-cell>
          <table:table-cell table:formula="of:=[.D45]-[.C45]" office:value-type="float" office:value="343.426017" calcext:value-type="float">
            <text:p>343.426017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970.732564" calcext:value-type="float">
            <text:p>5970.732564</text:p>
          </table:table-cell>
          <table:table-cell office:value-type="float" office:value="6343.890042" calcext:value-type="float">
            <text:p>6343.890042</text:p>
          </table:table-cell>
          <table:table-cell table:formula="of:=[.D46]-[.C46]" office:value-type="float" office:value="373.157478" calcext:value-type="float">
            <text:p>373.157478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5970.799206" calcext:value-type="float">
            <text:p>5970.799206</text:p>
          </table:table-cell>
          <table:table-cell office:value-type="float" office:value="6346.824356" calcext:value-type="float">
            <text:p>6346.824356</text:p>
          </table:table-cell>
          <table:table-cell table:formula="of:=[.D47]-[.C47]" office:value-type="float" office:value="376.02515" calcext:value-type="float">
            <text:p>376.0251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5970.750929" calcext:value-type="float">
            <text:p>5970.750929</text:p>
          </table:table-cell>
          <table:table-cell office:value-type="float" office:value="6405.46657" calcext:value-type="float">
            <text:p>6405.46657</text:p>
          </table:table-cell>
          <table:table-cell table:formula="of:=[.D48]-[.C48]" office:value-type="float" office:value="434.715641" calcext:value-type="float">
            <text:p>434.715641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6405.476474" calcext:value-type="float">
            <text:p>6405.476474</text:p>
          </table:table-cell>
          <table:table-cell office:value-type="float" office:value="6716.353672" calcext:value-type="float">
            <text:p>6716.353672</text:p>
          </table:table-cell>
          <table:table-cell table:formula="of:=[.D49]-[.C49]" office:value-type="float" office:value="310.877198" calcext:value-type="float">
            <text:p>310.877198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6405.476249" calcext:value-type="float">
            <text:p>6405.476249</text:p>
          </table:table-cell>
          <table:table-cell office:value-type="float" office:value="6789.188383" calcext:value-type="float">
            <text:p>6789.188383</text:p>
          </table:table-cell>
          <table:table-cell table:formula="of:=[.D50]-[.C50]" office:value-type="float" office:value="383.712133999999" calcext:value-type="float">
            <text:p>383.712133999999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6405.486749" calcext:value-type="float">
            <text:p>6405.486749</text:p>
          </table:table-cell>
          <table:table-cell office:value-type="float" office:value="6802.700122" calcext:value-type="float">
            <text:p>6802.700122</text:p>
          </table:table-cell>
          <table:table-cell table:formula="of:=[.D51]-[.C51]" office:value-type="float" office:value="397.213373" calcext:value-type="float">
            <text:p>397.213373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6405.470348" calcext:value-type="float">
            <text:p>6405.470348</text:p>
          </table:table-cell>
          <table:table-cell office:value-type="float" office:value="6835.713911" calcext:value-type="float">
            <text:p>6835.713911</text:p>
          </table:table-cell>
          <table:table-cell table:formula="of:=[.D52]-[.C52]" office:value-type="float" office:value="430.243563" calcext:value-type="float">
            <text:p>430.243563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6835.716477" calcext:value-type="float">
            <text:p>6835.716477</text:p>
          </table:table-cell>
          <table:table-cell office:value-type="float" office:value="7082.556917" calcext:value-type="float">
            <text:p>7082.556917</text:p>
          </table:table-cell>
          <table:table-cell table:formula="of:=[.D53]-[.C53]" office:value-type="float" office:value="246.84044" calcext:value-type="float">
            <text:p>246.84044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7082.558803" calcext:value-type="float">
            <text:p>7082.558803</text:p>
          </table:table-cell>
          <table:table-cell office:value-type="float" office:value="7305.417005" calcext:value-type="float">
            <text:p>7305.417005</text:p>
          </table:table-cell>
          <table:table-cell table:formula="of:=[.D54]-[.C54]" office:value-type="float" office:value="222.858202" calcext:value-type="float">
            <text:p>222.858202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7305.430698" calcext:value-type="float">
            <text:p>7305.430698</text:p>
          </table:table-cell>
          <table:table-cell office:value-type="float" office:value="7632.500057" calcext:value-type="float">
            <text:p>7632.500057</text:p>
          </table:table-cell>
          <table:table-cell table:formula="of:=[.D55]-[.C55]" office:value-type="float" office:value="327.069359" calcext:value-type="float">
            <text:p>327.069359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7305.420212" calcext:value-type="float">
            <text:p>7305.420212</text:p>
          </table:table-cell>
          <table:table-cell office:value-type="float" office:value="7668.03638" calcext:value-type="float">
            <text:p>7668.03638</text:p>
          </table:table-cell>
          <table:table-cell table:formula="of:=[.D56]-[.C56]" office:value-type="float" office:value="362.616168" calcext:value-type="float">
            <text:p>362.616168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7305.433782" calcext:value-type="float">
            <text:p>7305.433782</text:p>
          </table:table-cell>
          <table:table-cell office:value-type="float" office:value="7701.181585" calcext:value-type="float">
            <text:p>7701.181585</text:p>
          </table:table-cell>
          <table:table-cell table:formula="of:=[.D57]-[.C57]" office:value-type="float" office:value="395.747803" calcext:value-type="float">
            <text:p>395.747803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7305.425389" calcext:value-type="float">
            <text:p>7305.425389</text:p>
          </table:table-cell>
          <table:table-cell office:value-type="float" office:value="7720.260338" calcext:value-type="float">
            <text:p>7720.260338</text:p>
          </table:table-cell>
          <table:table-cell table:formula="of:=[.D58]-[.C58]" office:value-type="float" office:value="414.834949" calcext:value-type="float">
            <text:p>414.834949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7720.270516" calcext:value-type="float">
            <text:p>7720.270516</text:p>
          </table:table-cell>
          <table:table-cell office:value-type="float" office:value="8029.166095" calcext:value-type="float">
            <text:p>8029.166095</text:p>
          </table:table-cell>
          <table:table-cell table:formula="of:=[.D59]-[.C59]" office:value-type="float" office:value="308.895579" calcext:value-type="float">
            <text:p>308.895579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7720.327073" calcext:value-type="float">
            <text:p>7720.327073</text:p>
          </table:table-cell>
          <table:table-cell office:value-type="float" office:value="8105.794604" calcext:value-type="float">
            <text:p>8105.794604</text:p>
          </table:table-cell>
          <table:table-cell table:formula="of:=[.D60]-[.C60]" office:value-type="float" office:value="385.467530999999" calcext:value-type="float">
            <text:p>385.467530999999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7720.331108" calcext:value-type="float">
            <text:p>7720.331108</text:p>
          </table:table-cell>
          <table:table-cell office:value-type="float" office:value="8119.4405" calcext:value-type="float">
            <text:p>8119.4405</text:p>
          </table:table-cell>
          <table:table-cell table:formula="of:=[.D61]-[.C61]" office:value-type="float" office:value="399.109391999999" calcext:value-type="float">
            <text:p>399.109391999999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7720.281017" calcext:value-type="float">
            <text:p>7720.281017</text:p>
          </table:table-cell>
          <table:table-cell office:value-type="float" office:value="8147.24743" calcext:value-type="float">
            <text:p>8147.24743</text:p>
          </table:table-cell>
          <table:table-cell table:formula="of:=[.D62]-[.C62]" office:value-type="float" office:value="426.966413" calcext:value-type="float">
            <text:p>426.966413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8147.250922" calcext:value-type="float">
            <text:p>8147.250922</text:p>
          </table:table-cell>
          <table:table-cell office:value-type="float" office:value="8427.724145" calcext:value-type="float">
            <text:p>8427.724145</text:p>
          </table:table-cell>
          <table:table-cell table:formula="of:=[.D63]-[.C63]" office:value-type="float" office:value="280.473223" calcext:value-type="float">
            <text:p>280.473223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8147.265876" calcext:value-type="float">
            <text:p>8147.265876</text:p>
          </table:table-cell>
          <table:table-cell office:value-type="float" office:value="8430.472915" calcext:value-type="float">
            <text:p>8430.472915</text:p>
          </table:table-cell>
          <table:table-cell table:formula="of:=[.D64]-[.C64]" office:value-type="float" office:value="283.207039" calcext:value-type="float">
            <text:p>283.207039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8430.502159" calcext:value-type="float">
            <text:p>8430.502159</text:p>
          </table:table-cell>
          <table:table-cell office:value-type="float" office:value="8653.142135" calcext:value-type="float">
            <text:p>8653.142135</text:p>
          </table:table-cell>
          <table:table-cell table:formula="of:=[.D65]-[.C65]" office:value-type="float" office:value="222.639976" calcext:value-type="float">
            <text:p>222.639976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8653.227505" calcext:value-type="float">
            <text:p>8653.227505</text:p>
          </table:table-cell>
          <table:table-cell office:value-type="float" office:value="8937.091409" calcext:value-type="float">
            <text:p>8937.091409</text:p>
          </table:table-cell>
          <table:table-cell table:formula="of:=[.D66]-[.C66]" office:value-type="float" office:value="283.863904" calcext:value-type="float">
            <text:p>283.863904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8653.176986" calcext:value-type="float">
            <text:p>8653.176986</text:p>
          </table:table-cell>
          <table:table-cell office:value-type="float" office:value="8952.583684" calcext:value-type="float">
            <text:p>8952.583684</text:p>
          </table:table-cell>
          <table:table-cell table:formula="of:=[.D67]-[.C67]" office:value-type="float" office:value="299.406697999999" calcext:value-type="float">
            <text:p>299.406697999999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8952.592716" calcext:value-type="float">
            <text:p>8952.592716</text:p>
          </table:table-cell>
          <table:table-cell office:value-type="float" office:value="9308.866765" calcext:value-type="float">
            <text:p>9308.866765</text:p>
          </table:table-cell>
          <table:table-cell table:formula="of:=[.D68]-[.C68]" office:value-type="float" office:value="356.274049000001" calcext:value-type="float">
            <text:p>356.27404900000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8952.605825" calcext:value-type="float">
            <text:p>8952.605825</text:p>
          </table:table-cell>
          <table:table-cell office:value-type="float" office:value="9353.727826" calcext:value-type="float">
            <text:p>9353.727826</text:p>
          </table:table-cell>
          <table:table-cell table:formula="of:=[.D69]-[.C69]" office:value-type="float" office:value="401.122001" calcext:value-type="float">
            <text:p>401.122001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8952.588589" calcext:value-type="float">
            <text:p>8952.588589</text:p>
          </table:table-cell>
          <table:table-cell office:value-type="float" office:value="9358.818218" calcext:value-type="float">
            <text:p>9358.818218</text:p>
          </table:table-cell>
          <table:table-cell table:formula="of:=[.D70]-[.C70]" office:value-type="float" office:value="406.229628999999" calcext:value-type="float">
            <text:p>406.229628999999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8952.602006" calcext:value-type="float">
            <text:p>8952.602006</text:p>
          </table:table-cell>
          <table:table-cell office:value-type="float" office:value="9389.242384" calcext:value-type="float">
            <text:p>9389.242384</text:p>
          </table:table-cell>
          <table:table-cell table:formula="of:=[.D71]-[.C71]" office:value-type="float" office:value="436.640378" calcext:value-type="float">
            <text:p>436.640378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9389.260412" calcext:value-type="float">
            <text:p>9389.260412</text:p>
          </table:table-cell>
          <table:table-cell office:value-type="float" office:value="9659.481632" calcext:value-type="float">
            <text:p>9659.481632</text:p>
          </table:table-cell>
          <table:table-cell table:formula="of:=[.D72]-[.C72]" office:value-type="float" office:value="270.221220000001" calcext:value-type="float">
            <text:p>270.221220000001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9389.248903" calcext:value-type="float">
            <text:p>9389.248903</text:p>
          </table:table-cell>
          <table:table-cell office:value-type="float" office:value="9676.844694" calcext:value-type="float">
            <text:p>9676.844694</text:p>
          </table:table-cell>
          <table:table-cell table:formula="of:=[.D73]-[.C73]" office:value-type="float" office:value="287.595791" calcext:value-type="float">
            <text:p>287.595791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9676.924562" calcext:value-type="float">
            <text:p>9676.924562</text:p>
          </table:table-cell>
          <table:table-cell office:value-type="float" office:value="9958.107183" calcext:value-type="float">
            <text:p>9958.107183</text:p>
          </table:table-cell>
          <table:table-cell table:formula="of:=[.D74]-[.C74]" office:value-type="float" office:value="281.182621" calcext:value-type="float">
            <text:p>281.182621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9676.874977" calcext:value-type="float">
            <text:p>9676.874977</text:p>
          </table:table-cell>
          <table:table-cell office:value-type="float" office:value="9964.070296" calcext:value-type="float">
            <text:p>9964.070296</text:p>
          </table:table-cell>
          <table:table-cell table:formula="of:=[.D75]-[.C75]" office:value-type="float" office:value="287.195319" calcext:value-type="float">
            <text:p>287.195319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9964.096821" calcext:value-type="float">
            <text:p>9964.096821</text:p>
          </table:table-cell>
          <table:table-cell office:value-type="float" office:value="10200.922079" calcext:value-type="float">
            <text:p>10200.922079</text:p>
          </table:table-cell>
          <table:table-cell table:formula="of:=[.D76]-[.C76]" office:value-type="float" office:value="236.825258000001" calcext:value-type="float">
            <text:p>236.825258000001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0200.957398" calcext:value-type="float">
            <text:p>10200.957398</text:p>
          </table:table-cell>
          <table:table-cell office:value-type="float" office:value="10567.04027" calcext:value-type="float">
            <text:p>10567.04027</text:p>
          </table:table-cell>
          <table:table-cell table:formula="of:=[.D77]-[.C77]" office:value-type="float" office:value="366.082871999999" calcext:value-type="float">
            <text:p>366.082871999999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0200.944121" calcext:value-type="float">
            <text:p>10200.944121</text:p>
          </table:table-cell>
          <table:table-cell office:value-type="float" office:value="10576.613207" calcext:value-type="float">
            <text:p>10576.613207</text:p>
          </table:table-cell>
          <table:table-cell table:formula="of:=[.D78]-[.C78]" office:value-type="float" office:value="375.669086" calcext:value-type="float">
            <text:p>375.669086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0200.945013" calcext:value-type="float">
            <text:p>10200.945013</text:p>
          </table:table-cell>
          <table:table-cell office:value-type="float" office:value="10583.869722" calcext:value-type="float">
            <text:p>10583.869722</text:p>
          </table:table-cell>
          <table:table-cell table:formula="of:=[.D79]-[.C79]" office:value-type="float" office:value="382.924708999999" calcext:value-type="float">
            <text:p>382.924708999999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10200.951582" calcext:value-type="float">
            <text:p>10200.951582</text:p>
          </table:table-cell>
          <table:table-cell office:value-type="float" office:value="10620.184736" calcext:value-type="float">
            <text:p>10620.184736</text:p>
          </table:table-cell>
          <table:table-cell table:formula="of:=[.D80]-[.C80]" office:value-type="float" office:value="419.233154" calcext:value-type="float">
            <text:p>419.233154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0620.188115" calcext:value-type="float">
            <text:p>10620.188115</text:p>
          </table:table-cell>
          <table:table-cell office:value-type="float" office:value="11024.739998" calcext:value-type="float">
            <text:p>11024.739998</text:p>
          </table:table-cell>
          <table:table-cell table:formula="of:=[.D81]-[.C81]" office:value-type="float" office:value="404.551882999998" calcext:value-type="float">
            <text:p>404.551882999998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10620.196388" calcext:value-type="float">
            <text:p>10620.196388</text:p>
          </table:table-cell>
          <table:table-cell office:value-type="float" office:value="11055.105606" calcext:value-type="float">
            <text:p>11055.105606</text:p>
          </table:table-cell>
          <table:table-cell table:formula="of:=[.D82]-[.C82]" office:value-type="float" office:value="434.909217999999" calcext:value-type="float">
            <text:p>434.909217999999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0620.203624" calcext:value-type="float">
            <text:p>10620.203624</text:p>
          </table:table-cell>
          <table:table-cell office:value-type="float" office:value="11075.399449" calcext:value-type="float">
            <text:p>11075.399449</text:p>
          </table:table-cell>
          <table:table-cell table:formula="of:=[.D83]-[.C83]" office:value-type="float" office:value="455.195825000001" calcext:value-type="float">
            <text:p>455.195825000001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0620.201377" calcext:value-type="float">
            <text:p>10620.201377</text:p>
          </table:table-cell>
          <table:table-cell office:value-type="float" office:value="11092.984106" calcext:value-type="float">
            <text:p>11092.984106</text:p>
          </table:table-cell>
          <table:table-cell table:formula="of:=[.D84]-[.C84]" office:value-type="float" office:value="472.782729000001" calcext:value-type="float">
            <text:p>472.782729000001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10620.192597" calcext:value-type="float">
            <text:p>10620.192597</text:p>
          </table:table-cell>
          <table:table-cell office:value-type="float" office:value="11120.02318" calcext:value-type="float">
            <text:p>11120.02318</text:p>
          </table:table-cell>
          <table:table-cell table:formula="of:=[.D85]-[.C85]" office:value-type="float" office:value="499.830583000001" calcext:value-type="float">
            <text:p>499.830583000001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1120.03937" calcext:value-type="float">
            <text:p>11120.03937</text:p>
          </table:table-cell>
          <table:table-cell office:value-type="float" office:value="11326.152409" calcext:value-type="float">
            <text:p>11326.152409</text:p>
          </table:table-cell>
          <table:table-cell table:formula="of:=[.D86]-[.C86]" office:value-type="float" office:value="206.113039" calcext:value-type="float">
            <text:p>206.113039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11326.213436" calcext:value-type="float">
            <text:p>11326.213436</text:p>
          </table:table-cell>
          <table:table-cell office:value-type="float" office:value="11610.720706" calcext:value-type="float">
            <text:p>11610.720706</text:p>
          </table:table-cell>
          <table:table-cell table:formula="of:=[.D87]-[.C87]" office:value-type="float" office:value="284.50727" calcext:value-type="float">
            <text:p>284.50727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11326.156058" calcext:value-type="float">
            <text:p>11326.156058</text:p>
          </table:table-cell>
          <table:table-cell office:value-type="float" office:value="11615.610003" calcext:value-type="float">
            <text:p>11615.610003</text:p>
          </table:table-cell>
          <table:table-cell table:formula="of:=[.D88]-[.C88]" office:value-type="float" office:value="289.453944999999" calcext:value-type="float">
            <text:p>289.453944999999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11615.621233" calcext:value-type="float">
            <text:p>11615.621233</text:p>
          </table:table-cell>
          <table:table-cell office:value-type="float" office:value="11805.058618" calcext:value-type="float">
            <text:p>11805.058618</text:p>
          </table:table-cell>
          <table:table-cell table:formula="of:=[.D89]-[.C89]" office:value-type="float" office:value="189.437384999999" calcext:value-type="float">
            <text:p>189.437384999999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1805.079076" calcext:value-type="float">
            <text:p>11805.079076</text:p>
          </table:table-cell>
          <table:table-cell office:value-type="float" office:value="12094.18671" calcext:value-type="float">
            <text:p>12094.18671</text:p>
          </table:table-cell>
          <table:table-cell table:formula="of:=[.D90]-[.C90]" office:value-type="float" office:value="289.107634" calcext:value-type="float">
            <text:p>289.107634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1805.067813" calcext:value-type="float">
            <text:p>11805.067813</text:p>
          </table:table-cell>
          <table:table-cell office:value-type="float" office:value="12095.18147" calcext:value-type="float">
            <text:p>12095.18147</text:p>
          </table:table-cell>
          <table:table-cell table:formula="of:=[.D91]-[.C91]" office:value-type="float" office:value="290.113657" calcext:value-type="float">
            <text:p>290.113657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2095.183906" calcext:value-type="float">
            <text:p>12095.183906</text:p>
          </table:table-cell>
          <table:table-cell office:value-type="float" office:value="12302.241255" calcext:value-type="float">
            <text:p>12302.241255</text:p>
          </table:table-cell>
          <table:table-cell table:formula="of:=[.D92]-[.C92]" office:value-type="float" office:value="207.057349000001" calcext:value-type="float">
            <text:p>207.057349000001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302.260663" calcext:value-type="float">
            <text:p>12302.260663</text:p>
          </table:table-cell>
          <table:table-cell office:value-type="float" office:value="12724.312756" calcext:value-type="float">
            <text:p>12724.312756</text:p>
          </table:table-cell>
          <table:table-cell table:formula="of:=[.D93]-[.C93]" office:value-type="float" office:value="422.052093" calcext:value-type="float">
            <text:p>422.052093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302.323752" calcext:value-type="float">
            <text:p>12302.323752</text:p>
          </table:table-cell>
          <table:table-cell office:value-type="float" office:value="12751.711738" calcext:value-type="float">
            <text:p>12751.711738</text:p>
          </table:table-cell>
          <table:table-cell table:formula="of:=[.D94]-[.C94]" office:value-type="float" office:value="449.387986" calcext:value-type="float">
            <text:p>449.387986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2302.270962" calcext:value-type="float">
            <text:p>12302.270962</text:p>
          </table:table-cell>
          <table:table-cell office:value-type="float" office:value="12752.116411" calcext:value-type="float">
            <text:p>12752.116411</text:p>
          </table:table-cell>
          <table:table-cell table:formula="of:=[.D95]-[.C95]" office:value-type="float" office:value="449.845449" calcext:value-type="float">
            <text:p>449.845449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302.351524" calcext:value-type="float">
            <text:p>12302.351524</text:p>
          </table:table-cell>
          <table:table-cell office:value-type="float" office:value="12754.174323" calcext:value-type="float">
            <text:p>12754.174323</text:p>
          </table:table-cell>
          <table:table-cell table:formula="of:=[.D96]-[.C96]" office:value-type="float" office:value="451.822799" calcext:value-type="float">
            <text:p>451.822799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2302.316327" calcext:value-type="float">
            <text:p>12302.316327</text:p>
          </table:table-cell>
          <table:table-cell office:value-type="float" office:value="12783.591113" calcext:value-type="float">
            <text:p>12783.591113</text:p>
          </table:table-cell>
          <table:table-cell table:formula="of:=[.D97]-[.C97]" office:value-type="float" office:value="481.274786" calcext:value-type="float">
            <text:p>481.274786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2783.64331" calcext:value-type="float">
            <text:p>12783.64331</text:p>
          </table:table-cell>
          <table:table-cell office:value-type="float" office:value="13076.01517" calcext:value-type="float">
            <text:p>13076.01517</text:p>
          </table:table-cell>
          <table:table-cell table:formula="of:=[.D98]-[.C98]" office:value-type="float" office:value="292.371860000001" calcext:value-type="float">
            <text:p>292.371860000001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2783.64664" calcext:value-type="float">
            <text:p>12783.64664</text:p>
          </table:table-cell>
          <table:table-cell office:value-type="float" office:value="13087.378718" calcext:value-type="float">
            <text:p>13087.378718</text:p>
          </table:table-cell>
          <table:table-cell table:formula="of:=[.D99]-[.C99]" office:value-type="float" office:value="303.732077999999" calcext:value-type="float">
            <text:p>303.732077999999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2783.607501" calcext:value-type="float">
            <text:p>12783.607501</text:p>
          </table:table-cell>
          <table:table-cell office:value-type="float" office:value="13091.326393" calcext:value-type="float">
            <text:p>13091.326393</text:p>
          </table:table-cell>
          <table:table-cell table:formula="of:=[.D100]-[.C100]" office:value-type="float" office:value="307.718891999999" calcext:value-type="float">
            <text:p>307.71889199999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3091.382051" calcext:value-type="float">
            <text:p>13091.382051</text:p>
          </table:table-cell>
          <table:table-cell office:value-type="float" office:value="13303.189243" calcext:value-type="float">
            <text:p>13303.189243</text:p>
          </table:table-cell>
          <table:table-cell table:formula="of:=[.D101]-[.C101]" office:value-type="float" office:value="211.807192" calcext:value-type="float">
            <text:p>211.80719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table:formula="of:=MIN([.E2:.E101])" office:value-type="float" office:value="189.437384999999" calcext:value-type="float">
            <text:p>189.437384999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</text:p>
          </table:table-cell>
          <table:table-cell table:formula="of:=MAX([.E2:.E101])" office:value-type="float" office:value="499.830583000001" calcext:value-type="float">
            <text:p>499.8305830000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an</text:p>
          </table:table-cell>
          <table:table-cell table:formula="of:=AVERAGE([.E2:.E101])" office:value-type="float" office:value="333.91667046" calcext:value-type="float">
            <text:p>333.9166704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DIAN</text:p>
          </table:table-cell>
          <table:table-cell table:formula="of:=MEDIAN([.E2:.E101])" office:value-type="float" office:value="311.705049" calcext:value-type="float">
            <text:p>311.705049</text:p>
          </table:table-cell>
        </table:table-row>
      </table:table>
      <table:table table:name="4_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Respons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689494" calcext:value-type="float">
            <text:p>0.689494</text:p>
          </table:table-cell>
          <table:table-cell office:value-type="float" office:value="557.991854" calcext:value-type="float">
            <text:p>557.99185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920827" calcext:value-type="float">
            <text:p>0.920827</text:p>
          </table:table-cell>
          <table:table-cell office:value-type="float" office:value="629.007339" calcext:value-type="float">
            <text:p>629.00733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663832" calcext:value-type="float">
            <text:p>1.663832</text:p>
          </table:table-cell>
          <table:table-cell office:value-type="float" office:value="653.64037" calcext:value-type="float">
            <text:p>653.6403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028684" calcext:value-type="float">
            <text:p>1.028684</text:p>
          </table:table-cell>
          <table:table-cell office:value-type="float" office:value="656.479421" calcext:value-type="float">
            <text:p>656.47942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305316" calcext:value-type="float">
            <text:p>0.305316</text:p>
          </table:table-cell>
          <table:table-cell office:value-type="float" office:value="670.79726" calcext:value-type="float">
            <text:p>670.7972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801977" calcext:value-type="float">
            <text:p>0.801977</text:p>
          </table:table-cell>
          <table:table-cell office:value-type="float" office:value="688.182502" calcext:value-type="float">
            <text:p>688.18250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99693" calcext:value-type="float">
            <text:p>0.099693</text:p>
          </table:table-cell>
          <table:table-cell office:value-type="float" office:value="704.63407" calcext:value-type="float">
            <text:p>704.6340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58.837793" calcext:value-type="float">
            <text:p>658.837793</text:p>
          </table:table-cell>
          <table:table-cell office:value-type="float" office:value="1107.391984" calcext:value-type="float">
            <text:p>1107.39198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58.897224" calcext:value-type="float">
            <text:p>658.897224</text:p>
          </table:table-cell>
          <table:table-cell office:value-type="float" office:value="1120.450049" calcext:value-type="float">
            <text:p>1120.450049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88.190102" calcext:value-type="float">
            <text:p>688.190102</text:p>
          </table:table-cell>
          <table:table-cell office:value-type="float" office:value="1153.287844" calcext:value-type="float">
            <text:p>1153.28784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88.247182" calcext:value-type="float">
            <text:p>688.247182</text:p>
          </table:table-cell>
          <table:table-cell office:value-type="float" office:value="1180.465119" calcext:value-type="float">
            <text:p>1180.46511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88.252266" calcext:value-type="float">
            <text:p>688.252266</text:p>
          </table:table-cell>
          <table:table-cell office:value-type="float" office:value="1200.853216" calcext:value-type="float">
            <text:p>1200.85321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120.455146" calcext:value-type="float">
            <text:p>1120.455146</text:p>
          </table:table-cell>
          <table:table-cell office:value-type="float" office:value="1465.538423" calcext:value-type="float">
            <text:p>1465.53842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20.510165" calcext:value-type="float">
            <text:p>1120.510165</text:p>
          </table:table-cell>
          <table:table-cell office:value-type="float" office:value="1485.131125" calcext:value-type="float">
            <text:p>1485.13112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180.468352" calcext:value-type="float">
            <text:p>1180.468352</text:p>
          </table:table-cell>
          <table:table-cell office:value-type="float" office:value="1585.595111" calcext:value-type="float">
            <text:p>1585.59511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180.482574" calcext:value-type="float">
            <text:p>1180.482574</text:p>
          </table:table-cell>
          <table:table-cell office:value-type="float" office:value="1627.177618" calcext:value-type="float">
            <text:p>1627.17761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465.541809" calcext:value-type="float">
            <text:p>1465.541809</text:p>
          </table:table-cell>
          <table:table-cell office:value-type="float" office:value="1812.156354" calcext:value-type="float">
            <text:p>1812.15635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485.217648" calcext:value-type="float">
            <text:p>1485.217648</text:p>
          </table:table-cell>
          <table:table-cell office:value-type="float" office:value="1868.956396" calcext:value-type="float">
            <text:p>1868.95639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485.193505" calcext:value-type="float">
            <text:p>1485.193505</text:p>
          </table:table-cell>
          <table:table-cell office:value-type="float" office:value="1977.404053" calcext:value-type="float">
            <text:p>1977.40405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485.136176" calcext:value-type="float">
            <text:p>1485.136176</text:p>
          </table:table-cell>
          <table:table-cell office:value-type="float" office:value="2366.734834" calcext:value-type="float">
            <text:p>2366.734834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812.230931" calcext:value-type="float">
            <text:p>1812.230931</text:p>
          </table:table-cell>
          <table:table-cell office:value-type="float" office:value="2886.280804" calcext:value-type="float">
            <text:p>2886.28080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812.228265" calcext:value-type="float">
            <text:p>1812.228265</text:p>
          </table:table-cell>
          <table:table-cell office:value-type="float" office:value="2891.045645" calcext:value-type="float">
            <text:p>2891.045645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812.310505" calcext:value-type="float">
            <text:p>1812.310505</text:p>
          </table:table-cell>
          <table:table-cell office:value-type="float" office:value="2950.730525" calcext:value-type="float">
            <text:p>2950.730525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812.314006" calcext:value-type="float">
            <text:p>1812.314006</text:p>
          </table:table-cell>
          <table:table-cell office:value-type="float" office:value="2958.518853" calcext:value-type="float">
            <text:p>2958.51885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812.204692" calcext:value-type="float">
            <text:p>1812.204692</text:p>
          </table:table-cell>
          <table:table-cell office:value-type="float" office:value="2959.259786" calcext:value-type="float">
            <text:p>2959.259786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812.2369" calcext:value-type="float">
            <text:p>1812.2369</text:p>
          </table:table-cell>
          <table:table-cell office:value-type="float" office:value="2959.868173" calcext:value-type="float">
            <text:p>2959.868173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812.277368" calcext:value-type="float">
            <text:p>1812.277368</text:p>
          </table:table-cell>
          <table:table-cell office:value-type="float" office:value="2959.877223" calcext:value-type="float">
            <text:p>2959.87722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812.210958" calcext:value-type="float">
            <text:p>1812.210958</text:p>
          </table:table-cell>
          <table:table-cell office:value-type="float" office:value="2967.281637" calcext:value-type="float">
            <text:p>2967.28163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812.266022" calcext:value-type="float">
            <text:p>1812.266022</text:p>
          </table:table-cell>
          <table:table-cell office:value-type="float" office:value="2975.003042" calcext:value-type="float">
            <text:p>2975.003042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812.258017" calcext:value-type="float">
            <text:p>1812.258017</text:p>
          </table:table-cell>
          <table:table-cell office:value-type="float" office:value="2977.737791" calcext:value-type="float">
            <text:p>2977.73779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812.295774" calcext:value-type="float">
            <text:p>1812.295774</text:p>
          </table:table-cell>
          <table:table-cell office:value-type="float" office:value="2983.892689" calcext:value-type="float">
            <text:p>2983.89268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812.270016" calcext:value-type="float">
            <text:p>1812.270016</text:p>
          </table:table-cell>
          <table:table-cell office:value-type="float" office:value="3011.503476" calcext:value-type="float">
            <text:p>3011.503476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812.222915" calcext:value-type="float">
            <text:p>1812.222915</text:p>
          </table:table-cell>
          <table:table-cell office:value-type="float" office:value="3016.238015" calcext:value-type="float">
            <text:p>3016.23801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977.787998" calcext:value-type="float">
            <text:p>2977.787998</text:p>
          </table:table-cell>
          <table:table-cell office:value-type="float" office:value="3292.606966" calcext:value-type="float">
            <text:p>3292.606966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977.851781" calcext:value-type="float">
            <text:p>2977.851781</text:p>
          </table:table-cell>
          <table:table-cell office:value-type="float" office:value="3333.631735" calcext:value-type="float">
            <text:p>3333.631735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011.506805" calcext:value-type="float">
            <text:p>3011.506805</text:p>
          </table:table-cell>
          <table:table-cell office:value-type="float" office:value="3347.696582" calcext:value-type="float">
            <text:p>3347.696582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011.562665" calcext:value-type="float">
            <text:p>3011.562665</text:p>
          </table:table-cell>
          <table:table-cell office:value-type="float" office:value="3537.32703" calcext:value-type="float">
            <text:p>3537.32703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3292.610151" calcext:value-type="float">
            <text:p>3292.610151</text:p>
          </table:table-cell>
          <table:table-cell office:value-type="float" office:value="3660.86532" calcext:value-type="float">
            <text:p>3660.8653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3347.712773" calcext:value-type="float">
            <text:p>3347.712773</text:p>
          </table:table-cell>
          <table:table-cell office:value-type="float" office:value="3693.330237" calcext:value-type="float">
            <text:p>3693.33023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347.727404" calcext:value-type="float">
            <text:p>3347.727404</text:p>
          </table:table-cell>
          <table:table-cell office:value-type="float" office:value="3743.021511" calcext:value-type="float">
            <text:p>3743.02151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333.638421" calcext:value-type="float">
            <text:p>3333.638421</text:p>
          </table:table-cell>
          <table:table-cell office:value-type="float" office:value="3790.548758" calcext:value-type="float">
            <text:p>3790.548758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3660.869634" calcext:value-type="float">
            <text:p>3660.869634</text:p>
          </table:table-cell>
          <table:table-cell office:value-type="float" office:value="4108.510482" calcext:value-type="float">
            <text:p>4108.51048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3660.943013" calcext:value-type="float">
            <text:p>3660.943013</text:p>
          </table:table-cell>
          <table:table-cell office:value-type="float" office:value="4130.806427" calcext:value-type="float">
            <text:p>4130.806427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3743.030728" calcext:value-type="float">
            <text:p>3743.030728</text:p>
          </table:table-cell>
          <table:table-cell office:value-type="float" office:value="4205.976239" calcext:value-type="float">
            <text:p>4205.976239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790.556733" calcext:value-type="float">
            <text:p>3790.556733</text:p>
          </table:table-cell>
          <table:table-cell office:value-type="float" office:value="4334.32272" calcext:value-type="float">
            <text:p>4334.32272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3790.554106" calcext:value-type="float">
            <text:p>3790.554106</text:p>
          </table:table-cell>
          <table:table-cell office:value-type="float" office:value="4335.127636" calcext:value-type="float">
            <text:p>4335.127636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3790.573332" calcext:value-type="float">
            <text:p>3790.573332</text:p>
          </table:table-cell>
          <table:table-cell office:value-type="float" office:value="4356.485534" calcext:value-type="float">
            <text:p>4356.485534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3790.629091" calcext:value-type="float">
            <text:p>3790.629091</text:p>
          </table:table-cell>
          <table:table-cell office:value-type="float" office:value="4389.755922" calcext:value-type="float">
            <text:p>4389.755922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335.130056" calcext:value-type="float">
            <text:p>4335.130056</text:p>
          </table:table-cell>
          <table:table-cell office:value-type="float" office:value="4659.392776" calcext:value-type="float">
            <text:p>4659.392776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4356.489259" calcext:value-type="float">
            <text:p>4356.489259</text:p>
          </table:table-cell>
          <table:table-cell office:value-type="float" office:value="4726.973184" calcext:value-type="float">
            <text:p>4726.973184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4356.505157" calcext:value-type="float">
            <text:p>4356.505157</text:p>
          </table:table-cell>
          <table:table-cell office:value-type="float" office:value="4918.964519" calcext:value-type="float">
            <text:p>4918.964519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4334.326886" calcext:value-type="float">
            <text:p>4334.326886</text:p>
          </table:table-cell>
          <table:table-cell office:value-type="float" office:value="5016.491742" calcext:value-type="float">
            <text:p>5016.491742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4659.487149" calcext:value-type="float">
            <text:p>4659.487149</text:p>
          </table:table-cell>
          <table:table-cell office:value-type="float" office:value="7369.948932" calcext:value-type="float">
            <text:p>7369.948932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4659.50296" calcext:value-type="float">
            <text:p>4659.50296</text:p>
          </table:table-cell>
          <table:table-cell office:value-type="float" office:value="7568.650921" calcext:value-type="float">
            <text:p>7568.650921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4659.479874" calcext:value-type="float">
            <text:p>4659.479874</text:p>
          </table:table-cell>
          <table:table-cell office:value-type="float" office:value="7808.94849" calcext:value-type="float">
            <text:p>7808.94849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4659.506996" calcext:value-type="float">
            <text:p>4659.506996</text:p>
          </table:table-cell>
          <table:table-cell office:value-type="float" office:value="7822.994165" calcext:value-type="float">
            <text:p>7822.99416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4659.459577" calcext:value-type="float">
            <text:p>4659.459577</text:p>
          </table:table-cell>
          <table:table-cell office:value-type="float" office:value="7825.777433" calcext:value-type="float">
            <text:p>7825.777433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4659.473966" calcext:value-type="float">
            <text:p>4659.473966</text:p>
          </table:table-cell>
          <table:table-cell office:value-type="float" office:value="7860.000191" calcext:value-type="float">
            <text:p>7860.000191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4659.483213" calcext:value-type="float">
            <text:p>4659.483213</text:p>
          </table:table-cell>
          <table:table-cell office:value-type="float" office:value="7905.051741" calcext:value-type="float">
            <text:p>7905.051741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4659.486056" calcext:value-type="float">
            <text:p>4659.486056</text:p>
          </table:table-cell>
          <table:table-cell office:value-type="float" office:value="7905.780494" calcext:value-type="float">
            <text:p>7905.780494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4659.474424" calcext:value-type="float">
            <text:p>4659.474424</text:p>
          </table:table-cell>
          <table:table-cell office:value-type="float" office:value="8006.182724" calcext:value-type="float">
            <text:p>8006.182724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4659.491192" calcext:value-type="float">
            <text:p>4659.491192</text:p>
          </table:table-cell>
          <table:table-cell office:value-type="float" office:value="8015.024215" calcext:value-type="float">
            <text:p>8015.024215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4659.474847" calcext:value-type="float">
            <text:p>4659.474847</text:p>
          </table:table-cell>
          <table:table-cell office:value-type="float" office:value="8031.943195" calcext:value-type="float">
            <text:p>8031.943195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4659.458679" calcext:value-type="float">
            <text:p>4659.458679</text:p>
          </table:table-cell>
          <table:table-cell office:value-type="float" office:value="8058.414568" calcext:value-type="float">
            <text:p>8058.414568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4659.484624" calcext:value-type="float">
            <text:p>4659.484624</text:p>
          </table:table-cell>
          <table:table-cell office:value-type="float" office:value="8058.589596" calcext:value-type="float">
            <text:p>8058.589596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4659.4671" calcext:value-type="float">
            <text:p>4659.4671</text:p>
          </table:table-cell>
          <table:table-cell office:value-type="float" office:value="8058.703559" calcext:value-type="float">
            <text:p>8058.703559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4659.455958" calcext:value-type="float">
            <text:p>4659.455958</text:p>
          </table:table-cell>
          <table:table-cell office:value-type="float" office:value="8086.984174" calcext:value-type="float">
            <text:p>8086.984174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4659.448148" calcext:value-type="float">
            <text:p>4659.448148</text:p>
          </table:table-cell>
          <table:table-cell office:value-type="float" office:value="8113.727599" calcext:value-type="float">
            <text:p>8113.727599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4659.446348" calcext:value-type="float">
            <text:p>4659.446348</text:p>
          </table:table-cell>
          <table:table-cell office:value-type="float" office:value="8258.067022" calcext:value-type="float">
            <text:p>8258.067022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4659.460606" calcext:value-type="float">
            <text:p>4659.460606</text:p>
          </table:table-cell>
          <table:table-cell office:value-type="float" office:value="8282.165971" calcext:value-type="float">
            <text:p>8282.165971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4659.458984" calcext:value-type="float">
            <text:p>4659.458984</text:p>
          </table:table-cell>
          <table:table-cell office:value-type="float" office:value="8309.841512" calcext:value-type="float">
            <text:p>8309.841512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4659.489469" calcext:value-type="float">
            <text:p>4659.489469</text:p>
          </table:table-cell>
          <table:table-cell office:value-type="float" office:value="8382.651273" calcext:value-type="float">
            <text:p>8382.651273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4659.466175" calcext:value-type="float">
            <text:p>4659.466175</text:p>
          </table:table-cell>
          <table:table-cell office:value-type="float" office:value="8398.970617" calcext:value-type="float">
            <text:p>8398.970617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4659.476344" calcext:value-type="float">
            <text:p>4659.476344</text:p>
          </table:table-cell>
          <table:table-cell office:value-type="float" office:value="8400.320506" calcext:value-type="float">
            <text:p>8400.320506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4659.478896" calcext:value-type="float">
            <text:p>4659.478896</text:p>
          </table:table-cell>
          <table:table-cell office:value-type="float" office:value="8402.057878" calcext:value-type="float">
            <text:p>8402.057878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4659.447992" calcext:value-type="float">
            <text:p>4659.447992</text:p>
          </table:table-cell>
          <table:table-cell office:value-type="float" office:value="8407.995645" calcext:value-type="float">
            <text:p>8407.995645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4659.466024" calcext:value-type="float">
            <text:p>4659.466024</text:p>
          </table:table-cell>
          <table:table-cell office:value-type="float" office:value="8418.784818" calcext:value-type="float">
            <text:p>8418.784818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4659.470194" calcext:value-type="float">
            <text:p>4659.470194</text:p>
          </table:table-cell>
          <table:table-cell office:value-type="float" office:value="8418.818594" calcext:value-type="float">
            <text:p>8418.818594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4659.48748" calcext:value-type="float">
            <text:p>4659.48748</text:p>
          </table:table-cell>
          <table:table-cell office:value-type="float" office:value="8426.251802" calcext:value-type="float">
            <text:p>8426.251802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4659.495542" calcext:value-type="float">
            <text:p>4659.495542</text:p>
          </table:table-cell>
          <table:table-cell office:value-type="float" office:value="8496.793181" calcext:value-type="float">
            <text:p>8496.793181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4659.607913" calcext:value-type="float">
            <text:p>4659.607913</text:p>
          </table:table-cell>
          <table:table-cell office:value-type="float" office:value="8507.37398" calcext:value-type="float">
            <text:p>8507.37398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4659.467462" calcext:value-type="float">
            <text:p>4659.467462</text:p>
          </table:table-cell>
          <table:table-cell office:value-type="float" office:value="8514.110652" calcext:value-type="float">
            <text:p>8514.110652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4659.482166" calcext:value-type="float">
            <text:p>4659.482166</text:p>
          </table:table-cell>
          <table:table-cell office:value-type="float" office:value="8514.301026" calcext:value-type="float">
            <text:p>8514.301026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4659.471395" calcext:value-type="float">
            <text:p>4659.471395</text:p>
          </table:table-cell>
          <table:table-cell office:value-type="float" office:value="8588.121603" calcext:value-type="float">
            <text:p>8588.121603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4659.480739" calcext:value-type="float">
            <text:p>4659.480739</text:p>
          </table:table-cell>
          <table:table-cell office:value-type="float" office:value="8597.378658" calcext:value-type="float">
            <text:p>8597.378658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4659.579297" calcext:value-type="float">
            <text:p>4659.579297</text:p>
          </table:table-cell>
          <table:table-cell office:value-type="float" office:value="8602.946573" calcext:value-type="float">
            <text:p>8602.946573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4659.472421" calcext:value-type="float">
            <text:p>4659.472421</text:p>
          </table:table-cell>
          <table:table-cell office:value-type="float" office:value="8604.544289" calcext:value-type="float">
            <text:p>8604.544289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4659.584159" calcext:value-type="float">
            <text:p>4659.584159</text:p>
          </table:table-cell>
          <table:table-cell office:value-type="float" office:value="8609.131335" calcext:value-type="float">
            <text:p>8609.13133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4659.486906" calcext:value-type="float">
            <text:p>4659.486906</text:p>
          </table:table-cell>
          <table:table-cell office:value-type="float" office:value="8618.142208" calcext:value-type="float">
            <text:p>8618.142208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4659.453128" calcext:value-type="float">
            <text:p>4659.453128</text:p>
          </table:table-cell>
          <table:table-cell office:value-type="float" office:value="8635.188849" calcext:value-type="float">
            <text:p>8635.188849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4659.434714" calcext:value-type="float">
            <text:p>4659.434714</text:p>
          </table:table-cell>
          <table:table-cell office:value-type="float" office:value="8636.77357" calcext:value-type="float">
            <text:p>8636.77357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4659.590772" calcext:value-type="float">
            <text:p>4659.590772</text:p>
          </table:table-cell>
          <table:table-cell office:value-type="float" office:value="8644.36345" calcext:value-type="float">
            <text:p>8644.36345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4659.478666" calcext:value-type="float">
            <text:p>4659.478666</text:p>
          </table:table-cell>
          <table:table-cell office:value-type="float" office:value="8647.878995" calcext:value-type="float">
            <text:p>8647.878995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4659.601056" calcext:value-type="float">
            <text:p>4659.601056</text:p>
          </table:table-cell>
          <table:table-cell office:value-type="float" office:value="8650.22141" calcext:value-type="float">
            <text:p>8650.22141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4659.605338" calcext:value-type="float">
            <text:p>4659.605338</text:p>
          </table:table-cell>
          <table:table-cell office:value-type="float" office:value="8652.44807" calcext:value-type="float">
            <text:p>8652.44807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4659.596409" calcext:value-type="float">
            <text:p>4659.596409</text:p>
          </table:table-cell>
          <table:table-cell office:value-type="float" office:value="8656.861025" calcext:value-type="float">
            <text:p>8656.86102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4659.60011" calcext:value-type="float">
            <text:p>4659.60011</text:p>
          </table:table-cell>
          <table:table-cell office:value-type="float" office:value="8660.55037" calcext:value-type="float">
            <text:p>8660.55037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4659.601321" calcext:value-type="float">
            <text:p>4659.601321</text:p>
          </table:table-cell>
          <table:table-cell office:value-type="float" office:value="8664.518807" calcext:value-type="float">
            <text:p>8664.518807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4659.59568" calcext:value-type="float">
            <text:p>4659.59568</text:p>
          </table:table-cell>
          <table:table-cell office:value-type="float" office:value="8671.304024" calcext:value-type="float">
            <text:p>8671.304024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4659.454293" calcext:value-type="float">
            <text:p>4659.454293</text:p>
          </table:table-cell>
          <table:table-cell office:value-type="float" office:value="8684.656402" calcext:value-type="float">
            <text:p>8684.656402</text:p>
          </table:table-cell>
        </table:table-row>
      </table:table>
      <table:table table:name="5_1" table:style-name="ta1"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Response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490262" calcext:value-type="float">
            <text:p>0.490262</text:p>
          </table:table-cell>
          <table:table-cell office:value-type="float" office:value="509.998721" calcext:value-type="float">
            <text:p>509.99872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549051" calcext:value-type="float">
            <text:p>0.549051</text:p>
          </table:table-cell>
          <table:table-cell office:value-type="float" office:value="526.346066" calcext:value-type="float">
            <text:p>526.34606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609505" calcext:value-type="float">
            <text:p>0.609505</text:p>
          </table:table-cell>
          <table:table-cell office:value-type="float" office:value="571.872239" calcext:value-type="float">
            <text:p>571.87223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808028" calcext:value-type="float">
            <text:p>0.808028</text:p>
          </table:table-cell>
          <table:table-cell office:value-type="float" office:value="601.243784" calcext:value-type="float">
            <text:p>601.24378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300429" calcext:value-type="float">
            <text:p>0.300429</text:p>
          </table:table-cell>
          <table:table-cell office:value-type="float" office:value="624.633679" calcext:value-type="float">
            <text:p>624.63367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797517" calcext:value-type="float">
            <text:p>0.797517</text:p>
          </table:table-cell>
          <table:table-cell office:value-type="float" office:value="627.247455" calcext:value-type="float">
            <text:p>627.24745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26.561533" calcext:value-type="float">
            <text:p>526.561533</text:p>
          </table:table-cell>
          <table:table-cell office:value-type="float" office:value="1586.276922" calcext:value-type="float">
            <text:p>1586.27692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24.70427" calcext:value-type="float">
            <text:p>624.70427</text:p>
          </table:table-cell>
          <table:table-cell office:value-type="float" office:value="1633.228264" calcext:value-type="float">
            <text:p>1633.22826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26.600325" calcext:value-type="float">
            <text:p>526.600325</text:p>
          </table:table-cell>
          <table:table-cell office:value-type="float" office:value="1633.669471" calcext:value-type="float">
            <text:p>1633.66947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26.568898" calcext:value-type="float">
            <text:p>526.568898</text:p>
          </table:table-cell>
          <table:table-cell office:value-type="float" office:value="1664.083439" calcext:value-type="float">
            <text:p>1664.08343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624.709249" calcext:value-type="float">
            <text:p>624.709249</text:p>
          </table:table-cell>
          <table:table-cell office:value-type="float" office:value="1668.278831" calcext:value-type="float">
            <text:p>1668.27883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24.697883" calcext:value-type="float">
            <text:p>624.697883</text:p>
          </table:table-cell>
          <table:table-cell office:value-type="float" office:value="1675.9828" calcext:value-type="float">
            <text:p>1675.982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624.724873" calcext:value-type="float">
            <text:p>624.724873</text:p>
          </table:table-cell>
          <table:table-cell office:value-type="float" office:value="1684.168333" calcext:value-type="float">
            <text:p>1684.16833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24.643168" calcext:value-type="float">
            <text:p>624.643168</text:p>
          </table:table-cell>
          <table:table-cell office:value-type="float" office:value="1695.086714" calcext:value-type="float">
            <text:p>1695.08671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24.692719" calcext:value-type="float">
            <text:p>624.692719</text:p>
          </table:table-cell>
          <table:table-cell office:value-type="float" office:value="1703.833812" calcext:value-type="float">
            <text:p>1703.83381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24.670067" calcext:value-type="float">
            <text:p>624.670067</text:p>
          </table:table-cell>
          <table:table-cell office:value-type="float" office:value="1727.377367" calcext:value-type="float">
            <text:p>1727.37736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24.681151" calcext:value-type="float">
            <text:p>624.681151</text:p>
          </table:table-cell>
          <table:table-cell office:value-type="float" office:value="1735.168991" calcext:value-type="float">
            <text:p>1735.16899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24.687219" calcext:value-type="float">
            <text:p>624.687219</text:p>
          </table:table-cell>
          <table:table-cell office:value-type="float" office:value="1744.055986" calcext:value-type="float">
            <text:p>1744.05598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624.729582" calcext:value-type="float">
            <text:p>624.729582</text:p>
          </table:table-cell>
          <table:table-cell office:value-type="float" office:value="1756.069557" calcext:value-type="float">
            <text:p>1756.06955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703.907227" calcext:value-type="float">
            <text:p>1703.907227</text:p>
          </table:table-cell>
          <table:table-cell office:value-type="float" office:value="2137.414954" calcext:value-type="float">
            <text:p>2137.41495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703.84849" calcext:value-type="float">
            <text:p>1703.84849</text:p>
          </table:table-cell>
          <table:table-cell office:value-type="float" office:value="2158.380866" calcext:value-type="float">
            <text:p>2158.38086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735.174656" calcext:value-type="float">
            <text:p>1735.174656</text:p>
          </table:table-cell>
          <table:table-cell office:value-type="float" office:value="2271.300066" calcext:value-type="float">
            <text:p>2271.30006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756.079723" calcext:value-type="float">
            <text:p>1756.079723</text:p>
          </table:table-cell>
          <table:table-cell office:value-type="float" office:value="2290.48512" calcext:value-type="float">
            <text:p>2290.4851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735.195115" calcext:value-type="float">
            <text:p>1735.195115</text:p>
          </table:table-cell>
          <table:table-cell office:value-type="float" office:value="2304.701343" calcext:value-type="float">
            <text:p>2304.70134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756.10187" calcext:value-type="float">
            <text:p>1756.10187</text:p>
          </table:table-cell>
          <table:table-cell office:value-type="float" office:value="2353.782014" calcext:value-type="float">
            <text:p>2353.78201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158.444056" calcext:value-type="float">
            <text:p>2158.444056</text:p>
          </table:table-cell>
          <table:table-cell office:value-type="float" office:value="2795.810205" calcext:value-type="float">
            <text:p>2795.81020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158.501067" calcext:value-type="float">
            <text:p>2158.501067</text:p>
          </table:table-cell>
          <table:table-cell office:value-type="float" office:value="2798.471092" calcext:value-type="float">
            <text:p>2798.47109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290.577734" calcext:value-type="float">
            <text:p>2290.577734</text:p>
          </table:table-cell>
          <table:table-cell office:value-type="float" office:value="4566.138527" calcext:value-type="float">
            <text:p>4566.13852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290.581851" calcext:value-type="float">
            <text:p>2290.581851</text:p>
          </table:table-cell>
          <table:table-cell office:value-type="float" office:value="4808.271014" calcext:value-type="float">
            <text:p>4808.27101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2291.565653" calcext:value-type="float">
            <text:p>2291.565653</text:p>
          </table:table-cell>
          <table:table-cell office:value-type="float" office:value="5012.199943" calcext:value-type="float">
            <text:p>5012.19994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290.576254" calcext:value-type="float">
            <text:p>2290.576254</text:p>
          </table:table-cell>
          <table:table-cell office:value-type="float" office:value="5042.774471" calcext:value-type="float">
            <text:p>5042.77447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290.572746" calcext:value-type="float">
            <text:p>2290.572746</text:p>
          </table:table-cell>
          <table:table-cell office:value-type="float" office:value="5090.358363" calcext:value-type="float">
            <text:p>5090.35836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293.525874" calcext:value-type="float">
            <text:p>2293.525874</text:p>
          </table:table-cell>
          <table:table-cell office:value-type="float" office:value="5409.631857" calcext:value-type="float">
            <text:p>5409.63185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290.57869" calcext:value-type="float">
            <text:p>2290.57869</text:p>
          </table:table-cell>
          <table:table-cell office:value-type="float" office:value="5636.178707" calcext:value-type="float">
            <text:p>5636.17870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290.568222" calcext:value-type="float">
            <text:p>2290.568222</text:p>
          </table:table-cell>
          <table:table-cell office:value-type="float" office:value="5729.259523" calcext:value-type="float">
            <text:p>5729.25952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290.58227" calcext:value-type="float">
            <text:p>2290.58227</text:p>
          </table:table-cell>
          <table:table-cell office:value-type="float" office:value="5773.342566" calcext:value-type="float">
            <text:p>5773.34256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2291.661376" calcext:value-type="float">
            <text:p>2291.661376</text:p>
          </table:table-cell>
          <table:table-cell office:value-type="float" office:value="5788.600359" calcext:value-type="float">
            <text:p>5788.60035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290.572743" calcext:value-type="float">
            <text:p>2290.572743</text:p>
          </table:table-cell>
          <table:table-cell office:value-type="float" office:value="6049.213802" calcext:value-type="float">
            <text:p>6049.21380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2291.821265" calcext:value-type="float">
            <text:p>2291.821265</text:p>
          </table:table-cell>
          <table:table-cell office:value-type="float" office:value="6104.22462" calcext:value-type="float">
            <text:p>6104.2246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291.74148" calcext:value-type="float">
            <text:p>2291.74148</text:p>
          </table:table-cell>
          <table:table-cell office:value-type="float" office:value="6120.255182" calcext:value-type="float">
            <text:p>6120.25518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2304.689806" calcext:value-type="float">
            <text:p>2304.689806</text:p>
          </table:table-cell>
          <table:table-cell office:value-type="float" office:value="6191.493513" calcext:value-type="float">
            <text:p>6191.49351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2292.083292" calcext:value-type="float">
            <text:p>2292.083292</text:p>
          </table:table-cell>
          <table:table-cell office:value-type="float" office:value="6424.044828" calcext:value-type="float">
            <text:p>6424.04482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2292.604701" calcext:value-type="float">
            <text:p>2292.604701</text:p>
          </table:table-cell>
          <table:table-cell office:value-type="float" office:value="6591.685061" calcext:value-type="float">
            <text:p>6591.68506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2292.52563" calcext:value-type="float">
            <text:p>2292.52563</text:p>
          </table:table-cell>
          <table:table-cell office:value-type="float" office:value="6668.2458" calcext:value-type="float">
            <text:p>6668.245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291.999911" calcext:value-type="float">
            <text:p>2291.999911</text:p>
          </table:table-cell>
          <table:table-cell office:value-type="float" office:value="6684.104515" calcext:value-type="float">
            <text:p>6684.1045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2291.910367" calcext:value-type="float">
            <text:p>2291.910367</text:p>
          </table:table-cell>
          <table:table-cell office:value-type="float" office:value="6691.978664" calcext:value-type="float">
            <text:p>6691.97866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2292.261405" calcext:value-type="float">
            <text:p>2292.261405</text:p>
          </table:table-cell>
          <table:table-cell office:value-type="float" office:value="6840.082901" calcext:value-type="float">
            <text:p>6840.08290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2292.17285" calcext:value-type="float">
            <text:p>2292.17285</text:p>
          </table:table-cell>
          <table:table-cell office:value-type="float" office:value="6844.162396" calcext:value-type="float">
            <text:p>6844.16239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2292.481987" calcext:value-type="float">
            <text:p>2292.481987</text:p>
          </table:table-cell>
          <table:table-cell office:value-type="float" office:value="6908.178305" calcext:value-type="float">
            <text:p>6908.17830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2292.365699" calcext:value-type="float">
            <text:p>2292.365699</text:p>
          </table:table-cell>
          <table:table-cell office:value-type="float" office:value="7056.845133" calcext:value-type="float">
            <text:p>7056.84513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2292.561093" calcext:value-type="float">
            <text:p>2292.561093</text:p>
          </table:table-cell>
          <table:table-cell office:value-type="float" office:value="7400.109615" calcext:value-type="float">
            <text:p>7400.1096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2292.305971" calcext:value-type="float">
            <text:p>2292.305971</text:p>
          </table:table-cell>
          <table:table-cell office:value-type="float" office:value="7502.890603" calcext:value-type="float">
            <text:p>7502.89060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2292.924611" calcext:value-type="float">
            <text:p>2292.924611</text:p>
          </table:table-cell>
          <table:table-cell office:value-type="float" office:value="7503.076032" calcext:value-type="float">
            <text:p>7503.07603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293.386231" calcext:value-type="float">
            <text:p>2293.386231</text:p>
          </table:table-cell>
          <table:table-cell office:value-type="float" office:value="7565.355459" calcext:value-type="float">
            <text:p>7565.35545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2292.790075" calcext:value-type="float">
            <text:p>2292.790075</text:p>
          </table:table-cell>
          <table:table-cell office:value-type="float" office:value="7642.581565" calcext:value-type="float">
            <text:p>7642.58156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2292.755361" calcext:value-type="float">
            <text:p>2292.755361</text:p>
          </table:table-cell>
          <table:table-cell office:value-type="float" office:value="7642.640959" calcext:value-type="float">
            <text:p>7642.64095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2292.820083" calcext:value-type="float">
            <text:p>2292.820083</text:p>
          </table:table-cell>
          <table:table-cell office:value-type="float" office:value="7656.114462" calcext:value-type="float">
            <text:p>7656.11446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290.557882" calcext:value-type="float">
            <text:p>2290.557882</text:p>
          </table:table-cell>
          <table:table-cell office:value-type="float" office:value="7692.191853" calcext:value-type="float">
            <text:p>7692.19185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2292.855109" calcext:value-type="float">
            <text:p>2292.855109</text:p>
          </table:table-cell>
          <table:table-cell office:value-type="float" office:value="7760.256808" calcext:value-type="float">
            <text:p>7760.25680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2292.42493" calcext:value-type="float">
            <text:p>2292.42493</text:p>
          </table:table-cell>
          <table:table-cell office:value-type="float" office:value="7789.376334" calcext:value-type="float">
            <text:p>7789.37633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2292.718195" calcext:value-type="float">
            <text:p>2292.718195</text:p>
          </table:table-cell>
          <table:table-cell office:value-type="float" office:value="7861.225082" calcext:value-type="float">
            <text:p>7861.22508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293.097076" calcext:value-type="float">
            <text:p>2293.097076</text:p>
          </table:table-cell>
          <table:table-cell office:value-type="float" office:value="7865.038856" calcext:value-type="float">
            <text:p>7865.03885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293.246441" calcext:value-type="float">
            <text:p>2293.246441</text:p>
          </table:table-cell>
          <table:table-cell office:value-type="float" office:value="7936.497793" calcext:value-type="float">
            <text:p>7936.497793</text:p>
          </table:table-cell>
          <table:table-cell table:number-columns-repeated="12"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293.033906" calcext:value-type="float">
            <text:p>2293.033906</text:p>
          </table:table-cell>
          <table:table-cell office:value-type="float" office:value="8001.2283" calcext:value-type="float">
            <text:p>8001.228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2292.888981" calcext:value-type="float">
            <text:p>2292.888981</text:p>
          </table:table-cell>
          <table:table-cell office:value-type="float" office:value="8016.30793" calcext:value-type="float">
            <text:p>8016.3079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2292.956274" calcext:value-type="float">
            <text:p>2292.956274</text:p>
          </table:table-cell>
          <table:table-cell office:value-type="float" office:value="8019.282847" calcext:value-type="float">
            <text:p>8019.28284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2304.725462" calcext:value-type="float">
            <text:p>2304.725462</text:p>
          </table:table-cell>
          <table:table-cell office:value-type="float" office:value="8025.245237" calcext:value-type="float">
            <text:p>8025.24523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2293.130282" calcext:value-type="float">
            <text:p>2293.130282</text:p>
          </table:table-cell>
          <table:table-cell office:value-type="float" office:value="8092.460467" calcext:value-type="float">
            <text:p>8092.46046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2293.002999" calcext:value-type="float">
            <text:p>2293.002999</text:p>
          </table:table-cell>
          <table:table-cell office:value-type="float" office:value="8113.227446" calcext:value-type="float">
            <text:p>8113.22744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293.067065" calcext:value-type="float">
            <text:p>2293.067065</text:p>
          </table:table-cell>
          <table:table-cell office:value-type="float" office:value="8144.143814" calcext:value-type="float">
            <text:p>8144.14381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2304.721278" calcext:value-type="float">
            <text:p>2304.721278</text:p>
          </table:table-cell>
          <table:table-cell office:value-type="float" office:value="8151.870386" calcext:value-type="float">
            <text:p>8151.87038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293.456054" calcext:value-type="float">
            <text:p>2293.456054</text:p>
          </table:table-cell>
          <table:table-cell office:value-type="float" office:value="8185.484845" calcext:value-type="float">
            <text:p>8185.48484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2294.804309" calcext:value-type="float">
            <text:p>2294.804309</text:p>
          </table:table-cell>
          <table:table-cell office:value-type="float" office:value="8189.667898" calcext:value-type="float">
            <text:p>8189.66789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293.211259" calcext:value-type="float">
            <text:p>2293.211259</text:p>
          </table:table-cell>
          <table:table-cell office:value-type="float" office:value="8189.672238" calcext:value-type="float">
            <text:p>8189.67223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2293.161708" calcext:value-type="float">
            <text:p>2293.161708</text:p>
          </table:table-cell>
          <table:table-cell office:value-type="float" office:value="8216.141654" calcext:value-type="float">
            <text:p>8216.14165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293.490224" calcext:value-type="float">
            <text:p>2293.490224</text:p>
          </table:table-cell>
          <table:table-cell office:value-type="float" office:value="8219.304929" calcext:value-type="float">
            <text:p>8219.30492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293.348868" calcext:value-type="float">
            <text:p>2293.348868</text:p>
          </table:table-cell>
          <table:table-cell office:value-type="float" office:value="8263.3278" calcext:value-type="float">
            <text:p>8263.327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304.737716" calcext:value-type="float">
            <text:p>2304.737716</text:p>
          </table:table-cell>
          <table:table-cell office:value-type="float" office:value="8298.258652" calcext:value-type="float">
            <text:p>8298.25865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2294.797286" calcext:value-type="float">
            <text:p>2294.797286</text:p>
          </table:table-cell>
          <table:table-cell office:value-type="float" office:value="8305.252477" calcext:value-type="float">
            <text:p>8305.25247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290.593417" calcext:value-type="float">
            <text:p>2290.593417</text:p>
          </table:table-cell>
          <table:table-cell office:value-type="float" office:value="8326.118506" calcext:value-type="float">
            <text:p>8326.11850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304.720346" calcext:value-type="float">
            <text:p>2304.720346</text:p>
          </table:table-cell>
          <table:table-cell office:value-type="float" office:value="8332.465487" calcext:value-type="float">
            <text:p>8332.46548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304.751696" calcext:value-type="float">
            <text:p>2304.751696</text:p>
          </table:table-cell>
          <table:table-cell office:value-type="float" office:value="8361.295704" calcext:value-type="float">
            <text:p>8361.29570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293.315877" calcext:value-type="float">
            <text:p>2293.315877</text:p>
          </table:table-cell>
          <table:table-cell office:value-type="float" office:value="8372.168974" calcext:value-type="float">
            <text:p>8372.16897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2294.82272" calcext:value-type="float">
            <text:p>2294.82272</text:p>
          </table:table-cell>
          <table:table-cell office:value-type="float" office:value="8378.758704" calcext:value-type="float">
            <text:p>8378.75870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2290.564927" calcext:value-type="float">
            <text:p>2290.564927</text:p>
          </table:table-cell>
          <table:table-cell office:value-type="float" office:value="8383.351876" calcext:value-type="float">
            <text:p>8383.35187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293.278538" calcext:value-type="float">
            <text:p>2293.278538</text:p>
          </table:table-cell>
          <table:table-cell office:value-type="float" office:value="8384.201778" calcext:value-type="float">
            <text:p>8384.20177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304.750633" calcext:value-type="float">
            <text:p>2304.750633</text:p>
          </table:table-cell>
          <table:table-cell office:value-type="float" office:value="8392.82507" calcext:value-type="float">
            <text:p>8392.8250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293.419553" calcext:value-type="float">
            <text:p>2293.419553</text:p>
          </table:table-cell>
          <table:table-cell office:value-type="float" office:value="8393.21756" calcext:value-type="float">
            <text:p>8393.2175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304.742334" calcext:value-type="float">
            <text:p>2304.742334</text:p>
          </table:table-cell>
          <table:table-cell office:value-type="float" office:value="8400.85914" calcext:value-type="float">
            <text:p>8400.8591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2304.744159" calcext:value-type="float">
            <text:p>2304.744159</text:p>
          </table:table-cell>
          <table:table-cell office:value-type="float" office:value="8401.374816" calcext:value-type="float">
            <text:p>8401.3748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304.756071" calcext:value-type="float">
            <text:p>2304.756071</text:p>
          </table:table-cell>
          <table:table-cell office:value-type="float" office:value="8410.78741" calcext:value-type="float">
            <text:p>8410.7874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304.752519" calcext:value-type="float">
            <text:p>2304.752519</text:p>
          </table:table-cell>
          <table:table-cell office:value-type="float" office:value="8416.326638" calcext:value-type="float">
            <text:p>8416.32663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304.746708" calcext:value-type="float">
            <text:p>2304.746708</text:p>
          </table:table-cell>
          <table:table-cell office:value-type="float" office:value="8426.627349" calcext:value-type="float">
            <text:p>8426.62734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290.587732" calcext:value-type="float">
            <text:p>2290.587732</text:p>
          </table:table-cell>
          <table:table-cell office:value-type="float" office:value="8428.857296" calcext:value-type="float">
            <text:p>8428.85729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304.748076" calcext:value-type="float">
            <text:p>2304.748076</text:p>
          </table:table-cell>
          <table:table-cell office:value-type="float" office:value="8433.314964" calcext:value-type="float">
            <text:p>8433.31496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2293.560957" calcext:value-type="float">
            <text:p>2293.560957</text:p>
          </table:table-cell>
          <table:table-cell office:value-type="float" office:value="8433.543783" calcext:value-type="float">
            <text:p>8433.54378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2294.817758" calcext:value-type="float">
            <text:p>2294.817758</text:p>
          </table:table-cell>
          <table:table-cell office:value-type="float" office:value="8434.175043" calcext:value-type="float">
            <text:p>8434.17504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304.732654" calcext:value-type="float">
            <text:p>2304.732654</text:p>
          </table:table-cell>
          <table:table-cell office:value-type="float" office:value="8440.587007" calcext:value-type="float">
            <text:p>8440.58700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304.695506" calcext:value-type="float">
            <text:p>2304.695506</text:p>
          </table:table-cell>
          <table:table-cell office:value-type="float" office:value="8443.228718" calcext:value-type="float">
            <text:p>8443.22871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2304.714368" calcext:value-type="float">
            <text:p>2304.714368</text:p>
          </table:table-cell>
          <table:table-cell office:value-type="float" office:value="8444.877292" calcext:value-type="float">
            <text:p>8444.877292</text:p>
          </table:table-cell>
          <table:table-cell table:number-columns-repeated="13"/>
        </table:table-row>
      </table:table>
      <table:table table:name="Launch n, wait 1ms" table:style-name="ta1">
        <table:shapes>
          <draw:frame draw:z-index="0" draw:style-name="gr1" draw:text-style-name="P1" svg:width="63.162cm" svg:height="28.661cm" svg:x="22.688cm" svg:y="0.106cm">
            <draw:object draw:notify-on-update-of-ranges="'Launch n, wait 1ms'.A1:'Launch n, wait 1ms'.A1 'Launch n, wait 1ms'.A2:'Launch n, wait 1ms'.A101 'Launch n, wait 1ms'.B1:'Launch n, wait 1ms'.B1 'Launch n, wait 1ms'.B2:'Launch n, wait 1ms'.B101 'Launch n, wait 1ms'.C1:'Launch n, wait 1ms'.C1 'Launch n, wait 1ms'.C2:'Launch n, wait 1ms'.C101 'Launch n, wait 1ms'.D1:'Launch n, wait 1ms'.D1 'Launch n, wait 1ms'.D2:'Launch n, wait 1ms'.D101 'Launch n, wait 1ms'.E1:'Launch n, wait 1ms'.E1 'Launch n, wait 1ms'.E2:'Launch n, wait 1ms'.E101 'Launch n, wait 1ms'.F1:'Launch n, wait 1ms'.F1 'Launch n, wait 1ms'.F2:'Launch n, wait 1ms'.F101 'Launch n, wait 1ms'.G1:'Launch n, wait 1ms'.G1 'Launch n, wait 1ms'.G2:'Launch n, wait 1ms'.G101 'Launch n, wait 1ms'.H1:'Launch n, wait 1ms'.H1 'Launch n, wait 1ms'.H2:'Launch n, wait 1ms'.H101 'Launch n, wait 1ms'.I1:'Launch n, wait 1ms'.I1 'Launch n, wait 1ms'.I2:'Launch n, wait 1ms'.I101 'Launch n, wait 1ms'.J1:'Launch n, wait 1ms'.J1 'Launch n, wait 1ms'.J2:'Launch n, wait 1ms'.J101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" draw:style-name="gr1" draw:text-style-name="P1" svg:width="64.979cm" svg:height="16.841cm" svg:x="22.743cm" svg:y="28.979cm">
            <draw:object draw:notify-on-update-of-ranges="'Launch n, wait 1ms'.D1:'Launch n, wait 1ms'.D1 'Launch n, wait 1ms'.D2:'Launch n, wait 1ms'.D101 'Launch n, wait 1ms'.E1:'Launch n, wait 1ms'.E1 'Launch n, wait 1ms'.E2:'Launch n, wait 1ms'.E101 'Launch n, wait 1ms'.F1:'Launch n, wait 1ms'.F1 'Launch n, wait 1ms'.F2:'Launch n, wait 1ms'.F101 'Launch n, wait 1ms'.G1:'Launch n, wait 1ms'.G1 'Launch n, wait 1ms'.G2:'Launch n, wait 1ms'.G101 'Launch n, wait 1ms'.H1:'Launch n, wait 1ms'.H1 'Launch n, wait 1ms'.H2:'Launch n, wait 1ms'.H101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Launch 1, wait 1ms</text:p>
          </table:table-cell>
          <table:table-cell office:value-type="string" calcext:value-type="string">
            <text:p>Launch 2, wait 1ms</text:p>
          </table:table-cell>
          <table:table-cell office:value-type="string" calcext:value-type="string">
            <text:p>Launch 3, wait 1ms</text:p>
          </table:table-cell>
          <table:table-cell office:value-type="string" calcext:value-type="string">
            <text:p>Launch 4, wait 1ms</text:p>
          </table:table-cell>
          <table:table-cell office:value-type="string" calcext:value-type="string">
            <text:p>Launch 5, wait 1ms</text:p>
          </table:table-cell>
          <table:table-cell office:value-type="string" calcext:value-type="string">
            <text:p>Launch 6, wait 1ms</text:p>
          </table:table-cell>
          <table:table-cell office:value-type="string" calcext:value-type="string">
            <text:p>Launch 7, wait 1ms</text:p>
          </table:table-cell>
          <table:table-cell office:value-type="string" calcext:value-type="string">
            <text:p>Launch 8, wait 1ms</text:p>
          </table:table-cell>
          <table:table-cell office:value-type="string" calcext:value-type="string">
            <text:p>Launch 9, wait 1ms</text:p>
          </table:table-cell>
          <table:table-cell office:value-type="string" calcext:value-type="string">
            <text:p>Launch 10, wait 1ms</text:p>
          </table:table-cell>
        </table:table-row>
        <table:table-row table:style-name="ro1">
          <table:table-cell office:value-type="float" office:value="282.179903" calcext:value-type="float">
            <text:p>282.179903</text:p>
          </table:table-cell>
          <table:table-cell office:value-type="float" office:value="543.064346" calcext:value-type="float">
            <text:p>543.064346</text:p>
          </table:table-cell>
          <table:table-cell office:value-type="float" office:value="429.551715" calcext:value-type="float">
            <text:p>429.551715</text:p>
          </table:table-cell>
          <table:table-cell office:value-type="float" office:value="557.991854" calcext:value-type="float">
            <text:p>557.991854</text:p>
          </table:table-cell>
          <table:table-cell office:value-type="float" office:value="509.998721" calcext:value-type="float">
            <text:p>509.998721</text:p>
          </table:table-cell>
          <table:table-cell office:value-type="float" office:value="528.555568" calcext:value-type="float">
            <text:p>528.555568</text:p>
          </table:table-cell>
          <table:table-cell office:value-type="float" office:value="756.005227" calcext:value-type="float">
            <text:p>756.005227</text:p>
          </table:table-cell>
          <table:table-cell office:value-type="float" office:value="760.123325" calcext:value-type="float">
            <text:p>760.123325</text:p>
          </table:table-cell>
          <table:table-cell office:value-type="float" office:value="934.272163" calcext:value-type="float">
            <text:p>934.272163</text:p>
          </table:table-cell>
          <table:table-cell office:value-type="float" office:value="817.094959" calcext:value-type="float">
            <text:p>817.094959</text:p>
          </table:table-cell>
        </table:table-row>
        <table:table-row table:style-name="ro1">
          <table:table-cell office:value-type="float" office:value="286.648002" calcext:value-type="float">
            <text:p>286.648002</text:p>
          </table:table-cell>
          <table:table-cell office:value-type="float" office:value="554.57615" calcext:value-type="float">
            <text:p>554.57615</text:p>
          </table:table-cell>
          <table:table-cell office:value-type="float" office:value="458.199022" calcext:value-type="float">
            <text:p>458.199022</text:p>
          </table:table-cell>
          <table:table-cell office:value-type="float" office:value="629.007339" calcext:value-type="float">
            <text:p>629.007339</text:p>
          </table:table-cell>
          <table:table-cell office:value-type="float" office:value="526.346066" calcext:value-type="float">
            <text:p>526.346066</text:p>
          </table:table-cell>
          <table:table-cell office:value-type="float" office:value="567.950434" calcext:value-type="float">
            <text:p>567.950434</text:p>
          </table:table-cell>
          <table:table-cell office:value-type="float" office:value="773.631424" calcext:value-type="float">
            <text:p>773.631424</text:p>
          </table:table-cell>
          <table:table-cell office:value-type="float" office:value="808.959253" calcext:value-type="float">
            <text:p>808.959253</text:p>
          </table:table-cell>
          <table:table-cell office:value-type="float" office:value="1091.159951" calcext:value-type="float">
            <text:p>1091.159951</text:p>
          </table:table-cell>
          <table:table-cell office:value-type="float" office:value="829.2641" calcext:value-type="float">
            <text:p>829.2641</text:p>
          </table:table-cell>
        </table:table-row>
        <table:table-row table:style-name="ro1">
          <table:table-cell office:value-type="float" office:value="2574.507321" calcext:value-type="float">
            <text:p>2574.507321</text:p>
          </table:table-cell>
          <table:table-cell office:value-type="float" office:value="560.434528" calcext:value-type="float">
            <text:p>560.434528</text:p>
          </table:table-cell>
          <table:table-cell office:value-type="float" office:value="459.614549" calcext:value-type="float">
            <text:p>459.614549</text:p>
          </table:table-cell>
          <table:table-cell office:value-type="float" office:value="653.64037" calcext:value-type="float">
            <text:p>653.64037</text:p>
          </table:table-cell>
          <table:table-cell office:value-type="float" office:value="571.872239" calcext:value-type="float">
            <text:p>571.872239</text:p>
          </table:table-cell>
          <table:table-cell office:value-type="float" office:value="573.440487" calcext:value-type="float">
            <text:p>573.440487</text:p>
          </table:table-cell>
          <table:table-cell office:value-type="float" office:value="811.852658" calcext:value-type="float">
            <text:p>811.852658</text:p>
          </table:table-cell>
          <table:table-cell office:value-type="float" office:value="851.216353" calcext:value-type="float">
            <text:p>851.216353</text:p>
          </table:table-cell>
          <table:table-cell office:value-type="float" office:value="1132.021191" calcext:value-type="float">
            <text:p>1132.021191</text:p>
          </table:table-cell>
          <table:table-cell office:value-type="float" office:value="833.730563" calcext:value-type="float">
            <text:p>833.730563</text:p>
          </table:table-cell>
        </table:table-row>
        <table:table-row table:style-name="ro1">
          <table:table-cell office:value-type="float" office:value="2649.661972" calcext:value-type="float">
            <text:p>2649.661972</text:p>
          </table:table-cell>
          <table:table-cell office:value-type="float" office:value="568.563016" calcext:value-type="float">
            <text:p>568.563016</text:p>
          </table:table-cell>
          <table:table-cell office:value-type="float" office:value="468.604207" calcext:value-type="float">
            <text:p>468.604207</text:p>
          </table:table-cell>
          <table:table-cell office:value-type="float" office:value="656.479421" calcext:value-type="float">
            <text:p>656.479421</text:p>
          </table:table-cell>
          <table:table-cell office:value-type="float" office:value="601.243784" calcext:value-type="float">
            <text:p>601.243784</text:p>
          </table:table-cell>
          <table:table-cell office:value-type="float" office:value="580.974205" calcext:value-type="float">
            <text:p>580.974205</text:p>
          </table:table-cell>
          <table:table-cell office:value-type="float" office:value="838.648254" calcext:value-type="float">
            <text:p>838.648254</text:p>
          </table:table-cell>
          <table:table-cell office:value-type="float" office:value="851.87575" calcext:value-type="float">
            <text:p>851.87575</text:p>
          </table:table-cell>
          <table:table-cell office:value-type="float" office:value="1132.097821" calcext:value-type="float">
            <text:p>1132.097821</text:p>
          </table:table-cell>
          <table:table-cell office:value-type="float" office:value="843.285365" calcext:value-type="float">
            <text:p>843.285365</text:p>
          </table:table-cell>
        </table:table-row>
        <table:table-row table:style-name="ro1">
          <table:table-cell office:value-type="float" office:value="2667.423787" calcext:value-type="float">
            <text:p>2667.423787</text:p>
          </table:table-cell>
          <table:table-cell office:value-type="float" office:value="581.083196" calcext:value-type="float">
            <text:p>581.083196</text:p>
          </table:table-cell>
          <table:table-cell office:value-type="float" office:value="495.124943" calcext:value-type="float">
            <text:p>495.124943</text:p>
          </table:table-cell>
          <table:table-cell office:value-type="float" office:value="670.79726" calcext:value-type="float">
            <text:p>670.79726</text:p>
          </table:table-cell>
          <table:table-cell office:value-type="float" office:value="624.633679" calcext:value-type="float">
            <text:p>624.633679</text:p>
          </table:table-cell>
          <table:table-cell office:value-type="float" office:value="589.539136" calcext:value-type="float">
            <text:p>589.539136</text:p>
          </table:table-cell>
          <table:table-cell office:value-type="float" office:value="845.982553" calcext:value-type="float">
            <text:p>845.982553</text:p>
          </table:table-cell>
          <table:table-cell office:value-type="float" office:value="887.348142" calcext:value-type="float">
            <text:p>887.348142</text:p>
          </table:table-cell>
          <table:table-cell office:value-type="float" office:value="1139.444238" calcext:value-type="float">
            <text:p>1139.444238</text:p>
          </table:table-cell>
          <table:table-cell office:value-type="float" office:value="847.152798" calcext:value-type="float">
            <text:p>847.152798</text:p>
          </table:table-cell>
        </table:table-row>
        <table:table-row table:style-name="ro1">
          <table:table-cell office:value-type="float" office:value="2702.529967" calcext:value-type="float">
            <text:p>2702.529967</text:p>
          </table:table-cell>
          <table:table-cell office:value-type="float" office:value="642.692155" calcext:value-type="float">
            <text:p>642.692155</text:p>
          </table:table-cell>
          <table:table-cell office:value-type="float" office:value="844.366674" calcext:value-type="float">
            <text:p>844.366674</text:p>
          </table:table-cell>
          <table:table-cell office:value-type="float" office:value="688.182502" calcext:value-type="float">
            <text:p>688.182502</text:p>
          </table:table-cell>
          <table:table-cell office:value-type="float" office:value="627.247455" calcext:value-type="float">
            <text:p>627.247455</text:p>
          </table:table-cell>
          <table:table-cell office:value-type="float" office:value="652.823025" calcext:value-type="float">
            <text:p>652.823025</text:p>
          </table:table-cell>
          <table:table-cell office:value-type="float" office:value="848.219873" calcext:value-type="float">
            <text:p>848.219873</text:p>
          </table:table-cell>
          <table:table-cell office:value-type="float" office:value="906.503724" calcext:value-type="float">
            <text:p>906.503724</text:p>
          </table:table-cell>
          <table:table-cell office:value-type="float" office:value="1143.277731" calcext:value-type="float">
            <text:p>1143.277731</text:p>
          </table:table-cell>
          <table:table-cell office:value-type="float" office:value="864.403846" calcext:value-type="float">
            <text:p>864.403846</text:p>
          </table:table-cell>
        </table:table-row>
        <table:table-row table:style-name="ro1">
          <table:table-cell office:value-type="float" office:value="2782.336064" calcext:value-type="float">
            <text:p>2782.336064</text:p>
          </table:table-cell>
          <table:table-cell office:value-type="float" office:value="896.714007" calcext:value-type="float">
            <text:p>896.714007</text:p>
          </table:table-cell>
          <table:table-cell office:value-type="float" office:value="857.702931" calcext:value-type="float">
            <text:p>857.702931</text:p>
          </table:table-cell>
          <table:table-cell office:value-type="float" office:value="704.63407" calcext:value-type="float">
            <text:p>704.63407</text:p>
          </table:table-cell>
          <table:table-cell office:value-type="float" office:value="1586.276922" calcext:value-type="float">
            <text:p>1586.276922</text:p>
          </table:table-cell>
          <table:table-cell office:value-type="float" office:value="1209.772349" calcext:value-type="float">
            <text:p>1209.772349</text:p>
          </table:table-cell>
          <table:table-cell office:value-type="float" office:value="860.797275" calcext:value-type="float">
            <text:p>860.797275</text:p>
          </table:table-cell>
          <table:table-cell office:value-type="float" office:value="918.883392" calcext:value-type="float">
            <text:p>918.883392</text:p>
          </table:table-cell>
          <table:table-cell office:value-type="float" office:value="1162.168007" calcext:value-type="float">
            <text:p>1162.168007</text:p>
          </table:table-cell>
          <table:table-cell office:value-type="float" office:value="878.917664" calcext:value-type="float">
            <text:p>878.917664</text:p>
          </table:table-cell>
        </table:table-row>
        <table:table-row table:style-name="ro1">
          <table:table-cell office:value-type="float" office:value="2802.393322" calcext:value-type="float">
            <text:p>2802.393322</text:p>
          </table:table-cell>
          <table:table-cell office:value-type="float" office:value="903.922812" calcext:value-type="float">
            <text:p>903.922812</text:p>
          </table:table-cell>
          <table:table-cell office:value-type="float" office:value="872.600223" calcext:value-type="float">
            <text:p>872.600223</text:p>
          </table:table-cell>
          <table:table-cell office:value-type="float" office:value="1107.391984" calcext:value-type="float">
            <text:p>1107.391984</text:p>
          </table:table-cell>
          <table:table-cell office:value-type="float" office:value="1633.228264" calcext:value-type="float">
            <text:p>1633.228264</text:p>
          </table:table-cell>
          <table:table-cell office:value-type="float" office:value="1481.111205" calcext:value-type="float">
            <text:p>1481.111205</text:p>
          </table:table-cell>
          <table:table-cell office:value-type="float" office:value="864.531888" calcext:value-type="float">
            <text:p>864.531888</text:p>
          </table:table-cell>
          <table:table-cell office:value-type="float" office:value="935.22055" calcext:value-type="float">
            <text:p>935.22055</text:p>
          </table:table-cell>
          <table:table-cell office:value-type="float" office:value="1168.171473" calcext:value-type="float">
            <text:p>1168.171473</text:p>
          </table:table-cell>
          <table:table-cell office:value-type="float" office:value="935.972514" calcext:value-type="float">
            <text:p>935.972514</text:p>
          </table:table-cell>
        </table:table-row>
        <table:table-row table:style-name="ro1">
          <table:table-cell office:value-type="float" office:value="2811.377619" calcext:value-type="float">
            <text:p>2811.377619</text:p>
          </table:table-cell>
          <table:table-cell office:value-type="float" office:value="917.95824" calcext:value-type="float">
            <text:p>917.95824</text:p>
          </table:table-cell>
          <table:table-cell office:value-type="float" office:value="902.443491" calcext:value-type="float">
            <text:p>902.443491</text:p>
          </table:table-cell>
          <table:table-cell office:value-type="float" office:value="1120.450049" calcext:value-type="float">
            <text:p>1120.450049</text:p>
          </table:table-cell>
          <table:table-cell office:value-type="float" office:value="1633.669471" calcext:value-type="float">
            <text:p>1633.669471</text:p>
          </table:table-cell>
          <table:table-cell office:value-type="float" office:value="1486.74148" calcext:value-type="float">
            <text:p>1486.74148</text:p>
          </table:table-cell>
          <table:table-cell office:value-type="float" office:value="876.541971" calcext:value-type="float">
            <text:p>876.541971</text:p>
          </table:table-cell>
          <table:table-cell office:value-type="float" office:value="945.509108" calcext:value-type="float">
            <text:p>945.509108</text:p>
          </table:table-cell>
          <table:table-cell office:value-type="float" office:value="1168.910731" calcext:value-type="float">
            <text:p>1168.910731</text:p>
          </table:table-cell>
          <table:table-cell office:value-type="float" office:value="938.545598" calcext:value-type="float">
            <text:p>938.545598</text:p>
          </table:table-cell>
        </table:table-row>
        <table:table-row table:style-name="ro1">
          <table:table-cell office:value-type="float" office:value="2811.451103" calcext:value-type="float">
            <text:p>2811.451103</text:p>
          </table:table-cell>
          <table:table-cell office:value-type="float" office:value="1208.947873" calcext:value-type="float">
            <text:p>1208.947873</text:p>
          </table:table-cell>
          <table:table-cell office:value-type="float" office:value="1154.457879" calcext:value-type="float">
            <text:p>1154.457879</text:p>
          </table:table-cell>
          <table:table-cell office:value-type="float" office:value="1153.287844" calcext:value-type="float">
            <text:p>1153.287844</text:p>
          </table:table-cell>
          <table:table-cell office:value-type="float" office:value="1664.083439" calcext:value-type="float">
            <text:p>1664.083439</text:p>
          </table:table-cell>
          <table:table-cell office:value-type="float" office:value="1501.243761" calcext:value-type="float">
            <text:p>1501.243761</text:p>
          </table:table-cell>
          <table:table-cell office:value-type="float" office:value="1461.509093" calcext:value-type="float">
            <text:p>1461.509093</text:p>
          </table:table-cell>
          <table:table-cell office:value-type="float" office:value="948.574007" calcext:value-type="float">
            <text:p>948.574007</text:p>
          </table:table-cell>
          <table:table-cell office:value-type="float" office:value="1180.128372" calcext:value-type="float">
            <text:p>1180.128372</text:p>
          </table:table-cell>
          <table:table-cell office:value-type="float" office:value="952.153098" calcext:value-type="float">
            <text:p>952.153098</text:p>
          </table:table-cell>
        </table:table-row>
        <table:table-row table:style-name="ro1">
          <table:table-cell office:value-type="float" office:value="2813.785913" calcext:value-type="float">
            <text:p>2813.785913</text:p>
          </table:table-cell>
          <table:table-cell office:value-type="float" office:value="1224.788003" calcext:value-type="float">
            <text:p>1224.788003</text:p>
          </table:table-cell>
          <table:table-cell office:value-type="float" office:value="1174.250191" calcext:value-type="float">
            <text:p>1174.250191</text:p>
          </table:table-cell>
          <table:table-cell office:value-type="float" office:value="1180.465119" calcext:value-type="float">
            <text:p>1180.465119</text:p>
          </table:table-cell>
          <table:table-cell office:value-type="float" office:value="1668.278831" calcext:value-type="float">
            <text:p>1668.278831</text:p>
          </table:table-cell>
          <table:table-cell office:value-type="float" office:value="1503.431622" calcext:value-type="float">
            <text:p>1503.431622</text:p>
          </table:table-cell>
          <table:table-cell office:value-type="float" office:value="1489.745958" calcext:value-type="float">
            <text:p>1489.745958</text:p>
          </table:table-cell>
          <table:table-cell office:value-type="float" office:value="1702.838153" calcext:value-type="float">
            <text:p>1702.838153</text:p>
          </table:table-cell>
          <table:table-cell office:value-type="float" office:value="1180.747734" calcext:value-type="float">
            <text:p>1180.747734</text:p>
          </table:table-cell>
          <table:table-cell office:value-type="float" office:value="1499.998983" calcext:value-type="float">
            <text:p>1499.998983</text:p>
          </table:table-cell>
        </table:table-row>
        <table:table-row table:style-name="ro1">
          <table:table-cell office:value-type="float" office:value="2818.452245" calcext:value-type="float">
            <text:p>2818.452245</text:p>
          </table:table-cell>
          <table:table-cell office:value-type="float" office:value="1235.192809" calcext:value-type="float">
            <text:p>1235.192809</text:p>
          </table:table-cell>
          <table:table-cell office:value-type="float" office:value="1188.258495" calcext:value-type="float">
            <text:p>1188.258495</text:p>
          </table:table-cell>
          <table:table-cell office:value-type="float" office:value="1200.853216" calcext:value-type="float">
            <text:p>1200.853216</text:p>
          </table:table-cell>
          <table:table-cell office:value-type="float" office:value="1675.9828" calcext:value-type="float">
            <text:p>1675.9828</text:p>
          </table:table-cell>
          <table:table-cell office:value-type="float" office:value="1549.45848" calcext:value-type="float">
            <text:p>1549.45848</text:p>
          </table:table-cell>
          <table:table-cell office:value-type="float" office:value="1520.591429" calcext:value-type="float">
            <text:p>1520.591429</text:p>
          </table:table-cell>
          <table:table-cell office:value-type="float" office:value="1716.43993" calcext:value-type="float">
            <text:p>1716.43993</text:p>
          </table:table-cell>
          <table:table-cell office:value-type="float" office:value="1186.010872" calcext:value-type="float">
            <text:p>1186.010872</text:p>
          </table:table-cell>
          <table:table-cell office:value-type="float" office:value="1585.339567" calcext:value-type="float">
            <text:p>1585.339567</text:p>
          </table:table-cell>
        </table:table-row>
        <table:table-row table:style-name="ro1">
          <table:table-cell office:value-type="float" office:value="2836.234621" calcext:value-type="float">
            <text:p>2836.234621</text:p>
          </table:table-cell>
          <table:table-cell office:value-type="float" office:value="1502.251469" calcext:value-type="float">
            <text:p>1502.251469</text:p>
          </table:table-cell>
          <table:table-cell office:value-type="float" office:value="1513.670703" calcext:value-type="float">
            <text:p>1513.670703</text:p>
          </table:table-cell>
          <table:table-cell office:value-type="float" office:value="1465.538423" calcext:value-type="float">
            <text:p>1465.538423</text:p>
          </table:table-cell>
          <table:table-cell office:value-type="float" office:value="1684.168333" calcext:value-type="float">
            <text:p>1684.168333</text:p>
          </table:table-cell>
          <table:table-cell office:value-type="float" office:value="1549.487986" calcext:value-type="float">
            <text:p>1549.487986</text:p>
          </table:table-cell>
          <table:table-cell office:value-type="float" office:value="1542.382349" calcext:value-type="float">
            <text:p>1542.382349</text:p>
          </table:table-cell>
          <table:table-cell office:value-type="float" office:value="1717.102401" calcext:value-type="float">
            <text:p>1717.102401</text:p>
          </table:table-cell>
          <table:table-cell office:value-type="float" office:value="1195.892375" calcext:value-type="float">
            <text:p>1195.892375</text:p>
          </table:table-cell>
          <table:table-cell office:value-type="float" office:value="1618.584133" calcext:value-type="float">
            <text:p>1618.584133</text:p>
          </table:table-cell>
        </table:table-row>
        <table:table-row table:style-name="ro1">
          <table:table-cell office:value-type="float" office:value="2848.01043" calcext:value-type="float">
            <text:p>2848.01043</text:p>
          </table:table-cell>
          <table:table-cell office:value-type="float" office:value="1515.179144" calcext:value-type="float">
            <text:p>1515.179144</text:p>
          </table:table-cell>
          <table:table-cell office:value-type="float" office:value="1625.885068" calcext:value-type="float">
            <text:p>1625.885068</text:p>
          </table:table-cell>
          <table:table-cell office:value-type="float" office:value="1485.131125" calcext:value-type="float">
            <text:p>1485.131125</text:p>
          </table:table-cell>
          <table:table-cell office:value-type="float" office:value="1695.086714" calcext:value-type="float">
            <text:p>1695.086714</text:p>
          </table:table-cell>
          <table:table-cell office:value-type="float" office:value="1567.392826" calcext:value-type="float">
            <text:p>1567.392826</text:p>
          </table:table-cell>
          <table:table-cell office:value-type="float" office:value="1581.895404" calcext:value-type="float">
            <text:p>1581.895404</text:p>
          </table:table-cell>
          <table:table-cell office:value-type="float" office:value="1743.52997" calcext:value-type="float">
            <text:p>1743.52997</text:p>
          </table:table-cell>
          <table:table-cell office:value-type="float" office:value="3929.396144" calcext:value-type="float">
            <text:p>3929.396144</text:p>
          </table:table-cell>
          <table:table-cell office:value-type="float" office:value="1636.478406" calcext:value-type="float">
            <text:p>1636.478406</text:p>
          </table:table-cell>
        </table:table-row>
        <table:table-row table:style-name="ro1">
          <table:table-cell office:value-type="float" office:value="2906.474491" calcext:value-type="float">
            <text:p>2906.474491</text:p>
          </table:table-cell>
          <table:table-cell office:value-type="float" office:value="1829.445828" calcext:value-type="float">
            <text:p>1829.445828</text:p>
          </table:table-cell>
          <table:table-cell office:value-type="float" office:value="1708.138617" calcext:value-type="float">
            <text:p>1708.138617</text:p>
          </table:table-cell>
          <table:table-cell office:value-type="float" office:value="1585.595111" calcext:value-type="float">
            <text:p>1585.595111</text:p>
          </table:table-cell>
          <table:table-cell office:value-type="float" office:value="1703.833812" calcext:value-type="float">
            <text:p>1703.833812</text:p>
          </table:table-cell>
          <table:table-cell office:value-type="float" office:value="1576.542307" calcext:value-type="float">
            <text:p>1576.542307</text:p>
          </table:table-cell>
          <table:table-cell office:value-type="float" office:value="1588.027215" calcext:value-type="float">
            <text:p>1588.027215</text:p>
          </table:table-cell>
          <table:table-cell office:value-type="float" office:value="1760.601472" calcext:value-type="float">
            <text:p>1760.601472</text:p>
          </table:table-cell>
          <table:table-cell office:value-type="float" office:value="4206.423252" calcext:value-type="float">
            <text:p>4206.423252</text:p>
          </table:table-cell>
          <table:table-cell office:value-type="float" office:value="1710.346276" calcext:value-type="float">
            <text:p>1710.346276</text:p>
          </table:table-cell>
        </table:table-row>
        <table:table-row table:style-name="ro1">
          <table:table-cell office:value-type="float" office:value="2917.778468" calcext:value-type="float">
            <text:p>2917.778468</text:p>
          </table:table-cell>
          <table:table-cell office:value-type="float" office:value="1829.905216" calcext:value-type="float">
            <text:p>1829.905216</text:p>
          </table:table-cell>
          <table:table-cell office:value-type="float" office:value="1708.169921" calcext:value-type="float">
            <text:p>1708.169921</text:p>
          </table:table-cell>
          <table:table-cell office:value-type="float" office:value="1627.177618" calcext:value-type="float">
            <text:p>1627.177618</text:p>
          </table:table-cell>
          <table:table-cell office:value-type="float" office:value="1727.377367" calcext:value-type="float">
            <text:p>1727.377367</text:p>
          </table:table-cell>
          <table:table-cell office:value-type="float" office:value="1580.100454" calcext:value-type="float">
            <text:p>1580.100454</text:p>
          </table:table-cell>
          <table:table-cell office:value-type="float" office:value="1630.129523" calcext:value-type="float">
            <text:p>1630.129523</text:p>
          </table:table-cell>
          <table:table-cell office:value-type="float" office:value="1765.128626" calcext:value-type="float">
            <text:p>1765.128626</text:p>
          </table:table-cell>
          <table:table-cell office:value-type="float" office:value="4381.879892" calcext:value-type="float">
            <text:p>4381.879892</text:p>
          </table:table-cell>
          <table:table-cell office:value-type="float" office:value="1770.581197" calcext:value-type="float">
            <text:p>1770.581197</text:p>
          </table:table-cell>
        </table:table-row>
        <table:table-row table:style-name="ro1">
          <table:table-cell office:value-type="float" office:value="2918.514417" calcext:value-type="float">
            <text:p>2918.514417</text:p>
          </table:table-cell>
          <table:table-cell office:value-type="float" office:value="1839.268514" calcext:value-type="float">
            <text:p>1839.268514</text:p>
          </table:table-cell>
          <table:table-cell office:value-type="float" office:value="1713.863076" calcext:value-type="float">
            <text:p>1713.863076</text:p>
          </table:table-cell>
          <table:table-cell office:value-type="float" office:value="1812.156354" calcext:value-type="float">
            <text:p>1812.156354</text:p>
          </table:table-cell>
          <table:table-cell office:value-type="float" office:value="1735.168991" calcext:value-type="float">
            <text:p>1735.168991</text:p>
          </table:table-cell>
          <table:table-cell office:value-type="float" office:value="1668.871756" calcext:value-type="float">
            <text:p>1668.871756</text:p>
          </table:table-cell>
          <table:table-cell office:value-type="float" office:value="1645.640412" calcext:value-type="float">
            <text:p>1645.640412</text:p>
          </table:table-cell>
          <table:table-cell office:value-type="float" office:value="1788.343222" calcext:value-type="float">
            <text:p>1788.343222</text:p>
          </table:table-cell>
          <table:table-cell office:value-type="float" office:value="4899.825135" calcext:value-type="float">
            <text:p>4899.825135</text:p>
          </table:table-cell>
          <table:table-cell office:value-type="float" office:value="1828.062067" calcext:value-type="float">
            <text:p>1828.062067</text:p>
          </table:table-cell>
        </table:table-row>
        <table:table-row table:style-name="ro1">
          <table:table-cell office:value-type="float" office:value="2936.44388" calcext:value-type="float">
            <text:p>2936.44388</text:p>
          </table:table-cell>
          <table:table-cell office:value-type="float" office:value="2113.847493" calcext:value-type="float">
            <text:p>2113.847493</text:p>
          </table:table-cell>
          <table:table-cell office:value-type="float" office:value="1724.15037" calcext:value-type="float">
            <text:p>1724.15037</text:p>
          </table:table-cell>
          <table:table-cell office:value-type="float" office:value="1868.956396" calcext:value-type="float">
            <text:p>1868.956396</text:p>
          </table:table-cell>
          <table:table-cell office:value-type="float" office:value="1744.055986" calcext:value-type="float">
            <text:p>1744.055986</text:p>
          </table:table-cell>
          <table:table-cell office:value-type="float" office:value="3041.114131" calcext:value-type="float">
            <text:p>3041.114131</text:p>
          </table:table-cell>
          <table:table-cell office:value-type="float" office:value="2660.159579" calcext:value-type="float">
            <text:p>2660.159579</text:p>
          </table:table-cell>
          <table:table-cell office:value-type="float" office:value="1799.548412" calcext:value-type="float">
            <text:p>1799.548412</text:p>
          </table:table-cell>
          <table:table-cell office:value-type="float" office:value="4917.495413" calcext:value-type="float">
            <text:p>4917.495413</text:p>
          </table:table-cell>
          <table:table-cell office:value-type="float" office:value="1834.469178" calcext:value-type="float">
            <text:p>1834.469178</text:p>
          </table:table-cell>
        </table:table-row>
        <table:table-row table:style-name="ro1">
          <table:table-cell office:value-type="float" office:value="2937.203587" calcext:value-type="float">
            <text:p>2937.203587</text:p>
          </table:table-cell>
          <table:table-cell office:value-type="float" office:value="2123.21688" calcext:value-type="float">
            <text:p>2123.21688</text:p>
          </table:table-cell>
          <table:table-cell office:value-type="float" office:value="2147.706437" calcext:value-type="float">
            <text:p>2147.706437</text:p>
          </table:table-cell>
          <table:table-cell office:value-type="float" office:value="1977.404053" calcext:value-type="float">
            <text:p>1977.404053</text:p>
          </table:table-cell>
          <table:table-cell office:value-type="float" office:value="1756.069557" calcext:value-type="float">
            <text:p>1756.069557</text:p>
          </table:table-cell>
          <table:table-cell office:value-type="float" office:value="3185.520904" calcext:value-type="float">
            <text:p>3185.520904</text:p>
          </table:table-cell>
          <table:table-cell office:value-type="float" office:value="2802.016064" calcext:value-type="float">
            <text:p>2802.016064</text:p>
          </table:table-cell>
          <table:table-cell office:value-type="float" office:value="1841.444748" calcext:value-type="float">
            <text:p>1841.444748</text:p>
          </table:table-cell>
          <table:table-cell office:value-type="float" office:value="5002.296257" calcext:value-type="float">
            <text:p>5002.296257</text:p>
          </table:table-cell>
          <table:table-cell office:value-type="float" office:value="1854.381249" calcext:value-type="float">
            <text:p>1854.381249</text:p>
          </table:table-cell>
        </table:table-row>
        <table:table-row table:style-name="ro1">
          <table:table-cell office:value-type="float" office:value="2939.235442" calcext:value-type="float">
            <text:p>2939.235442</text:p>
          </table:table-cell>
          <table:table-cell office:value-type="float" office:value="2383.31497" calcext:value-type="float">
            <text:p>2383.31497</text:p>
          </table:table-cell>
          <table:table-cell office:value-type="float" office:value="2163.472864" calcext:value-type="float">
            <text:p>2163.472864</text:p>
          </table:table-cell>
          <table:table-cell office:value-type="float" office:value="2366.734834" calcext:value-type="float">
            <text:p>2366.734834</text:p>
          </table:table-cell>
          <table:table-cell office:value-type="float" office:value="2137.414954" calcext:value-type="float">
            <text:p>2137.414954</text:p>
          </table:table-cell>
          <table:table-cell office:value-type="float" office:value="3189.902634" calcext:value-type="float">
            <text:p>3189.902634</text:p>
          </table:table-cell>
          <table:table-cell office:value-type="float" office:value="2881.26001" calcext:value-type="float">
            <text:p>2881.26001</text:p>
          </table:table-cell>
          <table:table-cell office:value-type="float" office:value="1850.948164" calcext:value-type="float">
            <text:p>1850.948164</text:p>
          </table:table-cell>
          <table:table-cell office:value-type="float" office:value="5014.33254" calcext:value-type="float">
            <text:p>5014.33254</text:p>
          </table:table-cell>
          <table:table-cell office:value-type="float" office:value="1904.138663" calcext:value-type="float">
            <text:p>1904.138663</text:p>
          </table:table-cell>
        </table:table-row>
        <table:table-row table:style-name="ro1">
          <table:table-cell office:value-type="float" office:value="2939.255741" calcext:value-type="float">
            <text:p>2939.255741</text:p>
          </table:table-cell>
          <table:table-cell office:value-type="float" office:value="2405.597494" calcext:value-type="float">
            <text:p>2405.597494</text:p>
          </table:table-cell>
          <table:table-cell office:value-type="float" office:value="2180.619081" calcext:value-type="float">
            <text:p>2180.619081</text:p>
          </table:table-cell>
          <table:table-cell office:value-type="float" office:value="2886.280804" calcext:value-type="float">
            <text:p>2886.280804</text:p>
          </table:table-cell>
          <table:table-cell office:value-type="float" office:value="2158.380866" calcext:value-type="float">
            <text:p>2158.380866</text:p>
          </table:table-cell>
          <table:table-cell office:value-type="float" office:value="3222.068534" calcext:value-type="float">
            <text:p>3222.068534</text:p>
          </table:table-cell>
          <table:table-cell office:value-type="float" office:value="2900.725891" calcext:value-type="float">
            <text:p>2900.725891</text:p>
          </table:table-cell>
          <table:table-cell office:value-type="float" office:value="2580.51967" calcext:value-type="float">
            <text:p>2580.51967</text:p>
          </table:table-cell>
          <table:table-cell office:value-type="float" office:value="5401.873409" calcext:value-type="float">
            <text:p>5401.873409</text:p>
          </table:table-cell>
          <table:table-cell office:value-type="float" office:value="2332.442265" calcext:value-type="float">
            <text:p>2332.442265</text:p>
          </table:table-cell>
        </table:table-row>
        <table:table-row table:style-name="ro1">
          <table:table-cell office:value-type="float" office:value="2939.437178" calcext:value-type="float">
            <text:p>2939.437178</text:p>
          </table:table-cell>
          <table:table-cell office:value-type="float" office:value="2695.61215" calcext:value-type="float">
            <text:p>2695.61215</text:p>
          </table:table-cell>
          <table:table-cell office:value-type="float" office:value="2181.352835" calcext:value-type="float">
            <text:p>2181.352835</text:p>
          </table:table-cell>
          <table:table-cell office:value-type="float" office:value="2891.045645" calcext:value-type="float">
            <text:p>2891.045645</text:p>
          </table:table-cell>
          <table:table-cell office:value-type="float" office:value="2271.300066" calcext:value-type="float">
            <text:p>2271.300066</text:p>
          </table:table-cell>
          <table:table-cell office:value-type="float" office:value="3236.68878" calcext:value-type="float">
            <text:p>3236.68878</text:p>
          </table:table-cell>
          <table:table-cell office:value-type="float" office:value="2926.962224" calcext:value-type="float">
            <text:p>2926.962224</text:p>
          </table:table-cell>
          <table:table-cell office:value-type="float" office:value="2602.099711" calcext:value-type="float">
            <text:p>2602.099711</text:p>
          </table:table-cell>
          <table:table-cell office:value-type="float" office:value="5545.945847" calcext:value-type="float">
            <text:p>5545.945847</text:p>
          </table:table-cell>
          <table:table-cell office:value-type="float" office:value="2396.4673" calcext:value-type="float">
            <text:p>2396.4673</text:p>
          </table:table-cell>
        </table:table-row>
        <table:table-row table:style-name="ro1">
          <table:table-cell office:value-type="float" office:value="2942.767086" calcext:value-type="float">
            <text:p>2942.767086</text:p>
          </table:table-cell>
          <table:table-cell office:value-type="float" office:value="2696.38842" calcext:value-type="float">
            <text:p>2696.38842</text:p>
          </table:table-cell>
          <table:table-cell office:value-type="float" office:value="2186.676851" calcext:value-type="float">
            <text:p>2186.676851</text:p>
          </table:table-cell>
          <table:table-cell office:value-type="float" office:value="2950.730525" calcext:value-type="float">
            <text:p>2950.730525</text:p>
          </table:table-cell>
          <table:table-cell office:value-type="float" office:value="2290.48512" calcext:value-type="float">
            <text:p>2290.48512</text:p>
          </table:table-cell>
          <table:table-cell office:value-type="float" office:value="3288.793981" calcext:value-type="float">
            <text:p>3288.793981</text:p>
          </table:table-cell>
          <table:table-cell office:value-type="float" office:value="2929.34284" calcext:value-type="float">
            <text:p>2929.34284</text:p>
          </table:table-cell>
          <table:table-cell office:value-type="float" office:value="2602.225131" calcext:value-type="float">
            <text:p>2602.225131</text:p>
          </table:table-cell>
          <table:table-cell office:value-type="float" office:value="5669.470782" calcext:value-type="float">
            <text:p>5669.470782</text:p>
          </table:table-cell>
          <table:table-cell office:value-type="float" office:value="2503.061754" calcext:value-type="float">
            <text:p>2503.061754</text:p>
          </table:table-cell>
        </table:table-row>
        <table:table-row table:style-name="ro1">
          <table:table-cell office:value-type="float" office:value="2948.199823" calcext:value-type="float">
            <text:p>2948.199823</text:p>
          </table:table-cell>
          <table:table-cell office:value-type="float" office:value="2696.586216" calcext:value-type="float">
            <text:p>2696.586216</text:p>
          </table:table-cell>
          <table:table-cell office:value-type="float" office:value="3222.234649" calcext:value-type="float">
            <text:p>3222.234649</text:p>
          </table:table-cell>
          <table:table-cell office:value-type="float" office:value="2958.518853" calcext:value-type="float">
            <text:p>2958.518853</text:p>
          </table:table-cell>
          <table:table-cell office:value-type="float" office:value="2304.701343" calcext:value-type="float">
            <text:p>2304.701343</text:p>
          </table:table-cell>
          <table:table-cell office:value-type="float" office:value="3302.74148" calcext:value-type="float">
            <text:p>3302.74148</text:p>
          </table:table-cell>
          <table:table-cell office:value-type="float" office:value="2938.295912" calcext:value-type="float">
            <text:p>2938.295912</text:p>
          </table:table-cell>
          <table:table-cell office:value-type="float" office:value="2604.317398" calcext:value-type="float">
            <text:p>2604.317398</text:p>
          </table:table-cell>
          <table:table-cell office:value-type="float" office:value="5718.622683" calcext:value-type="float">
            <text:p>5718.622683</text:p>
          </table:table-cell>
          <table:table-cell office:value-type="float" office:value="2529.813556" calcext:value-type="float">
            <text:p>2529.813556</text:p>
          </table:table-cell>
        </table:table-row>
        <table:table-row table:style-name="ro1">
          <table:table-cell office:value-type="float" office:value="2948.680061" calcext:value-type="float">
            <text:p>2948.680061</text:p>
          </table:table-cell>
          <table:table-cell office:value-type="float" office:value="2982.902949" calcext:value-type="float">
            <text:p>2982.902949</text:p>
          </table:table-cell>
          <table:table-cell office:value-type="float" office:value="3230.087606" calcext:value-type="float">
            <text:p>3230.087606</text:p>
          </table:table-cell>
          <table:table-cell office:value-type="float" office:value="2959.259786" calcext:value-type="float">
            <text:p>2959.259786</text:p>
          </table:table-cell>
          <table:table-cell office:value-type="float" office:value="2353.782014" calcext:value-type="float">
            <text:p>2353.782014</text:p>
          </table:table-cell>
          <table:table-cell office:value-type="float" office:value="3305.340272" calcext:value-type="float">
            <text:p>3305.340272</text:p>
          </table:table-cell>
          <table:table-cell office:value-type="float" office:value="2958.324811" calcext:value-type="float">
            <text:p>2958.324811</text:p>
          </table:table-cell>
          <table:table-cell office:value-type="float" office:value="2622.809011" calcext:value-type="float">
            <text:p>2622.809011</text:p>
          </table:table-cell>
          <table:table-cell office:value-type="float" office:value="6021.400883" calcext:value-type="float">
            <text:p>6021.400883</text:p>
          </table:table-cell>
          <table:table-cell office:value-type="float" office:value="2615.418095" calcext:value-type="float">
            <text:p>2615.418095</text:p>
          </table:table-cell>
        </table:table-row>
        <table:table-row table:style-name="ro1">
          <table:table-cell office:value-type="float" office:value="2950.439959" calcext:value-type="float">
            <text:p>2950.439959</text:p>
          </table:table-cell>
          <table:table-cell office:value-type="float" office:value="2991.06191" calcext:value-type="float">
            <text:p>2991.06191</text:p>
          </table:table-cell>
          <table:table-cell office:value-type="float" office:value="3233.342859" calcext:value-type="float">
            <text:p>3233.342859</text:p>
          </table:table-cell>
          <table:table-cell office:value-type="float" office:value="2959.868173" calcext:value-type="float">
            <text:p>2959.868173</text:p>
          </table:table-cell>
          <table:table-cell office:value-type="float" office:value="2795.810205" calcext:value-type="float">
            <text:p>2795.810205</text:p>
          </table:table-cell>
          <table:table-cell office:value-type="float" office:value="3305.671051" calcext:value-type="float">
            <text:p>3305.671051</text:p>
          </table:table-cell>
          <table:table-cell office:value-type="float" office:value="2966.190474" calcext:value-type="float">
            <text:p>2966.190474</text:p>
          </table:table-cell>
          <table:table-cell office:value-type="float" office:value="2633.877415" calcext:value-type="float">
            <text:p>2633.877415</text:p>
          </table:table-cell>
          <table:table-cell office:value-type="float" office:value="6033.554167" calcext:value-type="float">
            <text:p>6033.554167</text:p>
          </table:table-cell>
          <table:table-cell office:value-type="float" office:value="2693.412656" calcext:value-type="float">
            <text:p>2693.412656</text:p>
          </table:table-cell>
        </table:table-row>
        <table:table-row table:style-name="ro1">
          <table:table-cell office:value-type="float" office:value="2952.411288" calcext:value-type="float">
            <text:p>2952.411288</text:p>
          </table:table-cell>
          <table:table-cell office:value-type="float" office:value="3277.928296" calcext:value-type="float">
            <text:p>3277.928296</text:p>
          </table:table-cell>
          <table:table-cell office:value-type="float" office:value="3238.580988" calcext:value-type="float">
            <text:p>3238.580988</text:p>
          </table:table-cell>
          <table:table-cell office:value-type="float" office:value="2959.877223" calcext:value-type="float">
            <text:p>2959.877223</text:p>
          </table:table-cell>
          <table:table-cell office:value-type="float" office:value="2798.471092" calcext:value-type="float">
            <text:p>2798.471092</text:p>
          </table:table-cell>
          <table:table-cell office:value-type="float" office:value="3312.869029" calcext:value-type="float">
            <text:p>3312.869029</text:p>
          </table:table-cell>
          <table:table-cell office:value-type="float" office:value="2973.086046" calcext:value-type="float">
            <text:p>2973.086046</text:p>
          </table:table-cell>
          <table:table-cell office:value-type="float" office:value="2649.630893" calcext:value-type="float">
            <text:p>2649.630893</text:p>
          </table:table-cell>
          <table:table-cell office:value-type="float" office:value="6081.009899" calcext:value-type="float">
            <text:p>6081.009899</text:p>
          </table:table-cell>
          <table:table-cell office:value-type="float" office:value="2716.831968" calcext:value-type="float">
            <text:p>2716.831968</text:p>
          </table:table-cell>
        </table:table-row>
        <table:table-row table:style-name="ro1">
          <table:table-cell office:value-type="float" office:value="2957.627577" calcext:value-type="float">
            <text:p>2957.627577</text:p>
          </table:table-cell>
          <table:table-cell office:value-type="float" office:value="3280.086174" calcext:value-type="float">
            <text:p>3280.086174</text:p>
          </table:table-cell>
          <table:table-cell office:value-type="float" office:value="3246.11523" calcext:value-type="float">
            <text:p>3246.11523</text:p>
          </table:table-cell>
          <table:table-cell office:value-type="float" office:value="2967.281637" calcext:value-type="float">
            <text:p>2967.281637</text:p>
          </table:table-cell>
          <table:table-cell office:value-type="float" office:value="4566.138527" calcext:value-type="float">
            <text:p>4566.138527</text:p>
          </table:table-cell>
          <table:table-cell office:value-type="float" office:value="3313.692929" calcext:value-type="float">
            <text:p>3313.692929</text:p>
          </table:table-cell>
          <table:table-cell office:value-type="float" office:value="2983.856094" calcext:value-type="float">
            <text:p>2983.856094</text:p>
          </table:table-cell>
          <table:table-cell office:value-type="float" office:value="2651.707817" calcext:value-type="float">
            <text:p>2651.707817</text:p>
          </table:table-cell>
          <table:table-cell office:value-type="float" office:value="6110.804068" calcext:value-type="float">
            <text:p>6110.804068</text:p>
          </table:table-cell>
          <table:table-cell office:value-type="float" office:value="2731.169938" calcext:value-type="float">
            <text:p>2731.169938</text:p>
          </table:table-cell>
        </table:table-row>
        <table:table-row table:style-name="ro1">
          <table:table-cell office:value-type="float" office:value="2957.647988" calcext:value-type="float">
            <text:p>2957.647988</text:p>
          </table:table-cell>
          <table:table-cell office:value-type="float" office:value="3559.330606" calcext:value-type="float">
            <text:p>3559.330606</text:p>
          </table:table-cell>
          <table:table-cell office:value-type="float" office:value="3249.972945" calcext:value-type="float">
            <text:p>3249.972945</text:p>
          </table:table-cell>
          <table:table-cell office:value-type="float" office:value="2975.003042" calcext:value-type="float">
            <text:p>2975.003042</text:p>
          </table:table-cell>
          <table:table-cell office:value-type="float" office:value="4808.271014" calcext:value-type="float">
            <text:p>4808.271014</text:p>
          </table:table-cell>
          <table:table-cell office:value-type="float" office:value="3319.941744" calcext:value-type="float">
            <text:p>3319.941744</text:p>
          </table:table-cell>
          <table:table-cell office:value-type="float" office:value="2994.722119" calcext:value-type="float">
            <text:p>2994.722119</text:p>
          </table:table-cell>
          <table:table-cell office:value-type="float" office:value="2667.312271" calcext:value-type="float">
            <text:p>2667.312271</text:p>
          </table:table-cell>
          <table:table-cell office:value-type="float" office:value="6225.632888" calcext:value-type="float">
            <text:p>6225.632888</text:p>
          </table:table-cell>
          <table:table-cell office:value-type="float" office:value="2740.731392" calcext:value-type="float">
            <text:p>2740.731392</text:p>
          </table:table-cell>
        </table:table-row>
        <table:table-row table:style-name="ro1">
          <table:table-cell office:value-type="float" office:value="2969.517801" calcext:value-type="float">
            <text:p>2969.517801</text:p>
          </table:table-cell>
          <table:table-cell office:value-type="float" office:value="3574.553464" calcext:value-type="float">
            <text:p>3574.553464</text:p>
          </table:table-cell>
          <table:table-cell office:value-type="float" office:value="3273.061289" calcext:value-type="float">
            <text:p>3273.061289</text:p>
          </table:table-cell>
          <table:table-cell office:value-type="float" office:value="2977.737791" calcext:value-type="float">
            <text:p>2977.737791</text:p>
          </table:table-cell>
          <table:table-cell office:value-type="float" office:value="5012.199943" calcext:value-type="float">
            <text:p>5012.199943</text:p>
          </table:table-cell>
          <table:table-cell office:value-type="float" office:value="3326.012332" calcext:value-type="float">
            <text:p>3326.012332</text:p>
          </table:table-cell>
          <table:table-cell office:value-type="float" office:value="2998.138998" calcext:value-type="float">
            <text:p>2998.138998</text:p>
          </table:table-cell>
          <table:table-cell office:value-type="float" office:value="2672.760957" calcext:value-type="float">
            <text:p>2672.760957</text:p>
          </table:table-cell>
          <table:table-cell office:value-type="float" office:value="6329.471761" calcext:value-type="float">
            <text:p>6329.471761</text:p>
          </table:table-cell>
          <table:table-cell office:value-type="float" office:value="2781.064199" calcext:value-type="float">
            <text:p>2781.064199</text:p>
          </table:table-cell>
        </table:table-row>
        <table:table-row table:style-name="ro1">
          <table:table-cell office:value-type="float" office:value="2973.486184" calcext:value-type="float">
            <text:p>2973.486184</text:p>
          </table:table-cell>
          <table:table-cell office:value-type="float" office:value="3841.616533" calcext:value-type="float">
            <text:p>3841.616533</text:p>
          </table:table-cell>
          <table:table-cell office:value-type="float" office:value="3273.266333" calcext:value-type="float">
            <text:p>3273.266333</text:p>
          </table:table-cell>
          <table:table-cell office:value-type="float" office:value="2983.892689" calcext:value-type="float">
            <text:p>2983.892689</text:p>
          </table:table-cell>
          <table:table-cell office:value-type="float" office:value="5042.774471" calcext:value-type="float">
            <text:p>5042.774471</text:p>
          </table:table-cell>
          <table:table-cell office:value-type="float" office:value="3335.807644" calcext:value-type="float">
            <text:p>3335.807644</text:p>
          </table:table-cell>
          <table:table-cell office:value-type="float" office:value="3014.957002" calcext:value-type="float">
            <text:p>3014.957002</text:p>
          </table:table-cell>
          <table:table-cell office:value-type="float" office:value="3228.184491" calcext:value-type="float">
            <text:p>3228.184491</text:p>
          </table:table-cell>
          <table:table-cell office:value-type="float" office:value="6387.78047" calcext:value-type="float">
            <text:p>6387.78047</text:p>
          </table:table-cell>
          <table:table-cell office:value-type="float" office:value="3165.654809" calcext:value-type="float">
            <text:p>3165.654809</text:p>
          </table:table-cell>
        </table:table-row>
        <table:table-row table:style-name="ro1">
          <table:table-cell office:value-type="float" office:value="2983.375549" calcext:value-type="float">
            <text:p>2983.375549</text:p>
          </table:table-cell>
          <table:table-cell office:value-type="float" office:value="3866.173073" calcext:value-type="float">
            <text:p>3866.173073</text:p>
          </table:table-cell>
          <table:table-cell office:value-type="float" office:value="3273.750273" calcext:value-type="float">
            <text:p>3273.750273</text:p>
          </table:table-cell>
          <table:table-cell office:value-type="float" office:value="3011.503476" calcext:value-type="float">
            <text:p>3011.503476</text:p>
          </table:table-cell>
          <table:table-cell office:value-type="float" office:value="5090.358363" calcext:value-type="float">
            <text:p>5090.358363</text:p>
          </table:table-cell>
          <table:table-cell office:value-type="float" office:value="3340.053488" calcext:value-type="float">
            <text:p>3340.053488</text:p>
          </table:table-cell>
          <table:table-cell office:value-type="float" office:value="3016.394609" calcext:value-type="float">
            <text:p>3016.394609</text:p>
          </table:table-cell>
          <table:table-cell office:value-type="float" office:value="3239.529145" calcext:value-type="float">
            <text:p>3239.529145</text:p>
          </table:table-cell>
          <table:table-cell office:value-type="float" office:value="6395.931197" calcext:value-type="float">
            <text:p>6395.931197</text:p>
          </table:table-cell>
          <table:table-cell office:value-type="float" office:value="3481.896544" calcext:value-type="float">
            <text:p>3481.896544</text:p>
          </table:table-cell>
        </table:table-row>
        <table:table-row table:style-name="ro1">
          <table:table-cell office:value-type="float" office:value="2989.462089" calcext:value-type="float">
            <text:p>2989.462089</text:p>
          </table:table-cell>
          <table:table-cell office:value-type="float" office:value="4160.063419" calcext:value-type="float">
            <text:p>4160.063419</text:p>
          </table:table-cell>
          <table:table-cell office:value-type="float" office:value="3273.761385" calcext:value-type="float">
            <text:p>3273.761385</text:p>
          </table:table-cell>
          <table:table-cell office:value-type="float" office:value="3016.238015" calcext:value-type="float">
            <text:p>3016.238015</text:p>
          </table:table-cell>
          <table:table-cell office:value-type="float" office:value="5409.631857" calcext:value-type="float">
            <text:p>5409.631857</text:p>
          </table:table-cell>
          <table:table-cell office:value-type="float" office:value="3352.394863" calcext:value-type="float">
            <text:p>3352.394863</text:p>
          </table:table-cell>
          <table:table-cell office:value-type="float" office:value="3025.068891" calcext:value-type="float">
            <text:p>3025.068891</text:p>
          </table:table-cell>
          <table:table-cell office:value-type="float" office:value="3271.670886" calcext:value-type="float">
            <text:p>3271.670886</text:p>
          </table:table-cell>
          <table:table-cell office:value-type="float" office:value="6405.529469" calcext:value-type="float">
            <text:p>6405.529469</text:p>
          </table:table-cell>
          <table:table-cell office:value-type="float" office:value="3591.888432" calcext:value-type="float">
            <text:p>3591.888432</text:p>
          </table:table-cell>
        </table:table-row>
        <table:table-row table:style-name="ro1">
          <table:table-cell office:value-type="float" office:value="3006.79658" calcext:value-type="float">
            <text:p>3006.79658</text:p>
          </table:table-cell>
          <table:table-cell office:value-type="float" office:value="4162.144558" calcext:value-type="float">
            <text:p>4162.144558</text:p>
          </table:table-cell>
          <table:table-cell office:value-type="float" office:value="3293.121153" calcext:value-type="float">
            <text:p>3293.121153</text:p>
          </table:table-cell>
          <table:table-cell office:value-type="float" office:value="3292.606966" calcext:value-type="float">
            <text:p>3292.606966</text:p>
          </table:table-cell>
          <table:table-cell office:value-type="float" office:value="5636.178707" calcext:value-type="float">
            <text:p>5636.178707</text:p>
          </table:table-cell>
          <table:table-cell office:value-type="float" office:value="3363.9798" calcext:value-type="float">
            <text:p>3363.9798</text:p>
          </table:table-cell>
          <table:table-cell office:value-type="float" office:value="3025.078519" calcext:value-type="float">
            <text:p>3025.078519</text:p>
          </table:table-cell>
          <table:table-cell office:value-type="float" office:value="3300.136179" calcext:value-type="float">
            <text:p>3300.136179</text:p>
          </table:table-cell>
          <table:table-cell office:value-type="float" office:value="6498.592203" calcext:value-type="float">
            <text:p>6498.592203</text:p>
          </table:table-cell>
          <table:table-cell office:value-type="float" office:value="3599.879967" calcext:value-type="float">
            <text:p>3599.879967</text:p>
          </table:table-cell>
        </table:table-row>
        <table:table-row table:style-name="ro1">
          <table:table-cell office:value-type="float" office:value="3317.399898" calcext:value-type="float">
            <text:p>3317.399898</text:p>
          </table:table-cell>
          <table:table-cell office:value-type="float" office:value="4183.630376" calcext:value-type="float">
            <text:p>4183.630376</text:p>
          </table:table-cell>
          <table:table-cell office:value-type="float" office:value="3294.798817" calcext:value-type="float">
            <text:p>3294.798817</text:p>
          </table:table-cell>
          <table:table-cell office:value-type="float" office:value="3333.631735" calcext:value-type="float">
            <text:p>3333.631735</text:p>
          </table:table-cell>
          <table:table-cell office:value-type="float" office:value="5729.259523" calcext:value-type="float">
            <text:p>5729.259523</text:p>
          </table:table-cell>
          <table:table-cell office:value-type="float" office:value="3373.697871" calcext:value-type="float">
            <text:p>3373.697871</text:p>
          </table:table-cell>
          <table:table-cell office:value-type="float" office:value="3708.117042" calcext:value-type="float">
            <text:p>3708.117042</text:p>
          </table:table-cell>
          <table:table-cell office:value-type="float" office:value="3308.240316" calcext:value-type="float">
            <text:p>3308.240316</text:p>
          </table:table-cell>
          <table:table-cell office:value-type="float" office:value="6581.065442" calcext:value-type="float">
            <text:p>6581.065442</text:p>
          </table:table-cell>
          <table:table-cell office:value-type="float" office:value="3635.352587" calcext:value-type="float">
            <text:p>3635.352587</text:p>
          </table:table-cell>
        </table:table-row>
        <table:table-row table:style-name="ro1">
          <table:table-cell office:value-type="float" office:value="3317.944727" calcext:value-type="float">
            <text:p>3317.944727</text:p>
          </table:table-cell>
          <table:table-cell office:value-type="float" office:value="4765.529277" calcext:value-type="float">
            <text:p>4765.529277</text:p>
          </table:table-cell>
          <table:table-cell office:value-type="float" office:value="3302.101464" calcext:value-type="float">
            <text:p>3302.101464</text:p>
          </table:table-cell>
          <table:table-cell office:value-type="float" office:value="3347.696582" calcext:value-type="float">
            <text:p>3347.696582</text:p>
          </table:table-cell>
          <table:table-cell office:value-type="float" office:value="5773.342566" calcext:value-type="float">
            <text:p>5773.342566</text:p>
          </table:table-cell>
          <table:table-cell office:value-type="float" office:value="3383.24522" calcext:value-type="float">
            <text:p>3383.24522</text:p>
          </table:table-cell>
          <table:table-cell office:value-type="float" office:value="3720.951796" calcext:value-type="float">
            <text:p>3720.951796</text:p>
          </table:table-cell>
          <table:table-cell office:value-type="float" office:value="3420.204017" calcext:value-type="float">
            <text:p>3420.204017</text:p>
          </table:table-cell>
          <table:table-cell office:value-type="float" office:value="6802.827024" calcext:value-type="float">
            <text:p>6802.827024</text:p>
          </table:table-cell>
          <table:table-cell office:value-type="float" office:value="3637.073333" calcext:value-type="float">
            <text:p>3637.073333</text:p>
          </table:table-cell>
        </table:table-row>
        <table:table-row table:style-name="ro1">
          <table:table-cell office:value-type="float" office:value="3320.085227" calcext:value-type="float">
            <text:p>3320.085227</text:p>
          </table:table-cell>
          <table:table-cell office:value-type="float" office:value="4783.48156" calcext:value-type="float">
            <text:p>4783.48156</text:p>
          </table:table-cell>
          <table:table-cell office:value-type="float" office:value="3596.600595" calcext:value-type="float">
            <text:p>3596.600595</text:p>
          </table:table-cell>
          <table:table-cell office:value-type="float" office:value="3537.32703" calcext:value-type="float">
            <text:p>3537.32703</text:p>
          </table:table-cell>
          <table:table-cell office:value-type="float" office:value="5788.600359" calcext:value-type="float">
            <text:p>5788.600359</text:p>
          </table:table-cell>
          <table:table-cell office:value-type="float" office:value="3386.301584" calcext:value-type="float">
            <text:p>3386.301584</text:p>
          </table:table-cell>
          <table:table-cell office:value-type="float" office:value="3738.58772" calcext:value-type="float">
            <text:p>3738.58772</text:p>
          </table:table-cell>
          <table:table-cell office:value-type="float" office:value="3428.174134" calcext:value-type="float">
            <text:p>3428.174134</text:p>
          </table:table-cell>
          <table:table-cell office:value-type="float" office:value="6830.210153" calcext:value-type="float">
            <text:p>6830.210153</text:p>
          </table:table-cell>
          <table:table-cell office:value-type="float" office:value="3662.228638" calcext:value-type="float">
            <text:p>3662.228638</text:p>
          </table:table-cell>
        </table:table-row>
        <table:table-row table:style-name="ro1">
          <table:table-cell office:value-type="float" office:value="3599.164424" calcext:value-type="float">
            <text:p>3599.164424</text:p>
          </table:table-cell>
          <table:table-cell office:value-type="float" office:value="4826.525305" calcext:value-type="float">
            <text:p>4826.525305</text:p>
          </table:table-cell>
          <table:table-cell office:value-type="float" office:value="3597.827802" calcext:value-type="float">
            <text:p>3597.827802</text:p>
          </table:table-cell>
          <table:table-cell office:value-type="float" office:value="3660.86532" calcext:value-type="float">
            <text:p>3660.86532</text:p>
          </table:table-cell>
          <table:table-cell office:value-type="float" office:value="6049.213802" calcext:value-type="float">
            <text:p>6049.213802</text:p>
          </table:table-cell>
          <table:table-cell office:value-type="float" office:value="3396.369043" calcext:value-type="float">
            <text:p>3396.369043</text:p>
          </table:table-cell>
          <table:table-cell office:value-type="float" office:value="3747.793327" calcext:value-type="float">
            <text:p>3747.793327</text:p>
          </table:table-cell>
          <table:table-cell office:value-type="float" office:value="3513.792757" calcext:value-type="float">
            <text:p>3513.792757</text:p>
          </table:table-cell>
          <table:table-cell office:value-type="float" office:value="6911.091913" calcext:value-type="float">
            <text:p>6911.091913</text:p>
          </table:table-cell>
          <table:table-cell office:value-type="float" office:value="3675.001728" calcext:value-type="float">
            <text:p>3675.001728</text:p>
          </table:table-cell>
        </table:table-row>
        <table:table-row table:style-name="ro1">
          <table:table-cell office:value-type="float" office:value="3606.300685" calcext:value-type="float">
            <text:p>3606.300685</text:p>
          </table:table-cell>
          <table:table-cell office:value-type="float" office:value="4829.670085" calcext:value-type="float">
            <text:p>4829.670085</text:p>
          </table:table-cell>
          <table:table-cell office:value-type="float" office:value="3605.823394" calcext:value-type="float">
            <text:p>3605.823394</text:p>
          </table:table-cell>
          <table:table-cell office:value-type="float" office:value="3693.330237" calcext:value-type="float">
            <text:p>3693.330237</text:p>
          </table:table-cell>
          <table:table-cell office:value-type="float" office:value="6104.22462" calcext:value-type="float">
            <text:p>6104.22462</text:p>
          </table:table-cell>
          <table:table-cell office:value-type="float" office:value="4123.180968" calcext:value-type="float">
            <text:p>4123.180968</text:p>
          </table:table-cell>
          <table:table-cell office:value-type="float" office:value="3777.10592" calcext:value-type="float">
            <text:p>3777.10592</text:p>
          </table:table-cell>
          <table:table-cell office:value-type="float" office:value="4359.401455" calcext:value-type="float">
            <text:p>4359.401455</text:p>
          </table:table-cell>
          <table:table-cell office:value-type="float" office:value="6974.464789" calcext:value-type="float">
            <text:p>6974.464789</text:p>
          </table:table-cell>
          <table:table-cell office:value-type="float" office:value="3706.444047" calcext:value-type="float">
            <text:p>3706.444047</text:p>
          </table:table-cell>
        </table:table-row>
        <table:table-row table:style-name="ro1">
          <table:table-cell office:value-type="float" office:value="3888.298768" calcext:value-type="float">
            <text:p>3888.298768</text:p>
          </table:table-cell>
          <table:table-cell office:value-type="float" office:value="4849.847501" calcext:value-type="float">
            <text:p>4849.847501</text:p>
          </table:table-cell>
          <table:table-cell office:value-type="float" office:value="3940.038842" calcext:value-type="float">
            <text:p>3940.038842</text:p>
          </table:table-cell>
          <table:table-cell office:value-type="float" office:value="3743.021511" calcext:value-type="float">
            <text:p>3743.021511</text:p>
          </table:table-cell>
          <table:table-cell office:value-type="float" office:value="6120.255182" calcext:value-type="float">
            <text:p>6120.255182</text:p>
          </table:table-cell>
          <table:table-cell office:value-type="float" office:value="4219.825828" calcext:value-type="float">
            <text:p>4219.825828</text:p>
          </table:table-cell>
          <table:table-cell office:value-type="float" office:value="3784.456135" calcext:value-type="float">
            <text:p>3784.456135</text:p>
          </table:table-cell>
          <table:table-cell office:value-type="float" office:value="4486.884994" calcext:value-type="float">
            <text:p>4486.884994</text:p>
          </table:table-cell>
          <table:table-cell office:value-type="float" office:value="7017.540569" calcext:value-type="float">
            <text:p>7017.540569</text:p>
          </table:table-cell>
          <table:table-cell office:value-type="float" office:value="3719.54042" calcext:value-type="float">
            <text:p>3719.54042</text:p>
          </table:table-cell>
        </table:table-row>
        <table:table-row table:style-name="ro1">
          <table:table-cell office:value-type="float" office:value="3892.405984" calcext:value-type="float">
            <text:p>3892.405984</text:p>
          </table:table-cell>
          <table:table-cell office:value-type="float" office:value="4880.950765" calcext:value-type="float">
            <text:p>4880.950765</text:p>
          </table:table-cell>
          <table:table-cell office:value-type="float" office:value="3980.448966" calcext:value-type="float">
            <text:p>3980.448966</text:p>
          </table:table-cell>
          <table:table-cell office:value-type="float" office:value="3790.548758" calcext:value-type="float">
            <text:p>3790.548758</text:p>
          </table:table-cell>
          <table:table-cell office:value-type="float" office:value="6191.493513" calcext:value-type="float">
            <text:p>6191.493513</text:p>
          </table:table-cell>
          <table:table-cell office:value-type="float" office:value="4231.850514" calcext:value-type="float">
            <text:p>4231.850514</text:p>
          </table:table-cell>
          <table:table-cell office:value-type="float" office:value="3788.177815" calcext:value-type="float">
            <text:p>3788.177815</text:p>
          </table:table-cell>
          <table:table-cell office:value-type="float" office:value="4510.124553" calcext:value-type="float">
            <text:p>4510.124553</text:p>
          </table:table-cell>
          <table:table-cell office:value-type="float" office:value="7095.960098" calcext:value-type="float">
            <text:p>7095.960098</text:p>
          </table:table-cell>
          <table:table-cell office:value-type="float" office:value="3729.696835" calcext:value-type="float">
            <text:p>3729.696835</text:p>
          </table:table-cell>
        </table:table-row>
        <table:table-row table:style-name="ro1">
          <table:table-cell office:value-type="float" office:value="4185.1671" calcext:value-type="float">
            <text:p>4185.1671</text:p>
          </table:table-cell>
          <table:table-cell office:value-type="float" office:value="4884.194696" calcext:value-type="float">
            <text:p>4884.194696</text:p>
          </table:table-cell>
          <table:table-cell office:value-type="float" office:value="3995.207571" calcext:value-type="float">
            <text:p>3995.207571</text:p>
          </table:table-cell>
          <table:table-cell office:value-type="float" office:value="4108.510482" calcext:value-type="float">
            <text:p>4108.510482</text:p>
          </table:table-cell>
          <table:table-cell office:value-type="float" office:value="6424.044828" calcext:value-type="float">
            <text:p>6424.044828</text:p>
          </table:table-cell>
          <table:table-cell office:value-type="float" office:value="4235.420726" calcext:value-type="float">
            <text:p>4235.420726</text:p>
          </table:table-cell>
          <table:table-cell office:value-type="float" office:value="3823.933197" calcext:value-type="float">
            <text:p>3823.933197</text:p>
          </table:table-cell>
          <table:table-cell office:value-type="float" office:value="4520.754262" calcext:value-type="float">
            <text:p>4520.754262</text:p>
          </table:table-cell>
          <table:table-cell office:value-type="float" office:value="7157.836544" calcext:value-type="float">
            <text:p>7157.836544</text:p>
          </table:table-cell>
          <table:table-cell office:value-type="float" office:value="3755.822118" calcext:value-type="float">
            <text:p>3755.822118</text:p>
          </table:table-cell>
        </table:table-row>
        <table:table-row table:style-name="ro1">
          <table:table-cell office:value-type="float" office:value="4193.744407" calcext:value-type="float">
            <text:p>4193.744407</text:p>
          </table:table-cell>
          <table:table-cell office:value-type="float" office:value="4903.292713" calcext:value-type="float">
            <text:p>4903.292713</text:p>
          </table:table-cell>
          <table:table-cell office:value-type="float" office:value="4015.84472" calcext:value-type="float">
            <text:p>4015.84472</text:p>
          </table:table-cell>
          <table:table-cell office:value-type="float" office:value="4130.806427" calcext:value-type="float">
            <text:p>4130.806427</text:p>
          </table:table-cell>
          <table:table-cell office:value-type="float" office:value="6591.685061" calcext:value-type="float">
            <text:p>6591.685061</text:p>
          </table:table-cell>
          <table:table-cell office:value-type="float" office:value="4273.485418" calcext:value-type="float">
            <text:p>4273.485418</text:p>
          </table:table-cell>
          <table:table-cell office:value-type="float" office:value="3824.035809" calcext:value-type="float">
            <text:p>3824.035809</text:p>
          </table:table-cell>
          <table:table-cell office:value-type="float" office:value="4525.431781" calcext:value-type="float">
            <text:p>4525.431781</text:p>
          </table:table-cell>
          <table:table-cell office:value-type="float" office:value="7177.389206" calcext:value-type="float">
            <text:p>7177.389206</text:p>
          </table:table-cell>
          <table:table-cell office:value-type="float" office:value="3778.178841" calcext:value-type="float">
            <text:p>3778.178841</text:p>
          </table:table-cell>
        </table:table-row>
        <table:table-row table:style-name="ro1">
          <table:table-cell office:value-type="float" office:value="4491.765774" calcext:value-type="float">
            <text:p>4491.765774</text:p>
          </table:table-cell>
          <table:table-cell office:value-type="float" office:value="5191.440878" calcext:value-type="float">
            <text:p>5191.440878</text:p>
          </table:table-cell>
          <table:table-cell office:value-type="float" office:value="4357.154739" calcext:value-type="float">
            <text:p>4357.154739</text:p>
          </table:table-cell>
          <table:table-cell office:value-type="float" office:value="4205.976239" calcext:value-type="float">
            <text:p>4205.976239</text:p>
          </table:table-cell>
          <table:table-cell office:value-type="float" office:value="6668.2458" calcext:value-type="float">
            <text:p>6668.2458</text:p>
          </table:table-cell>
          <table:table-cell office:value-type="float" office:value="4293.519146" calcext:value-type="float">
            <text:p>4293.519146</text:p>
          </table:table-cell>
          <table:table-cell office:value-type="float" office:value="4519.798957" calcext:value-type="float">
            <text:p>4519.798957</text:p>
          </table:table-cell>
          <table:table-cell office:value-type="float" office:value="4525.636683" calcext:value-type="float">
            <text:p>4525.636683</text:p>
          </table:table-cell>
          <table:table-cell office:value-type="float" office:value="7233.227076" calcext:value-type="float">
            <text:p>7233.227076</text:p>
          </table:table-cell>
          <table:table-cell office:value-type="float" office:value="6713.777755" calcext:value-type="float">
            <text:p>6713.777755</text:p>
          </table:table-cell>
        </table:table-row>
        <table:table-row table:style-name="ro1">
          <table:table-cell office:value-type="float" office:value="4492.447323" calcext:value-type="float">
            <text:p>4492.447323</text:p>
          </table:table-cell>
          <table:table-cell office:value-type="float" office:value="5210.101958" calcext:value-type="float">
            <text:p>5210.101958</text:p>
          </table:table-cell>
          <table:table-cell office:value-type="float" office:value="4382.094894" calcext:value-type="float">
            <text:p>4382.094894</text:p>
          </table:table-cell>
          <table:table-cell office:value-type="float" office:value="4334.32272" calcext:value-type="float">
            <text:p>4334.32272</text:p>
          </table:table-cell>
          <table:table-cell office:value-type="float" office:value="6684.104515" calcext:value-type="float">
            <text:p>6684.104515</text:p>
          </table:table-cell>
          <table:table-cell office:value-type="float" office:value="4297.78896" calcext:value-type="float">
            <text:p>4297.78896</text:p>
          </table:table-cell>
          <table:table-cell office:value-type="float" office:value="4554.079325" calcext:value-type="float">
            <text:p>4554.079325</text:p>
          </table:table-cell>
          <table:table-cell office:value-type="float" office:value="4529.140109" calcext:value-type="float">
            <text:p>4529.140109</text:p>
          </table:table-cell>
          <table:table-cell office:value-type="float" office:value="7249.516848" calcext:value-type="float">
            <text:p>7249.516848</text:p>
          </table:table-cell>
          <table:table-cell office:value-type="float" office:value="6793.64033" calcext:value-type="float">
            <text:p>6793.64033</text:p>
          </table:table-cell>
        </table:table-row>
        <table:table-row table:style-name="ro1">
          <table:table-cell office:value-type="float" office:value="4704.67101" calcext:value-type="float">
            <text:p>4704.67101</text:p>
          </table:table-cell>
          <table:table-cell office:value-type="float" office:value="5233.695447" calcext:value-type="float">
            <text:p>5233.695447</text:p>
          </table:table-cell>
          <table:table-cell office:value-type="float" office:value="4453.37067" calcext:value-type="float">
            <text:p>4453.37067</text:p>
          </table:table-cell>
          <table:table-cell office:value-type="float" office:value="4335.127636" calcext:value-type="float">
            <text:p>4335.127636</text:p>
          </table:table-cell>
          <table:table-cell office:value-type="float" office:value="6691.978664" calcext:value-type="float">
            <text:p>6691.978664</text:p>
          </table:table-cell>
          <table:table-cell office:value-type="float" office:value="4307.771906" calcext:value-type="float">
            <text:p>4307.771906</text:p>
          </table:table-cell>
          <table:table-cell office:value-type="float" office:value="4566.431411" calcext:value-type="float">
            <text:p>4566.431411</text:p>
          </table:table-cell>
          <table:table-cell office:value-type="float" office:value="4550.790704" calcext:value-type="float">
            <text:p>4550.790704</text:p>
          </table:table-cell>
          <table:table-cell office:value-type="float" office:value="7257.590785" calcext:value-type="float">
            <text:p>7257.590785</text:p>
          </table:table-cell>
          <table:table-cell office:value-type="float" office:value="6859.894451" calcext:value-type="float">
            <text:p>6859.894451</text:p>
          </table:table-cell>
        </table:table-row>
        <table:table-row table:style-name="ro1">
          <table:table-cell office:value-type="float" office:value="4995.213018" calcext:value-type="float">
            <text:p>4995.213018</text:p>
          </table:table-cell>
          <table:table-cell office:value-type="float" office:value="5488.312983" calcext:value-type="float">
            <text:p>5488.312983</text:p>
          </table:table-cell>
          <table:table-cell office:value-type="float" office:value="4468.212106" calcext:value-type="float">
            <text:p>4468.212106</text:p>
          </table:table-cell>
          <table:table-cell office:value-type="float" office:value="4356.485534" calcext:value-type="float">
            <text:p>4356.485534</text:p>
          </table:table-cell>
          <table:table-cell office:value-type="float" office:value="6840.082901" calcext:value-type="float">
            <text:p>6840.082901</text:p>
          </table:table-cell>
          <table:table-cell office:value-type="float" office:value="4315.787315" calcext:value-type="float">
            <text:p>4315.787315</text:p>
          </table:table-cell>
          <table:table-cell office:value-type="float" office:value="4567.387361" calcext:value-type="float">
            <text:p>4567.387361</text:p>
          </table:table-cell>
          <table:table-cell office:value-type="float" office:value="4568.479465" calcext:value-type="float">
            <text:p>4568.479465</text:p>
          </table:table-cell>
          <table:table-cell office:value-type="float" office:value="7295.172198" calcext:value-type="float">
            <text:p>7295.172198</text:p>
          </table:table-cell>
          <table:table-cell office:value-type="float" office:value="6949.705275" calcext:value-type="float">
            <text:p>6949.705275</text:p>
          </table:table-cell>
        </table:table-row>
        <table:table-row table:style-name="ro1">
          <table:table-cell office:value-type="float" office:value="5004.835495" calcext:value-type="float">
            <text:p>5004.835495</text:p>
          </table:table-cell>
          <table:table-cell office:value-type="float" office:value="5546.804366" calcext:value-type="float">
            <text:p>5546.804366</text:p>
          </table:table-cell>
          <table:table-cell office:value-type="float" office:value="4488.224657" calcext:value-type="float">
            <text:p>4488.224657</text:p>
          </table:table-cell>
          <table:table-cell office:value-type="float" office:value="4389.755922" calcext:value-type="float">
            <text:p>4389.755922</text:p>
          </table:table-cell>
          <table:table-cell office:value-type="float" office:value="6844.162396" calcext:value-type="float">
            <text:p>6844.162396</text:p>
          </table:table-cell>
          <table:table-cell office:value-type="float" office:value="4321.696682" calcext:value-type="float">
            <text:p>4321.696682</text:p>
          </table:table-cell>
          <table:table-cell office:value-type="float" office:value="4582.604039" calcext:value-type="float">
            <text:p>4582.604039</text:p>
          </table:table-cell>
          <table:table-cell office:value-type="float" office:value="4600.810755" calcext:value-type="float">
            <text:p>4600.810755</text:p>
          </table:table-cell>
          <table:table-cell office:value-type="float" office:value="7301.386329" calcext:value-type="float">
            <text:p>7301.386329</text:p>
          </table:table-cell>
          <table:table-cell office:value-type="float" office:value="7002.876846" calcext:value-type="float">
            <text:p>7002.876846</text:p>
          </table:table-cell>
        </table:table-row>
        <table:table-row table:style-name="ro1">
          <table:table-cell office:value-type="float" office:value="5222.09106" calcext:value-type="float">
            <text:p>5222.09106</text:p>
          </table:table-cell>
          <table:table-cell office:value-type="float" office:value="5568.912715" calcext:value-type="float">
            <text:p>5568.912715</text:p>
          </table:table-cell>
          <table:table-cell office:value-type="float" office:value="4751.990227" calcext:value-type="float">
            <text:p>4751.990227</text:p>
          </table:table-cell>
          <table:table-cell office:value-type="float" office:value="4659.392776" calcext:value-type="float">
            <text:p>4659.392776</text:p>
          </table:table-cell>
          <table:table-cell office:value-type="float" office:value="6908.178305" calcext:value-type="float">
            <text:p>6908.178305</text:p>
          </table:table-cell>
          <table:table-cell office:value-type="float" office:value="4349.879687" calcext:value-type="float">
            <text:p>4349.879687</text:p>
          </table:table-cell>
          <table:table-cell office:value-type="float" office:value="4594.650103" calcext:value-type="float">
            <text:p>4594.650103</text:p>
          </table:table-cell>
          <table:table-cell office:value-type="float" office:value="4600.831966" calcext:value-type="float">
            <text:p>4600.831966</text:p>
          </table:table-cell>
          <table:table-cell office:value-type="float" office:value="7320.215679" calcext:value-type="float">
            <text:p>7320.215679</text:p>
          </table:table-cell>
          <table:table-cell office:value-type="float" office:value="7021.453706" calcext:value-type="float">
            <text:p>7021.453706</text:p>
          </table:table-cell>
        </table:table-row>
        <table:table-row table:style-name="ro1">
          <table:table-cell office:value-type="float" office:value="5556.346368" calcext:value-type="float">
            <text:p>5556.346368</text:p>
          </table:table-cell>
          <table:table-cell office:value-type="float" office:value="5854.480462" calcext:value-type="float">
            <text:p>5854.480462</text:p>
          </table:table-cell>
          <table:table-cell office:value-type="float" office:value="4768.485462" calcext:value-type="float">
            <text:p>4768.485462</text:p>
          </table:table-cell>
          <table:table-cell office:value-type="float" office:value="4726.973184" calcext:value-type="float">
            <text:p>4726.973184</text:p>
          </table:table-cell>
          <table:table-cell office:value-type="float" office:value="7056.845133" calcext:value-type="float">
            <text:p>7056.845133</text:p>
          </table:table-cell>
          <table:table-cell office:value-type="float" office:value="4708.051868" calcext:value-type="float">
            <text:p>4708.051868</text:p>
          </table:table-cell>
          <table:table-cell office:value-type="float" office:value="4615.972982" calcext:value-type="float">
            <text:p>4615.972982</text:p>
          </table:table-cell>
          <table:table-cell office:value-type="float" office:value="4600.814191" calcext:value-type="float">
            <text:p>4600.814191</text:p>
          </table:table-cell>
          <table:table-cell office:value-type="float" office:value="7329.240339" calcext:value-type="float">
            <text:p>7329.240339</text:p>
          </table:table-cell>
          <table:table-cell office:value-type="float" office:value="7087.594833" calcext:value-type="float">
            <text:p>7087.594833</text:p>
          </table:table-cell>
        </table:table-row>
        <table:table-row table:style-name="ro1">
          <table:table-cell office:value-type="float" office:value="5577.872816" calcext:value-type="float">
            <text:p>5577.872816</text:p>
          </table:table-cell>
          <table:table-cell office:value-type="float" office:value="5858.155439" calcext:value-type="float">
            <text:p>5858.155439</text:p>
          </table:table-cell>
          <table:table-cell office:value-type="float" office:value="4782.657075" calcext:value-type="float">
            <text:p>4782.657075</text:p>
          </table:table-cell>
          <table:table-cell office:value-type="float" office:value="4918.964519" calcext:value-type="float">
            <text:p>4918.964519</text:p>
          </table:table-cell>
          <table:table-cell office:value-type="float" office:value="7400.109615" calcext:value-type="float">
            <text:p>7400.109615</text:p>
          </table:table-cell>
          <table:table-cell office:value-type="float" office:value="4815.287316" calcext:value-type="float">
            <text:p>4815.287316</text:p>
          </table:table-cell>
          <table:table-cell office:value-type="float" office:value="4622.744876" calcext:value-type="float">
            <text:p>4622.744876</text:p>
          </table:table-cell>
          <table:table-cell office:value-type="float" office:value="4600.843519" calcext:value-type="float">
            <text:p>4600.843519</text:p>
          </table:table-cell>
          <table:table-cell office:value-type="float" office:value="7376.978877" calcext:value-type="float">
            <text:p>7376.978877</text:p>
          </table:table-cell>
          <table:table-cell office:value-type="float" office:value="7146.317103" calcext:value-type="float">
            <text:p>7146.317103</text:p>
          </table:table-cell>
        </table:table-row>
        <table:table-row table:style-name="ro1">
          <table:table-cell office:value-type="float" office:value="5588.293877" calcext:value-type="float">
            <text:p>5588.293877</text:p>
          </table:table-cell>
          <table:table-cell office:value-type="float" office:value="5859.536753" calcext:value-type="float">
            <text:p>5859.536753</text:p>
          </table:table-cell>
          <table:table-cell office:value-type="float" office:value="5071.466251" calcext:value-type="float">
            <text:p>5071.466251</text:p>
          </table:table-cell>
          <table:table-cell office:value-type="float" office:value="5016.491742" calcext:value-type="float">
            <text:p>5016.491742</text:p>
          </table:table-cell>
          <table:table-cell office:value-type="float" office:value="7502.890603" calcext:value-type="float">
            <text:p>7502.890603</text:p>
          </table:table-cell>
          <table:table-cell office:value-type="float" office:value="4859.635449" calcext:value-type="float">
            <text:p>4859.635449</text:p>
          </table:table-cell>
          <table:table-cell office:value-type="float" office:value="4650.830679" calcext:value-type="float">
            <text:p>4650.830679</text:p>
          </table:table-cell>
          <table:table-cell office:value-type="float" office:value="4607.339677" calcext:value-type="float">
            <text:p>4607.339677</text:p>
          </table:table-cell>
          <table:table-cell office:value-type="float" office:value="7420.41275" calcext:value-type="float">
            <text:p>7420.41275</text:p>
          </table:table-cell>
          <table:table-cell office:value-type="float" office:value="7185.604737" calcext:value-type="float">
            <text:p>7185.604737</text:p>
          </table:table-cell>
        </table:table-row>
        <table:table-row table:style-name="ro1">
          <table:table-cell office:value-type="float" office:value="5627.453181" calcext:value-type="float">
            <text:p>5627.453181</text:p>
          </table:table-cell>
          <table:table-cell office:value-type="float" office:value="6156.94613" calcext:value-type="float">
            <text:p>6156.94613</text:p>
          </table:table-cell>
          <table:table-cell office:value-type="float" office:value="5111.530705" calcext:value-type="float">
            <text:p>5111.530705</text:p>
          </table:table-cell>
          <table:table-cell office:value-type="float" office:value="7369.948932" calcext:value-type="float">
            <text:p>7369.948932</text:p>
          </table:table-cell>
          <table:table-cell office:value-type="float" office:value="7503.076032" calcext:value-type="float">
            <text:p>7503.076032</text:p>
          </table:table-cell>
          <table:table-cell office:value-type="float" office:value="4871.33673" calcext:value-type="float">
            <text:p>4871.33673</text:p>
          </table:table-cell>
          <table:table-cell office:value-type="float" office:value="4662.267869" calcext:value-type="float">
            <text:p>4662.267869</text:p>
          </table:table-cell>
          <table:table-cell office:value-type="float" office:value="4629.881895" calcext:value-type="float">
            <text:p>4629.881895</text:p>
          </table:table-cell>
          <table:table-cell office:value-type="float" office:value="7441.582705" calcext:value-type="float">
            <text:p>7441.582705</text:p>
          </table:table-cell>
          <table:table-cell office:value-type="float" office:value="7190.563212" calcext:value-type="float">
            <text:p>7190.563212</text:p>
          </table:table-cell>
        </table:table-row>
        <table:table-row table:style-name="ro1">
          <table:table-cell office:value-type="float" office:value="5923.223089" calcext:value-type="float">
            <text:p>5923.223089</text:p>
          </table:table-cell>
          <table:table-cell office:value-type="float" office:value="6165.750093" calcext:value-type="float">
            <text:p>6165.750093</text:p>
          </table:table-cell>
          <table:table-cell office:value-type="float" office:value="5146.997144" calcext:value-type="float">
            <text:p>5146.997144</text:p>
          </table:table-cell>
          <table:table-cell office:value-type="float" office:value="7568.650921" calcext:value-type="float">
            <text:p>7568.650921</text:p>
          </table:table-cell>
          <table:table-cell office:value-type="float" office:value="7565.355459" calcext:value-type="float">
            <text:p>7565.355459</text:p>
          </table:table-cell>
          <table:table-cell office:value-type="float" office:value="4897.368387" calcext:value-type="float">
            <text:p>4897.368387</text:p>
          </table:table-cell>
          <table:table-cell office:value-type="float" office:value="7372.034037" calcext:value-type="float">
            <text:p>7372.034037</text:p>
          </table:table-cell>
          <table:table-cell office:value-type="float" office:value="7322.432863" calcext:value-type="float">
            <text:p>7322.432863</text:p>
          </table:table-cell>
          <table:table-cell office:value-type="float" office:value="7502.826278" calcext:value-type="float">
            <text:p>7502.826278</text:p>
          </table:table-cell>
          <table:table-cell office:value-type="float" office:value="7210.143134" calcext:value-type="float">
            <text:p>7210.143134</text:p>
          </table:table-cell>
        </table:table-row>
        <table:table-row table:style-name="ro1">
          <table:table-cell office:value-type="float" office:value="5942.426419" calcext:value-type="float">
            <text:p>5942.426419</text:p>
          </table:table-cell>
          <table:table-cell office:value-type="float" office:value="6183.092251" calcext:value-type="float">
            <text:p>6183.092251</text:p>
          </table:table-cell>
          <table:table-cell office:value-type="float" office:value="5158.621626" calcext:value-type="float">
            <text:p>5158.621626</text:p>
          </table:table-cell>
          <table:table-cell office:value-type="float" office:value="7808.94849" calcext:value-type="float">
            <text:p>7808.94849</text:p>
          </table:table-cell>
          <table:table-cell office:value-type="float" office:value="7642.581565" calcext:value-type="float">
            <text:p>7642.581565</text:p>
          </table:table-cell>
          <table:table-cell office:value-type="float" office:value="4930.618768" calcext:value-type="float">
            <text:p>4930.618768</text:p>
          </table:table-cell>
          <table:table-cell office:value-type="float" office:value="7533.515276" calcext:value-type="float">
            <text:p>7533.515276</text:p>
          </table:table-cell>
          <table:table-cell office:value-type="float" office:value="7795.110839" calcext:value-type="float">
            <text:p>7795.110839</text:p>
          </table:table-cell>
          <table:table-cell office:value-type="float" office:value="7517.457439" calcext:value-type="float">
            <text:p>7517.457439</text:p>
          </table:table-cell>
          <table:table-cell office:value-type="float" office:value="7261.696454" calcext:value-type="float">
            <text:p>7261.696454</text:p>
          </table:table-cell>
        </table:table-row>
        <table:table-row table:style-name="ro1">
          <table:table-cell office:value-type="float" office:value="5943.719622" calcext:value-type="float">
            <text:p>5943.719622</text:p>
          </table:table-cell>
          <table:table-cell office:value-type="float" office:value="6471.746716" calcext:value-type="float">
            <text:p>6471.746716</text:p>
          </table:table-cell>
          <table:table-cell office:value-type="float" office:value="5503.309948" calcext:value-type="float">
            <text:p>5503.309948</text:p>
          </table:table-cell>
          <table:table-cell office:value-type="float" office:value="7822.994165" calcext:value-type="float">
            <text:p>7822.994165</text:p>
          </table:table-cell>
          <table:table-cell office:value-type="float" office:value="7642.640959" calcext:value-type="float">
            <text:p>7642.640959</text:p>
          </table:table-cell>
          <table:table-cell office:value-type="float" office:value="5274.533153" calcext:value-type="float">
            <text:p>5274.533153</text:p>
          </table:table-cell>
          <table:table-cell office:value-type="float" office:value="7677.415879" calcext:value-type="float">
            <text:p>7677.415879</text:p>
          </table:table-cell>
          <table:table-cell office:value-type="float" office:value="7919.944584" calcext:value-type="float">
            <text:p>7919.944584</text:p>
          </table:table-cell>
          <table:table-cell office:value-type="float" office:value="7557.308941" calcext:value-type="float">
            <text:p>7557.308941</text:p>
          </table:table-cell>
          <table:table-cell office:value-type="float" office:value="7281.765851" calcext:value-type="float">
            <text:p>7281.765851</text:p>
          </table:table-cell>
        </table:table-row>
        <table:table-row table:style-name="ro1">
          <table:table-cell office:value-type="float" office:value="6250.10451" calcext:value-type="float">
            <text:p>6250.10451</text:p>
          </table:table-cell>
          <table:table-cell office:value-type="float" office:value="6476.567018" calcext:value-type="float">
            <text:p>6476.567018</text:p>
          </table:table-cell>
          <table:table-cell office:value-type="float" office:value="5568.132256" calcext:value-type="float">
            <text:p>5568.132256</text:p>
          </table:table-cell>
          <table:table-cell office:value-type="float" office:value="7825.777433" calcext:value-type="float">
            <text:p>7825.777433</text:p>
          </table:table-cell>
          <table:table-cell office:value-type="float" office:value="7656.114462" calcext:value-type="float">
            <text:p>7656.114462</text:p>
          </table:table-cell>
          <table:table-cell office:value-type="float" office:value="5277.300623" calcext:value-type="float">
            <text:p>5277.300623</text:p>
          </table:table-cell>
          <table:table-cell office:value-type="float" office:value="7778.351777" calcext:value-type="float">
            <text:p>7778.351777</text:p>
          </table:table-cell>
          <table:table-cell office:value-type="float" office:value="7923.270316" calcext:value-type="float">
            <text:p>7923.270316</text:p>
          </table:table-cell>
          <table:table-cell office:value-type="float" office:value="7577.473732" calcext:value-type="float">
            <text:p>7577.473732</text:p>
          </table:table-cell>
          <table:table-cell office:value-type="float" office:value="7379.44627" calcext:value-type="float">
            <text:p>7379.44627</text:p>
          </table:table-cell>
        </table:table-row>
        <table:table-row table:style-name="ro1">
          <table:table-cell office:value-type="float" office:value="6250.275158" calcext:value-type="float">
            <text:p>6250.275158</text:p>
          </table:table-cell>
          <table:table-cell office:value-type="float" office:value="6479.913159" calcext:value-type="float">
            <text:p>6479.913159</text:p>
          </table:table-cell>
          <table:table-cell office:value-type="float" office:value="5579.209792" calcext:value-type="float">
            <text:p>5579.209792</text:p>
          </table:table-cell>
          <table:table-cell office:value-type="float" office:value="7860.000191" calcext:value-type="float">
            <text:p>7860.000191</text:p>
          </table:table-cell>
          <table:table-cell office:value-type="float" office:value="7692.191853" calcext:value-type="float">
            <text:p>7692.191853</text:p>
          </table:table-cell>
          <table:table-cell office:value-type="float" office:value="5403.934942" calcext:value-type="float">
            <text:p>5403.934942</text:p>
          </table:table-cell>
          <table:table-cell office:value-type="float" office:value="7803.805607" calcext:value-type="float">
            <text:p>7803.805607</text:p>
          </table:table-cell>
          <table:table-cell office:value-type="float" office:value="7951.285743" calcext:value-type="float">
            <text:p>7951.285743</text:p>
          </table:table-cell>
          <table:table-cell office:value-type="float" office:value="7587.550404" calcext:value-type="float">
            <text:p>7587.550404</text:p>
          </table:table-cell>
          <table:table-cell office:value-type="float" office:value="7400.935733" calcext:value-type="float">
            <text:p>7400.935733</text:p>
          </table:table-cell>
        </table:table-row>
        <table:table-row table:style-name="ro1">
          <table:table-cell office:value-type="float" office:value="6251.819579" calcext:value-type="float">
            <text:p>6251.819579</text:p>
          </table:table-cell>
          <table:table-cell office:value-type="float" office:value="6817.41685" calcext:value-type="float">
            <text:p>6817.41685</text:p>
          </table:table-cell>
          <table:table-cell office:value-type="float" office:value="5670.830494" calcext:value-type="float">
            <text:p>5670.830494</text:p>
          </table:table-cell>
          <table:table-cell office:value-type="float" office:value="7905.051741" calcext:value-type="float">
            <text:p>7905.051741</text:p>
          </table:table-cell>
          <table:table-cell office:value-type="float" office:value="7760.256808" calcext:value-type="float">
            <text:p>7760.256808</text:p>
          </table:table-cell>
          <table:table-cell office:value-type="float" office:value="5427.595914" calcext:value-type="float">
            <text:p>5427.595914</text:p>
          </table:table-cell>
          <table:table-cell office:value-type="float" office:value="7861.612181" calcext:value-type="float">
            <text:p>7861.612181</text:p>
          </table:table-cell>
          <table:table-cell office:value-type="float" office:value="8019.192" calcext:value-type="float">
            <text:p>8019.192</text:p>
          </table:table-cell>
          <table:table-cell office:value-type="float" office:value="7613.420607" calcext:value-type="float">
            <text:p>7613.420607</text:p>
          </table:table-cell>
          <table:table-cell office:value-type="float" office:value="7525.804825" calcext:value-type="float">
            <text:p>7525.804825</text:p>
          </table:table-cell>
        </table:table-row>
        <table:table-row table:style-name="ro1">
          <table:table-cell office:value-type="float" office:value="6441.841754" calcext:value-type="float">
            <text:p>6441.841754</text:p>
          </table:table-cell>
          <table:table-cell office:value-type="float" office:value="6854.27435" calcext:value-type="float">
            <text:p>6854.27435</text:p>
          </table:table-cell>
          <table:table-cell office:value-type="float" office:value="5694.809674" calcext:value-type="float">
            <text:p>5694.809674</text:p>
          </table:table-cell>
          <table:table-cell office:value-type="float" office:value="7905.780494" calcext:value-type="float">
            <text:p>7905.780494</text:p>
          </table:table-cell>
          <table:table-cell office:value-type="float" office:value="7789.376334" calcext:value-type="float">
            <text:p>7789.376334</text:p>
          </table:table-cell>
          <table:table-cell office:value-type="float" office:value="5453.713854" calcext:value-type="float">
            <text:p>5453.713854</text:p>
          </table:table-cell>
          <table:table-cell office:value-type="float" office:value="7890.396907" calcext:value-type="float">
            <text:p>7890.396907</text:p>
          </table:table-cell>
          <table:table-cell office:value-type="float" office:value="8037.130748" calcext:value-type="float">
            <text:p>8037.130748</text:p>
          </table:table-cell>
          <table:table-cell office:value-type="float" office:value="7634.082689" calcext:value-type="float">
            <text:p>7634.082689</text:p>
          </table:table-cell>
          <table:table-cell office:value-type="float" office:value="7549.912079" calcext:value-type="float">
            <text:p>7549.912079</text:p>
          </table:table-cell>
        </table:table-row>
        <table:table-row table:style-name="ro1">
          <table:table-cell office:value-type="float" office:value="6742.096857" calcext:value-type="float">
            <text:p>6742.096857</text:p>
          </table:table-cell>
          <table:table-cell office:value-type="float" office:value="6897.061298" calcext:value-type="float">
            <text:p>6897.061298</text:p>
          </table:table-cell>
          <table:table-cell office:value-type="float" office:value="7610.21131" calcext:value-type="float">
            <text:p>7610.21131</text:p>
          </table:table-cell>
          <table:table-cell office:value-type="float" office:value="8006.182724" calcext:value-type="float">
            <text:p>8006.182724</text:p>
          </table:table-cell>
          <table:table-cell office:value-type="float" office:value="7861.225082" calcext:value-type="float">
            <text:p>7861.225082</text:p>
          </table:table-cell>
          <table:table-cell office:value-type="float" office:value="5468.834481" calcext:value-type="float">
            <text:p>5468.834481</text:p>
          </table:table-cell>
          <table:table-cell office:value-type="float" office:value="7893.331472" calcext:value-type="float">
            <text:p>7893.331472</text:p>
          </table:table-cell>
          <table:table-cell office:value-type="float" office:value="8075.29839" calcext:value-type="float">
            <text:p>8075.29839</text:p>
          </table:table-cell>
          <table:table-cell office:value-type="float" office:value="7702.063105" calcext:value-type="float">
            <text:p>7702.063105</text:p>
          </table:table-cell>
          <table:table-cell office:value-type="float" office:value="7601.903267" calcext:value-type="float">
            <text:p>7601.903267</text:p>
          </table:table-cell>
        </table:table-row>
        <table:table-row table:style-name="ro1">
          <table:table-cell office:value-type="float" office:value="6743.148789" calcext:value-type="float">
            <text:p>6743.148789</text:p>
          </table:table-cell>
          <table:table-cell office:value-type="float" office:value="6904.804969" calcext:value-type="float">
            <text:p>6904.804969</text:p>
          </table:table-cell>
          <table:table-cell office:value-type="float" office:value="7961.867014" calcext:value-type="float">
            <text:p>7961.867014</text:p>
          </table:table-cell>
          <table:table-cell office:value-type="float" office:value="8015.024215" calcext:value-type="float">
            <text:p>8015.024215</text:p>
          </table:table-cell>
          <table:table-cell office:value-type="float" office:value="7865.038856" calcext:value-type="float">
            <text:p>7865.038856</text:p>
          </table:table-cell>
          <table:table-cell office:value-type="float" office:value="5509.41019" calcext:value-type="float">
            <text:p>5509.41019</text:p>
          </table:table-cell>
          <table:table-cell office:value-type="float" office:value="7963.700881" calcext:value-type="float">
            <text:p>7963.700881</text:p>
          </table:table-cell>
          <table:table-cell office:value-type="float" office:value="8075.531279" calcext:value-type="float">
            <text:p>8075.531279</text:p>
          </table:table-cell>
          <table:table-cell office:value-type="float" office:value="7809.929557" calcext:value-type="float">
            <text:p>7809.929557</text:p>
          </table:table-cell>
          <table:table-cell office:value-type="float" office:value="7674.359909" calcext:value-type="float">
            <text:p>7674.359909</text:p>
          </table:table-cell>
        </table:table-row>
        <table:table-row table:style-name="ro1">
          <table:table-cell office:value-type="float" office:value="6763.42352" calcext:value-type="float">
            <text:p>6763.42352</text:p>
          </table:table-cell>
          <table:table-cell office:value-type="float" office:value="7189.667745" calcext:value-type="float">
            <text:p>7189.667745</text:p>
          </table:table-cell>
          <table:table-cell office:value-type="float" office:value="8058.808145" calcext:value-type="float">
            <text:p>8058.808145</text:p>
          </table:table-cell>
          <table:table-cell office:value-type="float" office:value="8031.943195" calcext:value-type="float">
            <text:p>8031.943195</text:p>
          </table:table-cell>
          <table:table-cell office:value-type="float" office:value="7936.497793" calcext:value-type="float">
            <text:p>7936.497793</text:p>
          </table:table-cell>
          <table:table-cell office:value-type="float" office:value="5817.407498" calcext:value-type="float">
            <text:p>5817.407498</text:p>
          </table:table-cell>
          <table:table-cell office:value-type="float" office:value="7965.064115" calcext:value-type="float">
            <text:p>7965.064115</text:p>
          </table:table-cell>
          <table:table-cell office:value-type="float" office:value="8087.431108" calcext:value-type="float">
            <text:p>8087.431108</text:p>
          </table:table-cell>
          <table:table-cell office:value-type="float" office:value="7812.832881" calcext:value-type="float">
            <text:p>7812.832881</text:p>
          </table:table-cell>
          <table:table-cell office:value-type="float" office:value="7762.177301" calcext:value-type="float">
            <text:p>7762.177301</text:p>
          </table:table-cell>
        </table:table-row>
        <table:table-row table:style-name="ro1">
          <table:table-cell office:value-type="float" office:value="7041.850674" calcext:value-type="float">
            <text:p>7041.850674</text:p>
          </table:table-cell>
          <table:table-cell office:value-type="float" office:value="7192.668231" calcext:value-type="float">
            <text:p>7192.668231</text:p>
          </table:table-cell>
          <table:table-cell office:value-type="float" office:value="8062.32777" calcext:value-type="float">
            <text:p>8062.32777</text:p>
          </table:table-cell>
          <table:table-cell office:value-type="float" office:value="8058.414568" calcext:value-type="float">
            <text:p>8058.414568</text:p>
          </table:table-cell>
          <table:table-cell office:value-type="float" office:value="8001.2283" calcext:value-type="float">
            <text:p>8001.2283</text:p>
          </table:table-cell>
          <table:table-cell office:value-type="float" office:value="5907.707827" calcext:value-type="float">
            <text:p>5907.707827</text:p>
          </table:table-cell>
          <table:table-cell office:value-type="float" office:value="7978.374501" calcext:value-type="float">
            <text:p>7978.374501</text:p>
          </table:table-cell>
          <table:table-cell office:value-type="float" office:value="8087.621055" calcext:value-type="float">
            <text:p>8087.621055</text:p>
          </table:table-cell>
          <table:table-cell office:value-type="float" office:value="7831.891469" calcext:value-type="float">
            <text:p>7831.891469</text:p>
          </table:table-cell>
          <table:table-cell office:value-type="float" office:value="7801.758909" calcext:value-type="float">
            <text:p>7801.758909</text:p>
          </table:table-cell>
        </table:table-row>
        <table:table-row table:style-name="ro1">
          <table:table-cell office:value-type="float" office:value="7056.818529" calcext:value-type="float">
            <text:p>7056.818529</text:p>
          </table:table-cell>
          <table:table-cell office:value-type="float" office:value="7463.073731" calcext:value-type="float">
            <text:p>7463.073731</text:p>
          </table:table-cell>
          <table:table-cell office:value-type="float" office:value="8154.391362" calcext:value-type="float">
            <text:p>8154.391362</text:p>
          </table:table-cell>
          <table:table-cell office:value-type="float" office:value="8058.589596" calcext:value-type="float">
            <text:p>8058.589596</text:p>
          </table:table-cell>
          <table:table-cell office:value-type="float" office:value="8016.30793" calcext:value-type="float">
            <text:p>8016.30793</text:p>
          </table:table-cell>
          <table:table-cell office:value-type="float" office:value="6078.173883" calcext:value-type="float">
            <text:p>6078.173883</text:p>
          </table:table-cell>
          <table:table-cell office:value-type="float" office:value="8012.205992" calcext:value-type="float">
            <text:p>8012.205992</text:p>
          </table:table-cell>
          <table:table-cell office:value-type="float" office:value="8095.138591" calcext:value-type="float">
            <text:p>8095.138591</text:p>
          </table:table-cell>
          <table:table-cell office:value-type="float" office:value="7847.957437" calcext:value-type="float">
            <text:p>7847.957437</text:p>
          </table:table-cell>
          <table:table-cell office:value-type="float" office:value="7838.242388" calcext:value-type="float">
            <text:p>7838.242388</text:p>
          </table:table-cell>
        </table:table-row>
        <table:table-row table:style-name="ro1">
          <table:table-cell office:value-type="float" office:value="7339.083529" calcext:value-type="float">
            <text:p>7339.083529</text:p>
          </table:table-cell>
          <table:table-cell office:value-type="float" office:value="7489.543758" calcext:value-type="float">
            <text:p>7489.543758</text:p>
          </table:table-cell>
          <table:table-cell office:value-type="float" office:value="8245.182579" calcext:value-type="float">
            <text:p>8245.182579</text:p>
          </table:table-cell>
          <table:table-cell office:value-type="float" office:value="8058.703559" calcext:value-type="float">
            <text:p>8058.703559</text:p>
          </table:table-cell>
          <table:table-cell office:value-type="float" office:value="8019.282847" calcext:value-type="float">
            <text:p>8019.282847</text:p>
          </table:table-cell>
          <table:table-cell office:value-type="float" office:value="6127.356299" calcext:value-type="float">
            <text:p>6127.356299</text:p>
          </table:table-cell>
          <table:table-cell office:value-type="float" office:value="8021.068978" calcext:value-type="float">
            <text:p>8021.068978</text:p>
          </table:table-cell>
          <table:table-cell office:value-type="float" office:value="8115.138372" calcext:value-type="float">
            <text:p>8115.138372</text:p>
          </table:table-cell>
          <table:table-cell office:value-type="float" office:value="7848.08469" calcext:value-type="float">
            <text:p>7848.08469</text:p>
          </table:table-cell>
          <table:table-cell office:value-type="float" office:value="7838.695859" calcext:value-type="float">
            <text:p>7838.695859</text:p>
          </table:table-cell>
        </table:table-row>
        <table:table-row table:style-name="ro1">
          <table:table-cell office:value-type="float" office:value="7346.582605" calcext:value-type="float">
            <text:p>7346.582605</text:p>
          </table:table-cell>
          <table:table-cell office:value-type="float" office:value="7757.358569" calcext:value-type="float">
            <text:p>7757.358569</text:p>
          </table:table-cell>
          <table:table-cell office:value-type="float" office:value="8293.914572" calcext:value-type="float">
            <text:p>8293.914572</text:p>
          </table:table-cell>
          <table:table-cell office:value-type="float" office:value="8086.984174" calcext:value-type="float">
            <text:p>8086.984174</text:p>
          </table:table-cell>
          <table:table-cell office:value-type="float" office:value="8025.245237" calcext:value-type="float">
            <text:p>8025.245237</text:p>
          </table:table-cell>
          <table:table-cell office:value-type="float" office:value="6165.918446" calcext:value-type="float">
            <text:p>6165.918446</text:p>
          </table:table-cell>
          <table:table-cell office:value-type="float" office:value="8116.328778" calcext:value-type="float">
            <text:p>8116.328778</text:p>
          </table:table-cell>
          <table:table-cell office:value-type="float" office:value="8204.205338" calcext:value-type="float">
            <text:p>8204.205338</text:p>
          </table:table-cell>
          <table:table-cell office:value-type="float" office:value="7893.491705" calcext:value-type="float">
            <text:p>7893.491705</text:p>
          </table:table-cell>
          <table:table-cell office:value-type="float" office:value="7893.42873" calcext:value-type="float">
            <text:p>7893.42873</text:p>
          </table:table-cell>
        </table:table-row>
        <table:table-row table:style-name="ro1">
          <table:table-cell office:value-type="float" office:value="7536.106964" calcext:value-type="float">
            <text:p>7536.106964</text:p>
          </table:table-cell>
          <table:table-cell office:value-type="float" office:value="7759.056825" calcext:value-type="float">
            <text:p>7759.056825</text:p>
          </table:table-cell>
          <table:table-cell office:value-type="float" office:value="8301.295365" calcext:value-type="float">
            <text:p>8301.295365</text:p>
          </table:table-cell>
          <table:table-cell office:value-type="float" office:value="8113.727599" calcext:value-type="float">
            <text:p>8113.727599</text:p>
          </table:table-cell>
          <table:table-cell office:value-type="float" office:value="8092.460467" calcext:value-type="float">
            <text:p>8092.460467</text:p>
          </table:table-cell>
          <table:table-cell office:value-type="float" office:value="6187.997179" calcext:value-type="float">
            <text:p>6187.997179</text:p>
          </table:table-cell>
          <table:table-cell office:value-type="float" office:value="8158.225003" calcext:value-type="float">
            <text:p>8158.225003</text:p>
          </table:table-cell>
          <table:table-cell office:value-type="float" office:value="8215.874231" calcext:value-type="float">
            <text:p>8215.874231</text:p>
          </table:table-cell>
          <table:table-cell office:value-type="float" office:value="7930.455417" calcext:value-type="float">
            <text:p>7930.455417</text:p>
          </table:table-cell>
          <table:table-cell office:value-type="float" office:value="7910.556916" calcext:value-type="float">
            <text:p>7910.556916</text:p>
          </table:table-cell>
        </table:table-row>
        <table:table-row table:style-name="ro1">
          <table:table-cell office:value-type="float" office:value="7739.237439" calcext:value-type="float">
            <text:p>7739.237439</text:p>
          </table:table-cell>
          <table:table-cell office:value-type="float" office:value="8030.091554" calcext:value-type="float">
            <text:p>8030.091554</text:p>
          </table:table-cell>
          <table:table-cell office:value-type="float" office:value="8314.04212" calcext:value-type="float">
            <text:p>8314.04212</text:p>
          </table:table-cell>
          <table:table-cell office:value-type="float" office:value="8258.067022" calcext:value-type="float">
            <text:p>8258.067022</text:p>
          </table:table-cell>
          <table:table-cell office:value-type="float" office:value="8113.227446" calcext:value-type="float">
            <text:p>8113.227446</text:p>
          </table:table-cell>
          <table:table-cell office:value-type="float" office:value="7162.175924" calcext:value-type="float">
            <text:p>7162.175924</text:p>
          </table:table-cell>
          <table:table-cell office:value-type="float" office:value="8161.46661" calcext:value-type="float">
            <text:p>8161.46661</text:p>
          </table:table-cell>
          <table:table-cell office:value-type="float" office:value="8242.578828" calcext:value-type="float">
            <text:p>8242.578828</text:p>
          </table:table-cell>
          <table:table-cell office:value-type="float" office:value="8052.005066" calcext:value-type="float">
            <text:p>8052.005066</text:p>
          </table:table-cell>
          <table:table-cell office:value-type="float" office:value="7922.797594" calcext:value-type="float">
            <text:p>7922.797594</text:p>
          </table:table-cell>
        </table:table-row>
        <table:table-row table:style-name="ro1">
          <table:table-cell office:value-type="float" office:value="8040.93304" calcext:value-type="float">
            <text:p>8040.93304</text:p>
          </table:table-cell>
          <table:table-cell office:value-type="float" office:value="8049.651506" calcext:value-type="float">
            <text:p>8049.651506</text:p>
          </table:table-cell>
          <table:table-cell office:value-type="float" office:value="8397.718105" calcext:value-type="float">
            <text:p>8397.718105</text:p>
          </table:table-cell>
          <table:table-cell office:value-type="float" office:value="8282.165971" calcext:value-type="float">
            <text:p>8282.165971</text:p>
          </table:table-cell>
          <table:table-cell office:value-type="float" office:value="8144.143814" calcext:value-type="float">
            <text:p>8144.143814</text:p>
          </table:table-cell>
          <table:table-cell office:value-type="float" office:value="7165.588725" calcext:value-type="float">
            <text:p>7165.588725</text:p>
          </table:table-cell>
          <table:table-cell office:value-type="float" office:value="8191.159229" calcext:value-type="float">
            <text:p>8191.159229</text:p>
          </table:table-cell>
          <table:table-cell office:value-type="float" office:value="8244.741277" calcext:value-type="float">
            <text:p>8244.741277</text:p>
          </table:table-cell>
          <table:table-cell office:value-type="float" office:value="8069.506908" calcext:value-type="float">
            <text:p>8069.506908</text:p>
          </table:table-cell>
          <table:table-cell office:value-type="float" office:value="7945.695038" calcext:value-type="float">
            <text:p>7945.695038</text:p>
          </table:table-cell>
        </table:table-row>
        <table:table-row table:style-name="ro1">
          <table:table-cell office:value-type="float" office:value="8050.503027" calcext:value-type="float">
            <text:p>8050.503027</text:p>
          </table:table-cell>
          <table:table-cell office:value-type="float" office:value="8295.933039" calcext:value-type="float">
            <text:p>8295.933039</text:p>
          </table:table-cell>
          <table:table-cell office:value-type="float" office:value="8533.955235" calcext:value-type="float">
            <text:p>8533.955235</text:p>
          </table:table-cell>
          <table:table-cell office:value-type="float" office:value="8309.841512" calcext:value-type="float">
            <text:p>8309.841512</text:p>
          </table:table-cell>
          <table:table-cell office:value-type="float" office:value="8151.870386" calcext:value-type="float">
            <text:p>8151.870386</text:p>
          </table:table-cell>
          <table:table-cell office:value-type="float" office:value="7189.929164" calcext:value-type="float">
            <text:p>7189.929164</text:p>
          </table:table-cell>
          <table:table-cell office:value-type="float" office:value="8215.44516" calcext:value-type="float">
            <text:p>8215.44516</text:p>
          </table:table-cell>
          <table:table-cell office:value-type="float" office:value="8265.232789" calcext:value-type="float">
            <text:p>8265.232789</text:p>
          </table:table-cell>
          <table:table-cell office:value-type="float" office:value="8077.4111" calcext:value-type="float">
            <text:p>8077.4111</text:p>
          </table:table-cell>
          <table:table-cell office:value-type="float" office:value="7955.427117" calcext:value-type="float">
            <text:p>7955.427117</text:p>
          </table:table-cell>
        </table:table-row>
        <table:table-row table:style-name="ro1">
          <table:table-cell office:value-type="float" office:value="8052.179793" calcext:value-type="float">
            <text:p>8052.179793</text:p>
          </table:table-cell>
          <table:table-cell office:value-type="float" office:value="8327.210803" calcext:value-type="float">
            <text:p>8327.210803</text:p>
          </table:table-cell>
          <table:table-cell office:value-type="float" office:value="8559.302433" calcext:value-type="float">
            <text:p>8559.302433</text:p>
          </table:table-cell>
          <table:table-cell office:value-type="float" office:value="8382.651273" calcext:value-type="float">
            <text:p>8382.651273</text:p>
          </table:table-cell>
          <table:table-cell office:value-type="float" office:value="8185.484845" calcext:value-type="float">
            <text:p>8185.484845</text:p>
          </table:table-cell>
          <table:table-cell office:value-type="float" office:value="7248.086584" calcext:value-type="float">
            <text:p>7248.086584</text:p>
          </table:table-cell>
          <table:table-cell office:value-type="float" office:value="8233.416327" calcext:value-type="float">
            <text:p>8233.416327</text:p>
          </table:table-cell>
          <table:table-cell office:value-type="float" office:value="8265.245165" calcext:value-type="float">
            <text:p>8265.245165</text:p>
          </table:table-cell>
          <table:table-cell office:value-type="float" office:value="8097.803136" calcext:value-type="float">
            <text:p>8097.803136</text:p>
          </table:table-cell>
          <table:table-cell office:value-type="float" office:value="8013.839876" calcext:value-type="float">
            <text:p>8013.839876</text:p>
          </table:table-cell>
        </table:table-row>
        <table:table-row table:style-name="ro1">
          <table:table-cell office:value-type="float" office:value="8337.050254" calcext:value-type="float">
            <text:p>8337.050254</text:p>
          </table:table-cell>
          <table:table-cell office:value-type="float" office:value="8635.264872" calcext:value-type="float">
            <text:p>8635.264872</text:p>
          </table:table-cell>
          <table:table-cell office:value-type="float" office:value="8581.821528" calcext:value-type="float">
            <text:p>8581.821528</text:p>
          </table:table-cell>
          <table:table-cell office:value-type="float" office:value="8398.970617" calcext:value-type="float">
            <text:p>8398.970617</text:p>
          </table:table-cell>
          <table:table-cell office:value-type="float" office:value="8189.667898" calcext:value-type="float">
            <text:p>8189.667898</text:p>
          </table:table-cell>
          <table:table-cell office:value-type="float" office:value="7253.294913" calcext:value-type="float">
            <text:p>7253.294913</text:p>
          </table:table-cell>
          <table:table-cell office:value-type="float" office:value="8284.184637" calcext:value-type="float">
            <text:p>8284.184637</text:p>
          </table:table-cell>
          <table:table-cell office:value-type="float" office:value="8282.415367" calcext:value-type="float">
            <text:p>8282.415367</text:p>
          </table:table-cell>
          <table:table-cell office:value-type="float" office:value="8172.613788" calcext:value-type="float">
            <text:p>8172.613788</text:p>
          </table:table-cell>
          <table:table-cell office:value-type="float" office:value="8026.262754" calcext:value-type="float">
            <text:p>8026.262754</text:p>
          </table:table-cell>
        </table:table-row>
        <table:table-row table:style-name="ro1">
          <table:table-cell office:value-type="float" office:value="8344.478923" calcext:value-type="float">
            <text:p>8344.478923</text:p>
          </table:table-cell>
          <table:table-cell office:value-type="float" office:value="8675.866576" calcext:value-type="float">
            <text:p>8675.866576</text:p>
          </table:table-cell>
          <table:table-cell office:value-type="float" office:value="8598.603125" calcext:value-type="float">
            <text:p>8598.603125</text:p>
          </table:table-cell>
          <table:table-cell office:value-type="float" office:value="8400.320506" calcext:value-type="float">
            <text:p>8400.320506</text:p>
          </table:table-cell>
          <table:table-cell office:value-type="float" office:value="8189.672238" calcext:value-type="float">
            <text:p>8189.672238</text:p>
          </table:table-cell>
          <table:table-cell office:value-type="float" office:value="7254.718872" calcext:value-type="float">
            <text:p>7254.718872</text:p>
          </table:table-cell>
          <table:table-cell office:value-type="float" office:value="8322.274651" calcext:value-type="float">
            <text:p>8322.274651</text:p>
          </table:table-cell>
          <table:table-cell office:value-type="float" office:value="8291.354582" calcext:value-type="float">
            <text:p>8291.354582</text:p>
          </table:table-cell>
          <table:table-cell office:value-type="float" office:value="8196.363449" calcext:value-type="float">
            <text:p>8196.363449</text:p>
          </table:table-cell>
          <table:table-cell office:value-type="float" office:value="8053.554293" calcext:value-type="float">
            <text:p>8053.554293</text:p>
          </table:table-cell>
        </table:table-row>
        <table:table-row table:style-name="ro1">
          <table:table-cell office:value-type="float" office:value="10120.030096" calcext:value-type="float">
            <text:p>10120.030096</text:p>
          </table:table-cell>
          <table:table-cell office:value-type="float" office:value="8714.05792" calcext:value-type="float">
            <text:p>8714.05792</text:p>
          </table:table-cell>
          <table:table-cell office:value-type="float" office:value="8646.822138" calcext:value-type="float">
            <text:p>8646.822138</text:p>
          </table:table-cell>
          <table:table-cell office:value-type="float" office:value="8402.057878" calcext:value-type="float">
            <text:p>8402.057878</text:p>
          </table:table-cell>
          <table:table-cell office:value-type="float" office:value="8216.141654" calcext:value-type="float">
            <text:p>8216.141654</text:p>
          </table:table-cell>
          <table:table-cell office:value-type="float" office:value="7314.007084" calcext:value-type="float">
            <text:p>7314.007084</text:p>
          </table:table-cell>
          <table:table-cell office:value-type="float" office:value="8360.394753" calcext:value-type="float">
            <text:p>8360.394753</text:p>
          </table:table-cell>
          <table:table-cell office:value-type="float" office:value="8323.703159" calcext:value-type="float">
            <text:p>8323.703159</text:p>
          </table:table-cell>
          <table:table-cell office:value-type="float" office:value="8196.362078" calcext:value-type="float">
            <text:p>8196.362078</text:p>
          </table:table-cell>
          <table:table-cell office:value-type="float" office:value="8071.741174" calcext:value-type="float">
            <text:p>8071.741174</text:p>
          </table:table-cell>
        </table:table-row>
        <table:table-row table:style-name="ro1">
          <table:table-cell office:value-type="float" office:value="10120.547635" calcext:value-type="float">
            <text:p>10120.547635</text:p>
          </table:table-cell>
          <table:table-cell office:value-type="float" office:value="8864.707575" calcext:value-type="float">
            <text:p>8864.707575</text:p>
          </table:table-cell>
          <table:table-cell office:value-type="float" office:value="8646.825876" calcext:value-type="float">
            <text:p>8646.825876</text:p>
          </table:table-cell>
          <table:table-cell office:value-type="float" office:value="8407.995645" calcext:value-type="float">
            <text:p>8407.995645</text:p>
          </table:table-cell>
          <table:table-cell office:value-type="float" office:value="8219.304929" calcext:value-type="float">
            <text:p>8219.304929</text:p>
          </table:table-cell>
          <table:table-cell office:value-type="float" office:value="7340.166787" calcext:value-type="float">
            <text:p>7340.166787</text:p>
          </table:table-cell>
          <table:table-cell office:value-type="float" office:value="8382.147806" calcext:value-type="float">
            <text:p>8382.147806</text:p>
          </table:table-cell>
          <table:table-cell office:value-type="float" office:value="8363.582138" calcext:value-type="float">
            <text:p>8363.582138</text:p>
          </table:table-cell>
          <table:table-cell office:value-type="float" office:value="8198.317182" calcext:value-type="float">
            <text:p>8198.317182</text:p>
          </table:table-cell>
          <table:table-cell office:value-type="float" office:value="8103.559454" calcext:value-type="float">
            <text:p>8103.559454</text:p>
          </table:table-cell>
        </table:table-row>
        <table:table-row table:style-name="ro1">
          <table:table-cell office:value-type="float" office:value="10294.173755" calcext:value-type="float">
            <text:p>10294.173755</text:p>
          </table:table-cell>
          <table:table-cell office:value-type="float" office:value="9704.305258" calcext:value-type="float">
            <text:p>9704.305258</text:p>
          </table:table-cell>
          <table:table-cell office:value-type="float" office:value="8754.701326" calcext:value-type="float">
            <text:p>8754.701326</text:p>
          </table:table-cell>
          <table:table-cell office:value-type="float" office:value="8418.784818" calcext:value-type="float">
            <text:p>8418.784818</text:p>
          </table:table-cell>
          <table:table-cell office:value-type="float" office:value="8263.3278" calcext:value-type="float">
            <text:p>8263.3278</text:p>
          </table:table-cell>
          <table:table-cell office:value-type="float" office:value="7354.527161" calcext:value-type="float">
            <text:p>7354.527161</text:p>
          </table:table-cell>
          <table:table-cell office:value-type="float" office:value="8397.709768" calcext:value-type="float">
            <text:p>8397.709768</text:p>
          </table:table-cell>
          <table:table-cell office:value-type="float" office:value="8375.732898" calcext:value-type="float">
            <text:p>8375.732898</text:p>
          </table:table-cell>
          <table:table-cell office:value-type="float" office:value="8209.911817" calcext:value-type="float">
            <text:p>8209.911817</text:p>
          </table:table-cell>
          <table:table-cell office:value-type="float" office:value="8106.258109" calcext:value-type="float">
            <text:p>8106.258109</text:p>
          </table:table-cell>
        </table:table-row>
        <table:table-row table:style-name="ro1">
          <table:table-cell office:value-type="float" office:value="10330.862385" calcext:value-type="float">
            <text:p>10330.862385</text:p>
          </table:table-cell>
          <table:table-cell office:value-type="float" office:value="9733.135289" calcext:value-type="float">
            <text:p>9733.135289</text:p>
          </table:table-cell>
          <table:table-cell office:value-type="float" office:value="8754.809604" calcext:value-type="float">
            <text:p>8754.809604</text:p>
          </table:table-cell>
          <table:table-cell office:value-type="float" office:value="8418.818594" calcext:value-type="float">
            <text:p>8418.818594</text:p>
          </table:table-cell>
          <table:table-cell office:value-type="float" office:value="8298.258652" calcext:value-type="float">
            <text:p>8298.258652</text:p>
          </table:table-cell>
          <table:table-cell office:value-type="float" office:value="7373.02186" calcext:value-type="float">
            <text:p>7373.02186</text:p>
          </table:table-cell>
          <table:table-cell office:value-type="float" office:value="8397.798281" calcext:value-type="float">
            <text:p>8397.798281</text:p>
          </table:table-cell>
          <table:table-cell office:value-type="float" office:value="8376.224601" calcext:value-type="float">
            <text:p>8376.224601</text:p>
          </table:table-cell>
          <table:table-cell office:value-type="float" office:value="8212.010421" calcext:value-type="float">
            <text:p>8212.010421</text:p>
          </table:table-cell>
          <table:table-cell office:value-type="float" office:value="8117.846178" calcext:value-type="float">
            <text:p>8117.846178</text:p>
          </table:table-cell>
        </table:table-row>
        <table:table-row table:style-name="ro1">
          <table:table-cell office:value-type="float" office:value="10374.495845" calcext:value-type="float">
            <text:p>10374.495845</text:p>
          </table:table-cell>
          <table:table-cell office:value-type="float" office:value="9733.399875" calcext:value-type="float">
            <text:p>9733.399875</text:p>
          </table:table-cell>
          <table:table-cell office:value-type="float" office:value="8758.181122" calcext:value-type="float">
            <text:p>8758.181122</text:p>
          </table:table-cell>
          <table:table-cell office:value-type="float" office:value="8426.251802" calcext:value-type="float">
            <text:p>8426.251802</text:p>
          </table:table-cell>
          <table:table-cell office:value-type="float" office:value="8305.252477" calcext:value-type="float">
            <text:p>8305.252477</text:p>
          </table:table-cell>
          <table:table-cell office:value-type="float" office:value="7375.734262" calcext:value-type="float">
            <text:p>7375.734262</text:p>
          </table:table-cell>
          <table:table-cell office:value-type="float" office:value="8407.741658" calcext:value-type="float">
            <text:p>8407.741658</text:p>
          </table:table-cell>
          <table:table-cell office:value-type="float" office:value="8388.545129" calcext:value-type="float">
            <text:p>8388.545129</text:p>
          </table:table-cell>
          <table:table-cell office:value-type="float" office:value="8226.585909" calcext:value-type="float">
            <text:p>8226.585909</text:p>
          </table:table-cell>
          <table:table-cell office:value-type="float" office:value="8197.464786" calcext:value-type="float">
            <text:p>8197.464786</text:p>
          </table:table-cell>
        </table:table-row>
        <table:table-row table:style-name="ro1">
          <table:table-cell office:value-type="float" office:value="10384.874286" calcext:value-type="float">
            <text:p>10384.874286</text:p>
          </table:table-cell>
          <table:table-cell office:value-type="float" office:value="9734.140372" calcext:value-type="float">
            <text:p>9734.140372</text:p>
          </table:table-cell>
          <table:table-cell office:value-type="float" office:value="8761.698191" calcext:value-type="float">
            <text:p>8761.698191</text:p>
          </table:table-cell>
          <table:table-cell office:value-type="float" office:value="8496.793181" calcext:value-type="float">
            <text:p>8496.793181</text:p>
          </table:table-cell>
          <table:table-cell office:value-type="float" office:value="8326.118506" calcext:value-type="float">
            <text:p>8326.118506</text:p>
          </table:table-cell>
          <table:table-cell office:value-type="float" office:value="7390.151396" calcext:value-type="float">
            <text:p>7390.151396</text:p>
          </table:table-cell>
          <table:table-cell office:value-type="float" office:value="8412.401231" calcext:value-type="float">
            <text:p>8412.401231</text:p>
          </table:table-cell>
          <table:table-cell office:value-type="float" office:value="8408.847575" calcext:value-type="float">
            <text:p>8408.847575</text:p>
          </table:table-cell>
          <table:table-cell office:value-type="float" office:value="8246.851813" calcext:value-type="float">
            <text:p>8246.851813</text:p>
          </table:table-cell>
          <table:table-cell office:value-type="float" office:value="8204.357163" calcext:value-type="float">
            <text:p>8204.357163</text:p>
          </table:table-cell>
        </table:table-row>
        <table:table-row table:style-name="ro1">
          <table:table-cell office:value-type="float" office:value="10394.559532" calcext:value-type="float">
            <text:p>10394.559532</text:p>
          </table:table-cell>
          <table:table-cell office:value-type="float" office:value="9775.111667" calcext:value-type="float">
            <text:p>9775.111667</text:p>
          </table:table-cell>
          <table:table-cell office:value-type="float" office:value="8778.849986" calcext:value-type="float">
            <text:p>8778.849986</text:p>
          </table:table-cell>
          <table:table-cell office:value-type="float" office:value="8507.37398" calcext:value-type="float">
            <text:p>8507.37398</text:p>
          </table:table-cell>
          <table:table-cell office:value-type="float" office:value="8332.465487" calcext:value-type="float">
            <text:p>8332.465487</text:p>
          </table:table-cell>
          <table:table-cell office:value-type="float" office:value="7400.739437" calcext:value-type="float">
            <text:p>7400.739437</text:p>
          </table:table-cell>
          <table:table-cell office:value-type="float" office:value="8421.253882" calcext:value-type="float">
            <text:p>8421.253882</text:p>
          </table:table-cell>
          <table:table-cell office:value-type="float" office:value="8409.587721" calcext:value-type="float">
            <text:p>8409.587721</text:p>
          </table:table-cell>
          <table:table-cell office:value-type="float" office:value="8259.340778" calcext:value-type="float">
            <text:p>8259.340778</text:p>
          </table:table-cell>
          <table:table-cell office:value-type="float" office:value="8230.583786" calcext:value-type="float">
            <text:p>8230.583786</text:p>
          </table:table-cell>
        </table:table-row>
        <table:table-row table:style-name="ro1">
          <table:table-cell office:value-type="float" office:value="10399.879126" calcext:value-type="float">
            <text:p>10399.879126</text:p>
          </table:table-cell>
          <table:table-cell office:value-type="float" office:value="9781.869313" calcext:value-type="float">
            <text:p>9781.869313</text:p>
          </table:table-cell>
          <table:table-cell office:value-type="float" office:value="8778.857826" calcext:value-type="float">
            <text:p>8778.857826</text:p>
          </table:table-cell>
          <table:table-cell office:value-type="float" office:value="8514.110652" calcext:value-type="float">
            <text:p>8514.110652</text:p>
          </table:table-cell>
          <table:table-cell office:value-type="float" office:value="8361.295704" calcext:value-type="float">
            <text:p>8361.295704</text:p>
          </table:table-cell>
          <table:table-cell office:value-type="float" office:value="7404.72861" calcext:value-type="float">
            <text:p>7404.72861</text:p>
          </table:table-cell>
          <table:table-cell office:value-type="float" office:value="8426.4708" calcext:value-type="float">
            <text:p>8426.4708</text:p>
          </table:table-cell>
          <table:table-cell office:value-type="float" office:value="8412.03507" calcext:value-type="float">
            <text:p>8412.03507</text:p>
          </table:table-cell>
          <table:table-cell office:value-type="float" office:value="8262.717252" calcext:value-type="float">
            <text:p>8262.717252</text:p>
          </table:table-cell>
          <table:table-cell office:value-type="float" office:value="8243.649136" calcext:value-type="float">
            <text:p>8243.649136</text:p>
          </table:table-cell>
        </table:table-row>
        <table:table-row table:style-name="ro1">
          <table:table-cell office:value-type="float" office:value="10407.873684" calcext:value-type="float">
            <text:p>10407.873684</text:p>
          </table:table-cell>
          <table:table-cell office:value-type="float" office:value="9808.981723" calcext:value-type="float">
            <text:p>9808.981723</text:p>
          </table:table-cell>
          <table:table-cell office:value-type="float" office:value="8790.193494" calcext:value-type="float">
            <text:p>8790.193494</text:p>
          </table:table-cell>
          <table:table-cell office:value-type="float" office:value="8514.301026" calcext:value-type="float">
            <text:p>8514.301026</text:p>
          </table:table-cell>
          <table:table-cell office:value-type="float" office:value="8372.168974" calcext:value-type="float">
            <text:p>8372.168974</text:p>
          </table:table-cell>
          <table:table-cell office:value-type="float" office:value="7409.713589" calcext:value-type="float">
            <text:p>7409.713589</text:p>
          </table:table-cell>
          <table:table-cell office:value-type="float" office:value="8432.299557" calcext:value-type="float">
            <text:p>8432.299557</text:p>
          </table:table-cell>
          <table:table-cell office:value-type="float" office:value="8435.456444" calcext:value-type="float">
            <text:p>8435.456444</text:p>
          </table:table-cell>
          <table:table-cell office:value-type="float" office:value="8279.310681" calcext:value-type="float">
            <text:p>8279.310681</text:p>
          </table:table-cell>
          <table:table-cell office:value-type="float" office:value="8262.474455" calcext:value-type="float">
            <text:p>8262.474455</text:p>
          </table:table-cell>
        </table:table-row>
        <table:table-row table:style-name="ro1">
          <table:table-cell office:value-type="float" office:value="10413.344048" calcext:value-type="float">
            <text:p>10413.344048</text:p>
          </table:table-cell>
          <table:table-cell office:value-type="float" office:value="9812.432339" calcext:value-type="float">
            <text:p>9812.432339</text:p>
          </table:table-cell>
          <table:table-cell office:value-type="float" office:value="8821.225106" calcext:value-type="float">
            <text:p>8821.225106</text:p>
          </table:table-cell>
          <table:table-cell office:value-type="float" office:value="8588.121603" calcext:value-type="float">
            <text:p>8588.121603</text:p>
          </table:table-cell>
          <table:table-cell office:value-type="float" office:value="8378.758704" calcext:value-type="float">
            <text:p>8378.758704</text:p>
          </table:table-cell>
          <table:table-cell office:value-type="float" office:value="7428.94583" calcext:value-type="float">
            <text:p>7428.94583</text:p>
          </table:table-cell>
          <table:table-cell office:value-type="float" office:value="8432.467736" calcext:value-type="float">
            <text:p>8432.467736</text:p>
          </table:table-cell>
          <table:table-cell office:value-type="float" office:value="8435.864079" calcext:value-type="float">
            <text:p>8435.864079</text:p>
          </table:table-cell>
          <table:table-cell office:value-type="float" office:value="8281.746455" calcext:value-type="float">
            <text:p>8281.746455</text:p>
          </table:table-cell>
          <table:table-cell office:value-type="float" office:value="8262.504599" calcext:value-type="float">
            <text:p>8262.504599</text:p>
          </table:table-cell>
        </table:table-row>
        <table:table-row table:style-name="ro1">
          <table:table-cell office:value-type="float" office:value="10424.074209" calcext:value-type="float">
            <text:p>10424.074209</text:p>
          </table:table-cell>
          <table:table-cell office:value-type="float" office:value="9813.11608" calcext:value-type="float">
            <text:p>9813.11608</text:p>
          </table:table-cell>
          <table:table-cell office:value-type="float" office:value="8834.278589" calcext:value-type="float">
            <text:p>8834.278589</text:p>
          </table:table-cell>
          <table:table-cell office:value-type="float" office:value="8597.378658" calcext:value-type="float">
            <text:p>8597.378658</text:p>
          </table:table-cell>
          <table:table-cell office:value-type="float" office:value="8383.351876" calcext:value-type="float">
            <text:p>8383.351876</text:p>
          </table:table-cell>
          <table:table-cell office:value-type="float" office:value="7431.083544" calcext:value-type="float">
            <text:p>7431.083544</text:p>
          </table:table-cell>
          <table:table-cell office:value-type="float" office:value="8442.050494" calcext:value-type="float">
            <text:p>8442.050494</text:p>
          </table:table-cell>
          <table:table-cell office:value-type="float" office:value="8438.032736" calcext:value-type="float">
            <text:p>8438.032736</text:p>
          </table:table-cell>
          <table:table-cell office:value-type="float" office:value="8286.296298" calcext:value-type="float">
            <text:p>8286.296298</text:p>
          </table:table-cell>
          <table:table-cell office:value-type="float" office:value="8271.227288" calcext:value-type="float">
            <text:p>8271.227288</text:p>
          </table:table-cell>
        </table:table-row>
        <table:table-row table:style-name="ro1">
          <table:table-cell office:value-type="float" office:value="10437.479844" calcext:value-type="float">
            <text:p>10437.479844</text:p>
          </table:table-cell>
          <table:table-cell office:value-type="float" office:value="9826.642444" calcext:value-type="float">
            <text:p>9826.642444</text:p>
          </table:table-cell>
          <table:table-cell office:value-type="float" office:value="8852.999934" calcext:value-type="float">
            <text:p>8852.999934</text:p>
          </table:table-cell>
          <table:table-cell office:value-type="float" office:value="8602.946573" calcext:value-type="float">
            <text:p>8602.946573</text:p>
          </table:table-cell>
          <table:table-cell office:value-type="float" office:value="8384.201778" calcext:value-type="float">
            <text:p>8384.201778</text:p>
          </table:table-cell>
          <table:table-cell office:value-type="float" office:value="7794.466231" calcext:value-type="float">
            <text:p>7794.466231</text:p>
          </table:table-cell>
          <table:table-cell office:value-type="float" office:value="8449.679449" calcext:value-type="float">
            <text:p>8449.679449</text:p>
          </table:table-cell>
          <table:table-cell office:value-type="float" office:value="8445.587328" calcext:value-type="float">
            <text:p>8445.587328</text:p>
          </table:table-cell>
          <table:table-cell office:value-type="float" office:value="8288.543049" calcext:value-type="float">
            <text:p>8288.543049</text:p>
          </table:table-cell>
          <table:table-cell office:value-type="float" office:value="8283.144508" calcext:value-type="float">
            <text:p>8283.144508</text:p>
          </table:table-cell>
        </table:table-row>
        <table:table-row table:style-name="ro1">
          <table:table-cell office:value-type="float" office:value="10444.167768" calcext:value-type="float">
            <text:p>10444.167768</text:p>
          </table:table-cell>
          <table:table-cell office:value-type="float" office:value="9828.494909" calcext:value-type="float">
            <text:p>9828.494909</text:p>
          </table:table-cell>
          <table:table-cell office:value-type="float" office:value="8871.442616" calcext:value-type="float">
            <text:p>8871.442616</text:p>
          </table:table-cell>
          <table:table-cell office:value-type="float" office:value="8604.544289" calcext:value-type="float">
            <text:p>8604.544289</text:p>
          </table:table-cell>
          <table:table-cell office:value-type="float" office:value="8392.82507" calcext:value-type="float">
            <text:p>8392.82507</text:p>
          </table:table-cell>
          <table:table-cell office:value-type="float" office:value="7848.910843" calcext:value-type="float">
            <text:p>7848.910843</text:p>
          </table:table-cell>
          <table:table-cell office:value-type="float" office:value="8462.21523" calcext:value-type="float">
            <text:p>8462.21523</text:p>
          </table:table-cell>
          <table:table-cell office:value-type="float" office:value="8446.353603" calcext:value-type="float">
            <text:p>8446.353603</text:p>
          </table:table-cell>
          <table:table-cell office:value-type="float" office:value="8301.166599" calcext:value-type="float">
            <text:p>8301.166599</text:p>
          </table:table-cell>
          <table:table-cell office:value-type="float" office:value="8285.829798" calcext:value-type="float">
            <text:p>8285.829798</text:p>
          </table:table-cell>
        </table:table-row>
        <table:table-row table:style-name="ro1">
          <table:table-cell office:value-type="float" office:value="10474.438834" calcext:value-type="float">
            <text:p>10474.438834</text:p>
          </table:table-cell>
          <table:table-cell office:value-type="float" office:value="9834.726469" calcext:value-type="float">
            <text:p>9834.726469</text:p>
          </table:table-cell>
          <table:table-cell office:value-type="float" office:value="8872.354768" calcext:value-type="float">
            <text:p>8872.354768</text:p>
          </table:table-cell>
          <table:table-cell office:value-type="float" office:value="8609.131335" calcext:value-type="float">
            <text:p>8609.131335</text:p>
          </table:table-cell>
          <table:table-cell office:value-type="float" office:value="8393.21756" calcext:value-type="float">
            <text:p>8393.21756</text:p>
          </table:table-cell>
          <table:table-cell office:value-type="float" office:value="7938.303465" calcext:value-type="float">
            <text:p>7938.303465</text:p>
          </table:table-cell>
          <table:table-cell office:value-type="float" office:value="8462.360232" calcext:value-type="float">
            <text:p>8462.360232</text:p>
          </table:table-cell>
          <table:table-cell office:value-type="float" office:value="8449.034444" calcext:value-type="float">
            <text:p>8449.034444</text:p>
          </table:table-cell>
          <table:table-cell office:value-type="float" office:value="8316.148913" calcext:value-type="float">
            <text:p>8316.148913</text:p>
          </table:table-cell>
          <table:table-cell office:value-type="float" office:value="8290.582551" calcext:value-type="float">
            <text:p>8290.582551</text:p>
          </table:table-cell>
        </table:table-row>
        <table:table-row table:style-name="ro1">
          <table:table-cell office:value-type="float" office:value="10482.458908" calcext:value-type="float">
            <text:p>10482.458908</text:p>
          </table:table-cell>
          <table:table-cell office:value-type="float" office:value="9848.863969" calcext:value-type="float">
            <text:p>9848.863969</text:p>
          </table:table-cell>
          <table:table-cell office:value-type="float" office:value="8890.417192" calcext:value-type="float">
            <text:p>8890.417192</text:p>
          </table:table-cell>
          <table:table-cell office:value-type="float" office:value="8618.142208" calcext:value-type="float">
            <text:p>8618.142208</text:p>
          </table:table-cell>
          <table:table-cell office:value-type="float" office:value="8400.85914" calcext:value-type="float">
            <text:p>8400.85914</text:p>
          </table:table-cell>
          <table:table-cell office:value-type="float" office:value="7964.750262" calcext:value-type="float">
            <text:p>7964.750262</text:p>
          </table:table-cell>
          <table:table-cell office:value-type="float" office:value="8462.493164" calcext:value-type="float">
            <text:p>8462.493164</text:p>
          </table:table-cell>
          <table:table-cell office:value-type="float" office:value="8452.740452" calcext:value-type="float">
            <text:p>8452.740452</text:p>
          </table:table-cell>
          <table:table-cell office:value-type="float" office:value="8317.347988" calcext:value-type="float">
            <text:p>8317.347988</text:p>
          </table:table-cell>
          <table:table-cell office:value-type="float" office:value="8305.786315" calcext:value-type="float">
            <text:p>8305.786315</text:p>
          </table:table-cell>
        </table:table-row>
        <table:table-row table:style-name="ro1">
          <table:table-cell office:value-type="float" office:value="10497.290253" calcext:value-type="float">
            <text:p>10497.290253</text:p>
          </table:table-cell>
          <table:table-cell office:value-type="float" office:value="10141.469319" calcext:value-type="float">
            <text:p>10141.469319</text:p>
          </table:table-cell>
          <table:table-cell office:value-type="float" office:value="8890.581036" calcext:value-type="float">
            <text:p>8890.581036</text:p>
          </table:table-cell>
          <table:table-cell office:value-type="float" office:value="8635.188849" calcext:value-type="float">
            <text:p>8635.188849</text:p>
          </table:table-cell>
          <table:table-cell office:value-type="float" office:value="8401.374816" calcext:value-type="float">
            <text:p>8401.374816</text:p>
          </table:table-cell>
          <table:table-cell office:value-type="float" office:value="7971.433276" calcext:value-type="float">
            <text:p>7971.433276</text:p>
          </table:table-cell>
          <table:table-cell office:value-type="float" office:value="8462.696286" calcext:value-type="float">
            <text:p>8462.696286</text:p>
          </table:table-cell>
          <table:table-cell office:value-type="float" office:value="8452.804142" calcext:value-type="float">
            <text:p>8452.804142</text:p>
          </table:table-cell>
          <table:table-cell office:value-type="float" office:value="8327.839897" calcext:value-type="float">
            <text:p>8327.839897</text:p>
          </table:table-cell>
          <table:table-cell office:value-type="float" office:value="8321.378703" calcext:value-type="float">
            <text:p>8321.378703</text:p>
          </table:table-cell>
        </table:table-row>
        <table:table-row table:style-name="ro1">
          <table:table-cell office:value-type="float" office:value="10497.64383" calcext:value-type="float">
            <text:p>10497.64383</text:p>
          </table:table-cell>
          <table:table-cell office:value-type="float" office:value="10147.728089" calcext:value-type="float">
            <text:p>10147.728089</text:p>
          </table:table-cell>
          <table:table-cell office:value-type="float" office:value="8891.666915" calcext:value-type="float">
            <text:p>8891.666915</text:p>
          </table:table-cell>
          <table:table-cell office:value-type="float" office:value="8636.77357" calcext:value-type="float">
            <text:p>8636.77357</text:p>
          </table:table-cell>
          <table:table-cell office:value-type="float" office:value="8410.78741" calcext:value-type="float">
            <text:p>8410.78741</text:p>
          </table:table-cell>
          <table:table-cell office:value-type="float" office:value="8043.951464" calcext:value-type="float">
            <text:p>8043.951464</text:p>
          </table:table-cell>
          <table:table-cell office:value-type="float" office:value="8481.446356" calcext:value-type="float">
            <text:p>8481.446356</text:p>
          </table:table-cell>
          <table:table-cell office:value-type="float" office:value="8462.922951" calcext:value-type="float">
            <text:p>8462.922951</text:p>
          </table:table-cell>
          <table:table-cell office:value-type="float" office:value="8335.745326" calcext:value-type="float">
            <text:p>8335.745326</text:p>
          </table:table-cell>
          <table:table-cell office:value-type="float" office:value="8324.760561" calcext:value-type="float">
            <text:p>8324.760561</text:p>
          </table:table-cell>
        </table:table-row>
        <table:table-row table:style-name="ro1">
          <table:table-cell office:value-type="float" office:value="10504.198246" calcext:value-type="float">
            <text:p>10504.198246</text:p>
          </table:table-cell>
          <table:table-cell office:value-type="float" office:value="10148.172611" calcext:value-type="float">
            <text:p>10148.172611</text:p>
          </table:table-cell>
          <table:table-cell office:value-type="float" office:value="8891.726477" calcext:value-type="float">
            <text:p>8891.726477</text:p>
          </table:table-cell>
          <table:table-cell office:value-type="float" office:value="8644.36345" calcext:value-type="float">
            <text:p>8644.36345</text:p>
          </table:table-cell>
          <table:table-cell office:value-type="float" office:value="8416.326638" calcext:value-type="float">
            <text:p>8416.326638</text:p>
          </table:table-cell>
          <table:table-cell office:value-type="float" office:value="8557.076189" calcext:value-type="float">
            <text:p>8557.076189</text:p>
          </table:table-cell>
          <table:table-cell office:value-type="float" office:value="8484.382284" calcext:value-type="float">
            <text:p>8484.382284</text:p>
          </table:table-cell>
          <table:table-cell office:value-type="float" office:value="8467.488641" calcext:value-type="float">
            <text:p>8467.488641</text:p>
          </table:table-cell>
          <table:table-cell office:value-type="float" office:value="8337.757728" calcext:value-type="float">
            <text:p>8337.757728</text:p>
          </table:table-cell>
          <table:table-cell office:value-type="float" office:value="8377.674785" calcext:value-type="float">
            <text:p>8377.674785</text:p>
          </table:table-cell>
        </table:table-row>
        <table:table-row table:style-name="ro1">
          <table:table-cell office:value-type="float" office:value="10510.018408" calcext:value-type="float">
            <text:p>10510.018408</text:p>
          </table:table-cell>
          <table:table-cell office:value-type="float" office:value="10421.631234" calcext:value-type="float">
            <text:p>10421.631234</text:p>
          </table:table-cell>
          <table:table-cell office:value-type="float" office:value="8892.452606" calcext:value-type="float">
            <text:p>8892.452606</text:p>
          </table:table-cell>
          <table:table-cell office:value-type="float" office:value="8647.878995" calcext:value-type="float">
            <text:p>8647.878995</text:p>
          </table:table-cell>
          <table:table-cell office:value-type="float" office:value="8426.627349" calcext:value-type="float">
            <text:p>8426.627349</text:p>
          </table:table-cell>
          <table:table-cell office:value-type="float" office:value="8591.894257" calcext:value-type="float">
            <text:p>8591.894257</text:p>
          </table:table-cell>
          <table:table-cell office:value-type="float" office:value="8488.794599" calcext:value-type="float">
            <text:p>8488.794599</text:p>
          </table:table-cell>
          <table:table-cell office:value-type="float" office:value="8468.433287" calcext:value-type="float">
            <text:p>8468.433287</text:p>
          </table:table-cell>
          <table:table-cell office:value-type="float" office:value="8339.727281" calcext:value-type="float">
            <text:p>8339.727281</text:p>
          </table:table-cell>
          <table:table-cell office:value-type="float" office:value="8394.311025" calcext:value-type="float">
            <text:p>8394.311025</text:p>
          </table:table-cell>
        </table:table-row>
        <table:table-row table:style-name="ro1">
          <table:table-cell office:value-type="float" office:value="10521.545551" calcext:value-type="float">
            <text:p>10521.545551</text:p>
          </table:table-cell>
          <table:table-cell office:value-type="float" office:value="10433.536016" calcext:value-type="float">
            <text:p>10433.536016</text:p>
          </table:table-cell>
          <table:table-cell office:value-type="float" office:value="8898.831528" calcext:value-type="float">
            <text:p>8898.831528</text:p>
          </table:table-cell>
          <table:table-cell office:value-type="float" office:value="8650.22141" calcext:value-type="float">
            <text:p>8650.22141</text:p>
          </table:table-cell>
          <table:table-cell office:value-type="float" office:value="8428.857296" calcext:value-type="float">
            <text:p>8428.857296</text:p>
          </table:table-cell>
          <table:table-cell office:value-type="float" office:value="8592.426793" calcext:value-type="float">
            <text:p>8592.426793</text:p>
          </table:table-cell>
          <table:table-cell office:value-type="float" office:value="8493.78584" calcext:value-type="float">
            <text:p>8493.78584</text:p>
          </table:table-cell>
          <table:table-cell office:value-type="float" office:value="8473.756905" calcext:value-type="float">
            <text:p>8473.756905</text:p>
          </table:table-cell>
          <table:table-cell office:value-type="float" office:value="8350.681323" calcext:value-type="float">
            <text:p>8350.681323</text:p>
          </table:table-cell>
          <table:table-cell office:value-type="float" office:value="8394.785511" calcext:value-type="float">
            <text:p>8394.785511</text:p>
          </table:table-cell>
        </table:table-row>
        <table:table-row table:style-name="ro1">
          <table:table-cell office:value-type="float" office:value="10521.623489" calcext:value-type="float">
            <text:p>10521.623489</text:p>
          </table:table-cell>
          <table:table-cell office:value-type="float" office:value="10748.304768" calcext:value-type="float">
            <text:p>10748.304768</text:p>
          </table:table-cell>
          <table:table-cell office:value-type="float" office:value="8900.440506" calcext:value-type="float">
            <text:p>8900.440506</text:p>
          </table:table-cell>
          <table:table-cell office:value-type="float" office:value="8652.44807" calcext:value-type="float">
            <text:p>8652.44807</text:p>
          </table:table-cell>
          <table:table-cell office:value-type="float" office:value="8433.314964" calcext:value-type="float">
            <text:p>8433.314964</text:p>
          </table:table-cell>
          <table:table-cell office:value-type="float" office:value="8597.084752" calcext:value-type="float">
            <text:p>8597.084752</text:p>
          </table:table-cell>
          <table:table-cell office:value-type="float" office:value="8495.745594" calcext:value-type="float">
            <text:p>8495.745594</text:p>
          </table:table-cell>
          <table:table-cell office:value-type="float" office:value="8478.626655" calcext:value-type="float">
            <text:p>8478.626655</text:p>
          </table:table-cell>
          <table:table-cell office:value-type="float" office:value="8352.627415" calcext:value-type="float">
            <text:p>8352.627415</text:p>
          </table:table-cell>
          <table:table-cell office:value-type="float" office:value="8395.482467" calcext:value-type="float">
            <text:p>8395.482467</text:p>
          </table:table-cell>
        </table:table-row>
        <table:table-row table:style-name="ro1">
          <table:table-cell office:value-type="float" office:value="10525.676334" calcext:value-type="float">
            <text:p>10525.676334</text:p>
          </table:table-cell>
          <table:table-cell office:value-type="float" office:value="10794.045599" calcext:value-type="float">
            <text:p>10794.045599</text:p>
          </table:table-cell>
          <table:table-cell office:value-type="float" office:value="8900.958002" calcext:value-type="float">
            <text:p>8900.958002</text:p>
          </table:table-cell>
          <table:table-cell office:value-type="float" office:value="8656.861025" calcext:value-type="float">
            <text:p>8656.861025</text:p>
          </table:table-cell>
          <table:table-cell office:value-type="float" office:value="8433.543783" calcext:value-type="float">
            <text:p>8433.543783</text:p>
          </table:table-cell>
          <table:table-cell office:value-type="float" office:value="8623.539377" calcext:value-type="float">
            <text:p>8623.539377</text:p>
          </table:table-cell>
          <table:table-cell office:value-type="float" office:value="8503.93642" calcext:value-type="float">
            <text:p>8503.93642</text:p>
          </table:table-cell>
          <table:table-cell office:value-type="float" office:value="8482.146288" calcext:value-type="float">
            <text:p>8482.146288</text:p>
          </table:table-cell>
          <table:table-cell office:value-type="float" office:value="8358.032667" calcext:value-type="float">
            <text:p>8358.032667</text:p>
          </table:table-cell>
          <table:table-cell office:value-type="float" office:value="8397.848815" calcext:value-type="float">
            <text:p>8397.848815</text:p>
          </table:table-cell>
        </table:table-row>
        <table:table-row table:style-name="ro1">
          <table:table-cell office:value-type="float" office:value="10527.521861" calcext:value-type="float">
            <text:p>10527.521861</text:p>
          </table:table-cell>
          <table:table-cell office:value-type="float" office:value="10838.020402" calcext:value-type="float">
            <text:p>10838.020402</text:p>
          </table:table-cell>
          <table:table-cell office:value-type="float" office:value="8912.525497" calcext:value-type="float">
            <text:p>8912.525497</text:p>
          </table:table-cell>
          <table:table-cell office:value-type="float" office:value="8660.55037" calcext:value-type="float">
            <text:p>8660.55037</text:p>
          </table:table-cell>
          <table:table-cell office:value-type="float" office:value="8434.175043" calcext:value-type="float">
            <text:p>8434.175043</text:p>
          </table:table-cell>
          <table:table-cell office:value-type="float" office:value="8629.854815" calcext:value-type="float">
            <text:p>8629.854815</text:p>
          </table:table-cell>
          <table:table-cell office:value-type="float" office:value="8508.073562" calcext:value-type="float">
            <text:p>8508.073562</text:p>
          </table:table-cell>
          <table:table-cell office:value-type="float" office:value="8492.200323" calcext:value-type="float">
            <text:p>8492.200323</text:p>
          </table:table-cell>
          <table:table-cell office:value-type="float" office:value="8365.233907" calcext:value-type="float">
            <text:p>8365.233907</text:p>
          </table:table-cell>
          <table:table-cell office:value-type="float" office:value="8398.730145" calcext:value-type="float">
            <text:p>8398.730145</text:p>
          </table:table-cell>
        </table:table-row>
        <table:table-row table:style-name="ro1">
          <table:table-cell office:value-type="float" office:value="10529.014737" calcext:value-type="float">
            <text:p>10529.014737</text:p>
          </table:table-cell>
          <table:table-cell office:value-type="float" office:value="10850.386654" calcext:value-type="float">
            <text:p>10850.386654</text:p>
          </table:table-cell>
          <table:table-cell office:value-type="float" office:value="8932.80392" calcext:value-type="float">
            <text:p>8932.80392</text:p>
          </table:table-cell>
          <table:table-cell office:value-type="float" office:value="8664.518807" calcext:value-type="float">
            <text:p>8664.518807</text:p>
          </table:table-cell>
          <table:table-cell office:value-type="float" office:value="8440.587007" calcext:value-type="float">
            <text:p>8440.587007</text:p>
          </table:table-cell>
          <table:table-cell office:value-type="float" office:value="8635.78053" calcext:value-type="float">
            <text:p>8635.78053</text:p>
          </table:table-cell>
          <table:table-cell office:value-type="float" office:value="8512.162961" calcext:value-type="float">
            <text:p>8512.162961</text:p>
          </table:table-cell>
          <table:table-cell office:value-type="float" office:value="8494.276683" calcext:value-type="float">
            <text:p>8494.276683</text:p>
          </table:table-cell>
          <table:table-cell office:value-type="float" office:value="8367.72488" calcext:value-type="float">
            <text:p>8367.72488</text:p>
          </table:table-cell>
          <table:table-cell office:value-type="float" office:value="8407.844412" calcext:value-type="float">
            <text:p>8407.844412</text:p>
          </table:table-cell>
        </table:table-row>
        <table:table-row table:style-name="ro1">
          <table:table-cell office:value-type="float" office:value="10540.650058" calcext:value-type="float">
            <text:p>10540.650058</text:p>
          </table:table-cell>
          <table:table-cell office:value-type="float" office:value="11127.458892" calcext:value-type="float">
            <text:p>11127.458892</text:p>
          </table:table-cell>
          <table:table-cell office:value-type="float" office:value="8944.924491" calcext:value-type="float">
            <text:p>8944.924491</text:p>
          </table:table-cell>
          <table:table-cell office:value-type="float" office:value="8671.304024" calcext:value-type="float">
            <text:p>8671.304024</text:p>
          </table:table-cell>
          <table:table-cell office:value-type="float" office:value="8443.228718" calcext:value-type="float">
            <text:p>8443.228718</text:p>
          </table:table-cell>
          <table:table-cell office:value-type="float" office:value="8644.820819" calcext:value-type="float">
            <text:p>8644.820819</text:p>
          </table:table-cell>
          <table:table-cell office:value-type="float" office:value="8519.875233" calcext:value-type="float">
            <text:p>8519.875233</text:p>
          </table:table-cell>
          <table:table-cell office:value-type="float" office:value="8505.366361" calcext:value-type="float">
            <text:p>8505.366361</text:p>
          </table:table-cell>
          <table:table-cell office:value-type="float" office:value="8372.844044" calcext:value-type="float">
            <text:p>8372.844044</text:p>
          </table:table-cell>
          <table:table-cell office:value-type="float" office:value="8414.6698" calcext:value-type="float">
            <text:p>8414.6698</text:p>
          </table:table-cell>
        </table:table-row>
        <table:table-row table:style-name="ro1">
          <table:table-cell office:value-type="float" office:value="10551.281061" calcext:value-type="float">
            <text:p>10551.281061</text:p>
          </table:table-cell>
          <table:table-cell office:value-type="float" office:value="11135.798181" calcext:value-type="float">
            <text:p>11135.798181</text:p>
          </table:table-cell>
          <table:table-cell office:value-type="float" office:value="8946.732095" calcext:value-type="float">
            <text:p>8946.732095</text:p>
          </table:table-cell>
          <table:table-cell office:value-type="float" office:value="8684.656402" calcext:value-type="float">
            <text:p>8684.656402</text:p>
          </table:table-cell>
          <table:table-cell office:value-type="float" office:value="8444.877292" calcext:value-type="float">
            <text:p>8444.877292</text:p>
          </table:table-cell>
          <table:table-cell office:value-type="float" office:value="8831.601093" calcext:value-type="float">
            <text:p>8831.601093</text:p>
          </table:table-cell>
          <table:table-cell office:value-type="float" office:value="8529.607307" calcext:value-type="float">
            <text:p>8529.607307</text:p>
          </table:table-cell>
          <table:table-cell office:value-type="float" office:value="8519.014745" calcext:value-type="float">
            <text:p>8519.014745</text:p>
          </table:table-cell>
          <table:table-cell office:value-type="float" office:value="8374.028567" calcext:value-type="float">
            <text:p>8374.028567</text:p>
          </table:table-cell>
          <table:table-cell office:value-type="float" office:value="8419.416604" calcext:value-type="float">
            <text:p>8419.416604</text:p>
          </table:table-cell>
        </table:table-row>
      </table:table>
      <table:table table:name="Launch 100, wait x ms" table:style-name="ta1">
        <table:shapes>
          <draw:frame draw:z-index="0" draw:style-name="gr1" draw:text-style-name="P1" svg:width="69.447cm" svg:height="39.062cm" svg:x="29.251cm" svg:y="2.013cm">
            <draw:object draw:notify-on-update-of-ranges="'Launch 100, wait x ms'.A1:'Launch 100, wait x ms'.A101 'Launch 100, wait x ms'.B1:'Launch 100, wait x ms'.B101 'Launch 100, wait x ms'.C1:'Launch 100, wait x ms'.C101 'Launch 100, wait x ms'.D1:'Launch 100, wait x ms'.D101 'Launch 100, wait x ms'.E1:'Launch 100, wait x ms'.E101 'Launch 100, wait x ms'.F1:'Launch 100, wait x ms'.F101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aunch 100, wait 1ms</text:p>
          </table:table-cell>
          <table:table-cell office:value-type="string" calcext:value-type="string">
            <text:p>Launch 100, wait 100ms</text:p>
          </table:table-cell>
          <table:table-cell office:value-type="string" calcext:value-type="string">
            <text:p>Launch 100, wait 200ms</text:p>
          </table:table-cell>
          <table:table-cell office:value-type="string" calcext:value-type="string">
            <text:p>Launch 100, wait 300ms</text:p>
          </table:table-cell>
          <table:table-cell office:value-type="string" calcext:value-type="string">
            <text:p>Launch 100, wait 400ms</text:p>
          </table:table-cell>
          <table:table-cell office:value-type="string" calcext:value-type="string">
            <text:p>Launch 100, wait 500ms</text:p>
          </table:table-cell>
        </table:table-row>
        <table:table-row table:style-name="ro1">
          <table:table-cell office:value-type="float" office:value="3436.373607" calcext:value-type="float">
            <text:p>3436.373607</text:p>
          </table:table-cell>
          <table:table-cell office:value-type="float" office:value="4099.845762" calcext:value-type="float">
            <text:p>4099.845762</text:p>
          </table:table-cell>
          <table:table-cell office:value-type="float" office:value="4350.360274" calcext:value-type="float">
            <text:p>4350.360274</text:p>
          </table:table-cell>
          <table:table-cell office:value-type="float" office:value="2558.554729" calcext:value-type="float">
            <text:p>2558.554729</text:p>
          </table:table-cell>
          <table:table-cell office:value-type="float" office:value="3646.306883" calcext:value-type="float">
            <text:p>3646.306883</text:p>
          </table:table-cell>
          <table:table-cell office:value-type="float" office:value="3689.949902" calcext:value-type="float">
            <text:p>3689.949902</text:p>
          </table:table-cell>
        </table:table-row>
        <table:table-row table:style-name="ro1">
          <table:table-cell office:value-type="float" office:value="3654.631674" calcext:value-type="float">
            <text:p>3654.631674</text:p>
          </table:table-cell>
          <table:table-cell office:value-type="float" office:value="4099.939841" calcext:value-type="float">
            <text:p>4099.939841</text:p>
          </table:table-cell>
          <table:table-cell office:value-type="float" office:value="4937.458998" calcext:value-type="float">
            <text:p>4937.458998</text:p>
          </table:table-cell>
          <table:table-cell office:value-type="float" office:value="3366.693322" calcext:value-type="float">
            <text:p>3366.693322</text:p>
          </table:table-cell>
          <table:table-cell office:value-type="float" office:value="4026.443958" calcext:value-type="float">
            <text:p>4026.443958</text:p>
          </table:table-cell>
          <table:table-cell office:value-type="float" office:value="3695.570284" calcext:value-type="float">
            <text:p>3695.570284</text:p>
          </table:table-cell>
        </table:table-row>
        <table:table-row table:style-name="ro1">
          <table:table-cell office:value-type="float" office:value="3849.132585" calcext:value-type="float">
            <text:p>3849.132585</text:p>
          </table:table-cell>
          <table:table-cell office:value-type="float" office:value="4099.949148" calcext:value-type="float">
            <text:p>4099.949148</text:p>
          </table:table-cell>
          <table:table-cell office:value-type="float" office:value="4977.239019" calcext:value-type="float">
            <text:p>4977.239019</text:p>
          </table:table-cell>
          <table:table-cell office:value-type="float" office:value="3367.004721" calcext:value-type="float">
            <text:p>3367.004721</text:p>
          </table:table-cell>
          <table:table-cell office:value-type="float" office:value="4109.580823" calcext:value-type="float">
            <text:p>4109.580823</text:p>
          </table:table-cell>
          <table:table-cell office:value-type="float" office:value="4203.67765" calcext:value-type="float">
            <text:p>4203.67765</text:p>
          </table:table-cell>
        </table:table-row>
        <table:table-row table:style-name="ro1">
          <table:table-cell office:value-type="float" office:value="3849.631731" calcext:value-type="float">
            <text:p>3849.631731</text:p>
          </table:table-cell>
          <table:table-cell office:value-type="float" office:value="4229.339777" calcext:value-type="float">
            <text:p>4229.339777</text:p>
          </table:table-cell>
          <table:table-cell office:value-type="float" office:value="5006.731978" calcext:value-type="float">
            <text:p>5006.731978</text:p>
          </table:table-cell>
          <table:table-cell office:value-type="float" office:value="3513.205159" calcext:value-type="float">
            <text:p>3513.205159</text:p>
          </table:table-cell>
          <table:table-cell office:value-type="float" office:value="4182.74514" calcext:value-type="float">
            <text:p>4182.74514</text:p>
          </table:table-cell>
          <table:table-cell office:value-type="float" office:value="4315.003802" calcext:value-type="float">
            <text:p>4315.003802</text:p>
          </table:table-cell>
        </table:table-row>
        <table:table-row table:style-name="ro1">
          <table:table-cell office:value-type="float" office:value="3855.623202" calcext:value-type="float">
            <text:p>3855.623202</text:p>
          </table:table-cell>
          <table:table-cell office:value-type="float" office:value="4436.690225" calcext:value-type="float">
            <text:p>4436.690225</text:p>
          </table:table-cell>
          <table:table-cell office:value-type="float" office:value="5070.742038" calcext:value-type="float">
            <text:p>5070.742038</text:p>
          </table:table-cell>
          <table:table-cell office:value-type="float" office:value="3550.638229" calcext:value-type="float">
            <text:p>3550.638229</text:p>
          </table:table-cell>
          <table:table-cell office:value-type="float" office:value="4391.296711" calcext:value-type="float">
            <text:p>4391.296711</text:p>
          </table:table-cell>
          <table:table-cell office:value-type="float" office:value="4374.707216" calcext:value-type="float">
            <text:p>4374.707216</text:p>
          </table:table-cell>
        </table:table-row>
        <table:table-row table:style-name="ro1">
          <table:table-cell office:value-type="float" office:value="4247.885404" calcext:value-type="float">
            <text:p>4247.885404</text:p>
          </table:table-cell>
          <table:table-cell office:value-type="float" office:value="4497.922837" calcext:value-type="float">
            <text:p>4497.922837</text:p>
          </table:table-cell>
          <table:table-cell office:value-type="float" office:value="5178.341868" calcext:value-type="float">
            <text:p>5178.341868</text:p>
          </table:table-cell>
          <table:table-cell office:value-type="float" office:value="3567.680226" calcext:value-type="float">
            <text:p>3567.680226</text:p>
          </table:table-cell>
          <table:table-cell office:value-type="float" office:value="4426.057369" calcext:value-type="float">
            <text:p>4426.057369</text:p>
          </table:table-cell>
          <table:table-cell office:value-type="float" office:value="4442.544932" calcext:value-type="float">
            <text:p>4442.544932</text:p>
          </table:table-cell>
        </table:table-row>
        <table:table-row table:style-name="ro1">
          <table:table-cell office:value-type="float" office:value="4355.102772" calcext:value-type="float">
            <text:p>4355.102772</text:p>
          </table:table-cell>
          <table:table-cell office:value-type="float" office:value="4556.627361" calcext:value-type="float">
            <text:p>4556.627361</text:p>
          </table:table-cell>
          <table:table-cell office:value-type="float" office:value="5301.486567" calcext:value-type="float">
            <text:p>5301.486567</text:p>
          </table:table-cell>
          <table:table-cell office:value-type="float" office:value="3707.051835" calcext:value-type="float">
            <text:p>3707.051835</text:p>
          </table:table-cell>
          <table:table-cell office:value-type="float" office:value="4489.673826" calcext:value-type="float">
            <text:p>4489.673826</text:p>
          </table:table-cell>
          <table:table-cell office:value-type="float" office:value="4607.532061" calcext:value-type="float">
            <text:p>4607.532061</text:p>
          </table:table-cell>
        </table:table-row>
        <table:table-row table:style-name="ro1">
          <table:table-cell office:value-type="float" office:value="4479.619505" calcext:value-type="float">
            <text:p>4479.619505</text:p>
          </table:table-cell>
          <table:table-cell office:value-type="float" office:value="4838.814815" calcext:value-type="float">
            <text:p>4838.814815</text:p>
          </table:table-cell>
          <table:table-cell office:value-type="float" office:value="5377.388836" calcext:value-type="float">
            <text:p>5377.388836</text:p>
          </table:table-cell>
          <table:table-cell office:value-type="float" office:value="3856.973031" calcext:value-type="float">
            <text:p>3856.973031</text:p>
          </table:table-cell>
          <table:table-cell office:value-type="float" office:value="4602.766149" calcext:value-type="float">
            <text:p>4602.766149</text:p>
          </table:table-cell>
          <table:table-cell office:value-type="float" office:value="4646.3448" calcext:value-type="float">
            <text:p>4646.3448</text:p>
          </table:table-cell>
        </table:table-row>
        <table:table-row table:style-name="ro1">
          <table:table-cell office:value-type="float" office:value="4488.315221" calcext:value-type="float">
            <text:p>4488.315221</text:p>
          </table:table-cell>
          <table:table-cell office:value-type="float" office:value="4854.769527" calcext:value-type="float">
            <text:p>4854.769527</text:p>
          </table:table-cell>
          <table:table-cell office:value-type="float" office:value="5380.370196" calcext:value-type="float">
            <text:p>5380.370196</text:p>
          </table:table-cell>
          <table:table-cell office:value-type="float" office:value="3882.768486" calcext:value-type="float">
            <text:p>3882.768486</text:p>
          </table:table-cell>
          <table:table-cell office:value-type="float" office:value="4738.49993" calcext:value-type="float">
            <text:p>4738.49993</text:p>
          </table:table-cell>
          <table:table-cell office:value-type="float" office:value="4673.847335" calcext:value-type="float">
            <text:p>4673.847335</text:p>
          </table:table-cell>
        </table:table-row>
        <table:table-row table:style-name="ro1">
          <table:table-cell office:value-type="float" office:value="4742.550721" calcext:value-type="float">
            <text:p>4742.550721</text:p>
          </table:table-cell>
          <table:table-cell office:value-type="float" office:value="4856.339772" calcext:value-type="float">
            <text:p>4856.339772</text:p>
          </table:table-cell>
          <table:table-cell office:value-type="float" office:value="5410.459568" calcext:value-type="float">
            <text:p>5410.459568</text:p>
          </table:table-cell>
          <table:table-cell office:value-type="float" office:value="4013.246175" calcext:value-type="float">
            <text:p>4013.246175</text:p>
          </table:table-cell>
          <table:table-cell office:value-type="float" office:value="4838.323304" calcext:value-type="float">
            <text:p>4838.323304</text:p>
          </table:table-cell>
          <table:table-cell office:value-type="float" office:value="4819.598849" calcext:value-type="float">
            <text:p>4819.598849</text:p>
          </table:table-cell>
        </table:table-row>
        <table:table-row table:style-name="ro1">
          <table:table-cell office:value-type="float" office:value="5017.423736" calcext:value-type="float">
            <text:p>5017.423736</text:p>
          </table:table-cell>
          <table:table-cell office:value-type="float" office:value="4872.569262" calcext:value-type="float">
            <text:p>4872.569262</text:p>
          </table:table-cell>
          <table:table-cell office:value-type="float" office:value="5601.233005" calcext:value-type="float">
            <text:p>5601.233005</text:p>
          </table:table-cell>
          <table:table-cell office:value-type="float" office:value="4058.25951" calcext:value-type="float">
            <text:p>4058.25951</text:p>
          </table:table-cell>
          <table:table-cell office:value-type="float" office:value="4859.4707" calcext:value-type="float">
            <text:p>4859.4707</text:p>
          </table:table-cell>
          <table:table-cell office:value-type="float" office:value="4847.580819" calcext:value-type="float">
            <text:p>4847.580819</text:p>
          </table:table-cell>
        </table:table-row>
        <table:table-row table:style-name="ro1">
          <table:table-cell office:value-type="float" office:value="5131.544647" calcext:value-type="float">
            <text:p>5131.544647</text:p>
          </table:table-cell>
          <table:table-cell office:value-type="float" office:value="4936.776326" calcext:value-type="float">
            <text:p>4936.776326</text:p>
          </table:table-cell>
          <table:table-cell office:value-type="float" office:value="5654.562407" calcext:value-type="float">
            <text:p>5654.562407</text:p>
          </table:table-cell>
          <table:table-cell office:value-type="float" office:value="4129.367108" calcext:value-type="float">
            <text:p>4129.367108</text:p>
          </table:table-cell>
          <table:table-cell office:value-type="float" office:value="4910.176652" calcext:value-type="float">
            <text:p>4910.176652</text:p>
          </table:table-cell>
          <table:table-cell office:value-type="float" office:value="5019.618533" calcext:value-type="float">
            <text:p>5019.618533</text:p>
          </table:table-cell>
        </table:table-row>
        <table:table-row table:style-name="ro1">
          <table:table-cell office:value-type="float" office:value="5175.877423" calcext:value-type="float">
            <text:p>5175.877423</text:p>
          </table:table-cell>
          <table:table-cell office:value-type="float" office:value="5034.462721" calcext:value-type="float">
            <text:p>5034.462721</text:p>
          </table:table-cell>
          <table:table-cell office:value-type="float" office:value="5693.394388" calcext:value-type="float">
            <text:p>5693.394388</text:p>
          </table:table-cell>
          <table:table-cell office:value-type="float" office:value="4199.179514" calcext:value-type="float">
            <text:p>4199.179514</text:p>
          </table:table-cell>
          <table:table-cell office:value-type="float" office:value="4922.761423" calcext:value-type="float">
            <text:p>4922.761423</text:p>
          </table:table-cell>
          <table:table-cell office:value-type="float" office:value="5169.962965" calcext:value-type="float">
            <text:p>5169.962965</text:p>
          </table:table-cell>
        </table:table-row>
        <table:table-row table:style-name="ro1">
          <table:table-cell office:value-type="float" office:value="5451.588396" calcext:value-type="float">
            <text:p>5451.588396</text:p>
          </table:table-cell>
          <table:table-cell office:value-type="float" office:value="5034.749625" calcext:value-type="float">
            <text:p>5034.749625</text:p>
          </table:table-cell>
          <table:table-cell office:value-type="float" office:value="5805.564534" calcext:value-type="float">
            <text:p>5805.564534</text:p>
          </table:table-cell>
          <table:table-cell office:value-type="float" office:value="4405.005781" calcext:value-type="float">
            <text:p>4405.005781</text:p>
          </table:table-cell>
          <table:table-cell office:value-type="float" office:value="4995.435404" calcext:value-type="float">
            <text:p>4995.435404</text:p>
          </table:table-cell>
          <table:table-cell office:value-type="float" office:value="5207.942338" calcext:value-type="float">
            <text:p>5207.942338</text:p>
          </table:table-cell>
        </table:table-row>
        <table:table-row table:style-name="ro1">
          <table:table-cell office:value-type="float" office:value="5455.525772" calcext:value-type="float">
            <text:p>5455.525772</text:p>
          </table:table-cell>
          <table:table-cell office:value-type="float" office:value="5041.187603" calcext:value-type="float">
            <text:p>5041.187603</text:p>
          </table:table-cell>
          <table:table-cell office:value-type="float" office:value="5849.124958" calcext:value-type="float">
            <text:p>5849.124958</text:p>
          </table:table-cell>
          <table:table-cell office:value-type="float" office:value="4489.468327" calcext:value-type="float">
            <text:p>4489.468327</text:p>
          </table:table-cell>
          <table:table-cell office:value-type="float" office:value="5022.326133" calcext:value-type="float">
            <text:p>5022.326133</text:p>
          </table:table-cell>
          <table:table-cell office:value-type="float" office:value="5318.113306" calcext:value-type="float">
            <text:p>5318.113306</text:p>
          </table:table-cell>
        </table:table-row>
        <table:table-row table:style-name="ro1">
          <table:table-cell office:value-type="float" office:value="5458.352768" calcext:value-type="float">
            <text:p>5458.352768</text:p>
          </table:table-cell>
          <table:table-cell office:value-type="float" office:value="5078.627139" calcext:value-type="float">
            <text:p>5078.627139</text:p>
          </table:table-cell>
          <table:table-cell office:value-type="float" office:value="5934.369615" calcext:value-type="float">
            <text:p>5934.369615</text:p>
          </table:table-cell>
          <table:table-cell office:value-type="float" office:value="4601.249372" calcext:value-type="float">
            <text:p>4601.249372</text:p>
          </table:table-cell>
          <table:table-cell office:value-type="float" office:value="5123.054679" calcext:value-type="float">
            <text:p>5123.054679</text:p>
          </table:table-cell>
          <table:table-cell office:value-type="float" office:value="5664.141436" calcext:value-type="float">
            <text:p>5664.141436</text:p>
          </table:table-cell>
        </table:table-row>
        <table:table-row table:style-name="ro1">
          <table:table-cell office:value-type="float" office:value="5624.98054" calcext:value-type="float">
            <text:p>5624.98054</text:p>
          </table:table-cell>
          <table:table-cell office:value-type="float" office:value="5111.082015" calcext:value-type="float">
            <text:p>5111.082015</text:p>
          </table:table-cell>
          <table:table-cell office:value-type="float" office:value="6009.509905" calcext:value-type="float">
            <text:p>6009.509905</text:p>
          </table:table-cell>
          <table:table-cell office:value-type="float" office:value="4744.956623" calcext:value-type="float">
            <text:p>4744.956623</text:p>
          </table:table-cell>
          <table:table-cell office:value-type="float" office:value="5123.055176" calcext:value-type="float">
            <text:p>5123.055176</text:p>
          </table:table-cell>
          <table:table-cell office:value-type="float" office:value="5863.574062" calcext:value-type="float">
            <text:p>5863.574062</text:p>
          </table:table-cell>
        </table:table-row>
        <table:table-row table:style-name="ro1">
          <table:table-cell office:value-type="float" office:value="5728.7084" calcext:value-type="float">
            <text:p>5728.7084</text:p>
          </table:table-cell>
          <table:table-cell office:value-type="float" office:value="5204.634989" calcext:value-type="float">
            <text:p>5204.634989</text:p>
          </table:table-cell>
          <table:table-cell office:value-type="float" office:value="6026.350827" calcext:value-type="float">
            <text:p>6026.350827</text:p>
          </table:table-cell>
          <table:table-cell office:value-type="float" office:value="4849.627127" calcext:value-type="float">
            <text:p>4849.627127</text:p>
          </table:table-cell>
          <table:table-cell office:value-type="float" office:value="5123.065007" calcext:value-type="float">
            <text:p>5123.065007</text:p>
          </table:table-cell>
          <table:table-cell office:value-type="float" office:value="5891.587207" calcext:value-type="float">
            <text:p>5891.587207</text:p>
          </table:table-cell>
        </table:table-row>
        <table:table-row table:style-name="ro1">
          <table:table-cell office:value-type="float" office:value="5786.807784" calcext:value-type="float">
            <text:p>5786.807784</text:p>
          </table:table-cell>
          <table:table-cell office:value-type="float" office:value="5427.336082" calcext:value-type="float">
            <text:p>5427.336082</text:p>
          </table:table-cell>
          <table:table-cell office:value-type="float" office:value="6183.536205" calcext:value-type="float">
            <text:p>6183.536205</text:p>
          </table:table-cell>
          <table:table-cell office:value-type="float" office:value="4849.673287" calcext:value-type="float">
            <text:p>4849.673287</text:p>
          </table:table-cell>
          <table:table-cell office:value-type="float" office:value="5180.092725" calcext:value-type="float">
            <text:p>5180.092725</text:p>
          </table:table-cell>
          <table:table-cell office:value-type="float" office:value="6078.400257" calcext:value-type="float">
            <text:p>6078.400257</text:p>
          </table:table-cell>
        </table:table-row>
        <table:table-row table:style-name="ro1">
          <table:table-cell office:value-type="float" office:value="5889.002989" calcext:value-type="float">
            <text:p>5889.002989</text:p>
          </table:table-cell>
          <table:table-cell office:value-type="float" office:value="5469.025389" calcext:value-type="float">
            <text:p>5469.025389</text:p>
          </table:table-cell>
          <table:table-cell office:value-type="float" office:value="6240.170182" calcext:value-type="float">
            <text:p>6240.170182</text:p>
          </table:table-cell>
          <table:table-cell office:value-type="float" office:value="5094.202473" calcext:value-type="float">
            <text:p>5094.202473</text:p>
          </table:table-cell>
          <table:table-cell office:value-type="float" office:value="5252.030375" calcext:value-type="float">
            <text:p>5252.030375</text:p>
          </table:table-cell>
          <table:table-cell office:value-type="float" office:value="6114.468527" calcext:value-type="float">
            <text:p>6114.468527</text:p>
          </table:table-cell>
        </table:table-row>
        <table:table-row table:style-name="ro1">
          <table:table-cell office:value-type="float" office:value="5908.793298" calcext:value-type="float">
            <text:p>5908.793298</text:p>
          </table:table-cell>
          <table:table-cell office:value-type="float" office:value="5622.444311" calcext:value-type="float">
            <text:p>5622.444311</text:p>
          </table:table-cell>
          <table:table-cell office:value-type="float" office:value="6285.07561" calcext:value-type="float">
            <text:p>6285.07561</text:p>
          </table:table-cell>
          <table:table-cell office:value-type="float" office:value="5106.204216" calcext:value-type="float">
            <text:p>5106.204216</text:p>
          </table:table-cell>
          <table:table-cell office:value-type="float" office:value="5263.303406" calcext:value-type="float">
            <text:p>5263.303406</text:p>
          </table:table-cell>
          <table:table-cell office:value-type="float" office:value="6132.012379" calcext:value-type="float">
            <text:p>6132.012379</text:p>
          </table:table-cell>
        </table:table-row>
        <table:table-row table:style-name="ro1">
          <table:table-cell office:value-type="float" office:value="5935.782532" calcext:value-type="float">
            <text:p>5935.782532</text:p>
          </table:table-cell>
          <table:table-cell office:value-type="float" office:value="5622.454433" calcext:value-type="float">
            <text:p>5622.454433</text:p>
          </table:table-cell>
          <table:table-cell office:value-type="float" office:value="6333.313619" calcext:value-type="float">
            <text:p>6333.313619</text:p>
          </table:table-cell>
          <table:table-cell office:value-type="float" office:value="5225.021868" calcext:value-type="float">
            <text:p>5225.021868</text:p>
          </table:table-cell>
          <table:table-cell office:value-type="float" office:value="5284.804982" calcext:value-type="float">
            <text:p>5284.804982</text:p>
          </table:table-cell>
          <table:table-cell office:value-type="float" office:value="6154.332527" calcext:value-type="float">
            <text:p>6154.332527</text:p>
          </table:table-cell>
        </table:table-row>
        <table:table-row table:style-name="ro1">
          <table:table-cell office:value-type="float" office:value="5975.703174" calcext:value-type="float">
            <text:p>5975.703174</text:p>
          </table:table-cell>
          <table:table-cell office:value-type="float" office:value="5697.430603" calcext:value-type="float">
            <text:p>5697.430603</text:p>
          </table:table-cell>
          <table:table-cell office:value-type="float" office:value="6449.287952" calcext:value-type="float">
            <text:p>6449.287952</text:p>
          </table:table-cell>
          <table:table-cell office:value-type="float" office:value="5329.065928" calcext:value-type="float">
            <text:p>5329.065928</text:p>
          </table:table-cell>
          <table:table-cell office:value-type="float" office:value="5311.43476" calcext:value-type="float">
            <text:p>5311.43476</text:p>
          </table:table-cell>
          <table:table-cell office:value-type="float" office:value="6255.608945" calcext:value-type="float">
            <text:p>6255.608945</text:p>
          </table:table-cell>
        </table:table-row>
        <table:table-row table:style-name="ro1">
          <table:table-cell office:value-type="float" office:value="5988.768932" calcext:value-type="float">
            <text:p>5988.768932</text:p>
          </table:table-cell>
          <table:table-cell office:value-type="float" office:value="5697.582699" calcext:value-type="float">
            <text:p>5697.582699</text:p>
          </table:table-cell>
          <table:table-cell office:value-type="float" office:value="6457.335962" calcext:value-type="float">
            <text:p>6457.335962</text:p>
          </table:table-cell>
          <table:table-cell office:value-type="float" office:value="5338.359436" calcext:value-type="float">
            <text:p>5338.359436</text:p>
          </table:table-cell>
          <table:table-cell office:value-type="float" office:value="5326.620431" calcext:value-type="float">
            <text:p>5326.620431</text:p>
          </table:table-cell>
          <table:table-cell office:value-type="float" office:value="6260.974351" calcext:value-type="float">
            <text:p>6260.974351</text:p>
          </table:table-cell>
        </table:table-row>
        <table:table-row table:style-name="ro1">
          <table:table-cell office:value-type="float" office:value="6055.509152" calcext:value-type="float">
            <text:p>6055.509152</text:p>
          </table:table-cell>
          <table:table-cell office:value-type="float" office:value="5737.545218" calcext:value-type="float">
            <text:p>5737.545218</text:p>
          </table:table-cell>
          <table:table-cell office:value-type="float" office:value="6489.17777" calcext:value-type="float">
            <text:p>6489.17777</text:p>
          </table:table-cell>
          <table:table-cell office:value-type="float" office:value="5358.09421" calcext:value-type="float">
            <text:p>5358.09421</text:p>
          </table:table-cell>
          <table:table-cell office:value-type="float" office:value="5328.801891" calcext:value-type="float">
            <text:p>5328.801891</text:p>
          </table:table-cell>
          <table:table-cell office:value-type="float" office:value="6310.559257" calcext:value-type="float">
            <text:p>6310.559257</text:p>
          </table:table-cell>
        </table:table-row>
        <table:table-row table:style-name="ro1">
          <table:table-cell office:value-type="float" office:value="6147.558104" calcext:value-type="float">
            <text:p>6147.558104</text:p>
          </table:table-cell>
          <table:table-cell office:value-type="float" office:value="5785.322635" calcext:value-type="float">
            <text:p>5785.322635</text:p>
          </table:table-cell>
          <table:table-cell office:value-type="float" office:value="6503.448113" calcext:value-type="float">
            <text:p>6503.448113</text:p>
          </table:table-cell>
          <table:table-cell office:value-type="float" office:value="5598.303684" calcext:value-type="float">
            <text:p>5598.303684</text:p>
          </table:table-cell>
          <table:table-cell office:value-type="float" office:value="5611.305845" calcext:value-type="float">
            <text:p>5611.305845</text:p>
          </table:table-cell>
          <table:table-cell office:value-type="float" office:value="6386.470407" calcext:value-type="float">
            <text:p>6386.470407</text:p>
          </table:table-cell>
        </table:table-row>
        <table:table-row table:style-name="ro1">
          <table:table-cell office:value-type="float" office:value="6293.221533" calcext:value-type="float">
            <text:p>6293.221533</text:p>
          </table:table-cell>
          <table:table-cell office:value-type="float" office:value="5796.46094" calcext:value-type="float">
            <text:p>5796.46094</text:p>
          </table:table-cell>
          <table:table-cell office:value-type="float" office:value="6557.751552" calcext:value-type="float">
            <text:p>6557.751552</text:p>
          </table:table-cell>
          <table:table-cell office:value-type="float" office:value="5734.202114" calcext:value-type="float">
            <text:p>5734.202114</text:p>
          </table:table-cell>
          <table:table-cell office:value-type="float" office:value="5611.342892" calcext:value-type="float">
            <text:p>5611.342892</text:p>
          </table:table-cell>
          <table:table-cell office:value-type="float" office:value="6462.655964" calcext:value-type="float">
            <text:p>6462.655964</text:p>
          </table:table-cell>
        </table:table-row>
        <table:table-row table:style-name="ro1">
          <table:table-cell office:value-type="float" office:value="6479.993844" calcext:value-type="float">
            <text:p>6479.993844</text:p>
          </table:table-cell>
          <table:table-cell office:value-type="float" office:value="5862.823423" calcext:value-type="float">
            <text:p>5862.823423</text:p>
          </table:table-cell>
          <table:table-cell office:value-type="float" office:value="6569.276749" calcext:value-type="float">
            <text:p>6569.276749</text:p>
          </table:table-cell>
          <table:table-cell office:value-type="float" office:value="5928.880075" calcext:value-type="float">
            <text:p>5928.880075</text:p>
          </table:table-cell>
          <table:table-cell office:value-type="float" office:value="5962.223256" calcext:value-type="float">
            <text:p>5962.223256</text:p>
          </table:table-cell>
          <table:table-cell office:value-type="float" office:value="6462.67499" calcext:value-type="float">
            <text:p>6462.67499</text:p>
          </table:table-cell>
        </table:table-row>
        <table:table-row table:style-name="ro1">
          <table:table-cell office:value-type="float" office:value="6502.565714" calcext:value-type="float">
            <text:p>6502.565714</text:p>
          </table:table-cell>
          <table:table-cell office:value-type="float" office:value="5873.524038" calcext:value-type="float">
            <text:p>5873.524038</text:p>
          </table:table-cell>
          <table:table-cell office:value-type="float" office:value="6572.107479" calcext:value-type="float">
            <text:p>6572.107479</text:p>
          </table:table-cell>
          <table:table-cell office:value-type="float" office:value="5937.095768" calcext:value-type="float">
            <text:p>5937.095768</text:p>
          </table:table-cell>
          <table:table-cell office:value-type="float" office:value="6147.346071" calcext:value-type="float">
            <text:p>6147.346071</text:p>
          </table:table-cell>
          <table:table-cell office:value-type="float" office:value="6470.29268" calcext:value-type="float">
            <text:p>6470.29268</text:p>
          </table:table-cell>
        </table:table-row>
        <table:table-row table:style-name="ro1">
          <table:table-cell office:value-type="float" office:value="6511.692477" calcext:value-type="float">
            <text:p>6511.692477</text:p>
          </table:table-cell>
          <table:table-cell office:value-type="float" office:value="6133.159588" calcext:value-type="float">
            <text:p>6133.159588</text:p>
          </table:table-cell>
          <table:table-cell office:value-type="float" office:value="6713.204055" calcext:value-type="float">
            <text:p>6713.204055</text:p>
          </table:table-cell>
          <table:table-cell office:value-type="float" office:value="5969.538408" calcext:value-type="float">
            <text:p>5969.538408</text:p>
          </table:table-cell>
          <table:table-cell office:value-type="float" office:value="6250.121717" calcext:value-type="float">
            <text:p>6250.121717</text:p>
          </table:table-cell>
          <table:table-cell office:value-type="float" office:value="6481.951913" calcext:value-type="float">
            <text:p>6481.951913</text:p>
          </table:table-cell>
        </table:table-row>
        <table:table-row table:style-name="ro1">
          <table:table-cell office:value-type="float" office:value="6555.615533" calcext:value-type="float">
            <text:p>6555.615533</text:p>
          </table:table-cell>
          <table:table-cell office:value-type="float" office:value="6168.574544" calcext:value-type="float">
            <text:p>6168.574544</text:p>
          </table:table-cell>
          <table:table-cell office:value-type="float" office:value="6885.210212" calcext:value-type="float">
            <text:p>6885.210212</text:p>
          </table:table-cell>
          <table:table-cell office:value-type="float" office:value="6053.595255" calcext:value-type="float">
            <text:p>6053.595255</text:p>
          </table:table-cell>
          <table:table-cell office:value-type="float" office:value="6322.113847" calcext:value-type="float">
            <text:p>6322.113847</text:p>
          </table:table-cell>
          <table:table-cell office:value-type="float" office:value="6579.553748" calcext:value-type="float">
            <text:p>6579.553748</text:p>
          </table:table-cell>
        </table:table-row>
        <table:table-row table:style-name="ro1">
          <table:table-cell office:value-type="float" office:value="6627.695911" calcext:value-type="float">
            <text:p>6627.695911</text:p>
          </table:table-cell>
          <table:table-cell office:value-type="float" office:value="6302.337841" calcext:value-type="float">
            <text:p>6302.337841</text:p>
          </table:table-cell>
          <table:table-cell office:value-type="float" office:value="6925.25883" calcext:value-type="float">
            <text:p>6925.25883</text:p>
          </table:table-cell>
          <table:table-cell office:value-type="float" office:value="6197.047379" calcext:value-type="float">
            <text:p>6197.047379</text:p>
          </table:table-cell>
          <table:table-cell office:value-type="float" office:value="6333.384344" calcext:value-type="float">
            <text:p>6333.384344</text:p>
          </table:table-cell>
          <table:table-cell office:value-type="float" office:value="6594.406373" calcext:value-type="float">
            <text:p>6594.406373</text:p>
          </table:table-cell>
        </table:table-row>
        <table:table-row table:style-name="ro1">
          <table:table-cell office:value-type="float" office:value="6835.622511" calcext:value-type="float">
            <text:p>6835.622511</text:p>
          </table:table-cell>
          <table:table-cell office:value-type="float" office:value="6461.579317" calcext:value-type="float">
            <text:p>6461.579317</text:p>
          </table:table-cell>
          <table:table-cell office:value-type="float" office:value="6997.727628" calcext:value-type="float">
            <text:p>6997.727628</text:p>
          </table:table-cell>
          <table:table-cell office:value-type="float" office:value="6361.600206" calcext:value-type="float">
            <text:p>6361.600206</text:p>
          </table:table-cell>
          <table:table-cell office:value-type="float" office:value="6350.276314" calcext:value-type="float">
            <text:p>6350.276314</text:p>
          </table:table-cell>
          <table:table-cell office:value-type="float" office:value="6598.248806" calcext:value-type="float">
            <text:p>6598.248806</text:p>
          </table:table-cell>
        </table:table-row>
        <table:table-row table:style-name="ro1">
          <table:table-cell office:value-type="float" office:value="7086.094472" calcext:value-type="float">
            <text:p>7086.094472</text:p>
          </table:table-cell>
          <table:table-cell office:value-type="float" office:value="6461.97025" calcext:value-type="float">
            <text:p>6461.97025</text:p>
          </table:table-cell>
          <table:table-cell office:value-type="float" office:value="7066.34654" calcext:value-type="float">
            <text:p>7066.34654</text:p>
          </table:table-cell>
          <table:table-cell office:value-type="float" office:value="6361.642452" calcext:value-type="float">
            <text:p>6361.642452</text:p>
          </table:table-cell>
          <table:table-cell office:value-type="float" office:value="6423.298024" calcext:value-type="float">
            <text:p>6423.298024</text:p>
          </table:table-cell>
          <table:table-cell office:value-type="float" office:value="6610.585234" calcext:value-type="float">
            <text:p>6610.585234</text:p>
          </table:table-cell>
        </table:table-row>
        <table:table-row table:style-name="ro1">
          <table:table-cell office:value-type="float" office:value="7155.586651" calcext:value-type="float">
            <text:p>7155.586651</text:p>
          </table:table-cell>
          <table:table-cell office:value-type="float" office:value="6462.198921" calcext:value-type="float">
            <text:p>6462.198921</text:p>
          </table:table-cell>
          <table:table-cell office:value-type="float" office:value="7145.860186" calcext:value-type="float">
            <text:p>7145.860186</text:p>
          </table:table-cell>
          <table:table-cell office:value-type="float" office:value="6508.217232" calcext:value-type="float">
            <text:p>6508.217232</text:p>
          </table:table-cell>
          <table:table-cell office:value-type="float" office:value="6431.301719" calcext:value-type="float">
            <text:p>6431.301719</text:p>
          </table:table-cell>
          <table:table-cell office:value-type="float" office:value="6635.690376" calcext:value-type="float">
            <text:p>6635.690376</text:p>
          </table:table-cell>
        </table:table-row>
        <table:table-row table:style-name="ro1">
          <table:table-cell office:value-type="float" office:value="7187.756328" calcext:value-type="float">
            <text:p>7187.756328</text:p>
          </table:table-cell>
          <table:table-cell office:value-type="float" office:value="6462.414288" calcext:value-type="float">
            <text:p>6462.414288</text:p>
          </table:table-cell>
          <table:table-cell office:value-type="float" office:value="7193.660015" calcext:value-type="float">
            <text:p>7193.660015</text:p>
          </table:table-cell>
          <table:table-cell office:value-type="float" office:value="6570.790922" calcext:value-type="float">
            <text:p>6570.790922</text:p>
          </table:table-cell>
          <table:table-cell office:value-type="float" office:value="6697.273885" calcext:value-type="float">
            <text:p>6697.273885</text:p>
          </table:table-cell>
          <table:table-cell office:value-type="float" office:value="6642.591306" calcext:value-type="float">
            <text:p>6642.591306</text:p>
          </table:table-cell>
        </table:table-row>
        <table:table-row table:style-name="ro1">
          <table:table-cell office:value-type="float" office:value="7191.598001" calcext:value-type="float">
            <text:p>7191.598001</text:p>
          </table:table-cell>
          <table:table-cell office:value-type="float" office:value="6473.556949" calcext:value-type="float">
            <text:p>6473.556949</text:p>
          </table:table-cell>
          <table:table-cell office:value-type="float" office:value="7213.278183" calcext:value-type="float">
            <text:p>7213.278183</text:p>
          </table:table-cell>
          <table:table-cell office:value-type="float" office:value="6573.027422" calcext:value-type="float">
            <text:p>6573.027422</text:p>
          </table:table-cell>
          <table:table-cell office:value-type="float" office:value="6707.283474" calcext:value-type="float">
            <text:p>6707.283474</text:p>
          </table:table-cell>
          <table:table-cell office:value-type="float" office:value="6642.693694" calcext:value-type="float">
            <text:p>6642.693694</text:p>
          </table:table-cell>
        </table:table-row>
        <table:table-row table:style-name="ro1">
          <table:table-cell office:value-type="float" office:value="7203.718221" calcext:value-type="float">
            <text:p>7203.718221</text:p>
          </table:table-cell>
          <table:table-cell office:value-type="float" office:value="6476.641206" calcext:value-type="float">
            <text:p>6476.641206</text:p>
          </table:table-cell>
          <table:table-cell office:value-type="float" office:value="7368.784538" calcext:value-type="float">
            <text:p>7368.784538</text:p>
          </table:table-cell>
          <table:table-cell office:value-type="float" office:value="6613.24034" calcext:value-type="float">
            <text:p>6613.24034</text:p>
          </table:table-cell>
          <table:table-cell office:value-type="float" office:value="6735.296352" calcext:value-type="float">
            <text:p>6735.296352</text:p>
          </table:table-cell>
          <table:table-cell office:value-type="float" office:value="6673.318978" calcext:value-type="float">
            <text:p>6673.318978</text:p>
          </table:table-cell>
        </table:table-row>
        <table:table-row table:style-name="ro1">
          <table:table-cell office:value-type="float" office:value="7277.287745" calcext:value-type="float">
            <text:p>7277.287745</text:p>
          </table:table-cell>
          <table:table-cell office:value-type="float" office:value="6628.29491" calcext:value-type="float">
            <text:p>6628.29491</text:p>
          </table:table-cell>
          <table:table-cell office:value-type="float" office:value="7374.674274" calcext:value-type="float">
            <text:p>7374.674274</text:p>
          </table:table-cell>
          <table:table-cell office:value-type="float" office:value="6681.10713" calcext:value-type="float">
            <text:p>6681.10713</text:p>
          </table:table-cell>
          <table:table-cell office:value-type="float" office:value="6736.960775" calcext:value-type="float">
            <text:p>6736.960775</text:p>
          </table:table-cell>
          <table:table-cell office:value-type="float" office:value="6777.772008" calcext:value-type="float">
            <text:p>6777.772008</text:p>
          </table:table-cell>
        </table:table-row>
        <table:table-row table:style-name="ro1">
          <table:table-cell office:value-type="float" office:value="7304.135958" calcext:value-type="float">
            <text:p>7304.135958</text:p>
          </table:table-cell>
          <table:table-cell office:value-type="float" office:value="6708.352388" calcext:value-type="float">
            <text:p>6708.352388</text:p>
          </table:table-cell>
          <table:table-cell office:value-type="float" office:value="7475.449137" calcext:value-type="float">
            <text:p>7475.449137</text:p>
          </table:table-cell>
          <table:table-cell office:value-type="float" office:value="6685.516973" calcext:value-type="float">
            <text:p>6685.516973</text:p>
          </table:table-cell>
          <table:table-cell office:value-type="float" office:value="6946.220478" calcext:value-type="float">
            <text:p>6946.220478</text:p>
          </table:table-cell>
          <table:table-cell office:value-type="float" office:value="6841.284467" calcext:value-type="float">
            <text:p>6841.284467</text:p>
          </table:table-cell>
        </table:table-row>
        <table:table-row table:style-name="ro1">
          <table:table-cell office:value-type="float" office:value="7343.623171" calcext:value-type="float">
            <text:p>7343.623171</text:p>
          </table:table-cell>
          <table:table-cell office:value-type="float" office:value="6723.496751" calcext:value-type="float">
            <text:p>6723.496751</text:p>
          </table:table-cell>
          <table:table-cell office:value-type="float" office:value="7549.590377" calcext:value-type="float">
            <text:p>7549.590377</text:p>
          </table:table-cell>
          <table:table-cell office:value-type="float" office:value="6716.983824" calcext:value-type="float">
            <text:p>6716.983824</text:p>
          </table:table-cell>
          <table:table-cell office:value-type="float" office:value="6962.255221" calcext:value-type="float">
            <text:p>6962.255221</text:p>
          </table:table-cell>
          <table:table-cell office:value-type="float" office:value="6886.386766" calcext:value-type="float">
            <text:p>6886.386766</text:p>
          </table:table-cell>
        </table:table-row>
        <table:table-row table:style-name="ro1">
          <table:table-cell office:value-type="float" office:value="7387.59696" calcext:value-type="float">
            <text:p>7387.59696</text:p>
          </table:table-cell>
          <table:table-cell office:value-type="float" office:value="6765.573256" calcext:value-type="float">
            <text:p>6765.573256</text:p>
          </table:table-cell>
          <table:table-cell office:value-type="float" office:value="7553.198615" calcext:value-type="float">
            <text:p>7553.198615</text:p>
          </table:table-cell>
          <table:table-cell office:value-type="float" office:value="6745.748641" calcext:value-type="float">
            <text:p>6745.748641</text:p>
          </table:table-cell>
          <table:table-cell office:value-type="float" office:value="7020.465295" calcext:value-type="float">
            <text:p>7020.465295</text:p>
          </table:table-cell>
          <table:table-cell office:value-type="float" office:value="6892.32111" calcext:value-type="float">
            <text:p>6892.32111</text:p>
          </table:table-cell>
        </table:table-row>
        <table:table-row table:style-name="ro1">
          <table:table-cell office:value-type="float" office:value="7439.496813" calcext:value-type="float">
            <text:p>7439.496813</text:p>
          </table:table-cell>
          <table:table-cell office:value-type="float" office:value="6780.540097" calcext:value-type="float">
            <text:p>6780.540097</text:p>
          </table:table-cell>
          <table:table-cell office:value-type="float" office:value="7582.05533" calcext:value-type="float">
            <text:p>7582.05533</text:p>
          </table:table-cell>
          <table:table-cell office:value-type="float" office:value="6817.775992" calcext:value-type="float">
            <text:p>6817.775992</text:p>
          </table:table-cell>
          <table:table-cell office:value-type="float" office:value="7025.874686" calcext:value-type="float">
            <text:p>7025.874686</text:p>
          </table:table-cell>
          <table:table-cell office:value-type="float" office:value="7031.578387" calcext:value-type="float">
            <text:p>7031.578387</text:p>
          </table:table-cell>
        </table:table-row>
        <table:table-row table:style-name="ro1">
          <table:table-cell office:value-type="float" office:value="7465.715917" calcext:value-type="float">
            <text:p>7465.715917</text:p>
          </table:table-cell>
          <table:table-cell office:value-type="float" office:value="6795.81217" calcext:value-type="float">
            <text:p>6795.81217</text:p>
          </table:table-cell>
          <table:table-cell office:value-type="float" office:value="7619.991641" calcext:value-type="float">
            <text:p>7619.991641</text:p>
          </table:table-cell>
          <table:table-cell office:value-type="float" office:value="6866.521282" calcext:value-type="float">
            <text:p>6866.521282</text:p>
          </table:table-cell>
          <table:table-cell office:value-type="float" office:value="7044.421086" calcext:value-type="float">
            <text:p>7044.421086</text:p>
          </table:table-cell>
          <table:table-cell office:value-type="float" office:value="7051.904443" calcext:value-type="float">
            <text:p>7051.904443</text:p>
          </table:table-cell>
        </table:table-row>
        <table:table-row table:style-name="ro1">
          <table:table-cell office:value-type="float" office:value="7501.789033" calcext:value-type="float">
            <text:p>7501.789033</text:p>
          </table:table-cell>
          <table:table-cell office:value-type="float" office:value="7067.89138" calcext:value-type="float">
            <text:p>7067.89138</text:p>
          </table:table-cell>
          <table:table-cell office:value-type="float" office:value="7620.077291" calcext:value-type="float">
            <text:p>7620.077291</text:p>
          </table:table-cell>
          <table:table-cell office:value-type="float" office:value="6892.604602" calcext:value-type="float">
            <text:p>6892.604602</text:p>
          </table:table-cell>
          <table:table-cell office:value-type="float" office:value="7182.099947" calcext:value-type="float">
            <text:p>7182.099947</text:p>
          </table:table-cell>
          <table:table-cell office:value-type="float" office:value="7078.067377" calcext:value-type="float">
            <text:p>7078.067377</text:p>
          </table:table-cell>
        </table:table-row>
        <table:table-row table:style-name="ro1">
          <table:table-cell office:value-type="float" office:value="7532.122724" calcext:value-type="float">
            <text:p>7532.122724</text:p>
          </table:table-cell>
          <table:table-cell office:value-type="float" office:value="7140.249698" calcext:value-type="float">
            <text:p>7140.249698</text:p>
          </table:table-cell>
          <table:table-cell office:value-type="float" office:value="7626.143797" calcext:value-type="float">
            <text:p>7626.143797</text:p>
          </table:table-cell>
          <table:table-cell office:value-type="float" office:value="6908.148149" calcext:value-type="float">
            <text:p>6908.148149</text:p>
          </table:table-cell>
          <table:table-cell office:value-type="float" office:value="7274.147522" calcext:value-type="float">
            <text:p>7274.147522</text:p>
          </table:table-cell>
          <table:table-cell office:value-type="float" office:value="7082.500561" calcext:value-type="float">
            <text:p>7082.500561</text:p>
          </table:table-cell>
        </table:table-row>
        <table:table-row table:style-name="ro1">
          <table:table-cell office:value-type="float" office:value="7573.987648" calcext:value-type="float">
            <text:p>7573.987648</text:p>
          </table:table-cell>
          <table:table-cell office:value-type="float" office:value="7191.977816" calcext:value-type="float">
            <text:p>7191.977816</text:p>
          </table:table-cell>
          <table:table-cell office:value-type="float" office:value="7645.757695" calcext:value-type="float">
            <text:p>7645.757695</text:p>
          </table:table-cell>
          <table:table-cell office:value-type="float" office:value="6920.995125" calcext:value-type="float">
            <text:p>6920.995125</text:p>
          </table:table-cell>
          <table:table-cell office:value-type="float" office:value="7298.110041" calcext:value-type="float">
            <text:p>7298.110041</text:p>
          </table:table-cell>
          <table:table-cell office:value-type="float" office:value="7114.729902" calcext:value-type="float">
            <text:p>7114.729902</text:p>
          </table:table-cell>
        </table:table-row>
        <table:table-row table:style-name="ro1">
          <table:table-cell office:value-type="float" office:value="7655.638924" calcext:value-type="float">
            <text:p>7655.638924</text:p>
          </table:table-cell>
          <table:table-cell office:value-type="float" office:value="7238.314181" calcext:value-type="float">
            <text:p>7238.314181</text:p>
          </table:table-cell>
          <table:table-cell office:value-type="float" office:value="7653.206971" calcext:value-type="float">
            <text:p>7653.206971</text:p>
          </table:table-cell>
          <table:table-cell office:value-type="float" office:value="6933.023959" calcext:value-type="float">
            <text:p>6933.023959</text:p>
          </table:table-cell>
          <table:table-cell office:value-type="float" office:value="7328.606929" calcext:value-type="float">
            <text:p>7328.606929</text:p>
          </table:table-cell>
          <table:table-cell office:value-type="float" office:value="7126.660263" calcext:value-type="float">
            <text:p>7126.660263</text:p>
          </table:table-cell>
        </table:table-row>
        <table:table-row table:style-name="ro1">
          <table:table-cell office:value-type="float" office:value="7704.750307" calcext:value-type="float">
            <text:p>7704.750307</text:p>
          </table:table-cell>
          <table:table-cell office:value-type="float" office:value="7240.946486" calcext:value-type="float">
            <text:p>7240.946486</text:p>
          </table:table-cell>
          <table:table-cell office:value-type="float" office:value="7681.357376" calcext:value-type="float">
            <text:p>7681.357376</text:p>
          </table:table-cell>
          <table:table-cell office:value-type="float" office:value="6953.138547" calcext:value-type="float">
            <text:p>6953.138547</text:p>
          </table:table-cell>
          <table:table-cell office:value-type="float" office:value="7347.339836" calcext:value-type="float">
            <text:p>7347.339836</text:p>
          </table:table-cell>
          <table:table-cell office:value-type="float" office:value="7182.86188" calcext:value-type="float">
            <text:p>7182.86188</text:p>
          </table:table-cell>
        </table:table-row>
        <table:table-row table:style-name="ro1">
          <table:table-cell office:value-type="float" office:value="7711.788715" calcext:value-type="float">
            <text:p>7711.788715</text:p>
          </table:table-cell>
          <table:table-cell office:value-type="float" office:value="7248.355893" calcext:value-type="float">
            <text:p>7248.355893</text:p>
          </table:table-cell>
          <table:table-cell office:value-type="float" office:value="7681.561758" calcext:value-type="float">
            <text:p>7681.561758</text:p>
          </table:table-cell>
          <table:table-cell office:value-type="float" office:value="7017.059587" calcext:value-type="float">
            <text:p>7017.059587</text:p>
          </table:table-cell>
          <table:table-cell office:value-type="float" office:value="7350.737213" calcext:value-type="float">
            <text:p>7350.737213</text:p>
          </table:table-cell>
          <table:table-cell office:value-type="float" office:value="7199.554473" calcext:value-type="float">
            <text:p>7199.554473</text:p>
          </table:table-cell>
        </table:table-row>
        <table:table-row table:style-name="ro1">
          <table:table-cell office:value-type="float" office:value="7738.239363" calcext:value-type="float">
            <text:p>7738.239363</text:p>
          </table:table-cell>
          <table:table-cell office:value-type="float" office:value="7428.381099" calcext:value-type="float">
            <text:p>7428.381099</text:p>
          </table:table-cell>
          <table:table-cell office:value-type="float" office:value="7684.565736" calcext:value-type="float">
            <text:p>7684.565736</text:p>
          </table:table-cell>
          <table:table-cell office:value-type="float" office:value="7189.114522" calcext:value-type="float">
            <text:p>7189.114522</text:p>
          </table:table-cell>
          <table:table-cell office:value-type="float" office:value="7376.552368" calcext:value-type="float">
            <text:p>7376.552368</text:p>
          </table:table-cell>
          <table:table-cell office:value-type="float" office:value="7226.45121" calcext:value-type="float">
            <text:p>7226.45121</text:p>
          </table:table-cell>
        </table:table-row>
        <table:table-row table:style-name="ro1">
          <table:table-cell office:value-type="float" office:value="7757.046323" calcext:value-type="float">
            <text:p>7757.046323</text:p>
          </table:table-cell>
          <table:table-cell office:value-type="float" office:value="7433.564517" calcext:value-type="float">
            <text:p>7433.564517</text:p>
          </table:table-cell>
          <table:table-cell office:value-type="float" office:value="7685.246482" calcext:value-type="float">
            <text:p>7685.246482</text:p>
          </table:table-cell>
          <table:table-cell office:value-type="float" office:value="7194.655891" calcext:value-type="float">
            <text:p>7194.655891</text:p>
          </table:table-cell>
          <table:table-cell office:value-type="float" office:value="7390.706503" calcext:value-type="float">
            <text:p>7390.706503</text:p>
          </table:table-cell>
          <table:table-cell office:value-type="float" office:value="7295.144305" calcext:value-type="float">
            <text:p>7295.144305</text:p>
          </table:table-cell>
        </table:table-row>
        <table:table-row table:style-name="ro1">
          <table:table-cell office:value-type="float" office:value="7763.690298" calcext:value-type="float">
            <text:p>7763.690298</text:p>
          </table:table-cell>
          <table:table-cell office:value-type="float" office:value="7469.544032" calcext:value-type="float">
            <text:p>7469.544032</text:p>
          </table:table-cell>
          <table:table-cell office:value-type="float" office:value="7705.997842" calcext:value-type="float">
            <text:p>7705.997842</text:p>
          </table:table-cell>
          <table:table-cell office:value-type="float" office:value="7210.18631" calcext:value-type="float">
            <text:p>7210.18631</text:p>
          </table:table-cell>
          <table:table-cell office:value-type="float" office:value="7470.162885" calcext:value-type="float">
            <text:p>7470.162885</text:p>
          </table:table-cell>
          <table:table-cell office:value-type="float" office:value="7394.463931" calcext:value-type="float">
            <text:p>7394.463931</text:p>
          </table:table-cell>
        </table:table-row>
        <table:table-row table:style-name="ro1">
          <table:table-cell office:value-type="float" office:value="7803.655437" calcext:value-type="float">
            <text:p>7803.655437</text:p>
          </table:table-cell>
          <table:table-cell office:value-type="float" office:value="7470.670824" calcext:value-type="float">
            <text:p>7470.670824</text:p>
          </table:table-cell>
          <table:table-cell office:value-type="float" office:value="7757.969424" calcext:value-type="float">
            <text:p>7757.969424</text:p>
          </table:table-cell>
          <table:table-cell office:value-type="float" office:value="7333.722924" calcext:value-type="float">
            <text:p>7333.722924</text:p>
          </table:table-cell>
          <table:table-cell office:value-type="float" office:value="7629.741002" calcext:value-type="float">
            <text:p>7629.741002</text:p>
          </table:table-cell>
          <table:table-cell office:value-type="float" office:value="7434.422233" calcext:value-type="float">
            <text:p>7434.422233</text:p>
          </table:table-cell>
        </table:table-row>
        <table:table-row table:style-name="ro1">
          <table:table-cell office:value-type="float" office:value="7835.749614" calcext:value-type="float">
            <text:p>7835.749614</text:p>
          </table:table-cell>
          <table:table-cell office:value-type="float" office:value="7517.541421" calcext:value-type="float">
            <text:p>7517.541421</text:p>
          </table:table-cell>
          <table:table-cell office:value-type="float" office:value="7809.338305" calcext:value-type="float">
            <text:p>7809.338305</text:p>
          </table:table-cell>
          <table:table-cell office:value-type="float" office:value="7342.091998" calcext:value-type="float">
            <text:p>7342.091998</text:p>
          </table:table-cell>
          <table:table-cell office:value-type="float" office:value="7718.25461" calcext:value-type="float">
            <text:p>7718.25461</text:p>
          </table:table-cell>
          <table:table-cell office:value-type="float" office:value="7446.254475" calcext:value-type="float">
            <text:p>7446.254475</text:p>
          </table:table-cell>
        </table:table-row>
        <table:table-row table:style-name="ro1">
          <table:table-cell office:value-type="float" office:value="7845.523038" calcext:value-type="float">
            <text:p>7845.523038</text:p>
          </table:table-cell>
          <table:table-cell office:value-type="float" office:value="7520.528058" calcext:value-type="float">
            <text:p>7520.528058</text:p>
          </table:table-cell>
          <table:table-cell office:value-type="float" office:value="7873.272109" calcext:value-type="float">
            <text:p>7873.272109</text:p>
          </table:table-cell>
          <table:table-cell office:value-type="float" office:value="7430.181943" calcext:value-type="float">
            <text:p>7430.181943</text:p>
          </table:table-cell>
          <table:table-cell office:value-type="float" office:value="7829.267712" calcext:value-type="float">
            <text:p>7829.267712</text:p>
          </table:table-cell>
          <table:table-cell office:value-type="float" office:value="7460.562952" calcext:value-type="float">
            <text:p>7460.562952</text:p>
          </table:table-cell>
        </table:table-row>
        <table:table-row table:style-name="ro1">
          <table:table-cell office:value-type="float" office:value="7872.225761" calcext:value-type="float">
            <text:p>7872.225761</text:p>
          </table:table-cell>
          <table:table-cell office:value-type="float" office:value="7556.570361" calcext:value-type="float">
            <text:p>7556.570361</text:p>
          </table:table-cell>
          <table:table-cell office:value-type="float" office:value="7933.213595" calcext:value-type="float">
            <text:p>7933.213595</text:p>
          </table:table-cell>
          <table:table-cell office:value-type="float" office:value="7452.878283" calcext:value-type="float">
            <text:p>7452.878283</text:p>
          </table:table-cell>
          <table:table-cell office:value-type="float" office:value="7840.093162" calcext:value-type="float">
            <text:p>7840.093162</text:p>
          </table:table-cell>
          <table:table-cell office:value-type="float" office:value="7478.565032" calcext:value-type="float">
            <text:p>7478.565032</text:p>
          </table:table-cell>
        </table:table-row>
        <table:table-row table:style-name="ro1">
          <table:table-cell office:value-type="float" office:value="7874.755052" calcext:value-type="float">
            <text:p>7874.755052</text:p>
          </table:table-cell>
          <table:table-cell office:value-type="float" office:value="7624.33051" calcext:value-type="float">
            <text:p>7624.33051</text:p>
          </table:table-cell>
          <table:table-cell office:value-type="float" office:value="7939.786611" calcext:value-type="float">
            <text:p>7939.786611</text:p>
          </table:table-cell>
          <table:table-cell office:value-type="float" office:value="7493.30142" calcext:value-type="float">
            <text:p>7493.30142</text:p>
          </table:table-cell>
          <table:table-cell office:value-type="float" office:value="7851.303597" calcext:value-type="float">
            <text:p>7851.303597</text:p>
          </table:table-cell>
          <table:table-cell office:value-type="float" office:value="7578.57173" calcext:value-type="float">
            <text:p>7578.57173</text:p>
          </table:table-cell>
        </table:table-row>
        <table:table-row table:style-name="ro1">
          <table:table-cell office:value-type="float" office:value="7905.888398" calcext:value-type="float">
            <text:p>7905.888398</text:p>
          </table:table-cell>
          <table:table-cell office:value-type="float" office:value="7800.535228" calcext:value-type="float">
            <text:p>7800.535228</text:p>
          </table:table-cell>
          <table:table-cell office:value-type="float" office:value="7949.163878" calcext:value-type="float">
            <text:p>7949.163878</text:p>
          </table:table-cell>
          <table:table-cell office:value-type="float" office:value="7512.9866" calcext:value-type="float">
            <text:p>7512.9866</text:p>
          </table:table-cell>
          <table:table-cell office:value-type="float" office:value="7866.363831" calcext:value-type="float">
            <text:p>7866.363831</text:p>
          </table:table-cell>
          <table:table-cell office:value-type="float" office:value="7615.008868" calcext:value-type="float">
            <text:p>7615.008868</text:p>
          </table:table-cell>
        </table:table-row>
        <table:table-row table:style-name="ro1">
          <table:table-cell office:value-type="float" office:value="7912.320591" calcext:value-type="float">
            <text:p>7912.320591</text:p>
          </table:table-cell>
          <table:table-cell office:value-type="float" office:value="7844.394913" calcext:value-type="float">
            <text:p>7844.394913</text:p>
          </table:table-cell>
          <table:table-cell office:value-type="float" office:value="7972.283084" calcext:value-type="float">
            <text:p>7972.283084</text:p>
          </table:table-cell>
          <table:table-cell office:value-type="float" office:value="7524.194597" calcext:value-type="float">
            <text:p>7524.194597</text:p>
          </table:table-cell>
          <table:table-cell office:value-type="float" office:value="7874.363305" calcext:value-type="float">
            <text:p>7874.363305</text:p>
          </table:table-cell>
          <table:table-cell office:value-type="float" office:value="7623.602019" calcext:value-type="float">
            <text:p>7623.602019</text:p>
          </table:table-cell>
        </table:table-row>
        <table:table-row table:style-name="ro1">
          <table:table-cell office:value-type="float" office:value="7995.99179" calcext:value-type="float">
            <text:p>7995.99179</text:p>
          </table:table-cell>
          <table:table-cell office:value-type="float" office:value="7882.951583" calcext:value-type="float">
            <text:p>7882.951583</text:p>
          </table:table-cell>
          <table:table-cell office:value-type="float" office:value="7991.385271" calcext:value-type="float">
            <text:p>7991.385271</text:p>
          </table:table-cell>
          <table:table-cell office:value-type="float" office:value="7621.164592" calcext:value-type="float">
            <text:p>7621.164592</text:p>
          </table:table-cell>
          <table:table-cell office:value-type="float" office:value="7934.245594" calcext:value-type="float">
            <text:p>7934.245594</text:p>
          </table:table-cell>
          <table:table-cell office:value-type="float" office:value="7714.565785" calcext:value-type="float">
            <text:p>7714.565785</text:p>
          </table:table-cell>
        </table:table-row>
        <table:table-row table:style-name="ro1">
          <table:table-cell office:value-type="float" office:value="8011.593233" calcext:value-type="float">
            <text:p>8011.593233</text:p>
          </table:table-cell>
          <table:table-cell office:value-type="float" office:value="7936.898899" calcext:value-type="float">
            <text:p>7936.898899</text:p>
          </table:table-cell>
          <table:table-cell office:value-type="float" office:value="8026.345484" calcext:value-type="float">
            <text:p>8026.345484</text:p>
          </table:table-cell>
          <table:table-cell office:value-type="float" office:value="7665.364411" calcext:value-type="float">
            <text:p>7665.364411</text:p>
          </table:table-cell>
          <table:table-cell office:value-type="float" office:value="7958.520082" calcext:value-type="float">
            <text:p>7958.520082</text:p>
          </table:table-cell>
          <table:table-cell office:value-type="float" office:value="7785.426094" calcext:value-type="float">
            <text:p>7785.426094</text:p>
          </table:table-cell>
        </table:table-row>
        <table:table-row table:style-name="ro1">
          <table:table-cell office:value-type="float" office:value="8015.635502" calcext:value-type="float">
            <text:p>8015.635502</text:p>
          </table:table-cell>
          <table:table-cell office:value-type="float" office:value="7968.466893" calcext:value-type="float">
            <text:p>7968.466893</text:p>
          </table:table-cell>
          <table:table-cell office:value-type="float" office:value="8045.440355" calcext:value-type="float">
            <text:p>8045.440355</text:p>
          </table:table-cell>
          <table:table-cell office:value-type="float" office:value="7677.003564" calcext:value-type="float">
            <text:p>7677.003564</text:p>
          </table:table-cell>
          <table:table-cell office:value-type="float" office:value="7993.21513" calcext:value-type="float">
            <text:p>7993.21513</text:p>
          </table:table-cell>
          <table:table-cell office:value-type="float" office:value="7930.798173" calcext:value-type="float">
            <text:p>7930.798173</text:p>
          </table:table-cell>
        </table:table-row>
        <table:table-row table:style-name="ro1">
          <table:table-cell office:value-type="float" office:value="8018.583177" calcext:value-type="float">
            <text:p>8018.583177</text:p>
          </table:table-cell>
          <table:table-cell office:value-type="float" office:value="7984.287891" calcext:value-type="float">
            <text:p>7984.287891</text:p>
          </table:table-cell>
          <table:table-cell office:value-type="float" office:value="8052.072966" calcext:value-type="float">
            <text:p>8052.072966</text:p>
          </table:table-cell>
          <table:table-cell office:value-type="float" office:value="7686.254825" calcext:value-type="float">
            <text:p>7686.254825</text:p>
          </table:table-cell>
          <table:table-cell office:value-type="float" office:value="7994.464486" calcext:value-type="float">
            <text:p>7994.464486</text:p>
          </table:table-cell>
          <table:table-cell office:value-type="float" office:value="7933.233432" calcext:value-type="float">
            <text:p>7933.233432</text:p>
          </table:table-cell>
        </table:table-row>
        <table:table-row table:style-name="ro1">
          <table:table-cell office:value-type="float" office:value="8045.940916" calcext:value-type="float">
            <text:p>8045.940916</text:p>
          </table:table-cell>
          <table:table-cell office:value-type="float" office:value="7992.939864" calcext:value-type="float">
            <text:p>7992.939864</text:p>
          </table:table-cell>
          <table:table-cell office:value-type="float" office:value="8057.629536" calcext:value-type="float">
            <text:p>8057.629536</text:p>
          </table:table-cell>
          <table:table-cell office:value-type="float" office:value="7730.188798" calcext:value-type="float">
            <text:p>7730.188798</text:p>
          </table:table-cell>
          <table:table-cell office:value-type="float" office:value="8038.541731" calcext:value-type="float">
            <text:p>8038.541731</text:p>
          </table:table-cell>
          <table:table-cell office:value-type="float" office:value="7979.564094" calcext:value-type="float">
            <text:p>7979.564094</text:p>
          </table:table-cell>
        </table:table-row>
        <table:table-row table:style-name="ro1">
          <table:table-cell office:value-type="float" office:value="8055.907947" calcext:value-type="float">
            <text:p>8055.907947</text:p>
          </table:table-cell>
          <table:table-cell office:value-type="float" office:value="8002.94157" calcext:value-type="float">
            <text:p>8002.94157</text:p>
          </table:table-cell>
          <table:table-cell office:value-type="float" office:value="8077.876475" calcext:value-type="float">
            <text:p>8077.876475</text:p>
          </table:table-cell>
          <table:table-cell office:value-type="float" office:value="7754.716924" calcext:value-type="float">
            <text:p>7754.716924</text:p>
          </table:table-cell>
          <table:table-cell office:value-type="float" office:value="8066.544802" calcext:value-type="float">
            <text:p>8066.544802</text:p>
          </table:table-cell>
          <table:table-cell office:value-type="float" office:value="8051.586482" calcext:value-type="float">
            <text:p>8051.586482</text:p>
          </table:table-cell>
        </table:table-row>
        <table:table-row table:style-name="ro1">
          <table:table-cell office:value-type="float" office:value="8084.506101" calcext:value-type="float">
            <text:p>8084.506101</text:p>
          </table:table-cell>
          <table:table-cell office:value-type="float" office:value="8015.176795" calcext:value-type="float">
            <text:p>8015.176795</text:p>
          </table:table-cell>
          <table:table-cell office:value-type="float" office:value="8081.369323" calcext:value-type="float">
            <text:p>8081.369323</text:p>
          </table:table-cell>
          <table:table-cell office:value-type="float" office:value="7772.714037" calcext:value-type="float">
            <text:p>7772.714037</text:p>
          </table:table-cell>
          <table:table-cell office:value-type="float" office:value="8142.862061" calcext:value-type="float">
            <text:p>8142.862061</text:p>
          </table:table-cell>
          <table:table-cell office:value-type="float" office:value="8051.805432" calcext:value-type="float">
            <text:p>8051.805432</text:p>
          </table:table-cell>
        </table:table-row>
        <table:table-row table:style-name="ro1">
          <table:table-cell office:value-type="float" office:value="8119.8705" calcext:value-type="float">
            <text:p>8119.8705</text:p>
          </table:table-cell>
          <table:table-cell office:value-type="float" office:value="8015.721196" calcext:value-type="float">
            <text:p>8015.721196</text:p>
          </table:table-cell>
          <table:table-cell office:value-type="float" office:value="8099.237146" calcext:value-type="float">
            <text:p>8099.237146</text:p>
          </table:table-cell>
          <table:table-cell office:value-type="float" office:value="7781.527092" calcext:value-type="float">
            <text:p>7781.527092</text:p>
          </table:table-cell>
          <table:table-cell office:value-type="float" office:value="8153.61683" calcext:value-type="float">
            <text:p>8153.61683</text:p>
          </table:table-cell>
          <table:table-cell office:value-type="float" office:value="8066.196477" calcext:value-type="float">
            <text:p>8066.196477</text:p>
          </table:table-cell>
        </table:table-row>
        <table:table-row table:style-name="ro1">
          <table:table-cell office:value-type="float" office:value="8135.679958" calcext:value-type="float">
            <text:p>8135.679958</text:p>
          </table:table-cell>
          <table:table-cell office:value-type="float" office:value="8019.524282" calcext:value-type="float">
            <text:p>8019.524282</text:p>
          </table:table-cell>
          <table:table-cell office:value-type="float" office:value="8102.572312" calcext:value-type="float">
            <text:p>8102.572312</text:p>
          </table:table-cell>
          <table:table-cell office:value-type="float" office:value="7781.713876" calcext:value-type="float">
            <text:p>7781.713876</text:p>
          </table:table-cell>
          <table:table-cell office:value-type="float" office:value="8158.999725" calcext:value-type="float">
            <text:p>8158.999725</text:p>
          </table:table-cell>
          <table:table-cell office:value-type="float" office:value="8091.597048" calcext:value-type="float">
            <text:p>8091.597048</text:p>
          </table:table-cell>
        </table:table-row>
        <table:table-row table:style-name="ro1">
          <table:table-cell office:value-type="float" office:value="8135.682585" calcext:value-type="float">
            <text:p>8135.682585</text:p>
          </table:table-cell>
          <table:table-cell office:value-type="float" office:value="8019.716631" calcext:value-type="float">
            <text:p>8019.716631</text:p>
          </table:table-cell>
          <table:table-cell office:value-type="float" office:value="8113.590116" calcext:value-type="float">
            <text:p>8113.590116</text:p>
          </table:table-cell>
          <table:table-cell office:value-type="float" office:value="7802.58485" calcext:value-type="float">
            <text:p>7802.58485</text:p>
          </table:table-cell>
          <table:table-cell office:value-type="float" office:value="8159.17181" calcext:value-type="float">
            <text:p>8159.17181</text:p>
          </table:table-cell>
          <table:table-cell office:value-type="float" office:value="8092.085398" calcext:value-type="float">
            <text:p>8092.085398</text:p>
          </table:table-cell>
        </table:table-row>
        <table:table-row table:style-name="ro1">
          <table:table-cell office:value-type="float" office:value="8136.193506" calcext:value-type="float">
            <text:p>8136.193506</text:p>
          </table:table-cell>
          <table:table-cell office:value-type="float" office:value="8032.082262" calcext:value-type="float">
            <text:p>8032.082262</text:p>
          </table:table-cell>
          <table:table-cell office:value-type="float" office:value="8121.953365" calcext:value-type="float">
            <text:p>8121.953365</text:p>
          </table:table-cell>
          <table:table-cell office:value-type="float" office:value="7849.459164" calcext:value-type="float">
            <text:p>7849.459164</text:p>
          </table:table-cell>
          <table:table-cell office:value-type="float" office:value="8164.245311" calcext:value-type="float">
            <text:p>8164.245311</text:p>
          </table:table-cell>
          <table:table-cell office:value-type="float" office:value="8092.405316" calcext:value-type="float">
            <text:p>8092.405316</text:p>
          </table:table-cell>
        </table:table-row>
        <table:table-row table:style-name="ro1">
          <table:table-cell office:value-type="float" office:value="8152.123884" calcext:value-type="float">
            <text:p>8152.123884</text:p>
          </table:table-cell>
          <table:table-cell office:value-type="float" office:value="8057.561002" calcext:value-type="float">
            <text:p>8057.561002</text:p>
          </table:table-cell>
          <table:table-cell office:value-type="float" office:value="8141.480773" calcext:value-type="float">
            <text:p>8141.480773</text:p>
          </table:table-cell>
          <table:table-cell office:value-type="float" office:value="7930.248748" calcext:value-type="float">
            <text:p>7930.248748</text:p>
          </table:table-cell>
          <table:table-cell office:value-type="float" office:value="8174.285993" calcext:value-type="float">
            <text:p>8174.285993</text:p>
          </table:table-cell>
          <table:table-cell office:value-type="float" office:value="8092.712294" calcext:value-type="float">
            <text:p>8092.712294</text:p>
          </table:table-cell>
        </table:table-row>
        <table:table-row table:style-name="ro1">
          <table:table-cell office:value-type="float" office:value="8152.286152" calcext:value-type="float">
            <text:p>8152.286152</text:p>
          </table:table-cell>
          <table:table-cell office:value-type="float" office:value="8063.191621" calcext:value-type="float">
            <text:p>8063.191621</text:p>
          </table:table-cell>
          <table:table-cell office:value-type="float" office:value="8170.377428" calcext:value-type="float">
            <text:p>8170.377428</text:p>
          </table:table-cell>
          <table:table-cell office:value-type="float" office:value="7944.744891" calcext:value-type="float">
            <text:p>7944.744891</text:p>
          </table:table-cell>
          <table:table-cell office:value-type="float" office:value="8175.315043" calcext:value-type="float">
            <text:p>8175.315043</text:p>
          </table:table-cell>
          <table:table-cell office:value-type="float" office:value="8095.123608" calcext:value-type="float">
            <text:p>8095.123608</text:p>
          </table:table-cell>
        </table:table-row>
        <table:table-row table:style-name="ro1">
          <table:table-cell office:value-type="float" office:value="8162.443917" calcext:value-type="float">
            <text:p>8162.443917</text:p>
          </table:table-cell>
          <table:table-cell office:value-type="float" office:value="8093.607144" calcext:value-type="float">
            <text:p>8093.607144</text:p>
          </table:table-cell>
          <table:table-cell office:value-type="float" office:value="8179.486845" calcext:value-type="float">
            <text:p>8179.486845</text:p>
          </table:table-cell>
          <table:table-cell office:value-type="float" office:value="7967.408476" calcext:value-type="float">
            <text:p>7967.408476</text:p>
          </table:table-cell>
          <table:table-cell office:value-type="float" office:value="8177.078986" calcext:value-type="float">
            <text:p>8177.078986</text:p>
          </table:table-cell>
          <table:table-cell office:value-type="float" office:value="8096.093412" calcext:value-type="float">
            <text:p>8096.093412</text:p>
          </table:table-cell>
        </table:table-row>
        <table:table-row table:style-name="ro1">
          <table:table-cell office:value-type="float" office:value="8180.781594" calcext:value-type="float">
            <text:p>8180.781594</text:p>
          </table:table-cell>
          <table:table-cell office:value-type="float" office:value="8102.158336" calcext:value-type="float">
            <text:p>8102.158336</text:p>
          </table:table-cell>
          <table:table-cell office:value-type="float" office:value="8179.495519" calcext:value-type="float">
            <text:p>8179.495519</text:p>
          </table:table-cell>
          <table:table-cell office:value-type="float" office:value="8024.857311" calcext:value-type="float">
            <text:p>8024.857311</text:p>
          </table:table-cell>
          <table:table-cell office:value-type="float" office:value="8178.44312" calcext:value-type="float">
            <text:p>8178.44312</text:p>
          </table:table-cell>
          <table:table-cell office:value-type="float" office:value="8105.114752" calcext:value-type="float">
            <text:p>8105.114752</text:p>
          </table:table-cell>
        </table:table-row>
        <table:table-row table:style-name="ro1">
          <table:table-cell office:value-type="float" office:value="8183.738066" calcext:value-type="float">
            <text:p>8183.738066</text:p>
          </table:table-cell>
          <table:table-cell office:value-type="float" office:value="8124.048749" calcext:value-type="float">
            <text:p>8124.048749</text:p>
          </table:table-cell>
          <table:table-cell office:value-type="float" office:value="8186.363992" calcext:value-type="float">
            <text:p>8186.363992</text:p>
          </table:table-cell>
          <table:table-cell office:value-type="float" office:value="8083.143431" calcext:value-type="float">
            <text:p>8083.143431</text:p>
          </table:table-cell>
          <table:table-cell office:value-type="float" office:value="8178.446557" calcext:value-type="float">
            <text:p>8178.446557</text:p>
          </table:table-cell>
          <table:table-cell office:value-type="float" office:value="8106.686575" calcext:value-type="float">
            <text:p>8106.686575</text:p>
          </table:table-cell>
        </table:table-row>
        <table:table-row table:style-name="ro1">
          <table:table-cell office:value-type="float" office:value="8192.81387" calcext:value-type="float">
            <text:p>8192.81387</text:p>
          </table:table-cell>
          <table:table-cell office:value-type="float" office:value="8124.064355" calcext:value-type="float">
            <text:p>8124.064355</text:p>
          </table:table-cell>
          <table:table-cell office:value-type="float" office:value="8186.372191" calcext:value-type="float">
            <text:p>8186.372191</text:p>
          </table:table-cell>
          <table:table-cell office:value-type="float" office:value="8120.374615" calcext:value-type="float">
            <text:p>8120.374615</text:p>
          </table:table-cell>
          <table:table-cell office:value-type="float" office:value="8183.309061" calcext:value-type="float">
            <text:p>8183.309061</text:p>
          </table:table-cell>
          <table:table-cell office:value-type="float" office:value="8112.548229" calcext:value-type="float">
            <text:p>8112.548229</text:p>
          </table:table-cell>
        </table:table-row>
        <table:table-row table:style-name="ro1">
          <table:table-cell office:value-type="float" office:value="8192.813444" calcext:value-type="float">
            <text:p>8192.813444</text:p>
          </table:table-cell>
          <table:table-cell office:value-type="float" office:value="8148.775244" calcext:value-type="float">
            <text:p>8148.775244</text:p>
          </table:table-cell>
          <table:table-cell office:value-type="float" office:value="8186.381475" calcext:value-type="float">
            <text:p>8186.381475</text:p>
          </table:table-cell>
          <table:table-cell office:value-type="float" office:value="8125.030185" calcext:value-type="float">
            <text:p>8125.030185</text:p>
          </table:table-cell>
          <table:table-cell office:value-type="float" office:value="8185.901999" calcext:value-type="float">
            <text:p>8185.901999</text:p>
          </table:table-cell>
          <table:table-cell office:value-type="float" office:value="8135.043625" calcext:value-type="float">
            <text:p>8135.043625</text:p>
          </table:table-cell>
        </table:table-row>
        <table:table-row table:style-name="ro1">
          <table:table-cell office:value-type="float" office:value="8194.566349" calcext:value-type="float">
            <text:p>8194.566349</text:p>
          </table:table-cell>
          <table:table-cell office:value-type="float" office:value="8154.064843" calcext:value-type="float">
            <text:p>8154.064843</text:p>
          </table:table-cell>
          <table:table-cell office:value-type="float" office:value="8196.008549" calcext:value-type="float">
            <text:p>8196.008549</text:p>
          </table:table-cell>
          <table:table-cell office:value-type="float" office:value="8130.304467" calcext:value-type="float">
            <text:p>8130.304467</text:p>
          </table:table-cell>
          <table:table-cell office:value-type="float" office:value="8189.390546" calcext:value-type="float">
            <text:p>8189.390546</text:p>
          </table:table-cell>
          <table:table-cell office:value-type="float" office:value="8146.659192" calcext:value-type="float">
            <text:p>8146.659192</text:p>
          </table:table-cell>
        </table:table-row>
        <table:table-row table:style-name="ro1">
          <table:table-cell office:value-type="float" office:value="8204.315915" calcext:value-type="float">
            <text:p>8204.315915</text:p>
          </table:table-cell>
          <table:table-cell office:value-type="float" office:value="8161.552061" calcext:value-type="float">
            <text:p>8161.552061</text:p>
          </table:table-cell>
          <table:table-cell office:value-type="float" office:value="8196.406242" calcext:value-type="float">
            <text:p>8196.406242</text:p>
          </table:table-cell>
          <table:table-cell office:value-type="float" office:value="8154.363696" calcext:value-type="float">
            <text:p>8154.363696</text:p>
          </table:table-cell>
          <table:table-cell office:value-type="float" office:value="8189.6277" calcext:value-type="float">
            <text:p>8189.6277</text:p>
          </table:table-cell>
          <table:table-cell office:value-type="float" office:value="8179.172365" calcext:value-type="float">
            <text:p>8179.172365</text:p>
          </table:table-cell>
        </table:table-row>
        <table:table-row table:style-name="ro1">
          <table:table-cell office:value-type="float" office:value="8206.570592" calcext:value-type="float">
            <text:p>8206.570592</text:p>
          </table:table-cell>
          <table:table-cell office:value-type="float" office:value="8170.887033" calcext:value-type="float">
            <text:p>8170.887033</text:p>
          </table:table-cell>
          <table:table-cell office:value-type="float" office:value="8206.359062" calcext:value-type="float">
            <text:p>8206.359062</text:p>
          </table:table-cell>
          <table:table-cell office:value-type="float" office:value="8166.846198" calcext:value-type="float">
            <text:p>8166.846198</text:p>
          </table:table-cell>
          <table:table-cell office:value-type="float" office:value="8220.41211" calcext:value-type="float">
            <text:p>8220.41211</text:p>
          </table:table-cell>
          <table:table-cell office:value-type="float" office:value="8183.078267" calcext:value-type="float">
            <text:p>8183.078267</text:p>
          </table:table-cell>
        </table:table-row>
        <table:table-row table:style-name="ro1">
          <table:table-cell office:value-type="float" office:value="8206.821609" calcext:value-type="float">
            <text:p>8206.821609</text:p>
          </table:table-cell>
          <table:table-cell office:value-type="float" office:value="8170.897888" calcext:value-type="float">
            <text:p>8170.897888</text:p>
          </table:table-cell>
          <table:table-cell office:value-type="float" office:value="8237.813922" calcext:value-type="float">
            <text:p>8237.813922</text:p>
          </table:table-cell>
          <table:table-cell office:value-type="float" office:value="8186.898943" calcext:value-type="float">
            <text:p>8186.898943</text:p>
          </table:table-cell>
          <table:table-cell office:value-type="float" office:value="8221.115378" calcext:value-type="float">
            <text:p>8221.115378</text:p>
          </table:table-cell>
          <table:table-cell office:value-type="float" office:value="8211.564731" calcext:value-type="float">
            <text:p>8211.564731</text:p>
          </table:table-cell>
        </table:table-row>
        <table:table-row table:style-name="ro1">
          <table:table-cell office:value-type="float" office:value="8211.765806" calcext:value-type="float">
            <text:p>8211.765806</text:p>
          </table:table-cell>
          <table:table-cell office:value-type="float" office:value="8183.41195" calcext:value-type="float">
            <text:p>8183.41195</text:p>
          </table:table-cell>
          <table:table-cell office:value-type="float" office:value="8244.153924" calcext:value-type="float">
            <text:p>8244.153924</text:p>
          </table:table-cell>
          <table:table-cell office:value-type="float" office:value="8190.9149" calcext:value-type="float">
            <text:p>8190.9149</text:p>
          </table:table-cell>
          <table:table-cell office:value-type="float" office:value="8227.314784" calcext:value-type="float">
            <text:p>8227.314784</text:p>
          </table:table-cell>
          <table:table-cell office:value-type="float" office:value="8224.448184" calcext:value-type="float">
            <text:p>8224.448184</text:p>
          </table:table-cell>
        </table:table-row>
        <table:table-row table:style-name="ro1">
          <table:table-cell office:value-type="float" office:value="8215.377527" calcext:value-type="float">
            <text:p>8215.377527</text:p>
          </table:table-cell>
          <table:table-cell office:value-type="float" office:value="8203.785894" calcext:value-type="float">
            <text:p>8203.785894</text:p>
          </table:table-cell>
          <table:table-cell office:value-type="float" office:value="8244.842677" calcext:value-type="float">
            <text:p>8244.842677</text:p>
          </table:table-cell>
          <table:table-cell office:value-type="float" office:value="8198.672952" calcext:value-type="float">
            <text:p>8198.672952</text:p>
          </table:table-cell>
          <table:table-cell office:value-type="float" office:value="8231.381331" calcext:value-type="float">
            <text:p>8231.381331</text:p>
          </table:table-cell>
          <table:table-cell office:value-type="float" office:value="8232.077176" calcext:value-type="float">
            <text:p>8232.077176</text:p>
          </table:table-cell>
        </table:table-row>
        <table:table-row table:style-name="ro1">
          <table:table-cell office:value-type="float" office:value="8215.34516" calcext:value-type="float">
            <text:p>8215.34516</text:p>
          </table:table-cell>
          <table:table-cell office:value-type="float" office:value="8204.047547" calcext:value-type="float">
            <text:p>8204.047547</text:p>
          </table:table-cell>
          <table:table-cell office:value-type="float" office:value="8252.039678" calcext:value-type="float">
            <text:p>8252.039678</text:p>
          </table:table-cell>
          <table:table-cell office:value-type="float" office:value="8204.38224" calcext:value-type="float">
            <text:p>8204.38224</text:p>
          </table:table-cell>
          <table:table-cell office:value-type="float" office:value="8231.561245" calcext:value-type="float">
            <text:p>8231.561245</text:p>
          </table:table-cell>
          <table:table-cell office:value-type="float" office:value="8238.501397" calcext:value-type="float">
            <text:p>8238.501397</text:p>
          </table:table-cell>
        </table:table-row>
        <table:table-row table:style-name="ro1">
          <table:table-cell office:value-type="float" office:value="8222.18421" calcext:value-type="float">
            <text:p>8222.18421</text:p>
          </table:table-cell>
          <table:table-cell office:value-type="float" office:value="8224.348159" calcext:value-type="float">
            <text:p>8224.348159</text:p>
          </table:table-cell>
          <table:table-cell office:value-type="float" office:value="8260.38502" calcext:value-type="float">
            <text:p>8260.38502</text:p>
          </table:table-cell>
          <table:table-cell office:value-type="float" office:value="8205.871472" calcext:value-type="float">
            <text:p>8205.871472</text:p>
          </table:table-cell>
          <table:table-cell office:value-type="float" office:value="8239.313091" calcext:value-type="float">
            <text:p>8239.313091</text:p>
          </table:table-cell>
          <table:table-cell office:value-type="float" office:value="8241.660489" calcext:value-type="float">
            <text:p>8241.660489</text:p>
          </table:table-cell>
        </table:table-row>
        <table:table-row table:style-name="ro1">
          <table:table-cell office:value-type="float" office:value="8233.150056" calcext:value-type="float">
            <text:p>8233.150056</text:p>
          </table:table-cell>
          <table:table-cell office:value-type="float" office:value="8227.729054" calcext:value-type="float">
            <text:p>8227.729054</text:p>
          </table:table-cell>
          <table:table-cell office:value-type="float" office:value="8262.08075" calcext:value-type="float">
            <text:p>8262.08075</text:p>
          </table:table-cell>
          <table:table-cell office:value-type="float" office:value="8249.188515" calcext:value-type="float">
            <text:p>8249.188515</text:p>
          </table:table-cell>
          <table:table-cell office:value-type="float" office:value="8239.68296" calcext:value-type="float">
            <text:p>8239.68296</text:p>
          </table:table-cell>
          <table:table-cell office:value-type="float" office:value="8252.891557" calcext:value-type="float">
            <text:p>8252.891557</text:p>
          </table:table-cell>
        </table:table-row>
        <table:table-row table:style-name="ro1">
          <table:table-cell office:value-type="float" office:value="8233.604472" calcext:value-type="float">
            <text:p>8233.604472</text:p>
          </table:table-cell>
          <table:table-cell office:value-type="float" office:value="8230.342235" calcext:value-type="float">
            <text:p>8230.342235</text:p>
          </table:table-cell>
          <table:table-cell office:value-type="float" office:value="8269.068821" calcext:value-type="float">
            <text:p>8269.068821</text:p>
          </table:table-cell>
          <table:table-cell office:value-type="float" office:value="8257.038729" calcext:value-type="float">
            <text:p>8257.038729</text:p>
          </table:table-cell>
          <table:table-cell office:value-type="float" office:value="8244.481697" calcext:value-type="float">
            <text:p>8244.481697</text:p>
          </table:table-cell>
          <table:table-cell office:value-type="float" office:value="8253.251805" calcext:value-type="float">
            <text:p>8253.251805</text:p>
          </table:table-cell>
        </table:table-row>
        <table:table-row table:style-name="ro1">
          <table:table-cell office:value-type="float" office:value="8244.2996" calcext:value-type="float">
            <text:p>8244.2996</text:p>
          </table:table-cell>
          <table:table-cell office:value-type="float" office:value="8230.736607" calcext:value-type="float">
            <text:p>8230.736607</text:p>
          </table:table-cell>
          <table:table-cell office:value-type="float" office:value="8269.066041" calcext:value-type="float">
            <text:p>8269.066041</text:p>
          </table:table-cell>
          <table:table-cell office:value-type="float" office:value="8266.11647" calcext:value-type="float">
            <text:p>8266.11647</text:p>
          </table:table-cell>
          <table:table-cell office:value-type="float" office:value="8245.428246" calcext:value-type="float">
            <text:p>8245.428246</text:p>
          </table:table-cell>
          <table:table-cell office:value-type="float" office:value="8258.493852" calcext:value-type="float">
            <text:p>8258.493852</text:p>
          </table:table-cell>
        </table:table-row>
        <table:table-row table:style-name="ro1">
          <table:table-cell office:value-type="float" office:value="8248.513464" calcext:value-type="float">
            <text:p>8248.513464</text:p>
          </table:table-cell>
          <table:table-cell office:value-type="float" office:value="8242.518191" calcext:value-type="float">
            <text:p>8242.518191</text:p>
          </table:table-cell>
          <table:table-cell office:value-type="float" office:value="8273.673125" calcext:value-type="float">
            <text:p>8273.673125</text:p>
          </table:table-cell>
          <table:table-cell office:value-type="float" office:value="8274.173716" calcext:value-type="float">
            <text:p>8274.173716</text:p>
          </table:table-cell>
          <table:table-cell office:value-type="float" office:value="8253.557398" calcext:value-type="float">
            <text:p>8253.557398</text:p>
          </table:table-cell>
          <table:table-cell office:value-type="float" office:value="8260.183156" calcext:value-type="float">
            <text:p>8260.183156</text:p>
          </table:table-cell>
        </table:table-row>
        <table:table-row table:style-name="ro1">
          <table:table-cell office:value-type="float" office:value="8249.01361" calcext:value-type="float">
            <text:p>8249.01361</text:p>
          </table:table-cell>
          <table:table-cell office:value-type="float" office:value="8243.529815" calcext:value-type="float">
            <text:p>8243.529815</text:p>
          </table:table-cell>
          <table:table-cell office:value-type="float" office:value="8276.651928" calcext:value-type="float">
            <text:p>8276.651928</text:p>
          </table:table-cell>
          <table:table-cell office:value-type="float" office:value="8282.42211" calcext:value-type="float">
            <text:p>8282.42211</text:p>
          </table:table-cell>
          <table:table-cell office:value-type="float" office:value="8257.652571" calcext:value-type="float">
            <text:p>8257.652571</text:p>
          </table:table-cell>
          <table:table-cell office:value-type="float" office:value="8260.679774" calcext:value-type="float">
            <text:p>8260.679774</text:p>
          </table:table-cell>
        </table:table-row>
        <table:table-row table:style-name="ro1">
          <table:table-cell office:value-type="float" office:value="8253.401956" calcext:value-type="float">
            <text:p>8253.401956</text:p>
          </table:table-cell>
          <table:table-cell office:value-type="float" office:value="8249.859234" calcext:value-type="float">
            <text:p>8249.859234</text:p>
          </table:table-cell>
          <table:table-cell office:value-type="float" office:value="8278.305657" calcext:value-type="float">
            <text:p>8278.305657</text:p>
          </table:table-cell>
          <table:table-cell office:value-type="float" office:value="8290.79758" calcext:value-type="float">
            <text:p>8290.79758</text:p>
          </table:table-cell>
          <table:table-cell office:value-type="float" office:value="8259.73999" calcext:value-type="float">
            <text:p>8259.73999</text:p>
          </table:table-cell>
          <table:table-cell office:value-type="float" office:value="8263.413228" calcext:value-type="float">
            <text:p>8263.413228</text:p>
          </table:table-cell>
        </table:table-row>
        <table:table-row table:style-name="ro1">
          <table:table-cell office:value-type="float" office:value="8256.349691" calcext:value-type="float">
            <text:p>8256.349691</text:p>
          </table:table-cell>
          <table:table-cell office:value-type="float" office:value="8251.213687" calcext:value-type="float">
            <text:p>8251.213687</text:p>
          </table:table-cell>
          <table:table-cell office:value-type="float" office:value="8278.626708" calcext:value-type="float">
            <text:p>8278.626708</text:p>
          </table:table-cell>
          <table:table-cell office:value-type="float" office:value="8299.530089" calcext:value-type="float">
            <text:p>8299.530089</text:p>
          </table:table-cell>
          <table:table-cell office:value-type="float" office:value="8260.006092" calcext:value-type="float">
            <text:p>8260.006092</text:p>
          </table:table-cell>
          <table:table-cell office:value-type="float" office:value="8273.038146" calcext:value-type="float">
            <text:p>8273.038146</text:p>
          </table:table-cell>
        </table:table-row>
        <table:table-row table:style-name="ro1">
          <table:table-cell office:value-type="float" office:value="8258.084778" calcext:value-type="float">
            <text:p>8258.084778</text:p>
          </table:table-cell>
          <table:table-cell office:value-type="float" office:value="8254.243207" calcext:value-type="float">
            <text:p>8254.243207</text:p>
          </table:table-cell>
          <table:table-cell office:value-type="float" office:value="8289.25042" calcext:value-type="float">
            <text:p>8289.25042</text:p>
          </table:table-cell>
          <table:table-cell office:value-type="float" office:value="8300.935043" calcext:value-type="float">
            <text:p>8300.935043</text:p>
          </table:table-cell>
          <table:table-cell office:value-type="float" office:value="8262.116185" calcext:value-type="float">
            <text:p>8262.116185</text:p>
          </table:table-cell>
          <table:table-cell office:value-type="float" office:value="8278.413134" calcext:value-type="float">
            <text:p>8278.413134</text:p>
          </table:table-cell>
        </table:table-row>
        <table:table-row table:style-name="ro1">
          <table:table-cell office:value-type="float" office:value="8259.574049" calcext:value-type="float">
            <text:p>8259.574049</text:p>
          </table:table-cell>
          <table:table-cell office:value-type="float" office:value="8255.41484" calcext:value-type="float">
            <text:p>8255.41484</text:p>
          </table:table-cell>
          <table:table-cell office:value-type="float" office:value="8289.933379" calcext:value-type="float">
            <text:p>8289.933379</text:p>
          </table:table-cell>
          <table:table-cell office:value-type="float" office:value="8301.098079" calcext:value-type="float">
            <text:p>8301.098079</text:p>
          </table:table-cell>
          <table:table-cell office:value-type="float" office:value="8262.201279" calcext:value-type="float">
            <text:p>8262.201279</text:p>
          </table:table-cell>
          <table:table-cell office:value-type="float" office:value="8283.792928" calcext:value-type="float">
            <text:p>8283.792928</text:p>
          </table:table-cell>
        </table:table-row>
        <table:table-row table:style-name="ro1">
          <table:table-cell office:value-type="float" office:value="8261.128829" calcext:value-type="float">
            <text:p>8261.128829</text:p>
          </table:table-cell>
          <table:table-cell office:value-type="float" office:value="8261.010201" calcext:value-type="float">
            <text:p>8261.010201</text:p>
          </table:table-cell>
          <table:table-cell office:value-type="float" office:value="8292.912272" calcext:value-type="float">
            <text:p>8292.912272</text:p>
          </table:table-cell>
          <table:table-cell office:value-type="float" office:value="8305.668872" calcext:value-type="float">
            <text:p>8305.668872</text:p>
          </table:table-cell>
          <table:table-cell office:value-type="float" office:value="8264.827477" calcext:value-type="float">
            <text:p>8264.827477</text:p>
          </table:table-cell>
          <table:table-cell office:value-type="float" office:value="8287.338171" calcext:value-type="float">
            <text:p>8287.338171</text:p>
          </table:table-cell>
        </table:table-row>
        <table:table-row table:style-name="ro1">
          <table:table-cell office:value-type="float" office:value="8268.177559" calcext:value-type="float">
            <text:p>8268.177559</text:p>
          </table:table-cell>
          <table:table-cell office:value-type="float" office:value="8263.313087" calcext:value-type="float">
            <text:p>8263.313087</text:p>
          </table:table-cell>
          <table:table-cell office:value-type="float" office:value="8297.1026" calcext:value-type="float">
            <text:p>8297.1026</text:p>
          </table:table-cell>
          <table:table-cell office:value-type="float" office:value="8306.067449" calcext:value-type="float">
            <text:p>8306.067449</text:p>
          </table:table-cell>
          <table:table-cell office:value-type="float" office:value="8266.811797" calcext:value-type="float">
            <text:p>8266.811797</text:p>
          </table:table-cell>
          <table:table-cell office:value-type="float" office:value="8290.146724" calcext:value-type="float">
            <text:p>8290.146724</text:p>
          </table:table-cell>
        </table:table-row>
        <table:table-row table:style-name="ro1">
          <table:table-cell office:value-type="float" office:value="8277.679221" calcext:value-type="float">
            <text:p>8277.679221</text:p>
          </table:table-cell>
          <table:table-cell office:value-type="float" office:value="8267.124378" calcext:value-type="float">
            <text:p>8267.124378</text:p>
          </table:table-cell>
          <table:table-cell office:value-type="float" office:value="8308.441911" calcext:value-type="float">
            <text:p>8308.441911</text:p>
          </table:table-cell>
          <table:table-cell office:value-type="float" office:value="8315.480424" calcext:value-type="float">
            <text:p>8315.480424</text:p>
          </table:table-cell>
          <table:table-cell office:value-type="float" office:value="8268.233674" calcext:value-type="float">
            <text:p>8268.233674</text:p>
          </table:table-cell>
          <table:table-cell office:value-type="float" office:value="8296.065822" calcext:value-type="float">
            <text:p>8296.065822</text:p>
          </table:table-cell>
        </table:table-row>
        <table:table-row table:style-name="ro1">
          <table:table-cell office:value-type="float" office:value="8279.324853" calcext:value-type="float">
            <text:p>8279.324853</text:p>
          </table:table-cell>
          <table:table-cell office:value-type="float" office:value="8269.432731" calcext:value-type="float">
            <text:p>8269.432731</text:p>
          </table:table-cell>
          <table:table-cell office:value-type="float" office:value="8309.658735" calcext:value-type="float">
            <text:p>8309.658735</text:p>
          </table:table-cell>
          <table:table-cell office:value-type="float" office:value="8317.24369" calcext:value-type="float">
            <text:p>8317.24369</text:p>
          </table:table-cell>
          <table:table-cell office:value-type="float" office:value="8273.392103" calcext:value-type="float">
            <text:p>8273.392103</text:p>
          </table:table-cell>
          <table:table-cell office:value-type="float" office:value="8300.413522" calcext:value-type="float">
            <text:p>8300.413522</text:p>
          </table:table-cell>
        </table:table-row>
        <table:table-row table:style-name="ro1">
          <table:table-cell office:value-type="float" office:value="8318.027384" calcext:value-type="float">
            <text:p>8318.027384</text:p>
          </table:table-cell>
          <table:table-cell office:value-type="float" office:value="8271.391151" calcext:value-type="float">
            <text:p>8271.391151</text:p>
          </table:table-cell>
          <table:table-cell office:value-type="float" office:value="8314.947723" calcext:value-type="float">
            <text:p>8314.947723</text:p>
          </table:table-cell>
          <table:table-cell office:value-type="float" office:value="8320.300989" calcext:value-type="float">
            <text:p>8320.300989</text:p>
          </table:table-cell>
          <table:table-cell office:value-type="float" office:value="8279.991532" calcext:value-type="float">
            <text:p>8279.991532</text:p>
          </table:table-cell>
          <table:table-cell office:value-type="float" office:value="8312.689159" calcext:value-type="float">
            <text:p>8312.689159</text:p>
          </table:table-cell>
        </table:table-row>
      </table:table>
      <table:table table:name="6_500ms" table:style-name="ta1">
        <table:shapes>
          <draw:frame draw:z-index="0" draw:style-name="gr1" draw:text-style-name="P1" svg:width="58.658cm" svg:height="12.066cm" svg:x="14.335cm" svg:y="1.8cm">
            <draw:object draw:notify-on-update-of-ranges="6_500ms.B1:6_500ms.B1 6_500ms.B2:6_500ms.B101 6_500ms.C1:6_500ms.C1 6_500ms.C2:6_500ms.C101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1" draw:style-name="gr1" draw:text-style-name="P1" svg:width="58.685cm" svg:height="9.003cm" svg:x="14.418cm" svg:y="14.578cm">
            <draw:object draw:notify-on-update-of-ranges="6_500ms.D1:6_500ms.D1 6_500ms.D2:6_500ms.D101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Time Take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83619" calcext:value-type="float">
            <text:p>0.683619</text:p>
          </table:table-cell>
          <table:table-cell office:value-type="float" office:value="801.674085" calcext:value-type="float">
            <text:p>801.674085</text:p>
          </table:table-cell>
          <table:table-cell table:formula="of:=[.C2]-[.B2]" office:value-type="float" office:value="800.990466" calcext:value-type="float">
            <text:p>800.9904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24381" calcext:value-type="float">
            <text:p>0.624381</text:p>
          </table:table-cell>
          <table:table-cell office:value-type="float" office:value="808.929669" calcext:value-type="float">
            <text:p>808.929669</text:p>
          </table:table-cell>
          <table:table-cell table:formula="of:=[.C3]-[.B3]" office:value-type="float" office:value="808.305288" calcext:value-type="float">
            <text:p>808.3052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38752" calcext:value-type="float">
            <text:p>0.538752</text:p>
          </table:table-cell>
          <table:table-cell office:value-type="float" office:value="821.670167" calcext:value-type="float">
            <text:p>821.670167</text:p>
          </table:table-cell>
          <table:table-cell table:formula="of:=[.C4]-[.B4]" office:value-type="float" office:value="821.131415" calcext:value-type="float">
            <text:p>821.1314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27957" calcext:value-type="float">
            <text:p>0.327957</text:p>
          </table:table-cell>
          <table:table-cell office:value-type="float" office:value="823.533416" calcext:value-type="float">
            <text:p>823.533416</text:p>
          </table:table-cell>
          <table:table-cell table:formula="of:=[.C5]-[.B5]" office:value-type="float" office:value="823.205459" calcext:value-type="float">
            <text:p>823.2054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96388" calcext:value-type="float">
            <text:p>0.496388</text:p>
          </table:table-cell>
          <table:table-cell office:value-type="float" office:value="837.596104" calcext:value-type="float">
            <text:p>837.596104</text:p>
          </table:table-cell>
          <table:table-cell table:formula="of:=[.C6]-[.B6]" office:value-type="float" office:value="837.099716" calcext:value-type="float">
            <text:p>837.0997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38054" calcext:value-type="float">
            <text:p>0.638054</text:p>
          </table:table-cell>
          <table:table-cell office:value-type="float" office:value="838.896419" calcext:value-type="float">
            <text:p>838.896419</text:p>
          </table:table-cell>
          <table:table-cell table:formula="of:=[.C7]-[.B7]" office:value-type="float" office:value="838.258365" calcext:value-type="float">
            <text:p>838.2583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25519" calcext:value-type="float">
            <text:p>0.225519</text:p>
          </table:table-cell>
          <table:table-cell office:value-type="float" office:value="847.018823" calcext:value-type="float">
            <text:p>847.018823</text:p>
          </table:table-cell>
          <table:table-cell table:formula="of:=[.C8]-[.B8]" office:value-type="float" office:value="846.793304" calcext:value-type="float">
            <text:p>846.7933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8152" calcext:value-type="float">
            <text:p>0.168152</text:p>
          </table:table-cell>
          <table:table-cell office:value-type="float" office:value="848.443224" calcext:value-type="float">
            <text:p>848.443224</text:p>
          </table:table-cell>
          <table:table-cell table:formula="of:=[.C9]-[.B9]" office:value-type="float" office:value="848.275072" calcext:value-type="float">
            <text:p>848.2750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07741" calcext:value-type="float">
            <text:p>0.507741</text:p>
          </table:table-cell>
          <table:table-cell office:value-type="float" office:value="860.644145" calcext:value-type="float">
            <text:p>860.644145</text:p>
          </table:table-cell>
          <table:table-cell table:formula="of:=[.C10]-[.B10]" office:value-type="float" office:value="860.136404" calcext:value-type="float">
            <text:p>860.1364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23.616618" calcext:value-type="float">
            <text:p>823.616618</text:p>
          </table:table-cell>
          <table:table-cell office:value-type="float" office:value="1248.996383" calcext:value-type="float">
            <text:p>1248.996383</text:p>
          </table:table-cell>
          <table:table-cell table:formula="of:=[.C11]-[.B11]" office:value-type="float" office:value="425.379765" calcext:value-type="float">
            <text:p>425.3797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49.559038" calcext:value-type="float">
            <text:p>849.559038</text:p>
          </table:table-cell>
          <table:table-cell office:value-type="float" office:value="1352.020688" calcext:value-type="float">
            <text:p>1352.020688</text:p>
          </table:table-cell>
          <table:table-cell table:formula="of:=[.C12]-[.B12]" office:value-type="float" office:value="502.46165" calcext:value-type="float">
            <text:p>502.461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3.603496" calcext:value-type="float">
            <text:p>823.603496</text:p>
          </table:table-cell>
          <table:table-cell office:value-type="float" office:value="1451.199888" calcext:value-type="float">
            <text:p>1451.199888</text:p>
          </table:table-cell>
          <table:table-cell table:formula="of:=[.C13]-[.B13]" office:value-type="float" office:value="627.596392" calcext:value-type="float">
            <text:p>627.5963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23.628804" calcext:value-type="float">
            <text:p>823.628804</text:p>
          </table:table-cell>
          <table:table-cell office:value-type="float" office:value="1453.442832" calcext:value-type="float">
            <text:p>1453.442832</text:p>
          </table:table-cell>
          <table:table-cell table:formula="of:=[.C14]-[.B14]" office:value-type="float" office:value="629.814028" calcext:value-type="float">
            <text:p>629.8140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60.647824" calcext:value-type="float">
            <text:p>860.647824</text:p>
          </table:table-cell>
          <table:table-cell office:value-type="float" office:value="1480.001545" calcext:value-type="float">
            <text:p>1480.001545</text:p>
          </table:table-cell>
          <table:table-cell table:formula="of:=[.C15]-[.B15]" office:value-type="float" office:value="619.353721" calcext:value-type="float">
            <text:p>619.3537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23.539621" calcext:value-type="float">
            <text:p>823.539621</text:p>
          </table:table-cell>
          <table:table-cell office:value-type="float" office:value="1518.707796" calcext:value-type="float">
            <text:p>1518.707796</text:p>
          </table:table-cell>
          <table:table-cell table:formula="of:=[.C16]-[.B16]" office:value-type="float" office:value="695.168175" calcext:value-type="float">
            <text:p>695.1681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49.118567" calcext:value-type="float">
            <text:p>1249.118567</text:p>
          </table:table-cell>
          <table:table-cell office:value-type="float" office:value="1956.871613" calcext:value-type="float">
            <text:p>1956.871613</text:p>
          </table:table-cell>
          <table:table-cell table:formula="of:=[.C17]-[.B17]" office:value-type="float" office:value="707.753046" calcext:value-type="float">
            <text:p>707.7530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49.091645" calcext:value-type="float">
            <text:p>1249.091645</text:p>
          </table:table-cell>
          <table:table-cell office:value-type="float" office:value="1959.714564" calcext:value-type="float">
            <text:p>1959.714564</text:p>
          </table:table-cell>
          <table:table-cell table:formula="of:=[.C18]-[.B18]" office:value-type="float" office:value="710.622919" calcext:value-type="float">
            <text:p>710.6229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49.118314" calcext:value-type="float">
            <text:p>1249.118314</text:p>
          </table:table-cell>
          <table:table-cell office:value-type="float" office:value="1964.137123" calcext:value-type="float">
            <text:p>1964.137123</text:p>
          </table:table-cell>
          <table:table-cell table:formula="of:=[.C19]-[.B19]" office:value-type="float" office:value="715.018809" calcext:value-type="float">
            <text:p>715.01880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49.140764" calcext:value-type="float">
            <text:p>1249.140764</text:p>
          </table:table-cell>
          <table:table-cell office:value-type="float" office:value="1976.811298" calcext:value-type="float">
            <text:p>1976.811298</text:p>
          </table:table-cell>
          <table:table-cell table:formula="of:=[.C20]-[.B20]" office:value-type="float" office:value="727.670534" calcext:value-type="float">
            <text:p>727.6705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49.129835" calcext:value-type="float">
            <text:p>1249.129835</text:p>
          </table:table-cell>
          <table:table-cell office:value-type="float" office:value="1997.812578" calcext:value-type="float">
            <text:p>1997.812578</text:p>
          </table:table-cell>
          <table:table-cell table:formula="of:=[.C21]-[.B21]" office:value-type="float" office:value="748.682743" calcext:value-type="float">
            <text:p>748.6827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49.136667" calcext:value-type="float">
            <text:p>1249.136667</text:p>
          </table:table-cell>
          <table:table-cell office:value-type="float" office:value="2021.183068" calcext:value-type="float">
            <text:p>2021.183068</text:p>
          </table:table-cell>
          <table:table-cell table:formula="of:=[.C22]-[.B22]" office:value-type="float" office:value="772.046401" calcext:value-type="float">
            <text:p>772.0464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49.108221" calcext:value-type="float">
            <text:p>1249.108221</text:p>
          </table:table-cell>
          <table:table-cell office:value-type="float" office:value="2022.636018" calcext:value-type="float">
            <text:p>2022.636018</text:p>
          </table:table-cell>
          <table:table-cell table:formula="of:=[.C23]-[.B23]" office:value-type="float" office:value="773.527797" calcext:value-type="float">
            <text:p>773.52779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76.814058" calcext:value-type="float">
            <text:p>1976.814058</text:p>
          </table:table-cell>
          <table:table-cell office:value-type="float" office:value="2566.820407" calcext:value-type="float">
            <text:p>2566.820407</text:p>
          </table:table-cell>
          <table:table-cell table:formula="of:=[.C24]-[.B24]" office:value-type="float" office:value="590.006349" calcext:value-type="float">
            <text:p>590.00634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59.746592" calcext:value-type="float">
            <text:p>1959.746592</text:p>
          </table:table-cell>
          <table:table-cell office:value-type="float" office:value="2569.271564" calcext:value-type="float">
            <text:p>2569.271564</text:p>
          </table:table-cell>
          <table:table-cell table:formula="of:=[.C25]-[.B25]" office:value-type="float" office:value="609.524972" calcext:value-type="float">
            <text:p>609.5249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76.871429" calcext:value-type="float">
            <text:p>1976.871429</text:p>
          </table:table-cell>
          <table:table-cell office:value-type="float" office:value="2576.90963" calcext:value-type="float">
            <text:p>2576.90963</text:p>
          </table:table-cell>
          <table:table-cell table:formula="of:=[.C26]-[.B26]" office:value-type="float" office:value="600.038201" calcext:value-type="float">
            <text:p>600.0382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64.138946" calcext:value-type="float">
            <text:p>1964.138946</text:p>
          </table:table-cell>
          <table:table-cell office:value-type="float" office:value="2578.34562" calcext:value-type="float">
            <text:p>2578.34562</text:p>
          </table:table-cell>
          <table:table-cell table:formula="of:=[.C27]-[.B27]" office:value-type="float" office:value="614.206674" calcext:value-type="float">
            <text:p>614.20667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76.83196" calcext:value-type="float">
            <text:p>1976.83196</text:p>
          </table:table-cell>
          <table:table-cell office:value-type="float" office:value="2617.485745" calcext:value-type="float">
            <text:p>2617.485745</text:p>
          </table:table-cell>
          <table:table-cell table:formula="of:=[.C28]-[.B28]" office:value-type="float" office:value="640.653785" calcext:value-type="float">
            <text:p>640.6537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76.818052" calcext:value-type="float">
            <text:p>1976.818052</text:p>
          </table:table-cell>
          <table:table-cell office:value-type="float" office:value="2621.57257" calcext:value-type="float">
            <text:p>2621.57257</text:p>
          </table:table-cell>
          <table:table-cell table:formula="of:=[.C29]-[.B29]" office:value-type="float" office:value="644.754518" calcext:value-type="float">
            <text:p>644.7545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76.821628" calcext:value-type="float">
            <text:p>1976.821628</text:p>
          </table:table-cell>
          <table:table-cell office:value-type="float" office:value="2627.61808" calcext:value-type="float">
            <text:p>2627.61808</text:p>
          </table:table-cell>
          <table:table-cell table:formula="of:=[.C30]-[.B30]" office:value-type="float" office:value="650.796452" calcext:value-type="float">
            <text:p>650.7964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69.279108" calcext:value-type="float">
            <text:p>2569.279108</text:p>
          </table:table-cell>
          <table:table-cell office:value-type="float" office:value="3037.602652" calcext:value-type="float">
            <text:p>3037.602652</text:p>
          </table:table-cell>
          <table:table-cell table:formula="of:=[.C31]-[.B31]" office:value-type="float" office:value="468.323544" calcext:value-type="float">
            <text:p>468.32354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79.420729" calcext:value-type="float">
            <text:p>2579.420729</text:p>
          </table:table-cell>
          <table:table-cell office:value-type="float" office:value="3086.283042" calcext:value-type="float">
            <text:p>3086.283042</text:p>
          </table:table-cell>
          <table:table-cell table:formula="of:=[.C32]-[.B32]" office:value-type="float" office:value="506.862313" calcext:value-type="float">
            <text:p>506.8623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79.407465" calcext:value-type="float">
            <text:p>2579.407465</text:p>
          </table:table-cell>
          <table:table-cell office:value-type="float" office:value="3133.97633" calcext:value-type="float">
            <text:p>3133.97633</text:p>
          </table:table-cell>
          <table:table-cell table:formula="of:=[.C33]-[.B33]" office:value-type="float" office:value="554.568865" calcext:value-type="float">
            <text:p>554.5688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79.400878" calcext:value-type="float">
            <text:p>2579.400878</text:p>
          </table:table-cell>
          <table:table-cell office:value-type="float" office:value="3134.710314" calcext:value-type="float">
            <text:p>3134.710314</text:p>
          </table:table-cell>
          <table:table-cell table:formula="of:=[.C34]-[.B34]" office:value-type="float" office:value="555.309436" calcext:value-type="float">
            <text:p>555.3094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79.417679" calcext:value-type="float">
            <text:p>2579.417679</text:p>
          </table:table-cell>
          <table:table-cell office:value-type="float" office:value="3151.823999" calcext:value-type="float">
            <text:p>3151.823999</text:p>
          </table:table-cell>
          <table:table-cell table:formula="of:=[.C35]-[.B35]" office:value-type="float" office:value="572.40632" calcext:value-type="float">
            <text:p>572.406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79.403127" calcext:value-type="float">
            <text:p>2579.403127</text:p>
          </table:table-cell>
          <table:table-cell office:value-type="float" office:value="3154.162986" calcext:value-type="float">
            <text:p>3154.162986</text:p>
          </table:table-cell>
          <table:table-cell table:formula="of:=[.C36]-[.B36]" office:value-type="float" office:value="574.759859" calcext:value-type="float">
            <text:p>574.75985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37.642272" calcext:value-type="float">
            <text:p>3037.642272</text:p>
          </table:table-cell>
          <table:table-cell office:value-type="float" office:value="5325.674998" calcext:value-type="float">
            <text:p>5325.674998</text:p>
          </table:table-cell>
          <table:table-cell table:formula="of:=[.C37]-[.B37]" office:value-type="float" office:value="2288.032726" calcext:value-type="float">
            <text:p>2288.0327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86.294338" calcext:value-type="float">
            <text:p>3086.294338</text:p>
          </table:table-cell>
          <table:table-cell office:value-type="float" office:value="5572.803397" calcext:value-type="float">
            <text:p>5572.803397</text:p>
          </table:table-cell>
          <table:table-cell table:formula="of:=[.C38]-[.B38]" office:value-type="float" office:value="2486.509059" calcext:value-type="float">
            <text:p>2486.50905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152.105716" calcext:value-type="float">
            <text:p>3152.105716</text:p>
          </table:table-cell>
          <table:table-cell office:value-type="float" office:value="6025.590949" calcext:value-type="float">
            <text:p>6025.590949</text:p>
          </table:table-cell>
          <table:table-cell table:formula="of:=[.C39]-[.B39]" office:value-type="float" office:value="2873.485233" calcext:value-type="float">
            <text:p>2873.4852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153.608372" calcext:value-type="float">
            <text:p>3153.608372</text:p>
          </table:table-cell>
          <table:table-cell office:value-type="float" office:value="6730.514559" calcext:value-type="float">
            <text:p>6730.514559</text:p>
          </table:table-cell>
          <table:table-cell table:formula="of:=[.C40]-[.B40]" office:value-type="float" office:value="3576.906187" calcext:value-type="float">
            <text:p>3576.90618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134.76808" calcext:value-type="float">
            <text:p>3134.76808</text:p>
          </table:table-cell>
          <table:table-cell office:value-type="float" office:value="6977.734886" calcext:value-type="float">
            <text:p>6977.734886</text:p>
          </table:table-cell>
          <table:table-cell table:formula="of:=[.C41]-[.B41]" office:value-type="float" office:value="3842.966806" calcext:value-type="float">
            <text:p>3842.96680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152.212556" calcext:value-type="float">
            <text:p>3152.212556</text:p>
          </table:table-cell>
          <table:table-cell office:value-type="float" office:value="7057.560778" calcext:value-type="float">
            <text:p>7057.560778</text:p>
          </table:table-cell>
          <table:table-cell table:formula="of:=[.C42]-[.B42]" office:value-type="float" office:value="3905.348222" calcext:value-type="float">
            <text:p>3905.34822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152.313228" calcext:value-type="float">
            <text:p>3152.313228</text:p>
          </table:table-cell>
          <table:table-cell office:value-type="float" office:value="7100.490875" calcext:value-type="float">
            <text:p>7100.490875</text:p>
          </table:table-cell>
          <table:table-cell table:formula="of:=[.C43]-[.B43]" office:value-type="float" office:value="3948.177647" calcext:value-type="float">
            <text:p>3948.17764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153.345969" calcext:value-type="float">
            <text:p>3153.345969</text:p>
          </table:table-cell>
          <table:table-cell office:value-type="float" office:value="7108.597044" calcext:value-type="float">
            <text:p>7108.597044</text:p>
          </table:table-cell>
          <table:table-cell table:formula="of:=[.C44]-[.B44]" office:value-type="float" office:value="3955.251075" calcext:value-type="float">
            <text:p>3955.2510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153.696344" calcext:value-type="float">
            <text:p>3153.696344</text:p>
          </table:table-cell>
          <table:table-cell office:value-type="float" office:value="7157.579636" calcext:value-type="float">
            <text:p>7157.579636</text:p>
          </table:table-cell>
          <table:table-cell table:formula="of:=[.C45]-[.B45]" office:value-type="float" office:value="4003.883292" calcext:value-type="float">
            <text:p>4003.88329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153.353621" calcext:value-type="float">
            <text:p>3153.353621</text:p>
          </table:table-cell>
          <table:table-cell office:value-type="float" office:value="7176.067219" calcext:value-type="float">
            <text:p>7176.067219</text:p>
          </table:table-cell>
          <table:table-cell table:formula="of:=[.C46]-[.B46]" office:value-type="float" office:value="4022.713598" calcext:value-type="float">
            <text:p>4022.71359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153.387129" calcext:value-type="float">
            <text:p>3153.387129</text:p>
          </table:table-cell>
          <table:table-cell office:value-type="float" office:value="7189.61887" calcext:value-type="float">
            <text:p>7189.61887</text:p>
          </table:table-cell>
          <table:table-cell table:formula="of:=[.C47]-[.B47]" office:value-type="float" office:value="4036.231741" calcext:value-type="float">
            <text:p>4036.23174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86.360038" calcext:value-type="float">
            <text:p>3086.360038</text:p>
          </table:table-cell>
          <table:table-cell office:value-type="float" office:value="7244.768776" calcext:value-type="float">
            <text:p>7244.768776</text:p>
          </table:table-cell>
          <table:table-cell table:formula="of:=[.C48]-[.B48]" office:value-type="float" office:value="4158.408738" calcext:value-type="float">
            <text:p>4158.40873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153.508902" calcext:value-type="float">
            <text:p>3153.508902</text:p>
          </table:table-cell>
          <table:table-cell office:value-type="float" office:value="7284.649915" calcext:value-type="float">
            <text:p>7284.649915</text:p>
          </table:table-cell>
          <table:table-cell table:formula="of:=[.C49]-[.B49]" office:value-type="float" office:value="4131.141013" calcext:value-type="float">
            <text:p>4131.1410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52.039316" calcext:value-type="float">
            <text:p>3152.039316</text:p>
          </table:table-cell>
          <table:table-cell office:value-type="float" office:value="7336.776857" calcext:value-type="float">
            <text:p>7336.776857</text:p>
          </table:table-cell>
          <table:table-cell table:formula="of:=[.C50]-[.B50]" office:value-type="float" office:value="4184.737541" calcext:value-type="float">
            <text:p>4184.73754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153.362743" calcext:value-type="float">
            <text:p>3153.362743</text:p>
          </table:table-cell>
          <table:table-cell office:value-type="float" office:value="7464.590989" calcext:value-type="float">
            <text:p>7464.590989</text:p>
          </table:table-cell>
          <table:table-cell table:formula="of:=[.C51]-[.B51]" office:value-type="float" office:value="4311.228246" calcext:value-type="float">
            <text:p>4311.22824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53.357773" calcext:value-type="float">
            <text:p>3153.357773</text:p>
          </table:table-cell>
          <table:table-cell office:value-type="float" office:value="7537.504432" calcext:value-type="float">
            <text:p>7537.504432</text:p>
          </table:table-cell>
          <table:table-cell table:formula="of:=[.C52]-[.B52]" office:value-type="float" office:value="4384.146659" calcext:value-type="float">
            <text:p>4384.14665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153.338538" calcext:value-type="float">
            <text:p>3153.338538</text:p>
          </table:table-cell>
          <table:table-cell office:value-type="float" office:value="7551.723274" calcext:value-type="float">
            <text:p>7551.723274</text:p>
          </table:table-cell>
          <table:table-cell table:formula="of:=[.C53]-[.B53]" office:value-type="float" office:value="4398.384736" calcext:value-type="float">
            <text:p>4398.38473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153.366391" calcext:value-type="float">
            <text:p>3153.366391</text:p>
          </table:table-cell>
          <table:table-cell office:value-type="float" office:value="7570.592662" calcext:value-type="float">
            <text:p>7570.592662</text:p>
          </table:table-cell>
          <table:table-cell table:formula="of:=[.C54]-[.B54]" office:value-type="float" office:value="4417.226271" calcext:value-type="float">
            <text:p>4417.22627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154.103176" calcext:value-type="float">
            <text:p>3154.103176</text:p>
          </table:table-cell>
          <table:table-cell office:value-type="float" office:value="7648.228477" calcext:value-type="float">
            <text:p>7648.228477</text:p>
          </table:table-cell>
          <table:table-cell table:formula="of:=[.C55]-[.B55]" office:value-type="float" office:value="4494.125301" calcext:value-type="float">
            <text:p>4494.12530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153.378499" calcext:value-type="float">
            <text:p>3153.378499</text:p>
          </table:table-cell>
          <table:table-cell office:value-type="float" office:value="7691.341482" calcext:value-type="float">
            <text:p>7691.341482</text:p>
          </table:table-cell>
          <table:table-cell table:formula="of:=[.C56]-[.B56]" office:value-type="float" office:value="4537.962983" calcext:value-type="float">
            <text:p>4537.96298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152.158144" calcext:value-type="float">
            <text:p>3152.158144</text:p>
          </table:table-cell>
          <table:table-cell office:value-type="float" office:value="7721.476037" calcext:value-type="float">
            <text:p>7721.476037</text:p>
          </table:table-cell>
          <table:table-cell table:formula="of:=[.C57]-[.B57]" office:value-type="float" office:value="4569.317893" calcext:value-type="float">
            <text:p>4569.31789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153.955167" calcext:value-type="float">
            <text:p>3153.955167</text:p>
          </table:table-cell>
          <table:table-cell office:value-type="float" office:value="7724.327966" calcext:value-type="float">
            <text:p>7724.327966</text:p>
          </table:table-cell>
          <table:table-cell table:formula="of:=[.C58]-[.B58]" office:value-type="float" office:value="4570.372799" calcext:value-type="float">
            <text:p>4570.37279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152.192742" calcext:value-type="float">
            <text:p>3152.192742</text:p>
          </table:table-cell>
          <table:table-cell office:value-type="float" office:value="7836.448919" calcext:value-type="float">
            <text:p>7836.448919</text:p>
          </table:table-cell>
          <table:table-cell table:formula="of:=[.C59]-[.B59]" office:value-type="float" office:value="4684.256177" calcext:value-type="float">
            <text:p>4684.25617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153.760854" calcext:value-type="float">
            <text:p>3153.760854</text:p>
          </table:table-cell>
          <table:table-cell office:value-type="float" office:value="7877.586115" calcext:value-type="float">
            <text:p>7877.586115</text:p>
          </table:table-cell>
          <table:table-cell table:formula="of:=[.C60]-[.B60]" office:value-type="float" office:value="4723.825261" calcext:value-type="float">
            <text:p>4723.82526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152.267139" calcext:value-type="float">
            <text:p>3152.267139</text:p>
          </table:table-cell>
          <table:table-cell office:value-type="float" office:value="7885.572508" calcext:value-type="float">
            <text:p>7885.572508</text:p>
          </table:table-cell>
          <table:table-cell table:formula="of:=[.C61]-[.B61]" office:value-type="float" office:value="4733.305369" calcext:value-type="float">
            <text:p>4733.3053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153.370341" calcext:value-type="float">
            <text:p>3153.370341</text:p>
          </table:table-cell>
          <table:table-cell office:value-type="float" office:value="7937.179895" calcext:value-type="float">
            <text:p>7937.179895</text:p>
          </table:table-cell>
          <table:table-cell table:formula="of:=[.C62]-[.B62]" office:value-type="float" office:value="4783.809554" calcext:value-type="float">
            <text:p>4783.80955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153.805835" calcext:value-type="float">
            <text:p>3153.805835</text:p>
          </table:table-cell>
          <table:table-cell office:value-type="float" office:value="7948.599071" calcext:value-type="float">
            <text:p>7948.599071</text:p>
          </table:table-cell>
          <table:table-cell table:formula="of:=[.C63]-[.B63]" office:value-type="float" office:value="4794.793236" calcext:value-type="float">
            <text:p>4794.79323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154.382729" calcext:value-type="float">
            <text:p>3154.382729</text:p>
          </table:table-cell>
          <table:table-cell office:value-type="float" office:value="7950.775113" calcext:value-type="float">
            <text:p>7950.775113</text:p>
          </table:table-cell>
          <table:table-cell table:formula="of:=[.C64]-[.B64]" office:value-type="float" office:value="4796.392384" calcext:value-type="float">
            <text:p>4796.39238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154.473696" calcext:value-type="float">
            <text:p>3154.473696</text:p>
          </table:table-cell>
          <table:table-cell office:value-type="float" office:value="7961.936771" calcext:value-type="float">
            <text:p>7961.936771</text:p>
          </table:table-cell>
          <table:table-cell table:formula="of:=[.C65]-[.B65]" office:value-type="float" office:value="4807.463075" calcext:value-type="float">
            <text:p>4807.46307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154.077712" calcext:value-type="float">
            <text:p>3154.077712</text:p>
          </table:table-cell>
          <table:table-cell office:value-type="float" office:value="7988.809389" calcext:value-type="float">
            <text:p>7988.809389</text:p>
          </table:table-cell>
          <table:table-cell table:formula="of:=[.C66]-[.B66]" office:value-type="float" office:value="4834.731677" calcext:value-type="float">
            <text:p>4834.73167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154.046305" calcext:value-type="float">
            <text:p>3154.046305</text:p>
          </table:table-cell>
          <table:table-cell office:value-type="float" office:value="8019.237119" calcext:value-type="float">
            <text:p>8019.237119</text:p>
          </table:table-cell>
          <table:table-cell table:formula="of:=[.C67]-[.B67]" office:value-type="float" office:value="4865.190814" calcext:value-type="float">
            <text:p>4865.1908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153.341383" calcext:value-type="float">
            <text:p>3153.341383</text:p>
          </table:table-cell>
          <table:table-cell office:value-type="float" office:value="8067.440106" calcext:value-type="float">
            <text:p>8067.440106</text:p>
          </table:table-cell>
          <table:table-cell table:formula="of:=[.C68]-[.B68]" office:value-type="float" office:value="4914.098723" calcext:value-type="float">
            <text:p>4914.09872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154.213923" calcext:value-type="float">
            <text:p>3154.213923</text:p>
          </table:table-cell>
          <table:table-cell office:value-type="float" office:value="8109.77065" calcext:value-type="float">
            <text:p>8109.77065</text:p>
          </table:table-cell>
          <table:table-cell table:formula="of:=[.C69]-[.B69]" office:value-type="float" office:value="4955.556727" calcext:value-type="float">
            <text:p>4955.55672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152.176501" calcext:value-type="float">
            <text:p>3152.176501</text:p>
          </table:table-cell>
          <table:table-cell office:value-type="float" office:value="8118.840617" calcext:value-type="float">
            <text:p>8118.840617</text:p>
          </table:table-cell>
          <table:table-cell table:formula="of:=[.C70]-[.B70]" office:value-type="float" office:value="4966.664116" calcext:value-type="float">
            <text:p>4966.6641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152.181902" calcext:value-type="float">
            <text:p>3152.181902</text:p>
          </table:table-cell>
          <table:table-cell office:value-type="float" office:value="8124.525756" calcext:value-type="float">
            <text:p>8124.525756</text:p>
          </table:table-cell>
          <table:table-cell table:formula="of:=[.C71]-[.B71]" office:value-type="float" office:value="4972.343854" calcext:value-type="float">
            <text:p>4972.34385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154.337203" calcext:value-type="float">
            <text:p>3154.337203</text:p>
          </table:table-cell>
          <table:table-cell office:value-type="float" office:value="8203.53094" calcext:value-type="float">
            <text:p>8203.53094</text:p>
          </table:table-cell>
          <table:table-cell table:formula="of:=[.C72]-[.B72]" office:value-type="float" office:value="5049.193737" calcext:value-type="float">
            <text:p>5049.19373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154.011829" calcext:value-type="float">
            <text:p>3154.011829</text:p>
          </table:table-cell>
          <table:table-cell office:value-type="float" office:value="8220.644993" calcext:value-type="float">
            <text:p>8220.644993</text:p>
          </table:table-cell>
          <table:table-cell table:formula="of:=[.C73]-[.B73]" office:value-type="float" office:value="5066.633164" calcext:value-type="float">
            <text:p>5066.63316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154.39334" calcext:value-type="float">
            <text:p>3154.39334</text:p>
          </table:table-cell>
          <table:table-cell office:value-type="float" office:value="8260.267363" calcext:value-type="float">
            <text:p>8260.267363</text:p>
          </table:table-cell>
          <table:table-cell table:formula="of:=[.C74]-[.B74]" office:value-type="float" office:value="5105.874023" calcext:value-type="float">
            <text:p>5105.87402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152.165848" calcext:value-type="float">
            <text:p>3152.165848</text:p>
          </table:table-cell>
          <table:table-cell office:value-type="float" office:value="8263.714241" calcext:value-type="float">
            <text:p>8263.714241</text:p>
          </table:table-cell>
          <table:table-cell table:formula="of:=[.C75]-[.B75]" office:value-type="float" office:value="5111.548393" calcext:value-type="float">
            <text:p>5111.54839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154.288331" calcext:value-type="float">
            <text:p>3154.288331</text:p>
          </table:table-cell>
          <table:table-cell office:value-type="float" office:value="8267.0565" calcext:value-type="float">
            <text:p>8267.0565</text:p>
          </table:table-cell>
          <table:table-cell table:formula="of:=[.C76]-[.B76]" office:value-type="float" office:value="5112.768169" calcext:value-type="float">
            <text:p>5112.7681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152.171436" calcext:value-type="float">
            <text:p>3152.171436</text:p>
          </table:table-cell>
          <table:table-cell office:value-type="float" office:value="8272.963213" calcext:value-type="float">
            <text:p>8272.963213</text:p>
          </table:table-cell>
          <table:table-cell table:formula="of:=[.C77]-[.B77]" office:value-type="float" office:value="5120.791777" calcext:value-type="float">
            <text:p>5120.79177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154.68866" calcext:value-type="float">
            <text:p>3154.68866</text:p>
          </table:table-cell>
          <table:table-cell office:value-type="float" office:value="8291.783369" calcext:value-type="float">
            <text:p>8291.783369</text:p>
          </table:table-cell>
          <table:table-cell table:formula="of:=[.C78]-[.B78]" office:value-type="float" office:value="5137.094709" calcext:value-type="float">
            <text:p>5137.09470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154.514333" calcext:value-type="float">
            <text:p>3154.514333</text:p>
          </table:table-cell>
          <table:table-cell office:value-type="float" office:value="8292.227281" calcext:value-type="float">
            <text:p>8292.227281</text:p>
          </table:table-cell>
          <table:table-cell table:formula="of:=[.C79]-[.B79]" office:value-type="float" office:value="5137.712948" calcext:value-type="float">
            <text:p>5137.71294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154.425859" calcext:value-type="float">
            <text:p>3154.425859</text:p>
          </table:table-cell>
          <table:table-cell office:value-type="float" office:value="8315.604418" calcext:value-type="float">
            <text:p>8315.604418</text:p>
          </table:table-cell>
          <table:table-cell table:formula="of:=[.C80]-[.B80]" office:value-type="float" office:value="5161.178559" calcext:value-type="float">
            <text:p>5161.17855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152.186861" calcext:value-type="float">
            <text:p>3152.186861</text:p>
          </table:table-cell>
          <table:table-cell office:value-type="float" office:value="8328.564548" calcext:value-type="float">
            <text:p>8328.564548</text:p>
          </table:table-cell>
          <table:table-cell table:formula="of:=[.C81]-[.B81]" office:value-type="float" office:value="5176.377687" calcext:value-type="float">
            <text:p>5176.37768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154.747203" calcext:value-type="float">
            <text:p>3154.747203</text:p>
          </table:table-cell>
          <table:table-cell office:value-type="float" office:value="8345.118629" calcext:value-type="float">
            <text:p>8345.118629</text:p>
          </table:table-cell>
          <table:table-cell table:formula="of:=[.C82]-[.B82]" office:value-type="float" office:value="5190.371426" calcext:value-type="float">
            <text:p>5190.37142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154.631794" calcext:value-type="float">
            <text:p>3154.631794</text:p>
          </table:table-cell>
          <table:table-cell office:value-type="float" office:value="8345.634054" calcext:value-type="float">
            <text:p>8345.634054</text:p>
          </table:table-cell>
          <table:table-cell table:formula="of:=[.C83]-[.B83]" office:value-type="float" office:value="5191.00226" calcext:value-type="float">
            <text:p>5191.0022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152.197112" calcext:value-type="float">
            <text:p>3152.197112</text:p>
          </table:table-cell>
          <table:table-cell office:value-type="float" office:value="8368.684217" calcext:value-type="float">
            <text:p>8368.684217</text:p>
          </table:table-cell>
          <table:table-cell table:formula="of:=[.C84]-[.B84]" office:value-type="float" office:value="5216.487105" calcext:value-type="float">
            <text:p>5216.48710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152.207473" calcext:value-type="float">
            <text:p>3152.207473</text:p>
          </table:table-cell>
          <table:table-cell office:value-type="float" office:value="8383.566974" calcext:value-type="float">
            <text:p>8383.566974</text:p>
          </table:table-cell>
          <table:table-cell table:formula="of:=[.C85]-[.B85]" office:value-type="float" office:value="5231.359501" calcext:value-type="float">
            <text:p>5231.35950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154.282359" calcext:value-type="float">
            <text:p>3154.282359</text:p>
          </table:table-cell>
          <table:table-cell office:value-type="float" office:value="8384.218345" calcext:value-type="float">
            <text:p>8384.218345</text:p>
          </table:table-cell>
          <table:table-cell table:formula="of:=[.C86]-[.B86]" office:value-type="float" office:value="5229.935986" calcext:value-type="float">
            <text:p>5229.93598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154.519292" calcext:value-type="float">
            <text:p>3154.519292</text:p>
          </table:table-cell>
          <table:table-cell office:value-type="float" office:value="8403.060493" calcext:value-type="float">
            <text:p>8403.060493</text:p>
          </table:table-cell>
          <table:table-cell table:formula="of:=[.C87]-[.B87]" office:value-type="float" office:value="5248.541201" calcext:value-type="float">
            <text:p>5248.5412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154.025307" calcext:value-type="float">
            <text:p>3154.025307</text:p>
          </table:table-cell>
          <table:table-cell office:value-type="float" office:value="8409.774557" calcext:value-type="float">
            <text:p>8409.774557</text:p>
          </table:table-cell>
          <table:table-cell table:formula="of:=[.C88]-[.B88]" office:value-type="float" office:value="5255.74925" calcext:value-type="float">
            <text:p>5255.7492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154.610371" calcext:value-type="float">
            <text:p>3154.610371</text:p>
          </table:table-cell>
          <table:table-cell office:value-type="float" office:value="8409.830554" calcext:value-type="float">
            <text:p>8409.830554</text:p>
          </table:table-cell>
          <table:table-cell table:formula="of:=[.C89]-[.B89]" office:value-type="float" office:value="5255.220183" calcext:value-type="float">
            <text:p>5255.22018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52.202113" calcext:value-type="float">
            <text:p>3152.202113</text:p>
          </table:table-cell>
          <table:table-cell office:value-type="float" office:value="8415.845925" calcext:value-type="float">
            <text:p>8415.845925</text:p>
          </table:table-cell>
          <table:table-cell table:formula="of:=[.C90]-[.B90]" office:value-type="float" office:value="5263.643812" calcext:value-type="float">
            <text:p>5263.64381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154.283058" calcext:value-type="float">
            <text:p>3154.283058</text:p>
          </table:table-cell>
          <table:table-cell office:value-type="float" office:value="8416.285133" calcext:value-type="float">
            <text:p>8416.285133</text:p>
          </table:table-cell>
          <table:table-cell table:formula="of:=[.C91]-[.B91]" office:value-type="float" office:value="5262.002075" calcext:value-type="float">
            <text:p>5262.0020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54.577328" calcext:value-type="float">
            <text:p>3154.577328</text:p>
          </table:table-cell>
          <table:table-cell office:value-type="float" office:value="8419.988892" calcext:value-type="float">
            <text:p>8419.988892</text:p>
          </table:table-cell>
          <table:table-cell table:formula="of:=[.C92]-[.B92]" office:value-type="float" office:value="5265.411564" calcext:value-type="float">
            <text:p>5265.41156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154.568401" calcext:value-type="float">
            <text:p>3154.568401</text:p>
          </table:table-cell>
          <table:table-cell office:value-type="float" office:value="8423.807242" calcext:value-type="float">
            <text:p>8423.807242</text:p>
          </table:table-cell>
          <table:table-cell table:formula="of:=[.C93]-[.B93]" office:value-type="float" office:value="5269.238841" calcext:value-type="float">
            <text:p>5269.23884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152.090633" calcext:value-type="float">
            <text:p>3152.090633</text:p>
          </table:table-cell>
          <table:table-cell office:value-type="float" office:value="8427.251764" calcext:value-type="float">
            <text:p>8427.251764</text:p>
          </table:table-cell>
          <table:table-cell table:formula="of:=[.C94]-[.B94]" office:value-type="float" office:value="5275.161131" calcext:value-type="float">
            <text:p>5275.1611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153.382514" calcext:value-type="float">
            <text:p>3153.382514</text:p>
          </table:table-cell>
          <table:table-cell office:value-type="float" office:value="8430.962121" calcext:value-type="float">
            <text:p>8430.962121</text:p>
          </table:table-cell>
          <table:table-cell table:formula="of:=[.C95]-[.B95]" office:value-type="float" office:value="5277.579607" calcext:value-type="float">
            <text:p>5277.57960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154.580452" calcext:value-type="float">
            <text:p>3154.580452</text:p>
          </table:table-cell>
          <table:table-cell office:value-type="float" office:value="8434.632821" calcext:value-type="float">
            <text:p>8434.632821</text:p>
          </table:table-cell>
          <table:table-cell table:formula="of:=[.C96]-[.B96]" office:value-type="float" office:value="5280.052369" calcext:value-type="float">
            <text:p>5280.0523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153.47655" calcext:value-type="float">
            <text:p>3153.47655</text:p>
          </table:table-cell>
          <table:table-cell office:value-type="float" office:value="8440.96441" calcext:value-type="float">
            <text:p>8440.96441</text:p>
          </table:table-cell>
          <table:table-cell table:formula="of:=[.C97]-[.B97]" office:value-type="float" office:value="5287.48786" calcext:value-type="float">
            <text:p>5287.4878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154.064209" calcext:value-type="float">
            <text:p>3154.064209</text:p>
          </table:table-cell>
          <table:table-cell office:value-type="float" office:value="8442.141702" calcext:value-type="float">
            <text:p>8442.141702</text:p>
          </table:table-cell>
          <table:table-cell table:formula="of:=[.C98]-[.B98]" office:value-type="float" office:value="5288.077493" calcext:value-type="float">
            <text:p>5288.07749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54.515834" calcext:value-type="float">
            <text:p>3154.515834</text:p>
          </table:table-cell>
          <table:table-cell office:value-type="float" office:value="8451.362438" calcext:value-type="float">
            <text:p>8451.362438</text:p>
          </table:table-cell>
          <table:table-cell table:formula="of:=[.C99]-[.B99]" office:value-type="float" office:value="5296.846604" calcext:value-type="float">
            <text:p>5296.84660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53.374214" calcext:value-type="float">
            <text:p>3153.374214</text:p>
          </table:table-cell>
          <table:table-cell office:value-type="float" office:value="8462.548206" calcext:value-type="float">
            <text:p>8462.548206</text:p>
          </table:table-cell>
          <table:table-cell table:formula="of:=[.C100]-[.B100]" office:value-type="float" office:value="5309.173992" calcext:value-type="float">
            <text:p>5309.17399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54.019387" calcext:value-type="float">
            <text:p>3154.019387</text:p>
          </table:table-cell>
          <table:table-cell office:value-type="float" office:value="8475.908093" calcext:value-type="float">
            <text:p>8475.908093</text:p>
          </table:table-cell>
          <table:table-cell table:formula="of:=[.C101]-[.B101]" office:value-type="float" office:value="5321.888706" calcext:value-type="float">
            <text:p>5321.888706</text:p>
          </table:table-cell>
        </table:table-row>
      </table:table>
      <table:table table:name="6_1000m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Time Take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84738" calcext:value-type="float">
            <text:p>0.484738</text:p>
          </table:table-cell>
          <table:table-cell office:value-type="float" office:value="453.180803" calcext:value-type="float">
            <text:p>453.180803</text:p>
          </table:table-cell>
          <table:table-cell table:formula="of:=[.C2]-[.B2]" office:value-type="float" office:value="452.696065" calcext:value-type="float">
            <text:p>452.6960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9269" calcext:value-type="float">
            <text:p>0.019269</text:p>
          </table:table-cell>
          <table:table-cell office:value-type="float" office:value="546.963077" calcext:value-type="float">
            <text:p>546.963077</text:p>
          </table:table-cell>
          <table:table-cell table:formula="of:=[.C3]-[.B3]" office:value-type="float" office:value="546.943808" calcext:value-type="float">
            <text:p>546.9438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27861" calcext:value-type="float">
            <text:p>0.527861</text:p>
          </table:table-cell>
          <table:table-cell office:value-type="float" office:value="563.699504" calcext:value-type="float">
            <text:p>563.699504</text:p>
          </table:table-cell>
          <table:table-cell table:formula="of:=[.C4]-[.B4]" office:value-type="float" office:value="563.171643" calcext:value-type="float">
            <text:p>563.1716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17001" calcext:value-type="float">
            <text:p>0.117001</text:p>
          </table:table-cell>
          <table:table-cell office:value-type="float" office:value="565.22667" calcext:value-type="float">
            <text:p>565.22667</text:p>
          </table:table-cell>
          <table:table-cell table:formula="of:=[.C5]-[.B5]" office:value-type="float" office:value="565.109669" calcext:value-type="float">
            <text:p>565.1096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6582" calcext:value-type="float">
            <text:p>0.086582</text:p>
          </table:table-cell>
          <table:table-cell office:value-type="float" office:value="579.454067" calcext:value-type="float">
            <text:p>579.454067</text:p>
          </table:table-cell>
          <table:table-cell table:formula="of:=[.C6]-[.B6]" office:value-type="float" office:value="579.367485" calcext:value-type="float">
            <text:p>579.3674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69323" calcext:value-type="float">
            <text:p>0.469323</text:p>
          </table:table-cell>
          <table:table-cell office:value-type="float" office:value="602.427929" calcext:value-type="float">
            <text:p>602.427929</text:p>
          </table:table-cell>
          <table:table-cell table:formula="of:=[.C7]-[.B7]" office:value-type="float" office:value="601.958606" calcext:value-type="float">
            <text:p>601.9586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3.18547" calcext:value-type="float">
            <text:p>453.18547</text:p>
          </table:table-cell>
          <table:table-cell office:value-type="float" office:value="1090.812458" calcext:value-type="float">
            <text:p>1090.812458</text:p>
          </table:table-cell>
          <table:table-cell table:formula="of:=[.C8]-[.B8]" office:value-type="float" office:value="637.626988" calcext:value-type="float">
            <text:p>637.6269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3.24242" calcext:value-type="float">
            <text:p>453.24242</text:p>
          </table:table-cell>
          <table:table-cell office:value-type="float" office:value="1207.9895" calcext:value-type="float">
            <text:p>1207.9895</text:p>
          </table:table-cell>
          <table:table-cell table:formula="of:=[.C9]-[.B9]" office:value-type="float" office:value="754.74708" calcext:value-type="float">
            <text:p>754.747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3.261661" calcext:value-type="float">
            <text:p>453.261661</text:p>
          </table:table-cell>
          <table:table-cell office:value-type="float" office:value="1218.767717" calcext:value-type="float">
            <text:p>1218.767717</text:p>
          </table:table-cell>
          <table:table-cell table:formula="of:=[.C10]-[.B10]" office:value-type="float" office:value="765.506056" calcext:value-type="float">
            <text:p>765.5060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2.655888" calcext:value-type="float">
            <text:p>602.655888</text:p>
          </table:table-cell>
          <table:table-cell office:value-type="float" office:value="1241.87417" calcext:value-type="float">
            <text:p>1241.87417</text:p>
          </table:table-cell>
          <table:table-cell table:formula="of:=[.C11]-[.B11]" office:value-type="float" office:value="639.218282" calcext:value-type="float">
            <text:p>639.2182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3.223668" calcext:value-type="float">
            <text:p>453.223668</text:p>
          </table:table-cell>
          <table:table-cell office:value-type="float" office:value="1258.61898" calcext:value-type="float">
            <text:p>1258.61898</text:p>
          </table:table-cell>
          <table:table-cell table:formula="of:=[.C12]-[.B12]" office:value-type="float" office:value="805.395312" calcext:value-type="float">
            <text:p>805.3953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3.282417" calcext:value-type="float">
            <text:p>453.282417</text:p>
          </table:table-cell>
          <table:table-cell office:value-type="float" office:value="1264.098508" calcext:value-type="float">
            <text:p>1264.098508</text:p>
          </table:table-cell>
          <table:table-cell table:formula="of:=[.C13]-[.B13]" office:value-type="float" office:value="810.816091" calcext:value-type="float">
            <text:p>810.8160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2.660351" calcext:value-type="float">
            <text:p>602.660351</text:p>
          </table:table-cell>
          <table:table-cell office:value-type="float" office:value="1281.137175" calcext:value-type="float">
            <text:p>1281.137175</text:p>
          </table:table-cell>
          <table:table-cell table:formula="of:=[.C14]-[.B14]" office:value-type="float" office:value="678.476824" calcext:value-type="float">
            <text:p>678.4768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2.669311" calcext:value-type="float">
            <text:p>602.669311</text:p>
          </table:table-cell>
          <table:table-cell office:value-type="float" office:value="1294.541895" calcext:value-type="float">
            <text:p>1294.541895</text:p>
          </table:table-cell>
          <table:table-cell table:formula="of:=[.C15]-[.B15]" office:value-type="float" office:value="691.872584" calcext:value-type="float">
            <text:p>691.8725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41.937257" calcext:value-type="float">
            <text:p>1241.937257</text:p>
          </table:table-cell>
          <table:table-cell office:value-type="float" office:value="1650.772428" calcext:value-type="float">
            <text:p>1650.772428</text:p>
          </table:table-cell>
          <table:table-cell table:formula="of:=[.C16]-[.B16]" office:value-type="float" office:value="408.835171" calcext:value-type="float">
            <text:p>408.8351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64.217803" calcext:value-type="float">
            <text:p>1264.217803</text:p>
          </table:table-cell>
          <table:table-cell office:value-type="float" office:value="1750.372643" calcext:value-type="float">
            <text:p>1750.372643</text:p>
          </table:table-cell>
          <table:table-cell table:formula="of:=[.C17]-[.B17]" office:value-type="float" office:value="486.15484" calcext:value-type="float">
            <text:p>486.154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41.877868" calcext:value-type="float">
            <text:p>1241.877868</text:p>
          </table:table-cell>
          <table:table-cell office:value-type="float" office:value="1772.112953" calcext:value-type="float">
            <text:p>1772.112953</text:p>
          </table:table-cell>
          <table:table-cell table:formula="of:=[.C18]-[.B18]" office:value-type="float" office:value="530.235085" calcext:value-type="float">
            <text:p>530.2350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18.877898" calcext:value-type="float">
            <text:p>1218.877898</text:p>
          </table:table-cell>
          <table:table-cell office:value-type="float" office:value="1835.582606" calcext:value-type="float">
            <text:p>1835.582606</text:p>
          </table:table-cell>
          <table:table-cell table:formula="of:=[.C19]-[.B19]" office:value-type="float" office:value="616.704708" calcext:value-type="float">
            <text:p>616.7047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94.611364" calcext:value-type="float">
            <text:p>1294.611364</text:p>
          </table:table-cell>
          <table:table-cell office:value-type="float" office:value="1987.583146" calcext:value-type="float">
            <text:p>1987.583146</text:p>
          </table:table-cell>
          <table:table-cell table:formula="of:=[.C20]-[.B20]" office:value-type="float" office:value="692.971782" calcext:value-type="float">
            <text:p>692.9717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64.158962" calcext:value-type="float">
            <text:p>1264.158962</text:p>
          </table:table-cell>
          <table:table-cell office:value-type="float" office:value="2027.945406" calcext:value-type="float">
            <text:p>2027.945406</text:p>
          </table:table-cell>
          <table:table-cell table:formula="of:=[.C21]-[.B21]" office:value-type="float" office:value="763.786444" calcext:value-type="float">
            <text:p>763.7864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51.918512" calcext:value-type="float">
            <text:p>1751.918512</text:p>
          </table:table-cell>
          <table:table-cell office:value-type="float" office:value="2889.823937" calcext:value-type="float">
            <text:p>2889.823937</text:p>
          </table:table-cell>
          <table:table-cell table:formula="of:=[.C22]-[.B22]" office:value-type="float" office:value="1137.905425" calcext:value-type="float">
            <text:p>1137.9054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51.933547" calcext:value-type="float">
            <text:p>1751.933547</text:p>
          </table:table-cell>
          <table:table-cell office:value-type="float" office:value="2919.35385" calcext:value-type="float">
            <text:p>2919.35385</text:p>
          </table:table-cell>
          <table:table-cell table:formula="of:=[.C23]-[.B23]" office:value-type="float" office:value="1167.420303" calcext:value-type="float">
            <text:p>1167.42030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50.775079" calcext:value-type="float">
            <text:p>1650.775079</text:p>
          </table:table-cell>
          <table:table-cell office:value-type="float" office:value="2997.775809" calcext:value-type="float">
            <text:p>2997.775809</text:p>
          </table:table-cell>
          <table:table-cell table:formula="of:=[.C24]-[.B24]" office:value-type="float" office:value="1347.00073" calcext:value-type="float">
            <text:p>1347.000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51.954719" calcext:value-type="float">
            <text:p>1751.954719</text:p>
          </table:table-cell>
          <table:table-cell office:value-type="float" office:value="3115.598922" calcext:value-type="float">
            <text:p>3115.598922</text:p>
          </table:table-cell>
          <table:table-cell table:formula="of:=[.C25]-[.B25]" office:value-type="float" office:value="1363.644203" calcext:value-type="float">
            <text:p>1363.64420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51.947556" calcext:value-type="float">
            <text:p>1751.947556</text:p>
          </table:table-cell>
          <table:table-cell office:value-type="float" office:value="3119.585495" calcext:value-type="float">
            <text:p>3119.585495</text:p>
          </table:table-cell>
          <table:table-cell table:formula="of:=[.C26]-[.B26]" office:value-type="float" office:value="1367.637939" calcext:value-type="float">
            <text:p>1367.6379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51.911684" calcext:value-type="float">
            <text:p>1751.911684</text:p>
          </table:table-cell>
          <table:table-cell office:value-type="float" office:value="3172.346573" calcext:value-type="float">
            <text:p>3172.346573</text:p>
          </table:table-cell>
          <table:table-cell table:formula="of:=[.C27]-[.B27]" office:value-type="float" office:value="1420.434889" calcext:value-type="float">
            <text:p>1420.43488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51.899936" calcext:value-type="float">
            <text:p>1751.899936</text:p>
          </table:table-cell>
          <table:table-cell office:value-type="float" office:value="3184.964368" calcext:value-type="float">
            <text:p>3184.964368</text:p>
          </table:table-cell>
          <table:table-cell table:formula="of:=[.C28]-[.B28]" office:value-type="float" office:value="1433.064432" calcext:value-type="float">
            <text:p>1433.0644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51.935685" calcext:value-type="float">
            <text:p>1751.935685</text:p>
          </table:table-cell>
          <table:table-cell office:value-type="float" office:value="3185.57592" calcext:value-type="float">
            <text:p>3185.57592</text:p>
          </table:table-cell>
          <table:table-cell table:formula="of:=[.C29]-[.B29]" office:value-type="float" office:value="1433.640235" calcext:value-type="float">
            <text:p>1433.6402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51.92067" calcext:value-type="float">
            <text:p>1751.92067</text:p>
          </table:table-cell>
          <table:table-cell office:value-type="float" office:value="3195.799479" calcext:value-type="float">
            <text:p>3195.799479</text:p>
          </table:table-cell>
          <table:table-cell table:formula="of:=[.C30]-[.B30]" office:value-type="float" office:value="1443.878809" calcext:value-type="float">
            <text:p>1443.87880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51.948924" calcext:value-type="float">
            <text:p>1751.948924</text:p>
          </table:table-cell>
          <table:table-cell office:value-type="float" office:value="3201.273203" calcext:value-type="float">
            <text:p>3201.273203</text:p>
          </table:table-cell>
          <table:table-cell table:formula="of:=[.C31]-[.B31]" office:value-type="float" office:value="1449.324279" calcext:value-type="float">
            <text:p>1449.3242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51.907073" calcext:value-type="float">
            <text:p>1751.907073</text:p>
          </table:table-cell>
          <table:table-cell office:value-type="float" office:value="3207.398899" calcext:value-type="float">
            <text:p>3207.398899</text:p>
          </table:table-cell>
          <table:table-cell table:formula="of:=[.C32]-[.B32]" office:value-type="float" office:value="1455.491826" calcext:value-type="float">
            <text:p>1455.4918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51.940461" calcext:value-type="float">
            <text:p>1751.940461</text:p>
          </table:table-cell>
          <table:table-cell office:value-type="float" office:value="3213.737999" calcext:value-type="float">
            <text:p>3213.737999</text:p>
          </table:table-cell>
          <table:table-cell table:formula="of:=[.C33]-[.B33]" office:value-type="float" office:value="1461.797538" calcext:value-type="float">
            <text:p>1461.7975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51.896763" calcext:value-type="float">
            <text:p>1751.896763</text:p>
          </table:table-cell>
          <table:table-cell office:value-type="float" office:value="3215.139371" calcext:value-type="float">
            <text:p>3215.139371</text:p>
          </table:table-cell>
          <table:table-cell table:formula="of:=[.C34]-[.B34]" office:value-type="float" office:value="1463.242608" calcext:value-type="float">
            <text:p>1463.2426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51.925179" calcext:value-type="float">
            <text:p>1751.925179</text:p>
          </table:table-cell>
          <table:table-cell office:value-type="float" office:value="3228.593825" calcext:value-type="float">
            <text:p>3228.593825</text:p>
          </table:table-cell>
          <table:table-cell table:formula="of:=[.C35]-[.B35]" office:value-type="float" office:value="1476.668646" calcext:value-type="float">
            <text:p>1476.66864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51.941931" calcext:value-type="float">
            <text:p>1751.941931</text:p>
          </table:table-cell>
          <table:table-cell office:value-type="float" office:value="3228.940619" calcext:value-type="float">
            <text:p>3228.940619</text:p>
          </table:table-cell>
          <table:table-cell table:formula="of:=[.C36]-[.B36]" office:value-type="float" office:value="1476.998688" calcext:value-type="float">
            <text:p>1476.9986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51.929515" calcext:value-type="float">
            <text:p>1751.929515</text:p>
          </table:table-cell>
          <table:table-cell office:value-type="float" office:value="3236.199343" calcext:value-type="float">
            <text:p>3236.199343</text:p>
          </table:table-cell>
          <table:table-cell table:formula="of:=[.C37]-[.B37]" office:value-type="float" office:value="1484.269828" calcext:value-type="float">
            <text:p>1484.2698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51.914617" calcext:value-type="float">
            <text:p>1751.914617</text:p>
          </table:table-cell>
          <table:table-cell office:value-type="float" office:value="3244.570292" calcext:value-type="float">
            <text:p>3244.570292</text:p>
          </table:table-cell>
          <table:table-cell table:formula="of:=[.C38]-[.B38]" office:value-type="float" office:value="1492.655675" calcext:value-type="float">
            <text:p>1492.65567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213.784406" calcext:value-type="float">
            <text:p>3213.784406</text:p>
          </table:table-cell>
          <table:table-cell office:value-type="float" office:value="3727.351825" calcext:value-type="float">
            <text:p>3727.351825</text:p>
          </table:table-cell>
          <table:table-cell table:formula="of:=[.C39]-[.B39]" office:value-type="float" office:value="513.567419" calcext:value-type="float">
            <text:p>513.56741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13.778183" calcext:value-type="float">
            <text:p>3213.778183</text:p>
          </table:table-cell>
          <table:table-cell office:value-type="float" office:value="3756.965457" calcext:value-type="float">
            <text:p>3756.965457</text:p>
          </table:table-cell>
          <table:table-cell table:formula="of:=[.C40]-[.B40]" office:value-type="float" office:value="543.187274" calcext:value-type="float">
            <text:p>543.18727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13.767295" calcext:value-type="float">
            <text:p>3213.767295</text:p>
          </table:table-cell>
          <table:table-cell office:value-type="float" office:value="3826.710449" calcext:value-type="float">
            <text:p>3826.710449</text:p>
          </table:table-cell>
          <table:table-cell table:formula="of:=[.C41]-[.B41]" office:value-type="float" office:value="612.943154" calcext:value-type="float">
            <text:p>612.94315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13.775294" calcext:value-type="float">
            <text:p>3213.775294</text:p>
          </table:table-cell>
          <table:table-cell office:value-type="float" office:value="3839.91433" calcext:value-type="float">
            <text:p>3839.91433</text:p>
          </table:table-cell>
          <table:table-cell table:formula="of:=[.C42]-[.B42]" office:value-type="float" office:value="626.139036" calcext:value-type="float">
            <text:p>626.1390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213.742294" calcext:value-type="float">
            <text:p>3213.742294</text:p>
          </table:table-cell>
          <table:table-cell office:value-type="float" office:value="3849.795597" calcext:value-type="float">
            <text:p>3849.795597</text:p>
          </table:table-cell>
          <table:table-cell table:formula="of:=[.C43]-[.B43]" office:value-type="float" office:value="636.053303" calcext:value-type="float">
            <text:p>636.05330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213.759762" calcext:value-type="float">
            <text:p>3213.759762</text:p>
          </table:table-cell>
          <table:table-cell office:value-type="float" office:value="3855.884496" calcext:value-type="float">
            <text:p>3855.884496</text:p>
          </table:table-cell>
          <table:table-cell table:formula="of:=[.C44]-[.B44]" office:value-type="float" office:value="642.124734" calcext:value-type="float">
            <text:p>642.12473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214.104205" calcext:value-type="float">
            <text:p>3214.104205</text:p>
          </table:table-cell>
          <table:table-cell office:value-type="float" office:value="3978.962298" calcext:value-type="float">
            <text:p>3978.962298</text:p>
          </table:table-cell>
          <table:table-cell table:formula="of:=[.C45]-[.B45]" office:value-type="float" office:value="764.858093" calcext:value-type="float">
            <text:p>764.85809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756.969292" calcext:value-type="float">
            <text:p>3756.969292</text:p>
          </table:table-cell>
          <table:table-cell office:value-type="float" office:value="4735.65334" calcext:value-type="float">
            <text:p>4735.65334</text:p>
          </table:table-cell>
          <table:table-cell table:formula="of:=[.C46]-[.B46]" office:value-type="float" office:value="978.684048" calcext:value-type="float">
            <text:p>978.68404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826.97969" calcext:value-type="float">
            <text:p>3826.97969</text:p>
          </table:table-cell>
          <table:table-cell office:value-type="float" office:value="5011.906861" calcext:value-type="float">
            <text:p>5011.906861</text:p>
          </table:table-cell>
          <table:table-cell table:formula="of:=[.C47]-[.B47]" office:value-type="float" office:value="1184.927171" calcext:value-type="float">
            <text:p>1184.92717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826.967625" calcext:value-type="float">
            <text:p>3826.967625</text:p>
          </table:table-cell>
          <table:table-cell office:value-type="float" office:value="5012.298931" calcext:value-type="float">
            <text:p>5012.298931</text:p>
          </table:table-cell>
          <table:table-cell table:formula="of:=[.C48]-[.B48]" office:value-type="float" office:value="1185.331306" calcext:value-type="float">
            <text:p>1185.3313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826.925229" calcext:value-type="float">
            <text:p>3826.925229</text:p>
          </table:table-cell>
          <table:table-cell office:value-type="float" office:value="5050.240218" calcext:value-type="float">
            <text:p>5050.240218</text:p>
          </table:table-cell>
          <table:table-cell table:formula="of:=[.C49]-[.B49]" office:value-type="float" office:value="1223.314989" calcext:value-type="float">
            <text:p>1223.31498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826.852216" calcext:value-type="float">
            <text:p>3826.852216</text:p>
          </table:table-cell>
          <table:table-cell office:value-type="float" office:value="5052.744175" calcext:value-type="float">
            <text:p>5052.744175</text:p>
          </table:table-cell>
          <table:table-cell table:formula="of:=[.C50]-[.B50]" office:value-type="float" office:value="1225.891959" calcext:value-type="float">
            <text:p>1225.8919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26.919223" calcext:value-type="float">
            <text:p>3826.919223</text:p>
          </table:table-cell>
          <table:table-cell office:value-type="float" office:value="5052.814164" calcext:value-type="float">
            <text:p>5052.814164</text:p>
          </table:table-cell>
          <table:table-cell table:formula="of:=[.C51]-[.B51]" office:value-type="float" office:value="1225.894941" calcext:value-type="float">
            <text:p>1225.89494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826.941869" calcext:value-type="float">
            <text:p>3826.941869</text:p>
          </table:table-cell>
          <table:table-cell office:value-type="float" office:value="5075.951454" calcext:value-type="float">
            <text:p>5075.951454</text:p>
          </table:table-cell>
          <table:table-cell table:formula="of:=[.C52]-[.B52]" office:value-type="float" office:value="1249.009585" calcext:value-type="float">
            <text:p>1249.00958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826.970513" calcext:value-type="float">
            <text:p>3826.970513</text:p>
          </table:table-cell>
          <table:table-cell office:value-type="float" office:value="5083.216873" calcext:value-type="float">
            <text:p>5083.216873</text:p>
          </table:table-cell>
          <table:table-cell table:formula="of:=[.C53]-[.B53]" office:value-type="float" office:value="1256.24636" calcext:value-type="float">
            <text:p>1256.2463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826.950564" calcext:value-type="float">
            <text:p>3826.950564</text:p>
          </table:table-cell>
          <table:table-cell office:value-type="float" office:value="5092.860114" calcext:value-type="float">
            <text:p>5092.860114</text:p>
          </table:table-cell>
          <table:table-cell table:formula="of:=[.C54]-[.B54]" office:value-type="float" office:value="1265.90955" calcext:value-type="float">
            <text:p>1265.909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826.946551" calcext:value-type="float">
            <text:p>3826.946551</text:p>
          </table:table-cell>
          <table:table-cell office:value-type="float" office:value="5096.359063" calcext:value-type="float">
            <text:p>5096.359063</text:p>
          </table:table-cell>
          <table:table-cell table:formula="of:=[.C55]-[.B55]" office:value-type="float" office:value="1269.412512" calcext:value-type="float">
            <text:p>1269.4125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826.781356" calcext:value-type="float">
            <text:p>3826.781356</text:p>
          </table:table-cell>
          <table:table-cell office:value-type="float" office:value="5097.875676" calcext:value-type="float">
            <text:p>5097.875676</text:p>
          </table:table-cell>
          <table:table-cell table:formula="of:=[.C56]-[.B56]" office:value-type="float" office:value="1271.09432" calcext:value-type="float">
            <text:p>1271.094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826.912747" calcext:value-type="float">
            <text:p>3826.912747</text:p>
          </table:table-cell>
          <table:table-cell office:value-type="float" office:value="5103.478494" calcext:value-type="float">
            <text:p>5103.478494</text:p>
          </table:table-cell>
          <table:table-cell table:formula="of:=[.C57]-[.B57]" office:value-type="float" office:value="1276.565747" calcext:value-type="float">
            <text:p>1276.56574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826.963165" calcext:value-type="float">
            <text:p>3826.963165</text:p>
          </table:table-cell>
          <table:table-cell office:value-type="float" office:value="5103.652772" calcext:value-type="float">
            <text:p>5103.652772</text:p>
          </table:table-cell>
          <table:table-cell table:formula="of:=[.C58]-[.B58]" office:value-type="float" office:value="1276.689607" calcext:value-type="float">
            <text:p>1276.68960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826.893925" calcext:value-type="float">
            <text:p>3826.893925</text:p>
          </table:table-cell>
          <table:table-cell office:value-type="float" office:value="5104.779347" calcext:value-type="float">
            <text:p>5104.779347</text:p>
          </table:table-cell>
          <table:table-cell table:formula="of:=[.C59]-[.B59]" office:value-type="float" office:value="1277.885422" calcext:value-type="float">
            <text:p>1277.88542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826.929019" calcext:value-type="float">
            <text:p>3826.929019</text:p>
          </table:table-cell>
          <table:table-cell office:value-type="float" office:value="5109.231568" calcext:value-type="float">
            <text:p>5109.231568</text:p>
          </table:table-cell>
          <table:table-cell table:formula="of:=[.C60]-[.B60]" office:value-type="float" office:value="1282.302549" calcext:value-type="float">
            <text:p>1282.30254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04.799851" calcext:value-type="float">
            <text:p>5104.799851</text:p>
          </table:table-cell>
          <table:table-cell office:value-type="float" office:value="5834.228975" calcext:value-type="float">
            <text:p>5834.228975</text:p>
          </table:table-cell>
          <table:table-cell table:formula="of:=[.C61]-[.B61]" office:value-type="float" office:value="729.429124" calcext:value-type="float">
            <text:p>729.42912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97.877642" calcext:value-type="float">
            <text:p>5097.877642</text:p>
          </table:table-cell>
          <table:table-cell office:value-type="float" office:value="5841.338986" calcext:value-type="float">
            <text:p>5841.338986</text:p>
          </table:table-cell>
          <table:table-cell table:formula="of:=[.C62]-[.B62]" office:value-type="float" office:value="743.461343999999" calcext:value-type="float">
            <text:p>743.46134399999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104.875115" calcext:value-type="float">
            <text:p>5104.875115</text:p>
          </table:table-cell>
          <table:table-cell office:value-type="float" office:value="5849.079229" calcext:value-type="float">
            <text:p>5849.079229</text:p>
          </table:table-cell>
          <table:table-cell table:formula="of:=[.C63]-[.B63]" office:value-type="float" office:value="744.204114" calcext:value-type="float">
            <text:p>744.20411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104.78822" calcext:value-type="float">
            <text:p>5104.78822</text:p>
          </table:table-cell>
          <table:table-cell office:value-type="float" office:value="5855.130793" calcext:value-type="float">
            <text:p>5855.130793</text:p>
          </table:table-cell>
          <table:table-cell table:formula="of:=[.C64]-[.B64]" office:value-type="float" office:value="750.342573" calcext:value-type="float">
            <text:p>750.34257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96.570359" calcext:value-type="float">
            <text:p>5096.570359</text:p>
          </table:table-cell>
          <table:table-cell office:value-type="float" office:value="5866.929691" calcext:value-type="float">
            <text:p>5866.929691</text:p>
          </table:table-cell>
          <table:table-cell table:formula="of:=[.C65]-[.B65]" office:value-type="float" office:value="770.359332" calcext:value-type="float">
            <text:p>770.35933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103.542908" calcext:value-type="float">
            <text:p>5103.542908</text:p>
          </table:table-cell>
          <table:table-cell office:value-type="float" office:value="5876.45582" calcext:value-type="float">
            <text:p>5876.45582</text:p>
          </table:table-cell>
          <table:table-cell table:formula="of:=[.C66]-[.B66]" office:value-type="float" office:value="772.912912" calcext:value-type="float">
            <text:p>772.91291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103.483479" calcext:value-type="float">
            <text:p>5103.483479</text:p>
          </table:table-cell>
          <table:table-cell office:value-type="float" office:value="5880.822276" calcext:value-type="float">
            <text:p>5880.822276</text:p>
          </table:table-cell>
          <table:table-cell table:formula="of:=[.C67]-[.B67]" office:value-type="float" office:value="777.338796999999" calcext:value-type="float">
            <text:p>777.3387969999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104.989462" calcext:value-type="float">
            <text:p>5104.989462</text:p>
          </table:table-cell>
          <table:table-cell office:value-type="float" office:value="5882.516439" calcext:value-type="float">
            <text:p>5882.516439</text:p>
          </table:table-cell>
          <table:table-cell table:formula="of:=[.C68]-[.B68]" office:value-type="float" office:value="777.526977000001" calcext:value-type="float">
            <text:p>777.52697700000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104.922343" calcext:value-type="float">
            <text:p>5104.922343</text:p>
          </table:table-cell>
          <table:table-cell office:value-type="float" office:value="5906.60959" calcext:value-type="float">
            <text:p>5906.60959</text:p>
          </table:table-cell>
          <table:table-cell table:formula="of:=[.C69]-[.B69]" office:value-type="float" office:value="801.687247" calcext:value-type="float">
            <text:p>801.68724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866.939262" calcext:value-type="float">
            <text:p>5866.939262</text:p>
          </table:table-cell>
          <table:table-cell office:value-type="float" office:value="6370.23274" calcext:value-type="float">
            <text:p>6370.23274</text:p>
          </table:table-cell>
          <table:table-cell table:formula="of:=[.C70]-[.B70]" office:value-type="float" office:value="503.293478000001" calcext:value-type="float">
            <text:p>503.2934780000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855.134993" calcext:value-type="float">
            <text:p>5855.134993</text:p>
          </table:table-cell>
          <table:table-cell office:value-type="float" office:value="6406.95554" calcext:value-type="float">
            <text:p>6406.95554</text:p>
          </table:table-cell>
          <table:table-cell table:formula="of:=[.C71]-[.B71]" office:value-type="float" office:value="551.820547" calcext:value-type="float">
            <text:p>551.82054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880.847453" calcext:value-type="float">
            <text:p>5880.847453</text:p>
          </table:table-cell>
          <table:table-cell office:value-type="float" office:value="6424.909843" calcext:value-type="float">
            <text:p>6424.909843</text:p>
          </table:table-cell>
          <table:table-cell table:formula="of:=[.C72]-[.B72]" office:value-type="float" office:value="544.06239" calcext:value-type="float">
            <text:p>544.0623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866.999145" calcext:value-type="float">
            <text:p>5866.999145</text:p>
          </table:table-cell>
          <table:table-cell office:value-type="float" office:value="6426.794502" calcext:value-type="float">
            <text:p>6426.794502</text:p>
          </table:table-cell>
          <table:table-cell table:formula="of:=[.C73]-[.B73]" office:value-type="float" office:value="559.795357" calcext:value-type="float">
            <text:p>559.79535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880.92392" calcext:value-type="float">
            <text:p>5880.92392</text:p>
          </table:table-cell>
          <table:table-cell office:value-type="float" office:value="6441.219293" calcext:value-type="float">
            <text:p>6441.219293</text:p>
          </table:table-cell>
          <table:table-cell table:formula="of:=[.C74]-[.B74]" office:value-type="float" office:value="560.295373" calcext:value-type="float">
            <text:p>560.29537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880.9197" calcext:value-type="float">
            <text:p>5880.9197</text:p>
          </table:table-cell>
          <table:table-cell office:value-type="float" office:value="6456.715413" calcext:value-type="float">
            <text:p>6456.715413</text:p>
          </table:table-cell>
          <table:table-cell table:formula="of:=[.C75]-[.B75]" office:value-type="float" office:value="575.795713" calcext:value-type="float">
            <text:p>575.79571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70.245169" calcext:value-type="float">
            <text:p>6370.245169</text:p>
          </table:table-cell>
          <table:table-cell office:value-type="float" office:value="6845.694542" calcext:value-type="float">
            <text:p>6845.694542</text:p>
          </table:table-cell>
          <table:table-cell table:formula="of:=[.C76]-[.B76]" office:value-type="float" office:value="475.449373" calcext:value-type="float">
            <text:p>475.44937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70.257323" calcext:value-type="float">
            <text:p>6370.257323</text:p>
          </table:table-cell>
          <table:table-cell office:value-type="float" office:value="6902.994529" calcext:value-type="float">
            <text:p>6902.994529</text:p>
          </table:table-cell>
          <table:table-cell table:formula="of:=[.C77]-[.B77]" office:value-type="float" office:value="532.737206" calcext:value-type="float">
            <text:p>532.73720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70.240903" calcext:value-type="float">
            <text:p>6370.240903</text:p>
          </table:table-cell>
          <table:table-cell office:value-type="float" office:value="6936.408428" calcext:value-type="float">
            <text:p>6936.408428</text:p>
          </table:table-cell>
          <table:table-cell table:formula="of:=[.C78]-[.B78]" office:value-type="float" office:value="566.167525" calcext:value-type="float">
            <text:p>566.1675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70.236384" calcext:value-type="float">
            <text:p>6370.236384</text:p>
          </table:table-cell>
          <table:table-cell office:value-type="float" office:value="7041.587808" calcext:value-type="float">
            <text:p>7041.587808</text:p>
          </table:table-cell>
          <table:table-cell table:formula="of:=[.C79]-[.B79]" office:value-type="float" office:value="671.351424" calcext:value-type="float">
            <text:p>671.35142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70.25455" calcext:value-type="float">
            <text:p>6370.25455</text:p>
          </table:table-cell>
          <table:table-cell office:value-type="float" office:value="7058.520824" calcext:value-type="float">
            <text:p>7058.520824</text:p>
          </table:table-cell>
          <table:table-cell table:formula="of:=[.C80]-[.B80]" office:value-type="float" office:value="688.266274000001" calcext:value-type="float">
            <text:p>688.2662740000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456.78099" calcext:value-type="float">
            <text:p>6456.78099</text:p>
          </table:table-cell>
          <table:table-cell office:value-type="float" office:value="7095.804051" calcext:value-type="float">
            <text:p>7095.804051</text:p>
          </table:table-cell>
          <table:table-cell table:formula="of:=[.C81]-[.B81]" office:value-type="float" office:value="639.023061" calcext:value-type="float">
            <text:p>639.02306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456.78657" calcext:value-type="float">
            <text:p>6456.78657</text:p>
          </table:table-cell>
          <table:table-cell office:value-type="float" office:value="7153.264114" calcext:value-type="float">
            <text:p>7153.264114</text:p>
          </table:table-cell>
          <table:table-cell table:formula="of:=[.C82]-[.B82]" office:value-type="float" office:value="696.477543999999" calcext:value-type="float">
            <text:p>696.47754399999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456.721081" calcext:value-type="float">
            <text:p>6456.721081</text:p>
          </table:table-cell>
          <table:table-cell office:value-type="float" office:value="7231.909303" calcext:value-type="float">
            <text:p>7231.909303</text:p>
          </table:table-cell>
          <table:table-cell table:formula="of:=[.C83]-[.B83]" office:value-type="float" office:value="775.188222000001" calcext:value-type="float">
            <text:p>775.18822200000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936.458881" calcext:value-type="float">
            <text:p>6936.458881</text:p>
          </table:table-cell>
          <table:table-cell office:value-type="float" office:value="7636.960968" calcext:value-type="float">
            <text:p>7636.960968</text:p>
          </table:table-cell>
          <table:table-cell table:formula="of:=[.C84]-[.B84]" office:value-type="float" office:value="700.502087000001" calcext:value-type="float">
            <text:p>700.50208700000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936.514553" calcext:value-type="float">
            <text:p>6936.514553</text:p>
          </table:table-cell>
          <table:table-cell office:value-type="float" office:value="8153.685967" calcext:value-type="float">
            <text:p>8153.685967</text:p>
          </table:table-cell>
          <table:table-cell table:formula="of:=[.C85]-[.B85]" office:value-type="float" office:value="1217.171414" calcext:value-type="float">
            <text:p>1217.17141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095.905441" calcext:value-type="float">
            <text:p>7095.905441</text:p>
          </table:table-cell>
          <table:table-cell office:value-type="float" office:value="8446.128784" calcext:value-type="float">
            <text:p>8446.128784</text:p>
          </table:table-cell>
          <table:table-cell table:formula="of:=[.C86]-[.B86]" office:value-type="float" office:value="1350.223343" calcext:value-type="float">
            <text:p>1350.22334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095.895248" calcext:value-type="float">
            <text:p>7095.895248</text:p>
          </table:table-cell>
          <table:table-cell office:value-type="float" office:value="8457.191769" calcext:value-type="float">
            <text:p>8457.191769</text:p>
          </table:table-cell>
          <table:table-cell table:formula="of:=[.C87]-[.B87]" office:value-type="float" office:value="1361.296521" calcext:value-type="float">
            <text:p>1361.29652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058.525152" calcext:value-type="float">
            <text:p>7058.525152</text:p>
          </table:table-cell>
          <table:table-cell office:value-type="float" office:value="8498.535983" calcext:value-type="float">
            <text:p>8498.535983</text:p>
          </table:table-cell>
          <table:table-cell table:formula="of:=[.C88]-[.B88]" office:value-type="float" office:value="1440.010831" calcext:value-type="float">
            <text:p>1440.01083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095.817162" calcext:value-type="float">
            <text:p>7095.817162</text:p>
          </table:table-cell>
          <table:table-cell office:value-type="float" office:value="8543.296279" calcext:value-type="float">
            <text:p>8543.296279</text:p>
          </table:table-cell>
          <table:table-cell table:formula="of:=[.C89]-[.B89]" office:value-type="float" office:value="1447.479117" calcext:value-type="float">
            <text:p>1447.47911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095.909297" calcext:value-type="float">
            <text:p>7095.909297</text:p>
          </table:table-cell>
          <table:table-cell office:value-type="float" office:value="8550.928158" calcext:value-type="float">
            <text:p>8550.928158</text:p>
          </table:table-cell>
          <table:table-cell table:formula="of:=[.C90]-[.B90]" office:value-type="float" office:value="1455.018861" calcext:value-type="float">
            <text:p>1455.01886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095.890583" calcext:value-type="float">
            <text:p>7095.890583</text:p>
          </table:table-cell>
          <table:table-cell office:value-type="float" office:value="8553.63127" calcext:value-type="float">
            <text:p>8553.63127</text:p>
          </table:table-cell>
          <table:table-cell table:formula="of:=[.C91]-[.B91]" office:value-type="float" office:value="1457.740687" calcext:value-type="float">
            <text:p>1457.74068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095.903111" calcext:value-type="float">
            <text:p>7095.903111</text:p>
          </table:table-cell>
          <table:table-cell office:value-type="float" office:value="8554.759552" calcext:value-type="float">
            <text:p>8554.759552</text:p>
          </table:table-cell>
          <table:table-cell table:formula="of:=[.C92]-[.B92]" office:value-type="float" office:value="1458.856441" calcext:value-type="float">
            <text:p>1458.85644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095.869699" calcext:value-type="float">
            <text:p>7095.869699</text:p>
          </table:table-cell>
          <table:table-cell office:value-type="float" office:value="8565.535592" calcext:value-type="float">
            <text:p>8565.535592</text:p>
          </table:table-cell>
          <table:table-cell table:formula="of:=[.C93]-[.B93]" office:value-type="float" office:value="1469.665893" calcext:value-type="float">
            <text:p>1469.66589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095.887224" calcext:value-type="float">
            <text:p>7095.887224</text:p>
          </table:table-cell>
          <table:table-cell office:value-type="float" office:value="8567.619461" calcext:value-type="float">
            <text:p>8567.619461</text:p>
          </table:table-cell>
          <table:table-cell table:formula="of:=[.C94]-[.B94]" office:value-type="float" office:value="1471.732237" calcext:value-type="float">
            <text:p>1471.73223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095.919401" calcext:value-type="float">
            <text:p>7095.919401</text:p>
          </table:table-cell>
          <table:table-cell office:value-type="float" office:value="8578.348676" calcext:value-type="float">
            <text:p>8578.348676</text:p>
          </table:table-cell>
          <table:table-cell table:formula="of:=[.C95]-[.B95]" office:value-type="float" office:value="1482.429275" calcext:value-type="float">
            <text:p>1482.42927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95.916173" calcext:value-type="float">
            <text:p>7095.916173</text:p>
          </table:table-cell>
          <table:table-cell office:value-type="float" office:value="8581.798523" calcext:value-type="float">
            <text:p>8581.798523</text:p>
          </table:table-cell>
          <table:table-cell table:formula="of:=[.C96]-[.B96]" office:value-type="float" office:value="1485.88235" calcext:value-type="float">
            <text:p>1485.8823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095.922812" calcext:value-type="float">
            <text:p>7095.922812</text:p>
          </table:table-cell>
          <table:table-cell office:value-type="float" office:value="8582.904821" calcext:value-type="float">
            <text:p>8582.904821</text:p>
          </table:table-cell>
          <table:table-cell table:formula="of:=[.C97]-[.B97]" office:value-type="float" office:value="1486.982009" calcext:value-type="float">
            <text:p>1486.98200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095.880453" calcext:value-type="float">
            <text:p>7095.880453</text:p>
          </table:table-cell>
          <table:table-cell office:value-type="float" office:value="8598.811974" calcext:value-type="float">
            <text:p>8598.811974</text:p>
          </table:table-cell>
          <table:table-cell table:formula="of:=[.C98]-[.B98]" office:value-type="float" office:value="1502.931521" calcext:value-type="float">
            <text:p>1502.93152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095.912653" calcext:value-type="float">
            <text:p>7095.912653</text:p>
          </table:table-cell>
          <table:table-cell office:value-type="float" office:value="8608.203015" calcext:value-type="float">
            <text:p>8608.203015</text:p>
          </table:table-cell>
          <table:table-cell table:formula="of:=[.C99]-[.B99]" office:value-type="float" office:value="1512.290362" calcext:value-type="float">
            <text:p>1512.29036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095.897454" calcext:value-type="float">
            <text:p>7095.897454</text:p>
          </table:table-cell>
          <table:table-cell office:value-type="float" office:value="8608.204634" calcext:value-type="float">
            <text:p>8608.204634</text:p>
          </table:table-cell>
          <table:table-cell table:formula="of:=[.C100]-[.B100]" office:value-type="float" office:value="1512.30718" calcext:value-type="float">
            <text:p>1512.307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95.925596" calcext:value-type="float">
            <text:p>7095.925596</text:p>
          </table:table-cell>
          <table:table-cell office:value-type="float" office:value="8608.885298" calcext:value-type="float">
            <text:p>8608.885298</text:p>
          </table:table-cell>
          <table:table-cell table:formula="of:=[.C101]-[.B101]" office:value-type="float" office:value="1512.959702" calcext:value-type="float">
            <text:p>1512.959702</text:p>
          </table:table-cell>
        </table:table-row>
      </table:table>
      <table:table table:name="6_2000ms" table:style-name="ta1">
        <table:shapes>
          <draw:frame draw:z-index="0" draw:style-name="gr1" draw:text-style-name="P1" svg:width="78.756cm" svg:height="11.233cm" svg:x="9.214cm" svg:y="5.386cm">
            <draw:object draw:notify-on-update-of-ranges="6_2000ms.D1:6_2000ms.D1 6_2000ms.D2:6_2000ms.D101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1" draw:style-name="gr1" draw:text-style-name="P1" svg:width="78.896cm" svg:height="8.999cm" svg:x="9.048cm" svg:y="17.205cm">
            <draw:object draw:notify-on-update-of-ranges="6_2000ms.I1:6_2000ms.I1 6_2000ms.I2:6_2000ms.I101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2" draw:style-name="gr1" draw:text-style-name="P1" svg:width="78.884cm" svg:height="9.191cm" svg:x="9.196cm" svg:y="26.854cm">
            <draw:object draw:notify-on-update-of-ranges="6_2000ms.D1:6_2000ms.D1 6_2000ms.D2:6_2000ms.D101 6_2000ms.I1:6_2000ms.I1 6_2000ms.I2:6_2000ms.I101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3" draw:style-name="gr1" draw:text-style-name="P1" svg:width="78.719cm" svg:height="15.645cm" svg:x="9.307cm" svg:y="26.694cm">
            <draw:object draw:notify-on-update-of-ranges="6_2000ms.D1:6_2000ms.D101 6_2000ms.I1:6_2000ms.I101 6_2000ms.N1:6_2000ms.N101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Respon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Respons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Respon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71977" calcext:value-type="float">
            <text:p>0.071977</text:p>
          </table:table-cell>
          <table:table-cell office:value-type="float" office:value="495.67182" calcext:value-type="float">
            <text:p>495.67182</text:p>
          </table:table-cell>
          <table:table-cell table:formula="of:=[.C2]-[.B2]" office:value-type="float" office:value="495.599843" calcext:value-type="float">
            <text:p>495.5998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0455" calcext:value-type="float">
            <text:p>0.040455</text:p>
          </table:table-cell>
          <table:table-cell office:value-type="float" office:value="685.585426" calcext:value-type="float">
            <text:p>685.585426</text:p>
          </table:table-cell>
          <table:table-cell table:formula="of:=[.H2]-[.G2]" office:value-type="float" office:value="685.544971" calcext:value-type="float">
            <text:p>685.54497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53722" calcext:value-type="float">
            <text:p>0.053722</text:p>
          </table:table-cell>
          <table:table-cell office:value-type="float" office:value="588.323555" calcext:value-type="float">
            <text:p>588.323555</text:p>
          </table:table-cell>
          <table:table-cell table:formula="of:=[.M2]-[.L2]" office:value-type="float" office:value="588.269833" calcext:value-type="float">
            <text:p>588.2698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66036" calcext:value-type="float">
            <text:p>0.066036</text:p>
          </table:table-cell>
          <table:table-cell office:value-type="float" office:value="510.436698" calcext:value-type="float">
            <text:p>510.436698</text:p>
          </table:table-cell>
          <table:table-cell table:formula="of:=[.C3]-[.B3]" office:value-type="float" office:value="510.370662" calcext:value-type="float">
            <text:p>510.37066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1984" calcext:value-type="float">
            <text:p>0.11984</text:p>
          </table:table-cell>
          <table:table-cell office:value-type="float" office:value="698.447772" calcext:value-type="float">
            <text:p>698.447772</text:p>
          </table:table-cell>
          <table:table-cell table:formula="of:=[.H3]-[.G3]" office:value-type="float" office:value="698.327932" calcext:value-type="float">
            <text:p>698.32793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82963" calcext:value-type="float">
            <text:p>0.182963</text:p>
          </table:table-cell>
          <table:table-cell office:value-type="float" office:value="596.663807" calcext:value-type="float">
            <text:p>596.663807</text:p>
          </table:table-cell>
          <table:table-cell table:formula="of:=[.M3]-[.L3]" office:value-type="float" office:value="596.480844" calcext:value-type="float">
            <text:p>596.4808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683" calcext:value-type="float">
            <text:p>0.03683</text:p>
          </table:table-cell>
          <table:table-cell office:value-type="float" office:value="516.762072" calcext:value-type="float">
            <text:p>516.762072</text:p>
          </table:table-cell>
          <table:table-cell table:formula="of:=[.C4]-[.B4]" office:value-type="float" office:value="516.725242" calcext:value-type="float">
            <text:p>516.72524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04717" calcext:value-type="float">
            <text:p>0.104717</text:p>
          </table:table-cell>
          <table:table-cell office:value-type="float" office:value="710.277021" calcext:value-type="float">
            <text:p>710.277021</text:p>
          </table:table-cell>
          <table:table-cell table:formula="of:=[.H4]-[.G4]" office:value-type="float" office:value="710.172304" calcext:value-type="float">
            <text:p>710.17230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28592" calcext:value-type="float">
            <text:p>0.128592</text:p>
          </table:table-cell>
          <table:table-cell office:value-type="float" office:value="624.420896" calcext:value-type="float">
            <text:p>624.420896</text:p>
          </table:table-cell>
          <table:table-cell table:formula="of:=[.M4]-[.L4]" office:value-type="float" office:value="624.292304" calcext:value-type="float">
            <text:p>624.2923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0729" calcext:value-type="float">
            <text:p>0.030729</text:p>
          </table:table-cell>
          <table:table-cell office:value-type="float" office:value="519.518275" calcext:value-type="float">
            <text:p>519.518275</text:p>
          </table:table-cell>
          <table:table-cell table:formula="of:=[.C5]-[.B5]" office:value-type="float" office:value="519.487546" calcext:value-type="float">
            <text:p>519.4875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24326" calcext:value-type="float">
            <text:p>0.024326</text:p>
          </table:table-cell>
          <table:table-cell office:value-type="float" office:value="735.587088" calcext:value-type="float">
            <text:p>735.587088</text:p>
          </table:table-cell>
          <table:table-cell table:formula="of:=[.H5]-[.G5]" office:value-type="float" office:value="735.562762" calcext:value-type="float">
            <text:p>735.56276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79703" calcext:value-type="float">
            <text:p>0.179703</text:p>
          </table:table-cell>
          <table:table-cell office:value-type="float" office:value="652.337205" calcext:value-type="float">
            <text:p>652.337205</text:p>
          </table:table-cell>
          <table:table-cell table:formula="of:=[.M5]-[.L5]" office:value-type="float" office:value="652.157502" calcext:value-type="float">
            <text:p>652.1575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3214" calcext:value-type="float">
            <text:p>0.13214</text:p>
          </table:table-cell>
          <table:table-cell office:value-type="float" office:value="551.731737" calcext:value-type="float">
            <text:p>551.731737</text:p>
          </table:table-cell>
          <table:table-cell table:formula="of:=[.C6]-[.B6]" office:value-type="float" office:value="551.599597" calcext:value-type="float">
            <text:p>551.59959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37945" calcext:value-type="float">
            <text:p>0.137945</text:p>
          </table:table-cell>
          <table:table-cell office:value-type="float" office:value="737.152748" calcext:value-type="float">
            <text:p>737.152748</text:p>
          </table:table-cell>
          <table:table-cell table:formula="of:=[.H6]-[.G6]" office:value-type="float" office:value="737.014803" calcext:value-type="float">
            <text:p>737.0148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35713" calcext:value-type="float">
            <text:p>0.035713</text:p>
          </table:table-cell>
          <table:table-cell office:value-type="float" office:value="660.806128" calcext:value-type="float">
            <text:p>660.806128</text:p>
          </table:table-cell>
          <table:table-cell table:formula="of:=[.M6]-[.L6]" office:value-type="float" office:value="660.770415" calcext:value-type="float">
            <text:p>660.7704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44258" calcext:value-type="float">
            <text:p>0.044258</text:p>
          </table:table-cell>
          <table:table-cell office:value-type="float" office:value="583.552815" calcext:value-type="float">
            <text:p>583.552815</text:p>
          </table:table-cell>
          <table:table-cell table:formula="of:=[.C7]-[.B7]" office:value-type="float" office:value="583.508557" calcext:value-type="float">
            <text:p>583.50855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24123" calcext:value-type="float">
            <text:p>0.024123</text:p>
          </table:table-cell>
          <table:table-cell office:value-type="float" office:value="744.39618" calcext:value-type="float">
            <text:p>744.39618</text:p>
          </table:table-cell>
          <table:table-cell table:formula="of:=[.H7]-[.G7]" office:value-type="float" office:value="744.372057" calcext:value-type="float">
            <text:p>744.3720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18015" calcext:value-type="float">
            <text:p>0.018015</text:p>
          </table:table-cell>
          <table:table-cell office:value-type="float" office:value="694.910592" calcext:value-type="float">
            <text:p>694.910592</text:p>
          </table:table-cell>
          <table:table-cell table:formula="of:=[.M7]-[.L7]" office:value-type="float" office:value="694.892577" calcext:value-type="float">
            <text:p>694.8925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5.889604" calcext:value-type="float">
            <text:p>495.889604</text:p>
          </table:table-cell>
          <table:table-cell office:value-type="float" office:value="1480.029937" calcext:value-type="float">
            <text:p>1480.029937</text:p>
          </table:table-cell>
          <table:table-cell table:formula="of:=[.C8]-[.B8]" office:value-type="float" office:value="984.140333" calcext:value-type="float">
            <text:p>984.14033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92654" calcext:value-type="float">
            <text:p>0.092654</text:p>
          </table:table-cell>
          <table:table-cell office:value-type="float" office:value="748.012584" calcext:value-type="float">
            <text:p>748.012584</text:p>
          </table:table-cell>
          <table:table-cell table:formula="of:=[.H8]-[.G8]" office:value-type="float" office:value="747.91993" calcext:value-type="float">
            <text:p>747.919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4712" calcext:value-type="float">
            <text:p>0.014712</text:p>
          </table:table-cell>
          <table:table-cell office:value-type="float" office:value="697.603947" calcext:value-type="float">
            <text:p>697.603947</text:p>
          </table:table-cell>
          <table:table-cell table:formula="of:=[.M8]-[.L8]" office:value-type="float" office:value="697.589235" calcext:value-type="float">
            <text:p>697.5892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6.838083" calcext:value-type="float">
            <text:p>516.838083</text:p>
          </table:table-cell>
          <table:table-cell office:value-type="float" office:value="1809.556278" calcext:value-type="float">
            <text:p>1809.556278</text:p>
          </table:table-cell>
          <table:table-cell table:formula="of:=[.C9]-[.B9]" office:value-type="float" office:value="1292.718195" calcext:value-type="float">
            <text:p>1292.71819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13887" calcext:value-type="float">
            <text:p>0.113887</text:p>
          </table:table-cell>
          <table:table-cell office:value-type="float" office:value="757.663069" calcext:value-type="float">
            <text:p>757.663069</text:p>
          </table:table-cell>
          <table:table-cell table:formula="of:=[.H9]-[.G9]" office:value-type="float" office:value="757.549182" calcext:value-type="float">
            <text:p>757.54918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24.634381" calcext:value-type="float">
            <text:p>624.634381</text:p>
          </table:table-cell>
          <table:table-cell office:value-type="float" office:value="2840.133602" calcext:value-type="float">
            <text:p>2840.133602</text:p>
          </table:table-cell>
          <table:table-cell table:formula="of:=[.M9]-[.L9]" office:value-type="float" office:value="2215.499221" calcext:value-type="float">
            <text:p>2215.4992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16.816087" calcext:value-type="float">
            <text:p>516.816087</text:p>
          </table:table-cell>
          <table:table-cell office:value-type="float" office:value="1827.369975" calcext:value-type="float">
            <text:p>1827.369975</text:p>
          </table:table-cell>
          <table:table-cell table:formula="of:=[.C10]-[.B10]" office:value-type="float" office:value="1310.553888" calcext:value-type="float">
            <text:p>1310.55388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10.306065" calcext:value-type="float">
            <text:p>710.306065</text:p>
          </table:table-cell>
          <table:table-cell office:value-type="float" office:value="1207.528358" calcext:value-type="float">
            <text:p>1207.528358</text:p>
          </table:table-cell>
          <table:table-cell table:formula="of:=[.H10]-[.G10]" office:value-type="float" office:value="497.222293" calcext:value-type="float">
            <text:p>497.22229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24.724074" calcext:value-type="float">
            <text:p>624.724074</text:p>
          </table:table-cell>
          <table:table-cell office:value-type="float" office:value="3320.235115" calcext:value-type="float">
            <text:p>3320.235115</text:p>
          </table:table-cell>
          <table:table-cell table:formula="of:=[.M10]-[.L10]" office:value-type="float" office:value="2695.511041" calcext:value-type="float">
            <text:p>2695.51104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16.898806" calcext:value-type="float">
            <text:p>516.898806</text:p>
          </table:table-cell>
          <table:table-cell office:value-type="float" office:value="1844.209804" calcext:value-type="float">
            <text:p>1844.209804</text:p>
          </table:table-cell>
          <table:table-cell table:formula="of:=[.C11]-[.B11]" office:value-type="float" office:value="1327.310998" calcext:value-type="float">
            <text:p>1327.31099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10.392801" calcext:value-type="float">
            <text:p>710.392801</text:p>
          </table:table-cell>
          <table:table-cell office:value-type="float" office:value="1319.441492" calcext:value-type="float">
            <text:p>1319.441492</text:p>
          </table:table-cell>
          <table:table-cell table:formula="of:=[.H11]-[.G11]" office:value-type="float" office:value="609.048691" calcext:value-type="float">
            <text:p>609.04869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24.58772" calcext:value-type="float">
            <text:p>624.58772</text:p>
          </table:table-cell>
          <table:table-cell office:value-type="float" office:value="3352.196398" calcext:value-type="float">
            <text:p>3352.196398</text:p>
          </table:table-cell>
          <table:table-cell table:formula="of:=[.M11]-[.L11]" office:value-type="float" office:value="2727.608678" calcext:value-type="float">
            <text:p>2727.6086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16.867728" calcext:value-type="float">
            <text:p>516.867728</text:p>
          </table:table-cell>
          <table:table-cell office:value-type="float" office:value="1876.104587" calcext:value-type="float">
            <text:p>1876.104587</text:p>
          </table:table-cell>
          <table:table-cell table:formula="of:=[.C12]-[.B12]" office:value-type="float" office:value="1359.236859" calcext:value-type="float">
            <text:p>1359.23685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10.337938" calcext:value-type="float">
            <text:p>710.337938</text:p>
          </table:table-cell>
          <table:table-cell office:value-type="float" office:value="1333.705557" calcext:value-type="float">
            <text:p>1333.705557</text:p>
          </table:table-cell>
          <table:table-cell table:formula="of:=[.H12]-[.G12]" office:value-type="float" office:value="623.367619" calcext:value-type="float">
            <text:p>623.36761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24.478478" calcext:value-type="float">
            <text:p>624.478478</text:p>
          </table:table-cell>
          <table:table-cell office:value-type="float" office:value="3468.224813" calcext:value-type="float">
            <text:p>3468.224813</text:p>
          </table:table-cell>
          <table:table-cell table:formula="of:=[.M12]-[.L12]" office:value-type="float" office:value="2843.746335" calcext:value-type="float">
            <text:p>2843.7463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16.944963" calcext:value-type="float">
            <text:p>516.944963</text:p>
          </table:table-cell>
          <table:table-cell office:value-type="float" office:value="1878.405632" calcext:value-type="float">
            <text:p>1878.405632</text:p>
          </table:table-cell>
          <table:table-cell table:formula="of:=[.C13]-[.B13]" office:value-type="float" office:value="1361.460669" calcext:value-type="float">
            <text:p>1361.46066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10.320695" calcext:value-type="float">
            <text:p>710.320695</text:p>
          </table:table-cell>
          <table:table-cell office:value-type="float" office:value="1339.810739" calcext:value-type="float">
            <text:p>1339.810739</text:p>
          </table:table-cell>
          <table:table-cell table:formula="of:=[.H13]-[.G13]" office:value-type="float" office:value="629.490044" calcext:value-type="float">
            <text:p>629.49004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24.469657" calcext:value-type="float">
            <text:p>624.469657</text:p>
          </table:table-cell>
          <table:table-cell office:value-type="float" office:value="3540.449383" calcext:value-type="float">
            <text:p>3540.449383</text:p>
          </table:table-cell>
          <table:table-cell table:formula="of:=[.M13]-[.L13]" office:value-type="float" office:value="2915.979726" calcext:value-type="float">
            <text:p>2915.9797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6.855174" calcext:value-type="float">
            <text:p>516.855174</text:p>
          </table:table-cell>
          <table:table-cell office:value-type="float" office:value="1888.456495" calcext:value-type="float">
            <text:p>1888.456495</text:p>
          </table:table-cell>
          <table:table-cell table:formula="of:=[.C14]-[.B14]" office:value-type="float" office:value="1371.601321" calcext:value-type="float">
            <text:p>1371.60132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57.789127" calcext:value-type="float">
            <text:p>757.789127</text:p>
          </table:table-cell>
          <table:table-cell office:value-type="float" office:value="1344.864985" calcext:value-type="float">
            <text:p>1344.864985</text:p>
          </table:table-cell>
          <table:table-cell table:formula="of:=[.H14]-[.G14]" office:value-type="float" office:value="587.075858" calcext:value-type="float">
            <text:p>587.07585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24.639978" calcext:value-type="float">
            <text:p>624.639978</text:p>
          </table:table-cell>
          <table:table-cell office:value-type="float" office:value="3576.42416" calcext:value-type="float">
            <text:p>3576.42416</text:p>
          </table:table-cell>
          <table:table-cell table:formula="of:=[.M14]-[.L14]" office:value-type="float" office:value="2951.784182" calcext:value-type="float">
            <text:p>2951.7841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6.77009" calcext:value-type="float">
            <text:p>516.77009</text:p>
          </table:table-cell>
          <table:table-cell office:value-type="float" office:value="1900.147642" calcext:value-type="float">
            <text:p>1900.147642</text:p>
          </table:table-cell>
          <table:table-cell table:formula="of:=[.C15]-[.B15]" office:value-type="float" office:value="1383.377552" calcext:value-type="float">
            <text:p>1383.37755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10.323855" calcext:value-type="float">
            <text:p>710.323855</text:p>
          </table:table-cell>
          <table:table-cell office:value-type="float" office:value="1345.172248" calcext:value-type="float">
            <text:p>1345.172248</text:p>
          </table:table-cell>
          <table:table-cell table:formula="of:=[.H15]-[.G15]" office:value-type="float" office:value="634.848393" calcext:value-type="float">
            <text:p>634.84839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96.675545" calcext:value-type="float">
            <text:p>596.675545</text:p>
          </table:table-cell>
          <table:table-cell office:value-type="float" office:value="3613.568172" calcext:value-type="float">
            <text:p>3613.568172</text:p>
          </table:table-cell>
          <table:table-cell table:formula="of:=[.M15]-[.L15]" office:value-type="float" office:value="3016.892627" calcext:value-type="float">
            <text:p>3016.8926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6.83026" calcext:value-type="float">
            <text:p>516.83026</text:p>
          </table:table-cell>
          <table:table-cell office:value-type="float" office:value="1900.161545" calcext:value-type="float">
            <text:p>1900.161545</text:p>
          </table:table-cell>
          <table:table-cell table:formula="of:=[.C16]-[.B16]" office:value-type="float" office:value="1383.331285" calcext:value-type="float">
            <text:p>1383.33128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57.733271" calcext:value-type="float">
            <text:p>757.733271</text:p>
          </table:table-cell>
          <table:table-cell office:value-type="float" office:value="1412.76526" calcext:value-type="float">
            <text:p>1412.76526</text:p>
          </table:table-cell>
          <table:table-cell table:formula="of:=[.H16]-[.G16]" office:value-type="float" office:value="655.031989" calcext:value-type="float">
            <text:p>655.03198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24.645577" calcext:value-type="float">
            <text:p>624.645577</text:p>
          </table:table-cell>
          <table:table-cell office:value-type="float" office:value="3715.65683" calcext:value-type="float">
            <text:p>3715.65683</text:p>
          </table:table-cell>
          <table:table-cell table:formula="of:=[.M16]-[.L16]" office:value-type="float" office:value="3091.011253" calcext:value-type="float">
            <text:p>3091.0112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5.792871" calcext:value-type="float">
            <text:p>495.792871</text:p>
          </table:table-cell>
          <table:table-cell office:value-type="float" office:value="1910.127951" calcext:value-type="float">
            <text:p>1910.127951</text:p>
          </table:table-cell>
          <table:table-cell table:formula="of:=[.C17]-[.B17]" office:value-type="float" office:value="1414.33508" calcext:value-type="float">
            <text:p>1414.3350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33.773857" calcext:value-type="float">
            <text:p>1333.773857</text:p>
          </table:table-cell>
          <table:table-cell office:value-type="float" office:value="1837.988902" calcext:value-type="float">
            <text:p>1837.988902</text:p>
          </table:table-cell>
          <table:table-cell table:formula="of:=[.H17]-[.G17]" office:value-type="float" office:value="504.215045" calcext:value-type="float">
            <text:p>504.21504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24.518835" calcext:value-type="float">
            <text:p>624.518835</text:p>
          </table:table-cell>
          <table:table-cell office:value-type="float" office:value="3761.742914" calcext:value-type="float">
            <text:p>3761.742914</text:p>
          </table:table-cell>
          <table:table-cell table:formula="of:=[.M17]-[.L17]" office:value-type="float" office:value="3137.224079" calcext:value-type="float">
            <text:p>3137.2240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6.824131" calcext:value-type="float">
            <text:p>516.824131</text:p>
          </table:table-cell>
          <table:table-cell office:value-type="float" office:value="1920.202296" calcext:value-type="float">
            <text:p>1920.202296</text:p>
          </table:table-cell>
          <table:table-cell table:formula="of:=[.C18]-[.B18]" office:value-type="float" office:value="1403.378165" calcext:value-type="float">
            <text:p>1403.37816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19.444926" calcext:value-type="float">
            <text:p>1319.444926</text:p>
          </table:table-cell>
          <table:table-cell office:value-type="float" office:value="1847.156077" calcext:value-type="float">
            <text:p>1847.156077</text:p>
          </table:table-cell>
          <table:table-cell table:formula="of:=[.H18]-[.G18]" office:value-type="float" office:value="527.711151" calcext:value-type="float">
            <text:p>527.71115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24.4676" calcext:value-type="float">
            <text:p>624.4676</text:p>
          </table:table-cell>
          <table:table-cell office:value-type="float" office:value="3784.341773" calcext:value-type="float">
            <text:p>3784.341773</text:p>
          </table:table-cell>
          <table:table-cell table:formula="of:=[.M18]-[.L18]" office:value-type="float" office:value="3159.874173" calcext:value-type="float">
            <text:p>3159.8741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6.801279" calcext:value-type="float">
            <text:p>516.801279</text:p>
          </table:table-cell>
          <table:table-cell office:value-type="float" office:value="1923.868908" calcext:value-type="float">
            <text:p>1923.868908</text:p>
          </table:table-cell>
          <table:table-cell table:formula="of:=[.C19]-[.B19]" office:value-type="float" office:value="1407.067629" calcext:value-type="float">
            <text:p>1407.06762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333.709652" calcext:value-type="float">
            <text:p>1333.709652</text:p>
          </table:table-cell>
          <table:table-cell office:value-type="float" office:value="1864.921665" calcext:value-type="float">
            <text:p>1864.921665</text:p>
          </table:table-cell>
          <table:table-cell table:formula="of:=[.H19]-[.G19]" office:value-type="float" office:value="531.212013" calcext:value-type="float">
            <text:p>531.21201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24.529333" calcext:value-type="float">
            <text:p>624.529333</text:p>
          </table:table-cell>
          <table:table-cell office:value-type="float" office:value="3784.341356" calcext:value-type="float">
            <text:p>3784.341356</text:p>
          </table:table-cell>
          <table:table-cell table:formula="of:=[.M19]-[.L19]" office:value-type="float" office:value="3159.812023" calcext:value-type="float">
            <text:p>3159.8120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6.88829" calcext:value-type="float">
            <text:p>516.88829</text:p>
          </table:table-cell>
          <table:table-cell office:value-type="float" office:value="1930.887236" calcext:value-type="float">
            <text:p>1930.887236</text:p>
          </table:table-cell>
          <table:table-cell table:formula="of:=[.C20]-[.B20]" office:value-type="float" office:value="1413.998946" calcext:value-type="float">
            <text:p>1413.99894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44.868961" calcext:value-type="float">
            <text:p>1344.868961</text:p>
          </table:table-cell>
          <table:table-cell office:value-type="float" office:value="1883.934904" calcext:value-type="float">
            <text:p>1883.934904</text:p>
          </table:table-cell>
          <table:table-cell table:formula="of:=[.H20]-[.G20]" office:value-type="float" office:value="539.065943" calcext:value-type="float">
            <text:p>539.06594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24.593438" calcext:value-type="float">
            <text:p>624.593438</text:p>
          </table:table-cell>
          <table:table-cell office:value-type="float" office:value="3784.557858" calcext:value-type="float">
            <text:p>3784.557858</text:p>
          </table:table-cell>
          <table:table-cell table:formula="of:=[.M20]-[.L20]" office:value-type="float" office:value="3159.96442" calcext:value-type="float">
            <text:p>3159.964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16.888568" calcext:value-type="float">
            <text:p>516.888568</text:p>
          </table:table-cell>
          <table:table-cell office:value-type="float" office:value="1933.985492" calcext:value-type="float">
            <text:p>1933.985492</text:p>
          </table:table-cell>
          <table:table-cell table:formula="of:=[.C21]-[.B21]" office:value-type="float" office:value="1417.096924" calcext:value-type="float">
            <text:p>1417.09692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44.889917" calcext:value-type="float">
            <text:p>1344.889917</text:p>
          </table:table-cell>
          <table:table-cell office:value-type="float" office:value="1917.97334" calcext:value-type="float">
            <text:p>1917.97334</text:p>
          </table:table-cell>
          <table:table-cell table:formula="of:=[.H21]-[.G21]" office:value-type="float" office:value="573.083423" calcext:value-type="float">
            <text:p>573.08342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24.484599" calcext:value-type="float">
            <text:p>624.484599</text:p>
          </table:table-cell>
          <table:table-cell office:value-type="float" office:value="3803.837605" calcext:value-type="float">
            <text:p>3803.837605</text:p>
          </table:table-cell>
          <table:table-cell table:formula="of:=[.M21]-[.L21]" office:value-type="float" office:value="3179.353006" calcext:value-type="float">
            <text:p>3179.3530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6.868939" calcext:value-type="float">
            <text:p>516.868939</text:p>
          </table:table-cell>
          <table:table-cell office:value-type="float" office:value="1935.318485" calcext:value-type="float">
            <text:p>1935.318485</text:p>
          </table:table-cell>
          <table:table-cell table:formula="of:=[.C22]-[.B22]" office:value-type="float" office:value="1418.449546" calcext:value-type="float">
            <text:p>1418.44954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344.881076" calcext:value-type="float">
            <text:p>1344.881076</text:p>
          </table:table-cell>
          <table:table-cell office:value-type="float" office:value="1919.845631" calcext:value-type="float">
            <text:p>1919.845631</text:p>
          </table:table-cell>
          <table:table-cell table:formula="of:=[.H22]-[.G22]" office:value-type="float" office:value="574.964555" calcext:value-type="float">
            <text:p>574.96455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24.692915" calcext:value-type="float">
            <text:p>624.692915</text:p>
          </table:table-cell>
          <table:table-cell office:value-type="float" office:value="3804.289038" calcext:value-type="float">
            <text:p>3804.289038</text:p>
          </table:table-cell>
          <table:table-cell table:formula="of:=[.M22]-[.L22]" office:value-type="float" office:value="3179.596123" calcext:value-type="float">
            <text:p>3179.5961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16.877065" calcext:value-type="float">
            <text:p>516.877065</text:p>
          </table:table-cell>
          <table:table-cell office:value-type="float" office:value="1936.186551" calcext:value-type="float">
            <text:p>1936.186551</text:p>
          </table:table-cell>
          <table:table-cell table:formula="of:=[.C23]-[.B23]" office:value-type="float" office:value="1419.309486" calcext:value-type="float">
            <text:p>1419.30948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838.001188" calcext:value-type="float">
            <text:p>1838.001188</text:p>
          </table:table-cell>
          <table:table-cell office:value-type="float" office:value="2247.125648" calcext:value-type="float">
            <text:p>2247.125648</text:p>
          </table:table-cell>
          <table:table-cell table:formula="of:=[.H23]-[.G23]" office:value-type="float" office:value="409.12446" calcext:value-type="float">
            <text:p>409.1244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24.666924" calcext:value-type="float">
            <text:p>624.666924</text:p>
          </table:table-cell>
          <table:table-cell office:value-type="float" office:value="3817.504032" calcext:value-type="float">
            <text:p>3817.504032</text:p>
          </table:table-cell>
          <table:table-cell table:formula="of:=[.M23]-[.L23]" office:value-type="float" office:value="3192.837108" calcext:value-type="float">
            <text:p>3192.83710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20.231503" calcext:value-type="float">
            <text:p>1920.231503</text:p>
          </table:table-cell>
          <table:table-cell office:value-type="float" office:value="2538.642872" calcext:value-type="float">
            <text:p>2538.642872</text:p>
          </table:table-cell>
          <table:table-cell table:formula="of:=[.C24]-[.B24]" office:value-type="float" office:value="618.411369" calcext:value-type="float">
            <text:p>618.41136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837.9928" calcext:value-type="float">
            <text:p>1837.9928</text:p>
          </table:table-cell>
          <table:table-cell office:value-type="float" office:value="2311.479652" calcext:value-type="float">
            <text:p>2311.479652</text:p>
          </table:table-cell>
          <table:table-cell table:formula="of:=[.H24]-[.G24]" office:value-type="float" office:value="473.486852" calcext:value-type="float">
            <text:p>473.48685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24.489837" calcext:value-type="float">
            <text:p>624.489837</text:p>
          </table:table-cell>
          <table:table-cell office:value-type="float" office:value="3828.426698" calcext:value-type="float">
            <text:p>3828.426698</text:p>
          </table:table-cell>
          <table:table-cell table:formula="of:=[.M24]-[.L24]" office:value-type="float" office:value="3203.936861" calcext:value-type="float">
            <text:p>3203.9368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20.264387" calcext:value-type="float">
            <text:p>1920.264387</text:p>
          </table:table-cell>
          <table:table-cell office:value-type="float" office:value="2546.934878" calcext:value-type="float">
            <text:p>2546.934878</text:p>
          </table:table-cell>
          <table:table-cell table:formula="of:=[.C25]-[.B25]" office:value-type="float" office:value="626.670491" calcext:value-type="float">
            <text:p>626.67049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38.014441" calcext:value-type="float">
            <text:p>1838.014441</text:p>
          </table:table-cell>
          <table:table-cell office:value-type="float" office:value="2347.66456" calcext:value-type="float">
            <text:p>2347.66456</text:p>
          </table:table-cell>
          <table:table-cell table:formula="of:=[.H25]-[.G25]" office:value-type="float" office:value="509.650119" calcext:value-type="float">
            <text:p>509.65011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24.65076" calcext:value-type="float">
            <text:p>624.65076</text:p>
          </table:table-cell>
          <table:table-cell office:value-type="float" office:value="3843.862365" calcext:value-type="float">
            <text:p>3843.862365</text:p>
          </table:table-cell>
          <table:table-cell table:formula="of:=[.M25]-[.L25]" office:value-type="float" office:value="3219.211605" calcext:value-type="float">
            <text:p>3219.2116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20.281398" calcext:value-type="float">
            <text:p>1920.281398</text:p>
          </table:table-cell>
          <table:table-cell office:value-type="float" office:value="2575.347299" calcext:value-type="float">
            <text:p>2575.347299</text:p>
          </table:table-cell>
          <table:table-cell table:formula="of:=[.C26]-[.B26]" office:value-type="float" office:value="655.065901" calcext:value-type="float">
            <text:p>655.06590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838.006834" calcext:value-type="float">
            <text:p>1838.006834</text:p>
          </table:table-cell>
          <table:table-cell office:value-type="float" office:value="2361.682166" calcext:value-type="float">
            <text:p>2361.682166</text:p>
          </table:table-cell>
          <table:table-cell table:formula="of:=[.H26]-[.G26]" office:value-type="float" office:value="523.675332" calcext:value-type="float">
            <text:p>523.67533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24.513778" calcext:value-type="float">
            <text:p>624.513778</text:p>
          </table:table-cell>
          <table:table-cell office:value-type="float" office:value="3856.345872" calcext:value-type="float">
            <text:p>3856.345872</text:p>
          </table:table-cell>
          <table:table-cell table:formula="of:=[.M26]-[.L26]" office:value-type="float" office:value="3231.832094" calcext:value-type="float">
            <text:p>3231.83209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35.376613" calcext:value-type="float">
            <text:p>1935.376613</text:p>
          </table:table-cell>
          <table:table-cell office:value-type="float" office:value="2599.99666" calcext:value-type="float">
            <text:p>2599.99666</text:p>
          </table:table-cell>
          <table:table-cell table:formula="of:=[.C27]-[.B27]" office:value-type="float" office:value="664.620047" calcext:value-type="float">
            <text:p>664.62004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918.029008" calcext:value-type="float">
            <text:p>1918.029008</text:p>
          </table:table-cell>
          <table:table-cell office:value-type="float" office:value="2416.851325" calcext:value-type="float">
            <text:p>2416.851325</text:p>
          </table:table-cell>
          <table:table-cell table:formula="of:=[.H27]-[.G27]" office:value-type="float" office:value="498.822317" calcext:value-type="float">
            <text:p>498.82231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24.609472" calcext:value-type="float">
            <text:p>624.609472</text:p>
          </table:table-cell>
          <table:table-cell office:value-type="float" office:value="3856.350347" calcext:value-type="float">
            <text:p>3856.350347</text:p>
          </table:table-cell>
          <table:table-cell table:formula="of:=[.M27]-[.L27]" office:value-type="float" office:value="3231.740875" calcext:value-type="float">
            <text:p>3231.7408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35.362784" calcext:value-type="float">
            <text:p>1935.362784</text:p>
          </table:table-cell>
          <table:table-cell office:value-type="float" office:value="2607.420377" calcext:value-type="float">
            <text:p>2607.420377</text:p>
          </table:table-cell>
          <table:table-cell table:formula="of:=[.C28]-[.B28]" office:value-type="float" office:value="672.057593" calcext:value-type="float">
            <text:p>672.05759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918.048371" calcext:value-type="float">
            <text:p>1918.048371</text:p>
          </table:table-cell>
          <table:table-cell office:value-type="float" office:value="2577.221617" calcext:value-type="float">
            <text:p>2577.221617</text:p>
          </table:table-cell>
          <table:table-cell table:formula="of:=[.H28]-[.G28]" office:value-type="float" office:value="659.173246" calcext:value-type="float">
            <text:p>659.17324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624.604132" calcext:value-type="float">
            <text:p>624.604132</text:p>
          </table:table-cell>
          <table:table-cell office:value-type="float" office:value="3856.765861" calcext:value-type="float">
            <text:p>3856.765861</text:p>
          </table:table-cell>
          <table:table-cell table:formula="of:=[.M28]-[.L28]" office:value-type="float" office:value="3232.161729" calcext:value-type="float">
            <text:p>3232.1617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20.27256" calcext:value-type="float">
            <text:p>1920.27256</text:p>
          </table:table-cell>
          <table:table-cell office:value-type="float" office:value="2616.031831" calcext:value-type="float">
            <text:p>2616.031831</text:p>
          </table:table-cell>
          <table:table-cell table:formula="of:=[.C29]-[.B29]" office:value-type="float" office:value="695.759271" calcext:value-type="float">
            <text:p>695.75927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259.782191" calcext:value-type="float">
            <text:p>2259.782191</text:p>
          </table:table-cell>
          <table:table-cell office:value-type="float" office:value="2692.497915" calcext:value-type="float">
            <text:p>2692.497915</text:p>
          </table:table-cell>
          <table:table-cell table:formula="of:=[.H29]-[.G29]" office:value-type="float" office:value="432.715724" calcext:value-type="float">
            <text:p>432.71572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24.461915" calcext:value-type="float">
            <text:p>624.461915</text:p>
          </table:table-cell>
          <table:table-cell office:value-type="float" office:value="3862.441064" calcext:value-type="float">
            <text:p>3862.441064</text:p>
          </table:table-cell>
          <table:table-cell table:formula="of:=[.M29]-[.L29]" office:value-type="float" office:value="3237.979149" calcext:value-type="float">
            <text:p>3237.97914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35.364023" calcext:value-type="float">
            <text:p>1935.364023</text:p>
          </table:table-cell>
          <table:table-cell office:value-type="float" office:value="2627.699002" calcext:value-type="float">
            <text:p>2627.699002</text:p>
          </table:table-cell>
          <table:table-cell table:formula="of:=[.C30]-[.B30]" office:value-type="float" office:value="692.334979" calcext:value-type="float">
            <text:p>692.33497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259.817563" calcext:value-type="float">
            <text:p>2259.817563</text:p>
          </table:table-cell>
          <table:table-cell office:value-type="float" office:value="2739.506027" calcext:value-type="float">
            <text:p>2739.506027</text:p>
          </table:table-cell>
          <table:table-cell table:formula="of:=[.H30]-[.G30]" office:value-type="float" office:value="479.688464" calcext:value-type="float">
            <text:p>479.68846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24.497852" calcext:value-type="float">
            <text:p>624.497852</text:p>
          </table:table-cell>
          <table:table-cell office:value-type="float" office:value="3864.254807" calcext:value-type="float">
            <text:p>3864.254807</text:p>
          </table:table-cell>
          <table:table-cell table:formula="of:=[.M30]-[.L30]" office:value-type="float" office:value="3239.756955" calcext:value-type="float">
            <text:p>3239.7569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35.371299" calcext:value-type="float">
            <text:p>1935.371299</text:p>
          </table:table-cell>
          <table:table-cell office:value-type="float" office:value="2661.344179" calcext:value-type="float">
            <text:p>2661.344179</text:p>
          </table:table-cell>
          <table:table-cell table:formula="of:=[.C31]-[.B31]" office:value-type="float" office:value="725.97288" calcext:value-type="float">
            <text:p>725.9728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259.762126" calcext:value-type="float">
            <text:p>2259.762126</text:p>
          </table:table-cell>
          <table:table-cell office:value-type="float" office:value="2751.772484" calcext:value-type="float">
            <text:p>2751.772484</text:p>
          </table:table-cell>
          <table:table-cell table:formula="of:=[.H31]-[.G31]" office:value-type="float" office:value="492.010358" calcext:value-type="float">
            <text:p>492.01035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24.629023" calcext:value-type="float">
            <text:p>624.629023</text:p>
          </table:table-cell>
          <table:table-cell office:value-type="float" office:value="3872.532889" calcext:value-type="float">
            <text:p>3872.532889</text:p>
          </table:table-cell>
          <table:table-cell table:formula="of:=[.M31]-[.L31]" office:value-type="float" office:value="3247.903866" calcext:value-type="float">
            <text:p>3247.90386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75.544817" calcext:value-type="float">
            <text:p>2575.544817</text:p>
          </table:table-cell>
          <table:table-cell office:value-type="float" office:value="3063.854406" calcext:value-type="float">
            <text:p>3063.854406</text:p>
          </table:table-cell>
          <table:table-cell table:formula="of:=[.C32]-[.B32]" office:value-type="float" office:value="488.309589" calcext:value-type="float">
            <text:p>488.30958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259.768963" calcext:value-type="float">
            <text:p>2259.768963</text:p>
          </table:table-cell>
          <table:table-cell office:value-type="float" office:value="2893.793456" calcext:value-type="float">
            <text:p>2893.793456</text:p>
          </table:table-cell>
          <table:table-cell table:formula="of:=[.H32]-[.G32]" office:value-type="float" office:value="634.024493" calcext:value-type="float">
            <text:p>634.02449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24.544921" calcext:value-type="float">
            <text:p>624.544921</text:p>
          </table:table-cell>
          <table:table-cell office:value-type="float" office:value="3893.535757" calcext:value-type="float">
            <text:p>3893.535757</text:p>
          </table:table-cell>
          <table:table-cell table:formula="of:=[.M32]-[.L32]" office:value-type="float" office:value="3268.990836" calcext:value-type="float">
            <text:p>3268.9908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75.552049" calcext:value-type="float">
            <text:p>2575.552049</text:p>
          </table:table-cell>
          <table:table-cell office:value-type="float" office:value="3172.122483" calcext:value-type="float">
            <text:p>3172.122483</text:p>
          </table:table-cell>
          <table:table-cell table:formula="of:=[.C33]-[.B33]" office:value-type="float" office:value="596.570434" calcext:value-type="float">
            <text:p>596.57043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418.966074" calcext:value-type="float">
            <text:p>2418.966074</text:p>
          </table:table-cell>
          <table:table-cell office:value-type="float" office:value="2938.793319" calcext:value-type="float">
            <text:p>2938.793319</text:p>
          </table:table-cell>
          <table:table-cell table:formula="of:=[.H33]-[.G33]" office:value-type="float" office:value="519.827245" calcext:value-type="float">
            <text:p>519.82724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624.6236" calcext:value-type="float">
            <text:p>624.6236</text:p>
          </table:table-cell>
          <table:table-cell office:value-type="float" office:value="3898.798265" calcext:value-type="float">
            <text:p>3898.798265</text:p>
          </table:table-cell>
          <table:table-cell table:formula="of:=[.M33]-[.L33]" office:value-type="float" office:value="3274.174665" calcext:value-type="float">
            <text:p>3274.1746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75.490187" calcext:value-type="float">
            <text:p>2575.490187</text:p>
          </table:table-cell>
          <table:table-cell office:value-type="float" office:value="3190.299798" calcext:value-type="float">
            <text:p>3190.299798</text:p>
          </table:table-cell>
          <table:table-cell table:formula="of:=[.C34]-[.B34]" office:value-type="float" office:value="614.809611" calcext:value-type="float">
            <text:p>614.80961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577.224331" calcext:value-type="float">
            <text:p>2577.224331</text:p>
          </table:table-cell>
          <table:table-cell office:value-type="float" office:value="3059.076096" calcext:value-type="float">
            <text:p>3059.076096</text:p>
          </table:table-cell>
          <table:table-cell table:formula="of:=[.H34]-[.G34]" office:value-type="float" office:value="481.851765" calcext:value-type="float">
            <text:p>481.85176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24.539761" calcext:value-type="float">
            <text:p>624.539761</text:p>
          </table:table-cell>
          <table:table-cell office:value-type="float" office:value="3902.792483" calcext:value-type="float">
            <text:p>3902.792483</text:p>
          </table:table-cell>
          <table:table-cell table:formula="of:=[.M34]-[.L34]" office:value-type="float" office:value="3278.252722" calcext:value-type="float">
            <text:p>3278.2527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75.42154" calcext:value-type="float">
            <text:p>2575.42154</text:p>
          </table:table-cell>
          <table:table-cell office:value-type="float" office:value="3237.832286" calcext:value-type="float">
            <text:p>3237.832286</text:p>
          </table:table-cell>
          <table:table-cell table:formula="of:=[.C35]-[.B35]" office:value-type="float" office:value="662.410746" calcext:value-type="float">
            <text:p>662.41074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692.558225" calcext:value-type="float">
            <text:p>2692.558225</text:p>
          </table:table-cell>
          <table:table-cell office:value-type="float" office:value="3114.227574" calcext:value-type="float">
            <text:p>3114.227574</text:p>
          </table:table-cell>
          <table:table-cell table:formula="of:=[.H35]-[.G35]" office:value-type="float" office:value="421.669349" calcext:value-type="float">
            <text:p>421.66934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24.565888" calcext:value-type="float">
            <text:p>624.565888</text:p>
          </table:table-cell>
          <table:table-cell office:value-type="float" office:value="3912.184941" calcext:value-type="float">
            <text:p>3912.184941</text:p>
          </table:table-cell>
          <table:table-cell table:formula="of:=[.M35]-[.L35]" office:value-type="float" office:value="3287.619053" calcext:value-type="float">
            <text:p>3287.61905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75.551088" calcext:value-type="float">
            <text:p>2575.551088</text:p>
          </table:table-cell>
          <table:table-cell office:value-type="float" office:value="3375.393326" calcext:value-type="float">
            <text:p>3375.393326</text:p>
          </table:table-cell>
          <table:table-cell table:formula="of:=[.C36]-[.B36]" office:value-type="float" office:value="799.842238" calcext:value-type="float">
            <text:p>799.84223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692.545041" calcext:value-type="float">
            <text:p>2692.545041</text:p>
          </table:table-cell>
          <table:table-cell office:value-type="float" office:value="3255.631716" calcext:value-type="float">
            <text:p>3255.631716</text:p>
          </table:table-cell>
          <table:table-cell table:formula="of:=[.H36]-[.G36]" office:value-type="float" office:value="563.086675" calcext:value-type="float">
            <text:p>563.08667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624.698487" calcext:value-type="float">
            <text:p>624.698487</text:p>
          </table:table-cell>
          <table:table-cell office:value-type="float" office:value="3917.265592" calcext:value-type="float">
            <text:p>3917.265592</text:p>
          </table:table-cell>
          <table:table-cell table:formula="of:=[.M36]-[.L36]" office:value-type="float" office:value="3292.567105" calcext:value-type="float">
            <text:p>3292.5671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75.556751" calcext:value-type="float">
            <text:p>2575.556751</text:p>
          </table:table-cell>
          <table:table-cell office:value-type="float" office:value="3524.159819" calcext:value-type="float">
            <text:p>3524.159819</text:p>
          </table:table-cell>
          <table:table-cell table:formula="of:=[.C37]-[.B37]" office:value-type="float" office:value="948.603068" calcext:value-type="float">
            <text:p>948.60306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751.776126" calcext:value-type="float">
            <text:p>2751.776126</text:p>
          </table:table-cell>
          <table:table-cell office:value-type="float" office:value="3291.038367" calcext:value-type="float">
            <text:p>3291.038367</text:p>
          </table:table-cell>
          <table:table-cell table:formula="of:=[.H37]-[.G37]" office:value-type="float" office:value="539.262241" calcext:value-type="float">
            <text:p>539.26224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24.576281" calcext:value-type="float">
            <text:p>624.576281</text:p>
          </table:table-cell>
          <table:table-cell office:value-type="float" office:value="3922.388301" calcext:value-type="float">
            <text:p>3922.388301</text:p>
          </table:table-cell>
          <table:table-cell table:formula="of:=[.M37]-[.L37]" office:value-type="float" office:value="3297.81202" calcext:value-type="float">
            <text:p>3297.8120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63.900488" calcext:value-type="float">
            <text:p>3063.900488</text:p>
          </table:table-cell>
          <table:table-cell office:value-type="float" office:value="4256.160423" calcext:value-type="float">
            <text:p>4256.160423</text:p>
          </table:table-cell>
          <table:table-cell table:formula="of:=[.C38]-[.B38]" office:value-type="float" office:value="1192.259935" calcext:value-type="float">
            <text:p>1192.25993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938.80354" calcext:value-type="float">
            <text:p>2938.80354</text:p>
          </table:table-cell>
          <table:table-cell office:value-type="float" office:value="3371.638577" calcext:value-type="float">
            <text:p>3371.638577</text:p>
          </table:table-cell>
          <table:table-cell table:formula="of:=[.H38]-[.G38]" office:value-type="float" office:value="432.835037" calcext:value-type="float">
            <text:p>432.83503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24.55033" calcext:value-type="float">
            <text:p>624.55033</text:p>
          </table:table-cell>
          <table:table-cell office:value-type="float" office:value="3926.869397" calcext:value-type="float">
            <text:p>3926.869397</text:p>
          </table:table-cell>
          <table:table-cell table:formula="of:=[.M38]-[.L38]" office:value-type="float" office:value="3302.319067" calcext:value-type="float">
            <text:p>3302.3190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63.904811" calcext:value-type="float">
            <text:p>3063.904811</text:p>
          </table:table-cell>
          <table:table-cell office:value-type="float" office:value="4318.208453" calcext:value-type="float">
            <text:p>4318.208453</text:p>
          </table:table-cell>
          <table:table-cell table:formula="of:=[.C39]-[.B39]" office:value-type="float" office:value="1254.303642" calcext:value-type="float">
            <text:p>1254.30364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893.845873" calcext:value-type="float">
            <text:p>2893.845873</text:p>
          </table:table-cell>
          <table:table-cell office:value-type="float" office:value="3459.682847" calcext:value-type="float">
            <text:p>3459.682847</text:p>
          </table:table-cell>
          <table:table-cell table:formula="of:=[.H39]-[.G39]" office:value-type="float" office:value="565.836974" calcext:value-type="float">
            <text:p>565.83697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24.66139" calcext:value-type="float">
            <text:p>624.66139</text:p>
          </table:table-cell>
          <table:table-cell office:value-type="float" office:value="3926.882221" calcext:value-type="float">
            <text:p>3926.882221</text:p>
          </table:table-cell>
          <table:table-cell table:formula="of:=[.M39]-[.L39]" office:value-type="float" office:value="3302.220831" calcext:value-type="float">
            <text:p>3302.22083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063.910161" calcext:value-type="float">
            <text:p>3063.910161</text:p>
          </table:table-cell>
          <table:table-cell office:value-type="float" office:value="4376.833779" calcext:value-type="float">
            <text:p>4376.833779</text:p>
          </table:table-cell>
          <table:table-cell table:formula="of:=[.C40]-[.B40]" office:value-type="float" office:value="1312.923618" calcext:value-type="float">
            <text:p>1312.92361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938.857497" calcext:value-type="float">
            <text:p>2938.857497</text:p>
          </table:table-cell>
          <table:table-cell office:value-type="float" office:value="3524.624141" calcext:value-type="float">
            <text:p>3524.624141</text:p>
          </table:table-cell>
          <table:table-cell table:formula="of:=[.H40]-[.G40]" office:value-type="float" office:value="585.766644" calcext:value-type="float">
            <text:p>585.76664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24.524255" calcext:value-type="float">
            <text:p>624.524255</text:p>
          </table:table-cell>
          <table:table-cell office:value-type="float" office:value="3932.588283" calcext:value-type="float">
            <text:p>3932.588283</text:p>
          </table:table-cell>
          <table:table-cell table:formula="of:=[.M40]-[.L40]" office:value-type="float" office:value="3308.064028" calcext:value-type="float">
            <text:p>3308.06402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63.872479" calcext:value-type="float">
            <text:p>3063.872479</text:p>
          </table:table-cell>
          <table:table-cell office:value-type="float" office:value="4407.429035" calcext:value-type="float">
            <text:p>4407.429035</text:p>
          </table:table-cell>
          <table:table-cell table:formula="of:=[.C41]-[.B41]" office:value-type="float" office:value="1343.556556" calcext:value-type="float">
            <text:p>1343.55655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114.231016" calcext:value-type="float">
            <text:p>3114.231016</text:p>
          </table:table-cell>
          <table:table-cell office:value-type="float" office:value="3665.075677" calcext:value-type="float">
            <text:p>3665.075677</text:p>
          </table:table-cell>
          <table:table-cell table:formula="of:=[.H41]-[.G41]" office:value-type="float" office:value="550.844661" calcext:value-type="float">
            <text:p>550.84466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24.582159" calcext:value-type="float">
            <text:p>624.582159</text:p>
          </table:table-cell>
          <table:table-cell office:value-type="float" office:value="3939.152124" calcext:value-type="float">
            <text:p>3939.152124</text:p>
          </table:table-cell>
          <table:table-cell table:formula="of:=[.M41]-[.L41]" office:value-type="float" office:value="3314.569965" calcext:value-type="float">
            <text:p>3314.5699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63.858865" calcext:value-type="float">
            <text:p>3063.858865</text:p>
          </table:table-cell>
          <table:table-cell office:value-type="float" office:value="4418.99646" calcext:value-type="float">
            <text:p>4418.99646</text:p>
          </table:table-cell>
          <table:table-cell table:formula="of:=[.C42]-[.B42]" office:value-type="float" office:value="1355.137595" calcext:value-type="float">
            <text:p>1355.13759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255.635731" calcext:value-type="float">
            <text:p>3255.635731</text:p>
          </table:table-cell>
          <table:table-cell office:value-type="float" office:value="3803.707721" calcext:value-type="float">
            <text:p>3803.707721</text:p>
          </table:table-cell>
          <table:table-cell table:formula="of:=[.H42]-[.G42]" office:value-type="float" office:value="548.07199" calcext:value-type="float">
            <text:p>548.0719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24.427662" calcext:value-type="float">
            <text:p>624.427662</text:p>
          </table:table-cell>
          <table:table-cell office:value-type="float" office:value="3943.272931" calcext:value-type="float">
            <text:p>3943.272931</text:p>
          </table:table-cell>
          <table:table-cell table:formula="of:=[.M42]-[.L42]" office:value-type="float" office:value="3318.845269" calcext:value-type="float">
            <text:p>3318.8452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63.891391" calcext:value-type="float">
            <text:p>3063.891391</text:p>
          </table:table-cell>
          <table:table-cell office:value-type="float" office:value="4440.453171" calcext:value-type="float">
            <text:p>4440.453171</text:p>
          </table:table-cell>
          <table:table-cell table:formula="of:=[.C43]-[.B43]" office:value-type="float" office:value="1376.56178" calcext:value-type="float">
            <text:p>1376.5617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255.636222" calcext:value-type="float">
            <text:p>3255.636222</text:p>
          </table:table-cell>
          <table:table-cell office:value-type="float" office:value="3826.717453" calcext:value-type="float">
            <text:p>3826.717453</text:p>
          </table:table-cell>
          <table:table-cell table:formula="of:=[.H43]-[.G43]" office:value-type="float" office:value="571.081231" calcext:value-type="float">
            <text:p>571.08123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24.598874" calcext:value-type="float">
            <text:p>624.598874</text:p>
          </table:table-cell>
          <table:table-cell office:value-type="float" office:value="3945.507584" calcext:value-type="float">
            <text:p>3945.507584</text:p>
          </table:table-cell>
          <table:table-cell table:formula="of:=[.M43]-[.L43]" office:value-type="float" office:value="3320.90871" calcext:value-type="float">
            <text:p>3320.9087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63.896426" calcext:value-type="float">
            <text:p>3063.896426</text:p>
          </table:table-cell>
          <table:table-cell office:value-type="float" office:value="4440.756026" calcext:value-type="float">
            <text:p>4440.756026</text:p>
          </table:table-cell>
          <table:table-cell table:formula="of:=[.C44]-[.B44]" office:value-type="float" office:value="1376.8596" calcext:value-type="float">
            <text:p>1376.859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255.657238" calcext:value-type="float">
            <text:p>3255.657238</text:p>
          </table:table-cell>
          <table:table-cell office:value-type="float" office:value="3860.834098" calcext:value-type="float">
            <text:p>3860.834098</text:p>
          </table:table-cell>
          <table:table-cell table:formula="of:=[.H44]-[.G44]" office:value-type="float" office:value="605.17686" calcext:value-type="float">
            <text:p>605.1768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624.680658" calcext:value-type="float">
            <text:p>624.680658</text:p>
          </table:table-cell>
          <table:table-cell office:value-type="float" office:value="3948.421782" calcext:value-type="float">
            <text:p>3948.421782</text:p>
          </table:table-cell>
          <table:table-cell table:formula="of:=[.M44]-[.L44]" office:value-type="float" office:value="3323.741124" calcext:value-type="float">
            <text:p>3323.7411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63.88525" calcext:value-type="float">
            <text:p>3063.88525</text:p>
          </table:table-cell>
          <table:table-cell office:value-type="float" office:value="4459.640684" calcext:value-type="float">
            <text:p>4459.640684</text:p>
          </table:table-cell>
          <table:table-cell table:formula="of:=[.C45]-[.B45]" office:value-type="float" office:value="1395.755434" calcext:value-type="float">
            <text:p>1395.75543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255.648564" calcext:value-type="float">
            <text:p>3255.648564</text:p>
          </table:table-cell>
          <table:table-cell office:value-type="float" office:value="3910.449664" calcext:value-type="float">
            <text:p>3910.449664</text:p>
          </table:table-cell>
          <table:table-cell table:formula="of:=[.H45]-[.G45]" office:value-type="float" office:value="654.8011" calcext:value-type="float">
            <text:p>654.801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24.686285" calcext:value-type="float">
            <text:p>624.686285</text:p>
          </table:table-cell>
          <table:table-cell office:value-type="float" office:value="3960.313199" calcext:value-type="float">
            <text:p>3960.313199</text:p>
          </table:table-cell>
          <table:table-cell table:formula="of:=[.M45]-[.L45]" office:value-type="float" office:value="3335.626914" calcext:value-type="float">
            <text:p>3335.6269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63.918429" calcext:value-type="float">
            <text:p>3063.918429</text:p>
          </table:table-cell>
          <table:table-cell office:value-type="float" office:value="4463.674704" calcext:value-type="float">
            <text:p>4463.674704</text:p>
          </table:table-cell>
          <table:table-cell table:formula="of:=[.C46]-[.B46]" office:value-type="float" office:value="1399.756275" calcext:value-type="float">
            <text:p>1399.75627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539.780276" calcext:value-type="float">
            <text:p>3539.780276</text:p>
          </table:table-cell>
          <table:table-cell office:value-type="float" office:value="4105.175218" calcext:value-type="float">
            <text:p>4105.175218</text:p>
          </table:table-cell>
          <table:table-cell table:formula="of:=[.H46]-[.G46]" office:value-type="float" office:value="565.394942" calcext:value-type="float">
            <text:p>565.39494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24.71332" calcext:value-type="float">
            <text:p>624.71332</text:p>
          </table:table-cell>
          <table:table-cell office:value-type="float" office:value="3964.436426" calcext:value-type="float">
            <text:p>3964.436426</text:p>
          </table:table-cell>
          <table:table-cell table:formula="of:=[.M46]-[.L46]" office:value-type="float" office:value="3339.723106" calcext:value-type="float">
            <text:p>3339.7231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063.865554" calcext:value-type="float">
            <text:p>3063.865554</text:p>
          </table:table-cell>
          <table:table-cell office:value-type="float" office:value="4463.688706" calcext:value-type="float">
            <text:p>4463.688706</text:p>
          </table:table-cell>
          <table:table-cell table:formula="of:=[.C47]-[.B47]" office:value-type="float" office:value="1399.823152" calcext:value-type="float">
            <text:p>1399.82315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539.765016" calcext:value-type="float">
            <text:p>3539.765016</text:p>
          </table:table-cell>
          <table:table-cell office:value-type="float" office:value="4187.41549" calcext:value-type="float">
            <text:p>4187.41549</text:p>
          </table:table-cell>
          <table:table-cell table:formula="of:=[.H47]-[.G47]" office:value-type="float" office:value="647.650474" calcext:value-type="float">
            <text:p>647.65047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24.534773" calcext:value-type="float">
            <text:p>624.534773</text:p>
          </table:table-cell>
          <table:table-cell office:value-type="float" office:value="3964.747633" calcext:value-type="float">
            <text:p>3964.747633</text:p>
          </table:table-cell>
          <table:table-cell table:formula="of:=[.M47]-[.L47]" office:value-type="float" office:value="3340.21286" calcext:value-type="float">
            <text:p>3340.2128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063.925056" calcext:value-type="float">
            <text:p>3063.925056</text:p>
          </table:table-cell>
          <table:table-cell office:value-type="float" office:value="4465.044701" calcext:value-type="float">
            <text:p>4465.044701</text:p>
          </table:table-cell>
          <table:table-cell table:formula="of:=[.C48]-[.B48]" office:value-type="float" office:value="1401.119645" calcext:value-type="float">
            <text:p>1401.1196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39.767081" calcext:value-type="float">
            <text:p>3539.767081</text:p>
          </table:table-cell>
          <table:table-cell office:value-type="float" office:value="4297.73516" calcext:value-type="float">
            <text:p>4297.73516</text:p>
          </table:table-cell>
          <table:table-cell table:formula="of:=[.H48]-[.G48]" office:value-type="float" office:value="757.968079" calcext:value-type="float">
            <text:p>757.96807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624.707867" calcext:value-type="float">
            <text:p>624.707867</text:p>
          </table:table-cell>
          <table:table-cell office:value-type="float" office:value="3966.923336" calcext:value-type="float">
            <text:p>3966.923336</text:p>
          </table:table-cell>
          <table:table-cell table:formula="of:=[.M48]-[.L48]" office:value-type="float" office:value="3342.215469" calcext:value-type="float">
            <text:p>3342.2154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63.931522" calcext:value-type="float">
            <text:p>3063.931522</text:p>
          </table:table-cell>
          <table:table-cell office:value-type="float" office:value="4479.834843" calcext:value-type="float">
            <text:p>4479.834843</text:p>
          </table:table-cell>
          <table:table-cell table:formula="of:=[.C49]-[.B49]" office:value-type="float" office:value="1415.903321" calcext:value-type="float">
            <text:p>1415.90332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832.332761" calcext:value-type="float">
            <text:p>3832.332761</text:p>
          </table:table-cell>
          <table:table-cell office:value-type="float" office:value="4450.506433" calcext:value-type="float">
            <text:p>4450.506433</text:p>
          </table:table-cell>
          <table:table-cell table:formula="of:=[.H49]-[.G49]" office:value-type="float" office:value="618.173671999999" calcext:value-type="float">
            <text:p>618.17367199999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945.631016" calcext:value-type="float">
            <text:p>3945.631016</text:p>
          </table:table-cell>
          <table:table-cell office:value-type="float" office:value="4522.343503" calcext:value-type="float">
            <text:p>4522.343503</text:p>
          </table:table-cell>
          <table:table-cell table:formula="of:=[.M49]-[.L49]" office:value-type="float" office:value="576.712487" calcext:value-type="float">
            <text:p>576.71248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63.914403" calcext:value-type="float">
            <text:p>3063.914403</text:p>
          </table:table-cell>
          <table:table-cell office:value-type="float" office:value="4490.361106" calcext:value-type="float">
            <text:p>4490.361106</text:p>
          </table:table-cell>
          <table:table-cell table:formula="of:=[.C50]-[.B50]" office:value-type="float" office:value="1426.446703" calcext:value-type="float">
            <text:p>1426.44670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832.200372" calcext:value-type="float">
            <text:p>3832.200372</text:p>
          </table:table-cell>
          <table:table-cell office:value-type="float" office:value="4472.869084" calcext:value-type="float">
            <text:p>4472.869084</text:p>
          </table:table-cell>
          <table:table-cell table:formula="of:=[.H50]-[.G50]" office:value-type="float" office:value="640.668712" calcext:value-type="float">
            <text:p>640.66871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948.426588" calcext:value-type="float">
            <text:p>3948.426588</text:p>
          </table:table-cell>
          <table:table-cell office:value-type="float" office:value="4547.593481" calcext:value-type="float">
            <text:p>4547.593481</text:p>
          </table:table-cell>
          <table:table-cell table:formula="of:=[.M50]-[.L50]" office:value-type="float" office:value="599.166893" calcext:value-type="float">
            <text:p>599.16689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063.943138" calcext:value-type="float">
            <text:p>3063.943138</text:p>
          </table:table-cell>
          <table:table-cell office:value-type="float" office:value="4490.465127" calcext:value-type="float">
            <text:p>4490.465127</text:p>
          </table:table-cell>
          <table:table-cell table:formula="of:=[.C51]-[.B51]" office:value-type="float" office:value="1426.521989" calcext:value-type="float">
            <text:p>1426.52198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832.350746" calcext:value-type="float">
            <text:p>3832.350746</text:p>
          </table:table-cell>
          <table:table-cell office:value-type="float" office:value="4479.800808" calcext:value-type="float">
            <text:p>4479.800808</text:p>
          </table:table-cell>
          <table:table-cell table:formula="of:=[.H51]-[.G51]" office:value-type="float" office:value="647.450062" calcext:value-type="float">
            <text:p>647.45006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948.428808" calcext:value-type="float">
            <text:p>3948.428808</text:p>
          </table:table-cell>
          <table:table-cell office:value-type="float" office:value="4573.398237" calcext:value-type="float">
            <text:p>4573.398237</text:p>
          </table:table-cell>
          <table:table-cell table:formula="of:=[.M51]-[.L51]" office:value-type="float" office:value="624.969429" calcext:value-type="float">
            <text:p>624.9694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63.879453" calcext:value-type="float">
            <text:p>3063.879453</text:p>
          </table:table-cell>
          <table:table-cell office:value-type="float" office:value="4509.527404" calcext:value-type="float">
            <text:p>4509.527404</text:p>
          </table:table-cell>
          <table:table-cell table:formula="of:=[.C52]-[.B52]" office:value-type="float" office:value="1445.647951" calcext:value-type="float">
            <text:p>1445.64795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832.441759" calcext:value-type="float">
            <text:p>3832.441759</text:p>
          </table:table-cell>
          <table:table-cell office:value-type="float" office:value="4507.3683" calcext:value-type="float">
            <text:p>4507.3683</text:p>
          </table:table-cell>
          <table:table-cell table:formula="of:=[.H52]-[.G52]" office:value-type="float" office:value="674.926541" calcext:value-type="float">
            <text:p>674.92654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964.798304" calcext:value-type="float">
            <text:p>3964.798304</text:p>
          </table:table-cell>
          <table:table-cell office:value-type="float" office:value="4630.337091" calcext:value-type="float">
            <text:p>4630.337091</text:p>
          </table:table-cell>
          <table:table-cell table:formula="of:=[.M52]-[.L52]" office:value-type="float" office:value="665.538787" calcext:value-type="float">
            <text:p>665.53878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63.935957" calcext:value-type="float">
            <text:p>3063.935957</text:p>
          </table:table-cell>
          <table:table-cell office:value-type="float" office:value="4527.992148" calcext:value-type="float">
            <text:p>4527.992148</text:p>
          </table:table-cell>
          <table:table-cell table:formula="of:=[.C53]-[.B53]" office:value-type="float" office:value="1464.056191" calcext:value-type="float">
            <text:p>1464.05619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832.388481" calcext:value-type="float">
            <text:p>3832.388481</text:p>
          </table:table-cell>
          <table:table-cell office:value-type="float" office:value="4633.580278" calcext:value-type="float">
            <text:p>4633.580278</text:p>
          </table:table-cell>
          <table:table-cell table:formula="of:=[.H53]-[.G53]" office:value-type="float" office:value="801.191797" calcext:value-type="float">
            <text:p>801.19179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964.793249" calcext:value-type="float">
            <text:p>3964.793249</text:p>
          </table:table-cell>
          <table:table-cell office:value-type="float" office:value="4642.395257" calcext:value-type="float">
            <text:p>4642.395257</text:p>
          </table:table-cell>
          <table:table-cell table:formula="of:=[.M53]-[.L53]" office:value-type="float" office:value="677.602008" calcext:value-type="float">
            <text:p>677.60200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465.37799" calcext:value-type="float">
            <text:p>4465.37799</text:p>
          </table:table-cell>
          <table:table-cell office:value-type="float" office:value="5257.695992" calcext:value-type="float">
            <text:p>5257.695992</text:p>
          </table:table-cell>
          <table:table-cell table:formula="of:=[.C54]-[.B54]" office:value-type="float" office:value="792.318002" calcext:value-type="float">
            <text:p>792.31800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4297.806628" calcext:value-type="float">
            <text:p>4297.806628</text:p>
          </table:table-cell>
          <table:table-cell office:value-type="float" office:value="4875.2579" calcext:value-type="float">
            <text:p>4875.2579</text:p>
          </table:table-cell>
          <table:table-cell table:formula="of:=[.H54]-[.G54]" office:value-type="float" office:value="577.451271999999" calcext:value-type="float">
            <text:p>577.45127199999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964.789772" calcext:value-type="float">
            <text:p>3964.789772</text:p>
          </table:table-cell>
          <table:table-cell office:value-type="float" office:value="4642.544509" calcext:value-type="float">
            <text:p>4642.544509</text:p>
          </table:table-cell>
          <table:table-cell table:formula="of:=[.M54]-[.L54]" office:value-type="float" office:value="677.754737" calcext:value-type="float">
            <text:p>677.75473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465.37393" calcext:value-type="float">
            <text:p>4465.37393</text:p>
          </table:table-cell>
          <table:table-cell office:value-type="float" office:value="5293.13307" calcext:value-type="float">
            <text:p>5293.13307</text:p>
          </table:table-cell>
          <table:table-cell table:formula="of:=[.C55]-[.B55]" office:value-type="float" office:value="827.75914" calcext:value-type="float">
            <text:p>827.7591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4297.768165" calcext:value-type="float">
            <text:p>4297.768165</text:p>
          </table:table-cell>
          <table:table-cell office:value-type="float" office:value="5008.400527" calcext:value-type="float">
            <text:p>5008.400527</text:p>
          </table:table-cell>
          <table:table-cell table:formula="of:=[.H55]-[.G55]" office:value-type="float" office:value="710.632361999999" calcext:value-type="float">
            <text:p>710.63236199999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964.802349" calcext:value-type="float">
            <text:p>3964.802349</text:p>
          </table:table-cell>
          <table:table-cell office:value-type="float" office:value="4649.769884" calcext:value-type="float">
            <text:p>4649.769884</text:p>
          </table:table-cell>
          <table:table-cell table:formula="of:=[.M55]-[.L55]" office:value-type="float" office:value="684.967535" calcext:value-type="float">
            <text:p>684.96753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465.383048" calcext:value-type="float">
            <text:p>4465.383048</text:p>
          </table:table-cell>
          <table:table-cell office:value-type="float" office:value="5328.926194" calcext:value-type="float">
            <text:p>5328.926194</text:p>
          </table:table-cell>
          <table:table-cell table:formula="of:=[.C56]-[.B56]" office:value-type="float" office:value="863.543146" calcext:value-type="float">
            <text:p>863.54314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297.798148" calcext:value-type="float">
            <text:p>4297.798148</text:p>
          </table:table-cell>
          <table:table-cell office:value-type="float" office:value="5036.602631" calcext:value-type="float">
            <text:p>5036.602631</text:p>
          </table:table-cell>
          <table:table-cell table:formula="of:=[.H56]-[.G56]" office:value-type="float" office:value="738.804483" calcext:value-type="float">
            <text:p>738.80448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948.444938" calcext:value-type="float">
            <text:p>3948.444938</text:p>
          </table:table-cell>
          <table:table-cell office:value-type="float" office:value="4666.213376" calcext:value-type="float">
            <text:p>4666.213376</text:p>
          </table:table-cell>
          <table:table-cell table:formula="of:=[.M56]-[.L56]" office:value-type="float" office:value="717.768438" calcext:value-type="float">
            <text:p>717.76843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509.568517" calcext:value-type="float">
            <text:p>4509.568517</text:p>
          </table:table-cell>
          <table:table-cell office:value-type="float" office:value="5353.637353" calcext:value-type="float">
            <text:p>5353.637353</text:p>
          </table:table-cell>
          <table:table-cell table:formula="of:=[.C57]-[.B57]" office:value-type="float" office:value="844.068836" calcext:value-type="float">
            <text:p>844.06883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4297.900449" calcext:value-type="float">
            <text:p>4297.900449</text:p>
          </table:table-cell>
          <table:table-cell office:value-type="float" office:value="5045.020668" calcext:value-type="float">
            <text:p>5045.020668</text:p>
          </table:table-cell>
          <table:table-cell table:formula="of:=[.H57]-[.G57]" office:value-type="float" office:value="747.120219" calcext:value-type="float">
            <text:p>747.12021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4630.347873" calcext:value-type="float">
            <text:p>4630.347873</text:p>
          </table:table-cell>
          <table:table-cell office:value-type="float" office:value="5261.093882" calcext:value-type="float">
            <text:p>5261.093882</text:p>
          </table:table-cell>
          <table:table-cell table:formula="of:=[.M57]-[.L57]" office:value-type="float" office:value="630.746009" calcext:value-type="float">
            <text:p>630.74600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509.557568" calcext:value-type="float">
            <text:p>4509.557568</text:p>
          </table:table-cell>
          <table:table-cell office:value-type="float" office:value="5380.227121" calcext:value-type="float">
            <text:p>5380.227121</text:p>
          </table:table-cell>
          <table:table-cell table:formula="of:=[.C58]-[.B58]" office:value-type="float" office:value="870.669553" calcext:value-type="float">
            <text:p>870.66955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297.790718" calcext:value-type="float">
            <text:p>4297.790718</text:p>
          </table:table-cell>
          <table:table-cell office:value-type="float" office:value="5079.671345" calcext:value-type="float">
            <text:p>5079.671345</text:p>
          </table:table-cell>
          <table:table-cell table:formula="of:=[.H58]-[.G58]" office:value-type="float" office:value="781.880627" calcext:value-type="float">
            <text:p>781.88062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73.404567" calcext:value-type="float">
            <text:p>4573.404567</text:p>
          </table:table-cell>
          <table:table-cell office:value-type="float" office:value="5351.716635" calcext:value-type="float">
            <text:p>5351.716635</text:p>
          </table:table-cell>
          <table:table-cell table:formula="of:=[.M58]-[.L58]" office:value-type="float" office:value="778.312068" calcext:value-type="float">
            <text:p>778.31206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465.389128" calcext:value-type="float">
            <text:p>4465.389128</text:p>
          </table:table-cell>
          <table:table-cell office:value-type="float" office:value="5397.947859" calcext:value-type="float">
            <text:p>5397.947859</text:p>
          </table:table-cell>
          <table:table-cell table:formula="of:=[.C59]-[.B59]" office:value-type="float" office:value="932.558731" calcext:value-type="float">
            <text:p>932.55873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297.778833" calcext:value-type="float">
            <text:p>4297.778833</text:p>
          </table:table-cell>
          <table:table-cell office:value-type="float" office:value="5082.75562" calcext:value-type="float">
            <text:p>5082.75562</text:p>
          </table:table-cell>
          <table:table-cell table:formula="of:=[.H59]-[.G59]" office:value-type="float" office:value="784.976787" calcext:value-type="float">
            <text:p>784.97678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4649.774234" calcext:value-type="float">
            <text:p>4649.774234</text:p>
          </table:table-cell>
          <table:table-cell office:value-type="float" office:value="5362.585106" calcext:value-type="float">
            <text:p>5362.585106</text:p>
          </table:table-cell>
          <table:table-cell table:formula="of:=[.M59]-[.L59]" office:value-type="float" office:value="712.810872" calcext:value-type="float">
            <text:p>712.8108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509.56021" calcext:value-type="float">
            <text:p>4509.56021</text:p>
          </table:table-cell>
          <table:table-cell office:value-type="float" office:value="5408.119834" calcext:value-type="float">
            <text:p>5408.119834</text:p>
          </table:table-cell>
          <table:table-cell table:formula="of:=[.C60]-[.B60]" office:value-type="float" office:value="898.559624000001" calcext:value-type="float">
            <text:p>898.55962400000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4297.737763" calcext:value-type="float">
            <text:p>4297.737763</text:p>
          </table:table-cell>
          <table:table-cell office:value-type="float" office:value="5092.392463" calcext:value-type="float">
            <text:p>5092.392463</text:p>
          </table:table-cell>
          <table:table-cell table:formula="of:=[.H60]-[.G60]" office:value-type="float" office:value="794.6547" calcext:value-type="float">
            <text:p>794.654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630.365669" calcext:value-type="float">
            <text:p>4630.365669</text:p>
          </table:table-cell>
          <table:table-cell office:value-type="float" office:value="5376.97584" calcext:value-type="float">
            <text:p>5376.97584</text:p>
          </table:table-cell>
          <table:table-cell table:formula="of:=[.M60]-[.L60]" office:value-type="float" office:value="746.610171" calcext:value-type="float">
            <text:p>746.61017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509.539776" calcext:value-type="float">
            <text:p>4509.539776</text:p>
          </table:table-cell>
          <table:table-cell office:value-type="float" office:value="5418.83057" calcext:value-type="float">
            <text:p>5418.83057</text:p>
          </table:table-cell>
          <table:table-cell table:formula="of:=[.C61]-[.B61]" office:value-type="float" office:value="909.290794000001" calcext:value-type="float">
            <text:p>909.29079400000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08.508874" calcext:value-type="float">
            <text:p>5008.508874</text:p>
          </table:table-cell>
          <table:table-cell office:value-type="float" office:value="5677.981647" calcext:value-type="float">
            <text:p>5677.981647</text:p>
          </table:table-cell>
          <table:table-cell table:formula="of:=[.H61]-[.G61]" office:value-type="float" office:value="669.472773" calcext:value-type="float">
            <text:p>669.47277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4642.548058" calcext:value-type="float">
            <text:p>4642.548058</text:p>
          </table:table-cell>
          <table:table-cell office:value-type="float" office:value="5377.050784" calcext:value-type="float">
            <text:p>5377.050784</text:p>
          </table:table-cell>
          <table:table-cell table:formula="of:=[.M61]-[.L61]" office:value-type="float" office:value="734.502726" calcext:value-type="float">
            <text:p>734.50272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09.568167" calcext:value-type="float">
            <text:p>4509.568167</text:p>
          </table:table-cell>
          <table:table-cell office:value-type="float" office:value="5429.486524" calcext:value-type="float">
            <text:p>5429.486524</text:p>
          </table:table-cell>
          <table:table-cell table:formula="of:=[.C62]-[.B62]" office:value-type="float" office:value="919.918357" calcext:value-type="float">
            <text:p>919.91835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5008.450499" calcext:value-type="float">
            <text:p>5008.450499</text:p>
          </table:table-cell>
          <table:table-cell office:value-type="float" office:value="5682.678519" calcext:value-type="float">
            <text:p>5682.678519</text:p>
          </table:table-cell>
          <table:table-cell table:formula="of:=[.H62]-[.G62]" office:value-type="float" office:value="674.228020000001" calcext:value-type="float">
            <text:p>674.22802000000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649.780203" calcext:value-type="float">
            <text:p>4649.780203</text:p>
          </table:table-cell>
          <table:table-cell office:value-type="float" office:value="5415.160688" calcext:value-type="float">
            <text:p>5415.160688</text:p>
          </table:table-cell>
          <table:table-cell table:formula="of:=[.M62]-[.L62]" office:value-type="float" office:value="765.380485" calcext:value-type="float">
            <text:p>765.38048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509.534216" calcext:value-type="float">
            <text:p>4509.534216</text:p>
          </table:table-cell>
          <table:table-cell office:value-type="float" office:value="5433.298264" calcext:value-type="float">
            <text:p>5433.298264</text:p>
          </table:table-cell>
          <table:table-cell table:formula="of:=[.C63]-[.B63]" office:value-type="float" office:value="923.764048" calcext:value-type="float">
            <text:p>923.76404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5045.059536" calcext:value-type="float">
            <text:p>5045.059536</text:p>
          </table:table-cell>
          <table:table-cell office:value-type="float" office:value="5767.238008" calcext:value-type="float">
            <text:p>5767.238008</text:p>
          </table:table-cell>
          <table:table-cell table:formula="of:=[.H63]-[.G63]" office:value-type="float" office:value="722.178472000001" calcext:value-type="float">
            <text:p>722.17847200000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649.799352" calcext:value-type="float">
            <text:p>4649.799352</text:p>
          </table:table-cell>
          <table:table-cell office:value-type="float" office:value="5419.666894" calcext:value-type="float">
            <text:p>5419.666894</text:p>
          </table:table-cell>
          <table:table-cell table:formula="of:=[.M63]-[.L63]" office:value-type="float" office:value="769.867542" calcext:value-type="float">
            <text:p>769.86754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509.553857" calcext:value-type="float">
            <text:p>4509.553857</text:p>
          </table:table-cell>
          <table:table-cell office:value-type="float" office:value="5441.074823" calcext:value-type="float">
            <text:p>5441.074823</text:p>
          </table:table-cell>
          <table:table-cell table:formula="of:=[.C64]-[.B64]" office:value-type="float" office:value="931.520966" calcext:value-type="float">
            <text:p>931.52096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5045.0934" calcext:value-type="float">
            <text:p>5045.0934</text:p>
          </table:table-cell>
          <table:table-cell office:value-type="float" office:value="5801.719428" calcext:value-type="float">
            <text:p>5801.719428</text:p>
          </table:table-cell>
          <table:table-cell table:formula="of:=[.H64]-[.G64]" office:value-type="float" office:value="756.626028000001" calcext:value-type="float">
            <text:p>756.62602800000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4649.804596" calcext:value-type="float">
            <text:p>4649.804596</text:p>
          </table:table-cell>
          <table:table-cell office:value-type="float" office:value="5420.856352" calcext:value-type="float">
            <text:p>5420.856352</text:p>
          </table:table-cell>
          <table:table-cell table:formula="of:=[.M64]-[.L64]" office:value-type="float" office:value="771.051756" calcext:value-type="float">
            <text:p>771.05175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398.262851" calcext:value-type="float">
            <text:p>5398.262851</text:p>
          </table:table-cell>
          <table:table-cell office:value-type="float" office:value="5877.609063" calcext:value-type="float">
            <text:p>5877.609063</text:p>
          </table:table-cell>
          <table:table-cell table:formula="of:=[.C65]-[.B65]" office:value-type="float" office:value="479.346212" calcext:value-type="float">
            <text:p>479.34621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045.098492" calcext:value-type="float">
            <text:p>5045.098492</text:p>
          </table:table-cell>
          <table:table-cell office:value-type="float" office:value="5804.733612" calcext:value-type="float">
            <text:p>5804.733612</text:p>
          </table:table-cell>
          <table:table-cell table:formula="of:=[.H65]-[.G65]" office:value-type="float" office:value="759.63512" calcext:value-type="float">
            <text:p>759.6351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4649.786338" calcext:value-type="float">
            <text:p>4649.786338</text:p>
          </table:table-cell>
          <table:table-cell office:value-type="float" office:value="5435.022563" calcext:value-type="float">
            <text:p>5435.022563</text:p>
          </table:table-cell>
          <table:table-cell table:formula="of:=[.M65]-[.L65]" office:value-type="float" office:value="785.236225000001" calcext:value-type="float">
            <text:p>785.2362250000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398.33811" calcext:value-type="float">
            <text:p>5398.33811</text:p>
          </table:table-cell>
          <table:table-cell office:value-type="float" office:value="5939.12817" calcext:value-type="float">
            <text:p>5939.12817</text:p>
          </table:table-cell>
          <table:table-cell table:formula="of:=[.C66]-[.B66]" office:value-type="float" office:value="540.79006" calcext:value-type="float">
            <text:p>540.7900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045.089456" calcext:value-type="float">
            <text:p>5045.089456</text:p>
          </table:table-cell>
          <table:table-cell office:value-type="float" office:value="5812.270018" calcext:value-type="float">
            <text:p>5812.270018</text:p>
          </table:table-cell>
          <table:table-cell table:formula="of:=[.H66]-[.G66]" office:value-type="float" office:value="767.180562" calcext:value-type="float">
            <text:p>767.18056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5377.32767" calcext:value-type="float">
            <text:p>5377.32767</text:p>
          </table:table-cell>
          <table:table-cell office:value-type="float" office:value="5928.298945" calcext:value-type="float">
            <text:p>5928.298945</text:p>
          </table:table-cell>
          <table:table-cell table:formula="of:=[.M66]-[.L66]" office:value-type="float" office:value="550.971275" calcext:value-type="float">
            <text:p>550.97127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418.878333" calcext:value-type="float">
            <text:p>5418.878333</text:p>
          </table:table-cell>
          <table:table-cell office:value-type="float" office:value="5977.568212" calcext:value-type="float">
            <text:p>5977.568212</text:p>
          </table:table-cell>
          <table:table-cell table:formula="of:=[.C67]-[.B67]" office:value-type="float" office:value="558.689879" calcext:value-type="float">
            <text:p>558.68987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45.079467" calcext:value-type="float">
            <text:p>5045.079467</text:p>
          </table:table-cell>
          <table:table-cell office:value-type="float" office:value="5813.273406" calcext:value-type="float">
            <text:p>5813.273406</text:p>
          </table:table-cell>
          <table:table-cell table:formula="of:=[.H67]-[.G67]" office:value-type="float" office:value="768.193939000001" calcext:value-type="float">
            <text:p>768.19393900000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5377.320642" calcext:value-type="float">
            <text:p>5377.320642</text:p>
          </table:table-cell>
          <table:table-cell office:value-type="float" office:value="5950.346984" calcext:value-type="float">
            <text:p>5950.346984</text:p>
          </table:table-cell>
          <table:table-cell table:formula="of:=[.M67]-[.L67]" office:value-type="float" office:value="573.026342" calcext:value-type="float">
            <text:p>573.02634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418.871842" calcext:value-type="float">
            <text:p>5418.871842</text:p>
          </table:table-cell>
          <table:table-cell office:value-type="float" office:value="5989.467283" calcext:value-type="float">
            <text:p>5989.467283</text:p>
          </table:table-cell>
          <table:table-cell table:formula="of:=[.C68]-[.B68]" office:value-type="float" office:value="570.595441" calcext:value-type="float">
            <text:p>570.59544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5045.085339" calcext:value-type="float">
            <text:p>5045.085339</text:p>
          </table:table-cell>
          <table:table-cell office:value-type="float" office:value="5813.69835" calcext:value-type="float">
            <text:p>5813.69835</text:p>
          </table:table-cell>
          <table:table-cell table:formula="of:=[.H68]-[.G68]" office:value-type="float" office:value="768.613010999999" calcext:value-type="float">
            <text:p>768.61301099999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377.306813" calcext:value-type="float">
            <text:p>5377.306813</text:p>
          </table:table-cell>
          <table:table-cell office:value-type="float" office:value="5967.908991" calcext:value-type="float">
            <text:p>5967.908991</text:p>
          </table:table-cell>
          <table:table-cell table:formula="of:=[.M68]-[.L68]" office:value-type="float" office:value="590.602178" calcext:value-type="float">
            <text:p>590.60217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441.259979" calcext:value-type="float">
            <text:p>5441.259979</text:p>
          </table:table-cell>
          <table:table-cell office:value-type="float" office:value="5999.552659" calcext:value-type="float">
            <text:p>5999.552659</text:p>
          </table:table-cell>
          <table:table-cell table:formula="of:=[.C69]-[.B69]" office:value-type="float" office:value="558.29268" calcext:value-type="float">
            <text:p>558.2926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5045.072603" calcext:value-type="float">
            <text:p>5045.072603</text:p>
          </table:table-cell>
          <table:table-cell office:value-type="float" office:value="5825.064149" calcext:value-type="float">
            <text:p>5825.064149</text:p>
          </table:table-cell>
          <table:table-cell table:formula="of:=[.H69]-[.G69]" office:value-type="float" office:value="779.991546" calcext:value-type="float">
            <text:p>779.99154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377.304419" calcext:value-type="float">
            <text:p>5377.304419</text:p>
          </table:table-cell>
          <table:table-cell office:value-type="float" office:value="5982.716532" calcext:value-type="float">
            <text:p>5982.716532</text:p>
          </table:table-cell>
          <table:table-cell table:formula="of:=[.M69]-[.L69]" office:value-type="float" office:value="605.412113" calcext:value-type="float">
            <text:p>605.41211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433.532153" calcext:value-type="float">
            <text:p>5433.532153</text:p>
          </table:table-cell>
          <table:table-cell office:value-type="float" office:value="6020.235066" calcext:value-type="float">
            <text:p>6020.235066</text:p>
          </table:table-cell>
          <table:table-cell table:formula="of:=[.C70]-[.B70]" office:value-type="float" office:value="586.702913" calcext:value-type="float">
            <text:p>586.70291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801.85022" calcext:value-type="float">
            <text:p>5801.85022</text:p>
          </table:table-cell>
          <table:table-cell office:value-type="float" office:value="6290.466039" calcext:value-type="float">
            <text:p>6290.466039</text:p>
          </table:table-cell>
          <table:table-cell table:formula="of:=[.H70]-[.G70]" office:value-type="float" office:value="488.615819" calcext:value-type="float">
            <text:p>488.61581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377.315155" calcext:value-type="float">
            <text:p>5377.315155</text:p>
          </table:table-cell>
          <table:table-cell office:value-type="float" office:value="6013.853729" calcext:value-type="float">
            <text:p>6013.853729</text:p>
          </table:table-cell>
          <table:table-cell table:formula="of:=[.M70]-[.L70]" office:value-type="float" office:value="636.538574" calcext:value-type="float">
            <text:p>636.53857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877.631428" calcext:value-type="float">
            <text:p>5877.631428</text:p>
          </table:table-cell>
          <table:table-cell office:value-type="float" office:value="6377.972005" calcext:value-type="float">
            <text:p>6377.972005</text:p>
          </table:table-cell>
          <table:table-cell table:formula="of:=[.C71]-[.B71]" office:value-type="float" office:value="500.340577" calcext:value-type="float">
            <text:p>500.34057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5813.316944" calcext:value-type="float">
            <text:p>5813.316944</text:p>
          </table:table-cell>
          <table:table-cell office:value-type="float" office:value="6293.413182" calcext:value-type="float">
            <text:p>6293.413182</text:p>
          </table:table-cell>
          <table:table-cell table:formula="of:=[.H71]-[.G71]" office:value-type="float" office:value="480.096238" calcext:value-type="float">
            <text:p>480.09623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435.025898" calcext:value-type="float">
            <text:p>5435.025898</text:p>
          </table:table-cell>
          <table:table-cell office:value-type="float" office:value="6032.541775" calcext:value-type="float">
            <text:p>6032.541775</text:p>
          </table:table-cell>
          <table:table-cell table:formula="of:=[.M71]-[.L71]" office:value-type="float" office:value="597.515877" calcext:value-type="float">
            <text:p>597.51587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877.689448" calcext:value-type="float">
            <text:p>5877.689448</text:p>
          </table:table-cell>
          <table:table-cell office:value-type="float" office:value="6536.704207" calcext:value-type="float">
            <text:p>6536.704207</text:p>
          </table:table-cell>
          <table:table-cell table:formula="of:=[.C72]-[.B72]" office:value-type="float" office:value="659.014759" calcext:value-type="float">
            <text:p>659.01475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5801.861594" calcext:value-type="float">
            <text:p>5801.861594</text:p>
          </table:table-cell>
          <table:table-cell office:value-type="float" office:value="6345.575984" calcext:value-type="float">
            <text:p>6345.575984</text:p>
          </table:table-cell>
          <table:table-cell table:formula="of:=[.H72]-[.G72]" office:value-type="float" office:value="543.71439" calcext:value-type="float">
            <text:p>543.7143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5435.050415" calcext:value-type="float">
            <text:p>5435.050415</text:p>
          </table:table-cell>
          <table:table-cell office:value-type="float" office:value="6125.375586" calcext:value-type="float">
            <text:p>6125.375586</text:p>
          </table:table-cell>
          <table:table-cell table:formula="of:=[.M72]-[.L72]" office:value-type="float" office:value="690.325171" calcext:value-type="float">
            <text:p>690.32517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877.613902" calcext:value-type="float">
            <text:p>5877.613902</text:p>
          </table:table-cell>
          <table:table-cell office:value-type="float" office:value="6594.600266" calcext:value-type="float">
            <text:p>6594.600266</text:p>
          </table:table-cell>
          <table:table-cell table:formula="of:=[.C73]-[.B73]" office:value-type="float" office:value="716.986364" calcext:value-type="float">
            <text:p>716.98636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5813.334973" calcext:value-type="float">
            <text:p>5813.334973</text:p>
          </table:table-cell>
          <table:table-cell office:value-type="float" office:value="6350.010067" calcext:value-type="float">
            <text:p>6350.010067</text:p>
          </table:table-cell>
          <table:table-cell table:formula="of:=[.H73]-[.G73]" office:value-type="float" office:value="536.675094" calcext:value-type="float">
            <text:p>536.67509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5982.720694" calcext:value-type="float">
            <text:p>5982.720694</text:p>
          </table:table-cell>
          <table:table-cell office:value-type="float" office:value="7724.767125" calcext:value-type="float">
            <text:p>7724.767125</text:p>
          </table:table-cell>
          <table:table-cell table:formula="of:=[.M73]-[.L73]" office:value-type="float" office:value="1742.046431" calcext:value-type="float">
            <text:p>1742.04643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989.489656" calcext:value-type="float">
            <text:p>5989.489656</text:p>
          </table:table-cell>
          <table:table-cell office:value-type="float" office:value="6710.042697" calcext:value-type="float">
            <text:p>6710.042697</text:p>
          </table:table-cell>
          <table:table-cell table:formula="of:=[.C74]-[.B74]" office:value-type="float" office:value="720.553041" calcext:value-type="float">
            <text:p>720.55304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5801.855094" calcext:value-type="float">
            <text:p>5801.855094</text:p>
          </table:table-cell>
          <table:table-cell office:value-type="float" office:value="6358.935117" calcext:value-type="float">
            <text:p>6358.935117</text:p>
          </table:table-cell>
          <table:table-cell table:formula="of:=[.H74]-[.G74]" office:value-type="float" office:value="557.080023" calcext:value-type="float">
            <text:p>557.08002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5982.810722" calcext:value-type="float">
            <text:p>5982.810722</text:p>
          </table:table-cell>
          <table:table-cell office:value-type="float" office:value="7816.008165" calcext:value-type="float">
            <text:p>7816.008165</text:p>
          </table:table-cell>
          <table:table-cell table:formula="of:=[.M74]-[.L74]" office:value-type="float" office:value="1833.197443" calcext:value-type="float">
            <text:p>1833.19744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989.471419" calcext:value-type="float">
            <text:p>5989.471419</text:p>
          </table:table-cell>
          <table:table-cell office:value-type="float" office:value="6763.27175" calcext:value-type="float">
            <text:p>6763.27175</text:p>
          </table:table-cell>
          <table:table-cell table:formula="of:=[.C75]-[.B75]" office:value-type="float" office:value="773.800330999999" calcext:value-type="float">
            <text:p>773.80033099999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5813.302876" calcext:value-type="float">
            <text:p>5813.302876</text:p>
          </table:table-cell>
          <table:table-cell office:value-type="float" office:value="6375.829843" calcext:value-type="float">
            <text:p>6375.829843</text:p>
          </table:table-cell>
          <table:table-cell table:formula="of:=[.H75]-[.G75]" office:value-type="float" office:value="562.526967000001" calcext:value-type="float">
            <text:p>562.52696700000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982.756673" calcext:value-type="float">
            <text:p>5982.756673</text:p>
          </table:table-cell>
          <table:table-cell office:value-type="float" office:value="7872.214193" calcext:value-type="float">
            <text:p>7872.214193</text:p>
          </table:table-cell>
          <table:table-cell table:formula="of:=[.M75]-[.L75]" office:value-type="float" office:value="1889.45752" calcext:value-type="float">
            <text:p>1889.4575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989.475447" calcext:value-type="float">
            <text:p>5989.475447</text:p>
          </table:table-cell>
          <table:table-cell office:value-type="float" office:value="6789.99268" calcext:value-type="float">
            <text:p>6789.99268</text:p>
          </table:table-cell>
          <table:table-cell table:formula="of:=[.C76]-[.B76]" office:value-type="float" office:value="800.517233" calcext:value-type="float">
            <text:p>800.51723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290.667404" calcext:value-type="float">
            <text:p>6290.667404</text:p>
          </table:table-cell>
          <table:table-cell office:value-type="float" office:value="6695.135962" calcext:value-type="float">
            <text:p>6695.135962</text:p>
          </table:table-cell>
          <table:table-cell table:formula="of:=[.H76]-[.G76]" office:value-type="float" office:value="404.468558000001" calcext:value-type="float">
            <text:p>404.46855800000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5950.354232" calcext:value-type="float">
            <text:p>5950.354232</text:p>
          </table:table-cell>
          <table:table-cell office:value-type="float" office:value="7889.187382" calcext:value-type="float">
            <text:p>7889.187382</text:p>
          </table:table-cell>
          <table:table-cell table:formula="of:=[.M76]-[.L76]" office:value-type="float" office:value="1938.83315" calcext:value-type="float">
            <text:p>1938.8331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989.548014" calcext:value-type="float">
            <text:p>5989.548014</text:p>
          </table:table-cell>
          <table:table-cell office:value-type="float" office:value="6793.568227" calcext:value-type="float">
            <text:p>6793.568227</text:p>
          </table:table-cell>
          <table:table-cell table:formula="of:=[.C77]-[.B77]" office:value-type="float" office:value="804.020213" calcext:value-type="float">
            <text:p>804.02021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6290.615829" calcext:value-type="float">
            <text:p>6290.615829</text:p>
          </table:table-cell>
          <table:table-cell office:value-type="float" office:value="6734.189142" calcext:value-type="float">
            <text:p>6734.189142</text:p>
          </table:table-cell>
          <table:table-cell table:formula="of:=[.H77]-[.G77]" office:value-type="float" office:value="443.573313" calcext:value-type="float">
            <text:p>443.57331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982.782837" calcext:value-type="float">
            <text:p>5982.782837</text:p>
          </table:table-cell>
          <table:table-cell office:value-type="float" office:value="7939.689837" calcext:value-type="float">
            <text:p>7939.689837</text:p>
          </table:table-cell>
          <table:table-cell table:formula="of:=[.M77]-[.L77]" office:value-type="float" office:value="1956.907" calcext:value-type="float">
            <text:p>1956.90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989.485082" calcext:value-type="float">
            <text:p>5989.485082</text:p>
          </table:table-cell>
          <table:table-cell office:value-type="float" office:value="6840.508816" calcext:value-type="float">
            <text:p>6840.508816</text:p>
          </table:table-cell>
          <table:table-cell table:formula="of:=[.C78]-[.B78]" office:value-type="float" office:value="851.023733999999" calcext:value-type="float">
            <text:p>851.02373399999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6345.632385" calcext:value-type="float">
            <text:p>6345.632385</text:p>
          </table:table-cell>
          <table:table-cell office:value-type="float" office:value="6835.264087" calcext:value-type="float">
            <text:p>6835.264087</text:p>
          </table:table-cell>
          <table:table-cell table:formula="of:=[.H78]-[.G78]" office:value-type="float" office:value="489.631702" calcext:value-type="float">
            <text:p>489.63170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5982.78938" calcext:value-type="float">
            <text:p>5982.78938</text:p>
          </table:table-cell>
          <table:table-cell office:value-type="float" office:value="7960.369487" calcext:value-type="float">
            <text:p>7960.369487</text:p>
          </table:table-cell>
          <table:table-cell table:formula="of:=[.M78]-[.L78]" office:value-type="float" office:value="1977.580107" calcext:value-type="float">
            <text:p>1977.58010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989.483753" calcext:value-type="float">
            <text:p>5989.483753</text:p>
          </table:table-cell>
          <table:table-cell office:value-type="float" office:value="6884.171867" calcext:value-type="float">
            <text:p>6884.171867</text:p>
          </table:table-cell>
          <table:table-cell table:formula="of:=[.C79]-[.B79]" office:value-type="float" office:value="894.688114" calcext:value-type="float">
            <text:p>894.68811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345.618186" calcext:value-type="float">
            <text:p>6345.618186</text:p>
          </table:table-cell>
          <table:table-cell office:value-type="float" office:value="6894.399143" calcext:value-type="float">
            <text:p>6894.399143</text:p>
          </table:table-cell>
          <table:table-cell table:formula="of:=[.H79]-[.G79]" office:value-type="float" office:value="548.780957" calcext:value-type="float">
            <text:p>548.78095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982.80503" calcext:value-type="float">
            <text:p>5982.80503</text:p>
          </table:table-cell>
          <table:table-cell office:value-type="float" office:value="8127.949216" calcext:value-type="float">
            <text:p>8127.949216</text:p>
          </table:table-cell>
          <table:table-cell table:formula="of:=[.M79]-[.L79]" office:value-type="float" office:value="2145.144186" calcext:value-type="float">
            <text:p>2145.14418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989.484202" calcext:value-type="float">
            <text:p>5989.484202</text:p>
          </table:table-cell>
          <table:table-cell office:value-type="float" office:value="6943.455803" calcext:value-type="float">
            <text:p>6943.455803</text:p>
          </table:table-cell>
          <table:table-cell table:formula="of:=[.C80]-[.B80]" office:value-type="float" office:value="953.971601" calcext:value-type="float">
            <text:p>953.97160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6345.614021" calcext:value-type="float">
            <text:p>6345.614021</text:p>
          </table:table-cell>
          <table:table-cell office:value-type="float" office:value="6913.610866" calcext:value-type="float">
            <text:p>6913.610866</text:p>
          </table:table-cell>
          <table:table-cell table:formula="of:=[.H80]-[.G80]" office:value-type="float" office:value="567.996845" calcext:value-type="float">
            <text:p>567.99684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982.770628" calcext:value-type="float">
            <text:p>5982.770628</text:p>
          </table:table-cell>
          <table:table-cell office:value-type="float" office:value="8168.513051" calcext:value-type="float">
            <text:p>8168.513051</text:p>
          </table:table-cell>
          <table:table-cell table:formula="of:=[.M80]-[.L80]" office:value-type="float" office:value="2185.742423" calcext:value-type="float">
            <text:p>2185.74242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763.38801" calcext:value-type="float">
            <text:p>6763.38801</text:p>
          </table:table-cell>
          <table:table-cell office:value-type="float" office:value="8092.208589" calcext:value-type="float">
            <text:p>8092.208589</text:p>
          </table:table-cell>
          <table:table-cell table:formula="of:=[.C81]-[.B81]" office:value-type="float" office:value="1328.820579" calcext:value-type="float">
            <text:p>1328.82057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345.630709" calcext:value-type="float">
            <text:p>6345.630709</text:p>
          </table:table-cell>
          <table:table-cell office:value-type="float" office:value="6916.953952" calcext:value-type="float">
            <text:p>6916.953952</text:p>
          </table:table-cell>
          <table:table-cell table:formula="of:=[.H81]-[.G81]" office:value-type="float" office:value="571.323243" calcext:value-type="float">
            <text:p>571.32324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5982.76429" calcext:value-type="float">
            <text:p>5982.76429</text:p>
          </table:table-cell>
          <table:table-cell office:value-type="float" office:value="8176.224747" calcext:value-type="float">
            <text:p>8176.224747</text:p>
          </table:table-cell>
          <table:table-cell table:formula="of:=[.M81]-[.L81]" office:value-type="float" office:value="2193.460457" calcext:value-type="float">
            <text:p>2193.46045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763.392806" calcext:value-type="float">
            <text:p>6763.392806</text:p>
          </table:table-cell>
          <table:table-cell office:value-type="float" office:value="8187.354656" calcext:value-type="float">
            <text:p>8187.354656</text:p>
          </table:table-cell>
          <table:table-cell table:formula="of:=[.C82]-[.B82]" office:value-type="float" office:value="1423.96185" calcext:value-type="float">
            <text:p>1423.9618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695.579739" calcext:value-type="float">
            <text:p>6695.579739</text:p>
          </table:table-cell>
          <table:table-cell office:value-type="float" office:value="7272.392244" calcext:value-type="float">
            <text:p>7272.392244</text:p>
          </table:table-cell>
          <table:table-cell table:formula="of:=[.H82]-[.G82]" office:value-type="float" office:value="576.812505" calcext:value-type="float">
            <text:p>576.81250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5982.801605" calcext:value-type="float">
            <text:p>5982.801605</text:p>
          </table:table-cell>
          <table:table-cell office:value-type="float" office:value="8217.721075" calcext:value-type="float">
            <text:p>8217.721075</text:p>
          </table:table-cell>
          <table:table-cell table:formula="of:=[.M82]-[.L82]" office:value-type="float" office:value="2234.91947" calcext:value-type="float">
            <text:p>2234.9194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763.34769" calcext:value-type="float">
            <text:p>6763.34769</text:p>
          </table:table-cell>
          <table:table-cell office:value-type="float" office:value="8209.145394" calcext:value-type="float">
            <text:p>8209.145394</text:p>
          </table:table-cell>
          <table:table-cell table:formula="of:=[.C83]-[.B83]" office:value-type="float" office:value="1445.797704" calcext:value-type="float">
            <text:p>1445.79770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6695.30978" calcext:value-type="float">
            <text:p>6695.30978</text:p>
          </table:table-cell>
          <table:table-cell office:value-type="float" office:value="7345.095555" calcext:value-type="float">
            <text:p>7345.095555</text:p>
          </table:table-cell>
          <table:table-cell table:formula="of:=[.H83]-[.G83]" office:value-type="float" office:value="649.785775" calcext:value-type="float">
            <text:p>649.78577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5950.53579" calcext:value-type="float">
            <text:p>5950.53579</text:p>
          </table:table-cell>
          <table:table-cell office:value-type="float" office:value="8245.81157" calcext:value-type="float">
            <text:p>8245.81157</text:p>
          </table:table-cell>
          <table:table-cell table:formula="of:=[.M83]-[.L83]" office:value-type="float" office:value="2295.27578" calcext:value-type="float">
            <text:p>2295.2757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763.381811" calcext:value-type="float">
            <text:p>6763.381811</text:p>
          </table:table-cell>
          <table:table-cell office:value-type="float" office:value="8304.054454" calcext:value-type="float">
            <text:p>8304.054454</text:p>
          </table:table-cell>
          <table:table-cell table:formula="of:=[.C84]-[.B84]" office:value-type="float" office:value="1540.672643" calcext:value-type="float">
            <text:p>1540.67264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695.24423" calcext:value-type="float">
            <text:p>6695.24423</text:p>
          </table:table-cell>
          <table:table-cell office:value-type="float" office:value="7607.47054" calcext:value-type="float">
            <text:p>7607.47054</text:p>
          </table:table-cell>
          <table:table-cell table:formula="of:=[.H84]-[.G84]" office:value-type="float" office:value="912.22631" calcext:value-type="float">
            <text:p>912.2263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982.817154" calcext:value-type="float">
            <text:p>5982.817154</text:p>
          </table:table-cell>
          <table:table-cell office:value-type="float" office:value="8289.595846" calcext:value-type="float">
            <text:p>8289.595846</text:p>
          </table:table-cell>
          <table:table-cell table:formula="of:=[.M84]-[.L84]" office:value-type="float" office:value="2306.778692" calcext:value-type="float">
            <text:p>2306.7786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763.389226" calcext:value-type="float">
            <text:p>6763.389226</text:p>
          </table:table-cell>
          <table:table-cell office:value-type="float" office:value="8408.53836" calcext:value-type="float">
            <text:p>8408.53836</text:p>
          </table:table-cell>
          <table:table-cell table:formula="of:=[.C85]-[.B85]" office:value-type="float" office:value="1645.149134" calcext:value-type="float">
            <text:p>1645.149134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6917.073249" calcext:value-type="float">
            <text:p>6917.073249</text:p>
          </table:table-cell>
          <table:table-cell office:value-type="float" office:value="8064.313538" calcext:value-type="float">
            <text:p>8064.313538</text:p>
          </table:table-cell>
          <table:table-cell table:formula="of:=[.H85]-[.G85]" office:value-type="float" office:value="1147.240289" calcext:value-type="float">
            <text:p>1147.240289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5982.864071" calcext:value-type="float">
            <text:p>5982.864071</text:p>
          </table:table-cell>
          <table:table-cell office:value-type="float" office:value="8300.748892" calcext:value-type="float">
            <text:p>8300.748892</text:p>
          </table:table-cell>
          <table:table-cell table:formula="of:=[.M85]-[.L85]" office:value-type="float" office:value="2317.884821" calcext:value-type="float">
            <text:p>2317.88482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763.377624" calcext:value-type="float">
            <text:p>6763.377624</text:p>
          </table:table-cell>
          <table:table-cell office:value-type="float" office:value="8432.981764" calcext:value-type="float">
            <text:p>8432.981764</text:p>
          </table:table-cell>
          <table:table-cell table:formula="of:=[.C86]-[.B86]" office:value-type="float" office:value="1669.60414" calcext:value-type="float">
            <text:p>1669.60414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6917.055565" calcext:value-type="float">
            <text:p>6917.055565</text:p>
          </table:table-cell>
          <table:table-cell office:value-type="float" office:value="8070.221256" calcext:value-type="float">
            <text:p>8070.221256</text:p>
          </table:table-cell>
          <table:table-cell table:formula="of:=[.H86]-[.G86]" office:value-type="float" office:value="1153.165691" calcext:value-type="float">
            <text:p>1153.16569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982.795166" calcext:value-type="float">
            <text:p>5982.795166</text:p>
          </table:table-cell>
          <table:table-cell office:value-type="float" office:value="8302.181605" calcext:value-type="float">
            <text:p>8302.181605</text:p>
          </table:table-cell>
          <table:table-cell table:formula="of:=[.M86]-[.L86]" office:value-type="float" office:value="2319.386439" calcext:value-type="float">
            <text:p>2319.38643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763.368471" calcext:value-type="float">
            <text:p>6763.368471</text:p>
          </table:table-cell>
          <table:table-cell office:value-type="float" office:value="8448.39256" calcext:value-type="float">
            <text:p>8448.39256</text:p>
          </table:table-cell>
          <table:table-cell table:formula="of:=[.C87]-[.B87]" office:value-type="float" office:value="1685.024089" calcext:value-type="float">
            <text:p>1685.02408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6894.402887" calcext:value-type="float">
            <text:p>6894.402887</text:p>
          </table:table-cell>
          <table:table-cell office:value-type="float" office:value="8083.79927" calcext:value-type="float">
            <text:p>8083.79927</text:p>
          </table:table-cell>
          <table:table-cell table:formula="of:=[.H87]-[.G87]" office:value-type="float" office:value="1189.396383" calcext:value-type="float">
            <text:p>1189.39638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982.836764" calcext:value-type="float">
            <text:p>5982.836764</text:p>
          </table:table-cell>
          <table:table-cell office:value-type="float" office:value="8304.039908" calcext:value-type="float">
            <text:p>8304.039908</text:p>
          </table:table-cell>
          <table:table-cell table:formula="of:=[.M87]-[.L87]" office:value-type="float" office:value="2321.203144" calcext:value-type="float">
            <text:p>2321.20314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763.39536" calcext:value-type="float">
            <text:p>6763.39536</text:p>
          </table:table-cell>
          <table:table-cell office:value-type="float" office:value="8448.48601" calcext:value-type="float">
            <text:p>8448.48601</text:p>
          </table:table-cell>
          <table:table-cell table:formula="of:=[.C88]-[.B88]" office:value-type="float" office:value="1685.09065" calcext:value-type="float">
            <text:p>1685.0906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917.01009" calcext:value-type="float">
            <text:p>6917.01009</text:p>
          </table:table-cell>
          <table:table-cell office:value-type="float" office:value="8147.400634" calcext:value-type="float">
            <text:p>8147.400634</text:p>
          </table:table-cell>
          <table:table-cell table:formula="of:=[.H88]-[.G88]" office:value-type="float" office:value="1230.390544" calcext:value-type="float">
            <text:p>1230.39054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982.823336" calcext:value-type="float">
            <text:p>5982.823336</text:p>
          </table:table-cell>
          <table:table-cell office:value-type="float" office:value="8307.517452" calcext:value-type="float">
            <text:p>8307.517452</text:p>
          </table:table-cell>
          <table:table-cell table:formula="of:=[.M88]-[.L88]" office:value-type="float" office:value="2324.694116" calcext:value-type="float">
            <text:p>2324.69411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763.383761" calcext:value-type="float">
            <text:p>6763.383761</text:p>
          </table:table-cell>
          <table:table-cell office:value-type="float" office:value="8469.765697" calcext:value-type="float">
            <text:p>8469.765697</text:p>
          </table:table-cell>
          <table:table-cell table:formula="of:=[.C89]-[.B89]" office:value-type="float" office:value="1706.381936" calcext:value-type="float">
            <text:p>1706.381936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917.037025" calcext:value-type="float">
            <text:p>6917.037025</text:p>
          </table:table-cell>
          <table:table-cell office:value-type="float" office:value="8169.84724" calcext:value-type="float">
            <text:p>8169.84724</text:p>
          </table:table-cell>
          <table:table-cell table:formula="of:=[.H89]-[.G89]" office:value-type="float" office:value="1252.810215" calcext:value-type="float">
            <text:p>1252.81021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5982.843876" calcext:value-type="float">
            <text:p>5982.843876</text:p>
          </table:table-cell>
          <table:table-cell office:value-type="float" office:value="8309.141167" calcext:value-type="float">
            <text:p>8309.141167</text:p>
          </table:table-cell>
          <table:table-cell table:formula="of:=[.M89]-[.L89]" office:value-type="float" office:value="2326.297291" calcext:value-type="float">
            <text:p>2326.2972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763.276045" calcext:value-type="float">
            <text:p>6763.276045</text:p>
          </table:table-cell>
          <table:table-cell office:value-type="float" office:value="8478.657072" calcext:value-type="float">
            <text:p>8478.657072</text:p>
          </table:table-cell>
          <table:table-cell table:formula="of:=[.C90]-[.B90]" office:value-type="float" office:value="1715.381027" calcext:value-type="float">
            <text:p>1715.38102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6917.167236" calcext:value-type="float">
            <text:p>6917.167236</text:p>
          </table:table-cell>
          <table:table-cell office:value-type="float" office:value="8194.287441" calcext:value-type="float">
            <text:p>8194.287441</text:p>
          </table:table-cell>
          <table:table-cell table:formula="of:=[.H90]-[.G90]" office:value-type="float" office:value="1277.120205" calcext:value-type="float">
            <text:p>1277.120205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5982.827908" calcext:value-type="float">
            <text:p>5982.827908</text:p>
          </table:table-cell>
          <table:table-cell office:value-type="float" office:value="8335.930785" calcext:value-type="float">
            <text:p>8335.930785</text:p>
          </table:table-cell>
          <table:table-cell table:formula="of:=[.M90]-[.L90]" office:value-type="float" office:value="2353.102877" calcext:value-type="float">
            <text:p>2353.10287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763.399723" calcext:value-type="float">
            <text:p>6763.399723</text:p>
          </table:table-cell>
          <table:table-cell office:value-type="float" office:value="8480.42644" calcext:value-type="float">
            <text:p>8480.42644</text:p>
          </table:table-cell>
          <table:table-cell table:formula="of:=[.C91]-[.B91]" office:value-type="float" office:value="1717.026717" calcext:value-type="float">
            <text:p>1717.02671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6917.043122" calcext:value-type="float">
            <text:p>6917.043122</text:p>
          </table:table-cell>
          <table:table-cell office:value-type="float" office:value="8201.277679" calcext:value-type="float">
            <text:p>8201.277679</text:p>
          </table:table-cell>
          <table:table-cell table:formula="of:=[.H91]-[.G91]" office:value-type="float" office:value="1284.234557" calcext:value-type="float">
            <text:p>1284.23455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5982.848294" calcext:value-type="float">
            <text:p>5982.848294</text:p>
          </table:table-cell>
          <table:table-cell office:value-type="float" office:value="8339.239653" calcext:value-type="float">
            <text:p>8339.239653</text:p>
          </table:table-cell>
          <table:table-cell table:formula="of:=[.M91]-[.L91]" office:value-type="float" office:value="2356.391359" calcext:value-type="float">
            <text:p>2356.39135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763.359337" calcext:value-type="float">
            <text:p>6763.359337</text:p>
          </table:table-cell>
          <table:table-cell office:value-type="float" office:value="8495.5448" calcext:value-type="float">
            <text:p>8495.5448</text:p>
          </table:table-cell>
          <table:table-cell table:formula="of:=[.C92]-[.B92]" office:value-type="float" office:value="1732.185463" calcext:value-type="float">
            <text:p>1732.18546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913.669289" calcext:value-type="float">
            <text:p>6913.669289</text:p>
          </table:table-cell>
          <table:table-cell office:value-type="float" office:value="8203.560006" calcext:value-type="float">
            <text:p>8203.560006</text:p>
          </table:table-cell>
          <table:table-cell table:formula="of:=[.H92]-[.G92]" office:value-type="float" office:value="1289.890717" calcext:value-type="float">
            <text:p>1289.89071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982.830033" calcext:value-type="float">
            <text:p>5982.830033</text:p>
          </table:table-cell>
          <table:table-cell office:value-type="float" office:value="8344.339551" calcext:value-type="float">
            <text:p>8344.339551</text:p>
          </table:table-cell>
          <table:table-cell table:formula="of:=[.M92]-[.L92]" office:value-type="float" office:value="2361.509518" calcext:value-type="float">
            <text:p>2361.50951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763.352918" calcext:value-type="float">
            <text:p>6763.352918</text:p>
          </table:table-cell>
          <table:table-cell office:value-type="float" office:value="8523.951811" calcext:value-type="float">
            <text:p>8523.951811</text:p>
          </table:table-cell>
          <table:table-cell table:formula="of:=[.C93]-[.B93]" office:value-type="float" office:value="1760.598893" calcext:value-type="float">
            <text:p>1760.59889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917.025473" calcext:value-type="float">
            <text:p>6917.025473</text:p>
          </table:table-cell>
          <table:table-cell office:value-type="float" office:value="8209.31311" calcext:value-type="float">
            <text:p>8209.31311</text:p>
          </table:table-cell>
          <table:table-cell table:formula="of:=[.H93]-[.G93]" office:value-type="float" office:value="1292.287637" calcext:value-type="float">
            <text:p>1292.28763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982.854736" calcext:value-type="float">
            <text:p>5982.854736</text:p>
          </table:table-cell>
          <table:table-cell office:value-type="float" office:value="8348.729381" calcext:value-type="float">
            <text:p>8348.729381</text:p>
          </table:table-cell>
          <table:table-cell table:formula="of:=[.M93]-[.L93]" office:value-type="float" office:value="2365.874645" calcext:value-type="float">
            <text:p>2365.87464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763.4373" calcext:value-type="float">
            <text:p>6763.4373</text:p>
          </table:table-cell>
          <table:table-cell office:value-type="float" office:value="8524.029644" calcext:value-type="float">
            <text:p>8524.029644</text:p>
          </table:table-cell>
          <table:table-cell table:formula="of:=[.C94]-[.B94]" office:value-type="float" office:value="1760.592344" calcext:value-type="float">
            <text:p>1760.59234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917.130955" calcext:value-type="float">
            <text:p>6917.130955</text:p>
          </table:table-cell>
          <table:table-cell office:value-type="float" office:value="8240.796342" calcext:value-type="float">
            <text:p>8240.796342</text:p>
          </table:table-cell>
          <table:table-cell table:formula="of:=[.H94]-[.G94]" office:value-type="float" office:value="1323.665387" calcext:value-type="float">
            <text:p>1323.66538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982.820006" calcext:value-type="float">
            <text:p>5982.820006</text:p>
          </table:table-cell>
          <table:table-cell office:value-type="float" office:value="8349.955605" calcext:value-type="float">
            <text:p>8349.955605</text:p>
          </table:table-cell>
          <table:table-cell table:formula="of:=[.M94]-[.L94]" office:value-type="float" office:value="2367.135599" calcext:value-type="float">
            <text:p>2367.13559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763.427546" calcext:value-type="float">
            <text:p>6763.427546</text:p>
          </table:table-cell>
          <table:table-cell office:value-type="float" office:value="8525.490217" calcext:value-type="float">
            <text:p>8525.490217</text:p>
          </table:table-cell>
          <table:table-cell table:formula="of:=[.C95]-[.B95]" office:value-type="float" office:value="1762.062671" calcext:value-type="float">
            <text:p>1762.062671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917.153013" calcext:value-type="float">
            <text:p>6917.153013</text:p>
          </table:table-cell>
          <table:table-cell office:value-type="float" office:value="8253.396382" calcext:value-type="float">
            <text:p>8253.396382</text:p>
          </table:table-cell>
          <table:table-cell table:formula="of:=[.H95]-[.G95]" office:value-type="float" office:value="1336.243369" calcext:value-type="float">
            <text:p>1336.24336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5982.850151" calcext:value-type="float">
            <text:p>5982.850151</text:p>
          </table:table-cell>
          <table:table-cell office:value-type="float" office:value="8363.410767" calcext:value-type="float">
            <text:p>8363.410767</text:p>
          </table:table-cell>
          <table:table-cell table:formula="of:=[.M95]-[.L95]" office:value-type="float" office:value="2380.560616" calcext:value-type="float">
            <text:p>2380.56061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763.409391" calcext:value-type="float">
            <text:p>6763.409391</text:p>
          </table:table-cell>
          <table:table-cell office:value-type="float" office:value="8530.351106" calcext:value-type="float">
            <text:p>8530.351106</text:p>
          </table:table-cell>
          <table:table-cell table:formula="of:=[.C96]-[.B96]" office:value-type="float" office:value="1766.941715" calcext:value-type="float">
            <text:p>1766.94171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6916.962285" calcext:value-type="float">
            <text:p>6916.962285</text:p>
          </table:table-cell>
          <table:table-cell office:value-type="float" office:value="8253.892522" calcext:value-type="float">
            <text:p>8253.892522</text:p>
          </table:table-cell>
          <table:table-cell table:formula="of:=[.H96]-[.G96]" office:value-type="float" office:value="1336.930237" calcext:value-type="float">
            <text:p>1336.93023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982.834813" calcext:value-type="float">
            <text:p>5982.834813</text:p>
          </table:table-cell>
          <table:table-cell office:value-type="float" office:value="8367.378008" calcext:value-type="float">
            <text:p>8367.378008</text:p>
          </table:table-cell>
          <table:table-cell table:formula="of:=[.M96]-[.L96]" office:value-type="float" office:value="2384.543195" calcext:value-type="float">
            <text:p>2384.5431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763.42133" calcext:value-type="float">
            <text:p>6763.42133</text:p>
          </table:table-cell>
          <table:table-cell office:value-type="float" office:value="8532.370531" calcext:value-type="float">
            <text:p>8532.370531</text:p>
          </table:table-cell>
          <table:table-cell table:formula="of:=[.C97]-[.B97]" office:value-type="float" office:value="1768.949201" calcext:value-type="float">
            <text:p>1768.94920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6917.058013" calcext:value-type="float">
            <text:p>6917.058013</text:p>
          </table:table-cell>
          <table:table-cell office:value-type="float" office:value="8254.598606" calcext:value-type="float">
            <text:p>8254.598606</text:p>
          </table:table-cell>
          <table:table-cell table:formula="of:=[.H97]-[.G97]" office:value-type="float" office:value="1337.540593" calcext:value-type="float">
            <text:p>1337.540593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982.841337" calcext:value-type="float">
            <text:p>5982.841337</text:p>
          </table:table-cell>
          <table:table-cell office:value-type="float" office:value="8372.740277" calcext:value-type="float">
            <text:p>8372.740277</text:p>
          </table:table-cell>
          <table:table-cell table:formula="of:=[.M97]-[.L97]" office:value-type="float" office:value="2389.89894" calcext:value-type="float">
            <text:p>2389.8989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763.344765" calcext:value-type="float">
            <text:p>6763.344765</text:p>
          </table:table-cell>
          <table:table-cell office:value-type="float" office:value="8547.246497" calcext:value-type="float">
            <text:p>8547.246497</text:p>
          </table:table-cell>
          <table:table-cell table:formula="of:=[.C98]-[.B98]" office:value-type="float" office:value="1783.901732" calcext:value-type="float">
            <text:p>1783.90173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6917.048954" calcext:value-type="float">
            <text:p>6917.048954</text:p>
          </table:table-cell>
          <table:table-cell office:value-type="float" office:value="8277.722373" calcext:value-type="float">
            <text:p>8277.722373</text:p>
          </table:table-cell>
          <table:table-cell table:formula="of:=[.H98]-[.G98]" office:value-type="float" office:value="1360.673419" calcext:value-type="float">
            <text:p>1360.67341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5982.867383" calcext:value-type="float">
            <text:p>5982.867383</text:p>
          </table:table-cell>
          <table:table-cell office:value-type="float" office:value="8389.881804" calcext:value-type="float">
            <text:p>8389.881804</text:p>
          </table:table-cell>
          <table:table-cell table:formula="of:=[.M98]-[.L98]" office:value-type="float" office:value="2407.014421" calcext:value-type="float">
            <text:p>2407.01442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763.433152" calcext:value-type="float">
            <text:p>6763.433152</text:p>
          </table:table-cell>
          <table:table-cell office:value-type="float" office:value="8548.885155" calcext:value-type="float">
            <text:p>8548.885155</text:p>
          </table:table-cell>
          <table:table-cell table:formula="of:=[.C99]-[.B99]" office:value-type="float" office:value="1785.452003" calcext:value-type="float">
            <text:p>1785.45200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8209.318805" calcext:value-type="float">
            <text:p>8209.318805</text:p>
          </table:table-cell>
          <table:table-cell office:value-type="float" office:value="8529.825232" calcext:value-type="float">
            <text:p>8529.825232</text:p>
          </table:table-cell>
          <table:table-cell table:formula="of:=[.H99]-[.G99]" office:value-type="float" office:value="320.506426999998" calcext:value-type="float">
            <text:p>320.50642699999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5982.856699" calcext:value-type="float">
            <text:p>5982.856699</text:p>
          </table:table-cell>
          <table:table-cell office:value-type="float" office:value="8394.236983" calcext:value-type="float">
            <text:p>8394.236983</text:p>
          </table:table-cell>
          <table:table-cell table:formula="of:=[.M99]-[.L99]" office:value-type="float" office:value="2411.380284" calcext:value-type="float">
            <text:p>2411.3802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763.439948" calcext:value-type="float">
            <text:p>6763.439948</text:p>
          </table:table-cell>
          <table:table-cell office:value-type="float" office:value="8565.703139" calcext:value-type="float">
            <text:p>8565.703139</text:p>
          </table:table-cell>
          <table:table-cell table:formula="of:=[.C100]-[.B100]" office:value-type="float" office:value="1802.263191" calcext:value-type="float">
            <text:p>1802.263191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8240.802006" calcext:value-type="float">
            <text:p>8240.802006</text:p>
          </table:table-cell>
          <table:table-cell office:value-type="float" office:value="8533.778777" calcext:value-type="float">
            <text:p>8533.778777</text:p>
          </table:table-cell>
          <table:table-cell table:formula="of:=[.H100]-[.G100]" office:value-type="float" office:value="292.976771" calcext:value-type="float">
            <text:p>292.9767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982.871036" calcext:value-type="float">
            <text:p>5982.871036</text:p>
          </table:table-cell>
          <table:table-cell office:value-type="float" office:value="8398.719948" calcext:value-type="float">
            <text:p>8398.719948</text:p>
          </table:table-cell>
          <table:table-cell table:formula="of:=[.M100]-[.L100]" office:value-type="float" office:value="2415.848912" calcext:value-type="float">
            <text:p>2415.84891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763.415848" calcext:value-type="float">
            <text:p>6763.415848</text:p>
          </table:table-cell>
          <table:table-cell office:value-type="float" office:value="8571.589184" calcext:value-type="float">
            <text:p>8571.589184</text:p>
          </table:table-cell>
          <table:table-cell table:formula="of:=[.C101]-[.B101]" office:value-type="float" office:value="1808.173336" calcext:value-type="float">
            <text:p>1808.17333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240.810089" calcext:value-type="float">
            <text:p>8240.810089</text:p>
          </table:table-cell>
          <table:table-cell office:value-type="float" office:value="8553.287743" calcext:value-type="float">
            <text:p>8553.287743</text:p>
          </table:table-cell>
          <table:table-cell table:formula="of:=[.H101]-[.G101]" office:value-type="float" office:value="312.477654" calcext:value-type="float">
            <text:p>312.477654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5982.861175" calcext:value-type="float">
            <text:p>5982.861175</text:p>
          </table:table-cell>
          <table:table-cell office:value-type="float" office:value="8399.395131" calcext:value-type="float">
            <text:p>8399.395131</text:p>
          </table:table-cell>
          <table:table-cell table:formula="of:=[.M101]-[.L101]" office:value-type="float" office:value="2416.533956" calcext:value-type="float">
            <text:p>2416.533956</text:p>
          </table:table-cell>
        </table:table-row>
      </table:table>
      <table:named-expressions/>
      <table:database-ranges>
        <table:database-range table:name="__Anonymous_Sheet_DB__0" table:target-range-address="100_1.B2:100_1.D101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100_10.B1:100_10.D100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100_100.B1:100_100.D100" table:contains-header="false">
          <table:sort>
            <table:sort-by table:field-number="1" table:data-type="automatic"/>
          </table:sort>
        </table:database-range>
        <table:database-range table:name="__Anonymous_Sheet_DB__3" table:target-range-address="1_250.B2:1_250.D10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 style:data-style-name="N2" text:time-value="09:50:29.5647541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30:12.960613818</meta:creation-date>
    <meta:generator>LibreOffice/6.4.7.2$Linux_X86_64 LibreOffice_project/40$Build-2</meta:generator>
    <meta:editing-cycles>0</meta:editing-cycles>
    <meta:editing-duration>P0D</meta:editing-duration>
    <meta:document-statistic meta:table-count="21" meta:cell-count="9007" meta:object-count="2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7.326cm" svg:height="21.012cm" xlink:href=".." xlink:type="simple" chart:class="chart:bar" chart:style-name="ch1">
        <chart:legend chart:legend-position="end" svg:x="34.447cm" svg:y="9.958cm" style:legend-expansion="high" chart:style-name="ch2"/>
        <chart:plot-area chart:style-name="ch3" table:cell-range-address="100_1.C1:100_1.D101" chart:data-source-has-labels="row" svg:x="0.746cm" svg:y="0.42cm" svg:width="32.955cm" svg:height="20.172cm">
          <chartooo:coordinate-region svg:x="1.738cm" svg:y="0.619cm" svg:width="31.963cm" svg:height="19.18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100_1.C2:100_1.C101" chart:label-cell-address="100_1.C1:100_1.C1" chart:class="chart:bar">
            <chart:data-point chart:repeated="100"/>
          </chart:series>
          <chart:series chart:style-name="ch8" chart:values-cell-range-address="100_1.D2:100_1.D101" chart:label-cell-address="100_1.D1:100_1.D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iting</text:p>
                <draw:g>
                  <svg:desc>100_1.C1:100_1.C1</svg:desc>
                </draw:g>
              </table:table-cell>
              <table:table-cell office:value-type="string">
                <text:p>Response</text:p>
                <draw:g>
                  <svg:desc>100_1.D1:100_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4682">
                <text:p>0.24682</text:p>
                <draw:g>
                  <svg:desc>100_1.C2:100_1.C101</svg:desc>
                </draw:g>
              </table:table-cell>
              <table:table-cell office:value-type="float" office:value="2904.15444">
                <text:p>2904.15444</text:p>
                <draw:g>
                  <svg:desc>100_1.D2:100_1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44233">
                <text:p>6.044233</text:p>
              </table:table-cell>
              <table:table-cell office:value-type="float" office:value="3536.016177">
                <text:p>3536.0161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674476">
                <text:p>3.674476</text:p>
              </table:table-cell>
              <table:table-cell office:value-type="float" office:value="3668.138973">
                <text:p>3668.1389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50704">
                <text:p>1.850704</text:p>
              </table:table-cell>
              <table:table-cell office:value-type="float" office:value="4068.095289">
                <text:p>4068.0952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90115">
                <text:p>4.90115</text:p>
              </table:table-cell>
              <table:table-cell office:value-type="float" office:value="4304.607699">
                <text:p>4304.6076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57395">
                <text:p>2.557395</text:p>
              </table:table-cell>
              <table:table-cell office:value-type="float" office:value="4366.146921">
                <text:p>4366.1469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326912">
                <text:p>3.326912</text:p>
              </table:table-cell>
              <table:table-cell office:value-type="float" office:value="4367.871945">
                <text:p>4367.8719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480474">
                <text:p>5.480474</text:p>
              </table:table-cell>
              <table:table-cell office:value-type="float" office:value="4382.809717">
                <text:p>4382.8097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74094">
                <text:p>2.074094</text:p>
              </table:table-cell>
              <table:table-cell office:value-type="float" office:value="4480.111352">
                <text:p>4480.1113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08404">
                <text:p>1.708404</text:p>
              </table:table-cell>
              <table:table-cell office:value-type="float" office:value="4504.127559">
                <text:p>4504.1275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74122">
                <text:p>0.274122</text:p>
              </table:table-cell>
              <table:table-cell office:value-type="float" office:value="4548.936357">
                <text:p>4548.9363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115092">
                <text:p>4.115092</text:p>
              </table:table-cell>
              <table:table-cell office:value-type="float" office:value="4664.534101">
                <text:p>4664.5341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8428">
                <text:p>1.68428</text:p>
              </table:table-cell>
              <table:table-cell office:value-type="float" office:value="4735.959293">
                <text:p>4735.9592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52988">
                <text:p>0.952988</text:p>
              </table:table-cell>
              <table:table-cell office:value-type="float" office:value="4755.933851">
                <text:p>4755.9338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28244">
                <text:p>0.828244</text:p>
              </table:table-cell>
              <table:table-cell office:value-type="float" office:value="4757.095287">
                <text:p>4757.0952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84042">
                <text:p>5.384042</text:p>
              </table:table-cell>
              <table:table-cell office:value-type="float" office:value="5110.77649">
                <text:p>5110.776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217926">
                <text:p>2.217926</text:p>
              </table:table-cell>
              <table:table-cell office:value-type="float" office:value="5116.879446">
                <text:p>5116.8794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961435">
                <text:p>2.961435</text:p>
              </table:table-cell>
              <table:table-cell office:value-type="float" office:value="5159.875055">
                <text:p>5159.8750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276584">
                <text:p>4.276584</text:p>
              </table:table-cell>
              <table:table-cell office:value-type="float" office:value="5323.821052">
                <text:p>5323.8210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14772">
                <text:p>12.14772</text:p>
              </table:table-cell>
              <table:table-cell office:value-type="float" office:value="5469.158683">
                <text:p>5469.1586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232605">
                <text:p>2.232605</text:p>
              </table:table-cell>
              <table:table-cell office:value-type="float" office:value="5469.478219">
                <text:p>5469.4782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711997">
                <text:p>1.711997</text:p>
              </table:table-cell>
              <table:table-cell office:value-type="float" office:value="5469.682256">
                <text:p>5469.6822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883271">
                <text:p>4.883271</text:p>
              </table:table-cell>
              <table:table-cell office:value-type="float" office:value="5547.915919">
                <text:p>5547.9159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72864">
                <text:p>0.872864</text:p>
              </table:table-cell>
              <table:table-cell office:value-type="float" office:value="5651.934899">
                <text:p>5651.9348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17864">
                <text:p>2.17864</text:p>
              </table:table-cell>
              <table:table-cell office:value-type="float" office:value="5675.802584">
                <text:p>5675.8025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760138">
                <text:p>1.760138</text:p>
              </table:table-cell>
              <table:table-cell office:value-type="float" office:value="5744.530874">
                <text:p>5744.5308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30532">
                <text:p>0.430532</text:p>
              </table:table-cell>
              <table:table-cell office:value-type="float" office:value="5755.675076">
                <text:p>5755.6750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276959">
                <text:p>2.276959</text:p>
              </table:table-cell>
              <table:table-cell office:value-type="float" office:value="5912.137702">
                <text:p>5912.1377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4833">
                <text:p>0.484833</text:p>
              </table:table-cell>
              <table:table-cell office:value-type="float" office:value="6463.762171">
                <text:p>6463.7621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326649">
                <text:p>2.326649</text:p>
              </table:table-cell>
              <table:table-cell office:value-type="float" office:value="6472.861041">
                <text:p>6472.8610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755605">
                <text:p>2.755605</text:p>
              </table:table-cell>
              <table:table-cell office:value-type="float" office:value="6483.779966">
                <text:p>6483.7799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313665">
                <text:p>3.313665</text:p>
              </table:table-cell>
              <table:table-cell office:value-type="float" office:value="6536.635079">
                <text:p>6536.6350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026367">
                <text:p>2.026367</text:p>
              </table:table-cell>
              <table:table-cell office:value-type="float" office:value="6552.317397">
                <text:p>6552.3173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032387">
                <text:p>2.032387</text:p>
              </table:table-cell>
              <table:table-cell office:value-type="float" office:value="6555.139155">
                <text:p>6555.1391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01459">
                <text:p>1.901459</text:p>
              </table:table-cell>
              <table:table-cell office:value-type="float" office:value="6742.05868">
                <text:p>6742.058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256347">
                <text:p>3.256347</text:p>
              </table:table-cell>
              <table:table-cell office:value-type="float" office:value="6851.709092">
                <text:p>6851.7090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814438">
                <text:p>2.814438</text:p>
              </table:table-cell>
              <table:table-cell office:value-type="float" office:value="7033.027214">
                <text:p>7033.0272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171947">
                <text:p>12.171947</text:p>
              </table:table-cell>
              <table:table-cell office:value-type="float" office:value="7039.010095">
                <text:p>7039.0100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42179">
                <text:p>3.842179</text:p>
              </table:table-cell>
              <table:table-cell office:value-type="float" office:value="7283.69061">
                <text:p>7283.690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397874">
                <text:p>2.397874</text:p>
              </table:table-cell>
              <table:table-cell office:value-type="float" office:value="7298.555488">
                <text:p>7298.5554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707244">
                <text:p>3.707244</text:p>
              </table:table-cell>
              <table:table-cell office:value-type="float" office:value="7335.78042">
                <text:p>7335.780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.696662">
                <text:p>9.696662</text:p>
              </table:table-cell>
              <table:table-cell office:value-type="float" office:value="7360.881041">
                <text:p>7360.8810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.187799">
                <text:p>13.187799</text:p>
              </table:table-cell>
              <table:table-cell office:value-type="float" office:value="7391.481611">
                <text:p>7391.4816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.385786">
                <text:p>11.385786</text:p>
              </table:table-cell>
              <table:table-cell office:value-type="float" office:value="7408.891558">
                <text:p>7408.8915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179353">
                <text:p>4.179353</text:p>
              </table:table-cell>
              <table:table-cell office:value-type="float" office:value="7415.828647">
                <text:p>7415.8286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59905">
                <text:p>11.59905</text:p>
              </table:table-cell>
              <table:table-cell office:value-type="float" office:value="7415.912082">
                <text:p>7415.9120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.113429">
                <text:p>12.113429</text:p>
              </table:table-cell>
              <table:table-cell office:value-type="float" office:value="7456.090244">
                <text:p>7456.0902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687986">
                <text:p>3.687986</text:p>
              </table:table-cell>
              <table:table-cell office:value-type="float" office:value="7460.020028">
                <text:p>7460.0200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946667">
                <text:p>4.946667</text:p>
              </table:table-cell>
              <table:table-cell office:value-type="float" office:value="7528.074756">
                <text:p>7528.0747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.632168">
                <text:p>11.632168</text:p>
              </table:table-cell>
              <table:table-cell office:value-type="float" office:value="7549.361403">
                <text:p>7549.3614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.139378">
                <text:p>13.139378</text:p>
              </table:table-cell>
              <table:table-cell office:value-type="float" office:value="7556.890081">
                <text:p>7556.8900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955035">
                <text:p>11.955035</text:p>
              </table:table-cell>
              <table:table-cell office:value-type="float" office:value="7557.106011">
                <text:p>7557.1060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961249">
                <text:p>16.961249</text:p>
              </table:table-cell>
              <table:table-cell office:value-type="float" office:value="7581.409697">
                <text:p>7581.4096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.156336">
                <text:p>13.156336</text:p>
              </table:table-cell>
              <table:table-cell office:value-type="float" office:value="7604.247523">
                <text:p>7604.2475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418737">
                <text:p>4.418737</text:p>
              </table:table-cell>
              <table:table-cell office:value-type="float" office:value="7671.778054">
                <text:p>7671.7780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901627">
                <text:p>11.901627</text:p>
              </table:table-cell>
              <table:table-cell office:value-type="float" office:value="7841.997788">
                <text:p>7841.9977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723961">
                <text:p>9.723961</text:p>
              </table:table-cell>
              <table:table-cell office:value-type="float" office:value="7927.884486">
                <text:p>7927.8844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8.537808">
                <text:p>78.537808</text:p>
              </table:table-cell>
              <table:table-cell office:value-type="float" office:value="7944.483576">
                <text:p>7944.4835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99921">
                <text:p>11.99921</text:p>
              </table:table-cell>
              <table:table-cell office:value-type="float" office:value="7984.197078">
                <text:p>7984.1970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8.915217">
                <text:p>78.915217</text:p>
              </table:table-cell>
              <table:table-cell office:value-type="float" office:value="8040.694239">
                <text:p>8040.6942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.38748">
                <text:p>13.38748</text:p>
              </table:table-cell>
              <table:table-cell office:value-type="float" office:value="8056.886824">
                <text:p>8056.8868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.896086">
                <text:p>11.896086</text:p>
              </table:table-cell>
              <table:table-cell office:value-type="float" office:value="8060.510575">
                <text:p>8060.5105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.530802">
                <text:p>78.530802</text:p>
              </table:table-cell>
              <table:table-cell office:value-type="float" office:value="8060.620543">
                <text:p>8060.6205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.405194">
                <text:p>13.405194</text:p>
              </table:table-cell>
              <table:table-cell office:value-type="float" office:value="8063.859493">
                <text:p>8063.8594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.02406">
                <text:p>12.02406</text:p>
              </table:table-cell>
              <table:table-cell office:value-type="float" office:value="8072.883581">
                <text:p>8072.8835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8.845792">
                <text:p>78.845792</text:p>
              </table:table-cell>
              <table:table-cell office:value-type="float" office:value="8083.762501">
                <text:p>8083.7625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.366541">
                <text:p>16.366541</text:p>
              </table:table-cell>
              <table:table-cell office:value-type="float" office:value="8091.574648">
                <text:p>8091.5746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.929659">
                <text:p>11.929659</text:p>
              </table:table-cell>
              <table:table-cell office:value-type="float" office:value="8092.324231">
                <text:p>8092.3242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.300327">
                <text:p>13.300327</text:p>
              </table:table-cell>
              <table:table-cell office:value-type="float" office:value="8114.105348">
                <text:p>8114.1053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.818315">
                <text:p>11.818315</text:p>
              </table:table-cell>
              <table:table-cell office:value-type="float" office:value="8152.14686">
                <text:p>8152.146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8.558017">
                <text:p>78.558017</text:p>
              </table:table-cell>
              <table:table-cell office:value-type="float" office:value="8172.745718">
                <text:p>8172.7457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.344579">
                <text:p>13.344579</text:p>
              </table:table-cell>
              <table:table-cell office:value-type="float" office:value="8172.745671">
                <text:p>8172.7456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.927018">
                <text:p>78.927018</text:p>
              </table:table-cell>
              <table:table-cell office:value-type="float" office:value="8202.972393">
                <text:p>8202.9723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.277579">
                <text:p>11.277579</text:p>
              </table:table-cell>
              <table:table-cell office:value-type="float" office:value="8202.985754">
                <text:p>8202.9857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.233635">
                <text:p>13.233635</text:p>
              </table:table-cell>
              <table:table-cell office:value-type="float" office:value="8236.163962">
                <text:p>8236.1639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.074579">
                <text:p>12.074579</text:p>
              </table:table-cell>
              <table:table-cell office:value-type="float" office:value="8236.636178">
                <text:p>8236.6361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.953645">
                <text:p>78.953645</text:p>
              </table:table-cell>
              <table:table-cell office:value-type="float" office:value="8248.879726">
                <text:p>8248.8797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.366175">
                <text:p>13.366175</text:p>
              </table:table-cell>
              <table:table-cell office:value-type="float" office:value="8260.900697">
                <text:p>8260.9006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049353">
                <text:p>12.049353</text:p>
              </table:table-cell>
              <table:table-cell office:value-type="float" office:value="8261.190269">
                <text:p>8261.1902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.770005">
                <text:p>11.770005</text:p>
              </table:table-cell>
              <table:table-cell office:value-type="float" office:value="8269.498297">
                <text:p>8269.4982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.540962">
                <text:p>78.540962</text:p>
              </table:table-cell>
              <table:table-cell office:value-type="float" office:value="8269.737107">
                <text:p>8269.7371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.086079">
                <text:p>12.086079</text:p>
              </table:table-cell>
              <table:table-cell office:value-type="float" office:value="8270.018515">
                <text:p>8270.0185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.012736">
                <text:p>12.012736</text:p>
              </table:table-cell>
              <table:table-cell office:value-type="float" office:value="8277.506302">
                <text:p>8277.5063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.02903">
                <text:p>17.02903</text:p>
              </table:table-cell>
              <table:table-cell office:value-type="float" office:value="8277.588024">
                <text:p>8277.5880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.896302">
                <text:p>16.896302</text:p>
              </table:table-cell>
              <table:table-cell office:value-type="float" office:value="8288.220761">
                <text:p>8288.2207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.997513">
                <text:p>16.997513</text:p>
              </table:table-cell>
              <table:table-cell office:value-type="float" office:value="8288.47995">
                <text:p>8288.479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8.934059">
                <text:p>78.934059</text:p>
              </table:table-cell>
              <table:table-cell office:value-type="float" office:value="8292.111995">
                <text:p>8292.1119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8.868377">
                <text:p>78.868377</text:p>
              </table:table-cell>
              <table:table-cell office:value-type="float" office:value="8296.859465">
                <text:p>8296.8594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.32066">
                <text:p>13.32066</text:p>
              </table:table-cell>
              <table:table-cell office:value-type="float" office:value="8297.077727">
                <text:p>8297.0777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8.841215">
                <text:p>78.841215</text:p>
              </table:table-cell>
              <table:table-cell office:value-type="float" office:value="8300.246722">
                <text:p>8300.2467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8.93881">
                <text:p>78.93881</text:p>
              </table:table-cell>
              <table:table-cell office:value-type="float" office:value="8300.317282">
                <text:p>8300.3172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8.921857">
                <text:p>78.921857</text:p>
              </table:table-cell>
              <table:table-cell office:value-type="float" office:value="8302.168888">
                <text:p>8302.1688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.797208">
                <text:p>11.797208</text:p>
              </table:table-cell>
              <table:table-cell office:value-type="float" office:value="8303.63704">
                <text:p>8303.637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.023079">
                <text:p>17.023079</text:p>
              </table:table-cell>
              <table:table-cell office:value-type="float" office:value="8312.969648">
                <text:p>8312.9696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8.375774">
                <text:p>78.375774</text:p>
              </table:table-cell>
              <table:table-cell office:value-type="float" office:value="8318.176771">
                <text:p>8318.1767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8.54982">
                <text:p>78.54982</text:p>
              </table:table-cell>
              <table:table-cell office:value-type="float" office:value="8327.341678">
                <text:p>8327.3416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8.949942">
                <text:p>78.949942</text:p>
              </table:table-cell>
              <table:table-cell office:value-type="float" office:value="8328.774573">
                <text:p>8328.7745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8.907095">
                <text:p>78.907095</text:p>
              </table:table-cell>
              <table:table-cell office:value-type="float" office:value="8333.444132">
                <text:p>8333.4441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8.944254">
                <text:p>78.944254</text:p>
              </table:table-cell>
              <table:table-cell office:value-type="float" office:value="8344.105775">
                <text:p>8344.1057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8.944037">
                <text:p>78.944037</text:p>
              </table:table-cell>
              <table:table-cell office:value-type="float" office:value="8344.7644">
                <text:p>8344.76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8.818cm" svg:height="45.236cm" xlink:href=".." xlink:type="simple" chart:class="chart:bar" chart:style-name="ch1">
        <chart:legend chart:legend-position="end" svg:x="45.939cm" svg:y="22.07cm" style:legend-expansion="high" chart:style-name="ch2"/>
        <chart:plot-area chart:style-name="ch3" table:cell-range-address="1000_1000.C1:1000_1000.D101" chart:data-source-has-labels="row" svg:x="0.976cm" svg:y="0.904cm" svg:width="43.987cm" svg:height="43.428cm">
          <chartooo:coordinate-region svg:x="1.968cm" svg:y="1.103cm" svg:width="42.995cm" svg:height="42.43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1000_1000.C2:1000_1000.C101" chart:label-cell-address="1000_1000.C1:1000_1000.C1" chart:class="chart:bar">
            <chart:data-point chart:repeated="100"/>
          </chart:series>
          <chart:series chart:style-name="ch8" chart:values-cell-range-address="1000_1000.D2:1000_1000.D101" chart:label-cell-address="1000_1000.D1:1000_1000.D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iting</text:p>
                <draw:g>
                  <svg:desc>1000_1000.C1:1000_1000.C1</svg:desc>
                </draw:g>
              </table:table-cell>
              <table:table-cell office:value-type="string">
                <text:p>Response</text:p>
                <draw:g>
                  <svg:desc>1000_1000.D1:1000_100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619475">
                <text:p>12.619475</text:p>
                <draw:g>
                  <svg:desc>1000_1000.C2:1000_1000.C101</svg:desc>
                </draw:g>
              </table:table-cell>
              <table:table-cell office:value-type="float" office:value="3365.473106">
                <text:p>3365.473106</text:p>
                <draw:g>
                  <svg:desc>1000_1000.D2:1000_1000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1499">
                <text:p>0.121499</text:p>
              </table:table-cell>
              <table:table-cell office:value-type="float" office:value="3479.449534">
                <text:p>3479.4495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08137">
                <text:p>1.908137</text:p>
              </table:table-cell>
              <table:table-cell office:value-type="float" office:value="3823.919937">
                <text:p>3823.9199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808751">
                <text:p>11.808751</text:p>
              </table:table-cell>
              <table:table-cell office:value-type="float" office:value="4026.999861">
                <text:p>4026.9998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73436">
                <text:p>1.473436</text:p>
              </table:table-cell>
              <table:table-cell office:value-type="float" office:value="4038.388222">
                <text:p>4038.388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83759">
                <text:p>1.083759</text:p>
              </table:table-cell>
              <table:table-cell office:value-type="float" office:value="4387.289885">
                <text:p>4387.2898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87008">
                <text:p>2.287008</text:p>
              </table:table-cell>
              <table:table-cell office:value-type="float" office:value="4390.315204">
                <text:p>4390.3152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41799">
                <text:p>1.841799</text:p>
              </table:table-cell>
              <table:table-cell office:value-type="float" office:value="4510.670088">
                <text:p>4510.6700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14812">
                <text:p>0.314812</text:p>
              </table:table-cell>
              <table:table-cell office:value-type="float" office:value="4746.445554">
                <text:p>4746.4455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31048">
                <text:p>1.931048</text:p>
              </table:table-cell>
              <table:table-cell office:value-type="float" office:value="4854.863561">
                <text:p>4854.8635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70251">
                <text:p>1.470251</text:p>
              </table:table-cell>
              <table:table-cell office:value-type="float" office:value="4918.305035">
                <text:p>4918.3050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66961">
                <text:p>2.166961</text:p>
              </table:table-cell>
              <table:table-cell office:value-type="float" office:value="5127.283971">
                <text:p>5127.2839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06424">
                <text:p>1.106424</text:p>
              </table:table-cell>
              <table:table-cell office:value-type="float" office:value="5266.382317">
                <text:p>5266.3823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942551">
                <text:p>9.942551</text:p>
              </table:table-cell>
              <table:table-cell office:value-type="float" office:value="5327.117499">
                <text:p>5327.1174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815914">
                <text:p>13.815914</text:p>
              </table:table-cell>
              <table:table-cell office:value-type="float" office:value="5334.60882">
                <text:p>5334.608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81589">
                <text:p>0.481589</text:p>
              </table:table-cell>
              <table:table-cell office:value-type="float" office:value="5334.639498">
                <text:p>5334.6394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320838">
                <text:p>11.320838</text:p>
              </table:table-cell>
              <table:table-cell office:value-type="float" office:value="5366.346443">
                <text:p>5366.3464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285846">
                <text:p>2.285846</text:p>
              </table:table-cell>
              <table:table-cell office:value-type="float" office:value="5426.202327">
                <text:p>5426.2023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14825">
                <text:p>1.014825</text:p>
              </table:table-cell>
              <table:table-cell office:value-type="float" office:value="5634.362327">
                <text:p>5634.3623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659585">
                <text:p>10.659585</text:p>
              </table:table-cell>
              <table:table-cell office:value-type="float" office:value="5710.307148">
                <text:p>5710.3071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45442">
                <text:p>1.845442</text:p>
              </table:table-cell>
              <table:table-cell office:value-type="float" office:value="5731.590229">
                <text:p>5731.5902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121989">
                <text:p>10.121989</text:p>
              </table:table-cell>
              <table:table-cell office:value-type="float" office:value="5826.29922">
                <text:p>5826.299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39061">
                <text:p>2.339061</text:p>
              </table:table-cell>
              <table:table-cell office:value-type="float" office:value="5852.528708">
                <text:p>5852.5287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032924">
                <text:p>11.032924</text:p>
              </table:table-cell>
              <table:table-cell office:value-type="float" office:value="5929.813026">
                <text:p>5929.8130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627412">
                <text:p>10.627412</text:p>
              </table:table-cell>
              <table:table-cell office:value-type="float" office:value="6051.253608">
                <text:p>6051.2536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052728">
                <text:p>12.052728</text:p>
              </table:table-cell>
              <table:table-cell office:value-type="float" office:value="6073.429993">
                <text:p>6073.4299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274971">
                <text:p>2.274971</text:p>
              </table:table-cell>
              <table:table-cell office:value-type="float" office:value="6098.580294">
                <text:p>6098.5802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874446">
                <text:p>11.874446</text:p>
              </table:table-cell>
              <table:table-cell office:value-type="float" office:value="6175.255591">
                <text:p>6175.2555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373378">
                <text:p>3.373378</text:p>
              </table:table-cell>
              <table:table-cell office:value-type="float" office:value="6177.933975">
                <text:p>6177.9339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464596">
                <text:p>11.464596</text:p>
              </table:table-cell>
              <table:table-cell office:value-type="float" office:value="6206.346164">
                <text:p>6206.3461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276558">
                <text:p>12.276558</text:p>
              </table:table-cell>
              <table:table-cell office:value-type="float" office:value="6263.698211">
                <text:p>6263.6982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504826">
                <text:p>10.504826</text:p>
              </table:table-cell>
              <table:table-cell office:value-type="float" office:value="6334.240527">
                <text:p>6334.2405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.062929">
                <text:p>12.062929</text:p>
              </table:table-cell>
              <table:table-cell office:value-type="float" office:value="6399.797683">
                <text:p>6399.7976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973806">
                <text:p>10.973806</text:p>
              </table:table-cell>
              <table:table-cell office:value-type="float" office:value="6480.15941">
                <text:p>6480.15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.562221">
                <text:p>12.562221</text:p>
              </table:table-cell>
              <table:table-cell office:value-type="float" office:value="6622.515244">
                <text:p>6622.5152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.275855">
                <text:p>14.275855</text:p>
              </table:table-cell>
              <table:table-cell office:value-type="float" office:value="6718.7044">
                <text:p>6718.70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113679">
                <text:p>12.113679</text:p>
              </table:table-cell>
              <table:table-cell office:value-type="float" office:value="6872.835716">
                <text:p>6872.8357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971285">
                <text:p>11.971285</text:p>
              </table:table-cell>
              <table:table-cell office:value-type="float" office:value="6966.057984">
                <text:p>6966.0579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630469">
                <text:p>11.630469</text:p>
              </table:table-cell>
              <table:table-cell office:value-type="float" office:value="6982.162424">
                <text:p>6982.1624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81823">
                <text:p>13.81823</text:p>
              </table:table-cell>
              <table:table-cell office:value-type="float" office:value="7017.74483">
                <text:p>7017.744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551062">
                <text:p>12.551062</text:p>
              </table:table-cell>
              <table:table-cell office:value-type="float" office:value="7101.918804">
                <text:p>7101.9188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300404">
                <text:p>12.300404</text:p>
              </table:table-cell>
              <table:table-cell office:value-type="float" office:value="7454.193201">
                <text:p>7454.1932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.076016">
                <text:p>12.076016</text:p>
              </table:table-cell>
              <table:table-cell office:value-type="float" office:value="7462.168064">
                <text:p>7462.1680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.288228">
                <text:p>12.288228</text:p>
              </table:table-cell>
              <table:table-cell office:value-type="float" office:value="7469.194795">
                <text:p>7469.1947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.442419">
                <text:p>12.442419</text:p>
              </table:table-cell>
              <table:table-cell office:value-type="float" office:value="7481.331576">
                <text:p>7481.3315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.090033">
                <text:p>12.090033</text:p>
              </table:table-cell>
              <table:table-cell office:value-type="float" office:value="7535.08913">
                <text:p>7535.089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.370873">
                <text:p>12.370873</text:p>
              </table:table-cell>
              <table:table-cell office:value-type="float" office:value="7543.359147">
                <text:p>7543.3591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.385077">
                <text:p>12.385077</text:p>
              </table:table-cell>
              <table:table-cell office:value-type="float" office:value="7566.737753">
                <text:p>7566.7377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.252239">
                <text:p>13.252239</text:p>
              </table:table-cell>
              <table:table-cell office:value-type="float" office:value="7592.752868">
                <text:p>7592.7528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217817">
                <text:p>12.217817</text:p>
              </table:table-cell>
              <table:table-cell office:value-type="float" office:value="7594.615386">
                <text:p>7594.6153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20333">
                <text:p>12.20333</text:p>
              </table:table-cell>
              <table:table-cell office:value-type="float" office:value="7623.041989">
                <text:p>7623.0419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137079">
                <text:p>12.137079</text:p>
              </table:table-cell>
              <table:table-cell office:value-type="float" office:value="7703.321778">
                <text:p>7703.3217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.1229">
                <text:p>12.1229</text:p>
              </table:table-cell>
              <table:table-cell office:value-type="float" office:value="7710.376875">
                <text:p>7710.3768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.529435">
                <text:p>12.529435</text:p>
              </table:table-cell>
              <table:table-cell office:value-type="float" office:value="7715.279507">
                <text:p>7715.2795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.419789">
                <text:p>12.419789</text:p>
              </table:table-cell>
              <table:table-cell office:value-type="float" office:value="7739.259219">
                <text:p>7739.2592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.739504">
                <text:p>13.739504</text:p>
              </table:table-cell>
              <table:table-cell office:value-type="float" office:value="7747.270994">
                <text:p>7747.2709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.776671">
                <text:p>12.776671</text:p>
              </table:table-cell>
              <table:table-cell office:value-type="float" office:value="7750.384455">
                <text:p>7750.3844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.265233">
                <text:p>12.265233</text:p>
              </table:table-cell>
              <table:table-cell office:value-type="float" office:value="7782.454793">
                <text:p>7782.4547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.250785">
                <text:p>12.250785</text:p>
              </table:table-cell>
              <table:table-cell office:value-type="float" office:value="7782.599326">
                <text:p>7782.5993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162039">
                <text:p>12.162039</text:p>
              </table:table-cell>
              <table:table-cell office:value-type="float" office:value="7786.177719">
                <text:p>7786.1777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.426158">
                <text:p>12.426158</text:p>
              </table:table-cell>
              <table:table-cell office:value-type="float" office:value="7788.684773">
                <text:p>7788.6847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716577">
                <text:p>12.716577</text:p>
              </table:table-cell>
              <table:table-cell office:value-type="float" office:value="7804.108934">
                <text:p>7804.1089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634749">
                <text:p>12.634749</text:p>
              </table:table-cell>
              <table:table-cell office:value-type="float" office:value="7839.325585">
                <text:p>7839.3255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025979">
                <text:p>12.025979</text:p>
              </table:table-cell>
              <table:table-cell office:value-type="float" office:value="7846.091088">
                <text:p>7846.0910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.648488">
                <text:p>13.648488</text:p>
              </table:table-cell>
              <table:table-cell office:value-type="float" office:value="7865.328704">
                <text:p>7865.3287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.534155">
                <text:p>12.534155</text:p>
              </table:table-cell>
              <table:table-cell office:value-type="float" office:value="7871.584695">
                <text:p>7871.5846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.322784">
                <text:p>12.322784</text:p>
              </table:table-cell>
              <table:table-cell office:value-type="float" office:value="7882.660895">
                <text:p>7882.6608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.184656">
                <text:p>12.184656</text:p>
              </table:table-cell>
              <table:table-cell office:value-type="float" office:value="7890.431739">
                <text:p>7890.4317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.395657">
                <text:p>12.395657</text:p>
              </table:table-cell>
              <table:table-cell office:value-type="float" office:value="7890.580521">
                <text:p>7890.5805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.881836">
                <text:p>13.881836</text:p>
              </table:table-cell>
              <table:table-cell office:value-type="float" office:value="7898.747663">
                <text:p>7898.7476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.345141">
                <text:p>12.345141</text:p>
              </table:table-cell>
              <table:table-cell office:value-type="float" office:value="7929.607233">
                <text:p>7929.6072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.662869">
                <text:p>12.662869</text:p>
              </table:table-cell>
              <table:table-cell office:value-type="float" office:value="7966.511506">
                <text:p>7966.5115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.098859">
                <text:p>12.098859</text:p>
              </table:table-cell>
              <table:table-cell office:value-type="float" office:value="7979.267228">
                <text:p>7979.2672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.405702">
                <text:p>12.405702</text:p>
              </table:table-cell>
              <table:table-cell office:value-type="float" office:value="7980.56859">
                <text:p>7980.568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.363832">
                <text:p>12.363832</text:p>
              </table:table-cell>
              <table:table-cell office:value-type="float" office:value="7982.784434">
                <text:p>7982.7844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.692047">
                <text:p>12.692047</text:p>
              </table:table-cell>
              <table:table-cell office:value-type="float" office:value="8003.19233">
                <text:p>8003.192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798426">
                <text:p>12.798426</text:p>
              </table:table-cell>
              <table:table-cell office:value-type="float" office:value="8008.981588">
                <text:p>8008.9815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703322">
                <text:p>12.703322</text:p>
              </table:table-cell>
              <table:table-cell office:value-type="float" office:value="8014.291378">
                <text:p>8014.2913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783527">
                <text:p>12.783527</text:p>
              </table:table-cell>
              <table:table-cell office:value-type="float" office:value="8027.147734">
                <text:p>8027.1477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.504823">
                <text:p>12.504823</text:p>
              </table:table-cell>
              <table:table-cell office:value-type="float" office:value="8044.400512">
                <text:p>8044.4005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.583497">
                <text:p>12.583497</text:p>
              </table:table-cell>
              <table:table-cell office:value-type="float" office:value="8063.998764">
                <text:p>8063.9987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.73814">
                <text:p>12.73814</text:p>
              </table:table-cell>
              <table:table-cell office:value-type="float" office:value="8067.130488">
                <text:p>8067.1304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.805092">
                <text:p>12.805092</text:p>
              </table:table-cell>
              <table:table-cell office:value-type="float" office:value="8110.712459">
                <text:p>8110.7124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.818834">
                <text:p>12.818834</text:p>
              </table:table-cell>
              <table:table-cell office:value-type="float" office:value="8125.779862">
                <text:p>8125.7798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.676269">
                <text:p>13.676269</text:p>
              </table:table-cell>
              <table:table-cell office:value-type="float" office:value="8128.981244">
                <text:p>8128.9812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.830442">
                <text:p>12.830442</text:p>
              </table:table-cell>
              <table:table-cell office:value-type="float" office:value="8133.308043">
                <text:p>8133.3080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.852407">
                <text:p>12.852407</text:p>
              </table:table-cell>
              <table:table-cell office:value-type="float" office:value="8134.749244">
                <text:p>8134.7492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.678355">
                <text:p>12.678355</text:p>
              </table:table-cell>
              <table:table-cell office:value-type="float" office:value="8135.292703">
                <text:p>8135.2927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.511075">
                <text:p>12.511075</text:p>
              </table:table-cell>
              <table:table-cell office:value-type="float" office:value="8142.691453">
                <text:p>8142.6914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.346316">
                <text:p>13.346316</text:p>
              </table:table-cell>
              <table:table-cell office:value-type="float" office:value="8143.842899">
                <text:p>8143.8428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.295026">
                <text:p>13.295026</text:p>
              </table:table-cell>
              <table:table-cell office:value-type="float" office:value="8144.913665">
                <text:p>8144.9136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.485598">
                <text:p>12.485598</text:p>
              </table:table-cell>
              <table:table-cell office:value-type="float" office:value="8150.186199">
                <text:p>8150.1861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.23729">
                <text:p>14.23729</text:p>
              </table:table-cell>
              <table:table-cell office:value-type="float" office:value="8153.499735">
                <text:p>8153.4997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.537807">
                <text:p>13.537807</text:p>
              </table:table-cell>
              <table:table-cell office:value-type="float" office:value="8171.676013">
                <text:p>8171.6760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.514765">
                <text:p>13.514765</text:p>
              </table:table-cell>
              <table:table-cell office:value-type="float" office:value="8176.91338">
                <text:p>8176.913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.942208">
                <text:p>11.942208</text:p>
              </table:table-cell>
              <table:table-cell office:value-type="float" office:value="8180.999004">
                <text:p>8180.9990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.400421">
                <text:p>13.400421</text:p>
              </table:table-cell>
              <table:table-cell office:value-type="float" office:value="8182.189119">
                <text:p>8182.1891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.559308">
                <text:p>13.559308</text:p>
              </table:table-cell>
              <table:table-cell office:value-type="float" office:value="8182.430327">
                <text:p>8182.4303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.429661">
                <text:p>13.429661</text:p>
              </table:table-cell>
              <table:table-cell office:value-type="float" office:value="8189.555355">
                <text:p>8189.5553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.698916">
                <text:p>13.698916</text:p>
              </table:table-cell>
              <table:table-cell office:value-type="float" office:value="8201.14706">
                <text:p>8201.1470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5.702cm" svg:height="45.342cm" xlink:href=".." xlink:type="simple" chart:class="chart:bar" chart:style-name="ch1">
        <chart:legend chart:legend-position="end" svg:x="52.823cm" svg:y="22.123cm" style:legend-expansion="high" chart:style-name="ch2"/>
        <chart:plot-area chart:style-name="ch3" table:cell-range-address="1_750.C1:1_750.D101" chart:data-source-has-labels="row" svg:x="1.114cm" svg:y="0.906cm" svg:width="50.595cm" svg:height="43.53cm">
          <chartooo:coordinate-region svg:x="2.106cm" svg:y="1.105cm" svg:width="49.387cm" svg:height="42.6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1_750.C2:1_750.C101" chart:label-cell-address="1_750.C1:1_750.C1" chart:class="chart:bar">
            <chart:data-point chart:repeated="100"/>
          </chart:series>
          <chart:series chart:style-name="ch8" chart:values-cell-range-address="1_750.D2:1_750.D101" chart:label-cell-address="1_750.D1:1_750.D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iting</text:p>
                <draw:g>
                  <svg:desc>1_750.C1:1_750.C1</svg:desc>
                </draw:g>
              </table:table-cell>
              <table:table-cell office:value-type="string">
                <text:p>Response</text:p>
                <draw:g>
                  <svg:desc>1_750.D1:1_75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97836">
                <text:p>0.397836</text:p>
                <draw:g>
                  <svg:desc>1_750.C2:1_750.C101</svg:desc>
                </draw:g>
              </table:table-cell>
              <table:table-cell office:value-type="float" office:value="332.759827">
                <text:p>332.759827</text:p>
                <draw:g>
                  <svg:desc>1_750.D2:1_750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4811">
                <text:p>0.094811</text:p>
              </table:table-cell>
              <table:table-cell office:value-type="float" office:value="334.879956">
                <text:p>334.8799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4.89363">
                <text:p>334.89363</text:p>
              </table:table-cell>
              <table:table-cell office:value-type="float" office:value="638.401378">
                <text:p>638.4013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4.884947">
                <text:p>334.884947</text:p>
              </table:table-cell>
              <table:table-cell office:value-type="float" office:value="638.420981">
                <text:p>638.4209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4.881193">
                <text:p>334.881193</text:p>
              </table:table-cell>
              <table:table-cell office:value-type="float" office:value="638.59476">
                <text:p>638.594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8.596521">
                <text:p>638.596521</text:p>
              </table:table-cell>
              <table:table-cell office:value-type="float" office:value="916.92417">
                <text:p>916.924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8.608649">
                <text:p>638.608649</text:p>
              </table:table-cell>
              <table:table-cell office:value-type="float" office:value="926.28247">
                <text:p>926.282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26.286009">
                <text:p>926.286009</text:p>
              </table:table-cell>
              <table:table-cell office:value-type="float" office:value="1206.44939">
                <text:p>1206.449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26.298338">
                <text:p>926.298338</text:p>
              </table:table-cell>
              <table:table-cell office:value-type="float" office:value="1221.821364">
                <text:p>1221.8213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21.83766">
                <text:p>1221.83766</text:p>
              </table:table-cell>
              <table:table-cell office:value-type="float" office:value="1560.386576">
                <text:p>1560.3865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21.830277">
                <text:p>1221.830277</text:p>
              </table:table-cell>
              <table:table-cell office:value-type="float" office:value="1612.440371">
                <text:p>1612.4403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21.825778">
                <text:p>1221.825778</text:p>
              </table:table-cell>
              <table:table-cell office:value-type="float" office:value="1642.708739">
                <text:p>1642.7087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21.834173">
                <text:p>1221.834173</text:p>
              </table:table-cell>
              <table:table-cell office:value-type="float" office:value="1652.767076">
                <text:p>1652.7670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52.76925">
                <text:p>1652.76925</text:p>
              </table:table-cell>
              <table:table-cell office:value-type="float" office:value="1844.243471">
                <text:p>1844.2434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44.245699">
                <text:p>1844.245699</text:p>
              </table:table-cell>
              <table:table-cell office:value-type="float" office:value="2036.155222">
                <text:p>2036.1552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36.158">
                <text:p>2036.158</text:p>
              </table:table-cell>
              <table:table-cell office:value-type="float" office:value="2332.471191">
                <text:p>2332.4711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6.203539">
                <text:p>2036.203539</text:p>
              </table:table-cell>
              <table:table-cell office:value-type="float" office:value="2337.846056">
                <text:p>2337.8460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37.86735">
                <text:p>2337.86735</text:p>
              </table:table-cell>
              <table:table-cell office:value-type="float" office:value="2616.325941">
                <text:p>2616.3259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37.853399">
                <text:p>2337.853399</text:p>
              </table:table-cell>
              <table:table-cell office:value-type="float" office:value="2627.653974">
                <text:p>2627.6539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27.656128">
                <text:p>2627.656128</text:p>
              </table:table-cell>
              <table:table-cell office:value-type="float" office:value="2831.22682">
                <text:p>2831.226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31.392503">
                <text:p>2831.392503</text:p>
              </table:table-cell>
              <table:table-cell office:value-type="float" office:value="3659.708844">
                <text:p>3659.7088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31.360555">
                <text:p>2831.360555</text:p>
              </table:table-cell>
              <table:table-cell office:value-type="float" office:value="3887.158375">
                <text:p>3887.158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31.306209">
                <text:p>2831.306209</text:p>
              </table:table-cell>
              <table:table-cell office:value-type="float" office:value="3891.914893">
                <text:p>3891.9148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31.29863">
                <text:p>2831.29863</text:p>
              </table:table-cell>
              <table:table-cell office:value-type="float" office:value="3904.737113">
                <text:p>3904.7371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31.31127">
                <text:p>2831.31127</text:p>
              </table:table-cell>
              <table:table-cell office:value-type="float" office:value="3909.057237">
                <text:p>3909.0572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31.34292">
                <text:p>2831.34292</text:p>
              </table:table-cell>
              <table:table-cell office:value-type="float" office:value="3912.123469">
                <text:p>3912.1234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31.366905">
                <text:p>2831.366905</text:p>
              </table:table-cell>
              <table:table-cell office:value-type="float" office:value="3913.584784">
                <text:p>3913.5847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31.302734">
                <text:p>2831.302734</text:p>
              </table:table-cell>
              <table:table-cell office:value-type="float" office:value="3914.220742">
                <text:p>3914.2207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31.347405">
                <text:p>2831.347405</text:p>
              </table:table-cell>
              <table:table-cell office:value-type="float" office:value="3919.836051">
                <text:p>3919.8360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31.360702">
                <text:p>2831.360702</text:p>
              </table:table-cell>
              <table:table-cell office:value-type="float" office:value="3926.311357">
                <text:p>3926.3113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31.318008">
                <text:p>2831.318008</text:p>
              </table:table-cell>
              <table:table-cell office:value-type="float" office:value="3950.194914">
                <text:p>3950.1949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31.355144">
                <text:p>2831.355144</text:p>
              </table:table-cell>
              <table:table-cell office:value-type="float" office:value="3953.405188">
                <text:p>3953.4051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31.286893">
                <text:p>2831.286893</text:p>
              </table:table-cell>
              <table:table-cell office:value-type="float" office:value="3961.956079">
                <text:p>3961.9560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62.027585">
                <text:p>3962.027585</text:p>
              </table:table-cell>
              <table:table-cell office:value-type="float" office:value="4256.696878">
                <text:p>4256.6968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62.027501">
                <text:p>3962.027501</text:p>
              </table:table-cell>
              <table:table-cell office:value-type="float" office:value="4268.777367">
                <text:p>4268.7773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62.021513">
                <text:p>3962.021513</text:p>
              </table:table-cell>
              <table:table-cell office:value-type="float" office:value="4285.280317">
                <text:p>4285.2803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85.282279">
                <text:p>4285.282279</text:p>
              </table:table-cell>
              <table:table-cell office:value-type="float" office:value="4543.531769">
                <text:p>4543.5317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43.549372">
                <text:p>4543.549372</text:p>
              </table:table-cell>
              <table:table-cell office:value-type="float" office:value="5121.321447">
                <text:p>5121.3214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43.5492">
                <text:p>4543.5492</text:p>
              </table:table-cell>
              <table:table-cell office:value-type="float" office:value="5127.086821">
                <text:p>5127.0868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43.544136">
                <text:p>4543.544136</text:p>
              </table:table-cell>
              <table:table-cell office:value-type="float" office:value="5166.190453">
                <text:p>5166.1904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43.535842">
                <text:p>4543.535842</text:p>
              </table:table-cell>
              <table:table-cell office:value-type="float" office:value="5169.167958">
                <text:p>5169.1679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43.554956">
                <text:p>4543.554956</text:p>
              </table:table-cell>
              <table:table-cell office:value-type="float" office:value="5169.662973">
                <text:p>5169.6629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43.539993">
                <text:p>4543.539993</text:p>
              </table:table-cell>
              <table:table-cell office:value-type="float" office:value="5182.443389">
                <text:p>5182.4433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43.55273">
                <text:p>4543.55273</text:p>
              </table:table-cell>
              <table:table-cell office:value-type="float" office:value="5183.489334">
                <text:p>5183.4893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183.505194">
                <text:p>5183.505194</text:p>
              </table:table-cell>
              <table:table-cell office:value-type="float" office:value="5484.286502">
                <text:p>5484.2865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83.492759">
                <text:p>5183.492759</text:p>
              </table:table-cell>
              <table:table-cell office:value-type="float" office:value="5491.937762">
                <text:p>5491.9377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83.498251">
                <text:p>5183.498251</text:p>
              </table:table-cell>
              <table:table-cell office:value-type="float" office:value="5506.399114">
                <text:p>5506.3991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06.519832">
                <text:p>5506.519832</text:p>
              </table:table-cell>
              <table:table-cell office:value-type="float" office:value="6826.841999">
                <text:p>6826.8419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506.529131">
                <text:p>5506.529131</text:p>
              </table:table-cell>
              <table:table-cell office:value-type="float" office:value="6903.993103">
                <text:p>6903.9931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06.426878">
                <text:p>5506.426878</text:p>
              </table:table-cell>
              <table:table-cell office:value-type="float" office:value="6936.390513">
                <text:p>6936.3905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06.464822">
                <text:p>5506.464822</text:p>
              </table:table-cell>
              <table:table-cell office:value-type="float" office:value="6948.562911">
                <text:p>6948.5629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06.410389">
                <text:p>5506.410389</text:p>
              </table:table-cell>
              <table:table-cell office:value-type="float" office:value="6965.580693">
                <text:p>6965.5806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06.522142">
                <text:p>5506.522142</text:p>
              </table:table-cell>
              <table:table-cell office:value-type="float" office:value="6979.623402">
                <text:p>6979.6234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06.531569">
                <text:p>5506.531569</text:p>
              </table:table-cell>
              <table:table-cell office:value-type="float" office:value="6982.111793">
                <text:p>6982.1117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6.539866">
                <text:p>5506.539866</text:p>
              </table:table-cell>
              <table:table-cell office:value-type="float" office:value="6982.412874">
                <text:p>6982.4128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6.532606">
                <text:p>5506.532606</text:p>
              </table:table-cell>
              <table:table-cell office:value-type="float" office:value="6988.841823">
                <text:p>6988.8418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06.418901">
                <text:p>5506.418901</text:p>
              </table:table-cell>
              <table:table-cell office:value-type="float" office:value="6994.258847">
                <text:p>6994.2588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06.427337">
                <text:p>5506.427337</text:p>
              </table:table-cell>
              <table:table-cell office:value-type="float" office:value="7015.054835">
                <text:p>7015.0548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506.527058">
                <text:p>5506.527058</text:p>
              </table:table-cell>
              <table:table-cell office:value-type="float" office:value="7016.338759">
                <text:p>7016.3387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506.405077">
                <text:p>5506.405077</text:p>
              </table:table-cell>
              <table:table-cell office:value-type="float" office:value="7018.727162">
                <text:p>7018.7271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506.508794">
                <text:p>5506.508794</text:p>
              </table:table-cell>
              <table:table-cell office:value-type="float" office:value="7019.523918">
                <text:p>7019.5239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506.528524">
                <text:p>5506.528524</text:p>
              </table:table-cell>
              <table:table-cell office:value-type="float" office:value="7023.18208">
                <text:p>7023.182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506.49887">
                <text:p>5506.49887</text:p>
              </table:table-cell>
              <table:table-cell office:value-type="float" office:value="7030.577726">
                <text:p>7030.5777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506.420521">
                <text:p>5506.420521</text:p>
              </table:table-cell>
              <table:table-cell office:value-type="float" office:value="7033.661461">
                <text:p>7033.6614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506.535284">
                <text:p>5506.535284</text:p>
              </table:table-cell>
              <table:table-cell office:value-type="float" office:value="7035.962676">
                <text:p>7035.9626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36.004922">
                <text:p>7036.004922</text:p>
              </table:table-cell>
              <table:table-cell office:value-type="float" office:value="7336.178639">
                <text:p>7336.1786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35.970221">
                <text:p>7035.970221</text:p>
              </table:table-cell>
              <table:table-cell office:value-type="float" office:value="7344.282442">
                <text:p>7344.2824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36.000227">
                <text:p>7036.000227</text:p>
              </table:table-cell>
              <table:table-cell office:value-type="float" office:value="7348.322118">
                <text:p>7348.3221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48.344512">
                <text:p>7348.344512</text:p>
              </table:table-cell>
              <table:table-cell office:value-type="float" office:value="7643.134391">
                <text:p>7643.1343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348.401617">
                <text:p>7348.401617</text:p>
              </table:table-cell>
              <table:table-cell office:value-type="float" office:value="7644.991359">
                <text:p>7644.9913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48.369977">
                <text:p>7348.369977</text:p>
              </table:table-cell>
              <table:table-cell office:value-type="float" office:value="7648.474725">
                <text:p>7648.4747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648.487726">
                <text:p>7648.487726</text:p>
              </table:table-cell>
              <table:table-cell office:value-type="float" office:value="7936.993319">
                <text:p>7936.9933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648.478554">
                <text:p>7648.478554</text:p>
              </table:table-cell>
              <table:table-cell office:value-type="float" office:value="7944.070913">
                <text:p>7944.0709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44.072553">
                <text:p>7944.072553</text:p>
              </table:table-cell>
              <table:table-cell office:value-type="float" office:value="8172.317618">
                <text:p>8172.3176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172.319478">
                <text:p>8172.319478</text:p>
              </table:table-cell>
              <table:table-cell office:value-type="float" office:value="8478.572564">
                <text:p>8478.5725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172.32928">
                <text:p>8172.32928</text:p>
              </table:table-cell>
              <table:table-cell office:value-type="float" office:value="8483.340249">
                <text:p>8483.3402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172.33519">
                <text:p>8172.33519</text:p>
              </table:table-cell>
              <table:table-cell office:value-type="float" office:value="8487.543464">
                <text:p>8487.5434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487.545811">
                <text:p>8487.545811</text:p>
              </table:table-cell>
              <table:table-cell office:value-type="float" office:value="8697.329138">
                <text:p>8697.3291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97.359818">
                <text:p>8697.359818</text:p>
              </table:table-cell>
              <table:table-cell office:value-type="float" office:value="8971.031521">
                <text:p>8971.0315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697.404877">
                <text:p>8697.404877</text:p>
              </table:table-cell>
              <table:table-cell office:value-type="float" office:value="8975.764945">
                <text:p>8975.7649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975.766826">
                <text:p>8975.766826</text:p>
              </table:table-cell>
              <table:table-cell office:value-type="float" office:value="9199.26696">
                <text:p>9199.266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199.269395">
                <text:p>9199.269395</text:p>
              </table:table-cell>
              <table:table-cell office:value-type="float" office:value="9465.330806">
                <text:p>9465.3308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465.336111">
                <text:p>9465.336111</text:p>
              </table:table-cell>
              <table:table-cell office:value-type="float" office:value="9777.745241">
                <text:p>9777.7452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465.355186">
                <text:p>9465.355186</text:p>
              </table:table-cell>
              <table:table-cell office:value-type="float" office:value="9782.924833">
                <text:p>9782.9248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465.349798">
                <text:p>9465.349798</text:p>
              </table:table-cell>
              <table:table-cell office:value-type="float" office:value="9785.697495">
                <text:p>9785.6974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785.717135">
                <text:p>9785.717135</text:p>
              </table:table-cell>
              <table:table-cell office:value-type="float" office:value="10052.29606">
                <text:p>10052.296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785.772615">
                <text:p>9785.772615</text:p>
              </table:table-cell>
              <table:table-cell office:value-type="float" office:value="10064.77883">
                <text:p>10064.778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64.781141">
                <text:p>10064.781141</text:p>
              </table:table-cell>
              <table:table-cell office:value-type="float" office:value="10254.152544">
                <text:p>10254.1525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254.155665">
                <text:p>10254.155665</text:p>
              </table:table-cell>
              <table:table-cell office:value-type="float" office:value="10518.380091">
                <text:p>10518.3800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254.176862">
                <text:p>10254.176862</text:p>
              </table:table-cell>
              <table:table-cell office:value-type="float" office:value="10537.757352">
                <text:p>10537.7573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537.759764">
                <text:p>10537.759764</text:p>
              </table:table-cell>
              <table:table-cell office:value-type="float" office:value="10797.62978">
                <text:p>10797.629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97.791353">
                <text:p>10797.791353</text:p>
              </table:table-cell>
              <table:table-cell office:value-type="float" office:value="11513.100624">
                <text:p>11513.1006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797.773104">
                <text:p>10797.773104</text:p>
              </table:table-cell>
              <table:table-cell office:value-type="float" office:value="11515.101699">
                <text:p>11515.1016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797.754009">
                <text:p>10797.754009</text:p>
              </table:table-cell>
              <table:table-cell office:value-type="float" office:value="11539.729527">
                <text:p>11539.7295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797.701042">
                <text:p>10797.701042</text:p>
              </table:table-cell>
              <table:table-cell office:value-type="float" office:value="11551.532215">
                <text:p>11551.5322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797.738041">
                <text:p>10797.738041</text:p>
              </table:table-cell>
              <table:table-cell office:value-type="float" office:value="11552.43576">
                <text:p>11552.435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797.670574">
                <text:p>10797.670574</text:p>
              </table:table-cell>
              <table:table-cell office:value-type="float" office:value="11556.055015">
                <text:p>11556.0550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797.763267">
                <text:p>10797.763267</text:p>
              </table:table-cell>
              <table:table-cell office:value-type="float" office:value="11578.794936">
                <text:p>11578.7949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797.755955">
                <text:p>10797.755955</text:p>
              </table:table-cell>
              <table:table-cell office:value-type="float" office:value="11584.917967">
                <text:p>11584.9179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797.746507">
                <text:p>10797.746507</text:p>
              </table:table-cell>
              <table:table-cell office:value-type="float" office:value="11597.253427">
                <text:p>11597.25342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8.285cm" svg:height="45.262cm" xlink:href=".." xlink:type="simple" chart:class="chart:bar" chart:style-name="ch1">
        <chart:legend chart:legend-position="end" svg:x="65.406cm" svg:y="22.083cm" style:legend-expansion="high" chart:style-name="ch2"/>
        <chart:plot-area chart:style-name="ch3" table:cell-range-address="1_1250.C1:1_1250.D101" chart:data-source-has-labels="row" svg:x="1.365cm" svg:y="0.905cm" svg:width="62.676cm" svg:height="43.452cm">
          <chartooo:coordinate-region svg:x="2.542cm" svg:y="1.105cm" svg:width="61.499cm" svg:height="42.6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1_1250.C2:1_1250.C101" chart:label-cell-address="1_1250.C1:1_1250.C1" chart:class="chart:bar">
            <chart:data-point chart:repeated="100"/>
          </chart:series>
          <chart:series chart:style-name="ch8" chart:values-cell-range-address="1_1250.D2:1_1250.D101" chart:label-cell-address="1_1250.D1:1_1250.D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iting</text:p>
                <draw:g>
                  <svg:desc>1_1250.C1:1_1250.C1</svg:desc>
                </draw:g>
              </table:table-cell>
              <table:table-cell office:value-type="string">
                <text:p>Response</text:p>
                <draw:g>
                  <svg:desc>1_1250.D1:1_125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0403">
                <text:p>0.050403</text:p>
                <draw:g>
                  <svg:desc>1_1250.C2:1_1250.C101</svg:desc>
                </draw:g>
              </table:table-cell>
              <table:table-cell office:value-type="float" office:value="492.605169">
                <text:p>492.605169</text:p>
                <draw:g>
                  <svg:desc>1_1250.D2:1_1250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672">
                <text:p>0.06672</text:p>
              </table:table-cell>
              <table:table-cell office:value-type="float" office:value="509.679228">
                <text:p>509.679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6103">
                <text:p>0.046103</text:p>
              </table:table-cell>
              <table:table-cell office:value-type="float" office:value="544.722921">
                <text:p>544.722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8104">
                <text:p>0.058104</text:p>
              </table:table-cell>
              <table:table-cell office:value-type="float" office:value="552.701174">
                <text:p>552.7011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929">
                <text:p>0.02929</text:p>
              </table:table-cell>
              <table:table-cell office:value-type="float" office:value="557.796144">
                <text:p>557.796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6197">
                <text:p>0.026197</text:p>
              </table:table-cell>
              <table:table-cell office:value-type="float" office:value="568.814576">
                <text:p>568.8145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8.836195">
                <text:p>568.836195</text:p>
              </table:table-cell>
              <table:table-cell office:value-type="float" office:value="842.390247">
                <text:p>842.3902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8.818887">
                <text:p>568.818887</text:p>
              </table:table-cell>
              <table:table-cell office:value-type="float" office:value="874.509287">
                <text:p>874.5092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74.556211">
                <text:p>874.556211</text:p>
              </table:table-cell>
              <table:table-cell office:value-type="float" office:value="1160.117567">
                <text:p>1160.1175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4.607182">
                <text:p>874.607182</text:p>
              </table:table-cell>
              <table:table-cell office:value-type="float" office:value="1165.059218">
                <text:p>1165.0592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65.064831">
                <text:p>1165.064831</text:p>
              </table:table-cell>
              <table:table-cell office:value-type="float" office:value="1445.705311">
                <text:p>1445.7053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65.077313">
                <text:p>1165.077313</text:p>
              </table:table-cell>
              <table:table-cell office:value-type="float" office:value="1457.422136">
                <text:p>1457.4221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57.431154">
                <text:p>1457.431154</text:p>
              </table:table-cell>
              <table:table-cell office:value-type="float" office:value="1733.618976">
                <text:p>1733.6189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57.425395">
                <text:p>1457.425395</text:p>
              </table:table-cell>
              <table:table-cell office:value-type="float" office:value="1749.288622">
                <text:p>1749.2886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49.360407">
                <text:p>1749.360407</text:p>
              </table:table-cell>
              <table:table-cell office:value-type="float" office:value="2027.277254">
                <text:p>2027.2772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49.31182">
                <text:p>1749.31182</text:p>
              </table:table-cell>
              <table:table-cell office:value-type="float" office:value="2033.037079">
                <text:p>2033.0370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3.039384">
                <text:p>2033.039384</text:p>
              </table:table-cell>
              <table:table-cell office:value-type="float" office:value="2244.16719">
                <text:p>2244.167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44.212669">
                <text:p>2244.212669</text:p>
              </table:table-cell>
              <table:table-cell office:value-type="float" office:value="2600.67106">
                <text:p>2600.671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44.206705">
                <text:p>2244.206705</text:p>
              </table:table-cell>
              <table:table-cell office:value-type="float" office:value="2625.808056">
                <text:p>2625.8080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44.205832">
                <text:p>2244.205832</text:p>
              </table:table-cell>
              <table:table-cell office:value-type="float" office:value="2638.792648">
                <text:p>2638.7926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44.198863">
                <text:p>2244.198863</text:p>
              </table:table-cell>
              <table:table-cell office:value-type="float" office:value="2667.747047">
                <text:p>2667.7470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67.842997">
                <text:p>2667.842997</text:p>
              </table:table-cell>
              <table:table-cell office:value-type="float" office:value="3156.065115">
                <text:p>3156.0651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67.836911">
                <text:p>2667.836911</text:p>
              </table:table-cell>
              <table:table-cell office:value-type="float" office:value="3182.744961">
                <text:p>3182.7449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67.841775">
                <text:p>2667.841775</text:p>
              </table:table-cell>
              <table:table-cell office:value-type="float" office:value="3192.096552">
                <text:p>3192.0965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67.85">
                <text:p>2667.85</text:p>
              </table:table-cell>
              <table:table-cell office:value-type="float" office:value="3196.167783">
                <text:p>3196.1677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67.785859">
                <text:p>2667.785859</text:p>
              </table:table-cell>
              <table:table-cell office:value-type="float" office:value="3209.623293">
                <text:p>3209.6232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67.863289">
                <text:p>2667.863289</text:p>
              </table:table-cell>
              <table:table-cell office:value-type="float" office:value="3214.307552">
                <text:p>3214.3075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14.310481">
                <text:p>3214.310481</text:p>
              </table:table-cell>
              <table:table-cell office:value-type="float" office:value="3440.746788">
                <text:p>3440.7467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40.754901">
                <text:p>3440.754901</text:p>
              </table:table-cell>
              <table:table-cell office:value-type="float" office:value="3667.972248">
                <text:p>3667.9722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67.975507">
                <text:p>3667.975507</text:p>
              </table:table-cell>
              <table:table-cell office:value-type="float" office:value="3861.410432">
                <text:p>3861.4104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61.4314">
                <text:p>3861.4314</text:p>
              </table:table-cell>
              <table:table-cell office:value-type="float" office:value="4137.652509">
                <text:p>4137.6525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61.422856">
                <text:p>3861.422856</text:p>
              </table:table-cell>
              <table:table-cell office:value-type="float" office:value="4149.104069">
                <text:p>4149.1040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49.119664">
                <text:p>4149.119664</text:p>
              </table:table-cell>
              <table:table-cell office:value-type="float" office:value="4438.648154">
                <text:p>4438.6481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49.106039">
                <text:p>4149.106039</text:p>
              </table:table-cell>
              <table:table-cell office:value-type="float" office:value="4439.939086">
                <text:p>4439.9390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39.954388">
                <text:p>4439.954388</text:p>
              </table:table-cell>
              <table:table-cell office:value-type="float" office:value="4705.791442">
                <text:p>4705.7914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39.942128">
                <text:p>4439.942128</text:p>
              </table:table-cell>
              <table:table-cell office:value-type="float" office:value="4726.119382">
                <text:p>4726.1193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26.141213">
                <text:p>4726.141213</text:p>
              </table:table-cell>
              <table:table-cell office:value-type="float" office:value="5022.228754">
                <text:p>5022.2287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26.131531">
                <text:p>4726.131531</text:p>
              </table:table-cell>
              <table:table-cell office:value-type="float" office:value="5022.493263">
                <text:p>5022.4932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22.519178">
                <text:p>5022.519178</text:p>
              </table:table-cell>
              <table:table-cell office:value-type="float" office:value="5306.922486">
                <text:p>5306.9224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22.522131">
                <text:p>5022.522131</text:p>
              </table:table-cell>
              <table:table-cell office:value-type="float" office:value="5319.039455">
                <text:p>5319.0394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19.063951">
                <text:p>5319.063951</text:p>
              </table:table-cell>
              <table:table-cell office:value-type="float" office:value="5612.491211">
                <text:p>5612.4912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319.114859">
                <text:p>5319.114859</text:p>
              </table:table-cell>
              <table:table-cell office:value-type="float" office:value="5626.544168">
                <text:p>5626.5441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626.549135">
                <text:p>5626.549135</text:p>
              </table:table-cell>
              <table:table-cell office:value-type="float" office:value="5929.641979">
                <text:p>5929.6419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626.605983">
                <text:p>5626.605983</text:p>
              </table:table-cell>
              <table:table-cell office:value-type="float" office:value="5931.144161">
                <text:p>5931.1441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626.609041">
                <text:p>5626.609041</text:p>
              </table:table-cell>
              <table:table-cell office:value-type="float" office:value="5934.457604">
                <text:p>5934.4576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934.459597">
                <text:p>5934.459597</text:p>
              </table:table-cell>
              <table:table-cell office:value-type="float" office:value="6190.616922">
                <text:p>6190.6169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90.787479">
                <text:p>6190.787479</text:p>
              </table:table-cell>
              <table:table-cell office:value-type="float" office:value="6530.234209">
                <text:p>6530.2342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90.773592">
                <text:p>6190.773592</text:p>
              </table:table-cell>
              <table:table-cell office:value-type="float" office:value="6550.143877">
                <text:p>6550.1438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190.778181">
                <text:p>6190.778181</text:p>
              </table:table-cell>
              <table:table-cell office:value-type="float" office:value="6584.070337">
                <text:p>6584.0703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190.782281">
                <text:p>6190.782281</text:p>
              </table:table-cell>
              <table:table-cell office:value-type="float" office:value="6625.957142">
                <text:p>6625.9571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25.994086">
                <text:p>6625.994086</text:p>
              </table:table-cell>
              <table:table-cell office:value-type="float" office:value="6922.301736">
                <text:p>6922.3017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26.017141">
                <text:p>6626.017141</text:p>
              </table:table-cell>
              <table:table-cell office:value-type="float" office:value="6924.987584">
                <text:p>6924.9875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625.998464">
                <text:p>6625.998464</text:p>
              </table:table-cell>
              <table:table-cell office:value-type="float" office:value="6941.814375">
                <text:p>6941.8143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41.859698">
                <text:p>6941.859698</text:p>
              </table:table-cell>
              <table:table-cell office:value-type="float" office:value="7771.882688">
                <text:p>7771.8826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41.884302">
                <text:p>6941.884302</text:p>
              </table:table-cell>
              <table:table-cell office:value-type="float" office:value="7781.462198">
                <text:p>7781.4621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941.896948">
                <text:p>6941.896948</text:p>
              </table:table-cell>
              <table:table-cell office:value-type="float" office:value="7830.15347">
                <text:p>7830.153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941.891574">
                <text:p>6941.891574</text:p>
              </table:table-cell>
              <table:table-cell office:value-type="float" office:value="7846.868848">
                <text:p>7846.8688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941.826802">
                <text:p>6941.826802</text:p>
              </table:table-cell>
              <table:table-cell office:value-type="float" office:value="7859.204238">
                <text:p>7859.2042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941.890419">
                <text:p>6941.890419</text:p>
              </table:table-cell>
              <table:table-cell office:value-type="float" office:value="7860.766947">
                <text:p>7860.7669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41.903263">
                <text:p>6941.903263</text:p>
              </table:table-cell>
              <table:table-cell office:value-type="float" office:value="7867.253004">
                <text:p>7867.2530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941.899242">
                <text:p>6941.899242</text:p>
              </table:table-cell>
              <table:table-cell office:value-type="float" office:value="7873.739785">
                <text:p>7873.7397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41.90616">
                <text:p>6941.90616</text:p>
              </table:table-cell>
              <table:table-cell office:value-type="float" office:value="7885.622127">
                <text:p>7885.6221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41.911315">
                <text:p>6941.911315</text:p>
              </table:table-cell>
              <table:table-cell office:value-type="float" office:value="7890.90592">
                <text:p>7890.905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41.8936">
                <text:p>6941.8936</text:p>
              </table:table-cell>
              <table:table-cell office:value-type="float" office:value="7905.386602">
                <text:p>7905.3866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905.406666">
                <text:p>7905.406666</text:p>
              </table:table-cell>
              <table:table-cell office:value-type="float" office:value="8197.760454">
                <text:p>8197.7604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905.396653">
                <text:p>7905.396653</text:p>
              </table:table-cell>
              <table:table-cell office:value-type="float" office:value="8199.787394">
                <text:p>8199.7873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199.863598">
                <text:p>8199.863598</text:p>
              </table:table-cell>
              <table:table-cell office:value-type="float" office:value="8574.071127">
                <text:p>8574.0711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199.810184">
                <text:p>8199.810184</text:p>
              </table:table-cell>
              <table:table-cell office:value-type="float" office:value="8640.000083">
                <text:p>8640.0000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199.816114">
                <text:p>8199.816114</text:p>
              </table:table-cell>
              <table:table-cell office:value-type="float" office:value="8660.44472">
                <text:p>8660.444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199.81341">
                <text:p>8199.81341</text:p>
              </table:table-cell>
              <table:table-cell office:value-type="float" office:value="8673.150579">
                <text:p>8673.1505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199.831898">
                <text:p>8199.831898</text:p>
              </table:table-cell>
              <table:table-cell office:value-type="float" office:value="8675.677486">
                <text:p>8675.6774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675.690704">
                <text:p>8675.690704</text:p>
              </table:table-cell>
              <table:table-cell office:value-type="float" office:value="8960.859166">
                <text:p>8960.8591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675.680581">
                <text:p>8675.680581</text:p>
              </table:table-cell>
              <table:table-cell office:value-type="float" office:value="8964.706057">
                <text:p>8964.7060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64.709501">
                <text:p>8964.709501</text:p>
              </table:table-cell>
              <table:table-cell office:value-type="float" office:value="9199.053709">
                <text:p>9199.0537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199.105914">
                <text:p>9199.105914</text:p>
              </table:table-cell>
              <table:table-cell office:value-type="float" office:value="9503.274684">
                <text:p>9503.2746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99.084577">
                <text:p>9199.084577</text:p>
              </table:table-cell>
              <table:table-cell office:value-type="float" office:value="9505.710175">
                <text:p>9505.7101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199.09947">
                <text:p>9199.09947</text:p>
              </table:table-cell>
              <table:table-cell office:value-type="float" office:value="9515.171972">
                <text:p>9515.1719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515.173992">
                <text:p>9515.173992</text:p>
              </table:table-cell>
              <table:table-cell office:value-type="float" office:value="9716.511791">
                <text:p>9716.5117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716.611422">
                <text:p>9716.611422</text:p>
              </table:table-cell>
              <table:table-cell office:value-type="float" office:value="10289.807802">
                <text:p>10289.8078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716.635803">
                <text:p>9716.635803</text:p>
              </table:table-cell>
              <table:table-cell office:value-type="float" office:value="10335.644561">
                <text:p>10335.6445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716.619708">
                <text:p>9716.619708</text:p>
              </table:table-cell>
              <table:table-cell office:value-type="float" office:value="10349.23853">
                <text:p>10349.238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716.585372">
                <text:p>9716.585372</text:p>
              </table:table-cell>
              <table:table-cell office:value-type="float" office:value="10386.104499">
                <text:p>10386.1044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716.629692">
                <text:p>9716.629692</text:p>
              </table:table-cell>
              <table:table-cell office:value-type="float" office:value="10417.061127">
                <text:p>10417.0611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716.614361">
                <text:p>9716.614361</text:p>
              </table:table-cell>
              <table:table-cell office:value-type="float" office:value="10417.449876">
                <text:p>10417.4498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716.589649">
                <text:p>9716.589649</text:p>
              </table:table-cell>
              <table:table-cell office:value-type="float" office:value="10426.054466">
                <text:p>10426.0544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716.596104">
                <text:p>9716.596104</text:p>
              </table:table-cell>
              <table:table-cell office:value-type="float" office:value="10433.26399">
                <text:p>10433.263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433.281987">
                <text:p>10433.281987</text:p>
              </table:table-cell>
              <table:table-cell office:value-type="float" office:value="10743.850866">
                <text:p>10743.8508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433.280892">
                <text:p>10433.280892</text:p>
              </table:table-cell>
              <table:table-cell office:value-type="float" office:value="10744.701465">
                <text:p>10744.7014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33.271833">
                <text:p>10433.271833</text:p>
              </table:table-cell>
              <table:table-cell office:value-type="float" office:value="10750.236722">
                <text:p>10750.2367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750.263188">
                <text:p>10750.263188</text:p>
              </table:table-cell>
              <table:table-cell office:value-type="float" office:value="11067.285649">
                <text:p>11067.2856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750.264313">
                <text:p>10750.264313</text:p>
              </table:table-cell>
              <table:table-cell office:value-type="float" office:value="11154.30468">
                <text:p>11154.304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50.268451">
                <text:p>10750.268451</text:p>
              </table:table-cell>
              <table:table-cell office:value-type="float" office:value="11179.401956">
                <text:p>11179.4019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750.261578">
                <text:p>10750.261578</text:p>
              </table:table-cell>
              <table:table-cell office:value-type="float" office:value="11185.129912">
                <text:p>11185.1299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185.137393">
                <text:p>11185.137393</text:p>
              </table:table-cell>
              <table:table-cell office:value-type="float" office:value="11760.704712">
                <text:p>11760.7047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185.163158">
                <text:p>11185.163158</text:p>
              </table:table-cell>
              <table:table-cell office:value-type="float" office:value="11767.166589">
                <text:p>11767.1665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85.323698">
                <text:p>11185.323698</text:p>
              </table:table-cell>
              <table:table-cell office:value-type="float" office:value="11780.12618">
                <text:p>11780.126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185.169719">
                <text:p>11185.169719</text:p>
              </table:table-cell>
              <table:table-cell office:value-type="float" office:value="11796.690208">
                <text:p>11796.6902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185.147361">
                <text:p>11185.147361</text:p>
              </table:table-cell>
              <table:table-cell office:value-type="float" office:value="11809.86208">
                <text:p>11809.862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185.288317">
                <text:p>11185.288317</text:p>
              </table:table-cell>
              <table:table-cell office:value-type="float" office:value="11811.710334">
                <text:p>11811.7103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185.13945">
                <text:p>11185.13945</text:p>
              </table:table-cell>
              <table:table-cell office:value-type="float" office:value="11813.326574">
                <text:p>11813.32657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754cm" svg:height="23.484cm" xlink:href=".." xlink:type="simple" chart:class="chart:bar" chart:style-name="ch1">
        <chart:legend chart:legend-position="end" svg:x="30.875cm" svg:y="11.194cm" style:legend-expansion="high" chart:style-name="ch2"/>
        <chart:plot-area chart:style-name="ch3" table:cell-range-address="1_1500.C1:1_1500.D101" chart:data-source-has-labels="row" svg:x="0.675cm" svg:y="0.469cm" svg:width="29.525cm" svg:height="22.546cm">
          <chartooo:coordinate-region svg:x="1.852cm" svg:y="0.668cm" svg:width="28.348cm" svg:height="21.55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1_1500.C2:1_1500.C101" chart:label-cell-address="1_1500.C1:1_1500.C1" chart:class="chart:bar">
            <chart:data-point chart:repeated="100"/>
          </chart:series>
          <chart:series chart:style-name="ch8" chart:values-cell-range-address="1_1500.D2:1_1500.D101" chart:label-cell-address="1_1500.D1:1_1500.D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iting</text:p>
                <draw:g>
                  <svg:desc>1_1500.C1:1_1500.C1</svg:desc>
                </draw:g>
              </table:table-cell>
              <table:table-cell office:value-type="string">
                <text:p>Response</text:p>
                <draw:g>
                  <svg:desc>1_1500.D1:1_150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8611">
                <text:p>0.028611</text:p>
                <draw:g>
                  <svg:desc>1_1500.C2:1_1500.C101</svg:desc>
                </draw:g>
              </table:table-cell>
              <table:table-cell office:value-type="float" office:value="296.194707">
                <text:p>296.194707</text:p>
                <draw:g>
                  <svg:desc>1_1500.D2:1_1500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7384">
                <text:p>0.067384</text:p>
              </table:table-cell>
              <table:table-cell office:value-type="float" office:value="319.939912">
                <text:p>319.9399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1469">
                <text:p>0.051469</text:p>
              </table:table-cell>
              <table:table-cell office:value-type="float" office:value="321.677806">
                <text:p>321.6778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1.788065">
                <text:p>321.788065</text:p>
              </table:table-cell>
              <table:table-cell office:value-type="float" office:value="631.924784">
                <text:p>631.9247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1.786944">
                <text:p>321.786944</text:p>
              </table:table-cell>
              <table:table-cell office:value-type="float" office:value="632.075668">
                <text:p>632.0756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1.809015">
                <text:p>321.809015</text:p>
              </table:table-cell>
              <table:table-cell office:value-type="float" office:value="635.58369">
                <text:p>635.583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5.585734">
                <text:p>635.585734</text:p>
              </table:table-cell>
              <table:table-cell office:value-type="float" office:value="870.829509">
                <text:p>870.8295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0.875493">
                <text:p>870.875493</text:p>
              </table:table-cell>
              <table:table-cell office:value-type="float" office:value="1448.318967">
                <text:p>1448.3189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70.850115">
                <text:p>870.850115</text:p>
              </table:table-cell>
              <table:table-cell office:value-type="float" office:value="1534.172561">
                <text:p>1534.1725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0.868851">
                <text:p>870.868851</text:p>
              </table:table-cell>
              <table:table-cell office:value-type="float" office:value="1534.491548">
                <text:p>1534.4915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0.924041">
                <text:p>870.924041</text:p>
              </table:table-cell>
              <table:table-cell office:value-type="float" office:value="1541.817076">
                <text:p>1541.8170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0.938966">
                <text:p>870.938966</text:p>
              </table:table-cell>
              <table:table-cell office:value-type="float" office:value="1559.141062">
                <text:p>1559.1410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70.881838">
                <text:p>870.881838</text:p>
              </table:table-cell>
              <table:table-cell office:value-type="float" office:value="1566.615304">
                <text:p>1566.6153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70.898925">
                <text:p>870.898925</text:p>
              </table:table-cell>
              <table:table-cell office:value-type="float" office:value="1577.395856">
                <text:p>1577.3958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70.860239">
                <text:p>870.860239</text:p>
              </table:table-cell>
              <table:table-cell office:value-type="float" office:value="1581.017089">
                <text:p>1581.0170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81.019473">
                <text:p>1581.019473</text:p>
              </table:table-cell>
              <table:table-cell office:value-type="float" office:value="1778.305575">
                <text:p>1778.3055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78.314808">
                <text:p>1778.314808</text:p>
              </table:table-cell>
              <table:table-cell office:value-type="float" office:value="2152.392244">
                <text:p>2152.3922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78.328112">
                <text:p>1778.328112</text:p>
              </table:table-cell>
              <table:table-cell office:value-type="float" office:value="2153.740855">
                <text:p>2153.7408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78.310613">
                <text:p>1778.310613</text:p>
              </table:table-cell>
              <table:table-cell office:value-type="float" office:value="2166.404133">
                <text:p>2166.4041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78.322727">
                <text:p>1778.322727</text:p>
              </table:table-cell>
              <table:table-cell office:value-type="float" office:value="2184.894247">
                <text:p>2184.8942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84.960805">
                <text:p>2184.960805</text:p>
              </table:table-cell>
              <table:table-cell office:value-type="float" office:value="2679.744927">
                <text:p>2679.7449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84.947367">
                <text:p>2184.947367</text:p>
              </table:table-cell>
              <table:table-cell office:value-type="float" office:value="2692.263429">
                <text:p>2692.2634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84.956675">
                <text:p>2184.956675</text:p>
              </table:table-cell>
              <table:table-cell office:value-type="float" office:value="2696.086242">
                <text:p>2696.0862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84.94161">
                <text:p>2184.94161</text:p>
              </table:table-cell>
              <table:table-cell office:value-type="float" office:value="2708.045986">
                <text:p>2708.0459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84.955066">
                <text:p>2184.955066</text:p>
              </table:table-cell>
              <table:table-cell office:value-type="float" office:value="2719.534485">
                <text:p>2719.5344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84.957349">
                <text:p>2184.957349</text:p>
              </table:table-cell>
              <table:table-cell office:value-type="float" office:value="2734.675516">
                <text:p>2734.6755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34.719661">
                <text:p>2734.719661</text:p>
              </table:table-cell>
              <table:table-cell office:value-type="float" office:value="2999.138429">
                <text:p>2999.1384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34.707913">
                <text:p>2734.707913</text:p>
              </table:table-cell>
              <table:table-cell office:value-type="float" office:value="3020.264385">
                <text:p>3020.2643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20.280105">
                <text:p>3020.280105</text:p>
              </table:table-cell>
              <table:table-cell office:value-type="float" office:value="3325.226543">
                <text:p>3325.2265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20.267608">
                <text:p>3020.267608</text:p>
              </table:table-cell>
              <table:table-cell office:value-type="float" office:value="3327.752291">
                <text:p>3327.7522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20.272831">
                <text:p>3020.272831</text:p>
              </table:table-cell>
              <table:table-cell office:value-type="float" office:value="3327.819854">
                <text:p>3327.8198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27.823145">
                <text:p>3327.823145</text:p>
              </table:table-cell>
              <table:table-cell office:value-type="float" office:value="3621.203254">
                <text:p>3621.2032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27.835549">
                <text:p>3327.835549</text:p>
              </table:table-cell>
              <table:table-cell office:value-type="float" office:value="3626.521552">
                <text:p>3626.5215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26.589153">
                <text:p>3626.589153</text:p>
              </table:table-cell>
              <table:table-cell office:value-type="float" office:value="3847.790105">
                <text:p>3847.7901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26.541306">
                <text:p>3626.541306</text:p>
              </table:table-cell>
              <table:table-cell office:value-type="float" office:value="3928.226168">
                <text:p>3928.2261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28.263012">
                <text:p>3928.263012</text:p>
              </table:table-cell>
              <table:table-cell office:value-type="float" office:value="4249.940876">
                <text:p>4249.9408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28.275332">
                <text:p>3928.275332</text:p>
              </table:table-cell>
              <table:table-cell office:value-type="float" office:value="4286.831621">
                <text:p>4286.8316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28.266485">
                <text:p>3928.266485</text:p>
              </table:table-cell>
              <table:table-cell office:value-type="float" office:value="4350.178592">
                <text:p>4350.1785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28.271664">
                <text:p>3928.271664</text:p>
              </table:table-cell>
              <table:table-cell office:value-type="float" office:value="4357.70675">
                <text:p>4357.706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57.716636">
                <text:p>4357.716636</text:p>
              </table:table-cell>
              <table:table-cell office:value-type="float" office:value="4649.714128">
                <text:p>4649.7141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57.709629">
                <text:p>4357.709629</text:p>
              </table:table-cell>
              <table:table-cell office:value-type="float" office:value="4654.115933">
                <text:p>4654.1159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57.721467">
                <text:p>4357.721467</text:p>
              </table:table-cell>
              <table:table-cell office:value-type="float" office:value="4669.70161">
                <text:p>4669.701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69.834577">
                <text:p>4669.834577</text:p>
              </table:table-cell>
              <table:table-cell office:value-type="float" office:value="4996.374165">
                <text:p>4996.3741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69.811816">
                <text:p>4669.811816</text:p>
              </table:table-cell>
              <table:table-cell office:value-type="float" office:value="5015.496821">
                <text:p>5015.4968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69.798913">
                <text:p>4669.798913</text:p>
              </table:table-cell>
              <table:table-cell office:value-type="float" office:value="5070.644145">
                <text:p>5070.6441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69.805548">
                <text:p>4669.805548</text:p>
              </table:table-cell>
              <table:table-cell office:value-type="float" office:value="5102.84532">
                <text:p>5102.845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02.866515">
                <text:p>5102.866515</text:p>
              </table:table-cell>
              <table:table-cell office:value-type="float" office:value="5397.159772">
                <text:p>5397.1597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02.848742">
                <text:p>5102.848742</text:p>
              </table:table-cell>
              <table:table-cell office:value-type="float" office:value="5398.842731">
                <text:p>5398.8427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98.87152">
                <text:p>5398.87152</text:p>
              </table:table-cell>
              <table:table-cell office:value-type="float" office:value="5620.600604">
                <text:p>5620.6006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20.627669">
                <text:p>5620.627669</text:p>
              </table:table-cell>
              <table:table-cell office:value-type="float" office:value="5917.706506">
                <text:p>5917.7065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20.607817">
                <text:p>5620.607817</text:p>
              </table:table-cell>
              <table:table-cell office:value-type="float" office:value="5924.495799">
                <text:p>5924.4957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20.644999">
                <text:p>5620.644999</text:p>
              </table:table-cell>
              <table:table-cell office:value-type="float" office:value="5944.007383">
                <text:p>5944.0073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44.029851">
                <text:p>5944.029851</text:p>
              </table:table-cell>
              <table:table-cell office:value-type="float" office:value="6243.384561">
                <text:p>6243.3845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44.070249">
                <text:p>5944.070249</text:p>
              </table:table-cell>
              <table:table-cell office:value-type="float" office:value="6246.30248">
                <text:p>6246.302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44.013785">
                <text:p>5944.013785</text:p>
              </table:table-cell>
              <table:table-cell office:value-type="float" office:value="6272.511787">
                <text:p>6272.5117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72.591895">
                <text:p>6272.591895</text:p>
              </table:table-cell>
              <table:table-cell office:value-type="float" office:value="6649.753858">
                <text:p>6649.7538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72.544702">
                <text:p>6272.544702</text:p>
              </table:table-cell>
              <table:table-cell office:value-type="float" office:value="6651.668671">
                <text:p>6651.6686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72.594763">
                <text:p>6272.594763</text:p>
              </table:table-cell>
              <table:table-cell office:value-type="float" office:value="6677.076574">
                <text:p>6677.0765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72.581909">
                <text:p>6272.581909</text:p>
              </table:table-cell>
              <table:table-cell office:value-type="float" office:value="6701.367893">
                <text:p>6701.3678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01.441597">
                <text:p>6701.441597</text:p>
              </table:table-cell>
              <table:table-cell office:value-type="float" office:value="7013.604607">
                <text:p>7013.6046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701.446876">
                <text:p>6701.446876</text:p>
              </table:table-cell>
              <table:table-cell office:value-type="float" office:value="7013.772445">
                <text:p>7013.7724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01.389182">
                <text:p>6701.389182</text:p>
              </table:table-cell>
              <table:table-cell office:value-type="float" office:value="7015.395392">
                <text:p>7015.3953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15.418314">
                <text:p>7015.418314</text:p>
              </table:table-cell>
              <table:table-cell office:value-type="float" office:value="7206.390634">
                <text:p>7206.3906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206.421335">
                <text:p>7206.421335</text:p>
              </table:table-cell>
              <table:table-cell office:value-type="float" office:value="7499.460881">
                <text:p>7499.4608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206.418143">
                <text:p>7206.418143</text:p>
              </table:table-cell>
              <table:table-cell office:value-type="float" office:value="7508.2124">
                <text:p>7508.21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206.429479">
                <text:p>7206.429479</text:p>
              </table:table-cell>
              <table:table-cell office:value-type="float" office:value="7525.053359">
                <text:p>7525.0533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25.107461">
                <text:p>7525.107461</text:p>
              </table:table-cell>
              <table:table-cell office:value-type="float" office:value="7868.880812">
                <text:p>7868.8808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525.09956">
                <text:p>7525.09956</text:p>
              </table:table-cell>
              <table:table-cell office:value-type="float" office:value="7882.477276">
                <text:p>7882.4772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525.103231">
                <text:p>7525.103231</text:p>
              </table:table-cell>
              <table:table-cell office:value-type="float" office:value="7937.077788">
                <text:p>7937.0777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525.114739">
                <text:p>7525.114739</text:p>
              </table:table-cell>
              <table:table-cell office:value-type="float" office:value="7947.484357">
                <text:p>7947.4843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947.508734">
                <text:p>7947.508734</text:p>
              </table:table-cell>
              <table:table-cell office:value-type="float" office:value="8253.117291">
                <text:p>8253.1172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947.539105">
                <text:p>7947.539105</text:p>
              </table:table-cell>
              <table:table-cell office:value-type="float" office:value="8277.119359">
                <text:p>8277.1193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947.539678">
                <text:p>7947.539678</text:p>
              </table:table-cell>
              <table:table-cell office:value-type="float" office:value="8277.775839">
                <text:p>8277.7758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277.858537">
                <text:p>8277.858537</text:p>
              </table:table-cell>
              <table:table-cell office:value-type="float" office:value="8706.030595">
                <text:p>8706.0305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277.818504">
                <text:p>8277.818504</text:p>
              </table:table-cell>
              <table:table-cell office:value-type="float" office:value="8710.473277">
                <text:p>8710.4732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277.829885">
                <text:p>8277.829885</text:p>
              </table:table-cell>
              <table:table-cell office:value-type="float" office:value="8733.901463">
                <text:p>8733.9014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277.824008">
                <text:p>8277.824008</text:p>
              </table:table-cell>
              <table:table-cell office:value-type="float" office:value="8747.594192">
                <text:p>8747.5941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277.853866">
                <text:p>8277.853866</text:p>
              </table:table-cell>
              <table:table-cell office:value-type="float" office:value="8755.666504">
                <text:p>8755.6665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755.671828">
                <text:p>8755.671828</text:p>
              </table:table-cell>
              <table:table-cell office:value-type="float" office:value="9055.90593">
                <text:p>9055.905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755.726993">
                <text:p>8755.726993</text:p>
              </table:table-cell>
              <table:table-cell office:value-type="float" office:value="9060.525639">
                <text:p>9060.5256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755.725427">
                <text:p>8755.725427</text:p>
              </table:table-cell>
              <table:table-cell office:value-type="float" office:value="9069.153396">
                <text:p>9069.1533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069.161324">
                <text:p>9069.161324</text:p>
              </table:table-cell>
              <table:table-cell office:value-type="float" office:value="9364.182073">
                <text:p>9364.1820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069.171873">
                <text:p>9069.171873</text:p>
              </table:table-cell>
              <table:table-cell office:value-type="float" office:value="9372.693776">
                <text:p>9372.6937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372.722515">
                <text:p>9372.722515</text:p>
              </table:table-cell>
              <table:table-cell office:value-type="float" office:value="9632.091437">
                <text:p>9632.0914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632.104898">
                <text:p>9632.104898</text:p>
              </table:table-cell>
              <table:table-cell office:value-type="float" office:value="9936.487063">
                <text:p>9936.4870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632.115611">
                <text:p>9632.115611</text:p>
              </table:table-cell>
              <table:table-cell office:value-type="float" office:value="9941.448086">
                <text:p>9941.4480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632.12364">
                <text:p>9632.12364</text:p>
              </table:table-cell>
              <table:table-cell office:value-type="float" office:value="9943.587984">
                <text:p>9943.5879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943.648907">
                <text:p>9943.648907</text:p>
              </table:table-cell>
              <table:table-cell office:value-type="float" office:value="10240.202435">
                <text:p>10240.2024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943.641078">
                <text:p>9943.641078</text:p>
              </table:table-cell>
              <table:table-cell office:value-type="float" office:value="10244.109886">
                <text:p>10244.1098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943.615112">
                <text:p>9943.615112</text:p>
              </table:table-cell>
              <table:table-cell office:value-type="float" office:value="10248.080339">
                <text:p>10248.0803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248.131729">
                <text:p>10248.131729</text:p>
              </table:table-cell>
              <table:table-cell office:value-type="float" office:value="10600.097072">
                <text:p>10600.0970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248.130175">
                <text:p>10248.130175</text:p>
              </table:table-cell>
              <table:table-cell office:value-type="float" office:value="10604.773148">
                <text:p>10604.7731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248.137266">
                <text:p>10248.137266</text:p>
              </table:table-cell>
              <table:table-cell office:value-type="float" office:value="10667.580994">
                <text:p>10667.5809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248.143297">
                <text:p>10248.143297</text:p>
              </table:table-cell>
              <table:table-cell office:value-type="float" office:value="10683.075468">
                <text:p>10683.0754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683.081288">
                <text:p>10683.081288</text:p>
              </table:table-cell>
              <table:table-cell office:value-type="float" office:value="10980.772498">
                <text:p>10980.7724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683.095251">
                <text:p>10683.095251</text:p>
              </table:table-cell>
              <table:table-cell office:value-type="float" office:value="10980.81146">
                <text:p>10980.811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980.868492">
                <text:p>10980.868492</text:p>
              </table:table-cell>
              <table:table-cell office:value-type="float" office:value="11261.136984">
                <text:p>11261.1369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980.859185">
                <text:p>10980.859185</text:p>
              </table:table-cell>
              <table:table-cell office:value-type="float" office:value="11265.028035">
                <text:p>11265.0280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265.050439">
                <text:p>11265.050439</text:p>
              </table:table-cell>
              <table:table-cell office:value-type="float" office:value="11483.853957">
                <text:p>11483.8539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483.883639">
                <text:p>11483.883639</text:p>
              </table:table-cell>
              <table:table-cell office:value-type="float" office:value="11752.695815">
                <text:p>11752.69581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987cm" svg:height="23.84cm" xlink:href=".." xlink:type="simple" chart:class="chart:bar" chart:style-name="ch1">
        <chart:title svg:x="11.007cm" svg:y="0.612cm" chart:style-name="ch2">
          <text:p>One Machine Load attending 100 words</text:p>
        </chart:title>
        <chart:subtitle svg:x="11.735cm" svg:y="1.867cm" chart:style-name="ch3">
          <text:p>MaxRunningTests: 1   Limit: 1750 ms</text:p>
        </chart:subtitle>
        <chart:legend chart:legend-position="end" svg:x="27.108cm" svg:y="11.372cm" style:legend-expansion="high" chart:style-name="ch4"/>
        <chart:plot-area chart:style-name="ch5" table:cell-range-address="1_1750.C1:1_1750.D101" chart:data-source-has-labels="row" svg:x="1.61cm" svg:y="3.026cm" svg:width="24.899cm" svg:height="20.338cm">
          <chartooo:coordinate-region svg:x="2.602cm" svg:y="3.147cm" svg:width="23.701cm" svg:height="19.215cm"/>
          <chart:axis chart:dimension="x" chart:name="primary-x" chart:style-name="ch6"/>
          <chart:axis chart:dimension="y" chart:name="primary-y" chart:style-name="ch7">
            <chart:title svg:x="0.451cm" svg:y="14.152cm" chart:style-name="ch8">
              <text:p>Milliseconds</text:p>
            </chart:title>
            <chart:grid chart:style-name="ch9" chart:class="major"/>
          </chart:axis>
          <chart:series chart:style-name="ch10" chart:values-cell-range-address="1_1750.C2:1_1750.C101" chart:label-cell-address="1_1750.C1:1_1750.C1" chart:class="chart:bar">
            <chart:data-point chart:repeated="100"/>
          </chart:series>
          <chart:series chart:style-name="ch11" chart:values-cell-range-address="1_1750.D2:1_1750.D101" chart:label-cell-address="1_1750.D1:1_1750.D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iting</text:p>
                <draw:g>
                  <svg:desc>1_1750.C1:1_1750.C1</svg:desc>
                </draw:g>
              </table:table-cell>
              <table:table-cell office:value-type="string">
                <text:p>Response</text:p>
                <draw:g>
                  <svg:desc>1_1750.D1:1_175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4205">
                <text:p>0.334205</text:p>
                <draw:g>
                  <svg:desc>1_1750.C2:1_1750.C101</svg:desc>
                </draw:g>
              </table:table-cell>
              <table:table-cell office:value-type="float" office:value="342.201571">
                <text:p>342.201571</text:p>
                <draw:g>
                  <svg:desc>1_1750.D2:1_1750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8886">
                <text:p>0.108886</text:p>
              </table:table-cell>
              <table:table-cell office:value-type="float" office:value="352.498286">
                <text:p>352.498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9319">
                <text:p>0.189319</text:p>
              </table:table-cell>
              <table:table-cell office:value-type="float" office:value="357.073009">
                <text:p>357.073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7.145483">
                <text:p>357.145483</text:p>
              </table:table-cell>
              <table:table-cell office:value-type="float" office:value="624.922488">
                <text:p>624.9224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7.194141">
                <text:p>357.194141</text:p>
              </table:table-cell>
              <table:table-cell office:value-type="float" office:value="641.886529">
                <text:p>641.8865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1.915243">
                <text:p>641.915243</text:p>
              </table:table-cell>
              <table:table-cell office:value-type="float" office:value="933.560767">
                <text:p>933.5607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1.968556">
                <text:p>641.968556</text:p>
              </table:table-cell>
              <table:table-cell office:value-type="float" office:value="934.896469">
                <text:p>934.8964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34.9531">
                <text:p>934.9531</text:p>
              </table:table-cell>
              <table:table-cell office:value-type="float" office:value="1135.219035">
                <text:p>1135.2190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35.2775">
                <text:p>1135.2775</text:p>
              </table:table-cell>
              <table:table-cell office:value-type="float" office:value="1417.920555">
                <text:p>1417.9205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35.288014">
                <text:p>1135.288014</text:p>
              </table:table-cell>
              <table:table-cell office:value-type="float" office:value="1447.820914">
                <text:p>1447.8209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47.836084">
                <text:p>1447.836084</text:p>
              </table:table-cell>
              <table:table-cell office:value-type="float" office:value="1728.723255">
                <text:p>1728.7232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47.845047">
                <text:p>1447.845047</text:p>
              </table:table-cell>
              <table:table-cell office:value-type="float" office:value="1745.4262">
                <text:p>1745.42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45.477189">
                <text:p>1745.477189</text:p>
              </table:table-cell>
              <table:table-cell office:value-type="float" office:value="2024.0813">
                <text:p>2024.08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45.533267">
                <text:p>1745.533267</text:p>
              </table:table-cell>
              <table:table-cell office:value-type="float" office:value="2047.111221">
                <text:p>2047.1112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47.146465">
                <text:p>2047.146465</text:p>
              </table:table-cell>
              <table:table-cell office:value-type="float" office:value="2303.36419">
                <text:p>2303.364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03.386823">
                <text:p>2303.386823</text:p>
              </table:table-cell>
              <table:table-cell office:value-type="float" office:value="2579.687918">
                <text:p>2579.6879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03.374608">
                <text:p>2303.374608</text:p>
              </table:table-cell>
              <table:table-cell office:value-type="float" office:value="2593.250276">
                <text:p>2593.2502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93.315137">
                <text:p>2593.315137</text:p>
              </table:table-cell>
              <table:table-cell office:value-type="float" office:value="2876.230014">
                <text:p>2876.2300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93.366284">
                <text:p>2593.366284</text:p>
              </table:table-cell>
              <table:table-cell office:value-type="float" office:value="2876.587932">
                <text:p>2876.5879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76.623548">
                <text:p>2876.623548</text:p>
              </table:table-cell>
              <table:table-cell office:value-type="float" office:value="3085.479008">
                <text:p>3085.4790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85.498754">
                <text:p>3085.498754</text:p>
              </table:table-cell>
              <table:table-cell office:value-type="float" office:value="3468.729931">
                <text:p>3468.7299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85.487023">
                <text:p>3085.487023</text:p>
              </table:table-cell>
              <table:table-cell office:value-type="float" office:value="3491.260108">
                <text:p>3491.2601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85.484821">
                <text:p>3085.484821</text:p>
              </table:table-cell>
              <table:table-cell office:value-type="float" office:value="3491.921478">
                <text:p>3491.9214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85.498693">
                <text:p>3085.498693</text:p>
              </table:table-cell>
              <table:table-cell office:value-type="float" office:value="3498.926191">
                <text:p>3498.9261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98.940231">
                <text:p>3498.940231</text:p>
              </table:table-cell>
              <table:table-cell office:value-type="float" office:value="3894.663387">
                <text:p>3894.6633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98.93429">
                <text:p>3498.93429</text:p>
              </table:table-cell>
              <table:table-cell office:value-type="float" office:value="3904.137094">
                <text:p>3904.1370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98.930804">
                <text:p>3498.930804</text:p>
              </table:table-cell>
              <table:table-cell office:value-type="float" office:value="3905.607005">
                <text:p>3905.6070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98.94184">
                <text:p>3498.94184</text:p>
              </table:table-cell>
              <table:table-cell office:value-type="float" office:value="3914.531827">
                <text:p>3914.5318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14.615839">
                <text:p>3914.615839</text:p>
              </table:table-cell>
              <table:table-cell office:value-type="float" office:value="4248.302367">
                <text:p>4248.3023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14.617798">
                <text:p>3914.617798</text:p>
              </table:table-cell>
              <table:table-cell office:value-type="float" office:value="4298.031633">
                <text:p>4298.0316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14.563423">
                <text:p>3914.563423</text:p>
              </table:table-cell>
              <table:table-cell office:value-type="float" office:value="4298.077878">
                <text:p>4298.0778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14.624219">
                <text:p>3914.624219</text:p>
              </table:table-cell>
              <table:table-cell office:value-type="float" office:value="4342.20102">
                <text:p>4342.20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42.216759">
                <text:p>4342.216759</text:p>
              </table:table-cell>
              <table:table-cell office:value-type="float" office:value="4631.522148">
                <text:p>4631.5221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42.234481">
                <text:p>4342.234481</text:p>
              </table:table-cell>
              <table:table-cell office:value-type="float" office:value="4637.961708">
                <text:p>4637.9617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37.991867">
                <text:p>4637.991867</text:p>
              </table:table-cell>
              <table:table-cell office:value-type="float" office:value="4921.342953">
                <text:p>4921.3429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38.038704">
                <text:p>4638.038704</text:p>
              </table:table-cell>
              <table:table-cell office:value-type="float" office:value="4937.275757">
                <text:p>4937.2757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937.352266">
                <text:p>4937.352266</text:p>
              </table:table-cell>
              <table:table-cell office:value-type="float" office:value="5239.126567">
                <text:p>5239.1265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37.294938">
                <text:p>4937.294938</text:p>
              </table:table-cell>
              <table:table-cell office:value-type="float" office:value="5250.767471">
                <text:p>5250.7674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37.35079">
                <text:p>4937.35079</text:p>
              </table:table-cell>
              <table:table-cell office:value-type="float" office:value="5252.943021">
                <text:p>5252.9430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252.9688">
                <text:p>5252.9688</text:p>
              </table:table-cell>
              <table:table-cell office:value-type="float" office:value="5478.900391">
                <text:p>5478.9003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78.904791">
                <text:p>5478.904791</text:p>
              </table:table-cell>
              <table:table-cell office:value-type="float" office:value="5744.835329">
                <text:p>5744.8353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78.920077">
                <text:p>5478.920077</text:p>
              </table:table-cell>
              <table:table-cell office:value-type="float" office:value="5771.586791">
                <text:p>5771.5867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71.588695">
                <text:p>5771.588695</text:p>
              </table:table-cell>
              <table:table-cell office:value-type="float" office:value="5970.715887">
                <text:p>5970.7158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70.798256">
                <text:p>5970.798256</text:p>
              </table:table-cell>
              <table:table-cell office:value-type="float" office:value="6314.224273">
                <text:p>6314.2242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70.732564">
                <text:p>5970.732564</text:p>
              </table:table-cell>
              <table:table-cell office:value-type="float" office:value="6343.890042">
                <text:p>6343.8900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970.799206">
                <text:p>5970.799206</text:p>
              </table:table-cell>
              <table:table-cell office:value-type="float" office:value="6346.824356">
                <text:p>6346.8243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970.750929">
                <text:p>5970.750929</text:p>
              </table:table-cell>
              <table:table-cell office:value-type="float" office:value="6405.46657">
                <text:p>6405.466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405.476474">
                <text:p>6405.476474</text:p>
              </table:table-cell>
              <table:table-cell office:value-type="float" office:value="6716.353672">
                <text:p>6716.3536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05.476249">
                <text:p>6405.476249</text:p>
              </table:table-cell>
              <table:table-cell office:value-type="float" office:value="6789.188383">
                <text:p>6789.1883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05.486749">
                <text:p>6405.486749</text:p>
              </table:table-cell>
              <table:table-cell office:value-type="float" office:value="6802.700122">
                <text:p>6802.7001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405.470348">
                <text:p>6405.470348</text:p>
              </table:table-cell>
              <table:table-cell office:value-type="float" office:value="6835.713911">
                <text:p>6835.7139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835.716477">
                <text:p>6835.716477</text:p>
              </table:table-cell>
              <table:table-cell office:value-type="float" office:value="7082.556917">
                <text:p>7082.5569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082.558803">
                <text:p>7082.558803</text:p>
              </table:table-cell>
              <table:table-cell office:value-type="float" office:value="7305.417005">
                <text:p>7305.4170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305.430698">
                <text:p>7305.430698</text:p>
              </table:table-cell>
              <table:table-cell office:value-type="float" office:value="7632.500057">
                <text:p>7632.5000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305.420212">
                <text:p>7305.420212</text:p>
              </table:table-cell>
              <table:table-cell office:value-type="float" office:value="7668.03638">
                <text:p>7668.036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305.433782">
                <text:p>7305.433782</text:p>
              </table:table-cell>
              <table:table-cell office:value-type="float" office:value="7701.181585">
                <text:p>7701.1815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305.425389">
                <text:p>7305.425389</text:p>
              </table:table-cell>
              <table:table-cell office:value-type="float" office:value="7720.260338">
                <text:p>7720.2603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720.270516">
                <text:p>7720.270516</text:p>
              </table:table-cell>
              <table:table-cell office:value-type="float" office:value="8029.166095">
                <text:p>8029.1660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720.327073">
                <text:p>7720.327073</text:p>
              </table:table-cell>
              <table:table-cell office:value-type="float" office:value="8105.794604">
                <text:p>8105.7946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720.331108">
                <text:p>7720.331108</text:p>
              </table:table-cell>
              <table:table-cell office:value-type="float" office:value="8119.4405">
                <text:p>8119.44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720.281017">
                <text:p>7720.281017</text:p>
              </table:table-cell>
              <table:table-cell office:value-type="float" office:value="8147.24743">
                <text:p>8147.247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147.250922">
                <text:p>8147.250922</text:p>
              </table:table-cell>
              <table:table-cell office:value-type="float" office:value="8427.724145">
                <text:p>8427.7241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147.265876">
                <text:p>8147.265876</text:p>
              </table:table-cell>
              <table:table-cell office:value-type="float" office:value="8430.472915">
                <text:p>8430.4729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430.502159">
                <text:p>8430.502159</text:p>
              </table:table-cell>
              <table:table-cell office:value-type="float" office:value="8653.142135">
                <text:p>8653.1421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653.227505">
                <text:p>8653.227505</text:p>
              </table:table-cell>
              <table:table-cell office:value-type="float" office:value="8937.091409">
                <text:p>8937.0914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653.176986">
                <text:p>8653.176986</text:p>
              </table:table-cell>
              <table:table-cell office:value-type="float" office:value="8952.583684">
                <text:p>8952.5836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952.592716">
                <text:p>8952.592716</text:p>
              </table:table-cell>
              <table:table-cell office:value-type="float" office:value="9308.866765">
                <text:p>9308.8667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952.605825">
                <text:p>8952.605825</text:p>
              </table:table-cell>
              <table:table-cell office:value-type="float" office:value="9353.727826">
                <text:p>9353.7278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952.588589">
                <text:p>8952.588589</text:p>
              </table:table-cell>
              <table:table-cell office:value-type="float" office:value="9358.818218">
                <text:p>9358.8182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952.602006">
                <text:p>8952.602006</text:p>
              </table:table-cell>
              <table:table-cell office:value-type="float" office:value="9389.242384">
                <text:p>9389.2423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389.260412">
                <text:p>9389.260412</text:p>
              </table:table-cell>
              <table:table-cell office:value-type="float" office:value="9659.481632">
                <text:p>9659.4816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389.248903">
                <text:p>9389.248903</text:p>
              </table:table-cell>
              <table:table-cell office:value-type="float" office:value="9676.844694">
                <text:p>9676.8446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676.924562">
                <text:p>9676.924562</text:p>
              </table:table-cell>
              <table:table-cell office:value-type="float" office:value="9958.107183">
                <text:p>9958.1071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676.874977">
                <text:p>9676.874977</text:p>
              </table:table-cell>
              <table:table-cell office:value-type="float" office:value="9964.070296">
                <text:p>9964.0702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964.096821">
                <text:p>9964.096821</text:p>
              </table:table-cell>
              <table:table-cell office:value-type="float" office:value="10200.922079">
                <text:p>10200.9220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200.957398">
                <text:p>10200.957398</text:p>
              </table:table-cell>
              <table:table-cell office:value-type="float" office:value="10567.04027">
                <text:p>10567.040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200.944121">
                <text:p>10200.944121</text:p>
              </table:table-cell>
              <table:table-cell office:value-type="float" office:value="10576.613207">
                <text:p>10576.6132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200.945013">
                <text:p>10200.945013</text:p>
              </table:table-cell>
              <table:table-cell office:value-type="float" office:value="10583.869722">
                <text:p>10583.8697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200.951582">
                <text:p>10200.951582</text:p>
              </table:table-cell>
              <table:table-cell office:value-type="float" office:value="10620.184736">
                <text:p>10620.1847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620.188115">
                <text:p>10620.188115</text:p>
              </table:table-cell>
              <table:table-cell office:value-type="float" office:value="11024.739998">
                <text:p>11024.7399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620.196388">
                <text:p>10620.196388</text:p>
              </table:table-cell>
              <table:table-cell office:value-type="float" office:value="11055.105606">
                <text:p>11055.1056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620.203624">
                <text:p>10620.203624</text:p>
              </table:table-cell>
              <table:table-cell office:value-type="float" office:value="11075.399449">
                <text:p>11075.3994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620.201377">
                <text:p>10620.201377</text:p>
              </table:table-cell>
              <table:table-cell office:value-type="float" office:value="11092.984106">
                <text:p>11092.9841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620.192597">
                <text:p>10620.192597</text:p>
              </table:table-cell>
              <table:table-cell office:value-type="float" office:value="11120.02318">
                <text:p>11120.023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120.03937">
                <text:p>11120.03937</text:p>
              </table:table-cell>
              <table:table-cell office:value-type="float" office:value="11326.152409">
                <text:p>11326.1524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326.213436">
                <text:p>11326.213436</text:p>
              </table:table-cell>
              <table:table-cell office:value-type="float" office:value="11610.720706">
                <text:p>11610.7207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326.156058">
                <text:p>11326.156058</text:p>
              </table:table-cell>
              <table:table-cell office:value-type="float" office:value="11615.610003">
                <text:p>11615.6100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615.621233">
                <text:p>11615.621233</text:p>
              </table:table-cell>
              <table:table-cell office:value-type="float" office:value="11805.058618">
                <text:p>11805.0586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805.079076">
                <text:p>11805.079076</text:p>
              </table:table-cell>
              <table:table-cell office:value-type="float" office:value="12094.18671">
                <text:p>12094.186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805.067813">
                <text:p>11805.067813</text:p>
              </table:table-cell>
              <table:table-cell office:value-type="float" office:value="12095.18147">
                <text:p>12095.181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095.183906">
                <text:p>12095.183906</text:p>
              </table:table-cell>
              <table:table-cell office:value-type="float" office:value="12302.241255">
                <text:p>12302.2412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302.260663">
                <text:p>12302.260663</text:p>
              </table:table-cell>
              <table:table-cell office:value-type="float" office:value="12724.312756">
                <text:p>12724.3127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302.323752">
                <text:p>12302.323752</text:p>
              </table:table-cell>
              <table:table-cell office:value-type="float" office:value="12751.711738">
                <text:p>12751.7117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302.270962">
                <text:p>12302.270962</text:p>
              </table:table-cell>
              <table:table-cell office:value-type="float" office:value="12752.116411">
                <text:p>12752.1164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302.351524">
                <text:p>12302.351524</text:p>
              </table:table-cell>
              <table:table-cell office:value-type="float" office:value="12754.174323">
                <text:p>12754.1743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302.316327">
                <text:p>12302.316327</text:p>
              </table:table-cell>
              <table:table-cell office:value-type="float" office:value="12783.591113">
                <text:p>12783.5911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783.64331">
                <text:p>12783.64331</text:p>
              </table:table-cell>
              <table:table-cell office:value-type="float" office:value="13076.01517">
                <text:p>13076.015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783.64664">
                <text:p>12783.64664</text:p>
              </table:table-cell>
              <table:table-cell office:value-type="float" office:value="13087.378718">
                <text:p>13087.3787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783.607501">
                <text:p>12783.607501</text:p>
              </table:table-cell>
              <table:table-cell office:value-type="float" office:value="13091.326393">
                <text:p>13091.3263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091.382051">
                <text:p>13091.382051</text:p>
              </table:table-cell>
              <table:table-cell office:value-type="float" office:value="13303.189243">
                <text:p>13303.18924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951cm" svg:height="21.038cm" xlink:href=".." xlink:type="simple" chart:class="chart:area" chart:style-name="ch1">
        <chart:legend chart:legend-position="end" svg:x="32.429cm" svg:y="10.22cm" style:legend-expansion="high" chart:style-name="ch2"/>
        <chart:plot-area chart:style-name="ch3" table:cell-range-address="1_1500.E1:1_1500.E101" chart:data-source-has-labels="row" svg:x="0.679cm" svg:y="0.42cm" svg:width="31.071cm" svg:height="20.198cm">
          <chartooo:coordinate-region svg:x="1.486cm" svg:y="0.619cm" svg:width="30.264cm" svg:height="19.2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1_1500.E2:1_1500.E101" chart:label-cell-address="1_1500.E1:1_1500.E1" chart:class="chart:area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1_1500.E1:1_1500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6.166096">
                <text:p>296.166096</text:p>
                <draw:g>
                  <svg:desc>1_1500.E2:1_1500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9.872528">
                <text:p>319.8725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1.626337">
                <text:p>321.6263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0.136719">
                <text:p>310.1367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0.288724">
                <text:p>310.2887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3.774675">
                <text:p>313.7746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5.243775">
                <text:p>235.2437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7.443474">
                <text:p>577.4434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3.322446">
                <text:p>663.3224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63.622697">
                <text:p>663.6226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0.893035">
                <text:p>670.8930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8.202096">
                <text:p>688.2020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5.733466">
                <text:p>695.7334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6.496931">
                <text:p>706.4969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0.15685">
                <text:p>710.156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7.286102">
                <text:p>197.2861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4.077436">
                <text:p>374.0774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5.412743">
                <text:p>375.4127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8.09352">
                <text:p>388.093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6.57152">
                <text:p>406.571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4.784122">
                <text:p>494.7841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7.316062">
                <text:p>507.3160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1.129567">
                <text:p>511.1295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3.104376">
                <text:p>523.1043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4.579419">
                <text:p>534.5794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9.718167">
                <text:p>549.7181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4.418768">
                <text:p>264.4187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5.556472">
                <text:p>285.5564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4.946438">
                <text:p>304.9464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7.484683">
                <text:p>307.4846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7.547023">
                <text:p>307.5470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3.380109">
                <text:p>293.3801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8.686003">
                <text:p>298.6860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1.200952">
                <text:p>221.2009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1.684862">
                <text:p>301.6848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1.677864">
                <text:p>321.6778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8.556289">
                <text:p>358.5562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1.912107">
                <text:p>421.9121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9.435086">
                <text:p>429.4350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1.997491999999">
                <text:p>291.997491999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6.406304">
                <text:p>296.4063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1.980143">
                <text:p>311.9801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6.539588000001">
                <text:p>326.53958800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5.685004999999">
                <text:p>345.685004999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0.845232000001">
                <text:p>400.845232000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3.039772">
                <text:p>433.0397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4.293257">
                <text:p>294.2932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5.993989">
                <text:p>295.9939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1.729084000001">
                <text:p>221.729084000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7.078837">
                <text:p>297.0788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3.887982">
                <text:p>303.8879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3.362384">
                <text:p>323.3623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9.35471">
                <text:p>299.354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2.232231">
                <text:p>302.2322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8.498002">
                <text:p>328.4980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7.161963">
                <text:p>377.1619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9.123969">
                <text:p>379.1239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4.481811">
                <text:p>404.4818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28.785983999999">
                <text:p>428.7859839999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2.16301">
                <text:p>312.163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2.325569">
                <text:p>312.3255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4.00621">
                <text:p>314.006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0.972320000001">
                <text:p>190.9723200000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3.039546">
                <text:p>293.0395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1.794257">
                <text:p>301.7942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8.623879999999">
                <text:p>318.623879999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3.773351000001">
                <text:p>343.7733510000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7.377716">
                <text:p>357.3777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11.974557">
                <text:p>411.9745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2.369618000001">
                <text:p>422.369618000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5.608557">
                <text:p>305.6085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9.580254">
                <text:p>329.5802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0.236161">
                <text:p>330.2361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8.172058">
                <text:p>428.1720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32.654772999998">
                <text:p>432.6547729999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56.071578000001">
                <text:p>456.0715780000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69.770184000001">
                <text:p>469.770184000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77.812638000001">
                <text:p>477.8126380000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0.234102">
                <text:p>300.2341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4.798645999999">
                <text:p>304.798645999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3.427969">
                <text:p>313.4279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95.020748999999">
                <text:p>295.0207489999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03.521903000001">
                <text:p>303.5219030000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9.368922">
                <text:p>259.3689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4.382165000001">
                <text:p>304.382165000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9.332475000001">
                <text:p>309.3324750000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11.464344">
                <text:p>311.4643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6.553527999999">
                <text:p>296.5535279999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0.468808">
                <text:p>300.4688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4.465227000001">
                <text:p>304.4652270000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1.965343">
                <text:p>351.9653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6.642973">
                <text:p>356.6429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19.443728">
                <text:p>419.4437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34.932170999999">
                <text:p>434.9321709999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97.691210000001">
                <text:p>297.6912100000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7.716209">
                <text:p>297.7162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0.268492000001">
                <text:p>280.26849200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4.16885">
                <text:p>284.168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8.803517999999">
                <text:p>218.803517999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68.812175999999">
                <text:p>268.81217599999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use-zero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241cm" svg:height="20.159cm" xlink:href=".." xlink:type="simple" chart:class="chart:area" chart:style-name="ch1">
        <chart:title svg:x="11.957cm" svg:y="0.539cm" chart:style-name="ch2">
          <text:p>Time Taken for each word</text:p>
        </chart:title>
        <chart:subtitle svg:x="11.309cm" svg:y="1.721cm" chart:style-name="ch3">
          <text:p>MaxRunningTests: 1    Limit: 1750 ms</text:p>
        </chart:subtitle>
        <chart:legend chart:legend-position="end" svg:x="27.719cm" svg:y="9.78cm" style:legend-expansion="high" chart:style-name="ch4"/>
        <chart:plot-area chart:style-name="ch5" table:cell-range-address="1_1750.E1:1_1750.E101" chart:data-source-has-labels="row" svg:x="1.595cm" svg:y="2.807cm" svg:width="25.54cm" svg:height="16.949cm">
          <chartooo:coordinate-region svg:x="2.402cm" svg:y="2.928cm" svg:width="24.592cm" svg:height="15.826cm"/>
          <chart:axis chart:dimension="x" chart:name="primary-x" chart:style-name="ch6"/>
          <chart:axis chart:dimension="y" chart:name="primary-y" chart:style-name="ch6">
            <chart:title svg:x="0.451cm" svg:y="12.238cm" chart:style-name="ch7">
              <text:p>Milliseconds</text:p>
            </chart:title>
            <chart:grid chart:style-name="ch8" chart:class="major"/>
          </chart:axis>
          <chart:series chart:style-name="ch9" chart:values-cell-range-address="1_1750.E2:1_1750.E101" chart:label-cell-address="1_1750.E1:1_1750.E1" chart:class="chart:area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1_1750.E1:1_1750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1.867366">
                <text:p>341.867366</text:p>
                <draw:g>
                  <svg:desc>1_1750.E2:1_1750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2.3894">
                <text:p>352.38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6.88369">
                <text:p>356.883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7.777005">
                <text:p>267.777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4.692388">
                <text:p>284.6923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1.645524">
                <text:p>291.6455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2.927913">
                <text:p>292.9279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.265935">
                <text:p>200.2659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2.643055">
                <text:p>282.6430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2.5329">
                <text:p>312.53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0.887171">
                <text:p>280.8871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7.581153">
                <text:p>297.5811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8.604111">
                <text:p>278.6041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1.577954">
                <text:p>301.5779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6.217725">
                <text:p>256.2177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6.301095">
                <text:p>276.3010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9.875668">
                <text:p>289.8756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2.914877">
                <text:p>282.9148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3.221648">
                <text:p>283.2216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8.85546">
                <text:p>208.855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3.231177">
                <text:p>383.2311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5.773085">
                <text:p>405.7730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6.436657">
                <text:p>406.4366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3.427498">
                <text:p>413.4274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5.723156">
                <text:p>395.7231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5.202804">
                <text:p>405.2028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6.676201">
                <text:p>406.6762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5.589987">
                <text:p>415.5899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3.686528">
                <text:p>333.6865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3.413834999999">
                <text:p>383.4138349999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3.514455">
                <text:p>383.5144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7.576801000001">
                <text:p>427.5768010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9.305389">
                <text:p>289.3053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5.727226999999">
                <text:p>295.7272269999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3.351086000001">
                <text:p>283.351086000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9.237053000001">
                <text:p>299.237053000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1.774301">
                <text:p>301.7743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3.472533">
                <text:p>313.4725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5.592231">
                <text:p>315.5922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5.931591">
                <text:p>225.9315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5.930538">
                <text:p>265.9305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2.666714">
                <text:p>292.6667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9.127192">
                <text:p>199.1271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3.426017">
                <text:p>343.4260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3.157478">
                <text:p>373.1574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6.02515">
                <text:p>376.025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4.715641">
                <text:p>434.7156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10.877198">
                <text:p>310.8771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3.712133999999">
                <text:p>383.7121339999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7.213373">
                <text:p>397.2133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0.243563">
                <text:p>430.2435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6.84044">
                <text:p>246.840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2.858202">
                <text:p>222.8582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7.069359">
                <text:p>327.0693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2.616168">
                <text:p>362.6161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5.747803">
                <text:p>395.7478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4.834949">
                <text:p>414.8349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8.895579">
                <text:p>308.8955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5.467530999999">
                <text:p>385.4675309999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9.109391999999">
                <text:p>399.1093919999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6.966413">
                <text:p>426.9664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0.473223">
                <text:p>280.4732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3.207039">
                <text:p>283.2070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2.639976">
                <text:p>222.6399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3.863904">
                <text:p>283.8639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9.406697999999">
                <text:p>299.406697999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6.274049000001">
                <text:p>356.2740490000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1.122001">
                <text:p>401.1220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6.229628999999">
                <text:p>406.229628999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36.640378">
                <text:p>436.6403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0.221220000001">
                <text:p>270.22122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7.595791">
                <text:p>287.5957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1.182621">
                <text:p>281.1826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7.195319">
                <text:p>287.1953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6.825258000001">
                <text:p>236.825258000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6.082871999999">
                <text:p>366.0828719999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5.669086">
                <text:p>375.6690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2.924708999999">
                <text:p>382.9247089999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19.233154">
                <text:p>419.2331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4.551882999998">
                <text:p>404.5518829999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34.909217999999">
                <text:p>434.9092179999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5.195825000001">
                <text:p>455.1958250000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72.782729000001">
                <text:p>472.7827290000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99.830583000001">
                <text:p>499.830583000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6.113039">
                <text:p>206.1130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4.50727">
                <text:p>284.507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9.453944999999">
                <text:p>289.4539449999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9.437384999999">
                <text:p>189.4373849999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9.107634">
                <text:p>289.1076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0.113657">
                <text:p>290.1136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7.057349000001">
                <text:p>207.0573490000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22.052093">
                <text:p>422.0520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9.387986">
                <text:p>449.3879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49.845449">
                <text:p>449.8454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51.822799">
                <text:p>451.8227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1.274786">
                <text:p>481.2747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2.371860000001">
                <text:p>292.37186000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03.732077999999">
                <text:p>303.7320779999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7.718891999999">
                <text:p>307.718891999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1.807192">
                <text:p>211.80719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251cm" svg:height="18.435cm" xlink:href=".." xlink:type="simple" chart:class="chart:area" chart:style-name="ch1">
        <chart:title svg:x="12.102cm" svg:y="0.503cm" chart:style-name="ch2">
          <text:p>Time Taken in each word
MaxRunningTests 1   Limit 250 ms</text:p>
        </chart:title>
        <chart:legend chart:legend-position="end" svg:x="28.67cm" svg:y="8.918cm" style:legend-expansion="high" chart:style-name="ch3"/>
        <chart:plot-area chart:style-name="ch4" table:cell-range-address="1_250.E1:1_250.E101" chart:data-source-has-labels="row" svg:x="1.636cm" svg:y="2.154cm" svg:width="26.409cm" svg:height="15.913cm">
          <chartooo:coordinate-region svg:x="2.628cm" svg:y="2.275cm" svg:width="25.276cm" svg:height="14.79cm"/>
          <chart:axis chart:dimension="x" chart:name="primary-x" chart:style-name="ch5"/>
          <chart:axis chart:dimension="y" chart:name="primary-y" chart:style-name="ch5">
            <chart:title svg:x="0.451cm" svg:y="11.067cm" chart:style-name="ch6">
              <text:p>Milliseconds</text:p>
            </chart:title>
            <chart:grid chart:style-name="ch7" chart:class="major"/>
          </chart:axis>
          <chart:series chart:style-name="ch8" chart:values-cell-range-address="1_250.E2:1_250.E101" chart:label-cell-address="1_250.E1:1_250.E1" chart:class="chart:area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Taken</text:p>
                <draw:g>
                  <svg:desc>1_250.E1:1_250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7.950919">
                <text:p>417.950919</text:p>
                <draw:g>
                  <svg:desc>1_250.E2:1_250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5.356641">
                <text:p>425.3566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2.217673">
                <text:p>452.2176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5.975288">
                <text:p>485.9752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7.979501">
                <text:p>507.9795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6.990788">
                <text:p>306.9907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0.623785">
                <text:p>310.6237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4.190557">
                <text:p>314.1905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.421123">
                <text:p>450.4211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2.885983">
                <text:p>452.8859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0.366969">
                <text:p>460.3669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9.674798">
                <text:p>469.6747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8.472778">
                <text:p>488.4727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6.577834">
                <text:p>216.5778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0.528046">
                <text:p>190.5280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9.279403">
                <text:p>299.2794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8.516243">
                <text:p>308.5162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9.608678">
                <text:p>319.6086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2.36467">
                <text:p>212.364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4.267633">
                <text:p>194.2676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4.895176">
                <text:p>274.8951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4.41875">
                <text:p>284.41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7.932794">
                <text:p>237.9327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13.901301">
                <text:p>1013.9013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3.965173">
                <text:p>1013.9651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05.78629">
                <text:p>1105.786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31.823912">
                <text:p>1131.8239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32.29998">
                <text:p>1132.299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5.655136">
                <text:p>1135.6551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48.747475">
                <text:p>1148.7474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63.93255">
                <text:p>1163.932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70.643826">
                <text:p>1170.6438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79.108901">
                <text:p>1179.1089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90.348419">
                <text:p>1190.3484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92.671155">
                <text:p>1192.6711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96.428654">
                <text:p>1196.4286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15.380956">
                <text:p>1215.3809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1.911968">
                <text:p>281.9119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9.346275999999">
                <text:p>289.3462759999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2.40953">
                <text:p>272.409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5.711892">
                <text:p>275.7118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5.3592">
                <text:p>235.35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2.846060999999">
                <text:p>262.8460609999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9.070102">
                <text:p>289.0701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8.411954">
                <text:p>278.4119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3.015677">
                <text:p>293.0156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0.282003">
                <text:p>1410.2820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55.509393">
                <text:p>1555.5093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85.331954">
                <text:p>1585.3319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85.534587">
                <text:p>1585.5345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25.352475">
                <text:p>1625.3524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27.110677">
                <text:p>1627.1106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34.554842">
                <text:p>1634.5548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44.951824">
                <text:p>1644.9518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44.964393">
                <text:p>1644.9643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56.779957">
                <text:p>1656.7799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62.855968">
                <text:p>1662.8559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73.138314">
                <text:p>1673.1383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80.45688">
                <text:p>1680.456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81.719557">
                <text:p>1681.7195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84.057679">
                <text:p>1684.0576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92.182004">
                <text:p>1692.1820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97.57624">
                <text:p>1697.576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02.897359">
                <text:p>1702.8973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11.357762">
                <text:p>1711.3577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12.653917">
                <text:p>1712.6539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0.010573">
                <text:p>210.0105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8.175582000001">
                <text:p>188.1755820000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4.132248">
                <text:p>274.1322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6.709986">
                <text:p>296.7099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5.442719999999">
                <text:p>245.4427199999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9.671906000001">
                <text:p>279.671906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8.353262000001">
                <text:p>288.353262000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1.258229000001">
                <text:p>301.258229000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3.380622999999">
                <text:p>303.380622999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9.256589000001">
                <text:p>309.2565890000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06.154577">
                <text:p>1706.1545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77.932094">
                <text:p>1777.9320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92.315438">
                <text:p>1792.3154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54.028902">
                <text:p>1854.0289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96.150906">
                <text:p>1896.1509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05.200243">
                <text:p>1905.2002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12.934538">
                <text:p>1912.9345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12.934798">
                <text:p>1912.9347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33.961993">
                <text:p>1933.9619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46.249233">
                <text:p>1946.2492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57.73525">
                <text:p>1957.735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74.192174">
                <text:p>1974.1921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80.281777">
                <text:p>1980.2817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96.294795">
                <text:p>1996.2947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96.338422">
                <text:p>1996.3384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05.852801">
                <text:p>2005.8528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14.561466">
                <text:p>2014.5614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14.59685">
                <text:p>2014.596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20.385528">
                <text:p>2020.3855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25.495781">
                <text:p>2025.4957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26.818232">
                <text:p>2026.8182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38.622989">
                <text:p>2038.6229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42.97747">
                <text:p>2042.977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55.15544">
                <text:p>2055.1554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1.432cm" svg:height="23.323cm" xlink:href=".." xlink:type="simple" chart:class="chart:area" chart:style-name="ch1">
        <chart:legend chart:legend-position="end" svg:x="38.851cm" svg:y="11.362cm" style:legend-expansion="high" chart:style-name="ch2"/>
        <chart:plot-area chart:style-name="ch3" table:cell-range-address="100_1.E1:100_1.E101" chart:data-source-has-labels="row" svg:x="0.828cm" svg:y="0.466cm" svg:width="37.195cm" svg:height="22.391cm">
          <chartooo:coordinate-region svg:x="1.82cm" svg:y="0.665cm" svg:width="36.203cm" svg:height="21.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100_1.E2:100_1.E101" chart:label-cell-address="100_1.E1:100_1.E1" chart:class="chart:area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Taken</text:p>
                <draw:g>
                  <svg:desc>100_1.E1:100_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03.90762">
                <text:p>2903.90762</text:p>
                <draw:g>
                  <svg:desc>100_1.E2:100_1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29.971944">
                <text:p>3529.9719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64.464497">
                <text:p>3664.4644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66.244585">
                <text:p>4066.2445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99.706549">
                <text:p>4299.7065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63.589526">
                <text:p>4363.5895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64.545033">
                <text:p>4364.5450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77.329243">
                <text:p>4377.3292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78.037258">
                <text:p>4478.0372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2.419155">
                <text:p>4502.4191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48.662235">
                <text:p>4548.6622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60.419009">
                <text:p>4660.4190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34.275013">
                <text:p>4734.2750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54.980863">
                <text:p>4754.9808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56.267043">
                <text:p>4756.2670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05.392448">
                <text:p>5105.3924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14.66152">
                <text:p>5114.661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56.91362">
                <text:p>5156.913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319.544468">
                <text:p>5319.5444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57.010963">
                <text:p>5457.0109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467.245614">
                <text:p>5467.2456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67.970259">
                <text:p>5467.9702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43.032648">
                <text:p>5543.0326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51.062035">
                <text:p>5651.0620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73.623944">
                <text:p>5673.6239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42.770736">
                <text:p>5742.7707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755.244544">
                <text:p>5755.2445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09.860743">
                <text:p>5909.8607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63.277338">
                <text:p>6463.2773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470.534392">
                <text:p>6470.5343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81.024361">
                <text:p>6481.0243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33.321414">
                <text:p>6533.3214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50.29103">
                <text:p>6550.291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53.106768">
                <text:p>6553.1067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740.157221">
                <text:p>6740.1572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848.452745">
                <text:p>6848.4527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030.212776">
                <text:p>7030.2127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26.838148">
                <text:p>7026.8381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279.848431">
                <text:p>7279.8484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296.157614">
                <text:p>7296.1576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32.073176">
                <text:p>7332.0731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351.184379">
                <text:p>7351.1843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378.293812">
                <text:p>7378.2938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397.505772">
                <text:p>7397.5057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411.649294">
                <text:p>7411.6492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404.313032">
                <text:p>7404.3130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443.976815">
                <text:p>7443.9768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456.332042">
                <text:p>7456.3320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523.128089">
                <text:p>7523.1280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537.729235">
                <text:p>7537.7292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543.750703">
                <text:p>7543.7507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545.150976">
                <text:p>7545.1509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564.448448">
                <text:p>7564.4484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591.091187">
                <text:p>7591.0911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667.359317">
                <text:p>7667.3593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830.096161">
                <text:p>7830.0961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918.160525">
                <text:p>7918.1605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865.945768">
                <text:p>7865.9457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972.197868">
                <text:p>7972.1978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61.779022">
                <text:p>7961.7790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43.499344">
                <text:p>8043.4993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048.614489">
                <text:p>8048.6144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982.089741">
                <text:p>7982.0897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050.454299">
                <text:p>8050.4542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60.859521">
                <text:p>8060.8595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004.916709">
                <text:p>8004.9167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075.208107">
                <text:p>8075.2081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080.394572">
                <text:p>8080.3945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100.805021">
                <text:p>8100.8050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140.328545">
                <text:p>8140.3285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094.187701">
                <text:p>8094.1877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159.401092">
                <text:p>8159.4010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124.045375">
                <text:p>8124.0453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191.708175">
                <text:p>8191.7081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222.930327">
                <text:p>8222.9303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224.561599">
                <text:p>8224.5615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169.926081">
                <text:p>8169.9260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247.534522">
                <text:p>8247.5345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249.140916">
                <text:p>8249.1409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257.728292">
                <text:p>8257.7282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91.196145">
                <text:p>8191.1961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57.932436">
                <text:p>8257.9324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65.493566">
                <text:p>8265.4935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260.558994">
                <text:p>8260.5589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271.324459">
                <text:p>8271.3244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271.482437">
                <text:p>8271.4824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213.177936">
                <text:p>8213.1779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217.991088">
                <text:p>8217.9910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283.757067">
                <text:p>8283.7570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221.405507">
                <text:p>8221.4055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221.378472">
                <text:p>8221.3784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223.247031">
                <text:p>8223.2470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291.839832">
                <text:p>8291.8398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295.946569">
                <text:p>8295.9465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239.800997">
                <text:p>8239.8009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248.791858">
                <text:p>8248.7918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249.824631">
                <text:p>8249.8246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254.537037">
                <text:p>8254.5370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265.161521">
                <text:p>8265.1615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265.820363">
                <text:p>8265.820363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63.163cm" svg:height="28.662cm" xlink:href=".." xlink:type="simple" chart:class="chart:line" chart:style-name="ch1">
        <chart:legend chart:legend-position="end" svg:x="58.644cm" svg:y="11.791cm" style:legend-expansion="high" chart:style-name="ch2"/>
        <chart:plot-area chart:style-name="ch3" table:cell-range-address="'Launch n, wait 1ms'.A1:'Launch n, wait 1ms'.J101" chart:data-source-has-labels="row" svg:x="1.263cm" svg:y="0.573cm" svg:width="56.118cm" svg:height="27.516cm">
          <chartooo:coordinate-region svg:x="2.255cm" svg:y="0.773cm" svg:width="54.661cm" svg:height="26.6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Launch n, wait 1ms'.A2:'Launch n, wait 1ms'.A101" chart:label-cell-address="'Launch n, wait 1ms'.A1:'Launch n, wait 1ms'.A1" chart:class="chart:line">
            <chart:data-point chart:repeated="100"/>
          </chart:series>
          <chart:series chart:style-name="ch7" chart:values-cell-range-address="'Launch n, wait 1ms'.B2:'Launch n, wait 1ms'.B101" chart:label-cell-address="'Launch n, wait 1ms'.B1:'Launch n, wait 1ms'.B1" chart:class="chart:line">
            <chart:data-point chart:repeated="100"/>
          </chart:series>
          <chart:series chart:style-name="ch8" chart:values-cell-range-address="'Launch n, wait 1ms'.C2:'Launch n, wait 1ms'.C101" chart:label-cell-address="'Launch n, wait 1ms'.C1:'Launch n, wait 1ms'.C1" chart:class="chart:line">
            <chart:data-point chart:repeated="100"/>
          </chart:series>
          <chart:series chart:style-name="ch9" chart:values-cell-range-address="'Launch n, wait 1ms'.D2:'Launch n, wait 1ms'.D101" chart:label-cell-address="'Launch n, wait 1ms'.D1:'Launch n, wait 1ms'.D1" chart:class="chart:line">
            <chart:data-point chart:repeated="100"/>
          </chart:series>
          <chart:series chart:style-name="ch10" chart:values-cell-range-address="'Launch n, wait 1ms'.E2:'Launch n, wait 1ms'.E101" chart:label-cell-address="'Launch n, wait 1ms'.E1:'Launch n, wait 1ms'.E1" chart:class="chart:line">
            <chart:data-point chart:repeated="100"/>
          </chart:series>
          <chart:series chart:style-name="ch11" chart:values-cell-range-address="'Launch n, wait 1ms'.F2:'Launch n, wait 1ms'.F101" chart:label-cell-address="'Launch n, wait 1ms'.F1:'Launch n, wait 1ms'.F1" chart:class="chart:line">
            <chart:data-point chart:repeated="100"/>
          </chart:series>
          <chart:series chart:style-name="ch12" chart:values-cell-range-address="'Launch n, wait 1ms'.G2:'Launch n, wait 1ms'.G101" chart:label-cell-address="'Launch n, wait 1ms'.G1:'Launch n, wait 1ms'.G1" chart:class="chart:line">
            <chart:data-point chart:repeated="100"/>
          </chart:series>
          <chart:series chart:style-name="ch13" chart:values-cell-range-address="'Launch n, wait 1ms'.H2:'Launch n, wait 1ms'.H101" chart:label-cell-address="'Launch n, wait 1ms'.H1:'Launch n, wait 1ms'.H1" chart:class="chart:line">
            <chart:data-point chart:repeated="100"/>
          </chart:series>
          <chart:series chart:style-name="ch14" chart:values-cell-range-address="'Launch n, wait 1ms'.I2:'Launch n, wait 1ms'.I101" chart:label-cell-address="'Launch n, wait 1ms'.I1:'Launch n, wait 1ms'.I1" chart:class="chart:line">
            <chart:data-point chart:repeated="100"/>
          </chart:series>
          <chart:series chart:style-name="ch15" chart:values-cell-range-address="'Launch n, wait 1ms'.J2:'Launch n, wait 1ms'.J101" chart:label-cell-address="'Launch n, wait 1ms'.J1:'Launch n, wait 1ms'.J1" chart:class="chart:line">
            <chart:data-point chart:repeated="10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unch 1, wait 1ms</text:p>
                <draw:g>
                  <svg:desc>'Launch n, wait 1ms'.A1:'Launch n, wait 1ms'.A1</svg:desc>
                </draw:g>
              </table:table-cell>
              <table:table-cell office:value-type="string">
                <text:p>Launch 2, wait 1ms</text:p>
                <draw:g>
                  <svg:desc>'Launch n, wait 1ms'.B1:'Launch n, wait 1ms'.B1</svg:desc>
                </draw:g>
              </table:table-cell>
              <table:table-cell office:value-type="string">
                <text:p>Launch 3, wait 1ms</text:p>
                <draw:g>
                  <svg:desc>'Launch n, wait 1ms'.C1:'Launch n, wait 1ms'.C1</svg:desc>
                </draw:g>
              </table:table-cell>
              <table:table-cell office:value-type="string">
                <text:p>Launch 4, wait 1ms</text:p>
                <draw:g>
                  <svg:desc>'Launch n, wait 1ms'.D1:'Launch n, wait 1ms'.D1</svg:desc>
                </draw:g>
              </table:table-cell>
              <table:table-cell office:value-type="string">
                <text:p>Launch 5, wait 1ms</text:p>
                <draw:g>
                  <svg:desc>'Launch n, wait 1ms'.E1:'Launch n, wait 1ms'.E1</svg:desc>
                </draw:g>
              </table:table-cell>
              <table:table-cell office:value-type="string">
                <text:p>Launch 6, wait 1ms</text:p>
                <draw:g>
                  <svg:desc>'Launch n, wait 1ms'.F1:'Launch n, wait 1ms'.F1</svg:desc>
                </draw:g>
              </table:table-cell>
              <table:table-cell office:value-type="string">
                <text:p>Launch 7, wait 1ms</text:p>
                <draw:g>
                  <svg:desc>'Launch n, wait 1ms'.G1:'Launch n, wait 1ms'.G1</svg:desc>
                </draw:g>
              </table:table-cell>
              <table:table-cell office:value-type="string">
                <text:p>Launch 8, wait 1ms</text:p>
                <draw:g>
                  <svg:desc>'Launch n, wait 1ms'.H1:'Launch n, wait 1ms'.H1</svg:desc>
                </draw:g>
              </table:table-cell>
              <table:table-cell office:value-type="string">
                <text:p>Launch 9, wait 1ms</text:p>
                <draw:g>
                  <svg:desc>'Launch n, wait 1ms'.I1:'Launch n, wait 1ms'.I1</svg:desc>
                </draw:g>
              </table:table-cell>
              <table:table-cell office:value-type="string">
                <text:p>Launch 10, wait 1ms</text:p>
                <draw:g>
                  <svg:desc>'Launch n, wait 1ms'.J1:'Launch n, wait 1ms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2.179903">
                <text:p>282.179903</text:p>
                <draw:g>
                  <svg:desc>'Launch n, wait 1ms'.A2:'Launch n, wait 1ms'.A101</svg:desc>
                </draw:g>
              </table:table-cell>
              <table:table-cell office:value-type="float" office:value="543.064346">
                <text:p>543.064346</text:p>
                <draw:g>
                  <svg:desc>'Launch n, wait 1ms'.B2:'Launch n, wait 1ms'.B101</svg:desc>
                </draw:g>
              </table:table-cell>
              <table:table-cell office:value-type="float" office:value="429.551715">
                <text:p>429.551715</text:p>
                <draw:g>
                  <svg:desc>'Launch n, wait 1ms'.C2:'Launch n, wait 1ms'.C101</svg:desc>
                </draw:g>
              </table:table-cell>
              <table:table-cell office:value-type="float" office:value="557.991854">
                <text:p>557.991854</text:p>
                <draw:g>
                  <svg:desc>'Launch n, wait 1ms'.D2:'Launch n, wait 1ms'.D101</svg:desc>
                </draw:g>
              </table:table-cell>
              <table:table-cell office:value-type="float" office:value="509.998721">
                <text:p>509.998721</text:p>
                <draw:g>
                  <svg:desc>'Launch n, wait 1ms'.E2:'Launch n, wait 1ms'.E101</svg:desc>
                </draw:g>
              </table:table-cell>
              <table:table-cell office:value-type="float" office:value="528.555568">
                <text:p>528.555568</text:p>
                <draw:g>
                  <svg:desc>'Launch n, wait 1ms'.F2:'Launch n, wait 1ms'.F101</svg:desc>
                </draw:g>
              </table:table-cell>
              <table:table-cell office:value-type="float" office:value="756.005227">
                <text:p>756.005227</text:p>
                <draw:g>
                  <svg:desc>'Launch n, wait 1ms'.G2:'Launch n, wait 1ms'.G101</svg:desc>
                </draw:g>
              </table:table-cell>
              <table:table-cell office:value-type="float" office:value="760.123325">
                <text:p>760.123325</text:p>
                <draw:g>
                  <svg:desc>'Launch n, wait 1ms'.H2:'Launch n, wait 1ms'.H101</svg:desc>
                </draw:g>
              </table:table-cell>
              <table:table-cell office:value-type="float" office:value="934.272163">
                <text:p>934.272163</text:p>
                <draw:g>
                  <svg:desc>'Launch n, wait 1ms'.I2:'Launch n, wait 1ms'.I101</svg:desc>
                </draw:g>
              </table:table-cell>
              <table:table-cell office:value-type="float" office:value="817.094959">
                <text:p>817.094959</text:p>
                <draw:g>
                  <svg:desc>'Launch n, wait 1ms'.J2:'Launch n, wait 1ms'.J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6.648002">
                <text:p>286.648002</text:p>
              </table:table-cell>
              <table:table-cell office:value-type="float" office:value="554.57615">
                <text:p>554.57615</text:p>
              </table:table-cell>
              <table:table-cell office:value-type="float" office:value="458.199022">
                <text:p>458.199022</text:p>
              </table:table-cell>
              <table:table-cell office:value-type="float" office:value="629.007339">
                <text:p>629.007339</text:p>
              </table:table-cell>
              <table:table-cell office:value-type="float" office:value="526.346066">
                <text:p>526.346066</text:p>
              </table:table-cell>
              <table:table-cell office:value-type="float" office:value="567.950434">
                <text:p>567.950434</text:p>
              </table:table-cell>
              <table:table-cell office:value-type="float" office:value="773.631424">
                <text:p>773.631424</text:p>
              </table:table-cell>
              <table:table-cell office:value-type="float" office:value="808.959253">
                <text:p>808.959253</text:p>
              </table:table-cell>
              <table:table-cell office:value-type="float" office:value="1091.159951">
                <text:p>1091.159951</text:p>
              </table:table-cell>
              <table:table-cell office:value-type="float" office:value="829.2641">
                <text:p>829.26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74.507321">
                <text:p>2574.507321</text:p>
              </table:table-cell>
              <table:table-cell office:value-type="float" office:value="560.434528">
                <text:p>560.434528</text:p>
              </table:table-cell>
              <table:table-cell office:value-type="float" office:value="459.614549">
                <text:p>459.614549</text:p>
              </table:table-cell>
              <table:table-cell office:value-type="float" office:value="653.64037">
                <text:p>653.64037</text:p>
              </table:table-cell>
              <table:table-cell office:value-type="float" office:value="571.872239">
                <text:p>571.872239</text:p>
              </table:table-cell>
              <table:table-cell office:value-type="float" office:value="573.440487">
                <text:p>573.440487</text:p>
              </table:table-cell>
              <table:table-cell office:value-type="float" office:value="811.852658">
                <text:p>811.852658</text:p>
              </table:table-cell>
              <table:table-cell office:value-type="float" office:value="851.216353">
                <text:p>851.216353</text:p>
              </table:table-cell>
              <table:table-cell office:value-type="float" office:value="1132.021191">
                <text:p>1132.021191</text:p>
              </table:table-cell>
              <table:table-cell office:value-type="float" office:value="833.730563">
                <text:p>833.7305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49.661972">
                <text:p>2649.661972</text:p>
              </table:table-cell>
              <table:table-cell office:value-type="float" office:value="568.563016">
                <text:p>568.563016</text:p>
              </table:table-cell>
              <table:table-cell office:value-type="float" office:value="468.604207">
                <text:p>468.604207</text:p>
              </table:table-cell>
              <table:table-cell office:value-type="float" office:value="656.479421">
                <text:p>656.479421</text:p>
              </table:table-cell>
              <table:table-cell office:value-type="float" office:value="601.243784">
                <text:p>601.243784</text:p>
              </table:table-cell>
              <table:table-cell office:value-type="float" office:value="580.974205">
                <text:p>580.974205</text:p>
              </table:table-cell>
              <table:table-cell office:value-type="float" office:value="838.648254">
                <text:p>838.648254</text:p>
              </table:table-cell>
              <table:table-cell office:value-type="float" office:value="851.87575">
                <text:p>851.87575</text:p>
              </table:table-cell>
              <table:table-cell office:value-type="float" office:value="1132.097821">
                <text:p>1132.097821</text:p>
              </table:table-cell>
              <table:table-cell office:value-type="float" office:value="843.285365">
                <text:p>843.2853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67.423787">
                <text:p>2667.423787</text:p>
              </table:table-cell>
              <table:table-cell office:value-type="float" office:value="581.083196">
                <text:p>581.083196</text:p>
              </table:table-cell>
              <table:table-cell office:value-type="float" office:value="495.124943">
                <text:p>495.124943</text:p>
              </table:table-cell>
              <table:table-cell office:value-type="float" office:value="670.79726">
                <text:p>670.79726</text:p>
              </table:table-cell>
              <table:table-cell office:value-type="float" office:value="624.633679">
                <text:p>624.633679</text:p>
              </table:table-cell>
              <table:table-cell office:value-type="float" office:value="589.539136">
                <text:p>589.539136</text:p>
              </table:table-cell>
              <table:table-cell office:value-type="float" office:value="845.982553">
                <text:p>845.982553</text:p>
              </table:table-cell>
              <table:table-cell office:value-type="float" office:value="887.348142">
                <text:p>887.348142</text:p>
              </table:table-cell>
              <table:table-cell office:value-type="float" office:value="1139.444238">
                <text:p>1139.444238</text:p>
              </table:table-cell>
              <table:table-cell office:value-type="float" office:value="847.152798">
                <text:p>847.1527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02.529967">
                <text:p>2702.529967</text:p>
              </table:table-cell>
              <table:table-cell office:value-type="float" office:value="642.692155">
                <text:p>642.692155</text:p>
              </table:table-cell>
              <table:table-cell office:value-type="float" office:value="844.366674">
                <text:p>844.366674</text:p>
              </table:table-cell>
              <table:table-cell office:value-type="float" office:value="688.182502">
                <text:p>688.182502</text:p>
              </table:table-cell>
              <table:table-cell office:value-type="float" office:value="627.247455">
                <text:p>627.247455</text:p>
              </table:table-cell>
              <table:table-cell office:value-type="float" office:value="652.823025">
                <text:p>652.823025</text:p>
              </table:table-cell>
              <table:table-cell office:value-type="float" office:value="848.219873">
                <text:p>848.219873</text:p>
              </table:table-cell>
              <table:table-cell office:value-type="float" office:value="906.503724">
                <text:p>906.503724</text:p>
              </table:table-cell>
              <table:table-cell office:value-type="float" office:value="1143.277731">
                <text:p>1143.277731</text:p>
              </table:table-cell>
              <table:table-cell office:value-type="float" office:value="864.403846">
                <text:p>864.4038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82.336064">
                <text:p>2782.336064</text:p>
              </table:table-cell>
              <table:table-cell office:value-type="float" office:value="896.714007">
                <text:p>896.714007</text:p>
              </table:table-cell>
              <table:table-cell office:value-type="float" office:value="857.702931">
                <text:p>857.702931</text:p>
              </table:table-cell>
              <table:table-cell office:value-type="float" office:value="704.63407">
                <text:p>704.63407</text:p>
              </table:table-cell>
              <table:table-cell office:value-type="float" office:value="1586.276922">
                <text:p>1586.276922</text:p>
              </table:table-cell>
              <table:table-cell office:value-type="float" office:value="1209.772349">
                <text:p>1209.772349</text:p>
              </table:table-cell>
              <table:table-cell office:value-type="float" office:value="860.797275">
                <text:p>860.797275</text:p>
              </table:table-cell>
              <table:table-cell office:value-type="float" office:value="918.883392">
                <text:p>918.883392</text:p>
              </table:table-cell>
              <table:table-cell office:value-type="float" office:value="1162.168007">
                <text:p>1162.168007</text:p>
              </table:table-cell>
              <table:table-cell office:value-type="float" office:value="878.917664">
                <text:p>878.9176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02.393322">
                <text:p>2802.393322</text:p>
              </table:table-cell>
              <table:table-cell office:value-type="float" office:value="903.922812">
                <text:p>903.922812</text:p>
              </table:table-cell>
              <table:table-cell office:value-type="float" office:value="872.600223">
                <text:p>872.600223</text:p>
              </table:table-cell>
              <table:table-cell office:value-type="float" office:value="1107.391984">
                <text:p>1107.391984</text:p>
              </table:table-cell>
              <table:table-cell office:value-type="float" office:value="1633.228264">
                <text:p>1633.228264</text:p>
              </table:table-cell>
              <table:table-cell office:value-type="float" office:value="1481.111205">
                <text:p>1481.111205</text:p>
              </table:table-cell>
              <table:table-cell office:value-type="float" office:value="864.531888">
                <text:p>864.531888</text:p>
              </table:table-cell>
              <table:table-cell office:value-type="float" office:value="935.22055">
                <text:p>935.22055</text:p>
              </table:table-cell>
              <table:table-cell office:value-type="float" office:value="1168.171473">
                <text:p>1168.171473</text:p>
              </table:table-cell>
              <table:table-cell office:value-type="float" office:value="935.972514">
                <text:p>935.9725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11.377619">
                <text:p>2811.377619</text:p>
              </table:table-cell>
              <table:table-cell office:value-type="float" office:value="917.95824">
                <text:p>917.95824</text:p>
              </table:table-cell>
              <table:table-cell office:value-type="float" office:value="902.443491">
                <text:p>902.443491</text:p>
              </table:table-cell>
              <table:table-cell office:value-type="float" office:value="1120.450049">
                <text:p>1120.450049</text:p>
              </table:table-cell>
              <table:table-cell office:value-type="float" office:value="1633.669471">
                <text:p>1633.669471</text:p>
              </table:table-cell>
              <table:table-cell office:value-type="float" office:value="1486.74148">
                <text:p>1486.74148</text:p>
              </table:table-cell>
              <table:table-cell office:value-type="float" office:value="876.541971">
                <text:p>876.541971</text:p>
              </table:table-cell>
              <table:table-cell office:value-type="float" office:value="945.509108">
                <text:p>945.509108</text:p>
              </table:table-cell>
              <table:table-cell office:value-type="float" office:value="1168.910731">
                <text:p>1168.910731</text:p>
              </table:table-cell>
              <table:table-cell office:value-type="float" office:value="938.545598">
                <text:p>938.5455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11.451103">
                <text:p>2811.451103</text:p>
              </table:table-cell>
              <table:table-cell office:value-type="float" office:value="1208.947873">
                <text:p>1208.947873</text:p>
              </table:table-cell>
              <table:table-cell office:value-type="float" office:value="1154.457879">
                <text:p>1154.457879</text:p>
              </table:table-cell>
              <table:table-cell office:value-type="float" office:value="1153.287844">
                <text:p>1153.287844</text:p>
              </table:table-cell>
              <table:table-cell office:value-type="float" office:value="1664.083439">
                <text:p>1664.083439</text:p>
              </table:table-cell>
              <table:table-cell office:value-type="float" office:value="1501.243761">
                <text:p>1501.243761</text:p>
              </table:table-cell>
              <table:table-cell office:value-type="float" office:value="1461.509093">
                <text:p>1461.509093</text:p>
              </table:table-cell>
              <table:table-cell office:value-type="float" office:value="948.574007">
                <text:p>948.574007</text:p>
              </table:table-cell>
              <table:table-cell office:value-type="float" office:value="1180.128372">
                <text:p>1180.128372</text:p>
              </table:table-cell>
              <table:table-cell office:value-type="float" office:value="952.153098">
                <text:p>952.1530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13.785913">
                <text:p>2813.785913</text:p>
              </table:table-cell>
              <table:table-cell office:value-type="float" office:value="1224.788003">
                <text:p>1224.788003</text:p>
              </table:table-cell>
              <table:table-cell office:value-type="float" office:value="1174.250191">
                <text:p>1174.250191</text:p>
              </table:table-cell>
              <table:table-cell office:value-type="float" office:value="1180.465119">
                <text:p>1180.465119</text:p>
              </table:table-cell>
              <table:table-cell office:value-type="float" office:value="1668.278831">
                <text:p>1668.278831</text:p>
              </table:table-cell>
              <table:table-cell office:value-type="float" office:value="1503.431622">
                <text:p>1503.431622</text:p>
              </table:table-cell>
              <table:table-cell office:value-type="float" office:value="1489.745958">
                <text:p>1489.745958</text:p>
              </table:table-cell>
              <table:table-cell office:value-type="float" office:value="1702.838153">
                <text:p>1702.838153</text:p>
              </table:table-cell>
              <table:table-cell office:value-type="float" office:value="1180.747734">
                <text:p>1180.747734</text:p>
              </table:table-cell>
              <table:table-cell office:value-type="float" office:value="1499.998983">
                <text:p>1499.9989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18.452245">
                <text:p>2818.452245</text:p>
              </table:table-cell>
              <table:table-cell office:value-type="float" office:value="1235.192809">
                <text:p>1235.192809</text:p>
              </table:table-cell>
              <table:table-cell office:value-type="float" office:value="1188.258495">
                <text:p>1188.258495</text:p>
              </table:table-cell>
              <table:table-cell office:value-type="float" office:value="1200.853216">
                <text:p>1200.853216</text:p>
              </table:table-cell>
              <table:table-cell office:value-type="float" office:value="1675.9828">
                <text:p>1675.9828</text:p>
              </table:table-cell>
              <table:table-cell office:value-type="float" office:value="1549.45848">
                <text:p>1549.45848</text:p>
              </table:table-cell>
              <table:table-cell office:value-type="float" office:value="1520.591429">
                <text:p>1520.591429</text:p>
              </table:table-cell>
              <table:table-cell office:value-type="float" office:value="1716.43993">
                <text:p>1716.43993</text:p>
              </table:table-cell>
              <table:table-cell office:value-type="float" office:value="1186.010872">
                <text:p>1186.010872</text:p>
              </table:table-cell>
              <table:table-cell office:value-type="float" office:value="1585.339567">
                <text:p>1585.3395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36.234621">
                <text:p>2836.234621</text:p>
              </table:table-cell>
              <table:table-cell office:value-type="float" office:value="1502.251469">
                <text:p>1502.251469</text:p>
              </table:table-cell>
              <table:table-cell office:value-type="float" office:value="1513.670703">
                <text:p>1513.670703</text:p>
              </table:table-cell>
              <table:table-cell office:value-type="float" office:value="1465.538423">
                <text:p>1465.538423</text:p>
              </table:table-cell>
              <table:table-cell office:value-type="float" office:value="1684.168333">
                <text:p>1684.168333</text:p>
              </table:table-cell>
              <table:table-cell office:value-type="float" office:value="1549.487986">
                <text:p>1549.487986</text:p>
              </table:table-cell>
              <table:table-cell office:value-type="float" office:value="1542.382349">
                <text:p>1542.382349</text:p>
              </table:table-cell>
              <table:table-cell office:value-type="float" office:value="1717.102401">
                <text:p>1717.102401</text:p>
              </table:table-cell>
              <table:table-cell office:value-type="float" office:value="1195.892375">
                <text:p>1195.892375</text:p>
              </table:table-cell>
              <table:table-cell office:value-type="float" office:value="1618.584133">
                <text:p>1618.5841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48.01043">
                <text:p>2848.01043</text:p>
              </table:table-cell>
              <table:table-cell office:value-type="float" office:value="1515.179144">
                <text:p>1515.179144</text:p>
              </table:table-cell>
              <table:table-cell office:value-type="float" office:value="1625.885068">
                <text:p>1625.885068</text:p>
              </table:table-cell>
              <table:table-cell office:value-type="float" office:value="1485.131125">
                <text:p>1485.131125</text:p>
              </table:table-cell>
              <table:table-cell office:value-type="float" office:value="1695.086714">
                <text:p>1695.086714</text:p>
              </table:table-cell>
              <table:table-cell office:value-type="float" office:value="1567.392826">
                <text:p>1567.392826</text:p>
              </table:table-cell>
              <table:table-cell office:value-type="float" office:value="1581.895404">
                <text:p>1581.895404</text:p>
              </table:table-cell>
              <table:table-cell office:value-type="float" office:value="1743.52997">
                <text:p>1743.52997</text:p>
              </table:table-cell>
              <table:table-cell office:value-type="float" office:value="3929.396144">
                <text:p>3929.396144</text:p>
              </table:table-cell>
              <table:table-cell office:value-type="float" office:value="1636.478406">
                <text:p>1636.4784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06.474491">
                <text:p>2906.474491</text:p>
              </table:table-cell>
              <table:table-cell office:value-type="float" office:value="1829.445828">
                <text:p>1829.445828</text:p>
              </table:table-cell>
              <table:table-cell office:value-type="float" office:value="1708.138617">
                <text:p>1708.138617</text:p>
              </table:table-cell>
              <table:table-cell office:value-type="float" office:value="1585.595111">
                <text:p>1585.595111</text:p>
              </table:table-cell>
              <table:table-cell office:value-type="float" office:value="1703.833812">
                <text:p>1703.833812</text:p>
              </table:table-cell>
              <table:table-cell office:value-type="float" office:value="1576.542307">
                <text:p>1576.542307</text:p>
              </table:table-cell>
              <table:table-cell office:value-type="float" office:value="1588.027215">
                <text:p>1588.027215</text:p>
              </table:table-cell>
              <table:table-cell office:value-type="float" office:value="1760.601472">
                <text:p>1760.601472</text:p>
              </table:table-cell>
              <table:table-cell office:value-type="float" office:value="4206.423252">
                <text:p>4206.423252</text:p>
              </table:table-cell>
              <table:table-cell office:value-type="float" office:value="1710.346276">
                <text:p>1710.3462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17.778468">
                <text:p>2917.778468</text:p>
              </table:table-cell>
              <table:table-cell office:value-type="float" office:value="1829.905216">
                <text:p>1829.905216</text:p>
              </table:table-cell>
              <table:table-cell office:value-type="float" office:value="1708.169921">
                <text:p>1708.169921</text:p>
              </table:table-cell>
              <table:table-cell office:value-type="float" office:value="1627.177618">
                <text:p>1627.177618</text:p>
              </table:table-cell>
              <table:table-cell office:value-type="float" office:value="1727.377367">
                <text:p>1727.377367</text:p>
              </table:table-cell>
              <table:table-cell office:value-type="float" office:value="1580.100454">
                <text:p>1580.100454</text:p>
              </table:table-cell>
              <table:table-cell office:value-type="float" office:value="1630.129523">
                <text:p>1630.129523</text:p>
              </table:table-cell>
              <table:table-cell office:value-type="float" office:value="1765.128626">
                <text:p>1765.128626</text:p>
              </table:table-cell>
              <table:table-cell office:value-type="float" office:value="4381.879892">
                <text:p>4381.879892</text:p>
              </table:table-cell>
              <table:table-cell office:value-type="float" office:value="1770.581197">
                <text:p>1770.5811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18.514417">
                <text:p>2918.514417</text:p>
              </table:table-cell>
              <table:table-cell office:value-type="float" office:value="1839.268514">
                <text:p>1839.268514</text:p>
              </table:table-cell>
              <table:table-cell office:value-type="float" office:value="1713.863076">
                <text:p>1713.863076</text:p>
              </table:table-cell>
              <table:table-cell office:value-type="float" office:value="1812.156354">
                <text:p>1812.156354</text:p>
              </table:table-cell>
              <table:table-cell office:value-type="float" office:value="1735.168991">
                <text:p>1735.168991</text:p>
              </table:table-cell>
              <table:table-cell office:value-type="float" office:value="1668.871756">
                <text:p>1668.871756</text:p>
              </table:table-cell>
              <table:table-cell office:value-type="float" office:value="1645.640412">
                <text:p>1645.640412</text:p>
              </table:table-cell>
              <table:table-cell office:value-type="float" office:value="1788.343222">
                <text:p>1788.343222</text:p>
              </table:table-cell>
              <table:table-cell office:value-type="float" office:value="4899.825135">
                <text:p>4899.825135</text:p>
              </table:table-cell>
              <table:table-cell office:value-type="float" office:value="1828.062067">
                <text:p>1828.0620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36.44388">
                <text:p>2936.44388</text:p>
              </table:table-cell>
              <table:table-cell office:value-type="float" office:value="2113.847493">
                <text:p>2113.847493</text:p>
              </table:table-cell>
              <table:table-cell office:value-type="float" office:value="1724.15037">
                <text:p>1724.15037</text:p>
              </table:table-cell>
              <table:table-cell office:value-type="float" office:value="1868.956396">
                <text:p>1868.956396</text:p>
              </table:table-cell>
              <table:table-cell office:value-type="float" office:value="1744.055986">
                <text:p>1744.055986</text:p>
              </table:table-cell>
              <table:table-cell office:value-type="float" office:value="3041.114131">
                <text:p>3041.114131</text:p>
              </table:table-cell>
              <table:table-cell office:value-type="float" office:value="2660.159579">
                <text:p>2660.159579</text:p>
              </table:table-cell>
              <table:table-cell office:value-type="float" office:value="1799.548412">
                <text:p>1799.548412</text:p>
              </table:table-cell>
              <table:table-cell office:value-type="float" office:value="4917.495413">
                <text:p>4917.495413</text:p>
              </table:table-cell>
              <table:table-cell office:value-type="float" office:value="1834.469178">
                <text:p>1834.4691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37.203587">
                <text:p>2937.203587</text:p>
              </table:table-cell>
              <table:table-cell office:value-type="float" office:value="2123.21688">
                <text:p>2123.21688</text:p>
              </table:table-cell>
              <table:table-cell office:value-type="float" office:value="2147.706437">
                <text:p>2147.706437</text:p>
              </table:table-cell>
              <table:table-cell office:value-type="float" office:value="1977.404053">
                <text:p>1977.404053</text:p>
              </table:table-cell>
              <table:table-cell office:value-type="float" office:value="1756.069557">
                <text:p>1756.069557</text:p>
              </table:table-cell>
              <table:table-cell office:value-type="float" office:value="3185.520904">
                <text:p>3185.520904</text:p>
              </table:table-cell>
              <table:table-cell office:value-type="float" office:value="2802.016064">
                <text:p>2802.016064</text:p>
              </table:table-cell>
              <table:table-cell office:value-type="float" office:value="1841.444748">
                <text:p>1841.444748</text:p>
              </table:table-cell>
              <table:table-cell office:value-type="float" office:value="5002.296257">
                <text:p>5002.296257</text:p>
              </table:table-cell>
              <table:table-cell office:value-type="float" office:value="1854.381249">
                <text:p>1854.3812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39.235442">
                <text:p>2939.235442</text:p>
              </table:table-cell>
              <table:table-cell office:value-type="float" office:value="2383.31497">
                <text:p>2383.31497</text:p>
              </table:table-cell>
              <table:table-cell office:value-type="float" office:value="2163.472864">
                <text:p>2163.472864</text:p>
              </table:table-cell>
              <table:table-cell office:value-type="float" office:value="2366.734834">
                <text:p>2366.734834</text:p>
              </table:table-cell>
              <table:table-cell office:value-type="float" office:value="2137.414954">
                <text:p>2137.414954</text:p>
              </table:table-cell>
              <table:table-cell office:value-type="float" office:value="3189.902634">
                <text:p>3189.902634</text:p>
              </table:table-cell>
              <table:table-cell office:value-type="float" office:value="2881.26001">
                <text:p>2881.26001</text:p>
              </table:table-cell>
              <table:table-cell office:value-type="float" office:value="1850.948164">
                <text:p>1850.948164</text:p>
              </table:table-cell>
              <table:table-cell office:value-type="float" office:value="5014.33254">
                <text:p>5014.33254</text:p>
              </table:table-cell>
              <table:table-cell office:value-type="float" office:value="1904.138663">
                <text:p>1904.1386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39.255741">
                <text:p>2939.255741</text:p>
              </table:table-cell>
              <table:table-cell office:value-type="float" office:value="2405.597494">
                <text:p>2405.597494</text:p>
              </table:table-cell>
              <table:table-cell office:value-type="float" office:value="2180.619081">
                <text:p>2180.619081</text:p>
              </table:table-cell>
              <table:table-cell office:value-type="float" office:value="2886.280804">
                <text:p>2886.280804</text:p>
              </table:table-cell>
              <table:table-cell office:value-type="float" office:value="2158.380866">
                <text:p>2158.380866</text:p>
              </table:table-cell>
              <table:table-cell office:value-type="float" office:value="3222.068534">
                <text:p>3222.068534</text:p>
              </table:table-cell>
              <table:table-cell office:value-type="float" office:value="2900.725891">
                <text:p>2900.725891</text:p>
              </table:table-cell>
              <table:table-cell office:value-type="float" office:value="2580.51967">
                <text:p>2580.51967</text:p>
              </table:table-cell>
              <table:table-cell office:value-type="float" office:value="5401.873409">
                <text:p>5401.873409</text:p>
              </table:table-cell>
              <table:table-cell office:value-type="float" office:value="2332.442265">
                <text:p>2332.4422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39.437178">
                <text:p>2939.437178</text:p>
              </table:table-cell>
              <table:table-cell office:value-type="float" office:value="2695.61215">
                <text:p>2695.61215</text:p>
              </table:table-cell>
              <table:table-cell office:value-type="float" office:value="2181.352835">
                <text:p>2181.352835</text:p>
              </table:table-cell>
              <table:table-cell office:value-type="float" office:value="2891.045645">
                <text:p>2891.045645</text:p>
              </table:table-cell>
              <table:table-cell office:value-type="float" office:value="2271.300066">
                <text:p>2271.300066</text:p>
              </table:table-cell>
              <table:table-cell office:value-type="float" office:value="3236.68878">
                <text:p>3236.68878</text:p>
              </table:table-cell>
              <table:table-cell office:value-type="float" office:value="2926.962224">
                <text:p>2926.962224</text:p>
              </table:table-cell>
              <table:table-cell office:value-type="float" office:value="2602.099711">
                <text:p>2602.099711</text:p>
              </table:table-cell>
              <table:table-cell office:value-type="float" office:value="5545.945847">
                <text:p>5545.945847</text:p>
              </table:table-cell>
              <table:table-cell office:value-type="float" office:value="2396.4673">
                <text:p>2396.46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42.767086">
                <text:p>2942.767086</text:p>
              </table:table-cell>
              <table:table-cell office:value-type="float" office:value="2696.38842">
                <text:p>2696.38842</text:p>
              </table:table-cell>
              <table:table-cell office:value-type="float" office:value="2186.676851">
                <text:p>2186.676851</text:p>
              </table:table-cell>
              <table:table-cell office:value-type="float" office:value="2950.730525">
                <text:p>2950.730525</text:p>
              </table:table-cell>
              <table:table-cell office:value-type="float" office:value="2290.48512">
                <text:p>2290.48512</text:p>
              </table:table-cell>
              <table:table-cell office:value-type="float" office:value="3288.793981">
                <text:p>3288.793981</text:p>
              </table:table-cell>
              <table:table-cell office:value-type="float" office:value="2929.34284">
                <text:p>2929.34284</text:p>
              </table:table-cell>
              <table:table-cell office:value-type="float" office:value="2602.225131">
                <text:p>2602.225131</text:p>
              </table:table-cell>
              <table:table-cell office:value-type="float" office:value="5669.470782">
                <text:p>5669.470782</text:p>
              </table:table-cell>
              <table:table-cell office:value-type="float" office:value="2503.061754">
                <text:p>2503.0617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48.199823">
                <text:p>2948.199823</text:p>
              </table:table-cell>
              <table:table-cell office:value-type="float" office:value="2696.586216">
                <text:p>2696.586216</text:p>
              </table:table-cell>
              <table:table-cell office:value-type="float" office:value="3222.234649">
                <text:p>3222.234649</text:p>
              </table:table-cell>
              <table:table-cell office:value-type="float" office:value="2958.518853">
                <text:p>2958.518853</text:p>
              </table:table-cell>
              <table:table-cell office:value-type="float" office:value="2304.701343">
                <text:p>2304.701343</text:p>
              </table:table-cell>
              <table:table-cell office:value-type="float" office:value="3302.74148">
                <text:p>3302.74148</text:p>
              </table:table-cell>
              <table:table-cell office:value-type="float" office:value="2938.295912">
                <text:p>2938.295912</text:p>
              </table:table-cell>
              <table:table-cell office:value-type="float" office:value="2604.317398">
                <text:p>2604.317398</text:p>
              </table:table-cell>
              <table:table-cell office:value-type="float" office:value="5718.622683">
                <text:p>5718.622683</text:p>
              </table:table-cell>
              <table:table-cell office:value-type="float" office:value="2529.813556">
                <text:p>2529.8135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48.680061">
                <text:p>2948.680061</text:p>
              </table:table-cell>
              <table:table-cell office:value-type="float" office:value="2982.902949">
                <text:p>2982.902949</text:p>
              </table:table-cell>
              <table:table-cell office:value-type="float" office:value="3230.087606">
                <text:p>3230.087606</text:p>
              </table:table-cell>
              <table:table-cell office:value-type="float" office:value="2959.259786">
                <text:p>2959.259786</text:p>
              </table:table-cell>
              <table:table-cell office:value-type="float" office:value="2353.782014">
                <text:p>2353.782014</text:p>
              </table:table-cell>
              <table:table-cell office:value-type="float" office:value="3305.340272">
                <text:p>3305.340272</text:p>
              </table:table-cell>
              <table:table-cell office:value-type="float" office:value="2958.324811">
                <text:p>2958.324811</text:p>
              </table:table-cell>
              <table:table-cell office:value-type="float" office:value="2622.809011">
                <text:p>2622.809011</text:p>
              </table:table-cell>
              <table:table-cell office:value-type="float" office:value="6021.400883">
                <text:p>6021.400883</text:p>
              </table:table-cell>
              <table:table-cell office:value-type="float" office:value="2615.418095">
                <text:p>2615.4180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50.439959">
                <text:p>2950.439959</text:p>
              </table:table-cell>
              <table:table-cell office:value-type="float" office:value="2991.06191">
                <text:p>2991.06191</text:p>
              </table:table-cell>
              <table:table-cell office:value-type="float" office:value="3233.342859">
                <text:p>3233.342859</text:p>
              </table:table-cell>
              <table:table-cell office:value-type="float" office:value="2959.868173">
                <text:p>2959.868173</text:p>
              </table:table-cell>
              <table:table-cell office:value-type="float" office:value="2795.810205">
                <text:p>2795.810205</text:p>
              </table:table-cell>
              <table:table-cell office:value-type="float" office:value="3305.671051">
                <text:p>3305.671051</text:p>
              </table:table-cell>
              <table:table-cell office:value-type="float" office:value="2966.190474">
                <text:p>2966.190474</text:p>
              </table:table-cell>
              <table:table-cell office:value-type="float" office:value="2633.877415">
                <text:p>2633.877415</text:p>
              </table:table-cell>
              <table:table-cell office:value-type="float" office:value="6033.554167">
                <text:p>6033.554167</text:p>
              </table:table-cell>
              <table:table-cell office:value-type="float" office:value="2693.412656">
                <text:p>2693.4126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52.411288">
                <text:p>2952.411288</text:p>
              </table:table-cell>
              <table:table-cell office:value-type="float" office:value="3277.928296">
                <text:p>3277.928296</text:p>
              </table:table-cell>
              <table:table-cell office:value-type="float" office:value="3238.580988">
                <text:p>3238.580988</text:p>
              </table:table-cell>
              <table:table-cell office:value-type="float" office:value="2959.877223">
                <text:p>2959.877223</text:p>
              </table:table-cell>
              <table:table-cell office:value-type="float" office:value="2798.471092">
                <text:p>2798.471092</text:p>
              </table:table-cell>
              <table:table-cell office:value-type="float" office:value="3312.869029">
                <text:p>3312.869029</text:p>
              </table:table-cell>
              <table:table-cell office:value-type="float" office:value="2973.086046">
                <text:p>2973.086046</text:p>
              </table:table-cell>
              <table:table-cell office:value-type="float" office:value="2649.630893">
                <text:p>2649.630893</text:p>
              </table:table-cell>
              <table:table-cell office:value-type="float" office:value="6081.009899">
                <text:p>6081.009899</text:p>
              </table:table-cell>
              <table:table-cell office:value-type="float" office:value="2716.831968">
                <text:p>2716.8319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57.627577">
                <text:p>2957.627577</text:p>
              </table:table-cell>
              <table:table-cell office:value-type="float" office:value="3280.086174">
                <text:p>3280.086174</text:p>
              </table:table-cell>
              <table:table-cell office:value-type="float" office:value="3246.11523">
                <text:p>3246.11523</text:p>
              </table:table-cell>
              <table:table-cell office:value-type="float" office:value="2967.281637">
                <text:p>2967.281637</text:p>
              </table:table-cell>
              <table:table-cell office:value-type="float" office:value="4566.138527">
                <text:p>4566.138527</text:p>
              </table:table-cell>
              <table:table-cell office:value-type="float" office:value="3313.692929">
                <text:p>3313.692929</text:p>
              </table:table-cell>
              <table:table-cell office:value-type="float" office:value="2983.856094">
                <text:p>2983.856094</text:p>
              </table:table-cell>
              <table:table-cell office:value-type="float" office:value="2651.707817">
                <text:p>2651.707817</text:p>
              </table:table-cell>
              <table:table-cell office:value-type="float" office:value="6110.804068">
                <text:p>6110.804068</text:p>
              </table:table-cell>
              <table:table-cell office:value-type="float" office:value="2731.169938">
                <text:p>2731.1699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57.647988">
                <text:p>2957.647988</text:p>
              </table:table-cell>
              <table:table-cell office:value-type="float" office:value="3559.330606">
                <text:p>3559.330606</text:p>
              </table:table-cell>
              <table:table-cell office:value-type="float" office:value="3249.972945">
                <text:p>3249.972945</text:p>
              </table:table-cell>
              <table:table-cell office:value-type="float" office:value="2975.003042">
                <text:p>2975.003042</text:p>
              </table:table-cell>
              <table:table-cell office:value-type="float" office:value="4808.271014">
                <text:p>4808.271014</text:p>
              </table:table-cell>
              <table:table-cell office:value-type="float" office:value="3319.941744">
                <text:p>3319.941744</text:p>
              </table:table-cell>
              <table:table-cell office:value-type="float" office:value="2994.722119">
                <text:p>2994.722119</text:p>
              </table:table-cell>
              <table:table-cell office:value-type="float" office:value="2667.312271">
                <text:p>2667.312271</text:p>
              </table:table-cell>
              <table:table-cell office:value-type="float" office:value="6225.632888">
                <text:p>6225.632888</text:p>
              </table:table-cell>
              <table:table-cell office:value-type="float" office:value="2740.731392">
                <text:p>2740.7313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69.517801">
                <text:p>2969.517801</text:p>
              </table:table-cell>
              <table:table-cell office:value-type="float" office:value="3574.553464">
                <text:p>3574.553464</text:p>
              </table:table-cell>
              <table:table-cell office:value-type="float" office:value="3273.061289">
                <text:p>3273.061289</text:p>
              </table:table-cell>
              <table:table-cell office:value-type="float" office:value="2977.737791">
                <text:p>2977.737791</text:p>
              </table:table-cell>
              <table:table-cell office:value-type="float" office:value="5012.199943">
                <text:p>5012.199943</text:p>
              </table:table-cell>
              <table:table-cell office:value-type="float" office:value="3326.012332">
                <text:p>3326.012332</text:p>
              </table:table-cell>
              <table:table-cell office:value-type="float" office:value="2998.138998">
                <text:p>2998.138998</text:p>
              </table:table-cell>
              <table:table-cell office:value-type="float" office:value="2672.760957">
                <text:p>2672.760957</text:p>
              </table:table-cell>
              <table:table-cell office:value-type="float" office:value="6329.471761">
                <text:p>6329.471761</text:p>
              </table:table-cell>
              <table:table-cell office:value-type="float" office:value="2781.064199">
                <text:p>2781.0641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73.486184">
                <text:p>2973.486184</text:p>
              </table:table-cell>
              <table:table-cell office:value-type="float" office:value="3841.616533">
                <text:p>3841.616533</text:p>
              </table:table-cell>
              <table:table-cell office:value-type="float" office:value="3273.266333">
                <text:p>3273.266333</text:p>
              </table:table-cell>
              <table:table-cell office:value-type="float" office:value="2983.892689">
                <text:p>2983.892689</text:p>
              </table:table-cell>
              <table:table-cell office:value-type="float" office:value="5042.774471">
                <text:p>5042.774471</text:p>
              </table:table-cell>
              <table:table-cell office:value-type="float" office:value="3335.807644">
                <text:p>3335.807644</text:p>
              </table:table-cell>
              <table:table-cell office:value-type="float" office:value="3014.957002">
                <text:p>3014.957002</text:p>
              </table:table-cell>
              <table:table-cell office:value-type="float" office:value="3228.184491">
                <text:p>3228.184491</text:p>
              </table:table-cell>
              <table:table-cell office:value-type="float" office:value="6387.78047">
                <text:p>6387.78047</text:p>
              </table:table-cell>
              <table:table-cell office:value-type="float" office:value="3165.654809">
                <text:p>3165.6548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83.375549">
                <text:p>2983.375549</text:p>
              </table:table-cell>
              <table:table-cell office:value-type="float" office:value="3866.173073">
                <text:p>3866.173073</text:p>
              </table:table-cell>
              <table:table-cell office:value-type="float" office:value="3273.750273">
                <text:p>3273.750273</text:p>
              </table:table-cell>
              <table:table-cell office:value-type="float" office:value="3011.503476">
                <text:p>3011.503476</text:p>
              </table:table-cell>
              <table:table-cell office:value-type="float" office:value="5090.358363">
                <text:p>5090.358363</text:p>
              </table:table-cell>
              <table:table-cell office:value-type="float" office:value="3340.053488">
                <text:p>3340.053488</text:p>
              </table:table-cell>
              <table:table-cell office:value-type="float" office:value="3016.394609">
                <text:p>3016.394609</text:p>
              </table:table-cell>
              <table:table-cell office:value-type="float" office:value="3239.529145">
                <text:p>3239.529145</text:p>
              </table:table-cell>
              <table:table-cell office:value-type="float" office:value="6395.931197">
                <text:p>6395.931197</text:p>
              </table:table-cell>
              <table:table-cell office:value-type="float" office:value="3481.896544">
                <text:p>3481.8965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89.462089">
                <text:p>2989.462089</text:p>
              </table:table-cell>
              <table:table-cell office:value-type="float" office:value="4160.063419">
                <text:p>4160.063419</text:p>
              </table:table-cell>
              <table:table-cell office:value-type="float" office:value="3273.761385">
                <text:p>3273.761385</text:p>
              </table:table-cell>
              <table:table-cell office:value-type="float" office:value="3016.238015">
                <text:p>3016.238015</text:p>
              </table:table-cell>
              <table:table-cell office:value-type="float" office:value="5409.631857">
                <text:p>5409.631857</text:p>
              </table:table-cell>
              <table:table-cell office:value-type="float" office:value="3352.394863">
                <text:p>3352.394863</text:p>
              </table:table-cell>
              <table:table-cell office:value-type="float" office:value="3025.068891">
                <text:p>3025.068891</text:p>
              </table:table-cell>
              <table:table-cell office:value-type="float" office:value="3271.670886">
                <text:p>3271.670886</text:p>
              </table:table-cell>
              <table:table-cell office:value-type="float" office:value="6405.529469">
                <text:p>6405.529469</text:p>
              </table:table-cell>
              <table:table-cell office:value-type="float" office:value="3591.888432">
                <text:p>3591.8884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06.79658">
                <text:p>3006.79658</text:p>
              </table:table-cell>
              <table:table-cell office:value-type="float" office:value="4162.144558">
                <text:p>4162.144558</text:p>
              </table:table-cell>
              <table:table-cell office:value-type="float" office:value="3293.121153">
                <text:p>3293.121153</text:p>
              </table:table-cell>
              <table:table-cell office:value-type="float" office:value="3292.606966">
                <text:p>3292.606966</text:p>
              </table:table-cell>
              <table:table-cell office:value-type="float" office:value="5636.178707">
                <text:p>5636.178707</text:p>
              </table:table-cell>
              <table:table-cell office:value-type="float" office:value="3363.9798">
                <text:p>3363.9798</text:p>
              </table:table-cell>
              <table:table-cell office:value-type="float" office:value="3025.078519">
                <text:p>3025.078519</text:p>
              </table:table-cell>
              <table:table-cell office:value-type="float" office:value="3300.136179">
                <text:p>3300.136179</text:p>
              </table:table-cell>
              <table:table-cell office:value-type="float" office:value="6498.592203">
                <text:p>6498.592203</text:p>
              </table:table-cell>
              <table:table-cell office:value-type="float" office:value="3599.879967">
                <text:p>3599.8799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17.399898">
                <text:p>3317.399898</text:p>
              </table:table-cell>
              <table:table-cell office:value-type="float" office:value="4183.630376">
                <text:p>4183.630376</text:p>
              </table:table-cell>
              <table:table-cell office:value-type="float" office:value="3294.798817">
                <text:p>3294.798817</text:p>
              </table:table-cell>
              <table:table-cell office:value-type="float" office:value="3333.631735">
                <text:p>3333.631735</text:p>
              </table:table-cell>
              <table:table-cell office:value-type="float" office:value="5729.259523">
                <text:p>5729.259523</text:p>
              </table:table-cell>
              <table:table-cell office:value-type="float" office:value="3373.697871">
                <text:p>3373.697871</text:p>
              </table:table-cell>
              <table:table-cell office:value-type="float" office:value="3708.117042">
                <text:p>3708.117042</text:p>
              </table:table-cell>
              <table:table-cell office:value-type="float" office:value="3308.240316">
                <text:p>3308.240316</text:p>
              </table:table-cell>
              <table:table-cell office:value-type="float" office:value="6581.065442">
                <text:p>6581.065442</text:p>
              </table:table-cell>
              <table:table-cell office:value-type="float" office:value="3635.352587">
                <text:p>3635.3525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17.944727">
                <text:p>3317.944727</text:p>
              </table:table-cell>
              <table:table-cell office:value-type="float" office:value="4765.529277">
                <text:p>4765.529277</text:p>
              </table:table-cell>
              <table:table-cell office:value-type="float" office:value="3302.101464">
                <text:p>3302.101464</text:p>
              </table:table-cell>
              <table:table-cell office:value-type="float" office:value="3347.696582">
                <text:p>3347.696582</text:p>
              </table:table-cell>
              <table:table-cell office:value-type="float" office:value="5773.342566">
                <text:p>5773.342566</text:p>
              </table:table-cell>
              <table:table-cell office:value-type="float" office:value="3383.24522">
                <text:p>3383.24522</text:p>
              </table:table-cell>
              <table:table-cell office:value-type="float" office:value="3720.951796">
                <text:p>3720.951796</text:p>
              </table:table-cell>
              <table:table-cell office:value-type="float" office:value="3420.204017">
                <text:p>3420.204017</text:p>
              </table:table-cell>
              <table:table-cell office:value-type="float" office:value="6802.827024">
                <text:p>6802.827024</text:p>
              </table:table-cell>
              <table:table-cell office:value-type="float" office:value="3637.073333">
                <text:p>3637.07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20.085227">
                <text:p>3320.085227</text:p>
              </table:table-cell>
              <table:table-cell office:value-type="float" office:value="4783.48156">
                <text:p>4783.48156</text:p>
              </table:table-cell>
              <table:table-cell office:value-type="float" office:value="3596.600595">
                <text:p>3596.600595</text:p>
              </table:table-cell>
              <table:table-cell office:value-type="float" office:value="3537.32703">
                <text:p>3537.32703</text:p>
              </table:table-cell>
              <table:table-cell office:value-type="float" office:value="5788.600359">
                <text:p>5788.600359</text:p>
              </table:table-cell>
              <table:table-cell office:value-type="float" office:value="3386.301584">
                <text:p>3386.301584</text:p>
              </table:table-cell>
              <table:table-cell office:value-type="float" office:value="3738.58772">
                <text:p>3738.58772</text:p>
              </table:table-cell>
              <table:table-cell office:value-type="float" office:value="3428.174134">
                <text:p>3428.174134</text:p>
              </table:table-cell>
              <table:table-cell office:value-type="float" office:value="6830.210153">
                <text:p>6830.210153</text:p>
              </table:table-cell>
              <table:table-cell office:value-type="float" office:value="3662.228638">
                <text:p>3662.2286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99.164424">
                <text:p>3599.164424</text:p>
              </table:table-cell>
              <table:table-cell office:value-type="float" office:value="4826.525305">
                <text:p>4826.525305</text:p>
              </table:table-cell>
              <table:table-cell office:value-type="float" office:value="3597.827802">
                <text:p>3597.827802</text:p>
              </table:table-cell>
              <table:table-cell office:value-type="float" office:value="3660.86532">
                <text:p>3660.86532</text:p>
              </table:table-cell>
              <table:table-cell office:value-type="float" office:value="6049.213802">
                <text:p>6049.213802</text:p>
              </table:table-cell>
              <table:table-cell office:value-type="float" office:value="3396.369043">
                <text:p>3396.369043</text:p>
              </table:table-cell>
              <table:table-cell office:value-type="float" office:value="3747.793327">
                <text:p>3747.793327</text:p>
              </table:table-cell>
              <table:table-cell office:value-type="float" office:value="3513.792757">
                <text:p>3513.792757</text:p>
              </table:table-cell>
              <table:table-cell office:value-type="float" office:value="6911.091913">
                <text:p>6911.091913</text:p>
              </table:table-cell>
              <table:table-cell office:value-type="float" office:value="3675.001728">
                <text:p>3675.0017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06.300685">
                <text:p>3606.300685</text:p>
              </table:table-cell>
              <table:table-cell office:value-type="float" office:value="4829.670085">
                <text:p>4829.670085</text:p>
              </table:table-cell>
              <table:table-cell office:value-type="float" office:value="3605.823394">
                <text:p>3605.823394</text:p>
              </table:table-cell>
              <table:table-cell office:value-type="float" office:value="3693.330237">
                <text:p>3693.330237</text:p>
              </table:table-cell>
              <table:table-cell office:value-type="float" office:value="6104.22462">
                <text:p>6104.22462</text:p>
              </table:table-cell>
              <table:table-cell office:value-type="float" office:value="4123.180968">
                <text:p>4123.180968</text:p>
              </table:table-cell>
              <table:table-cell office:value-type="float" office:value="3777.10592">
                <text:p>3777.10592</text:p>
              </table:table-cell>
              <table:table-cell office:value-type="float" office:value="4359.401455">
                <text:p>4359.401455</text:p>
              </table:table-cell>
              <table:table-cell office:value-type="float" office:value="6974.464789">
                <text:p>6974.464789</text:p>
              </table:table-cell>
              <table:table-cell office:value-type="float" office:value="3706.444047">
                <text:p>3706.4440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88.298768">
                <text:p>3888.298768</text:p>
              </table:table-cell>
              <table:table-cell office:value-type="float" office:value="4849.847501">
                <text:p>4849.847501</text:p>
              </table:table-cell>
              <table:table-cell office:value-type="float" office:value="3940.038842">
                <text:p>3940.038842</text:p>
              </table:table-cell>
              <table:table-cell office:value-type="float" office:value="3743.021511">
                <text:p>3743.021511</text:p>
              </table:table-cell>
              <table:table-cell office:value-type="float" office:value="6120.255182">
                <text:p>6120.255182</text:p>
              </table:table-cell>
              <table:table-cell office:value-type="float" office:value="4219.825828">
                <text:p>4219.825828</text:p>
              </table:table-cell>
              <table:table-cell office:value-type="float" office:value="3784.456135">
                <text:p>3784.456135</text:p>
              </table:table-cell>
              <table:table-cell office:value-type="float" office:value="4486.884994">
                <text:p>4486.884994</text:p>
              </table:table-cell>
              <table:table-cell office:value-type="float" office:value="7017.540569">
                <text:p>7017.540569</text:p>
              </table:table-cell>
              <table:table-cell office:value-type="float" office:value="3719.54042">
                <text:p>3719.540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92.405984">
                <text:p>3892.405984</text:p>
              </table:table-cell>
              <table:table-cell office:value-type="float" office:value="4880.950765">
                <text:p>4880.950765</text:p>
              </table:table-cell>
              <table:table-cell office:value-type="float" office:value="3980.448966">
                <text:p>3980.448966</text:p>
              </table:table-cell>
              <table:table-cell office:value-type="float" office:value="3790.548758">
                <text:p>3790.548758</text:p>
              </table:table-cell>
              <table:table-cell office:value-type="float" office:value="6191.493513">
                <text:p>6191.493513</text:p>
              </table:table-cell>
              <table:table-cell office:value-type="float" office:value="4231.850514">
                <text:p>4231.850514</text:p>
              </table:table-cell>
              <table:table-cell office:value-type="float" office:value="3788.177815">
                <text:p>3788.177815</text:p>
              </table:table-cell>
              <table:table-cell office:value-type="float" office:value="4510.124553">
                <text:p>4510.124553</text:p>
              </table:table-cell>
              <table:table-cell office:value-type="float" office:value="7095.960098">
                <text:p>7095.960098</text:p>
              </table:table-cell>
              <table:table-cell office:value-type="float" office:value="3729.696835">
                <text:p>3729.6968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85.1671">
                <text:p>4185.1671</text:p>
              </table:table-cell>
              <table:table-cell office:value-type="float" office:value="4884.194696">
                <text:p>4884.194696</text:p>
              </table:table-cell>
              <table:table-cell office:value-type="float" office:value="3995.207571">
                <text:p>3995.207571</text:p>
              </table:table-cell>
              <table:table-cell office:value-type="float" office:value="4108.510482">
                <text:p>4108.510482</text:p>
              </table:table-cell>
              <table:table-cell office:value-type="float" office:value="6424.044828">
                <text:p>6424.044828</text:p>
              </table:table-cell>
              <table:table-cell office:value-type="float" office:value="4235.420726">
                <text:p>4235.420726</text:p>
              </table:table-cell>
              <table:table-cell office:value-type="float" office:value="3823.933197">
                <text:p>3823.933197</text:p>
              </table:table-cell>
              <table:table-cell office:value-type="float" office:value="4520.754262">
                <text:p>4520.754262</text:p>
              </table:table-cell>
              <table:table-cell office:value-type="float" office:value="7157.836544">
                <text:p>7157.836544</text:p>
              </table:table-cell>
              <table:table-cell office:value-type="float" office:value="3755.822118">
                <text:p>3755.8221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93.744407">
                <text:p>4193.744407</text:p>
              </table:table-cell>
              <table:table-cell office:value-type="float" office:value="4903.292713">
                <text:p>4903.292713</text:p>
              </table:table-cell>
              <table:table-cell office:value-type="float" office:value="4015.84472">
                <text:p>4015.84472</text:p>
              </table:table-cell>
              <table:table-cell office:value-type="float" office:value="4130.806427">
                <text:p>4130.806427</text:p>
              </table:table-cell>
              <table:table-cell office:value-type="float" office:value="6591.685061">
                <text:p>6591.685061</text:p>
              </table:table-cell>
              <table:table-cell office:value-type="float" office:value="4273.485418">
                <text:p>4273.485418</text:p>
              </table:table-cell>
              <table:table-cell office:value-type="float" office:value="3824.035809">
                <text:p>3824.035809</text:p>
              </table:table-cell>
              <table:table-cell office:value-type="float" office:value="4525.431781">
                <text:p>4525.431781</text:p>
              </table:table-cell>
              <table:table-cell office:value-type="float" office:value="7177.389206">
                <text:p>7177.389206</text:p>
              </table:table-cell>
              <table:table-cell office:value-type="float" office:value="3778.178841">
                <text:p>3778.1788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91.765774">
                <text:p>4491.765774</text:p>
              </table:table-cell>
              <table:table-cell office:value-type="float" office:value="5191.440878">
                <text:p>5191.440878</text:p>
              </table:table-cell>
              <table:table-cell office:value-type="float" office:value="4357.154739">
                <text:p>4357.154739</text:p>
              </table:table-cell>
              <table:table-cell office:value-type="float" office:value="4205.976239">
                <text:p>4205.976239</text:p>
              </table:table-cell>
              <table:table-cell office:value-type="float" office:value="6668.2458">
                <text:p>6668.2458</text:p>
              </table:table-cell>
              <table:table-cell office:value-type="float" office:value="4293.519146">
                <text:p>4293.519146</text:p>
              </table:table-cell>
              <table:table-cell office:value-type="float" office:value="4519.798957">
                <text:p>4519.798957</text:p>
              </table:table-cell>
              <table:table-cell office:value-type="float" office:value="4525.636683">
                <text:p>4525.636683</text:p>
              </table:table-cell>
              <table:table-cell office:value-type="float" office:value="7233.227076">
                <text:p>7233.227076</text:p>
              </table:table-cell>
              <table:table-cell office:value-type="float" office:value="6713.777755">
                <text:p>6713.7777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92.447323">
                <text:p>4492.447323</text:p>
              </table:table-cell>
              <table:table-cell office:value-type="float" office:value="5210.101958">
                <text:p>5210.101958</text:p>
              </table:table-cell>
              <table:table-cell office:value-type="float" office:value="4382.094894">
                <text:p>4382.094894</text:p>
              </table:table-cell>
              <table:table-cell office:value-type="float" office:value="4334.32272">
                <text:p>4334.32272</text:p>
              </table:table-cell>
              <table:table-cell office:value-type="float" office:value="6684.104515">
                <text:p>6684.104515</text:p>
              </table:table-cell>
              <table:table-cell office:value-type="float" office:value="4297.78896">
                <text:p>4297.78896</text:p>
              </table:table-cell>
              <table:table-cell office:value-type="float" office:value="4554.079325">
                <text:p>4554.079325</text:p>
              </table:table-cell>
              <table:table-cell office:value-type="float" office:value="4529.140109">
                <text:p>4529.140109</text:p>
              </table:table-cell>
              <table:table-cell office:value-type="float" office:value="7249.516848">
                <text:p>7249.516848</text:p>
              </table:table-cell>
              <table:table-cell office:value-type="float" office:value="6793.64033">
                <text:p>6793.640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04.67101">
                <text:p>4704.67101</text:p>
              </table:table-cell>
              <table:table-cell office:value-type="float" office:value="5233.695447">
                <text:p>5233.695447</text:p>
              </table:table-cell>
              <table:table-cell office:value-type="float" office:value="4453.37067">
                <text:p>4453.37067</text:p>
              </table:table-cell>
              <table:table-cell office:value-type="float" office:value="4335.127636">
                <text:p>4335.127636</text:p>
              </table:table-cell>
              <table:table-cell office:value-type="float" office:value="6691.978664">
                <text:p>6691.978664</text:p>
              </table:table-cell>
              <table:table-cell office:value-type="float" office:value="4307.771906">
                <text:p>4307.771906</text:p>
              </table:table-cell>
              <table:table-cell office:value-type="float" office:value="4566.431411">
                <text:p>4566.431411</text:p>
              </table:table-cell>
              <table:table-cell office:value-type="float" office:value="4550.790704">
                <text:p>4550.790704</text:p>
              </table:table-cell>
              <table:table-cell office:value-type="float" office:value="7257.590785">
                <text:p>7257.590785</text:p>
              </table:table-cell>
              <table:table-cell office:value-type="float" office:value="6859.894451">
                <text:p>6859.8944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95.213018">
                <text:p>4995.213018</text:p>
              </table:table-cell>
              <table:table-cell office:value-type="float" office:value="5488.312983">
                <text:p>5488.312983</text:p>
              </table:table-cell>
              <table:table-cell office:value-type="float" office:value="4468.212106">
                <text:p>4468.212106</text:p>
              </table:table-cell>
              <table:table-cell office:value-type="float" office:value="4356.485534">
                <text:p>4356.485534</text:p>
              </table:table-cell>
              <table:table-cell office:value-type="float" office:value="6840.082901">
                <text:p>6840.082901</text:p>
              </table:table-cell>
              <table:table-cell office:value-type="float" office:value="4315.787315">
                <text:p>4315.787315</text:p>
              </table:table-cell>
              <table:table-cell office:value-type="float" office:value="4567.387361">
                <text:p>4567.387361</text:p>
              </table:table-cell>
              <table:table-cell office:value-type="float" office:value="4568.479465">
                <text:p>4568.479465</text:p>
              </table:table-cell>
              <table:table-cell office:value-type="float" office:value="7295.172198">
                <text:p>7295.172198</text:p>
              </table:table-cell>
              <table:table-cell office:value-type="float" office:value="6949.705275">
                <text:p>6949.7052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04.835495">
                <text:p>5004.835495</text:p>
              </table:table-cell>
              <table:table-cell office:value-type="float" office:value="5546.804366">
                <text:p>5546.804366</text:p>
              </table:table-cell>
              <table:table-cell office:value-type="float" office:value="4488.224657">
                <text:p>4488.224657</text:p>
              </table:table-cell>
              <table:table-cell office:value-type="float" office:value="4389.755922">
                <text:p>4389.755922</text:p>
              </table:table-cell>
              <table:table-cell office:value-type="float" office:value="6844.162396">
                <text:p>6844.162396</text:p>
              </table:table-cell>
              <table:table-cell office:value-type="float" office:value="4321.696682">
                <text:p>4321.696682</text:p>
              </table:table-cell>
              <table:table-cell office:value-type="float" office:value="4582.604039">
                <text:p>4582.604039</text:p>
              </table:table-cell>
              <table:table-cell office:value-type="float" office:value="4600.810755">
                <text:p>4600.810755</text:p>
              </table:table-cell>
              <table:table-cell office:value-type="float" office:value="7301.386329">
                <text:p>7301.386329</text:p>
              </table:table-cell>
              <table:table-cell office:value-type="float" office:value="7002.876846">
                <text:p>7002.8768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22.09106">
                <text:p>5222.09106</text:p>
              </table:table-cell>
              <table:table-cell office:value-type="float" office:value="5568.912715">
                <text:p>5568.912715</text:p>
              </table:table-cell>
              <table:table-cell office:value-type="float" office:value="4751.990227">
                <text:p>4751.990227</text:p>
              </table:table-cell>
              <table:table-cell office:value-type="float" office:value="4659.392776">
                <text:p>4659.392776</text:p>
              </table:table-cell>
              <table:table-cell office:value-type="float" office:value="6908.178305">
                <text:p>6908.178305</text:p>
              </table:table-cell>
              <table:table-cell office:value-type="float" office:value="4349.879687">
                <text:p>4349.879687</text:p>
              </table:table-cell>
              <table:table-cell office:value-type="float" office:value="4594.650103">
                <text:p>4594.650103</text:p>
              </table:table-cell>
              <table:table-cell office:value-type="float" office:value="4600.831966">
                <text:p>4600.831966</text:p>
              </table:table-cell>
              <table:table-cell office:value-type="float" office:value="7320.215679">
                <text:p>7320.215679</text:p>
              </table:table-cell>
              <table:table-cell office:value-type="float" office:value="7021.453706">
                <text:p>7021.4537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56.346368">
                <text:p>5556.346368</text:p>
              </table:table-cell>
              <table:table-cell office:value-type="float" office:value="5854.480462">
                <text:p>5854.480462</text:p>
              </table:table-cell>
              <table:table-cell office:value-type="float" office:value="4768.485462">
                <text:p>4768.485462</text:p>
              </table:table-cell>
              <table:table-cell office:value-type="float" office:value="4726.973184">
                <text:p>4726.973184</text:p>
              </table:table-cell>
              <table:table-cell office:value-type="float" office:value="7056.845133">
                <text:p>7056.845133</text:p>
              </table:table-cell>
              <table:table-cell office:value-type="float" office:value="4708.051868">
                <text:p>4708.051868</text:p>
              </table:table-cell>
              <table:table-cell office:value-type="float" office:value="4615.972982">
                <text:p>4615.972982</text:p>
              </table:table-cell>
              <table:table-cell office:value-type="float" office:value="4600.814191">
                <text:p>4600.814191</text:p>
              </table:table-cell>
              <table:table-cell office:value-type="float" office:value="7329.240339">
                <text:p>7329.240339</text:p>
              </table:table-cell>
              <table:table-cell office:value-type="float" office:value="7087.594833">
                <text:p>7087.5948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77.872816">
                <text:p>5577.872816</text:p>
              </table:table-cell>
              <table:table-cell office:value-type="float" office:value="5858.155439">
                <text:p>5858.155439</text:p>
              </table:table-cell>
              <table:table-cell office:value-type="float" office:value="4782.657075">
                <text:p>4782.657075</text:p>
              </table:table-cell>
              <table:table-cell office:value-type="float" office:value="4918.964519">
                <text:p>4918.964519</text:p>
              </table:table-cell>
              <table:table-cell office:value-type="float" office:value="7400.109615">
                <text:p>7400.109615</text:p>
              </table:table-cell>
              <table:table-cell office:value-type="float" office:value="4815.287316">
                <text:p>4815.287316</text:p>
              </table:table-cell>
              <table:table-cell office:value-type="float" office:value="4622.744876">
                <text:p>4622.744876</text:p>
              </table:table-cell>
              <table:table-cell office:value-type="float" office:value="4600.843519">
                <text:p>4600.843519</text:p>
              </table:table-cell>
              <table:table-cell office:value-type="float" office:value="7376.978877">
                <text:p>7376.978877</text:p>
              </table:table-cell>
              <table:table-cell office:value-type="float" office:value="7146.317103">
                <text:p>7146.3171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88.293877">
                <text:p>5588.293877</text:p>
              </table:table-cell>
              <table:table-cell office:value-type="float" office:value="5859.536753">
                <text:p>5859.536753</text:p>
              </table:table-cell>
              <table:table-cell office:value-type="float" office:value="5071.466251">
                <text:p>5071.466251</text:p>
              </table:table-cell>
              <table:table-cell office:value-type="float" office:value="5016.491742">
                <text:p>5016.491742</text:p>
              </table:table-cell>
              <table:table-cell office:value-type="float" office:value="7502.890603">
                <text:p>7502.890603</text:p>
              </table:table-cell>
              <table:table-cell office:value-type="float" office:value="4859.635449">
                <text:p>4859.635449</text:p>
              </table:table-cell>
              <table:table-cell office:value-type="float" office:value="4650.830679">
                <text:p>4650.830679</text:p>
              </table:table-cell>
              <table:table-cell office:value-type="float" office:value="4607.339677">
                <text:p>4607.339677</text:p>
              </table:table-cell>
              <table:table-cell office:value-type="float" office:value="7420.41275">
                <text:p>7420.41275</text:p>
              </table:table-cell>
              <table:table-cell office:value-type="float" office:value="7185.604737">
                <text:p>7185.6047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27.453181">
                <text:p>5627.453181</text:p>
              </table:table-cell>
              <table:table-cell office:value-type="float" office:value="6156.94613">
                <text:p>6156.94613</text:p>
              </table:table-cell>
              <table:table-cell office:value-type="float" office:value="5111.530705">
                <text:p>5111.530705</text:p>
              </table:table-cell>
              <table:table-cell office:value-type="float" office:value="7369.948932">
                <text:p>7369.948932</text:p>
              </table:table-cell>
              <table:table-cell office:value-type="float" office:value="7503.076032">
                <text:p>7503.076032</text:p>
              </table:table-cell>
              <table:table-cell office:value-type="float" office:value="4871.33673">
                <text:p>4871.33673</text:p>
              </table:table-cell>
              <table:table-cell office:value-type="float" office:value="4662.267869">
                <text:p>4662.267869</text:p>
              </table:table-cell>
              <table:table-cell office:value-type="float" office:value="4629.881895">
                <text:p>4629.881895</text:p>
              </table:table-cell>
              <table:table-cell office:value-type="float" office:value="7441.582705">
                <text:p>7441.582705</text:p>
              </table:table-cell>
              <table:table-cell office:value-type="float" office:value="7190.563212">
                <text:p>7190.5632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23.223089">
                <text:p>5923.223089</text:p>
              </table:table-cell>
              <table:table-cell office:value-type="float" office:value="6165.750093">
                <text:p>6165.750093</text:p>
              </table:table-cell>
              <table:table-cell office:value-type="float" office:value="5146.997144">
                <text:p>5146.997144</text:p>
              </table:table-cell>
              <table:table-cell office:value-type="float" office:value="7568.650921">
                <text:p>7568.650921</text:p>
              </table:table-cell>
              <table:table-cell office:value-type="float" office:value="7565.355459">
                <text:p>7565.355459</text:p>
              </table:table-cell>
              <table:table-cell office:value-type="float" office:value="4897.368387">
                <text:p>4897.368387</text:p>
              </table:table-cell>
              <table:table-cell office:value-type="float" office:value="7372.034037">
                <text:p>7372.034037</text:p>
              </table:table-cell>
              <table:table-cell office:value-type="float" office:value="7322.432863">
                <text:p>7322.432863</text:p>
              </table:table-cell>
              <table:table-cell office:value-type="float" office:value="7502.826278">
                <text:p>7502.826278</text:p>
              </table:table-cell>
              <table:table-cell office:value-type="float" office:value="7210.143134">
                <text:p>7210.1431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42.426419">
                <text:p>5942.426419</text:p>
              </table:table-cell>
              <table:table-cell office:value-type="float" office:value="6183.092251">
                <text:p>6183.092251</text:p>
              </table:table-cell>
              <table:table-cell office:value-type="float" office:value="5158.621626">
                <text:p>5158.621626</text:p>
              </table:table-cell>
              <table:table-cell office:value-type="float" office:value="7808.94849">
                <text:p>7808.94849</text:p>
              </table:table-cell>
              <table:table-cell office:value-type="float" office:value="7642.581565">
                <text:p>7642.581565</text:p>
              </table:table-cell>
              <table:table-cell office:value-type="float" office:value="4930.618768">
                <text:p>4930.618768</text:p>
              </table:table-cell>
              <table:table-cell office:value-type="float" office:value="7533.515276">
                <text:p>7533.515276</text:p>
              </table:table-cell>
              <table:table-cell office:value-type="float" office:value="7795.110839">
                <text:p>7795.110839</text:p>
              </table:table-cell>
              <table:table-cell office:value-type="float" office:value="7517.457439">
                <text:p>7517.457439</text:p>
              </table:table-cell>
              <table:table-cell office:value-type="float" office:value="7261.696454">
                <text:p>7261.6964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43.719622">
                <text:p>5943.719622</text:p>
              </table:table-cell>
              <table:table-cell office:value-type="float" office:value="6471.746716">
                <text:p>6471.746716</text:p>
              </table:table-cell>
              <table:table-cell office:value-type="float" office:value="5503.309948">
                <text:p>5503.309948</text:p>
              </table:table-cell>
              <table:table-cell office:value-type="float" office:value="7822.994165">
                <text:p>7822.994165</text:p>
              </table:table-cell>
              <table:table-cell office:value-type="float" office:value="7642.640959">
                <text:p>7642.640959</text:p>
              </table:table-cell>
              <table:table-cell office:value-type="float" office:value="5274.533153">
                <text:p>5274.533153</text:p>
              </table:table-cell>
              <table:table-cell office:value-type="float" office:value="7677.415879">
                <text:p>7677.415879</text:p>
              </table:table-cell>
              <table:table-cell office:value-type="float" office:value="7919.944584">
                <text:p>7919.944584</text:p>
              </table:table-cell>
              <table:table-cell office:value-type="float" office:value="7557.308941">
                <text:p>7557.308941</text:p>
              </table:table-cell>
              <table:table-cell office:value-type="float" office:value="7281.765851">
                <text:p>7281.7658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50.10451">
                <text:p>6250.10451</text:p>
              </table:table-cell>
              <table:table-cell office:value-type="float" office:value="6476.567018">
                <text:p>6476.567018</text:p>
              </table:table-cell>
              <table:table-cell office:value-type="float" office:value="5568.132256">
                <text:p>5568.132256</text:p>
              </table:table-cell>
              <table:table-cell office:value-type="float" office:value="7825.777433">
                <text:p>7825.777433</text:p>
              </table:table-cell>
              <table:table-cell office:value-type="float" office:value="7656.114462">
                <text:p>7656.114462</text:p>
              </table:table-cell>
              <table:table-cell office:value-type="float" office:value="5277.300623">
                <text:p>5277.300623</text:p>
              </table:table-cell>
              <table:table-cell office:value-type="float" office:value="7778.351777">
                <text:p>7778.351777</text:p>
              </table:table-cell>
              <table:table-cell office:value-type="float" office:value="7923.270316">
                <text:p>7923.270316</text:p>
              </table:table-cell>
              <table:table-cell office:value-type="float" office:value="7577.473732">
                <text:p>7577.473732</text:p>
              </table:table-cell>
              <table:table-cell office:value-type="float" office:value="7379.44627">
                <text:p>7379.446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50.275158">
                <text:p>6250.275158</text:p>
              </table:table-cell>
              <table:table-cell office:value-type="float" office:value="6479.913159">
                <text:p>6479.913159</text:p>
              </table:table-cell>
              <table:table-cell office:value-type="float" office:value="5579.209792">
                <text:p>5579.209792</text:p>
              </table:table-cell>
              <table:table-cell office:value-type="float" office:value="7860.000191">
                <text:p>7860.000191</text:p>
              </table:table-cell>
              <table:table-cell office:value-type="float" office:value="7692.191853">
                <text:p>7692.191853</text:p>
              </table:table-cell>
              <table:table-cell office:value-type="float" office:value="5403.934942">
                <text:p>5403.934942</text:p>
              </table:table-cell>
              <table:table-cell office:value-type="float" office:value="7803.805607">
                <text:p>7803.805607</text:p>
              </table:table-cell>
              <table:table-cell office:value-type="float" office:value="7951.285743">
                <text:p>7951.285743</text:p>
              </table:table-cell>
              <table:table-cell office:value-type="float" office:value="7587.550404">
                <text:p>7587.550404</text:p>
              </table:table-cell>
              <table:table-cell office:value-type="float" office:value="7400.935733">
                <text:p>7400.9357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51.819579">
                <text:p>6251.819579</text:p>
              </table:table-cell>
              <table:table-cell office:value-type="float" office:value="6817.41685">
                <text:p>6817.41685</text:p>
              </table:table-cell>
              <table:table-cell office:value-type="float" office:value="5670.830494">
                <text:p>5670.830494</text:p>
              </table:table-cell>
              <table:table-cell office:value-type="float" office:value="7905.051741">
                <text:p>7905.051741</text:p>
              </table:table-cell>
              <table:table-cell office:value-type="float" office:value="7760.256808">
                <text:p>7760.256808</text:p>
              </table:table-cell>
              <table:table-cell office:value-type="float" office:value="5427.595914">
                <text:p>5427.595914</text:p>
              </table:table-cell>
              <table:table-cell office:value-type="float" office:value="7861.612181">
                <text:p>7861.612181</text:p>
              </table:table-cell>
              <table:table-cell office:value-type="float" office:value="8019.192">
                <text:p>8019.192</text:p>
              </table:table-cell>
              <table:table-cell office:value-type="float" office:value="7613.420607">
                <text:p>7613.420607</text:p>
              </table:table-cell>
              <table:table-cell office:value-type="float" office:value="7525.804825">
                <text:p>7525.8048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441.841754">
                <text:p>6441.841754</text:p>
              </table:table-cell>
              <table:table-cell office:value-type="float" office:value="6854.27435">
                <text:p>6854.27435</text:p>
              </table:table-cell>
              <table:table-cell office:value-type="float" office:value="5694.809674">
                <text:p>5694.809674</text:p>
              </table:table-cell>
              <table:table-cell office:value-type="float" office:value="7905.780494">
                <text:p>7905.780494</text:p>
              </table:table-cell>
              <table:table-cell office:value-type="float" office:value="7789.376334">
                <text:p>7789.376334</text:p>
              </table:table-cell>
              <table:table-cell office:value-type="float" office:value="5453.713854">
                <text:p>5453.713854</text:p>
              </table:table-cell>
              <table:table-cell office:value-type="float" office:value="7890.396907">
                <text:p>7890.396907</text:p>
              </table:table-cell>
              <table:table-cell office:value-type="float" office:value="8037.130748">
                <text:p>8037.130748</text:p>
              </table:table-cell>
              <table:table-cell office:value-type="float" office:value="7634.082689">
                <text:p>7634.082689</text:p>
              </table:table-cell>
              <table:table-cell office:value-type="float" office:value="7549.912079">
                <text:p>7549.9120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742.096857">
                <text:p>6742.096857</text:p>
              </table:table-cell>
              <table:table-cell office:value-type="float" office:value="6897.061298">
                <text:p>6897.061298</text:p>
              </table:table-cell>
              <table:table-cell office:value-type="float" office:value="7610.21131">
                <text:p>7610.21131</text:p>
              </table:table-cell>
              <table:table-cell office:value-type="float" office:value="8006.182724">
                <text:p>8006.182724</text:p>
              </table:table-cell>
              <table:table-cell office:value-type="float" office:value="7861.225082">
                <text:p>7861.225082</text:p>
              </table:table-cell>
              <table:table-cell office:value-type="float" office:value="5468.834481">
                <text:p>5468.834481</text:p>
              </table:table-cell>
              <table:table-cell office:value-type="float" office:value="7893.331472">
                <text:p>7893.331472</text:p>
              </table:table-cell>
              <table:table-cell office:value-type="float" office:value="8075.29839">
                <text:p>8075.29839</text:p>
              </table:table-cell>
              <table:table-cell office:value-type="float" office:value="7702.063105">
                <text:p>7702.063105</text:p>
              </table:table-cell>
              <table:table-cell office:value-type="float" office:value="7601.903267">
                <text:p>7601.9032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43.148789">
                <text:p>6743.148789</text:p>
              </table:table-cell>
              <table:table-cell office:value-type="float" office:value="6904.804969">
                <text:p>6904.804969</text:p>
              </table:table-cell>
              <table:table-cell office:value-type="float" office:value="7961.867014">
                <text:p>7961.867014</text:p>
              </table:table-cell>
              <table:table-cell office:value-type="float" office:value="8015.024215">
                <text:p>8015.024215</text:p>
              </table:table-cell>
              <table:table-cell office:value-type="float" office:value="7865.038856">
                <text:p>7865.038856</text:p>
              </table:table-cell>
              <table:table-cell office:value-type="float" office:value="5509.41019">
                <text:p>5509.41019</text:p>
              </table:table-cell>
              <table:table-cell office:value-type="float" office:value="7963.700881">
                <text:p>7963.700881</text:p>
              </table:table-cell>
              <table:table-cell office:value-type="float" office:value="8075.531279">
                <text:p>8075.531279</text:p>
              </table:table-cell>
              <table:table-cell office:value-type="float" office:value="7809.929557">
                <text:p>7809.929557</text:p>
              </table:table-cell>
              <table:table-cell office:value-type="float" office:value="7674.359909">
                <text:p>7674.3599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63.42352">
                <text:p>6763.42352</text:p>
              </table:table-cell>
              <table:table-cell office:value-type="float" office:value="7189.667745">
                <text:p>7189.667745</text:p>
              </table:table-cell>
              <table:table-cell office:value-type="float" office:value="8058.808145">
                <text:p>8058.808145</text:p>
              </table:table-cell>
              <table:table-cell office:value-type="float" office:value="8031.943195">
                <text:p>8031.943195</text:p>
              </table:table-cell>
              <table:table-cell office:value-type="float" office:value="7936.497793">
                <text:p>7936.497793</text:p>
              </table:table-cell>
              <table:table-cell office:value-type="float" office:value="5817.407498">
                <text:p>5817.407498</text:p>
              </table:table-cell>
              <table:table-cell office:value-type="float" office:value="7965.064115">
                <text:p>7965.064115</text:p>
              </table:table-cell>
              <table:table-cell office:value-type="float" office:value="8087.431108">
                <text:p>8087.431108</text:p>
              </table:table-cell>
              <table:table-cell office:value-type="float" office:value="7812.832881">
                <text:p>7812.832881</text:p>
              </table:table-cell>
              <table:table-cell office:value-type="float" office:value="7762.177301">
                <text:p>7762.1773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041.850674">
                <text:p>7041.850674</text:p>
              </table:table-cell>
              <table:table-cell office:value-type="float" office:value="7192.668231">
                <text:p>7192.668231</text:p>
              </table:table-cell>
              <table:table-cell office:value-type="float" office:value="8062.32777">
                <text:p>8062.32777</text:p>
              </table:table-cell>
              <table:table-cell office:value-type="float" office:value="8058.414568">
                <text:p>8058.414568</text:p>
              </table:table-cell>
              <table:table-cell office:value-type="float" office:value="8001.2283">
                <text:p>8001.2283</text:p>
              </table:table-cell>
              <table:table-cell office:value-type="float" office:value="5907.707827">
                <text:p>5907.707827</text:p>
              </table:table-cell>
              <table:table-cell office:value-type="float" office:value="7978.374501">
                <text:p>7978.374501</text:p>
              </table:table-cell>
              <table:table-cell office:value-type="float" office:value="8087.621055">
                <text:p>8087.621055</text:p>
              </table:table-cell>
              <table:table-cell office:value-type="float" office:value="7831.891469">
                <text:p>7831.891469</text:p>
              </table:table-cell>
              <table:table-cell office:value-type="float" office:value="7801.758909">
                <text:p>7801.7589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56.818529">
                <text:p>7056.818529</text:p>
              </table:table-cell>
              <table:table-cell office:value-type="float" office:value="7463.073731">
                <text:p>7463.073731</text:p>
              </table:table-cell>
              <table:table-cell office:value-type="float" office:value="8154.391362">
                <text:p>8154.391362</text:p>
              </table:table-cell>
              <table:table-cell office:value-type="float" office:value="8058.589596">
                <text:p>8058.589596</text:p>
              </table:table-cell>
              <table:table-cell office:value-type="float" office:value="8016.30793">
                <text:p>8016.30793</text:p>
              </table:table-cell>
              <table:table-cell office:value-type="float" office:value="6078.173883">
                <text:p>6078.173883</text:p>
              </table:table-cell>
              <table:table-cell office:value-type="float" office:value="8012.205992">
                <text:p>8012.205992</text:p>
              </table:table-cell>
              <table:table-cell office:value-type="float" office:value="8095.138591">
                <text:p>8095.138591</text:p>
              </table:table-cell>
              <table:table-cell office:value-type="float" office:value="7847.957437">
                <text:p>7847.957437</text:p>
              </table:table-cell>
              <table:table-cell office:value-type="float" office:value="7838.242388">
                <text:p>7838.2423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339.083529">
                <text:p>7339.083529</text:p>
              </table:table-cell>
              <table:table-cell office:value-type="float" office:value="7489.543758">
                <text:p>7489.543758</text:p>
              </table:table-cell>
              <table:table-cell office:value-type="float" office:value="8245.182579">
                <text:p>8245.182579</text:p>
              </table:table-cell>
              <table:table-cell office:value-type="float" office:value="8058.703559">
                <text:p>8058.703559</text:p>
              </table:table-cell>
              <table:table-cell office:value-type="float" office:value="8019.282847">
                <text:p>8019.282847</text:p>
              </table:table-cell>
              <table:table-cell office:value-type="float" office:value="6127.356299">
                <text:p>6127.356299</text:p>
              </table:table-cell>
              <table:table-cell office:value-type="float" office:value="8021.068978">
                <text:p>8021.068978</text:p>
              </table:table-cell>
              <table:table-cell office:value-type="float" office:value="8115.138372">
                <text:p>8115.138372</text:p>
              </table:table-cell>
              <table:table-cell office:value-type="float" office:value="7848.08469">
                <text:p>7848.08469</text:p>
              </table:table-cell>
              <table:table-cell office:value-type="float" office:value="7838.695859">
                <text:p>7838.6958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346.582605">
                <text:p>7346.582605</text:p>
              </table:table-cell>
              <table:table-cell office:value-type="float" office:value="7757.358569">
                <text:p>7757.358569</text:p>
              </table:table-cell>
              <table:table-cell office:value-type="float" office:value="8293.914572">
                <text:p>8293.914572</text:p>
              </table:table-cell>
              <table:table-cell office:value-type="float" office:value="8086.984174">
                <text:p>8086.984174</text:p>
              </table:table-cell>
              <table:table-cell office:value-type="float" office:value="8025.245237">
                <text:p>8025.245237</text:p>
              </table:table-cell>
              <table:table-cell office:value-type="float" office:value="6165.918446">
                <text:p>6165.918446</text:p>
              </table:table-cell>
              <table:table-cell office:value-type="float" office:value="8116.328778">
                <text:p>8116.328778</text:p>
              </table:table-cell>
              <table:table-cell office:value-type="float" office:value="8204.205338">
                <text:p>8204.205338</text:p>
              </table:table-cell>
              <table:table-cell office:value-type="float" office:value="7893.491705">
                <text:p>7893.491705</text:p>
              </table:table-cell>
              <table:table-cell office:value-type="float" office:value="7893.42873">
                <text:p>7893.428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536.106964">
                <text:p>7536.106964</text:p>
              </table:table-cell>
              <table:table-cell office:value-type="float" office:value="7759.056825">
                <text:p>7759.056825</text:p>
              </table:table-cell>
              <table:table-cell office:value-type="float" office:value="8301.295365">
                <text:p>8301.295365</text:p>
              </table:table-cell>
              <table:table-cell office:value-type="float" office:value="8113.727599">
                <text:p>8113.727599</text:p>
              </table:table-cell>
              <table:table-cell office:value-type="float" office:value="8092.460467">
                <text:p>8092.460467</text:p>
              </table:table-cell>
              <table:table-cell office:value-type="float" office:value="6187.997179">
                <text:p>6187.997179</text:p>
              </table:table-cell>
              <table:table-cell office:value-type="float" office:value="8158.225003">
                <text:p>8158.225003</text:p>
              </table:table-cell>
              <table:table-cell office:value-type="float" office:value="8215.874231">
                <text:p>8215.874231</text:p>
              </table:table-cell>
              <table:table-cell office:value-type="float" office:value="7930.455417">
                <text:p>7930.455417</text:p>
              </table:table-cell>
              <table:table-cell office:value-type="float" office:value="7910.556916">
                <text:p>7910.5569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739.237439">
                <text:p>7739.237439</text:p>
              </table:table-cell>
              <table:table-cell office:value-type="float" office:value="8030.091554">
                <text:p>8030.091554</text:p>
              </table:table-cell>
              <table:table-cell office:value-type="float" office:value="8314.04212">
                <text:p>8314.04212</text:p>
              </table:table-cell>
              <table:table-cell office:value-type="float" office:value="8258.067022">
                <text:p>8258.067022</text:p>
              </table:table-cell>
              <table:table-cell office:value-type="float" office:value="8113.227446">
                <text:p>8113.227446</text:p>
              </table:table-cell>
              <table:table-cell office:value-type="float" office:value="7162.175924">
                <text:p>7162.175924</text:p>
              </table:table-cell>
              <table:table-cell office:value-type="float" office:value="8161.46661">
                <text:p>8161.46661</text:p>
              </table:table-cell>
              <table:table-cell office:value-type="float" office:value="8242.578828">
                <text:p>8242.578828</text:p>
              </table:table-cell>
              <table:table-cell office:value-type="float" office:value="8052.005066">
                <text:p>8052.005066</text:p>
              </table:table-cell>
              <table:table-cell office:value-type="float" office:value="7922.797594">
                <text:p>7922.7975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040.93304">
                <text:p>8040.93304</text:p>
              </table:table-cell>
              <table:table-cell office:value-type="float" office:value="8049.651506">
                <text:p>8049.651506</text:p>
              </table:table-cell>
              <table:table-cell office:value-type="float" office:value="8397.718105">
                <text:p>8397.718105</text:p>
              </table:table-cell>
              <table:table-cell office:value-type="float" office:value="8282.165971">
                <text:p>8282.165971</text:p>
              </table:table-cell>
              <table:table-cell office:value-type="float" office:value="8144.143814">
                <text:p>8144.143814</text:p>
              </table:table-cell>
              <table:table-cell office:value-type="float" office:value="7165.588725">
                <text:p>7165.588725</text:p>
              </table:table-cell>
              <table:table-cell office:value-type="float" office:value="8191.159229">
                <text:p>8191.159229</text:p>
              </table:table-cell>
              <table:table-cell office:value-type="float" office:value="8244.741277">
                <text:p>8244.741277</text:p>
              </table:table-cell>
              <table:table-cell office:value-type="float" office:value="8069.506908">
                <text:p>8069.506908</text:p>
              </table:table-cell>
              <table:table-cell office:value-type="float" office:value="7945.695038">
                <text:p>7945.6950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050.503027">
                <text:p>8050.503027</text:p>
              </table:table-cell>
              <table:table-cell office:value-type="float" office:value="8295.933039">
                <text:p>8295.933039</text:p>
              </table:table-cell>
              <table:table-cell office:value-type="float" office:value="8533.955235">
                <text:p>8533.955235</text:p>
              </table:table-cell>
              <table:table-cell office:value-type="float" office:value="8309.841512">
                <text:p>8309.841512</text:p>
              </table:table-cell>
              <table:table-cell office:value-type="float" office:value="8151.870386">
                <text:p>8151.870386</text:p>
              </table:table-cell>
              <table:table-cell office:value-type="float" office:value="7189.929164">
                <text:p>7189.929164</text:p>
              </table:table-cell>
              <table:table-cell office:value-type="float" office:value="8215.44516">
                <text:p>8215.44516</text:p>
              </table:table-cell>
              <table:table-cell office:value-type="float" office:value="8265.232789">
                <text:p>8265.232789</text:p>
              </table:table-cell>
              <table:table-cell office:value-type="float" office:value="8077.4111">
                <text:p>8077.4111</text:p>
              </table:table-cell>
              <table:table-cell office:value-type="float" office:value="7955.427117">
                <text:p>7955.4271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052.179793">
                <text:p>8052.179793</text:p>
              </table:table-cell>
              <table:table-cell office:value-type="float" office:value="8327.210803">
                <text:p>8327.210803</text:p>
              </table:table-cell>
              <table:table-cell office:value-type="float" office:value="8559.302433">
                <text:p>8559.302433</text:p>
              </table:table-cell>
              <table:table-cell office:value-type="float" office:value="8382.651273">
                <text:p>8382.651273</text:p>
              </table:table-cell>
              <table:table-cell office:value-type="float" office:value="8185.484845">
                <text:p>8185.484845</text:p>
              </table:table-cell>
              <table:table-cell office:value-type="float" office:value="7248.086584">
                <text:p>7248.086584</text:p>
              </table:table-cell>
              <table:table-cell office:value-type="float" office:value="8233.416327">
                <text:p>8233.416327</text:p>
              </table:table-cell>
              <table:table-cell office:value-type="float" office:value="8265.245165">
                <text:p>8265.245165</text:p>
              </table:table-cell>
              <table:table-cell office:value-type="float" office:value="8097.803136">
                <text:p>8097.803136</text:p>
              </table:table-cell>
              <table:table-cell office:value-type="float" office:value="8013.839876">
                <text:p>8013.8398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337.050254">
                <text:p>8337.050254</text:p>
              </table:table-cell>
              <table:table-cell office:value-type="float" office:value="8635.264872">
                <text:p>8635.264872</text:p>
              </table:table-cell>
              <table:table-cell office:value-type="float" office:value="8581.821528">
                <text:p>8581.821528</text:p>
              </table:table-cell>
              <table:table-cell office:value-type="float" office:value="8398.970617">
                <text:p>8398.970617</text:p>
              </table:table-cell>
              <table:table-cell office:value-type="float" office:value="8189.667898">
                <text:p>8189.667898</text:p>
              </table:table-cell>
              <table:table-cell office:value-type="float" office:value="7253.294913">
                <text:p>7253.294913</text:p>
              </table:table-cell>
              <table:table-cell office:value-type="float" office:value="8284.184637">
                <text:p>8284.184637</text:p>
              </table:table-cell>
              <table:table-cell office:value-type="float" office:value="8282.415367">
                <text:p>8282.415367</text:p>
              </table:table-cell>
              <table:table-cell office:value-type="float" office:value="8172.613788">
                <text:p>8172.613788</text:p>
              </table:table-cell>
              <table:table-cell office:value-type="float" office:value="8026.262754">
                <text:p>8026.2627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344.478923">
                <text:p>8344.478923</text:p>
              </table:table-cell>
              <table:table-cell office:value-type="float" office:value="8675.866576">
                <text:p>8675.866576</text:p>
              </table:table-cell>
              <table:table-cell office:value-type="float" office:value="8598.603125">
                <text:p>8598.603125</text:p>
              </table:table-cell>
              <table:table-cell office:value-type="float" office:value="8400.320506">
                <text:p>8400.320506</text:p>
              </table:table-cell>
              <table:table-cell office:value-type="float" office:value="8189.672238">
                <text:p>8189.672238</text:p>
              </table:table-cell>
              <table:table-cell office:value-type="float" office:value="7254.718872">
                <text:p>7254.718872</text:p>
              </table:table-cell>
              <table:table-cell office:value-type="float" office:value="8322.274651">
                <text:p>8322.274651</text:p>
              </table:table-cell>
              <table:table-cell office:value-type="float" office:value="8291.354582">
                <text:p>8291.354582</text:p>
              </table:table-cell>
              <table:table-cell office:value-type="float" office:value="8196.363449">
                <text:p>8196.363449</text:p>
              </table:table-cell>
              <table:table-cell office:value-type="float" office:value="8053.554293">
                <text:p>8053.5542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120.030096">
                <text:p>10120.030096</text:p>
              </table:table-cell>
              <table:table-cell office:value-type="float" office:value="8714.05792">
                <text:p>8714.05792</text:p>
              </table:table-cell>
              <table:table-cell office:value-type="float" office:value="8646.822138">
                <text:p>8646.822138</text:p>
              </table:table-cell>
              <table:table-cell office:value-type="float" office:value="8402.057878">
                <text:p>8402.057878</text:p>
              </table:table-cell>
              <table:table-cell office:value-type="float" office:value="8216.141654">
                <text:p>8216.141654</text:p>
              </table:table-cell>
              <table:table-cell office:value-type="float" office:value="7314.007084">
                <text:p>7314.007084</text:p>
              </table:table-cell>
              <table:table-cell office:value-type="float" office:value="8360.394753">
                <text:p>8360.394753</text:p>
              </table:table-cell>
              <table:table-cell office:value-type="float" office:value="8323.703159">
                <text:p>8323.703159</text:p>
              </table:table-cell>
              <table:table-cell office:value-type="float" office:value="8196.362078">
                <text:p>8196.362078</text:p>
              </table:table-cell>
              <table:table-cell office:value-type="float" office:value="8071.741174">
                <text:p>8071.7411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120.547635">
                <text:p>10120.547635</text:p>
              </table:table-cell>
              <table:table-cell office:value-type="float" office:value="8864.707575">
                <text:p>8864.707575</text:p>
              </table:table-cell>
              <table:table-cell office:value-type="float" office:value="8646.825876">
                <text:p>8646.825876</text:p>
              </table:table-cell>
              <table:table-cell office:value-type="float" office:value="8407.995645">
                <text:p>8407.995645</text:p>
              </table:table-cell>
              <table:table-cell office:value-type="float" office:value="8219.304929">
                <text:p>8219.304929</text:p>
              </table:table-cell>
              <table:table-cell office:value-type="float" office:value="7340.166787">
                <text:p>7340.166787</text:p>
              </table:table-cell>
              <table:table-cell office:value-type="float" office:value="8382.147806">
                <text:p>8382.147806</text:p>
              </table:table-cell>
              <table:table-cell office:value-type="float" office:value="8363.582138">
                <text:p>8363.582138</text:p>
              </table:table-cell>
              <table:table-cell office:value-type="float" office:value="8198.317182">
                <text:p>8198.317182</text:p>
              </table:table-cell>
              <table:table-cell office:value-type="float" office:value="8103.559454">
                <text:p>8103.5594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294.173755">
                <text:p>10294.173755</text:p>
              </table:table-cell>
              <table:table-cell office:value-type="float" office:value="9704.305258">
                <text:p>9704.305258</text:p>
              </table:table-cell>
              <table:table-cell office:value-type="float" office:value="8754.701326">
                <text:p>8754.701326</text:p>
              </table:table-cell>
              <table:table-cell office:value-type="float" office:value="8418.784818">
                <text:p>8418.784818</text:p>
              </table:table-cell>
              <table:table-cell office:value-type="float" office:value="8263.3278">
                <text:p>8263.3278</text:p>
              </table:table-cell>
              <table:table-cell office:value-type="float" office:value="7354.527161">
                <text:p>7354.527161</text:p>
              </table:table-cell>
              <table:table-cell office:value-type="float" office:value="8397.709768">
                <text:p>8397.709768</text:p>
              </table:table-cell>
              <table:table-cell office:value-type="float" office:value="8375.732898">
                <text:p>8375.732898</text:p>
              </table:table-cell>
              <table:table-cell office:value-type="float" office:value="8209.911817">
                <text:p>8209.911817</text:p>
              </table:table-cell>
              <table:table-cell office:value-type="float" office:value="8106.258109">
                <text:p>8106.2581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330.862385">
                <text:p>10330.862385</text:p>
              </table:table-cell>
              <table:table-cell office:value-type="float" office:value="9733.135289">
                <text:p>9733.135289</text:p>
              </table:table-cell>
              <table:table-cell office:value-type="float" office:value="8754.809604">
                <text:p>8754.809604</text:p>
              </table:table-cell>
              <table:table-cell office:value-type="float" office:value="8418.818594">
                <text:p>8418.818594</text:p>
              </table:table-cell>
              <table:table-cell office:value-type="float" office:value="8298.258652">
                <text:p>8298.258652</text:p>
              </table:table-cell>
              <table:table-cell office:value-type="float" office:value="7373.02186">
                <text:p>7373.02186</text:p>
              </table:table-cell>
              <table:table-cell office:value-type="float" office:value="8397.798281">
                <text:p>8397.798281</text:p>
              </table:table-cell>
              <table:table-cell office:value-type="float" office:value="8376.224601">
                <text:p>8376.224601</text:p>
              </table:table-cell>
              <table:table-cell office:value-type="float" office:value="8212.010421">
                <text:p>8212.010421</text:p>
              </table:table-cell>
              <table:table-cell office:value-type="float" office:value="8117.846178">
                <text:p>8117.8461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374.495845">
                <text:p>10374.495845</text:p>
              </table:table-cell>
              <table:table-cell office:value-type="float" office:value="9733.399875">
                <text:p>9733.399875</text:p>
              </table:table-cell>
              <table:table-cell office:value-type="float" office:value="8758.181122">
                <text:p>8758.181122</text:p>
              </table:table-cell>
              <table:table-cell office:value-type="float" office:value="8426.251802">
                <text:p>8426.251802</text:p>
              </table:table-cell>
              <table:table-cell office:value-type="float" office:value="8305.252477">
                <text:p>8305.252477</text:p>
              </table:table-cell>
              <table:table-cell office:value-type="float" office:value="7375.734262">
                <text:p>7375.734262</text:p>
              </table:table-cell>
              <table:table-cell office:value-type="float" office:value="8407.741658">
                <text:p>8407.741658</text:p>
              </table:table-cell>
              <table:table-cell office:value-type="float" office:value="8388.545129">
                <text:p>8388.545129</text:p>
              </table:table-cell>
              <table:table-cell office:value-type="float" office:value="8226.585909">
                <text:p>8226.585909</text:p>
              </table:table-cell>
              <table:table-cell office:value-type="float" office:value="8197.464786">
                <text:p>8197.4647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384.874286">
                <text:p>10384.874286</text:p>
              </table:table-cell>
              <table:table-cell office:value-type="float" office:value="9734.140372">
                <text:p>9734.140372</text:p>
              </table:table-cell>
              <table:table-cell office:value-type="float" office:value="8761.698191">
                <text:p>8761.698191</text:p>
              </table:table-cell>
              <table:table-cell office:value-type="float" office:value="8496.793181">
                <text:p>8496.793181</text:p>
              </table:table-cell>
              <table:table-cell office:value-type="float" office:value="8326.118506">
                <text:p>8326.118506</text:p>
              </table:table-cell>
              <table:table-cell office:value-type="float" office:value="7390.151396">
                <text:p>7390.151396</text:p>
              </table:table-cell>
              <table:table-cell office:value-type="float" office:value="8412.401231">
                <text:p>8412.401231</text:p>
              </table:table-cell>
              <table:table-cell office:value-type="float" office:value="8408.847575">
                <text:p>8408.847575</text:p>
              </table:table-cell>
              <table:table-cell office:value-type="float" office:value="8246.851813">
                <text:p>8246.851813</text:p>
              </table:table-cell>
              <table:table-cell office:value-type="float" office:value="8204.357163">
                <text:p>8204.3571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394.559532">
                <text:p>10394.559532</text:p>
              </table:table-cell>
              <table:table-cell office:value-type="float" office:value="9775.111667">
                <text:p>9775.111667</text:p>
              </table:table-cell>
              <table:table-cell office:value-type="float" office:value="8778.849986">
                <text:p>8778.849986</text:p>
              </table:table-cell>
              <table:table-cell office:value-type="float" office:value="8507.37398">
                <text:p>8507.37398</text:p>
              </table:table-cell>
              <table:table-cell office:value-type="float" office:value="8332.465487">
                <text:p>8332.465487</text:p>
              </table:table-cell>
              <table:table-cell office:value-type="float" office:value="7400.739437">
                <text:p>7400.739437</text:p>
              </table:table-cell>
              <table:table-cell office:value-type="float" office:value="8421.253882">
                <text:p>8421.253882</text:p>
              </table:table-cell>
              <table:table-cell office:value-type="float" office:value="8409.587721">
                <text:p>8409.587721</text:p>
              </table:table-cell>
              <table:table-cell office:value-type="float" office:value="8259.340778">
                <text:p>8259.340778</text:p>
              </table:table-cell>
              <table:table-cell office:value-type="float" office:value="8230.583786">
                <text:p>8230.5837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399.879126">
                <text:p>10399.879126</text:p>
              </table:table-cell>
              <table:table-cell office:value-type="float" office:value="9781.869313">
                <text:p>9781.869313</text:p>
              </table:table-cell>
              <table:table-cell office:value-type="float" office:value="8778.857826">
                <text:p>8778.857826</text:p>
              </table:table-cell>
              <table:table-cell office:value-type="float" office:value="8514.110652">
                <text:p>8514.110652</text:p>
              </table:table-cell>
              <table:table-cell office:value-type="float" office:value="8361.295704">
                <text:p>8361.295704</text:p>
              </table:table-cell>
              <table:table-cell office:value-type="float" office:value="7404.72861">
                <text:p>7404.72861</text:p>
              </table:table-cell>
              <table:table-cell office:value-type="float" office:value="8426.4708">
                <text:p>8426.4708</text:p>
              </table:table-cell>
              <table:table-cell office:value-type="float" office:value="8412.03507">
                <text:p>8412.03507</text:p>
              </table:table-cell>
              <table:table-cell office:value-type="float" office:value="8262.717252">
                <text:p>8262.717252</text:p>
              </table:table-cell>
              <table:table-cell office:value-type="float" office:value="8243.649136">
                <text:p>8243.6491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407.873684">
                <text:p>10407.873684</text:p>
              </table:table-cell>
              <table:table-cell office:value-type="float" office:value="9808.981723">
                <text:p>9808.981723</text:p>
              </table:table-cell>
              <table:table-cell office:value-type="float" office:value="8790.193494">
                <text:p>8790.193494</text:p>
              </table:table-cell>
              <table:table-cell office:value-type="float" office:value="8514.301026">
                <text:p>8514.301026</text:p>
              </table:table-cell>
              <table:table-cell office:value-type="float" office:value="8372.168974">
                <text:p>8372.168974</text:p>
              </table:table-cell>
              <table:table-cell office:value-type="float" office:value="7409.713589">
                <text:p>7409.713589</text:p>
              </table:table-cell>
              <table:table-cell office:value-type="float" office:value="8432.299557">
                <text:p>8432.299557</text:p>
              </table:table-cell>
              <table:table-cell office:value-type="float" office:value="8435.456444">
                <text:p>8435.456444</text:p>
              </table:table-cell>
              <table:table-cell office:value-type="float" office:value="8279.310681">
                <text:p>8279.310681</text:p>
              </table:table-cell>
              <table:table-cell office:value-type="float" office:value="8262.474455">
                <text:p>8262.4744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413.344048">
                <text:p>10413.344048</text:p>
              </table:table-cell>
              <table:table-cell office:value-type="float" office:value="9812.432339">
                <text:p>9812.432339</text:p>
              </table:table-cell>
              <table:table-cell office:value-type="float" office:value="8821.225106">
                <text:p>8821.225106</text:p>
              </table:table-cell>
              <table:table-cell office:value-type="float" office:value="8588.121603">
                <text:p>8588.121603</text:p>
              </table:table-cell>
              <table:table-cell office:value-type="float" office:value="8378.758704">
                <text:p>8378.758704</text:p>
              </table:table-cell>
              <table:table-cell office:value-type="float" office:value="7428.94583">
                <text:p>7428.94583</text:p>
              </table:table-cell>
              <table:table-cell office:value-type="float" office:value="8432.467736">
                <text:p>8432.467736</text:p>
              </table:table-cell>
              <table:table-cell office:value-type="float" office:value="8435.864079">
                <text:p>8435.864079</text:p>
              </table:table-cell>
              <table:table-cell office:value-type="float" office:value="8281.746455">
                <text:p>8281.746455</text:p>
              </table:table-cell>
              <table:table-cell office:value-type="float" office:value="8262.504599">
                <text:p>8262.5045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424.074209">
                <text:p>10424.074209</text:p>
              </table:table-cell>
              <table:table-cell office:value-type="float" office:value="9813.11608">
                <text:p>9813.11608</text:p>
              </table:table-cell>
              <table:table-cell office:value-type="float" office:value="8834.278589">
                <text:p>8834.278589</text:p>
              </table:table-cell>
              <table:table-cell office:value-type="float" office:value="8597.378658">
                <text:p>8597.378658</text:p>
              </table:table-cell>
              <table:table-cell office:value-type="float" office:value="8383.351876">
                <text:p>8383.351876</text:p>
              </table:table-cell>
              <table:table-cell office:value-type="float" office:value="7431.083544">
                <text:p>7431.083544</text:p>
              </table:table-cell>
              <table:table-cell office:value-type="float" office:value="8442.050494">
                <text:p>8442.050494</text:p>
              </table:table-cell>
              <table:table-cell office:value-type="float" office:value="8438.032736">
                <text:p>8438.032736</text:p>
              </table:table-cell>
              <table:table-cell office:value-type="float" office:value="8286.296298">
                <text:p>8286.296298</text:p>
              </table:table-cell>
              <table:table-cell office:value-type="float" office:value="8271.227288">
                <text:p>8271.2272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437.479844">
                <text:p>10437.479844</text:p>
              </table:table-cell>
              <table:table-cell office:value-type="float" office:value="9826.642444">
                <text:p>9826.642444</text:p>
              </table:table-cell>
              <table:table-cell office:value-type="float" office:value="8852.999934">
                <text:p>8852.999934</text:p>
              </table:table-cell>
              <table:table-cell office:value-type="float" office:value="8602.946573">
                <text:p>8602.946573</text:p>
              </table:table-cell>
              <table:table-cell office:value-type="float" office:value="8384.201778">
                <text:p>8384.201778</text:p>
              </table:table-cell>
              <table:table-cell office:value-type="float" office:value="7794.466231">
                <text:p>7794.466231</text:p>
              </table:table-cell>
              <table:table-cell office:value-type="float" office:value="8449.679449">
                <text:p>8449.679449</text:p>
              </table:table-cell>
              <table:table-cell office:value-type="float" office:value="8445.587328">
                <text:p>8445.587328</text:p>
              </table:table-cell>
              <table:table-cell office:value-type="float" office:value="8288.543049">
                <text:p>8288.543049</text:p>
              </table:table-cell>
              <table:table-cell office:value-type="float" office:value="8283.144508">
                <text:p>8283.1445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444.167768">
                <text:p>10444.167768</text:p>
              </table:table-cell>
              <table:table-cell office:value-type="float" office:value="9828.494909">
                <text:p>9828.494909</text:p>
              </table:table-cell>
              <table:table-cell office:value-type="float" office:value="8871.442616">
                <text:p>8871.442616</text:p>
              </table:table-cell>
              <table:table-cell office:value-type="float" office:value="8604.544289">
                <text:p>8604.544289</text:p>
              </table:table-cell>
              <table:table-cell office:value-type="float" office:value="8392.82507">
                <text:p>8392.82507</text:p>
              </table:table-cell>
              <table:table-cell office:value-type="float" office:value="7848.910843">
                <text:p>7848.910843</text:p>
              </table:table-cell>
              <table:table-cell office:value-type="float" office:value="8462.21523">
                <text:p>8462.21523</text:p>
              </table:table-cell>
              <table:table-cell office:value-type="float" office:value="8446.353603">
                <text:p>8446.353603</text:p>
              </table:table-cell>
              <table:table-cell office:value-type="float" office:value="8301.166599">
                <text:p>8301.166599</text:p>
              </table:table-cell>
              <table:table-cell office:value-type="float" office:value="8285.829798">
                <text:p>8285.8297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474.438834">
                <text:p>10474.438834</text:p>
              </table:table-cell>
              <table:table-cell office:value-type="float" office:value="9834.726469">
                <text:p>9834.726469</text:p>
              </table:table-cell>
              <table:table-cell office:value-type="float" office:value="8872.354768">
                <text:p>8872.354768</text:p>
              </table:table-cell>
              <table:table-cell office:value-type="float" office:value="8609.131335">
                <text:p>8609.131335</text:p>
              </table:table-cell>
              <table:table-cell office:value-type="float" office:value="8393.21756">
                <text:p>8393.21756</text:p>
              </table:table-cell>
              <table:table-cell office:value-type="float" office:value="7938.303465">
                <text:p>7938.303465</text:p>
              </table:table-cell>
              <table:table-cell office:value-type="float" office:value="8462.360232">
                <text:p>8462.360232</text:p>
              </table:table-cell>
              <table:table-cell office:value-type="float" office:value="8449.034444">
                <text:p>8449.034444</text:p>
              </table:table-cell>
              <table:table-cell office:value-type="float" office:value="8316.148913">
                <text:p>8316.148913</text:p>
              </table:table-cell>
              <table:table-cell office:value-type="float" office:value="8290.582551">
                <text:p>8290.5825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82.458908">
                <text:p>10482.458908</text:p>
              </table:table-cell>
              <table:table-cell office:value-type="float" office:value="9848.863969">
                <text:p>9848.863969</text:p>
              </table:table-cell>
              <table:table-cell office:value-type="float" office:value="8890.417192">
                <text:p>8890.417192</text:p>
              </table:table-cell>
              <table:table-cell office:value-type="float" office:value="8618.142208">
                <text:p>8618.142208</text:p>
              </table:table-cell>
              <table:table-cell office:value-type="float" office:value="8400.85914">
                <text:p>8400.85914</text:p>
              </table:table-cell>
              <table:table-cell office:value-type="float" office:value="7964.750262">
                <text:p>7964.750262</text:p>
              </table:table-cell>
              <table:table-cell office:value-type="float" office:value="8462.493164">
                <text:p>8462.493164</text:p>
              </table:table-cell>
              <table:table-cell office:value-type="float" office:value="8452.740452">
                <text:p>8452.740452</text:p>
              </table:table-cell>
              <table:table-cell office:value-type="float" office:value="8317.347988">
                <text:p>8317.347988</text:p>
              </table:table-cell>
              <table:table-cell office:value-type="float" office:value="8305.786315">
                <text:p>8305.7863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497.290253">
                <text:p>10497.290253</text:p>
              </table:table-cell>
              <table:table-cell office:value-type="float" office:value="10141.469319">
                <text:p>10141.469319</text:p>
              </table:table-cell>
              <table:table-cell office:value-type="float" office:value="8890.581036">
                <text:p>8890.581036</text:p>
              </table:table-cell>
              <table:table-cell office:value-type="float" office:value="8635.188849">
                <text:p>8635.188849</text:p>
              </table:table-cell>
              <table:table-cell office:value-type="float" office:value="8401.374816">
                <text:p>8401.374816</text:p>
              </table:table-cell>
              <table:table-cell office:value-type="float" office:value="7971.433276">
                <text:p>7971.433276</text:p>
              </table:table-cell>
              <table:table-cell office:value-type="float" office:value="8462.696286">
                <text:p>8462.696286</text:p>
              </table:table-cell>
              <table:table-cell office:value-type="float" office:value="8452.804142">
                <text:p>8452.804142</text:p>
              </table:table-cell>
              <table:table-cell office:value-type="float" office:value="8327.839897">
                <text:p>8327.839897</text:p>
              </table:table-cell>
              <table:table-cell office:value-type="float" office:value="8321.378703">
                <text:p>8321.3787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497.64383">
                <text:p>10497.64383</text:p>
              </table:table-cell>
              <table:table-cell office:value-type="float" office:value="10147.728089">
                <text:p>10147.728089</text:p>
              </table:table-cell>
              <table:table-cell office:value-type="float" office:value="8891.666915">
                <text:p>8891.666915</text:p>
              </table:table-cell>
              <table:table-cell office:value-type="float" office:value="8636.77357">
                <text:p>8636.77357</text:p>
              </table:table-cell>
              <table:table-cell office:value-type="float" office:value="8410.78741">
                <text:p>8410.78741</text:p>
              </table:table-cell>
              <table:table-cell office:value-type="float" office:value="8043.951464">
                <text:p>8043.951464</text:p>
              </table:table-cell>
              <table:table-cell office:value-type="float" office:value="8481.446356">
                <text:p>8481.446356</text:p>
              </table:table-cell>
              <table:table-cell office:value-type="float" office:value="8462.922951">
                <text:p>8462.922951</text:p>
              </table:table-cell>
              <table:table-cell office:value-type="float" office:value="8335.745326">
                <text:p>8335.745326</text:p>
              </table:table-cell>
              <table:table-cell office:value-type="float" office:value="8324.760561">
                <text:p>8324.7605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504.198246">
                <text:p>10504.198246</text:p>
              </table:table-cell>
              <table:table-cell office:value-type="float" office:value="10148.172611">
                <text:p>10148.172611</text:p>
              </table:table-cell>
              <table:table-cell office:value-type="float" office:value="8891.726477">
                <text:p>8891.726477</text:p>
              </table:table-cell>
              <table:table-cell office:value-type="float" office:value="8644.36345">
                <text:p>8644.36345</text:p>
              </table:table-cell>
              <table:table-cell office:value-type="float" office:value="8416.326638">
                <text:p>8416.326638</text:p>
              </table:table-cell>
              <table:table-cell office:value-type="float" office:value="8557.076189">
                <text:p>8557.076189</text:p>
              </table:table-cell>
              <table:table-cell office:value-type="float" office:value="8484.382284">
                <text:p>8484.382284</text:p>
              </table:table-cell>
              <table:table-cell office:value-type="float" office:value="8467.488641">
                <text:p>8467.488641</text:p>
              </table:table-cell>
              <table:table-cell office:value-type="float" office:value="8337.757728">
                <text:p>8337.757728</text:p>
              </table:table-cell>
              <table:table-cell office:value-type="float" office:value="8377.674785">
                <text:p>8377.6747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510.018408">
                <text:p>10510.018408</text:p>
              </table:table-cell>
              <table:table-cell office:value-type="float" office:value="10421.631234">
                <text:p>10421.631234</text:p>
              </table:table-cell>
              <table:table-cell office:value-type="float" office:value="8892.452606">
                <text:p>8892.452606</text:p>
              </table:table-cell>
              <table:table-cell office:value-type="float" office:value="8647.878995">
                <text:p>8647.878995</text:p>
              </table:table-cell>
              <table:table-cell office:value-type="float" office:value="8426.627349">
                <text:p>8426.627349</text:p>
              </table:table-cell>
              <table:table-cell office:value-type="float" office:value="8591.894257">
                <text:p>8591.894257</text:p>
              </table:table-cell>
              <table:table-cell office:value-type="float" office:value="8488.794599">
                <text:p>8488.794599</text:p>
              </table:table-cell>
              <table:table-cell office:value-type="float" office:value="8468.433287">
                <text:p>8468.433287</text:p>
              </table:table-cell>
              <table:table-cell office:value-type="float" office:value="8339.727281">
                <text:p>8339.727281</text:p>
              </table:table-cell>
              <table:table-cell office:value-type="float" office:value="8394.311025">
                <text:p>8394.3110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521.545551">
                <text:p>10521.545551</text:p>
              </table:table-cell>
              <table:table-cell office:value-type="float" office:value="10433.536016">
                <text:p>10433.536016</text:p>
              </table:table-cell>
              <table:table-cell office:value-type="float" office:value="8898.831528">
                <text:p>8898.831528</text:p>
              </table:table-cell>
              <table:table-cell office:value-type="float" office:value="8650.22141">
                <text:p>8650.22141</text:p>
              </table:table-cell>
              <table:table-cell office:value-type="float" office:value="8428.857296">
                <text:p>8428.857296</text:p>
              </table:table-cell>
              <table:table-cell office:value-type="float" office:value="8592.426793">
                <text:p>8592.426793</text:p>
              </table:table-cell>
              <table:table-cell office:value-type="float" office:value="8493.78584">
                <text:p>8493.78584</text:p>
              </table:table-cell>
              <table:table-cell office:value-type="float" office:value="8473.756905">
                <text:p>8473.756905</text:p>
              </table:table-cell>
              <table:table-cell office:value-type="float" office:value="8350.681323">
                <text:p>8350.681323</text:p>
              </table:table-cell>
              <table:table-cell office:value-type="float" office:value="8394.785511">
                <text:p>8394.7855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521.623489">
                <text:p>10521.623489</text:p>
              </table:table-cell>
              <table:table-cell office:value-type="float" office:value="10748.304768">
                <text:p>10748.304768</text:p>
              </table:table-cell>
              <table:table-cell office:value-type="float" office:value="8900.440506">
                <text:p>8900.440506</text:p>
              </table:table-cell>
              <table:table-cell office:value-type="float" office:value="8652.44807">
                <text:p>8652.44807</text:p>
              </table:table-cell>
              <table:table-cell office:value-type="float" office:value="8433.314964">
                <text:p>8433.314964</text:p>
              </table:table-cell>
              <table:table-cell office:value-type="float" office:value="8597.084752">
                <text:p>8597.084752</text:p>
              </table:table-cell>
              <table:table-cell office:value-type="float" office:value="8495.745594">
                <text:p>8495.745594</text:p>
              </table:table-cell>
              <table:table-cell office:value-type="float" office:value="8478.626655">
                <text:p>8478.626655</text:p>
              </table:table-cell>
              <table:table-cell office:value-type="float" office:value="8352.627415">
                <text:p>8352.627415</text:p>
              </table:table-cell>
              <table:table-cell office:value-type="float" office:value="8395.482467">
                <text:p>8395.4824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525.676334">
                <text:p>10525.676334</text:p>
              </table:table-cell>
              <table:table-cell office:value-type="float" office:value="10794.045599">
                <text:p>10794.045599</text:p>
              </table:table-cell>
              <table:table-cell office:value-type="float" office:value="8900.958002">
                <text:p>8900.958002</text:p>
              </table:table-cell>
              <table:table-cell office:value-type="float" office:value="8656.861025">
                <text:p>8656.861025</text:p>
              </table:table-cell>
              <table:table-cell office:value-type="float" office:value="8433.543783">
                <text:p>8433.543783</text:p>
              </table:table-cell>
              <table:table-cell office:value-type="float" office:value="8623.539377">
                <text:p>8623.539377</text:p>
              </table:table-cell>
              <table:table-cell office:value-type="float" office:value="8503.93642">
                <text:p>8503.93642</text:p>
              </table:table-cell>
              <table:table-cell office:value-type="float" office:value="8482.146288">
                <text:p>8482.146288</text:p>
              </table:table-cell>
              <table:table-cell office:value-type="float" office:value="8358.032667">
                <text:p>8358.032667</text:p>
              </table:table-cell>
              <table:table-cell office:value-type="float" office:value="8397.848815">
                <text:p>8397.8488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527.521861">
                <text:p>10527.521861</text:p>
              </table:table-cell>
              <table:table-cell office:value-type="float" office:value="10838.020402">
                <text:p>10838.020402</text:p>
              </table:table-cell>
              <table:table-cell office:value-type="float" office:value="8912.525497">
                <text:p>8912.525497</text:p>
              </table:table-cell>
              <table:table-cell office:value-type="float" office:value="8660.55037">
                <text:p>8660.55037</text:p>
              </table:table-cell>
              <table:table-cell office:value-type="float" office:value="8434.175043">
                <text:p>8434.175043</text:p>
              </table:table-cell>
              <table:table-cell office:value-type="float" office:value="8629.854815">
                <text:p>8629.854815</text:p>
              </table:table-cell>
              <table:table-cell office:value-type="float" office:value="8508.073562">
                <text:p>8508.073562</text:p>
              </table:table-cell>
              <table:table-cell office:value-type="float" office:value="8492.200323">
                <text:p>8492.200323</text:p>
              </table:table-cell>
              <table:table-cell office:value-type="float" office:value="8365.233907">
                <text:p>8365.233907</text:p>
              </table:table-cell>
              <table:table-cell office:value-type="float" office:value="8398.730145">
                <text:p>8398.7301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529.014737">
                <text:p>10529.014737</text:p>
              </table:table-cell>
              <table:table-cell office:value-type="float" office:value="10850.386654">
                <text:p>10850.386654</text:p>
              </table:table-cell>
              <table:table-cell office:value-type="float" office:value="8932.80392">
                <text:p>8932.80392</text:p>
              </table:table-cell>
              <table:table-cell office:value-type="float" office:value="8664.518807">
                <text:p>8664.518807</text:p>
              </table:table-cell>
              <table:table-cell office:value-type="float" office:value="8440.587007">
                <text:p>8440.587007</text:p>
              </table:table-cell>
              <table:table-cell office:value-type="float" office:value="8635.78053">
                <text:p>8635.78053</text:p>
              </table:table-cell>
              <table:table-cell office:value-type="float" office:value="8512.162961">
                <text:p>8512.162961</text:p>
              </table:table-cell>
              <table:table-cell office:value-type="float" office:value="8494.276683">
                <text:p>8494.276683</text:p>
              </table:table-cell>
              <table:table-cell office:value-type="float" office:value="8367.72488">
                <text:p>8367.72488</text:p>
              </table:table-cell>
              <table:table-cell office:value-type="float" office:value="8407.844412">
                <text:p>8407.8444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540.650058">
                <text:p>10540.650058</text:p>
              </table:table-cell>
              <table:table-cell office:value-type="float" office:value="11127.458892">
                <text:p>11127.458892</text:p>
              </table:table-cell>
              <table:table-cell office:value-type="float" office:value="8944.924491">
                <text:p>8944.924491</text:p>
              </table:table-cell>
              <table:table-cell office:value-type="float" office:value="8671.304024">
                <text:p>8671.304024</text:p>
              </table:table-cell>
              <table:table-cell office:value-type="float" office:value="8443.228718">
                <text:p>8443.228718</text:p>
              </table:table-cell>
              <table:table-cell office:value-type="float" office:value="8644.820819">
                <text:p>8644.820819</text:p>
              </table:table-cell>
              <table:table-cell office:value-type="float" office:value="8519.875233">
                <text:p>8519.875233</text:p>
              </table:table-cell>
              <table:table-cell office:value-type="float" office:value="8505.366361">
                <text:p>8505.366361</text:p>
              </table:table-cell>
              <table:table-cell office:value-type="float" office:value="8372.844044">
                <text:p>8372.844044</text:p>
              </table:table-cell>
              <table:table-cell office:value-type="float" office:value="8414.6698">
                <text:p>8414.66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551.281061">
                <text:p>10551.281061</text:p>
              </table:table-cell>
              <table:table-cell office:value-type="float" office:value="11135.798181">
                <text:p>11135.798181</text:p>
              </table:table-cell>
              <table:table-cell office:value-type="float" office:value="8946.732095">
                <text:p>8946.732095</text:p>
              </table:table-cell>
              <table:table-cell office:value-type="float" office:value="8684.656402">
                <text:p>8684.656402</text:p>
              </table:table-cell>
              <table:table-cell office:value-type="float" office:value="8444.877292">
                <text:p>8444.877292</text:p>
              </table:table-cell>
              <table:table-cell office:value-type="float" office:value="8831.601093">
                <text:p>8831.601093</text:p>
              </table:table-cell>
              <table:table-cell office:value-type="float" office:value="8529.607307">
                <text:p>8529.607307</text:p>
              </table:table-cell>
              <table:table-cell office:value-type="float" office:value="8519.014745">
                <text:p>8519.014745</text:p>
              </table:table-cell>
              <table:table-cell office:value-type="float" office:value="8374.028567">
                <text:p>8374.028567</text:p>
              </table:table-cell>
              <table:table-cell office:value-type="float" office:value="8419.416604">
                <text:p>8419.41660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9.916cm" svg:height="44.951cm" xlink:href=".." xlink:type="simple" chart:class="chart:bar" chart:style-name="ch1">
        <chart:legend chart:legend-position="end" svg:x="77.064cm" svg:y="21.678cm" style:legend-expansion="high" chart:style-name="ch2"/>
        <chart:plot-area chart:style-name="ch3" table:cell-range-address="100_10.B1:100_10.D100" svg:x="1.598cm" svg:y="0.899cm" svg:width="73.868cm" svg:height="43.153cm">
          <chartooo:coordinate-region svg:x="2.59cm" svg:y="1.098cm" svg:width="72.876cm" svg:height="42.3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100_10.B1:100_10.B100" chart:class="chart:bar">
            <chart:data-point chart:repeated="100"/>
          </chart:series>
          <chart:series chart:style-name="ch8" chart:values-cell-range-address="100_10.C1:100_10.C100" chart:class="chart:bar">
            <chart:data-point chart:repeated="100"/>
          </chart:series>
          <chart:series chart:style-name="ch9" chart:values-cell-range-address="100_10.D1:100_10.D100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100_10.B1:100_10.B100</svg:desc>
                </draw:g>
              </table:table-cell>
              <table:table-cell office:value-type="float" office:value="0.571069">
                <text:p>0.571069</text:p>
                <draw:g>
                  <svg:desc>100_10.C1:100_10.C100</svg:desc>
                </draw:g>
              </table:table-cell>
              <table:table-cell office:value-type="float" office:value="2838.637515">
                <text:p>2838.637515</text:p>
                <draw:g>
                  <svg:desc>100_10.D1:100_10.D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421077">
                <text:p>0.421077</text:p>
              </table:table-cell>
              <table:table-cell office:value-type="float" office:value="3892.632933">
                <text:p>3892.6329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31399">
                <text:p>0.31399</text:p>
              </table:table-cell>
              <table:table-cell office:value-type="float" office:value="4210.693144">
                <text:p>4210.6931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.338336">
                <text:p>1.338336</text:p>
              </table:table-cell>
              <table:table-cell office:value-type="float" office:value="4226.894283">
                <text:p>4226.8942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5.19114">
                <text:p>5.19114</text:p>
              </table:table-cell>
              <table:table-cell office:value-type="float" office:value="4534.108907">
                <text:p>4534.1089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2.145991">
                <text:p>2.145991</text:p>
              </table:table-cell>
              <table:table-cell office:value-type="float" office:value="4633.116733">
                <text:p>4633.1167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2.191112">
                <text:p>2.191112</text:p>
              </table:table-cell>
              <table:table-cell office:value-type="float" office:value="4742.309428">
                <text:p>4742.3094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329021">
                <text:p>1.329021</text:p>
              </table:table-cell>
              <table:table-cell office:value-type="float" office:value="4839.502353">
                <text:p>4839.5023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.416299">
                <text:p>1.416299</text:p>
              </table:table-cell>
              <table:table-cell office:value-type="float" office:value="5091.695981">
                <text:p>5091.6959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2.619085">
                <text:p>2.619085</text:p>
              </table:table-cell>
              <table:table-cell office:value-type="float" office:value="5242.994749">
                <text:p>5242.9947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.003879">
                <text:p>1.003879</text:p>
              </table:table-cell>
              <table:table-cell office:value-type="float" office:value="5247.689227">
                <text:p>5247.6892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3.150715">
                <text:p>3.150715</text:p>
              </table:table-cell>
              <table:table-cell office:value-type="float" office:value="5256.761633">
                <text:p>5256.7616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">
                <text:p>23</text:p>
              </table:table-cell>
              <table:table-cell office:value-type="float" office:value="2.802731">
                <text:p>2.802731</text:p>
              </table:table-cell>
              <table:table-cell office:value-type="float" office:value="5466.751504">
                <text:p>5466.7515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3.646241">
                <text:p>3.646241</text:p>
              </table:table-cell>
              <table:table-cell office:value-type="float" office:value="5490.357138">
                <text:p>5490.3571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3.7549">
                <text:p>3.7549</text:p>
              </table:table-cell>
              <table:table-cell office:value-type="float" office:value="5783.90265">
                <text:p>5783.902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3.202833">
                <text:p>3.202833</text:p>
              </table:table-cell>
              <table:table-cell office:value-type="float" office:value="5786.557438">
                <text:p>5786.5574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1.158781">
                <text:p>1.158781</text:p>
              </table:table-cell>
              <table:table-cell office:value-type="float" office:value="5954.884975">
                <text:p>5954.8849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.93622">
                <text:p>1.93622</text:p>
              </table:table-cell>
              <table:table-cell office:value-type="float" office:value="5990.860942">
                <text:p>5990.8609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.621257">
                <text:p>2.621257</text:p>
              </table:table-cell>
              <table:table-cell office:value-type="float" office:value="5994.365822">
                <text:p>5994.3658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0.577812">
                <text:p>0.577812</text:p>
              </table:table-cell>
              <table:table-cell office:value-type="float" office:value="6010.620977">
                <text:p>6010.6209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2.197645">
                <text:p>2.197645</text:p>
              </table:table-cell>
              <table:table-cell office:value-type="float" office:value="6069.643132">
                <text:p>6069.6431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1.332855">
                <text:p>1.332855</text:p>
              </table:table-cell>
              <table:table-cell office:value-type="float" office:value="6087.678473">
                <text:p>6087.6784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.709424">
                <text:p>2.709424</text:p>
              </table:table-cell>
              <table:table-cell office:value-type="float" office:value="6177.168097">
                <text:p>6177.1680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">
                <text:p>14</text:p>
              </table:table-cell>
              <table:table-cell office:value-type="float" office:value="1.859099">
                <text:p>1.859099</text:p>
              </table:table-cell>
              <table:table-cell office:value-type="float" office:value="6206.778794">
                <text:p>6206.7787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">
                <text:p>31</text:p>
              </table:table-cell>
              <table:table-cell office:value-type="float" office:value="4.092416">
                <text:p>4.092416</text:p>
              </table:table-cell>
              <table:table-cell office:value-type="float" office:value="6278.674559">
                <text:p>6278.6745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.364526">
                <text:p>3.364526</text:p>
              </table:table-cell>
              <table:table-cell office:value-type="float" office:value="6278.79837">
                <text:p>6278.798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2.314317">
                <text:p>2.314317</text:p>
              </table:table-cell>
              <table:table-cell office:value-type="float" office:value="6290.864883">
                <text:p>6290.8648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">
                <text:p>16</text:p>
              </table:table-cell>
              <table:table-cell office:value-type="float" office:value="1.857596">
                <text:p>1.857596</text:p>
              </table:table-cell>
              <table:table-cell office:value-type="float" office:value="6319.706345">
                <text:p>6319.7063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3.643959">
                <text:p>3.643959</text:p>
              </table:table-cell>
              <table:table-cell office:value-type="float" office:value="6383.114591">
                <text:p>6383.1145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4.334714">
                <text:p>4.334714</text:p>
              </table:table-cell>
              <table:table-cell office:value-type="float" office:value="6522.672302">
                <text:p>6522.6723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">
                <text:p>36</text:p>
              </table:table-cell>
              <table:table-cell office:value-type="float" office:value="4.564811">
                <text:p>4.564811</text:p>
              </table:table-cell>
              <table:table-cell office:value-type="float" office:value="6667.801957">
                <text:p>6667.8019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1.407858">
                <text:p>1.407858</text:p>
              </table:table-cell>
              <table:table-cell office:value-type="float" office:value="6782.940901">
                <text:p>6782.9409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">
                <text:p>41</text:p>
              </table:table-cell>
              <table:table-cell office:value-type="float" office:value="5.375002">
                <text:p>5.375002</text:p>
              </table:table-cell>
              <table:table-cell office:value-type="float" office:value="6878.630274">
                <text:p>6878.6302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4.55106">
                <text:p>4.55106</text:p>
              </table:table-cell>
              <table:table-cell office:value-type="float" office:value="6990.704927">
                <text:p>6990.7049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4.007879">
                <text:p>4.007879</text:p>
              </table:table-cell>
              <table:table-cell office:value-type="float" office:value="7006.765541">
                <text:p>7006.7655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">
                <text:p>34</text:p>
              </table:table-cell>
              <table:table-cell office:value-type="float" office:value="4.39189">
                <text:p>4.39189</text:p>
              </table:table-cell>
              <table:table-cell office:value-type="float" office:value="7014.881903">
                <text:p>7014.8819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1.779617">
                <text:p>1.779617</text:p>
              </table:table-cell>
              <table:table-cell office:value-type="float" office:value="7078.845092">
                <text:p>7078.8450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.893661">
                <text:p>4.893661</text:p>
              </table:table-cell>
              <table:table-cell office:value-type="float" office:value="7135.627622">
                <text:p>7135.6276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5.927461">
                <text:p>5.927461</text:p>
              </table:table-cell>
              <table:table-cell office:value-type="float" office:value="7399.694214">
                <text:p>7399.6942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4.263912">
                <text:p>4.263912</text:p>
              </table:table-cell>
              <table:table-cell office:value-type="float" office:value="7451.263393">
                <text:p>7451.2633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">
                <text:p>37</text:p>
              </table:table-cell>
              <table:table-cell office:value-type="float" office:value="4.636559">
                <text:p>4.636559</text:p>
              </table:table-cell>
              <table:table-cell office:value-type="float" office:value="7498.810018">
                <text:p>7498.8100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5.499385">
                <text:p>5.499385</text:p>
              </table:table-cell>
              <table:table-cell office:value-type="float" office:value="7518.724257">
                <text:p>7518.7242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5.058463">
                <text:p>5.058463</text:p>
              </table:table-cell>
              <table:table-cell office:value-type="float" office:value="7581.868625">
                <text:p>7581.868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">
                <text:p>53</text:p>
              </table:table-cell>
              <table:table-cell office:value-type="float" office:value="7.09645">
                <text:p>7.09645</text:p>
              </table:table-cell>
              <table:table-cell office:value-type="float" office:value="7620.57964">
                <text:p>7620.579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">
                <text:p>52</text:p>
              </table:table-cell>
              <table:table-cell office:value-type="float" office:value="6.993795">
                <text:p>6.993795</text:p>
              </table:table-cell>
              <table:table-cell office:value-type="float" office:value="7658.8835">
                <text:p>7658.88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">
                <text:p>44</text:p>
              </table:table-cell>
              <table:table-cell office:value-type="float" office:value="5.813521">
                <text:p>5.813521</text:p>
              </table:table-cell>
              <table:table-cell office:value-type="float" office:value="7666.721521">
                <text:p>7666.7215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6.199736">
                <text:p>6.199736</text:p>
              </table:table-cell>
              <table:table-cell office:value-type="float" office:value="7706.849459">
                <text:p>7706.8494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6.955661">
                <text:p>6.955661</text:p>
              </table:table-cell>
              <table:table-cell office:value-type="float" office:value="7738.508186">
                <text:p>7738.5081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">
                <text:p>45</text:p>
              </table:table-cell>
              <table:table-cell office:value-type="float" office:value="5.981563">
                <text:p>5.981563</text:p>
              </table:table-cell>
              <table:table-cell office:value-type="float" office:value="7762.771876">
                <text:p>7762.7718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2">
                <text:p>72</text:p>
              </table:table-cell>
              <table:table-cell office:value-type="float" office:value="22.133444">
                <text:p>22.133444</text:p>
              </table:table-cell>
              <table:table-cell office:value-type="float" office:value="7808.244575">
                <text:p>7808.2445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6">
                <text:p>46</text:p>
              </table:table-cell>
              <table:table-cell office:value-type="float" office:value="6.055263">
                <text:p>6.055263</text:p>
              </table:table-cell>
              <table:table-cell office:value-type="float" office:value="7874.762441">
                <text:p>7874.7624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8">
                <text:p>48</text:p>
              </table:table-cell>
              <table:table-cell office:value-type="float" office:value="6.469007">
                <text:p>6.469007</text:p>
              </table:table-cell>
              <table:table-cell office:value-type="float" office:value="7922.970334">
                <text:p>7922.9703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">
                <text:p>64</text:p>
              </table:table-cell>
              <table:table-cell office:value-type="float" office:value="21.52709">
                <text:p>21.52709</text:p>
              </table:table-cell>
              <table:table-cell office:value-type="float" office:value="7927.321065">
                <text:p>7927.3210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1">
                <text:p>61</text:p>
              </table:table-cell>
              <table:table-cell office:value-type="float" office:value="21.242048">
                <text:p>21.242048</text:p>
              </table:table-cell>
              <table:table-cell office:value-type="float" office:value="7950.952276">
                <text:p>7950.9522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">
                <text:p>69</text:p>
              </table:table-cell>
              <table:table-cell office:value-type="float" office:value="22.004356">
                <text:p>22.004356</text:p>
              </table:table-cell>
              <table:table-cell office:value-type="float" office:value="7967.008788">
                <text:p>7967.0087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6.612469">
                <text:p>6.612469</text:p>
              </table:table-cell>
              <table:table-cell office:value-type="float" office:value="7975.685006">
                <text:p>7975.6850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5">
                <text:p>85</text:p>
              </table:table-cell>
              <table:table-cell office:value-type="float" office:value="22.60235">
                <text:p>22.60235</text:p>
              </table:table-cell>
              <table:table-cell office:value-type="float" office:value="7998.950001">
                <text:p>7998.9500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0">
                <text:p>80</text:p>
              </table:table-cell>
              <table:table-cell office:value-type="float" office:value="48.099969">
                <text:p>48.099969</text:p>
              </table:table-cell>
              <table:table-cell office:value-type="float" office:value="8025.246052">
                <text:p>8025.2460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7.83726">
                <text:p>7.83726</text:p>
              </table:table-cell>
              <table:table-cell office:value-type="float" office:value="8026.689133">
                <text:p>8026.6891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4">
                <text:p>84</text:p>
              </table:table-cell>
              <table:table-cell office:value-type="float" office:value="22.65659">
                <text:p>22.65659</text:p>
              </table:table-cell>
              <table:table-cell office:value-type="float" office:value="8039.86145">
                <text:p>8039.861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">
                <text:p>59</text:p>
              </table:table-cell>
              <table:table-cell office:value-type="float" office:value="8.089084">
                <text:p>8.089084</text:p>
              </table:table-cell>
              <table:table-cell office:value-type="float" office:value="8044.028301">
                <text:p>8044.0283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">
                <text:p>57</text:p>
              </table:table-cell>
              <table:table-cell office:value-type="float" office:value="7.569673">
                <text:p>7.569673</text:p>
              </table:table-cell>
              <table:table-cell office:value-type="float" office:value="8048.933569">
                <text:p>8048.9335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4">
                <text:p>54</text:p>
              </table:table-cell>
              <table:table-cell office:value-type="float" office:value="7.214499">
                <text:p>7.214499</text:p>
              </table:table-cell>
              <table:table-cell office:value-type="float" office:value="8064.296587">
                <text:p>8064.2965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1.537901">
                <text:p>21.537901</text:p>
              </table:table-cell>
              <table:table-cell office:value-type="float" office:value="8070.687104">
                <text:p>8070.6871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21.773998">
                <text:p>21.773998</text:p>
              </table:table-cell>
              <table:table-cell office:value-type="float" office:value="8077.228529">
                <text:p>8077.2285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3">
                <text:p>83</text:p>
              </table:table-cell>
              <table:table-cell office:value-type="float" office:value="48.356518">
                <text:p>48.356518</text:p>
              </table:table-cell>
              <table:table-cell office:value-type="float" office:value="8089.6039">
                <text:p>8089.60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21.859906">
                <text:p>21.859906</text:p>
              </table:table-cell>
              <table:table-cell office:value-type="float" office:value="8099.078252">
                <text:p>8099.0782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1">
                <text:p>71</text:p>
              </table:table-cell>
              <table:table-cell office:value-type="float" office:value="22.081339">
                <text:p>22.081339</text:p>
              </table:table-cell>
              <table:table-cell office:value-type="float" office:value="8102.452551">
                <text:p>8102.4525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">
                <text:p>50</text:p>
              </table:table-cell>
              <table:table-cell office:value-type="float" office:value="6.74995">
                <text:p>6.74995</text:p>
              </table:table-cell>
              <table:table-cell office:value-type="float" office:value="8103.715088">
                <text:p>8103.7150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3">
                <text:p>93</text:p>
              </table:table-cell>
              <table:table-cell office:value-type="float" office:value="48.984159">
                <text:p>48.984159</text:p>
              </table:table-cell>
              <table:table-cell office:value-type="float" office:value="8115.027485">
                <text:p>8115.0274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22.563937">
                <text:p>22.563937</text:p>
              </table:table-cell>
              <table:table-cell office:value-type="float" office:value="8117.593046">
                <text:p>8117.5930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0">
                <text:p>60</text:p>
              </table:table-cell>
              <table:table-cell office:value-type="float" office:value="8.167568">
                <text:p>8.167568</text:p>
              </table:table-cell>
              <table:table-cell office:value-type="float" office:value="8117.778731">
                <text:p>8117.7787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9">
                <text:p>99</text:p>
              </table:table-cell>
              <table:table-cell office:value-type="float" office:value="48.647015">
                <text:p>48.647015</text:p>
              </table:table-cell>
              <table:table-cell office:value-type="float" office:value="8131.507736">
                <text:p>8131.5077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">
                <text:p>55</text:p>
              </table:table-cell>
              <table:table-cell office:value-type="float" office:value="7.378724">
                <text:p>7.378724</text:p>
              </table:table-cell>
              <table:table-cell office:value-type="float" office:value="8150.678337">
                <text:p>8150.6783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48.992704">
                <text:p>48.992704</text:p>
              </table:table-cell>
              <table:table-cell office:value-type="float" office:value="8182.648583">
                <text:p>8182.6485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48.049477">
                <text:p>48.049477</text:p>
              </table:table-cell>
              <table:table-cell office:value-type="float" office:value="8182.7981">
                <text:p>8182.79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0">
                <text:p>70</text:p>
              </table:table-cell>
              <table:table-cell office:value-type="float" office:value="21.983269">
                <text:p>21.983269</text:p>
              </table:table-cell>
              <table:table-cell office:value-type="float" office:value="8191.446516">
                <text:p>8191.4465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4">
                <text:p>94</text:p>
              </table:table-cell>
              <table:table-cell office:value-type="float" office:value="48.619824">
                <text:p>48.619824</text:p>
              </table:table-cell>
              <table:table-cell office:value-type="float" office:value="8191.599254">
                <text:p>8191.5992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2">
                <text:p>62</text:p>
              </table:table-cell>
              <table:table-cell office:value-type="float" office:value="21.274687">
                <text:p>21.274687</text:p>
              </table:table-cell>
              <table:table-cell office:value-type="float" office:value="8232.440971">
                <text:p>8232.4409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6">
                <text:p>86</text:p>
              </table:table-cell>
              <table:table-cell office:value-type="float" office:value="48.216771">
                <text:p>48.216771</text:p>
              </table:table-cell>
              <table:table-cell office:value-type="float" office:value="8233.091826">
                <text:p>8233.0918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7">
                <text:p>67</text:p>
              </table:table-cell>
              <table:table-cell office:value-type="float" office:value="21.813935">
                <text:p>21.813935</text:p>
              </table:table-cell>
              <table:table-cell office:value-type="float" office:value="8233.096514">
                <text:p>8233.0965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5">
                <text:p>65</text:p>
              </table:table-cell>
              <table:table-cell office:value-type="float" office:value="21.756933">
                <text:p>21.756933</text:p>
              </table:table-cell>
              <table:table-cell office:value-type="float" office:value="8233.295017">
                <text:p>8233.2950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">
                <text:p>98</text:p>
              </table:table-cell>
              <table:table-cell office:value-type="float" office:value="48.798274">
                <text:p>48.798274</text:p>
              </table:table-cell>
              <table:table-cell office:value-type="float" office:value="8246.272472">
                <text:p>8246.2724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1">
                <text:p>81</text:p>
              </table:table-cell>
              <table:table-cell office:value-type="float" office:value="48.238732">
                <text:p>48.238732</text:p>
              </table:table-cell>
              <table:table-cell office:value-type="float" office:value="8251.637584">
                <text:p>8251.6375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8">
                <text:p>88</text:p>
              </table:table-cell>
              <table:table-cell office:value-type="float" office:value="48.806977">
                <text:p>48.806977</text:p>
              </table:table-cell>
              <table:table-cell office:value-type="float" office:value="8252.213059">
                <text:p>8252.2130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6">
                <text:p>56</text:p>
              </table:table-cell>
              <table:table-cell office:value-type="float" office:value="7.430907">
                <text:p>7.430907</text:p>
              </table:table-cell>
              <table:table-cell office:value-type="float" office:value="8253.905786">
                <text:p>8253.9057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48.367501">
                <text:p>48.367501</text:p>
              </table:table-cell>
              <table:table-cell office:value-type="float" office:value="8253.969581">
                <text:p>8253.9695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1">
                <text:p>91</text:p>
              </table:table-cell>
              <table:table-cell office:value-type="float" office:value="48.775448">
                <text:p>48.775448</text:p>
              </table:table-cell>
              <table:table-cell office:value-type="float" office:value="8266.827628">
                <text:p>8266.8276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7">
                <text:p>97</text:p>
              </table:table-cell>
              <table:table-cell office:value-type="float" office:value="48.697021">
                <text:p>48.697021</text:p>
              </table:table-cell>
              <table:table-cell office:value-type="float" office:value="8267.916701">
                <text:p>8267.9167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48.974198">
                <text:p>48.974198</text:p>
              </table:table-cell>
              <table:table-cell office:value-type="float" office:value="8269.546246">
                <text:p>8269.5462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6">
                <text:p>76</text:p>
              </table:table-cell>
              <table:table-cell office:value-type="float" office:value="48.45418">
                <text:p>48.45418</text:p>
              </table:table-cell>
              <table:table-cell office:value-type="float" office:value="8270.681648">
                <text:p>8270.6816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6">
                <text:p>96</text:p>
              </table:table-cell>
              <table:table-cell office:value-type="float" office:value="21.220703">
                <text:p>21.220703</text:p>
              </table:table-cell>
              <table:table-cell office:value-type="float" office:value="8270.709459">
                <text:p>8270.7094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48.642663">
                <text:p>48.642663</text:p>
              </table:table-cell>
              <table:table-cell office:value-type="float" office:value="8272.887256">
                <text:p>8272.8872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0">
                <text:p>100</text:p>
              </table:table-cell>
              <table:table-cell office:value-type="float" office:value="48.793195">
                <text:p>48.793195</text:p>
              </table:table-cell>
              <table:table-cell office:value-type="float" office:value="8274.707423">
                <text:p>8274.7074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48.940018">
                <text:p>48.940018</text:p>
              </table:table-cell>
              <table:table-cell office:value-type="float" office:value="8276.373619">
                <text:p>8276.3736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9">
                <text:p>79</text:p>
              </table:table-cell>
              <table:table-cell office:value-type="float" office:value="48.53122">
                <text:p>48.53122</text:p>
              </table:table-cell>
              <table:table-cell office:value-type="float" office:value="8279.497129">
                <text:p>8279.4971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2">
                <text:p>82</text:p>
              </table:table-cell>
              <table:table-cell office:value-type="float" office:value="48.348535">
                <text:p>48.348535</text:p>
              </table:table-cell>
              <table:table-cell office:value-type="float" office:value="8287.553526">
                <text:p>8287.5535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5">
                <text:p>75</text:p>
              </table:table-cell>
              <table:table-cell office:value-type="float" office:value="48.524128">
                <text:p>48.524128</text:p>
              </table:table-cell>
              <table:table-cell office:value-type="float" office:value="8287.620052">
                <text:p>8287.6200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2">
                <text:p>92</text:p>
              </table:table-cell>
              <table:table-cell office:value-type="float" office:value="48.725802">
                <text:p>48.725802</text:p>
              </table:table-cell>
              <table:table-cell office:value-type="float" office:value="8287.739991">
                <text:p>8287.7399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8">
                <text:p>78</text:p>
              </table:table-cell>
              <table:table-cell office:value-type="float" office:value="48.54245">
                <text:p>48.54245</text:p>
              </table:table-cell>
              <table:table-cell office:value-type="float" office:value="8300.299093">
                <text:p>8300.2990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64.98cm" svg:height="16.842cm" xlink:href=".." xlink:type="simple" chart:class="chart:line" chart:style-name="ch1">
        <chart:title svg:x="30.422cm" svg:y="0.472cm" chart:style-name="ch2">
          <text:p>Launch n, wait 1 ms</text:p>
        </chart:title>
        <chart:legend chart:legend-position="end" svg:x="60.646cm" svg:y="7.126cm" style:legend-expansion="high" chart:style-name="ch3"/>
        <chart:plot-area chart:style-name="ch4" table:cell-range-address="'Launch n, wait 1ms'.D1:'Launch n, wait 1ms'.H101" chart:data-source-has-labels="row" svg:x="2.68cm" svg:y="1.587cm" svg:width="56.667cm" svg:height="14.919cm">
          <chartooo:coordinate-region svg:x="3.672cm" svg:y="1.786cm" svg:width="55.21cm" svg:height="14.073cm"/>
          <chart:axis chart:dimension="x" chart:name="primary-x" chart:style-name="ch5"/>
          <chart:axis chart:dimension="y" chart:name="primary-y" chart:style-name="ch5">
            <chart:title svg:x="0.451cm" svg:y="10.003cm" chart:style-name="ch6">
              <text:p>Milliseconds
</text:p>
            </chart:title>
            <chart:grid chart:style-name="ch7" chart:class="major"/>
          </chart:axis>
          <chart:series chart:style-name="ch8" chart:values-cell-range-address="'Launch n, wait 1ms'.D2:'Launch n, wait 1ms'.D101" chart:label-cell-address="'Launch n, wait 1ms'.D1:'Launch n, wait 1ms'.D1" chart:class="chart:line">
            <chart:data-point chart:repeated="100"/>
          </chart:series>
          <chart:series chart:style-name="ch9" chart:values-cell-range-address="'Launch n, wait 1ms'.E2:'Launch n, wait 1ms'.E101" chart:label-cell-address="'Launch n, wait 1ms'.E1:'Launch n, wait 1ms'.E1" chart:class="chart:line">
            <chart:data-point chart:repeated="100"/>
          </chart:series>
          <chart:series chart:style-name="ch10" chart:values-cell-range-address="'Launch n, wait 1ms'.F2:'Launch n, wait 1ms'.F101" chart:label-cell-address="'Launch n, wait 1ms'.F1:'Launch n, wait 1ms'.F1" chart:class="chart:line">
            <chart:data-point chart:repeated="100"/>
          </chart:series>
          <chart:series chart:style-name="ch11" chart:values-cell-range-address="'Launch n, wait 1ms'.G2:'Launch n, wait 1ms'.G101" chart:label-cell-address="'Launch n, wait 1ms'.G1:'Launch n, wait 1ms'.G1" chart:class="chart:line">
            <chart:data-point chart:repeated="100"/>
          </chart:series>
          <chart:series chart:style-name="ch12" chart:values-cell-range-address="'Launch n, wait 1ms'.H2:'Launch n, wait 1ms'.H101" chart:label-cell-address="'Launch n, wait 1ms'.H1:'Launch n, wait 1ms'.H1" chart:class="chart:line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unch 4, wait 1ms</text:p>
                <draw:g>
                  <svg:desc>'Launch n, wait 1ms'.D1:'Launch n, wait 1ms'.D1</svg:desc>
                </draw:g>
              </table:table-cell>
              <table:table-cell office:value-type="string">
                <text:p>Launch 5, wait 1ms</text:p>
                <draw:g>
                  <svg:desc>'Launch n, wait 1ms'.E1:'Launch n, wait 1ms'.E1</svg:desc>
                </draw:g>
              </table:table-cell>
              <table:table-cell office:value-type="string">
                <text:p>Launch 6, wait 1ms</text:p>
                <draw:g>
                  <svg:desc>'Launch n, wait 1ms'.F1:'Launch n, wait 1ms'.F1</svg:desc>
                </draw:g>
              </table:table-cell>
              <table:table-cell office:value-type="string">
                <text:p>Launch 7, wait 1ms</text:p>
                <draw:g>
                  <svg:desc>'Launch n, wait 1ms'.G1:'Launch n, wait 1ms'.G1</svg:desc>
                </draw:g>
              </table:table-cell>
              <table:table-cell office:value-type="string">
                <text:p>Launch 8, wait 1ms</text:p>
                <draw:g>
                  <svg:desc>'Launch n, wait 1ms'.H1:'Launch n, wait 1ms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7.991854">
                <text:p>557.991854</text:p>
                <draw:g>
                  <svg:desc>'Launch n, wait 1ms'.D2:'Launch n, wait 1ms'.D101</svg:desc>
                </draw:g>
              </table:table-cell>
              <table:table-cell office:value-type="float" office:value="509.998721">
                <text:p>509.998721</text:p>
                <draw:g>
                  <svg:desc>'Launch n, wait 1ms'.E2:'Launch n, wait 1ms'.E101</svg:desc>
                </draw:g>
              </table:table-cell>
              <table:table-cell office:value-type="float" office:value="528.555568">
                <text:p>528.555568</text:p>
                <draw:g>
                  <svg:desc>'Launch n, wait 1ms'.F2:'Launch n, wait 1ms'.F101</svg:desc>
                </draw:g>
              </table:table-cell>
              <table:table-cell office:value-type="float" office:value="756.005227">
                <text:p>756.005227</text:p>
                <draw:g>
                  <svg:desc>'Launch n, wait 1ms'.G2:'Launch n, wait 1ms'.G101</svg:desc>
                </draw:g>
              </table:table-cell>
              <table:table-cell office:value-type="float" office:value="760.123325">
                <text:p>760.123325</text:p>
                <draw:g>
                  <svg:desc>'Launch n, wait 1ms'.H2:'Launch n, wait 1ms'.H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9.007339">
                <text:p>629.007339</text:p>
              </table:table-cell>
              <table:table-cell office:value-type="float" office:value="526.346066">
                <text:p>526.346066</text:p>
              </table:table-cell>
              <table:table-cell office:value-type="float" office:value="567.950434">
                <text:p>567.950434</text:p>
              </table:table-cell>
              <table:table-cell office:value-type="float" office:value="773.631424">
                <text:p>773.631424</text:p>
              </table:table-cell>
              <table:table-cell office:value-type="float" office:value="808.959253">
                <text:p>808.9592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3.64037">
                <text:p>653.64037</text:p>
              </table:table-cell>
              <table:table-cell office:value-type="float" office:value="571.872239">
                <text:p>571.872239</text:p>
              </table:table-cell>
              <table:table-cell office:value-type="float" office:value="573.440487">
                <text:p>573.440487</text:p>
              </table:table-cell>
              <table:table-cell office:value-type="float" office:value="811.852658">
                <text:p>811.852658</text:p>
              </table:table-cell>
              <table:table-cell office:value-type="float" office:value="851.216353">
                <text:p>851.2163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6.479421">
                <text:p>656.479421</text:p>
              </table:table-cell>
              <table:table-cell office:value-type="float" office:value="601.243784">
                <text:p>601.243784</text:p>
              </table:table-cell>
              <table:table-cell office:value-type="float" office:value="580.974205">
                <text:p>580.974205</text:p>
              </table:table-cell>
              <table:table-cell office:value-type="float" office:value="838.648254">
                <text:p>838.648254</text:p>
              </table:table-cell>
              <table:table-cell office:value-type="float" office:value="851.87575">
                <text:p>851.875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0.79726">
                <text:p>670.79726</text:p>
              </table:table-cell>
              <table:table-cell office:value-type="float" office:value="624.633679">
                <text:p>624.633679</text:p>
              </table:table-cell>
              <table:table-cell office:value-type="float" office:value="589.539136">
                <text:p>589.539136</text:p>
              </table:table-cell>
              <table:table-cell office:value-type="float" office:value="845.982553">
                <text:p>845.982553</text:p>
              </table:table-cell>
              <table:table-cell office:value-type="float" office:value="887.348142">
                <text:p>887.3481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8.182502">
                <text:p>688.182502</text:p>
              </table:table-cell>
              <table:table-cell office:value-type="float" office:value="627.247455">
                <text:p>627.247455</text:p>
              </table:table-cell>
              <table:table-cell office:value-type="float" office:value="652.823025">
                <text:p>652.823025</text:p>
              </table:table-cell>
              <table:table-cell office:value-type="float" office:value="848.219873">
                <text:p>848.219873</text:p>
              </table:table-cell>
              <table:table-cell office:value-type="float" office:value="906.503724">
                <text:p>906.5037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4.63407">
                <text:p>704.63407</text:p>
              </table:table-cell>
              <table:table-cell office:value-type="float" office:value="1586.276922">
                <text:p>1586.276922</text:p>
              </table:table-cell>
              <table:table-cell office:value-type="float" office:value="1209.772349">
                <text:p>1209.772349</text:p>
              </table:table-cell>
              <table:table-cell office:value-type="float" office:value="860.797275">
                <text:p>860.797275</text:p>
              </table:table-cell>
              <table:table-cell office:value-type="float" office:value="918.883392">
                <text:p>918.8833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7.391984">
                <text:p>1107.391984</text:p>
              </table:table-cell>
              <table:table-cell office:value-type="float" office:value="1633.228264">
                <text:p>1633.228264</text:p>
              </table:table-cell>
              <table:table-cell office:value-type="float" office:value="1481.111205">
                <text:p>1481.111205</text:p>
              </table:table-cell>
              <table:table-cell office:value-type="float" office:value="864.531888">
                <text:p>864.531888</text:p>
              </table:table-cell>
              <table:table-cell office:value-type="float" office:value="935.22055">
                <text:p>935.220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0.450049">
                <text:p>1120.450049</text:p>
              </table:table-cell>
              <table:table-cell office:value-type="float" office:value="1633.669471">
                <text:p>1633.669471</text:p>
              </table:table-cell>
              <table:table-cell office:value-type="float" office:value="1486.74148">
                <text:p>1486.74148</text:p>
              </table:table-cell>
              <table:table-cell office:value-type="float" office:value="876.541971">
                <text:p>876.541971</text:p>
              </table:table-cell>
              <table:table-cell office:value-type="float" office:value="945.509108">
                <text:p>945.5091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53.287844">
                <text:p>1153.287844</text:p>
              </table:table-cell>
              <table:table-cell office:value-type="float" office:value="1664.083439">
                <text:p>1664.083439</text:p>
              </table:table-cell>
              <table:table-cell office:value-type="float" office:value="1501.243761">
                <text:p>1501.243761</text:p>
              </table:table-cell>
              <table:table-cell office:value-type="float" office:value="1461.509093">
                <text:p>1461.509093</text:p>
              </table:table-cell>
              <table:table-cell office:value-type="float" office:value="948.574007">
                <text:p>948.5740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80.465119">
                <text:p>1180.465119</text:p>
              </table:table-cell>
              <table:table-cell office:value-type="float" office:value="1668.278831">
                <text:p>1668.278831</text:p>
              </table:table-cell>
              <table:table-cell office:value-type="float" office:value="1503.431622">
                <text:p>1503.431622</text:p>
              </table:table-cell>
              <table:table-cell office:value-type="float" office:value="1489.745958">
                <text:p>1489.745958</text:p>
              </table:table-cell>
              <table:table-cell office:value-type="float" office:value="1702.838153">
                <text:p>1702.838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.853216">
                <text:p>1200.853216</text:p>
              </table:table-cell>
              <table:table-cell office:value-type="float" office:value="1675.9828">
                <text:p>1675.9828</text:p>
              </table:table-cell>
              <table:table-cell office:value-type="float" office:value="1549.45848">
                <text:p>1549.45848</text:p>
              </table:table-cell>
              <table:table-cell office:value-type="float" office:value="1520.591429">
                <text:p>1520.591429</text:p>
              </table:table-cell>
              <table:table-cell office:value-type="float" office:value="1716.43993">
                <text:p>1716.439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65.538423">
                <text:p>1465.538423</text:p>
              </table:table-cell>
              <table:table-cell office:value-type="float" office:value="1684.168333">
                <text:p>1684.168333</text:p>
              </table:table-cell>
              <table:table-cell office:value-type="float" office:value="1549.487986">
                <text:p>1549.487986</text:p>
              </table:table-cell>
              <table:table-cell office:value-type="float" office:value="1542.382349">
                <text:p>1542.382349</text:p>
              </table:table-cell>
              <table:table-cell office:value-type="float" office:value="1717.102401">
                <text:p>1717.1024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85.131125">
                <text:p>1485.131125</text:p>
              </table:table-cell>
              <table:table-cell office:value-type="float" office:value="1695.086714">
                <text:p>1695.086714</text:p>
              </table:table-cell>
              <table:table-cell office:value-type="float" office:value="1567.392826">
                <text:p>1567.392826</text:p>
              </table:table-cell>
              <table:table-cell office:value-type="float" office:value="1581.895404">
                <text:p>1581.895404</text:p>
              </table:table-cell>
              <table:table-cell office:value-type="float" office:value="1743.52997">
                <text:p>1743.529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85.595111">
                <text:p>1585.595111</text:p>
              </table:table-cell>
              <table:table-cell office:value-type="float" office:value="1703.833812">
                <text:p>1703.833812</text:p>
              </table:table-cell>
              <table:table-cell office:value-type="float" office:value="1576.542307">
                <text:p>1576.542307</text:p>
              </table:table-cell>
              <table:table-cell office:value-type="float" office:value="1588.027215">
                <text:p>1588.027215</text:p>
              </table:table-cell>
              <table:table-cell office:value-type="float" office:value="1760.601472">
                <text:p>1760.6014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27.177618">
                <text:p>1627.177618</text:p>
              </table:table-cell>
              <table:table-cell office:value-type="float" office:value="1727.377367">
                <text:p>1727.377367</text:p>
              </table:table-cell>
              <table:table-cell office:value-type="float" office:value="1580.100454">
                <text:p>1580.100454</text:p>
              </table:table-cell>
              <table:table-cell office:value-type="float" office:value="1630.129523">
                <text:p>1630.129523</text:p>
              </table:table-cell>
              <table:table-cell office:value-type="float" office:value="1765.128626">
                <text:p>1765.1286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12.156354">
                <text:p>1812.156354</text:p>
              </table:table-cell>
              <table:table-cell office:value-type="float" office:value="1735.168991">
                <text:p>1735.168991</text:p>
              </table:table-cell>
              <table:table-cell office:value-type="float" office:value="1668.871756">
                <text:p>1668.871756</text:p>
              </table:table-cell>
              <table:table-cell office:value-type="float" office:value="1645.640412">
                <text:p>1645.640412</text:p>
              </table:table-cell>
              <table:table-cell office:value-type="float" office:value="1788.343222">
                <text:p>1788.3432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68.956396">
                <text:p>1868.956396</text:p>
              </table:table-cell>
              <table:table-cell office:value-type="float" office:value="1744.055986">
                <text:p>1744.055986</text:p>
              </table:table-cell>
              <table:table-cell office:value-type="float" office:value="3041.114131">
                <text:p>3041.114131</text:p>
              </table:table-cell>
              <table:table-cell office:value-type="float" office:value="2660.159579">
                <text:p>2660.159579</text:p>
              </table:table-cell>
              <table:table-cell office:value-type="float" office:value="1799.548412">
                <text:p>1799.5484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77.404053">
                <text:p>1977.404053</text:p>
              </table:table-cell>
              <table:table-cell office:value-type="float" office:value="1756.069557">
                <text:p>1756.069557</text:p>
              </table:table-cell>
              <table:table-cell office:value-type="float" office:value="3185.520904">
                <text:p>3185.520904</text:p>
              </table:table-cell>
              <table:table-cell office:value-type="float" office:value="2802.016064">
                <text:p>2802.016064</text:p>
              </table:table-cell>
              <table:table-cell office:value-type="float" office:value="1841.444748">
                <text:p>1841.4447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66.734834">
                <text:p>2366.734834</text:p>
              </table:table-cell>
              <table:table-cell office:value-type="float" office:value="2137.414954">
                <text:p>2137.414954</text:p>
              </table:table-cell>
              <table:table-cell office:value-type="float" office:value="3189.902634">
                <text:p>3189.902634</text:p>
              </table:table-cell>
              <table:table-cell office:value-type="float" office:value="2881.26001">
                <text:p>2881.26001</text:p>
              </table:table-cell>
              <table:table-cell office:value-type="float" office:value="1850.948164">
                <text:p>1850.9481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86.280804">
                <text:p>2886.280804</text:p>
              </table:table-cell>
              <table:table-cell office:value-type="float" office:value="2158.380866">
                <text:p>2158.380866</text:p>
              </table:table-cell>
              <table:table-cell office:value-type="float" office:value="3222.068534">
                <text:p>3222.068534</text:p>
              </table:table-cell>
              <table:table-cell office:value-type="float" office:value="2900.725891">
                <text:p>2900.725891</text:p>
              </table:table-cell>
              <table:table-cell office:value-type="float" office:value="2580.51967">
                <text:p>2580.519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91.045645">
                <text:p>2891.045645</text:p>
              </table:table-cell>
              <table:table-cell office:value-type="float" office:value="2271.300066">
                <text:p>2271.300066</text:p>
              </table:table-cell>
              <table:table-cell office:value-type="float" office:value="3236.68878">
                <text:p>3236.68878</text:p>
              </table:table-cell>
              <table:table-cell office:value-type="float" office:value="2926.962224">
                <text:p>2926.962224</text:p>
              </table:table-cell>
              <table:table-cell office:value-type="float" office:value="2602.099711">
                <text:p>2602.0997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50.730525">
                <text:p>2950.730525</text:p>
              </table:table-cell>
              <table:table-cell office:value-type="float" office:value="2290.48512">
                <text:p>2290.48512</text:p>
              </table:table-cell>
              <table:table-cell office:value-type="float" office:value="3288.793981">
                <text:p>3288.793981</text:p>
              </table:table-cell>
              <table:table-cell office:value-type="float" office:value="2929.34284">
                <text:p>2929.34284</text:p>
              </table:table-cell>
              <table:table-cell office:value-type="float" office:value="2602.225131">
                <text:p>2602.2251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58.518853">
                <text:p>2958.518853</text:p>
              </table:table-cell>
              <table:table-cell office:value-type="float" office:value="2304.701343">
                <text:p>2304.701343</text:p>
              </table:table-cell>
              <table:table-cell office:value-type="float" office:value="3302.74148">
                <text:p>3302.74148</text:p>
              </table:table-cell>
              <table:table-cell office:value-type="float" office:value="2938.295912">
                <text:p>2938.295912</text:p>
              </table:table-cell>
              <table:table-cell office:value-type="float" office:value="2604.317398">
                <text:p>2604.3173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59.259786">
                <text:p>2959.259786</text:p>
              </table:table-cell>
              <table:table-cell office:value-type="float" office:value="2353.782014">
                <text:p>2353.782014</text:p>
              </table:table-cell>
              <table:table-cell office:value-type="float" office:value="3305.340272">
                <text:p>3305.340272</text:p>
              </table:table-cell>
              <table:table-cell office:value-type="float" office:value="2958.324811">
                <text:p>2958.324811</text:p>
              </table:table-cell>
              <table:table-cell office:value-type="float" office:value="2622.809011">
                <text:p>2622.8090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59.868173">
                <text:p>2959.868173</text:p>
              </table:table-cell>
              <table:table-cell office:value-type="float" office:value="2795.810205">
                <text:p>2795.810205</text:p>
              </table:table-cell>
              <table:table-cell office:value-type="float" office:value="3305.671051">
                <text:p>3305.671051</text:p>
              </table:table-cell>
              <table:table-cell office:value-type="float" office:value="2966.190474">
                <text:p>2966.190474</text:p>
              </table:table-cell>
              <table:table-cell office:value-type="float" office:value="2633.877415">
                <text:p>2633.8774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59.877223">
                <text:p>2959.877223</text:p>
              </table:table-cell>
              <table:table-cell office:value-type="float" office:value="2798.471092">
                <text:p>2798.471092</text:p>
              </table:table-cell>
              <table:table-cell office:value-type="float" office:value="3312.869029">
                <text:p>3312.869029</text:p>
              </table:table-cell>
              <table:table-cell office:value-type="float" office:value="2973.086046">
                <text:p>2973.086046</text:p>
              </table:table-cell>
              <table:table-cell office:value-type="float" office:value="2649.630893">
                <text:p>2649.6308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67.281637">
                <text:p>2967.281637</text:p>
              </table:table-cell>
              <table:table-cell office:value-type="float" office:value="4566.138527">
                <text:p>4566.138527</text:p>
              </table:table-cell>
              <table:table-cell office:value-type="float" office:value="3313.692929">
                <text:p>3313.692929</text:p>
              </table:table-cell>
              <table:table-cell office:value-type="float" office:value="2983.856094">
                <text:p>2983.856094</text:p>
              </table:table-cell>
              <table:table-cell office:value-type="float" office:value="2651.707817">
                <text:p>2651.7078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75.003042">
                <text:p>2975.003042</text:p>
              </table:table-cell>
              <table:table-cell office:value-type="float" office:value="4808.271014">
                <text:p>4808.271014</text:p>
              </table:table-cell>
              <table:table-cell office:value-type="float" office:value="3319.941744">
                <text:p>3319.941744</text:p>
              </table:table-cell>
              <table:table-cell office:value-type="float" office:value="2994.722119">
                <text:p>2994.722119</text:p>
              </table:table-cell>
              <table:table-cell office:value-type="float" office:value="2667.312271">
                <text:p>2667.3122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77.737791">
                <text:p>2977.737791</text:p>
              </table:table-cell>
              <table:table-cell office:value-type="float" office:value="5012.199943">
                <text:p>5012.199943</text:p>
              </table:table-cell>
              <table:table-cell office:value-type="float" office:value="3326.012332">
                <text:p>3326.012332</text:p>
              </table:table-cell>
              <table:table-cell office:value-type="float" office:value="2998.138998">
                <text:p>2998.138998</text:p>
              </table:table-cell>
              <table:table-cell office:value-type="float" office:value="2672.760957">
                <text:p>2672.7609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83.892689">
                <text:p>2983.892689</text:p>
              </table:table-cell>
              <table:table-cell office:value-type="float" office:value="5042.774471">
                <text:p>5042.774471</text:p>
              </table:table-cell>
              <table:table-cell office:value-type="float" office:value="3335.807644">
                <text:p>3335.807644</text:p>
              </table:table-cell>
              <table:table-cell office:value-type="float" office:value="3014.957002">
                <text:p>3014.957002</text:p>
              </table:table-cell>
              <table:table-cell office:value-type="float" office:value="3228.184491">
                <text:p>3228.1844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11.503476">
                <text:p>3011.503476</text:p>
              </table:table-cell>
              <table:table-cell office:value-type="float" office:value="5090.358363">
                <text:p>5090.358363</text:p>
              </table:table-cell>
              <table:table-cell office:value-type="float" office:value="3340.053488">
                <text:p>3340.053488</text:p>
              </table:table-cell>
              <table:table-cell office:value-type="float" office:value="3016.394609">
                <text:p>3016.394609</text:p>
              </table:table-cell>
              <table:table-cell office:value-type="float" office:value="3239.529145">
                <text:p>3239.5291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16.238015">
                <text:p>3016.238015</text:p>
              </table:table-cell>
              <table:table-cell office:value-type="float" office:value="5409.631857">
                <text:p>5409.631857</text:p>
              </table:table-cell>
              <table:table-cell office:value-type="float" office:value="3352.394863">
                <text:p>3352.394863</text:p>
              </table:table-cell>
              <table:table-cell office:value-type="float" office:value="3025.068891">
                <text:p>3025.068891</text:p>
              </table:table-cell>
              <table:table-cell office:value-type="float" office:value="3271.670886">
                <text:p>3271.6708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92.606966">
                <text:p>3292.606966</text:p>
              </table:table-cell>
              <table:table-cell office:value-type="float" office:value="5636.178707">
                <text:p>5636.178707</text:p>
              </table:table-cell>
              <table:table-cell office:value-type="float" office:value="3363.9798">
                <text:p>3363.9798</text:p>
              </table:table-cell>
              <table:table-cell office:value-type="float" office:value="3025.078519">
                <text:p>3025.078519</text:p>
              </table:table-cell>
              <table:table-cell office:value-type="float" office:value="3300.136179">
                <text:p>3300.1361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33.631735">
                <text:p>3333.631735</text:p>
              </table:table-cell>
              <table:table-cell office:value-type="float" office:value="5729.259523">
                <text:p>5729.259523</text:p>
              </table:table-cell>
              <table:table-cell office:value-type="float" office:value="3373.697871">
                <text:p>3373.697871</text:p>
              </table:table-cell>
              <table:table-cell office:value-type="float" office:value="3708.117042">
                <text:p>3708.117042</text:p>
              </table:table-cell>
              <table:table-cell office:value-type="float" office:value="3308.240316">
                <text:p>3308.2403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47.696582">
                <text:p>3347.696582</text:p>
              </table:table-cell>
              <table:table-cell office:value-type="float" office:value="5773.342566">
                <text:p>5773.342566</text:p>
              </table:table-cell>
              <table:table-cell office:value-type="float" office:value="3383.24522">
                <text:p>3383.24522</text:p>
              </table:table-cell>
              <table:table-cell office:value-type="float" office:value="3720.951796">
                <text:p>3720.951796</text:p>
              </table:table-cell>
              <table:table-cell office:value-type="float" office:value="3420.204017">
                <text:p>3420.2040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37.32703">
                <text:p>3537.32703</text:p>
              </table:table-cell>
              <table:table-cell office:value-type="float" office:value="5788.600359">
                <text:p>5788.600359</text:p>
              </table:table-cell>
              <table:table-cell office:value-type="float" office:value="3386.301584">
                <text:p>3386.301584</text:p>
              </table:table-cell>
              <table:table-cell office:value-type="float" office:value="3738.58772">
                <text:p>3738.58772</text:p>
              </table:table-cell>
              <table:table-cell office:value-type="float" office:value="3428.174134">
                <text:p>3428.1741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60.86532">
                <text:p>3660.86532</text:p>
              </table:table-cell>
              <table:table-cell office:value-type="float" office:value="6049.213802">
                <text:p>6049.213802</text:p>
              </table:table-cell>
              <table:table-cell office:value-type="float" office:value="3396.369043">
                <text:p>3396.369043</text:p>
              </table:table-cell>
              <table:table-cell office:value-type="float" office:value="3747.793327">
                <text:p>3747.793327</text:p>
              </table:table-cell>
              <table:table-cell office:value-type="float" office:value="3513.792757">
                <text:p>3513.7927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93.330237">
                <text:p>3693.330237</text:p>
              </table:table-cell>
              <table:table-cell office:value-type="float" office:value="6104.22462">
                <text:p>6104.22462</text:p>
              </table:table-cell>
              <table:table-cell office:value-type="float" office:value="4123.180968">
                <text:p>4123.180968</text:p>
              </table:table-cell>
              <table:table-cell office:value-type="float" office:value="3777.10592">
                <text:p>3777.10592</text:p>
              </table:table-cell>
              <table:table-cell office:value-type="float" office:value="4359.401455">
                <text:p>4359.4014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43.021511">
                <text:p>3743.021511</text:p>
              </table:table-cell>
              <table:table-cell office:value-type="float" office:value="6120.255182">
                <text:p>6120.255182</text:p>
              </table:table-cell>
              <table:table-cell office:value-type="float" office:value="4219.825828">
                <text:p>4219.825828</text:p>
              </table:table-cell>
              <table:table-cell office:value-type="float" office:value="3784.456135">
                <text:p>3784.456135</text:p>
              </table:table-cell>
              <table:table-cell office:value-type="float" office:value="4486.884994">
                <text:p>4486.8849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90.548758">
                <text:p>3790.548758</text:p>
              </table:table-cell>
              <table:table-cell office:value-type="float" office:value="6191.493513">
                <text:p>6191.493513</text:p>
              </table:table-cell>
              <table:table-cell office:value-type="float" office:value="4231.850514">
                <text:p>4231.850514</text:p>
              </table:table-cell>
              <table:table-cell office:value-type="float" office:value="3788.177815">
                <text:p>3788.177815</text:p>
              </table:table-cell>
              <table:table-cell office:value-type="float" office:value="4510.124553">
                <text:p>4510.1245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8.510482">
                <text:p>4108.510482</text:p>
              </table:table-cell>
              <table:table-cell office:value-type="float" office:value="6424.044828">
                <text:p>6424.044828</text:p>
              </table:table-cell>
              <table:table-cell office:value-type="float" office:value="4235.420726">
                <text:p>4235.420726</text:p>
              </table:table-cell>
              <table:table-cell office:value-type="float" office:value="3823.933197">
                <text:p>3823.933197</text:p>
              </table:table-cell>
              <table:table-cell office:value-type="float" office:value="4520.754262">
                <text:p>4520.7542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30.806427">
                <text:p>4130.806427</text:p>
              </table:table-cell>
              <table:table-cell office:value-type="float" office:value="6591.685061">
                <text:p>6591.685061</text:p>
              </table:table-cell>
              <table:table-cell office:value-type="float" office:value="4273.485418">
                <text:p>4273.485418</text:p>
              </table:table-cell>
              <table:table-cell office:value-type="float" office:value="3824.035809">
                <text:p>3824.035809</text:p>
              </table:table-cell>
              <table:table-cell office:value-type="float" office:value="4525.431781">
                <text:p>4525.4317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05.976239">
                <text:p>4205.976239</text:p>
              </table:table-cell>
              <table:table-cell office:value-type="float" office:value="6668.2458">
                <text:p>6668.2458</text:p>
              </table:table-cell>
              <table:table-cell office:value-type="float" office:value="4293.519146">
                <text:p>4293.519146</text:p>
              </table:table-cell>
              <table:table-cell office:value-type="float" office:value="4519.798957">
                <text:p>4519.798957</text:p>
              </table:table-cell>
              <table:table-cell office:value-type="float" office:value="4525.636683">
                <text:p>4525.6366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34.32272">
                <text:p>4334.32272</text:p>
              </table:table-cell>
              <table:table-cell office:value-type="float" office:value="6684.104515">
                <text:p>6684.104515</text:p>
              </table:table-cell>
              <table:table-cell office:value-type="float" office:value="4297.78896">
                <text:p>4297.78896</text:p>
              </table:table-cell>
              <table:table-cell office:value-type="float" office:value="4554.079325">
                <text:p>4554.079325</text:p>
              </table:table-cell>
              <table:table-cell office:value-type="float" office:value="4529.140109">
                <text:p>4529.1401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35.127636">
                <text:p>4335.127636</text:p>
              </table:table-cell>
              <table:table-cell office:value-type="float" office:value="6691.978664">
                <text:p>6691.978664</text:p>
              </table:table-cell>
              <table:table-cell office:value-type="float" office:value="4307.771906">
                <text:p>4307.771906</text:p>
              </table:table-cell>
              <table:table-cell office:value-type="float" office:value="4566.431411">
                <text:p>4566.431411</text:p>
              </table:table-cell>
              <table:table-cell office:value-type="float" office:value="4550.790704">
                <text:p>4550.7907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56.485534">
                <text:p>4356.485534</text:p>
              </table:table-cell>
              <table:table-cell office:value-type="float" office:value="6840.082901">
                <text:p>6840.082901</text:p>
              </table:table-cell>
              <table:table-cell office:value-type="float" office:value="4315.787315">
                <text:p>4315.787315</text:p>
              </table:table-cell>
              <table:table-cell office:value-type="float" office:value="4567.387361">
                <text:p>4567.387361</text:p>
              </table:table-cell>
              <table:table-cell office:value-type="float" office:value="4568.479465">
                <text:p>4568.4794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89.755922">
                <text:p>4389.755922</text:p>
              </table:table-cell>
              <table:table-cell office:value-type="float" office:value="6844.162396">
                <text:p>6844.162396</text:p>
              </table:table-cell>
              <table:table-cell office:value-type="float" office:value="4321.696682">
                <text:p>4321.696682</text:p>
              </table:table-cell>
              <table:table-cell office:value-type="float" office:value="4582.604039">
                <text:p>4582.604039</text:p>
              </table:table-cell>
              <table:table-cell office:value-type="float" office:value="4600.810755">
                <text:p>4600.8107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59.392776">
                <text:p>4659.392776</text:p>
              </table:table-cell>
              <table:table-cell office:value-type="float" office:value="6908.178305">
                <text:p>6908.178305</text:p>
              </table:table-cell>
              <table:table-cell office:value-type="float" office:value="4349.879687">
                <text:p>4349.879687</text:p>
              </table:table-cell>
              <table:table-cell office:value-type="float" office:value="4594.650103">
                <text:p>4594.650103</text:p>
              </table:table-cell>
              <table:table-cell office:value-type="float" office:value="4600.831966">
                <text:p>4600.8319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726.973184">
                <text:p>4726.973184</text:p>
              </table:table-cell>
              <table:table-cell office:value-type="float" office:value="7056.845133">
                <text:p>7056.845133</text:p>
              </table:table-cell>
              <table:table-cell office:value-type="float" office:value="4708.051868">
                <text:p>4708.051868</text:p>
              </table:table-cell>
              <table:table-cell office:value-type="float" office:value="4615.972982">
                <text:p>4615.972982</text:p>
              </table:table-cell>
              <table:table-cell office:value-type="float" office:value="4600.814191">
                <text:p>4600.8141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18.964519">
                <text:p>4918.964519</text:p>
              </table:table-cell>
              <table:table-cell office:value-type="float" office:value="7400.109615">
                <text:p>7400.109615</text:p>
              </table:table-cell>
              <table:table-cell office:value-type="float" office:value="4815.287316">
                <text:p>4815.287316</text:p>
              </table:table-cell>
              <table:table-cell office:value-type="float" office:value="4622.744876">
                <text:p>4622.744876</text:p>
              </table:table-cell>
              <table:table-cell office:value-type="float" office:value="4600.843519">
                <text:p>4600.8435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16.491742">
                <text:p>5016.491742</text:p>
              </table:table-cell>
              <table:table-cell office:value-type="float" office:value="7502.890603">
                <text:p>7502.890603</text:p>
              </table:table-cell>
              <table:table-cell office:value-type="float" office:value="4859.635449">
                <text:p>4859.635449</text:p>
              </table:table-cell>
              <table:table-cell office:value-type="float" office:value="4650.830679">
                <text:p>4650.830679</text:p>
              </table:table-cell>
              <table:table-cell office:value-type="float" office:value="4607.339677">
                <text:p>4607.3396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369.948932">
                <text:p>7369.948932</text:p>
              </table:table-cell>
              <table:table-cell office:value-type="float" office:value="7503.076032">
                <text:p>7503.076032</text:p>
              </table:table-cell>
              <table:table-cell office:value-type="float" office:value="4871.33673">
                <text:p>4871.33673</text:p>
              </table:table-cell>
              <table:table-cell office:value-type="float" office:value="4662.267869">
                <text:p>4662.267869</text:p>
              </table:table-cell>
              <table:table-cell office:value-type="float" office:value="4629.881895">
                <text:p>4629.8818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568.650921">
                <text:p>7568.650921</text:p>
              </table:table-cell>
              <table:table-cell office:value-type="float" office:value="7565.355459">
                <text:p>7565.355459</text:p>
              </table:table-cell>
              <table:table-cell office:value-type="float" office:value="4897.368387">
                <text:p>4897.368387</text:p>
              </table:table-cell>
              <table:table-cell office:value-type="float" office:value="7372.034037">
                <text:p>7372.034037</text:p>
              </table:table-cell>
              <table:table-cell office:value-type="float" office:value="7322.432863">
                <text:p>7322.4328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808.94849">
                <text:p>7808.94849</text:p>
              </table:table-cell>
              <table:table-cell office:value-type="float" office:value="7642.581565">
                <text:p>7642.581565</text:p>
              </table:table-cell>
              <table:table-cell office:value-type="float" office:value="4930.618768">
                <text:p>4930.618768</text:p>
              </table:table-cell>
              <table:table-cell office:value-type="float" office:value="7533.515276">
                <text:p>7533.515276</text:p>
              </table:table-cell>
              <table:table-cell office:value-type="float" office:value="7795.110839">
                <text:p>7795.1108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822.994165">
                <text:p>7822.994165</text:p>
              </table:table-cell>
              <table:table-cell office:value-type="float" office:value="7642.640959">
                <text:p>7642.640959</text:p>
              </table:table-cell>
              <table:table-cell office:value-type="float" office:value="5274.533153">
                <text:p>5274.533153</text:p>
              </table:table-cell>
              <table:table-cell office:value-type="float" office:value="7677.415879">
                <text:p>7677.415879</text:p>
              </table:table-cell>
              <table:table-cell office:value-type="float" office:value="7919.944584">
                <text:p>7919.9445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25.777433">
                <text:p>7825.777433</text:p>
              </table:table-cell>
              <table:table-cell office:value-type="float" office:value="7656.114462">
                <text:p>7656.114462</text:p>
              </table:table-cell>
              <table:table-cell office:value-type="float" office:value="5277.300623">
                <text:p>5277.300623</text:p>
              </table:table-cell>
              <table:table-cell office:value-type="float" office:value="7778.351777">
                <text:p>7778.351777</text:p>
              </table:table-cell>
              <table:table-cell office:value-type="float" office:value="7923.270316">
                <text:p>7923.2703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860.000191">
                <text:p>7860.000191</text:p>
              </table:table-cell>
              <table:table-cell office:value-type="float" office:value="7692.191853">
                <text:p>7692.191853</text:p>
              </table:table-cell>
              <table:table-cell office:value-type="float" office:value="5403.934942">
                <text:p>5403.934942</text:p>
              </table:table-cell>
              <table:table-cell office:value-type="float" office:value="7803.805607">
                <text:p>7803.805607</text:p>
              </table:table-cell>
              <table:table-cell office:value-type="float" office:value="7951.285743">
                <text:p>7951.2857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905.051741">
                <text:p>7905.051741</text:p>
              </table:table-cell>
              <table:table-cell office:value-type="float" office:value="7760.256808">
                <text:p>7760.256808</text:p>
              </table:table-cell>
              <table:table-cell office:value-type="float" office:value="5427.595914">
                <text:p>5427.595914</text:p>
              </table:table-cell>
              <table:table-cell office:value-type="float" office:value="7861.612181">
                <text:p>7861.612181</text:p>
              </table:table-cell>
              <table:table-cell office:value-type="float" office:value="8019.192">
                <text:p>8019.1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05.780494">
                <text:p>7905.780494</text:p>
              </table:table-cell>
              <table:table-cell office:value-type="float" office:value="7789.376334">
                <text:p>7789.376334</text:p>
              </table:table-cell>
              <table:table-cell office:value-type="float" office:value="5453.713854">
                <text:p>5453.713854</text:p>
              </table:table-cell>
              <table:table-cell office:value-type="float" office:value="7890.396907">
                <text:p>7890.396907</text:p>
              </table:table-cell>
              <table:table-cell office:value-type="float" office:value="8037.130748">
                <text:p>8037.1307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06.182724">
                <text:p>8006.182724</text:p>
              </table:table-cell>
              <table:table-cell office:value-type="float" office:value="7861.225082">
                <text:p>7861.225082</text:p>
              </table:table-cell>
              <table:table-cell office:value-type="float" office:value="5468.834481">
                <text:p>5468.834481</text:p>
              </table:table-cell>
              <table:table-cell office:value-type="float" office:value="7893.331472">
                <text:p>7893.331472</text:p>
              </table:table-cell>
              <table:table-cell office:value-type="float" office:value="8075.29839">
                <text:p>8075.298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015.024215">
                <text:p>8015.024215</text:p>
              </table:table-cell>
              <table:table-cell office:value-type="float" office:value="7865.038856">
                <text:p>7865.038856</text:p>
              </table:table-cell>
              <table:table-cell office:value-type="float" office:value="5509.41019">
                <text:p>5509.41019</text:p>
              </table:table-cell>
              <table:table-cell office:value-type="float" office:value="7963.700881">
                <text:p>7963.700881</text:p>
              </table:table-cell>
              <table:table-cell office:value-type="float" office:value="8075.531279">
                <text:p>8075.5312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031.943195">
                <text:p>8031.943195</text:p>
              </table:table-cell>
              <table:table-cell office:value-type="float" office:value="7936.497793">
                <text:p>7936.497793</text:p>
              </table:table-cell>
              <table:table-cell office:value-type="float" office:value="5817.407498">
                <text:p>5817.407498</text:p>
              </table:table-cell>
              <table:table-cell office:value-type="float" office:value="7965.064115">
                <text:p>7965.064115</text:p>
              </table:table-cell>
              <table:table-cell office:value-type="float" office:value="8087.431108">
                <text:p>8087.4311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058.414568">
                <text:p>8058.414568</text:p>
              </table:table-cell>
              <table:table-cell office:value-type="float" office:value="8001.2283">
                <text:p>8001.2283</text:p>
              </table:table-cell>
              <table:table-cell office:value-type="float" office:value="5907.707827">
                <text:p>5907.707827</text:p>
              </table:table-cell>
              <table:table-cell office:value-type="float" office:value="7978.374501">
                <text:p>7978.374501</text:p>
              </table:table-cell>
              <table:table-cell office:value-type="float" office:value="8087.621055">
                <text:p>8087.6210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58.589596">
                <text:p>8058.589596</text:p>
              </table:table-cell>
              <table:table-cell office:value-type="float" office:value="8016.30793">
                <text:p>8016.30793</text:p>
              </table:table-cell>
              <table:table-cell office:value-type="float" office:value="6078.173883">
                <text:p>6078.173883</text:p>
              </table:table-cell>
              <table:table-cell office:value-type="float" office:value="8012.205992">
                <text:p>8012.205992</text:p>
              </table:table-cell>
              <table:table-cell office:value-type="float" office:value="8095.138591">
                <text:p>8095.1385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058.703559">
                <text:p>8058.703559</text:p>
              </table:table-cell>
              <table:table-cell office:value-type="float" office:value="8019.282847">
                <text:p>8019.282847</text:p>
              </table:table-cell>
              <table:table-cell office:value-type="float" office:value="6127.356299">
                <text:p>6127.356299</text:p>
              </table:table-cell>
              <table:table-cell office:value-type="float" office:value="8021.068978">
                <text:p>8021.068978</text:p>
              </table:table-cell>
              <table:table-cell office:value-type="float" office:value="8115.138372">
                <text:p>8115.1383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086.984174">
                <text:p>8086.984174</text:p>
              </table:table-cell>
              <table:table-cell office:value-type="float" office:value="8025.245237">
                <text:p>8025.245237</text:p>
              </table:table-cell>
              <table:table-cell office:value-type="float" office:value="6165.918446">
                <text:p>6165.918446</text:p>
              </table:table-cell>
              <table:table-cell office:value-type="float" office:value="8116.328778">
                <text:p>8116.328778</text:p>
              </table:table-cell>
              <table:table-cell office:value-type="float" office:value="8204.205338">
                <text:p>8204.2053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113.727599">
                <text:p>8113.727599</text:p>
              </table:table-cell>
              <table:table-cell office:value-type="float" office:value="8092.460467">
                <text:p>8092.460467</text:p>
              </table:table-cell>
              <table:table-cell office:value-type="float" office:value="6187.997179">
                <text:p>6187.997179</text:p>
              </table:table-cell>
              <table:table-cell office:value-type="float" office:value="8158.225003">
                <text:p>8158.225003</text:p>
              </table:table-cell>
              <table:table-cell office:value-type="float" office:value="8215.874231">
                <text:p>8215.8742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258.067022">
                <text:p>8258.067022</text:p>
              </table:table-cell>
              <table:table-cell office:value-type="float" office:value="8113.227446">
                <text:p>8113.227446</text:p>
              </table:table-cell>
              <table:table-cell office:value-type="float" office:value="7162.175924">
                <text:p>7162.175924</text:p>
              </table:table-cell>
              <table:table-cell office:value-type="float" office:value="8161.46661">
                <text:p>8161.46661</text:p>
              </table:table-cell>
              <table:table-cell office:value-type="float" office:value="8242.578828">
                <text:p>8242.5788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282.165971">
                <text:p>8282.165971</text:p>
              </table:table-cell>
              <table:table-cell office:value-type="float" office:value="8144.143814">
                <text:p>8144.143814</text:p>
              </table:table-cell>
              <table:table-cell office:value-type="float" office:value="7165.588725">
                <text:p>7165.588725</text:p>
              </table:table-cell>
              <table:table-cell office:value-type="float" office:value="8191.159229">
                <text:p>8191.159229</text:p>
              </table:table-cell>
              <table:table-cell office:value-type="float" office:value="8244.741277">
                <text:p>8244.7412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309.841512">
                <text:p>8309.841512</text:p>
              </table:table-cell>
              <table:table-cell office:value-type="float" office:value="8151.870386">
                <text:p>8151.870386</text:p>
              </table:table-cell>
              <table:table-cell office:value-type="float" office:value="7189.929164">
                <text:p>7189.929164</text:p>
              </table:table-cell>
              <table:table-cell office:value-type="float" office:value="8215.44516">
                <text:p>8215.44516</text:p>
              </table:table-cell>
              <table:table-cell office:value-type="float" office:value="8265.232789">
                <text:p>8265.2327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382.651273">
                <text:p>8382.651273</text:p>
              </table:table-cell>
              <table:table-cell office:value-type="float" office:value="8185.484845">
                <text:p>8185.484845</text:p>
              </table:table-cell>
              <table:table-cell office:value-type="float" office:value="7248.086584">
                <text:p>7248.086584</text:p>
              </table:table-cell>
              <table:table-cell office:value-type="float" office:value="8233.416327">
                <text:p>8233.416327</text:p>
              </table:table-cell>
              <table:table-cell office:value-type="float" office:value="8265.245165">
                <text:p>8265.2451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398.970617">
                <text:p>8398.970617</text:p>
              </table:table-cell>
              <table:table-cell office:value-type="float" office:value="8189.667898">
                <text:p>8189.667898</text:p>
              </table:table-cell>
              <table:table-cell office:value-type="float" office:value="7253.294913">
                <text:p>7253.294913</text:p>
              </table:table-cell>
              <table:table-cell office:value-type="float" office:value="8284.184637">
                <text:p>8284.184637</text:p>
              </table:table-cell>
              <table:table-cell office:value-type="float" office:value="8282.415367">
                <text:p>8282.4153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400.320506">
                <text:p>8400.320506</text:p>
              </table:table-cell>
              <table:table-cell office:value-type="float" office:value="8189.672238">
                <text:p>8189.672238</text:p>
              </table:table-cell>
              <table:table-cell office:value-type="float" office:value="7254.718872">
                <text:p>7254.718872</text:p>
              </table:table-cell>
              <table:table-cell office:value-type="float" office:value="8322.274651">
                <text:p>8322.274651</text:p>
              </table:table-cell>
              <table:table-cell office:value-type="float" office:value="8291.354582">
                <text:p>8291.3545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02.057878">
                <text:p>8402.057878</text:p>
              </table:table-cell>
              <table:table-cell office:value-type="float" office:value="8216.141654">
                <text:p>8216.141654</text:p>
              </table:table-cell>
              <table:table-cell office:value-type="float" office:value="7314.007084">
                <text:p>7314.007084</text:p>
              </table:table-cell>
              <table:table-cell office:value-type="float" office:value="8360.394753">
                <text:p>8360.394753</text:p>
              </table:table-cell>
              <table:table-cell office:value-type="float" office:value="8323.703159">
                <text:p>8323.7031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407.995645">
                <text:p>8407.995645</text:p>
              </table:table-cell>
              <table:table-cell office:value-type="float" office:value="8219.304929">
                <text:p>8219.304929</text:p>
              </table:table-cell>
              <table:table-cell office:value-type="float" office:value="7340.166787">
                <text:p>7340.166787</text:p>
              </table:table-cell>
              <table:table-cell office:value-type="float" office:value="8382.147806">
                <text:p>8382.147806</text:p>
              </table:table-cell>
              <table:table-cell office:value-type="float" office:value="8363.582138">
                <text:p>8363.5821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18.784818">
                <text:p>8418.784818</text:p>
              </table:table-cell>
              <table:table-cell office:value-type="float" office:value="8263.3278">
                <text:p>8263.3278</text:p>
              </table:table-cell>
              <table:table-cell office:value-type="float" office:value="7354.527161">
                <text:p>7354.527161</text:p>
              </table:table-cell>
              <table:table-cell office:value-type="float" office:value="8397.709768">
                <text:p>8397.709768</text:p>
              </table:table-cell>
              <table:table-cell office:value-type="float" office:value="8375.732898">
                <text:p>8375.7328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418.818594">
                <text:p>8418.818594</text:p>
              </table:table-cell>
              <table:table-cell office:value-type="float" office:value="8298.258652">
                <text:p>8298.258652</text:p>
              </table:table-cell>
              <table:table-cell office:value-type="float" office:value="7373.02186">
                <text:p>7373.02186</text:p>
              </table:table-cell>
              <table:table-cell office:value-type="float" office:value="8397.798281">
                <text:p>8397.798281</text:p>
              </table:table-cell>
              <table:table-cell office:value-type="float" office:value="8376.224601">
                <text:p>8376.2246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426.251802">
                <text:p>8426.251802</text:p>
              </table:table-cell>
              <table:table-cell office:value-type="float" office:value="8305.252477">
                <text:p>8305.252477</text:p>
              </table:table-cell>
              <table:table-cell office:value-type="float" office:value="7375.734262">
                <text:p>7375.734262</text:p>
              </table:table-cell>
              <table:table-cell office:value-type="float" office:value="8407.741658">
                <text:p>8407.741658</text:p>
              </table:table-cell>
              <table:table-cell office:value-type="float" office:value="8388.545129">
                <text:p>8388.5451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496.793181">
                <text:p>8496.793181</text:p>
              </table:table-cell>
              <table:table-cell office:value-type="float" office:value="8326.118506">
                <text:p>8326.118506</text:p>
              </table:table-cell>
              <table:table-cell office:value-type="float" office:value="7390.151396">
                <text:p>7390.151396</text:p>
              </table:table-cell>
              <table:table-cell office:value-type="float" office:value="8412.401231">
                <text:p>8412.401231</text:p>
              </table:table-cell>
              <table:table-cell office:value-type="float" office:value="8408.847575">
                <text:p>8408.8475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507.37398">
                <text:p>8507.37398</text:p>
              </table:table-cell>
              <table:table-cell office:value-type="float" office:value="8332.465487">
                <text:p>8332.465487</text:p>
              </table:table-cell>
              <table:table-cell office:value-type="float" office:value="7400.739437">
                <text:p>7400.739437</text:p>
              </table:table-cell>
              <table:table-cell office:value-type="float" office:value="8421.253882">
                <text:p>8421.253882</text:p>
              </table:table-cell>
              <table:table-cell office:value-type="float" office:value="8409.587721">
                <text:p>8409.5877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514.110652">
                <text:p>8514.110652</text:p>
              </table:table-cell>
              <table:table-cell office:value-type="float" office:value="8361.295704">
                <text:p>8361.295704</text:p>
              </table:table-cell>
              <table:table-cell office:value-type="float" office:value="7404.72861">
                <text:p>7404.72861</text:p>
              </table:table-cell>
              <table:table-cell office:value-type="float" office:value="8426.4708">
                <text:p>8426.4708</text:p>
              </table:table-cell>
              <table:table-cell office:value-type="float" office:value="8412.03507">
                <text:p>8412.035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514.301026">
                <text:p>8514.301026</text:p>
              </table:table-cell>
              <table:table-cell office:value-type="float" office:value="8372.168974">
                <text:p>8372.168974</text:p>
              </table:table-cell>
              <table:table-cell office:value-type="float" office:value="7409.713589">
                <text:p>7409.713589</text:p>
              </table:table-cell>
              <table:table-cell office:value-type="float" office:value="8432.299557">
                <text:p>8432.299557</text:p>
              </table:table-cell>
              <table:table-cell office:value-type="float" office:value="8435.456444">
                <text:p>8435.4564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88.121603">
                <text:p>8588.121603</text:p>
              </table:table-cell>
              <table:table-cell office:value-type="float" office:value="8378.758704">
                <text:p>8378.758704</text:p>
              </table:table-cell>
              <table:table-cell office:value-type="float" office:value="7428.94583">
                <text:p>7428.94583</text:p>
              </table:table-cell>
              <table:table-cell office:value-type="float" office:value="8432.467736">
                <text:p>8432.467736</text:p>
              </table:table-cell>
              <table:table-cell office:value-type="float" office:value="8435.864079">
                <text:p>8435.8640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97.378658">
                <text:p>8597.378658</text:p>
              </table:table-cell>
              <table:table-cell office:value-type="float" office:value="8383.351876">
                <text:p>8383.351876</text:p>
              </table:table-cell>
              <table:table-cell office:value-type="float" office:value="7431.083544">
                <text:p>7431.083544</text:p>
              </table:table-cell>
              <table:table-cell office:value-type="float" office:value="8442.050494">
                <text:p>8442.050494</text:p>
              </table:table-cell>
              <table:table-cell office:value-type="float" office:value="8438.032736">
                <text:p>8438.0327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2.946573">
                <text:p>8602.946573</text:p>
              </table:table-cell>
              <table:table-cell office:value-type="float" office:value="8384.201778">
                <text:p>8384.201778</text:p>
              </table:table-cell>
              <table:table-cell office:value-type="float" office:value="7794.466231">
                <text:p>7794.466231</text:p>
              </table:table-cell>
              <table:table-cell office:value-type="float" office:value="8449.679449">
                <text:p>8449.679449</text:p>
              </table:table-cell>
              <table:table-cell office:value-type="float" office:value="8445.587328">
                <text:p>8445.5873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4.544289">
                <text:p>8604.544289</text:p>
              </table:table-cell>
              <table:table-cell office:value-type="float" office:value="8392.82507">
                <text:p>8392.82507</text:p>
              </table:table-cell>
              <table:table-cell office:value-type="float" office:value="7848.910843">
                <text:p>7848.910843</text:p>
              </table:table-cell>
              <table:table-cell office:value-type="float" office:value="8462.21523">
                <text:p>8462.21523</text:p>
              </table:table-cell>
              <table:table-cell office:value-type="float" office:value="8446.353603">
                <text:p>8446.3536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609.131335">
                <text:p>8609.131335</text:p>
              </table:table-cell>
              <table:table-cell office:value-type="float" office:value="8393.21756">
                <text:p>8393.21756</text:p>
              </table:table-cell>
              <table:table-cell office:value-type="float" office:value="7938.303465">
                <text:p>7938.303465</text:p>
              </table:table-cell>
              <table:table-cell office:value-type="float" office:value="8462.360232">
                <text:p>8462.360232</text:p>
              </table:table-cell>
              <table:table-cell office:value-type="float" office:value="8449.034444">
                <text:p>8449.0344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618.142208">
                <text:p>8618.142208</text:p>
              </table:table-cell>
              <table:table-cell office:value-type="float" office:value="8400.85914">
                <text:p>8400.85914</text:p>
              </table:table-cell>
              <table:table-cell office:value-type="float" office:value="7964.750262">
                <text:p>7964.750262</text:p>
              </table:table-cell>
              <table:table-cell office:value-type="float" office:value="8462.493164">
                <text:p>8462.493164</text:p>
              </table:table-cell>
              <table:table-cell office:value-type="float" office:value="8452.740452">
                <text:p>8452.7404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635.188849">
                <text:p>8635.188849</text:p>
              </table:table-cell>
              <table:table-cell office:value-type="float" office:value="8401.374816">
                <text:p>8401.374816</text:p>
              </table:table-cell>
              <table:table-cell office:value-type="float" office:value="7971.433276">
                <text:p>7971.433276</text:p>
              </table:table-cell>
              <table:table-cell office:value-type="float" office:value="8462.696286">
                <text:p>8462.696286</text:p>
              </table:table-cell>
              <table:table-cell office:value-type="float" office:value="8452.804142">
                <text:p>8452.8041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636.77357">
                <text:p>8636.77357</text:p>
              </table:table-cell>
              <table:table-cell office:value-type="float" office:value="8410.78741">
                <text:p>8410.78741</text:p>
              </table:table-cell>
              <table:table-cell office:value-type="float" office:value="8043.951464">
                <text:p>8043.951464</text:p>
              </table:table-cell>
              <table:table-cell office:value-type="float" office:value="8481.446356">
                <text:p>8481.446356</text:p>
              </table:table-cell>
              <table:table-cell office:value-type="float" office:value="8462.922951">
                <text:p>8462.9229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644.36345">
                <text:p>8644.36345</text:p>
              </table:table-cell>
              <table:table-cell office:value-type="float" office:value="8416.326638">
                <text:p>8416.326638</text:p>
              </table:table-cell>
              <table:table-cell office:value-type="float" office:value="8557.076189">
                <text:p>8557.076189</text:p>
              </table:table-cell>
              <table:table-cell office:value-type="float" office:value="8484.382284">
                <text:p>8484.382284</text:p>
              </table:table-cell>
              <table:table-cell office:value-type="float" office:value="8467.488641">
                <text:p>8467.4886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647.878995">
                <text:p>8647.878995</text:p>
              </table:table-cell>
              <table:table-cell office:value-type="float" office:value="8426.627349">
                <text:p>8426.627349</text:p>
              </table:table-cell>
              <table:table-cell office:value-type="float" office:value="8591.894257">
                <text:p>8591.894257</text:p>
              </table:table-cell>
              <table:table-cell office:value-type="float" office:value="8488.794599">
                <text:p>8488.794599</text:p>
              </table:table-cell>
              <table:table-cell office:value-type="float" office:value="8468.433287">
                <text:p>8468.4332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650.22141">
                <text:p>8650.22141</text:p>
              </table:table-cell>
              <table:table-cell office:value-type="float" office:value="8428.857296">
                <text:p>8428.857296</text:p>
              </table:table-cell>
              <table:table-cell office:value-type="float" office:value="8592.426793">
                <text:p>8592.426793</text:p>
              </table:table-cell>
              <table:table-cell office:value-type="float" office:value="8493.78584">
                <text:p>8493.78584</text:p>
              </table:table-cell>
              <table:table-cell office:value-type="float" office:value="8473.756905">
                <text:p>8473.7569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652.44807">
                <text:p>8652.44807</text:p>
              </table:table-cell>
              <table:table-cell office:value-type="float" office:value="8433.314964">
                <text:p>8433.314964</text:p>
              </table:table-cell>
              <table:table-cell office:value-type="float" office:value="8597.084752">
                <text:p>8597.084752</text:p>
              </table:table-cell>
              <table:table-cell office:value-type="float" office:value="8495.745594">
                <text:p>8495.745594</text:p>
              </table:table-cell>
              <table:table-cell office:value-type="float" office:value="8478.626655">
                <text:p>8478.6266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656.861025">
                <text:p>8656.861025</text:p>
              </table:table-cell>
              <table:table-cell office:value-type="float" office:value="8433.543783">
                <text:p>8433.543783</text:p>
              </table:table-cell>
              <table:table-cell office:value-type="float" office:value="8623.539377">
                <text:p>8623.539377</text:p>
              </table:table-cell>
              <table:table-cell office:value-type="float" office:value="8503.93642">
                <text:p>8503.93642</text:p>
              </table:table-cell>
              <table:table-cell office:value-type="float" office:value="8482.146288">
                <text:p>8482.1462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660.55037">
                <text:p>8660.55037</text:p>
              </table:table-cell>
              <table:table-cell office:value-type="float" office:value="8434.175043">
                <text:p>8434.175043</text:p>
              </table:table-cell>
              <table:table-cell office:value-type="float" office:value="8629.854815">
                <text:p>8629.854815</text:p>
              </table:table-cell>
              <table:table-cell office:value-type="float" office:value="8508.073562">
                <text:p>8508.073562</text:p>
              </table:table-cell>
              <table:table-cell office:value-type="float" office:value="8492.200323">
                <text:p>8492.2003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664.518807">
                <text:p>8664.518807</text:p>
              </table:table-cell>
              <table:table-cell office:value-type="float" office:value="8440.587007">
                <text:p>8440.587007</text:p>
              </table:table-cell>
              <table:table-cell office:value-type="float" office:value="8635.78053">
                <text:p>8635.78053</text:p>
              </table:table-cell>
              <table:table-cell office:value-type="float" office:value="8512.162961">
                <text:p>8512.162961</text:p>
              </table:table-cell>
              <table:table-cell office:value-type="float" office:value="8494.276683">
                <text:p>8494.2766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671.304024">
                <text:p>8671.304024</text:p>
              </table:table-cell>
              <table:table-cell office:value-type="float" office:value="8443.228718">
                <text:p>8443.228718</text:p>
              </table:table-cell>
              <table:table-cell office:value-type="float" office:value="8644.820819">
                <text:p>8644.820819</text:p>
              </table:table-cell>
              <table:table-cell office:value-type="float" office:value="8519.875233">
                <text:p>8519.875233</text:p>
              </table:table-cell>
              <table:table-cell office:value-type="float" office:value="8505.366361">
                <text:p>8505.3663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684.656402">
                <text:p>8684.656402</text:p>
              </table:table-cell>
              <table:table-cell office:value-type="float" office:value="8444.877292">
                <text:p>8444.877292</text:p>
              </table:table-cell>
              <table:table-cell office:value-type="float" office:value="8831.601093">
                <text:p>8831.601093</text:p>
              </table:table-cell>
              <table:table-cell office:value-type="float" office:value="8529.607307">
                <text:p>8529.607307</text:p>
              </table:table-cell>
              <table:table-cell office:value-type="float" office:value="8519.014745">
                <text:p>8519.01474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9.448cm" svg:height="39.063cm" xlink:href=".." xlink:type="simple" chart:class="chart:line" chart:style-name="ch1">
        <chart:legend chart:legend-position="end" svg:x="66.596cm" svg:y="17.987cm" style:legend-expansion="high" chart:style-name="ch2"/>
        <chart:plot-area chart:style-name="ch3" table:cell-range-address="'Launch 100, wait x ms'.A1:'Launch 100, wait x ms'.F101" svg:x="1.388cm" svg:y="0.781cm" svg:width="63.82cm" svg:height="37.501cm">
          <chartooo:coordinate-region svg:x="2.38cm" svg:y="0.98cm" svg:width="62.548cm" svg:height="36.6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Launch 100, wait x ms'.A1:'Launch 100, wait x ms'.A101" chart:class="chart:line">
            <chart:data-point chart:repeated="101"/>
          </chart:series>
          <chart:series chart:style-name="ch7" chart:values-cell-range-address="'Launch 100, wait x ms'.B1:'Launch 100, wait x ms'.B101" chart:class="chart:line">
            <chart:data-point chart:repeated="101"/>
          </chart:series>
          <chart:series chart:style-name="ch8" chart:values-cell-range-address="'Launch 100, wait x ms'.C1:'Launch 100, wait x ms'.C101" chart:class="chart:line">
            <chart:data-point chart:repeated="101"/>
          </chart:series>
          <chart:series chart:style-name="ch9" chart:values-cell-range-address="'Launch 100, wait x ms'.D1:'Launch 100, wait x ms'.D101" chart:class="chart:line">
            <chart:data-point chart:repeated="101"/>
          </chart:series>
          <chart:series chart:style-name="ch10" chart:values-cell-range-address="'Launch 100, wait x ms'.E1:'Launch 100, wait x ms'.E101" chart:class="chart:line">
            <chart:data-point chart:repeated="101"/>
          </chart:series>
          <chart:series chart:style-name="ch11" chart:values-cell-range-address="'Launch 100, wait x ms'.F1:'Launch 100, wait x ms'.F101" chart:class="chart:line"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Launch 100, wait x ms'.A1:'Launch 100, wait x ms'.A101</svg:desc>
                </draw:g>
              </table:table-cell>
              <table:table-cell office:value-type="float" office:value="NaN">
                <text:p>NaN</text:p>
                <draw:g>
                  <svg:desc>'Launch 100, wait x ms'.B1:'Launch 100, wait x ms'.B101</svg:desc>
                </draw:g>
              </table:table-cell>
              <table:table-cell office:value-type="float" office:value="NaN">
                <text:p>NaN</text:p>
                <draw:g>
                  <svg:desc>'Launch 100, wait x ms'.C1:'Launch 100, wait x ms'.C101</svg:desc>
                </draw:g>
              </table:table-cell>
              <table:table-cell office:value-type="float" office:value="NaN">
                <text:p>NaN</text:p>
                <draw:g>
                  <svg:desc>'Launch 100, wait x ms'.D1:'Launch 100, wait x ms'.D101</svg:desc>
                </draw:g>
              </table:table-cell>
              <table:table-cell office:value-type="float" office:value="NaN">
                <text:p>NaN</text:p>
                <draw:g>
                  <svg:desc>'Launch 100, wait x ms'.E1:'Launch 100, wait x ms'.E101</svg:desc>
                </draw:g>
              </table:table-cell>
              <table:table-cell office:value-type="float" office:value="NaN">
                <text:p>NaN</text:p>
                <draw:g>
                  <svg:desc>'Launch 100, wait x ms'.F1:'Launch 100, wait x ms'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36.373607">
                <text:p>3436.373607</text:p>
              </table:table-cell>
              <table:table-cell office:value-type="float" office:value="4099.845762">
                <text:p>4099.845762</text:p>
              </table:table-cell>
              <table:table-cell office:value-type="float" office:value="4350.360274">
                <text:p>4350.360274</text:p>
              </table:table-cell>
              <table:table-cell office:value-type="float" office:value="2558.554729">
                <text:p>2558.554729</text:p>
              </table:table-cell>
              <table:table-cell office:value-type="float" office:value="3646.306883">
                <text:p>3646.306883</text:p>
              </table:table-cell>
              <table:table-cell office:value-type="float" office:value="3689.949902">
                <text:p>3689.9499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54.631674">
                <text:p>3654.631674</text:p>
              </table:table-cell>
              <table:table-cell office:value-type="float" office:value="4099.939841">
                <text:p>4099.939841</text:p>
              </table:table-cell>
              <table:table-cell office:value-type="float" office:value="4937.458998">
                <text:p>4937.458998</text:p>
              </table:table-cell>
              <table:table-cell office:value-type="float" office:value="3366.693322">
                <text:p>3366.693322</text:p>
              </table:table-cell>
              <table:table-cell office:value-type="float" office:value="4026.443958">
                <text:p>4026.443958</text:p>
              </table:table-cell>
              <table:table-cell office:value-type="float" office:value="3695.570284">
                <text:p>3695.5702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49.132585">
                <text:p>3849.132585</text:p>
              </table:table-cell>
              <table:table-cell office:value-type="float" office:value="4099.949148">
                <text:p>4099.949148</text:p>
              </table:table-cell>
              <table:table-cell office:value-type="float" office:value="4977.239019">
                <text:p>4977.239019</text:p>
              </table:table-cell>
              <table:table-cell office:value-type="float" office:value="3367.004721">
                <text:p>3367.004721</text:p>
              </table:table-cell>
              <table:table-cell office:value-type="float" office:value="4109.580823">
                <text:p>4109.580823</text:p>
              </table:table-cell>
              <table:table-cell office:value-type="float" office:value="4203.67765">
                <text:p>4203.677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49.631731">
                <text:p>3849.631731</text:p>
              </table:table-cell>
              <table:table-cell office:value-type="float" office:value="4229.339777">
                <text:p>4229.339777</text:p>
              </table:table-cell>
              <table:table-cell office:value-type="float" office:value="5006.731978">
                <text:p>5006.731978</text:p>
              </table:table-cell>
              <table:table-cell office:value-type="float" office:value="3513.205159">
                <text:p>3513.205159</text:p>
              </table:table-cell>
              <table:table-cell office:value-type="float" office:value="4182.74514">
                <text:p>4182.74514</text:p>
              </table:table-cell>
              <table:table-cell office:value-type="float" office:value="4315.003802">
                <text:p>4315.0038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55.623202">
                <text:p>3855.623202</text:p>
              </table:table-cell>
              <table:table-cell office:value-type="float" office:value="4436.690225">
                <text:p>4436.690225</text:p>
              </table:table-cell>
              <table:table-cell office:value-type="float" office:value="5070.742038">
                <text:p>5070.742038</text:p>
              </table:table-cell>
              <table:table-cell office:value-type="float" office:value="3550.638229">
                <text:p>3550.638229</text:p>
              </table:table-cell>
              <table:table-cell office:value-type="float" office:value="4391.296711">
                <text:p>4391.296711</text:p>
              </table:table-cell>
              <table:table-cell office:value-type="float" office:value="4374.707216">
                <text:p>4374.7072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47.885404">
                <text:p>4247.885404</text:p>
              </table:table-cell>
              <table:table-cell office:value-type="float" office:value="4497.922837">
                <text:p>4497.922837</text:p>
              </table:table-cell>
              <table:table-cell office:value-type="float" office:value="5178.341868">
                <text:p>5178.341868</text:p>
              </table:table-cell>
              <table:table-cell office:value-type="float" office:value="3567.680226">
                <text:p>3567.680226</text:p>
              </table:table-cell>
              <table:table-cell office:value-type="float" office:value="4426.057369">
                <text:p>4426.057369</text:p>
              </table:table-cell>
              <table:table-cell office:value-type="float" office:value="4442.544932">
                <text:p>4442.5449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55.102772">
                <text:p>4355.102772</text:p>
              </table:table-cell>
              <table:table-cell office:value-type="float" office:value="4556.627361">
                <text:p>4556.627361</text:p>
              </table:table-cell>
              <table:table-cell office:value-type="float" office:value="5301.486567">
                <text:p>5301.486567</text:p>
              </table:table-cell>
              <table:table-cell office:value-type="float" office:value="3707.051835">
                <text:p>3707.051835</text:p>
              </table:table-cell>
              <table:table-cell office:value-type="float" office:value="4489.673826">
                <text:p>4489.673826</text:p>
              </table:table-cell>
              <table:table-cell office:value-type="float" office:value="4607.532061">
                <text:p>4607.5320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79.619505">
                <text:p>4479.619505</text:p>
              </table:table-cell>
              <table:table-cell office:value-type="float" office:value="4838.814815">
                <text:p>4838.814815</text:p>
              </table:table-cell>
              <table:table-cell office:value-type="float" office:value="5377.388836">
                <text:p>5377.388836</text:p>
              </table:table-cell>
              <table:table-cell office:value-type="float" office:value="3856.973031">
                <text:p>3856.973031</text:p>
              </table:table-cell>
              <table:table-cell office:value-type="float" office:value="4602.766149">
                <text:p>4602.766149</text:p>
              </table:table-cell>
              <table:table-cell office:value-type="float" office:value="4646.3448">
                <text:p>4646.34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88.315221">
                <text:p>4488.315221</text:p>
              </table:table-cell>
              <table:table-cell office:value-type="float" office:value="4854.769527">
                <text:p>4854.769527</text:p>
              </table:table-cell>
              <table:table-cell office:value-type="float" office:value="5380.370196">
                <text:p>5380.370196</text:p>
              </table:table-cell>
              <table:table-cell office:value-type="float" office:value="3882.768486">
                <text:p>3882.768486</text:p>
              </table:table-cell>
              <table:table-cell office:value-type="float" office:value="4738.49993">
                <text:p>4738.49993</text:p>
              </table:table-cell>
              <table:table-cell office:value-type="float" office:value="4673.847335">
                <text:p>4673.8473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42.550721">
                <text:p>4742.550721</text:p>
              </table:table-cell>
              <table:table-cell office:value-type="float" office:value="4856.339772">
                <text:p>4856.339772</text:p>
              </table:table-cell>
              <table:table-cell office:value-type="float" office:value="5410.459568">
                <text:p>5410.459568</text:p>
              </table:table-cell>
              <table:table-cell office:value-type="float" office:value="4013.246175">
                <text:p>4013.246175</text:p>
              </table:table-cell>
              <table:table-cell office:value-type="float" office:value="4838.323304">
                <text:p>4838.323304</text:p>
              </table:table-cell>
              <table:table-cell office:value-type="float" office:value="4819.598849">
                <text:p>4819.5988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17.423736">
                <text:p>5017.423736</text:p>
              </table:table-cell>
              <table:table-cell office:value-type="float" office:value="4872.569262">
                <text:p>4872.569262</text:p>
              </table:table-cell>
              <table:table-cell office:value-type="float" office:value="5601.233005">
                <text:p>5601.233005</text:p>
              </table:table-cell>
              <table:table-cell office:value-type="float" office:value="4058.25951">
                <text:p>4058.25951</text:p>
              </table:table-cell>
              <table:table-cell office:value-type="float" office:value="4859.4707">
                <text:p>4859.4707</text:p>
              </table:table-cell>
              <table:table-cell office:value-type="float" office:value="4847.580819">
                <text:p>4847.5808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31.544647">
                <text:p>5131.544647</text:p>
              </table:table-cell>
              <table:table-cell office:value-type="float" office:value="4936.776326">
                <text:p>4936.776326</text:p>
              </table:table-cell>
              <table:table-cell office:value-type="float" office:value="5654.562407">
                <text:p>5654.562407</text:p>
              </table:table-cell>
              <table:table-cell office:value-type="float" office:value="4129.367108">
                <text:p>4129.367108</text:p>
              </table:table-cell>
              <table:table-cell office:value-type="float" office:value="4910.176652">
                <text:p>4910.176652</text:p>
              </table:table-cell>
              <table:table-cell office:value-type="float" office:value="5019.618533">
                <text:p>5019.6185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75.877423">
                <text:p>5175.877423</text:p>
              </table:table-cell>
              <table:table-cell office:value-type="float" office:value="5034.462721">
                <text:p>5034.462721</text:p>
              </table:table-cell>
              <table:table-cell office:value-type="float" office:value="5693.394388">
                <text:p>5693.394388</text:p>
              </table:table-cell>
              <table:table-cell office:value-type="float" office:value="4199.179514">
                <text:p>4199.179514</text:p>
              </table:table-cell>
              <table:table-cell office:value-type="float" office:value="4922.761423">
                <text:p>4922.761423</text:p>
              </table:table-cell>
              <table:table-cell office:value-type="float" office:value="5169.962965">
                <text:p>5169.9629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51.588396">
                <text:p>5451.588396</text:p>
              </table:table-cell>
              <table:table-cell office:value-type="float" office:value="5034.749625">
                <text:p>5034.749625</text:p>
              </table:table-cell>
              <table:table-cell office:value-type="float" office:value="5805.564534">
                <text:p>5805.564534</text:p>
              </table:table-cell>
              <table:table-cell office:value-type="float" office:value="4405.005781">
                <text:p>4405.005781</text:p>
              </table:table-cell>
              <table:table-cell office:value-type="float" office:value="4995.435404">
                <text:p>4995.435404</text:p>
              </table:table-cell>
              <table:table-cell office:value-type="float" office:value="5207.942338">
                <text:p>5207.9423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55.525772">
                <text:p>5455.525772</text:p>
              </table:table-cell>
              <table:table-cell office:value-type="float" office:value="5041.187603">
                <text:p>5041.187603</text:p>
              </table:table-cell>
              <table:table-cell office:value-type="float" office:value="5849.124958">
                <text:p>5849.124958</text:p>
              </table:table-cell>
              <table:table-cell office:value-type="float" office:value="4489.468327">
                <text:p>4489.468327</text:p>
              </table:table-cell>
              <table:table-cell office:value-type="float" office:value="5022.326133">
                <text:p>5022.326133</text:p>
              </table:table-cell>
              <table:table-cell office:value-type="float" office:value="5318.113306">
                <text:p>5318.1133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58.352768">
                <text:p>5458.352768</text:p>
              </table:table-cell>
              <table:table-cell office:value-type="float" office:value="5078.627139">
                <text:p>5078.627139</text:p>
              </table:table-cell>
              <table:table-cell office:value-type="float" office:value="5934.369615">
                <text:p>5934.369615</text:p>
              </table:table-cell>
              <table:table-cell office:value-type="float" office:value="4601.249372">
                <text:p>4601.249372</text:p>
              </table:table-cell>
              <table:table-cell office:value-type="float" office:value="5123.054679">
                <text:p>5123.054679</text:p>
              </table:table-cell>
              <table:table-cell office:value-type="float" office:value="5664.141436">
                <text:p>5664.1414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24.98054">
                <text:p>5624.98054</text:p>
              </table:table-cell>
              <table:table-cell office:value-type="float" office:value="5111.082015">
                <text:p>5111.082015</text:p>
              </table:table-cell>
              <table:table-cell office:value-type="float" office:value="6009.509905">
                <text:p>6009.509905</text:p>
              </table:table-cell>
              <table:table-cell office:value-type="float" office:value="4744.956623">
                <text:p>4744.956623</text:p>
              </table:table-cell>
              <table:table-cell office:value-type="float" office:value="5123.055176">
                <text:p>5123.055176</text:p>
              </table:table-cell>
              <table:table-cell office:value-type="float" office:value="5863.574062">
                <text:p>5863.5740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28.7084">
                <text:p>5728.7084</text:p>
              </table:table-cell>
              <table:table-cell office:value-type="float" office:value="5204.634989">
                <text:p>5204.634989</text:p>
              </table:table-cell>
              <table:table-cell office:value-type="float" office:value="6026.350827">
                <text:p>6026.350827</text:p>
              </table:table-cell>
              <table:table-cell office:value-type="float" office:value="4849.627127">
                <text:p>4849.627127</text:p>
              </table:table-cell>
              <table:table-cell office:value-type="float" office:value="5123.065007">
                <text:p>5123.065007</text:p>
              </table:table-cell>
              <table:table-cell office:value-type="float" office:value="5891.587207">
                <text:p>5891.5872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86.807784">
                <text:p>5786.807784</text:p>
              </table:table-cell>
              <table:table-cell office:value-type="float" office:value="5427.336082">
                <text:p>5427.336082</text:p>
              </table:table-cell>
              <table:table-cell office:value-type="float" office:value="6183.536205">
                <text:p>6183.536205</text:p>
              </table:table-cell>
              <table:table-cell office:value-type="float" office:value="4849.673287">
                <text:p>4849.673287</text:p>
              </table:table-cell>
              <table:table-cell office:value-type="float" office:value="5180.092725">
                <text:p>5180.092725</text:p>
              </table:table-cell>
              <table:table-cell office:value-type="float" office:value="6078.400257">
                <text:p>6078.4002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89.002989">
                <text:p>5889.002989</text:p>
              </table:table-cell>
              <table:table-cell office:value-type="float" office:value="5469.025389">
                <text:p>5469.025389</text:p>
              </table:table-cell>
              <table:table-cell office:value-type="float" office:value="6240.170182">
                <text:p>6240.170182</text:p>
              </table:table-cell>
              <table:table-cell office:value-type="float" office:value="5094.202473">
                <text:p>5094.202473</text:p>
              </table:table-cell>
              <table:table-cell office:value-type="float" office:value="5252.030375">
                <text:p>5252.030375</text:p>
              </table:table-cell>
              <table:table-cell office:value-type="float" office:value="6114.468527">
                <text:p>6114.468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08.793298">
                <text:p>5908.793298</text:p>
              </table:table-cell>
              <table:table-cell office:value-type="float" office:value="5622.444311">
                <text:p>5622.444311</text:p>
              </table:table-cell>
              <table:table-cell office:value-type="float" office:value="6285.07561">
                <text:p>6285.07561</text:p>
              </table:table-cell>
              <table:table-cell office:value-type="float" office:value="5106.204216">
                <text:p>5106.204216</text:p>
              </table:table-cell>
              <table:table-cell office:value-type="float" office:value="5263.303406">
                <text:p>5263.303406</text:p>
              </table:table-cell>
              <table:table-cell office:value-type="float" office:value="6132.012379">
                <text:p>6132.0123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35.782532">
                <text:p>5935.782532</text:p>
              </table:table-cell>
              <table:table-cell office:value-type="float" office:value="5622.454433">
                <text:p>5622.454433</text:p>
              </table:table-cell>
              <table:table-cell office:value-type="float" office:value="6333.313619">
                <text:p>6333.313619</text:p>
              </table:table-cell>
              <table:table-cell office:value-type="float" office:value="5225.021868">
                <text:p>5225.021868</text:p>
              </table:table-cell>
              <table:table-cell office:value-type="float" office:value="5284.804982">
                <text:p>5284.804982</text:p>
              </table:table-cell>
              <table:table-cell office:value-type="float" office:value="6154.332527">
                <text:p>6154.3325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975.703174">
                <text:p>5975.703174</text:p>
              </table:table-cell>
              <table:table-cell office:value-type="float" office:value="5697.430603">
                <text:p>5697.430603</text:p>
              </table:table-cell>
              <table:table-cell office:value-type="float" office:value="6449.287952">
                <text:p>6449.287952</text:p>
              </table:table-cell>
              <table:table-cell office:value-type="float" office:value="5329.065928">
                <text:p>5329.065928</text:p>
              </table:table-cell>
              <table:table-cell office:value-type="float" office:value="5311.43476">
                <text:p>5311.43476</text:p>
              </table:table-cell>
              <table:table-cell office:value-type="float" office:value="6255.608945">
                <text:p>6255.6089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988.768932">
                <text:p>5988.768932</text:p>
              </table:table-cell>
              <table:table-cell office:value-type="float" office:value="5697.582699">
                <text:p>5697.582699</text:p>
              </table:table-cell>
              <table:table-cell office:value-type="float" office:value="6457.335962">
                <text:p>6457.335962</text:p>
              </table:table-cell>
              <table:table-cell office:value-type="float" office:value="5338.359436">
                <text:p>5338.359436</text:p>
              </table:table-cell>
              <table:table-cell office:value-type="float" office:value="5326.620431">
                <text:p>5326.620431</text:p>
              </table:table-cell>
              <table:table-cell office:value-type="float" office:value="6260.974351">
                <text:p>6260.9743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55.509152">
                <text:p>6055.509152</text:p>
              </table:table-cell>
              <table:table-cell office:value-type="float" office:value="5737.545218">
                <text:p>5737.545218</text:p>
              </table:table-cell>
              <table:table-cell office:value-type="float" office:value="6489.17777">
                <text:p>6489.17777</text:p>
              </table:table-cell>
              <table:table-cell office:value-type="float" office:value="5358.09421">
                <text:p>5358.09421</text:p>
              </table:table-cell>
              <table:table-cell office:value-type="float" office:value="5328.801891">
                <text:p>5328.801891</text:p>
              </table:table-cell>
              <table:table-cell office:value-type="float" office:value="6310.559257">
                <text:p>6310.5592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147.558104">
                <text:p>6147.558104</text:p>
              </table:table-cell>
              <table:table-cell office:value-type="float" office:value="5785.322635">
                <text:p>5785.322635</text:p>
              </table:table-cell>
              <table:table-cell office:value-type="float" office:value="6503.448113">
                <text:p>6503.448113</text:p>
              </table:table-cell>
              <table:table-cell office:value-type="float" office:value="5598.303684">
                <text:p>5598.303684</text:p>
              </table:table-cell>
              <table:table-cell office:value-type="float" office:value="5611.305845">
                <text:p>5611.305845</text:p>
              </table:table-cell>
              <table:table-cell office:value-type="float" office:value="6386.470407">
                <text:p>6386.4704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93.221533">
                <text:p>6293.221533</text:p>
              </table:table-cell>
              <table:table-cell office:value-type="float" office:value="5796.46094">
                <text:p>5796.46094</text:p>
              </table:table-cell>
              <table:table-cell office:value-type="float" office:value="6557.751552">
                <text:p>6557.751552</text:p>
              </table:table-cell>
              <table:table-cell office:value-type="float" office:value="5734.202114">
                <text:p>5734.202114</text:p>
              </table:table-cell>
              <table:table-cell office:value-type="float" office:value="5611.342892">
                <text:p>5611.342892</text:p>
              </table:table-cell>
              <table:table-cell office:value-type="float" office:value="6462.655964">
                <text:p>6462.6559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79.993844">
                <text:p>6479.993844</text:p>
              </table:table-cell>
              <table:table-cell office:value-type="float" office:value="5862.823423">
                <text:p>5862.823423</text:p>
              </table:table-cell>
              <table:table-cell office:value-type="float" office:value="6569.276749">
                <text:p>6569.276749</text:p>
              </table:table-cell>
              <table:table-cell office:value-type="float" office:value="5928.880075">
                <text:p>5928.880075</text:p>
              </table:table-cell>
              <table:table-cell office:value-type="float" office:value="5962.223256">
                <text:p>5962.223256</text:p>
              </table:table-cell>
              <table:table-cell office:value-type="float" office:value="6462.67499">
                <text:p>6462.674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502.565714">
                <text:p>6502.565714</text:p>
              </table:table-cell>
              <table:table-cell office:value-type="float" office:value="5873.524038">
                <text:p>5873.524038</text:p>
              </table:table-cell>
              <table:table-cell office:value-type="float" office:value="6572.107479">
                <text:p>6572.107479</text:p>
              </table:table-cell>
              <table:table-cell office:value-type="float" office:value="5937.095768">
                <text:p>5937.095768</text:p>
              </table:table-cell>
              <table:table-cell office:value-type="float" office:value="6147.346071">
                <text:p>6147.346071</text:p>
              </table:table-cell>
              <table:table-cell office:value-type="float" office:value="6470.29268">
                <text:p>6470.292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11.692477">
                <text:p>6511.692477</text:p>
              </table:table-cell>
              <table:table-cell office:value-type="float" office:value="6133.159588">
                <text:p>6133.159588</text:p>
              </table:table-cell>
              <table:table-cell office:value-type="float" office:value="6713.204055">
                <text:p>6713.204055</text:p>
              </table:table-cell>
              <table:table-cell office:value-type="float" office:value="5969.538408">
                <text:p>5969.538408</text:p>
              </table:table-cell>
              <table:table-cell office:value-type="float" office:value="6250.121717">
                <text:p>6250.121717</text:p>
              </table:table-cell>
              <table:table-cell office:value-type="float" office:value="6481.951913">
                <text:p>6481.9519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55.615533">
                <text:p>6555.615533</text:p>
              </table:table-cell>
              <table:table-cell office:value-type="float" office:value="6168.574544">
                <text:p>6168.574544</text:p>
              </table:table-cell>
              <table:table-cell office:value-type="float" office:value="6885.210212">
                <text:p>6885.210212</text:p>
              </table:table-cell>
              <table:table-cell office:value-type="float" office:value="6053.595255">
                <text:p>6053.595255</text:p>
              </table:table-cell>
              <table:table-cell office:value-type="float" office:value="6322.113847">
                <text:p>6322.113847</text:p>
              </table:table-cell>
              <table:table-cell office:value-type="float" office:value="6579.553748">
                <text:p>6579.5537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27.695911">
                <text:p>6627.695911</text:p>
              </table:table-cell>
              <table:table-cell office:value-type="float" office:value="6302.337841">
                <text:p>6302.337841</text:p>
              </table:table-cell>
              <table:table-cell office:value-type="float" office:value="6925.25883">
                <text:p>6925.25883</text:p>
              </table:table-cell>
              <table:table-cell office:value-type="float" office:value="6197.047379">
                <text:p>6197.047379</text:p>
              </table:table-cell>
              <table:table-cell office:value-type="float" office:value="6333.384344">
                <text:p>6333.384344</text:p>
              </table:table-cell>
              <table:table-cell office:value-type="float" office:value="6594.406373">
                <text:p>6594.4063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35.622511">
                <text:p>6835.622511</text:p>
              </table:table-cell>
              <table:table-cell office:value-type="float" office:value="6461.579317">
                <text:p>6461.579317</text:p>
              </table:table-cell>
              <table:table-cell office:value-type="float" office:value="6997.727628">
                <text:p>6997.727628</text:p>
              </table:table-cell>
              <table:table-cell office:value-type="float" office:value="6361.600206">
                <text:p>6361.600206</text:p>
              </table:table-cell>
              <table:table-cell office:value-type="float" office:value="6350.276314">
                <text:p>6350.276314</text:p>
              </table:table-cell>
              <table:table-cell office:value-type="float" office:value="6598.248806">
                <text:p>6598.2488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86.094472">
                <text:p>7086.094472</text:p>
              </table:table-cell>
              <table:table-cell office:value-type="float" office:value="6461.97025">
                <text:p>6461.97025</text:p>
              </table:table-cell>
              <table:table-cell office:value-type="float" office:value="7066.34654">
                <text:p>7066.34654</text:p>
              </table:table-cell>
              <table:table-cell office:value-type="float" office:value="6361.642452">
                <text:p>6361.642452</text:p>
              </table:table-cell>
              <table:table-cell office:value-type="float" office:value="6423.298024">
                <text:p>6423.298024</text:p>
              </table:table-cell>
              <table:table-cell office:value-type="float" office:value="6610.585234">
                <text:p>6610.5852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55.586651">
                <text:p>7155.586651</text:p>
              </table:table-cell>
              <table:table-cell office:value-type="float" office:value="6462.198921">
                <text:p>6462.198921</text:p>
              </table:table-cell>
              <table:table-cell office:value-type="float" office:value="7145.860186">
                <text:p>7145.860186</text:p>
              </table:table-cell>
              <table:table-cell office:value-type="float" office:value="6508.217232">
                <text:p>6508.217232</text:p>
              </table:table-cell>
              <table:table-cell office:value-type="float" office:value="6431.301719">
                <text:p>6431.301719</text:p>
              </table:table-cell>
              <table:table-cell office:value-type="float" office:value="6635.690376">
                <text:p>6635.6903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187.756328">
                <text:p>7187.756328</text:p>
              </table:table-cell>
              <table:table-cell office:value-type="float" office:value="6462.414288">
                <text:p>6462.414288</text:p>
              </table:table-cell>
              <table:table-cell office:value-type="float" office:value="7193.660015">
                <text:p>7193.660015</text:p>
              </table:table-cell>
              <table:table-cell office:value-type="float" office:value="6570.790922">
                <text:p>6570.790922</text:p>
              </table:table-cell>
              <table:table-cell office:value-type="float" office:value="6697.273885">
                <text:p>6697.273885</text:p>
              </table:table-cell>
              <table:table-cell office:value-type="float" office:value="6642.591306">
                <text:p>6642.5913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191.598001">
                <text:p>7191.598001</text:p>
              </table:table-cell>
              <table:table-cell office:value-type="float" office:value="6473.556949">
                <text:p>6473.556949</text:p>
              </table:table-cell>
              <table:table-cell office:value-type="float" office:value="7213.278183">
                <text:p>7213.278183</text:p>
              </table:table-cell>
              <table:table-cell office:value-type="float" office:value="6573.027422">
                <text:p>6573.027422</text:p>
              </table:table-cell>
              <table:table-cell office:value-type="float" office:value="6707.283474">
                <text:p>6707.283474</text:p>
              </table:table-cell>
              <table:table-cell office:value-type="float" office:value="6642.693694">
                <text:p>6642.6936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203.718221">
                <text:p>7203.718221</text:p>
              </table:table-cell>
              <table:table-cell office:value-type="float" office:value="6476.641206">
                <text:p>6476.641206</text:p>
              </table:table-cell>
              <table:table-cell office:value-type="float" office:value="7368.784538">
                <text:p>7368.784538</text:p>
              </table:table-cell>
              <table:table-cell office:value-type="float" office:value="6613.24034">
                <text:p>6613.24034</text:p>
              </table:table-cell>
              <table:table-cell office:value-type="float" office:value="6735.296352">
                <text:p>6735.296352</text:p>
              </table:table-cell>
              <table:table-cell office:value-type="float" office:value="6673.318978">
                <text:p>6673.3189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277.287745">
                <text:p>7277.287745</text:p>
              </table:table-cell>
              <table:table-cell office:value-type="float" office:value="6628.29491">
                <text:p>6628.29491</text:p>
              </table:table-cell>
              <table:table-cell office:value-type="float" office:value="7374.674274">
                <text:p>7374.674274</text:p>
              </table:table-cell>
              <table:table-cell office:value-type="float" office:value="6681.10713">
                <text:p>6681.10713</text:p>
              </table:table-cell>
              <table:table-cell office:value-type="float" office:value="6736.960775">
                <text:p>6736.960775</text:p>
              </table:table-cell>
              <table:table-cell office:value-type="float" office:value="6777.772008">
                <text:p>6777.7720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04.135958">
                <text:p>7304.135958</text:p>
              </table:table-cell>
              <table:table-cell office:value-type="float" office:value="6708.352388">
                <text:p>6708.352388</text:p>
              </table:table-cell>
              <table:table-cell office:value-type="float" office:value="7475.449137">
                <text:p>7475.449137</text:p>
              </table:table-cell>
              <table:table-cell office:value-type="float" office:value="6685.516973">
                <text:p>6685.516973</text:p>
              </table:table-cell>
              <table:table-cell office:value-type="float" office:value="6946.220478">
                <text:p>6946.220478</text:p>
              </table:table-cell>
              <table:table-cell office:value-type="float" office:value="6841.284467">
                <text:p>6841.2844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343.623171">
                <text:p>7343.623171</text:p>
              </table:table-cell>
              <table:table-cell office:value-type="float" office:value="6723.496751">
                <text:p>6723.496751</text:p>
              </table:table-cell>
              <table:table-cell office:value-type="float" office:value="7549.590377">
                <text:p>7549.590377</text:p>
              </table:table-cell>
              <table:table-cell office:value-type="float" office:value="6716.983824">
                <text:p>6716.983824</text:p>
              </table:table-cell>
              <table:table-cell office:value-type="float" office:value="6962.255221">
                <text:p>6962.255221</text:p>
              </table:table-cell>
              <table:table-cell office:value-type="float" office:value="6886.386766">
                <text:p>6886.3867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387.59696">
                <text:p>7387.59696</text:p>
              </table:table-cell>
              <table:table-cell office:value-type="float" office:value="6765.573256">
                <text:p>6765.573256</text:p>
              </table:table-cell>
              <table:table-cell office:value-type="float" office:value="7553.198615">
                <text:p>7553.198615</text:p>
              </table:table-cell>
              <table:table-cell office:value-type="float" office:value="6745.748641">
                <text:p>6745.748641</text:p>
              </table:table-cell>
              <table:table-cell office:value-type="float" office:value="7020.465295">
                <text:p>7020.465295</text:p>
              </table:table-cell>
              <table:table-cell office:value-type="float" office:value="6892.32111">
                <text:p>6892.321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439.496813">
                <text:p>7439.496813</text:p>
              </table:table-cell>
              <table:table-cell office:value-type="float" office:value="6780.540097">
                <text:p>6780.540097</text:p>
              </table:table-cell>
              <table:table-cell office:value-type="float" office:value="7582.05533">
                <text:p>7582.05533</text:p>
              </table:table-cell>
              <table:table-cell office:value-type="float" office:value="6817.775992">
                <text:p>6817.775992</text:p>
              </table:table-cell>
              <table:table-cell office:value-type="float" office:value="7025.874686">
                <text:p>7025.874686</text:p>
              </table:table-cell>
              <table:table-cell office:value-type="float" office:value="7031.578387">
                <text:p>7031.5783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465.715917">
                <text:p>7465.715917</text:p>
              </table:table-cell>
              <table:table-cell office:value-type="float" office:value="6795.81217">
                <text:p>6795.81217</text:p>
              </table:table-cell>
              <table:table-cell office:value-type="float" office:value="7619.991641">
                <text:p>7619.991641</text:p>
              </table:table-cell>
              <table:table-cell office:value-type="float" office:value="6866.521282">
                <text:p>6866.521282</text:p>
              </table:table-cell>
              <table:table-cell office:value-type="float" office:value="7044.421086">
                <text:p>7044.421086</text:p>
              </table:table-cell>
              <table:table-cell office:value-type="float" office:value="7051.904443">
                <text:p>7051.9044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501.789033">
                <text:p>7501.789033</text:p>
              </table:table-cell>
              <table:table-cell office:value-type="float" office:value="7067.89138">
                <text:p>7067.89138</text:p>
              </table:table-cell>
              <table:table-cell office:value-type="float" office:value="7620.077291">
                <text:p>7620.077291</text:p>
              </table:table-cell>
              <table:table-cell office:value-type="float" office:value="6892.604602">
                <text:p>6892.604602</text:p>
              </table:table-cell>
              <table:table-cell office:value-type="float" office:value="7182.099947">
                <text:p>7182.099947</text:p>
              </table:table-cell>
              <table:table-cell office:value-type="float" office:value="7078.067377">
                <text:p>7078.0673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532.122724">
                <text:p>7532.122724</text:p>
              </table:table-cell>
              <table:table-cell office:value-type="float" office:value="7140.249698">
                <text:p>7140.249698</text:p>
              </table:table-cell>
              <table:table-cell office:value-type="float" office:value="7626.143797">
                <text:p>7626.143797</text:p>
              </table:table-cell>
              <table:table-cell office:value-type="float" office:value="6908.148149">
                <text:p>6908.148149</text:p>
              </table:table-cell>
              <table:table-cell office:value-type="float" office:value="7274.147522">
                <text:p>7274.147522</text:p>
              </table:table-cell>
              <table:table-cell office:value-type="float" office:value="7082.500561">
                <text:p>7082.5005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573.987648">
                <text:p>7573.987648</text:p>
              </table:table-cell>
              <table:table-cell office:value-type="float" office:value="7191.977816">
                <text:p>7191.977816</text:p>
              </table:table-cell>
              <table:table-cell office:value-type="float" office:value="7645.757695">
                <text:p>7645.757695</text:p>
              </table:table-cell>
              <table:table-cell office:value-type="float" office:value="6920.995125">
                <text:p>6920.995125</text:p>
              </table:table-cell>
              <table:table-cell office:value-type="float" office:value="7298.110041">
                <text:p>7298.110041</text:p>
              </table:table-cell>
              <table:table-cell office:value-type="float" office:value="7114.729902">
                <text:p>7114.7299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655.638924">
                <text:p>7655.638924</text:p>
              </table:table-cell>
              <table:table-cell office:value-type="float" office:value="7238.314181">
                <text:p>7238.314181</text:p>
              </table:table-cell>
              <table:table-cell office:value-type="float" office:value="7653.206971">
                <text:p>7653.206971</text:p>
              </table:table-cell>
              <table:table-cell office:value-type="float" office:value="6933.023959">
                <text:p>6933.023959</text:p>
              </table:table-cell>
              <table:table-cell office:value-type="float" office:value="7328.606929">
                <text:p>7328.606929</text:p>
              </table:table-cell>
              <table:table-cell office:value-type="float" office:value="7126.660263">
                <text:p>7126.6602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704.750307">
                <text:p>7704.750307</text:p>
              </table:table-cell>
              <table:table-cell office:value-type="float" office:value="7240.946486">
                <text:p>7240.946486</text:p>
              </table:table-cell>
              <table:table-cell office:value-type="float" office:value="7681.357376">
                <text:p>7681.357376</text:p>
              </table:table-cell>
              <table:table-cell office:value-type="float" office:value="6953.138547">
                <text:p>6953.138547</text:p>
              </table:table-cell>
              <table:table-cell office:value-type="float" office:value="7347.339836">
                <text:p>7347.339836</text:p>
              </table:table-cell>
              <table:table-cell office:value-type="float" office:value="7182.86188">
                <text:p>7182.861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711.788715">
                <text:p>7711.788715</text:p>
              </table:table-cell>
              <table:table-cell office:value-type="float" office:value="7248.355893">
                <text:p>7248.355893</text:p>
              </table:table-cell>
              <table:table-cell office:value-type="float" office:value="7681.561758">
                <text:p>7681.561758</text:p>
              </table:table-cell>
              <table:table-cell office:value-type="float" office:value="7017.059587">
                <text:p>7017.059587</text:p>
              </table:table-cell>
              <table:table-cell office:value-type="float" office:value="7350.737213">
                <text:p>7350.737213</text:p>
              </table:table-cell>
              <table:table-cell office:value-type="float" office:value="7199.554473">
                <text:p>7199.5544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738.239363">
                <text:p>7738.239363</text:p>
              </table:table-cell>
              <table:table-cell office:value-type="float" office:value="7428.381099">
                <text:p>7428.381099</text:p>
              </table:table-cell>
              <table:table-cell office:value-type="float" office:value="7684.565736">
                <text:p>7684.565736</text:p>
              </table:table-cell>
              <table:table-cell office:value-type="float" office:value="7189.114522">
                <text:p>7189.114522</text:p>
              </table:table-cell>
              <table:table-cell office:value-type="float" office:value="7376.552368">
                <text:p>7376.552368</text:p>
              </table:table-cell>
              <table:table-cell office:value-type="float" office:value="7226.45121">
                <text:p>7226.451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757.046323">
                <text:p>7757.046323</text:p>
              </table:table-cell>
              <table:table-cell office:value-type="float" office:value="7433.564517">
                <text:p>7433.564517</text:p>
              </table:table-cell>
              <table:table-cell office:value-type="float" office:value="7685.246482">
                <text:p>7685.246482</text:p>
              </table:table-cell>
              <table:table-cell office:value-type="float" office:value="7194.655891">
                <text:p>7194.655891</text:p>
              </table:table-cell>
              <table:table-cell office:value-type="float" office:value="7390.706503">
                <text:p>7390.706503</text:p>
              </table:table-cell>
              <table:table-cell office:value-type="float" office:value="7295.144305">
                <text:p>7295.1443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763.690298">
                <text:p>7763.690298</text:p>
              </table:table-cell>
              <table:table-cell office:value-type="float" office:value="7469.544032">
                <text:p>7469.544032</text:p>
              </table:table-cell>
              <table:table-cell office:value-type="float" office:value="7705.997842">
                <text:p>7705.997842</text:p>
              </table:table-cell>
              <table:table-cell office:value-type="float" office:value="7210.18631">
                <text:p>7210.18631</text:p>
              </table:table-cell>
              <table:table-cell office:value-type="float" office:value="7470.162885">
                <text:p>7470.162885</text:p>
              </table:table-cell>
              <table:table-cell office:value-type="float" office:value="7394.463931">
                <text:p>7394.4639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803.655437">
                <text:p>7803.655437</text:p>
              </table:table-cell>
              <table:table-cell office:value-type="float" office:value="7470.670824">
                <text:p>7470.670824</text:p>
              </table:table-cell>
              <table:table-cell office:value-type="float" office:value="7757.969424">
                <text:p>7757.969424</text:p>
              </table:table-cell>
              <table:table-cell office:value-type="float" office:value="7333.722924">
                <text:p>7333.722924</text:p>
              </table:table-cell>
              <table:table-cell office:value-type="float" office:value="7629.741002">
                <text:p>7629.741002</text:p>
              </table:table-cell>
              <table:table-cell office:value-type="float" office:value="7434.422233">
                <text:p>7434.4222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835.749614">
                <text:p>7835.749614</text:p>
              </table:table-cell>
              <table:table-cell office:value-type="float" office:value="7517.541421">
                <text:p>7517.541421</text:p>
              </table:table-cell>
              <table:table-cell office:value-type="float" office:value="7809.338305">
                <text:p>7809.338305</text:p>
              </table:table-cell>
              <table:table-cell office:value-type="float" office:value="7342.091998">
                <text:p>7342.091998</text:p>
              </table:table-cell>
              <table:table-cell office:value-type="float" office:value="7718.25461">
                <text:p>7718.25461</text:p>
              </table:table-cell>
              <table:table-cell office:value-type="float" office:value="7446.254475">
                <text:p>7446.2544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45.523038">
                <text:p>7845.523038</text:p>
              </table:table-cell>
              <table:table-cell office:value-type="float" office:value="7520.528058">
                <text:p>7520.528058</text:p>
              </table:table-cell>
              <table:table-cell office:value-type="float" office:value="7873.272109">
                <text:p>7873.272109</text:p>
              </table:table-cell>
              <table:table-cell office:value-type="float" office:value="7430.181943">
                <text:p>7430.181943</text:p>
              </table:table-cell>
              <table:table-cell office:value-type="float" office:value="7829.267712">
                <text:p>7829.267712</text:p>
              </table:table-cell>
              <table:table-cell office:value-type="float" office:value="7460.562952">
                <text:p>7460.5629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872.225761">
                <text:p>7872.225761</text:p>
              </table:table-cell>
              <table:table-cell office:value-type="float" office:value="7556.570361">
                <text:p>7556.570361</text:p>
              </table:table-cell>
              <table:table-cell office:value-type="float" office:value="7933.213595">
                <text:p>7933.213595</text:p>
              </table:table-cell>
              <table:table-cell office:value-type="float" office:value="7452.878283">
                <text:p>7452.878283</text:p>
              </table:table-cell>
              <table:table-cell office:value-type="float" office:value="7840.093162">
                <text:p>7840.093162</text:p>
              </table:table-cell>
              <table:table-cell office:value-type="float" office:value="7478.565032">
                <text:p>7478.5650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874.755052">
                <text:p>7874.755052</text:p>
              </table:table-cell>
              <table:table-cell office:value-type="float" office:value="7624.33051">
                <text:p>7624.33051</text:p>
              </table:table-cell>
              <table:table-cell office:value-type="float" office:value="7939.786611">
                <text:p>7939.786611</text:p>
              </table:table-cell>
              <table:table-cell office:value-type="float" office:value="7493.30142">
                <text:p>7493.30142</text:p>
              </table:table-cell>
              <table:table-cell office:value-type="float" office:value="7851.303597">
                <text:p>7851.303597</text:p>
              </table:table-cell>
              <table:table-cell office:value-type="float" office:value="7578.57173">
                <text:p>7578.571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05.888398">
                <text:p>7905.888398</text:p>
              </table:table-cell>
              <table:table-cell office:value-type="float" office:value="7800.535228">
                <text:p>7800.535228</text:p>
              </table:table-cell>
              <table:table-cell office:value-type="float" office:value="7949.163878">
                <text:p>7949.163878</text:p>
              </table:table-cell>
              <table:table-cell office:value-type="float" office:value="7512.9866">
                <text:p>7512.9866</text:p>
              </table:table-cell>
              <table:table-cell office:value-type="float" office:value="7866.363831">
                <text:p>7866.363831</text:p>
              </table:table-cell>
              <table:table-cell office:value-type="float" office:value="7615.008868">
                <text:p>7615.0088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912.320591">
                <text:p>7912.320591</text:p>
              </table:table-cell>
              <table:table-cell office:value-type="float" office:value="7844.394913">
                <text:p>7844.394913</text:p>
              </table:table-cell>
              <table:table-cell office:value-type="float" office:value="7972.283084">
                <text:p>7972.283084</text:p>
              </table:table-cell>
              <table:table-cell office:value-type="float" office:value="7524.194597">
                <text:p>7524.194597</text:p>
              </table:table-cell>
              <table:table-cell office:value-type="float" office:value="7874.363305">
                <text:p>7874.363305</text:p>
              </table:table-cell>
              <table:table-cell office:value-type="float" office:value="7623.602019">
                <text:p>7623.6020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995.99179">
                <text:p>7995.99179</text:p>
              </table:table-cell>
              <table:table-cell office:value-type="float" office:value="7882.951583">
                <text:p>7882.951583</text:p>
              </table:table-cell>
              <table:table-cell office:value-type="float" office:value="7991.385271">
                <text:p>7991.385271</text:p>
              </table:table-cell>
              <table:table-cell office:value-type="float" office:value="7621.164592">
                <text:p>7621.164592</text:p>
              </table:table-cell>
              <table:table-cell office:value-type="float" office:value="7934.245594">
                <text:p>7934.245594</text:p>
              </table:table-cell>
              <table:table-cell office:value-type="float" office:value="7714.565785">
                <text:p>7714.5657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011.593233">
                <text:p>8011.593233</text:p>
              </table:table-cell>
              <table:table-cell office:value-type="float" office:value="7936.898899">
                <text:p>7936.898899</text:p>
              </table:table-cell>
              <table:table-cell office:value-type="float" office:value="8026.345484">
                <text:p>8026.345484</text:p>
              </table:table-cell>
              <table:table-cell office:value-type="float" office:value="7665.364411">
                <text:p>7665.364411</text:p>
              </table:table-cell>
              <table:table-cell office:value-type="float" office:value="7958.520082">
                <text:p>7958.520082</text:p>
              </table:table-cell>
              <table:table-cell office:value-type="float" office:value="7785.426094">
                <text:p>7785.4260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015.635502">
                <text:p>8015.635502</text:p>
              </table:table-cell>
              <table:table-cell office:value-type="float" office:value="7968.466893">
                <text:p>7968.466893</text:p>
              </table:table-cell>
              <table:table-cell office:value-type="float" office:value="8045.440355">
                <text:p>8045.440355</text:p>
              </table:table-cell>
              <table:table-cell office:value-type="float" office:value="7677.003564">
                <text:p>7677.003564</text:p>
              </table:table-cell>
              <table:table-cell office:value-type="float" office:value="7993.21513">
                <text:p>7993.21513</text:p>
              </table:table-cell>
              <table:table-cell office:value-type="float" office:value="7930.798173">
                <text:p>7930.7981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18.583177">
                <text:p>8018.583177</text:p>
              </table:table-cell>
              <table:table-cell office:value-type="float" office:value="7984.287891">
                <text:p>7984.287891</text:p>
              </table:table-cell>
              <table:table-cell office:value-type="float" office:value="8052.072966">
                <text:p>8052.072966</text:p>
              </table:table-cell>
              <table:table-cell office:value-type="float" office:value="7686.254825">
                <text:p>7686.254825</text:p>
              </table:table-cell>
              <table:table-cell office:value-type="float" office:value="7994.464486">
                <text:p>7994.464486</text:p>
              </table:table-cell>
              <table:table-cell office:value-type="float" office:value="7933.233432">
                <text:p>7933.2334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045.940916">
                <text:p>8045.940916</text:p>
              </table:table-cell>
              <table:table-cell office:value-type="float" office:value="7992.939864">
                <text:p>7992.939864</text:p>
              </table:table-cell>
              <table:table-cell office:value-type="float" office:value="8057.629536">
                <text:p>8057.629536</text:p>
              </table:table-cell>
              <table:table-cell office:value-type="float" office:value="7730.188798">
                <text:p>7730.188798</text:p>
              </table:table-cell>
              <table:table-cell office:value-type="float" office:value="8038.541731">
                <text:p>8038.541731</text:p>
              </table:table-cell>
              <table:table-cell office:value-type="float" office:value="7979.564094">
                <text:p>7979.5640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055.907947">
                <text:p>8055.907947</text:p>
              </table:table-cell>
              <table:table-cell office:value-type="float" office:value="8002.94157">
                <text:p>8002.94157</text:p>
              </table:table-cell>
              <table:table-cell office:value-type="float" office:value="8077.876475">
                <text:p>8077.876475</text:p>
              </table:table-cell>
              <table:table-cell office:value-type="float" office:value="7754.716924">
                <text:p>7754.716924</text:p>
              </table:table-cell>
              <table:table-cell office:value-type="float" office:value="8066.544802">
                <text:p>8066.544802</text:p>
              </table:table-cell>
              <table:table-cell office:value-type="float" office:value="8051.586482">
                <text:p>8051.5864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084.506101">
                <text:p>8084.506101</text:p>
              </table:table-cell>
              <table:table-cell office:value-type="float" office:value="8015.176795">
                <text:p>8015.176795</text:p>
              </table:table-cell>
              <table:table-cell office:value-type="float" office:value="8081.369323">
                <text:p>8081.369323</text:p>
              </table:table-cell>
              <table:table-cell office:value-type="float" office:value="7772.714037">
                <text:p>7772.714037</text:p>
              </table:table-cell>
              <table:table-cell office:value-type="float" office:value="8142.862061">
                <text:p>8142.862061</text:p>
              </table:table-cell>
              <table:table-cell office:value-type="float" office:value="8051.805432">
                <text:p>8051.8054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119.8705">
                <text:p>8119.8705</text:p>
              </table:table-cell>
              <table:table-cell office:value-type="float" office:value="8015.721196">
                <text:p>8015.721196</text:p>
              </table:table-cell>
              <table:table-cell office:value-type="float" office:value="8099.237146">
                <text:p>8099.237146</text:p>
              </table:table-cell>
              <table:table-cell office:value-type="float" office:value="7781.527092">
                <text:p>7781.527092</text:p>
              </table:table-cell>
              <table:table-cell office:value-type="float" office:value="8153.61683">
                <text:p>8153.61683</text:p>
              </table:table-cell>
              <table:table-cell office:value-type="float" office:value="8066.196477">
                <text:p>8066.1964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135.679958">
                <text:p>8135.679958</text:p>
              </table:table-cell>
              <table:table-cell office:value-type="float" office:value="8019.524282">
                <text:p>8019.524282</text:p>
              </table:table-cell>
              <table:table-cell office:value-type="float" office:value="8102.572312">
                <text:p>8102.572312</text:p>
              </table:table-cell>
              <table:table-cell office:value-type="float" office:value="7781.713876">
                <text:p>7781.713876</text:p>
              </table:table-cell>
              <table:table-cell office:value-type="float" office:value="8158.999725">
                <text:p>8158.999725</text:p>
              </table:table-cell>
              <table:table-cell office:value-type="float" office:value="8091.597048">
                <text:p>8091.5970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135.682585">
                <text:p>8135.682585</text:p>
              </table:table-cell>
              <table:table-cell office:value-type="float" office:value="8019.716631">
                <text:p>8019.716631</text:p>
              </table:table-cell>
              <table:table-cell office:value-type="float" office:value="8113.590116">
                <text:p>8113.590116</text:p>
              </table:table-cell>
              <table:table-cell office:value-type="float" office:value="7802.58485">
                <text:p>7802.58485</text:p>
              </table:table-cell>
              <table:table-cell office:value-type="float" office:value="8159.17181">
                <text:p>8159.17181</text:p>
              </table:table-cell>
              <table:table-cell office:value-type="float" office:value="8092.085398">
                <text:p>8092.0853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136.193506">
                <text:p>8136.193506</text:p>
              </table:table-cell>
              <table:table-cell office:value-type="float" office:value="8032.082262">
                <text:p>8032.082262</text:p>
              </table:table-cell>
              <table:table-cell office:value-type="float" office:value="8121.953365">
                <text:p>8121.953365</text:p>
              </table:table-cell>
              <table:table-cell office:value-type="float" office:value="7849.459164">
                <text:p>7849.459164</text:p>
              </table:table-cell>
              <table:table-cell office:value-type="float" office:value="8164.245311">
                <text:p>8164.245311</text:p>
              </table:table-cell>
              <table:table-cell office:value-type="float" office:value="8092.405316">
                <text:p>8092.4053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152.123884">
                <text:p>8152.123884</text:p>
              </table:table-cell>
              <table:table-cell office:value-type="float" office:value="8057.561002">
                <text:p>8057.561002</text:p>
              </table:table-cell>
              <table:table-cell office:value-type="float" office:value="8141.480773">
                <text:p>8141.480773</text:p>
              </table:table-cell>
              <table:table-cell office:value-type="float" office:value="7930.248748">
                <text:p>7930.248748</text:p>
              </table:table-cell>
              <table:table-cell office:value-type="float" office:value="8174.285993">
                <text:p>8174.285993</text:p>
              </table:table-cell>
              <table:table-cell office:value-type="float" office:value="8092.712294">
                <text:p>8092.7122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152.286152">
                <text:p>8152.286152</text:p>
              </table:table-cell>
              <table:table-cell office:value-type="float" office:value="8063.191621">
                <text:p>8063.191621</text:p>
              </table:table-cell>
              <table:table-cell office:value-type="float" office:value="8170.377428">
                <text:p>8170.377428</text:p>
              </table:table-cell>
              <table:table-cell office:value-type="float" office:value="7944.744891">
                <text:p>7944.744891</text:p>
              </table:table-cell>
              <table:table-cell office:value-type="float" office:value="8175.315043">
                <text:p>8175.315043</text:p>
              </table:table-cell>
              <table:table-cell office:value-type="float" office:value="8095.123608">
                <text:p>8095.1236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162.443917">
                <text:p>8162.443917</text:p>
              </table:table-cell>
              <table:table-cell office:value-type="float" office:value="8093.607144">
                <text:p>8093.607144</text:p>
              </table:table-cell>
              <table:table-cell office:value-type="float" office:value="8179.486845">
                <text:p>8179.486845</text:p>
              </table:table-cell>
              <table:table-cell office:value-type="float" office:value="7967.408476">
                <text:p>7967.408476</text:p>
              </table:table-cell>
              <table:table-cell office:value-type="float" office:value="8177.078986">
                <text:p>8177.078986</text:p>
              </table:table-cell>
              <table:table-cell office:value-type="float" office:value="8096.093412">
                <text:p>8096.0934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180.781594">
                <text:p>8180.781594</text:p>
              </table:table-cell>
              <table:table-cell office:value-type="float" office:value="8102.158336">
                <text:p>8102.158336</text:p>
              </table:table-cell>
              <table:table-cell office:value-type="float" office:value="8179.495519">
                <text:p>8179.495519</text:p>
              </table:table-cell>
              <table:table-cell office:value-type="float" office:value="8024.857311">
                <text:p>8024.857311</text:p>
              </table:table-cell>
              <table:table-cell office:value-type="float" office:value="8178.44312">
                <text:p>8178.44312</text:p>
              </table:table-cell>
              <table:table-cell office:value-type="float" office:value="8105.114752">
                <text:p>8105.1147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183.738066">
                <text:p>8183.738066</text:p>
              </table:table-cell>
              <table:table-cell office:value-type="float" office:value="8124.048749">
                <text:p>8124.048749</text:p>
              </table:table-cell>
              <table:table-cell office:value-type="float" office:value="8186.363992">
                <text:p>8186.363992</text:p>
              </table:table-cell>
              <table:table-cell office:value-type="float" office:value="8083.143431">
                <text:p>8083.143431</text:p>
              </table:table-cell>
              <table:table-cell office:value-type="float" office:value="8178.446557">
                <text:p>8178.446557</text:p>
              </table:table-cell>
              <table:table-cell office:value-type="float" office:value="8106.686575">
                <text:p>8106.6865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192.81387">
                <text:p>8192.81387</text:p>
              </table:table-cell>
              <table:table-cell office:value-type="float" office:value="8124.064355">
                <text:p>8124.064355</text:p>
              </table:table-cell>
              <table:table-cell office:value-type="float" office:value="8186.372191">
                <text:p>8186.372191</text:p>
              </table:table-cell>
              <table:table-cell office:value-type="float" office:value="8120.374615">
                <text:p>8120.374615</text:p>
              </table:table-cell>
              <table:table-cell office:value-type="float" office:value="8183.309061">
                <text:p>8183.309061</text:p>
              </table:table-cell>
              <table:table-cell office:value-type="float" office:value="8112.548229">
                <text:p>8112.5482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92.813444">
                <text:p>8192.813444</text:p>
              </table:table-cell>
              <table:table-cell office:value-type="float" office:value="8148.775244">
                <text:p>8148.775244</text:p>
              </table:table-cell>
              <table:table-cell office:value-type="float" office:value="8186.381475">
                <text:p>8186.381475</text:p>
              </table:table-cell>
              <table:table-cell office:value-type="float" office:value="8125.030185">
                <text:p>8125.030185</text:p>
              </table:table-cell>
              <table:table-cell office:value-type="float" office:value="8185.901999">
                <text:p>8185.901999</text:p>
              </table:table-cell>
              <table:table-cell office:value-type="float" office:value="8135.043625">
                <text:p>8135.0436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94.566349">
                <text:p>8194.566349</text:p>
              </table:table-cell>
              <table:table-cell office:value-type="float" office:value="8154.064843">
                <text:p>8154.064843</text:p>
              </table:table-cell>
              <table:table-cell office:value-type="float" office:value="8196.008549">
                <text:p>8196.008549</text:p>
              </table:table-cell>
              <table:table-cell office:value-type="float" office:value="8130.304467">
                <text:p>8130.304467</text:p>
              </table:table-cell>
              <table:table-cell office:value-type="float" office:value="8189.390546">
                <text:p>8189.390546</text:p>
              </table:table-cell>
              <table:table-cell office:value-type="float" office:value="8146.659192">
                <text:p>8146.6591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04.315915">
                <text:p>8204.315915</text:p>
              </table:table-cell>
              <table:table-cell office:value-type="float" office:value="8161.552061">
                <text:p>8161.552061</text:p>
              </table:table-cell>
              <table:table-cell office:value-type="float" office:value="8196.406242">
                <text:p>8196.406242</text:p>
              </table:table-cell>
              <table:table-cell office:value-type="float" office:value="8154.363696">
                <text:p>8154.363696</text:p>
              </table:table-cell>
              <table:table-cell office:value-type="float" office:value="8189.6277">
                <text:p>8189.6277</text:p>
              </table:table-cell>
              <table:table-cell office:value-type="float" office:value="8179.172365">
                <text:p>8179.1723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6.570592">
                <text:p>8206.570592</text:p>
              </table:table-cell>
              <table:table-cell office:value-type="float" office:value="8170.887033">
                <text:p>8170.887033</text:p>
              </table:table-cell>
              <table:table-cell office:value-type="float" office:value="8206.359062">
                <text:p>8206.359062</text:p>
              </table:table-cell>
              <table:table-cell office:value-type="float" office:value="8166.846198">
                <text:p>8166.846198</text:p>
              </table:table-cell>
              <table:table-cell office:value-type="float" office:value="8220.41211">
                <text:p>8220.41211</text:p>
              </table:table-cell>
              <table:table-cell office:value-type="float" office:value="8183.078267">
                <text:p>8183.0782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6.821609">
                <text:p>8206.821609</text:p>
              </table:table-cell>
              <table:table-cell office:value-type="float" office:value="8170.897888">
                <text:p>8170.897888</text:p>
              </table:table-cell>
              <table:table-cell office:value-type="float" office:value="8237.813922">
                <text:p>8237.813922</text:p>
              </table:table-cell>
              <table:table-cell office:value-type="float" office:value="8186.898943">
                <text:p>8186.898943</text:p>
              </table:table-cell>
              <table:table-cell office:value-type="float" office:value="8221.115378">
                <text:p>8221.115378</text:p>
              </table:table-cell>
              <table:table-cell office:value-type="float" office:value="8211.564731">
                <text:p>8211.5647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211.765806">
                <text:p>8211.765806</text:p>
              </table:table-cell>
              <table:table-cell office:value-type="float" office:value="8183.41195">
                <text:p>8183.41195</text:p>
              </table:table-cell>
              <table:table-cell office:value-type="float" office:value="8244.153924">
                <text:p>8244.153924</text:p>
              </table:table-cell>
              <table:table-cell office:value-type="float" office:value="8190.9149">
                <text:p>8190.9149</text:p>
              </table:table-cell>
              <table:table-cell office:value-type="float" office:value="8227.314784">
                <text:p>8227.314784</text:p>
              </table:table-cell>
              <table:table-cell office:value-type="float" office:value="8224.448184">
                <text:p>8224.4481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215.377527">
                <text:p>8215.377527</text:p>
              </table:table-cell>
              <table:table-cell office:value-type="float" office:value="8203.785894">
                <text:p>8203.785894</text:p>
              </table:table-cell>
              <table:table-cell office:value-type="float" office:value="8244.842677">
                <text:p>8244.842677</text:p>
              </table:table-cell>
              <table:table-cell office:value-type="float" office:value="8198.672952">
                <text:p>8198.672952</text:p>
              </table:table-cell>
              <table:table-cell office:value-type="float" office:value="8231.381331">
                <text:p>8231.381331</text:p>
              </table:table-cell>
              <table:table-cell office:value-type="float" office:value="8232.077176">
                <text:p>8232.0771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215.34516">
                <text:p>8215.34516</text:p>
              </table:table-cell>
              <table:table-cell office:value-type="float" office:value="8204.047547">
                <text:p>8204.047547</text:p>
              </table:table-cell>
              <table:table-cell office:value-type="float" office:value="8252.039678">
                <text:p>8252.039678</text:p>
              </table:table-cell>
              <table:table-cell office:value-type="float" office:value="8204.38224">
                <text:p>8204.38224</text:p>
              </table:table-cell>
              <table:table-cell office:value-type="float" office:value="8231.561245">
                <text:p>8231.561245</text:p>
              </table:table-cell>
              <table:table-cell office:value-type="float" office:value="8238.501397">
                <text:p>8238.5013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222.18421">
                <text:p>8222.18421</text:p>
              </table:table-cell>
              <table:table-cell office:value-type="float" office:value="8224.348159">
                <text:p>8224.348159</text:p>
              </table:table-cell>
              <table:table-cell office:value-type="float" office:value="8260.38502">
                <text:p>8260.38502</text:p>
              </table:table-cell>
              <table:table-cell office:value-type="float" office:value="8205.871472">
                <text:p>8205.871472</text:p>
              </table:table-cell>
              <table:table-cell office:value-type="float" office:value="8239.313091">
                <text:p>8239.313091</text:p>
              </table:table-cell>
              <table:table-cell office:value-type="float" office:value="8241.660489">
                <text:p>8241.6604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233.150056">
                <text:p>8233.150056</text:p>
              </table:table-cell>
              <table:table-cell office:value-type="float" office:value="8227.729054">
                <text:p>8227.729054</text:p>
              </table:table-cell>
              <table:table-cell office:value-type="float" office:value="8262.08075">
                <text:p>8262.08075</text:p>
              </table:table-cell>
              <table:table-cell office:value-type="float" office:value="8249.188515">
                <text:p>8249.188515</text:p>
              </table:table-cell>
              <table:table-cell office:value-type="float" office:value="8239.68296">
                <text:p>8239.68296</text:p>
              </table:table-cell>
              <table:table-cell office:value-type="float" office:value="8252.891557">
                <text:p>8252.8915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233.604472">
                <text:p>8233.604472</text:p>
              </table:table-cell>
              <table:table-cell office:value-type="float" office:value="8230.342235">
                <text:p>8230.342235</text:p>
              </table:table-cell>
              <table:table-cell office:value-type="float" office:value="8269.068821">
                <text:p>8269.068821</text:p>
              </table:table-cell>
              <table:table-cell office:value-type="float" office:value="8257.038729">
                <text:p>8257.038729</text:p>
              </table:table-cell>
              <table:table-cell office:value-type="float" office:value="8244.481697">
                <text:p>8244.481697</text:p>
              </table:table-cell>
              <table:table-cell office:value-type="float" office:value="8253.251805">
                <text:p>8253.2518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244.2996">
                <text:p>8244.2996</text:p>
              </table:table-cell>
              <table:table-cell office:value-type="float" office:value="8230.736607">
                <text:p>8230.736607</text:p>
              </table:table-cell>
              <table:table-cell office:value-type="float" office:value="8269.066041">
                <text:p>8269.066041</text:p>
              </table:table-cell>
              <table:table-cell office:value-type="float" office:value="8266.11647">
                <text:p>8266.11647</text:p>
              </table:table-cell>
              <table:table-cell office:value-type="float" office:value="8245.428246">
                <text:p>8245.428246</text:p>
              </table:table-cell>
              <table:table-cell office:value-type="float" office:value="8258.493852">
                <text:p>8258.4938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248.513464">
                <text:p>8248.513464</text:p>
              </table:table-cell>
              <table:table-cell office:value-type="float" office:value="8242.518191">
                <text:p>8242.518191</text:p>
              </table:table-cell>
              <table:table-cell office:value-type="float" office:value="8273.673125">
                <text:p>8273.673125</text:p>
              </table:table-cell>
              <table:table-cell office:value-type="float" office:value="8274.173716">
                <text:p>8274.173716</text:p>
              </table:table-cell>
              <table:table-cell office:value-type="float" office:value="8253.557398">
                <text:p>8253.557398</text:p>
              </table:table-cell>
              <table:table-cell office:value-type="float" office:value="8260.183156">
                <text:p>8260.1831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249.01361">
                <text:p>8249.01361</text:p>
              </table:table-cell>
              <table:table-cell office:value-type="float" office:value="8243.529815">
                <text:p>8243.529815</text:p>
              </table:table-cell>
              <table:table-cell office:value-type="float" office:value="8276.651928">
                <text:p>8276.651928</text:p>
              </table:table-cell>
              <table:table-cell office:value-type="float" office:value="8282.42211">
                <text:p>8282.42211</text:p>
              </table:table-cell>
              <table:table-cell office:value-type="float" office:value="8257.652571">
                <text:p>8257.652571</text:p>
              </table:table-cell>
              <table:table-cell office:value-type="float" office:value="8260.679774">
                <text:p>8260.6797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253.401956">
                <text:p>8253.401956</text:p>
              </table:table-cell>
              <table:table-cell office:value-type="float" office:value="8249.859234">
                <text:p>8249.859234</text:p>
              </table:table-cell>
              <table:table-cell office:value-type="float" office:value="8278.305657">
                <text:p>8278.305657</text:p>
              </table:table-cell>
              <table:table-cell office:value-type="float" office:value="8290.79758">
                <text:p>8290.79758</text:p>
              </table:table-cell>
              <table:table-cell office:value-type="float" office:value="8259.73999">
                <text:p>8259.73999</text:p>
              </table:table-cell>
              <table:table-cell office:value-type="float" office:value="8263.413228">
                <text:p>8263.4132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256.349691">
                <text:p>8256.349691</text:p>
              </table:table-cell>
              <table:table-cell office:value-type="float" office:value="8251.213687">
                <text:p>8251.213687</text:p>
              </table:table-cell>
              <table:table-cell office:value-type="float" office:value="8278.626708">
                <text:p>8278.626708</text:p>
              </table:table-cell>
              <table:table-cell office:value-type="float" office:value="8299.530089">
                <text:p>8299.530089</text:p>
              </table:table-cell>
              <table:table-cell office:value-type="float" office:value="8260.006092">
                <text:p>8260.006092</text:p>
              </table:table-cell>
              <table:table-cell office:value-type="float" office:value="8273.038146">
                <text:p>8273.0381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258.084778">
                <text:p>8258.084778</text:p>
              </table:table-cell>
              <table:table-cell office:value-type="float" office:value="8254.243207">
                <text:p>8254.243207</text:p>
              </table:table-cell>
              <table:table-cell office:value-type="float" office:value="8289.25042">
                <text:p>8289.25042</text:p>
              </table:table-cell>
              <table:table-cell office:value-type="float" office:value="8300.935043">
                <text:p>8300.935043</text:p>
              </table:table-cell>
              <table:table-cell office:value-type="float" office:value="8262.116185">
                <text:p>8262.116185</text:p>
              </table:table-cell>
              <table:table-cell office:value-type="float" office:value="8278.413134">
                <text:p>8278.4131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259.574049">
                <text:p>8259.574049</text:p>
              </table:table-cell>
              <table:table-cell office:value-type="float" office:value="8255.41484">
                <text:p>8255.41484</text:p>
              </table:table-cell>
              <table:table-cell office:value-type="float" office:value="8289.933379">
                <text:p>8289.933379</text:p>
              </table:table-cell>
              <table:table-cell office:value-type="float" office:value="8301.098079">
                <text:p>8301.098079</text:p>
              </table:table-cell>
              <table:table-cell office:value-type="float" office:value="8262.201279">
                <text:p>8262.201279</text:p>
              </table:table-cell>
              <table:table-cell office:value-type="float" office:value="8283.792928">
                <text:p>8283.7929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261.128829">
                <text:p>8261.128829</text:p>
              </table:table-cell>
              <table:table-cell office:value-type="float" office:value="8261.010201">
                <text:p>8261.010201</text:p>
              </table:table-cell>
              <table:table-cell office:value-type="float" office:value="8292.912272">
                <text:p>8292.912272</text:p>
              </table:table-cell>
              <table:table-cell office:value-type="float" office:value="8305.668872">
                <text:p>8305.668872</text:p>
              </table:table-cell>
              <table:table-cell office:value-type="float" office:value="8264.827477">
                <text:p>8264.827477</text:p>
              </table:table-cell>
              <table:table-cell office:value-type="float" office:value="8287.338171">
                <text:p>8287.3381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268.177559">
                <text:p>8268.177559</text:p>
              </table:table-cell>
              <table:table-cell office:value-type="float" office:value="8263.313087">
                <text:p>8263.313087</text:p>
              </table:table-cell>
              <table:table-cell office:value-type="float" office:value="8297.1026">
                <text:p>8297.1026</text:p>
              </table:table-cell>
              <table:table-cell office:value-type="float" office:value="8306.067449">
                <text:p>8306.067449</text:p>
              </table:table-cell>
              <table:table-cell office:value-type="float" office:value="8266.811797">
                <text:p>8266.811797</text:p>
              </table:table-cell>
              <table:table-cell office:value-type="float" office:value="8290.146724">
                <text:p>8290.1467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277.679221">
                <text:p>8277.679221</text:p>
              </table:table-cell>
              <table:table-cell office:value-type="float" office:value="8267.124378">
                <text:p>8267.124378</text:p>
              </table:table-cell>
              <table:table-cell office:value-type="float" office:value="8308.441911">
                <text:p>8308.441911</text:p>
              </table:table-cell>
              <table:table-cell office:value-type="float" office:value="8315.480424">
                <text:p>8315.480424</text:p>
              </table:table-cell>
              <table:table-cell office:value-type="float" office:value="8268.233674">
                <text:p>8268.233674</text:p>
              </table:table-cell>
              <table:table-cell office:value-type="float" office:value="8296.065822">
                <text:p>8296.0658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279.324853">
                <text:p>8279.324853</text:p>
              </table:table-cell>
              <table:table-cell office:value-type="float" office:value="8269.432731">
                <text:p>8269.432731</text:p>
              </table:table-cell>
              <table:table-cell office:value-type="float" office:value="8309.658735">
                <text:p>8309.658735</text:p>
              </table:table-cell>
              <table:table-cell office:value-type="float" office:value="8317.24369">
                <text:p>8317.24369</text:p>
              </table:table-cell>
              <table:table-cell office:value-type="float" office:value="8273.392103">
                <text:p>8273.392103</text:p>
              </table:table-cell>
              <table:table-cell office:value-type="float" office:value="8300.413522">
                <text:p>8300.4135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318.027384">
                <text:p>8318.027384</text:p>
              </table:table-cell>
              <table:table-cell office:value-type="float" office:value="8271.391151">
                <text:p>8271.391151</text:p>
              </table:table-cell>
              <table:table-cell office:value-type="float" office:value="8314.947723">
                <text:p>8314.947723</text:p>
              </table:table-cell>
              <table:table-cell office:value-type="float" office:value="8320.300989">
                <text:p>8320.300989</text:p>
              </table:table-cell>
              <table:table-cell office:value-type="float" office:value="8279.991532">
                <text:p>8279.991532</text:p>
              </table:table-cell>
              <table:table-cell office:value-type="float" office:value="8312.689159">
                <text:p>8312.689159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8.659cm" svg:height="12.067cm" xlink:href=".." xlink:type="simple" chart:class="chart:line" chart:style-name="ch1">
        <chart:legend chart:legend-position="end" svg:x="55.78cm" svg:y="5.485cm" style:legend-expansion="high" chart:style-name="ch2"/>
        <chart:plot-area chart:style-name="ch3" table:cell-range-address="6_500ms.B1:6_500ms.C101" chart:data-source-has-labels="row" svg:x="1.173cm" svg:y="0.241cm" svg:width="53.434cm" svg:height="11.585cm">
          <chartooo:coordinate-region svg:x="2.165cm" svg:y="0.44cm" svg:width="51.977cm" svg:height="10.7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6_500ms.B2:6_500ms.B101" chart:label-cell-address="6_500ms.B1:6_500ms.B1" chart:class="chart:line">
            <chart:data-point chart:repeated="100"/>
          </chart:series>
          <chart:series chart:style-name="ch7" chart:values-cell-range-address="6_500ms.C2:6_500ms.C101" chart:label-cell-address="6_500ms.C1:6_500ms.C1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iting</text:p>
                <draw:g>
                  <svg:desc>6_500ms.B1:6_500ms.B1</svg:desc>
                </draw:g>
              </table:table-cell>
              <table:table-cell office:value-type="string">
                <text:p>Response</text:p>
                <draw:g>
                  <svg:desc>6_500ms.C1:6_500m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83619">
                <text:p>0.683619</text:p>
                <draw:g>
                  <svg:desc>6_500ms.B2:6_500ms.B101</svg:desc>
                </draw:g>
              </table:table-cell>
              <table:table-cell office:value-type="float" office:value="801.674085">
                <text:p>801.674085</text:p>
                <draw:g>
                  <svg:desc>6_500ms.C2:6_500ms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24381">
                <text:p>0.624381</text:p>
              </table:table-cell>
              <table:table-cell office:value-type="float" office:value="808.929669">
                <text:p>808.9296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38752">
                <text:p>0.538752</text:p>
              </table:table-cell>
              <table:table-cell office:value-type="float" office:value="821.670167">
                <text:p>821.6701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27957">
                <text:p>0.327957</text:p>
              </table:table-cell>
              <table:table-cell office:value-type="float" office:value="823.533416">
                <text:p>823.5334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6388">
                <text:p>0.496388</text:p>
              </table:table-cell>
              <table:table-cell office:value-type="float" office:value="837.596104">
                <text:p>837.596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38054">
                <text:p>0.638054</text:p>
              </table:table-cell>
              <table:table-cell office:value-type="float" office:value="838.896419">
                <text:p>838.8964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5519">
                <text:p>0.225519</text:p>
              </table:table-cell>
              <table:table-cell office:value-type="float" office:value="847.018823">
                <text:p>847.0188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8152">
                <text:p>0.168152</text:p>
              </table:table-cell>
              <table:table-cell office:value-type="float" office:value="848.443224">
                <text:p>848.4432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07741">
                <text:p>0.507741</text:p>
              </table:table-cell>
              <table:table-cell office:value-type="float" office:value="860.644145">
                <text:p>860.6441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3.616618">
                <text:p>823.616618</text:p>
              </table:table-cell>
              <table:table-cell office:value-type="float" office:value="1248.996383">
                <text:p>1248.9963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9.559038">
                <text:p>849.559038</text:p>
              </table:table-cell>
              <table:table-cell office:value-type="float" office:value="1352.020688">
                <text:p>1352.0206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23.603496">
                <text:p>823.603496</text:p>
              </table:table-cell>
              <table:table-cell office:value-type="float" office:value="1451.199888">
                <text:p>1451.1998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23.628804">
                <text:p>823.628804</text:p>
              </table:table-cell>
              <table:table-cell office:value-type="float" office:value="1453.442832">
                <text:p>1453.4428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0.647824">
                <text:p>860.647824</text:p>
              </table:table-cell>
              <table:table-cell office:value-type="float" office:value="1480.001545">
                <text:p>1480.0015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23.539621">
                <text:p>823.539621</text:p>
              </table:table-cell>
              <table:table-cell office:value-type="float" office:value="1518.707796">
                <text:p>1518.7077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49.118567">
                <text:p>1249.118567</text:p>
              </table:table-cell>
              <table:table-cell office:value-type="float" office:value="1956.871613">
                <text:p>1956.8716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49.091645">
                <text:p>1249.091645</text:p>
              </table:table-cell>
              <table:table-cell office:value-type="float" office:value="1959.714564">
                <text:p>1959.7145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49.118314">
                <text:p>1249.118314</text:p>
              </table:table-cell>
              <table:table-cell office:value-type="float" office:value="1964.137123">
                <text:p>1964.1371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49.140764">
                <text:p>1249.140764</text:p>
              </table:table-cell>
              <table:table-cell office:value-type="float" office:value="1976.811298">
                <text:p>1976.8112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49.129835">
                <text:p>1249.129835</text:p>
              </table:table-cell>
              <table:table-cell office:value-type="float" office:value="1997.812578">
                <text:p>1997.8125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49.136667">
                <text:p>1249.136667</text:p>
              </table:table-cell>
              <table:table-cell office:value-type="float" office:value="2021.183068">
                <text:p>2021.1830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49.108221">
                <text:p>1249.108221</text:p>
              </table:table-cell>
              <table:table-cell office:value-type="float" office:value="2022.636018">
                <text:p>2022.6360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76.814058">
                <text:p>1976.814058</text:p>
              </table:table-cell>
              <table:table-cell office:value-type="float" office:value="2566.820407">
                <text:p>2566.8204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59.746592">
                <text:p>1959.746592</text:p>
              </table:table-cell>
              <table:table-cell office:value-type="float" office:value="2569.271564">
                <text:p>2569.2715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76.871429">
                <text:p>1976.871429</text:p>
              </table:table-cell>
              <table:table-cell office:value-type="float" office:value="2576.90963">
                <text:p>2576.909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64.138946">
                <text:p>1964.138946</text:p>
              </table:table-cell>
              <table:table-cell office:value-type="float" office:value="2578.34562">
                <text:p>2578.345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76.83196">
                <text:p>1976.83196</text:p>
              </table:table-cell>
              <table:table-cell office:value-type="float" office:value="2617.485745">
                <text:p>2617.4857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76.818052">
                <text:p>1976.818052</text:p>
              </table:table-cell>
              <table:table-cell office:value-type="float" office:value="2621.57257">
                <text:p>2621.572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76.821628">
                <text:p>1976.821628</text:p>
              </table:table-cell>
              <table:table-cell office:value-type="float" office:value="2627.61808">
                <text:p>2627.618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69.279108">
                <text:p>2569.279108</text:p>
              </table:table-cell>
              <table:table-cell office:value-type="float" office:value="3037.602652">
                <text:p>3037.6026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79.420729">
                <text:p>2579.420729</text:p>
              </table:table-cell>
              <table:table-cell office:value-type="float" office:value="3086.283042">
                <text:p>3086.2830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79.407465">
                <text:p>2579.407465</text:p>
              </table:table-cell>
              <table:table-cell office:value-type="float" office:value="3133.97633">
                <text:p>3133.976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79.400878">
                <text:p>2579.400878</text:p>
              </table:table-cell>
              <table:table-cell office:value-type="float" office:value="3134.710314">
                <text:p>3134.7103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79.417679">
                <text:p>2579.417679</text:p>
              </table:table-cell>
              <table:table-cell office:value-type="float" office:value="3151.823999">
                <text:p>3151.8239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79.403127">
                <text:p>2579.403127</text:p>
              </table:table-cell>
              <table:table-cell office:value-type="float" office:value="3154.162986">
                <text:p>3154.1629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37.642272">
                <text:p>3037.642272</text:p>
              </table:table-cell>
              <table:table-cell office:value-type="float" office:value="5325.674998">
                <text:p>5325.6749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86.294338">
                <text:p>3086.294338</text:p>
              </table:table-cell>
              <table:table-cell office:value-type="float" office:value="5572.803397">
                <text:p>5572.8033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52.105716">
                <text:p>3152.105716</text:p>
              </table:table-cell>
              <table:table-cell office:value-type="float" office:value="6025.590949">
                <text:p>6025.5909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53.608372">
                <text:p>3153.608372</text:p>
              </table:table-cell>
              <table:table-cell office:value-type="float" office:value="6730.514559">
                <text:p>6730.5145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34.76808">
                <text:p>3134.76808</text:p>
              </table:table-cell>
              <table:table-cell office:value-type="float" office:value="6977.734886">
                <text:p>6977.7348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52.212556">
                <text:p>3152.212556</text:p>
              </table:table-cell>
              <table:table-cell office:value-type="float" office:value="7057.560778">
                <text:p>7057.5607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52.313228">
                <text:p>3152.313228</text:p>
              </table:table-cell>
              <table:table-cell office:value-type="float" office:value="7100.490875">
                <text:p>7100.4908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53.345969">
                <text:p>3153.345969</text:p>
              </table:table-cell>
              <table:table-cell office:value-type="float" office:value="7108.597044">
                <text:p>7108.5970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53.696344">
                <text:p>3153.696344</text:p>
              </table:table-cell>
              <table:table-cell office:value-type="float" office:value="7157.579636">
                <text:p>7157.5796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153.353621">
                <text:p>3153.353621</text:p>
              </table:table-cell>
              <table:table-cell office:value-type="float" office:value="7176.067219">
                <text:p>7176.0672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53.387129">
                <text:p>3153.387129</text:p>
              </table:table-cell>
              <table:table-cell office:value-type="float" office:value="7189.61887">
                <text:p>7189.618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86.360038">
                <text:p>3086.360038</text:p>
              </table:table-cell>
              <table:table-cell office:value-type="float" office:value="7244.768776">
                <text:p>7244.7687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153.508902">
                <text:p>3153.508902</text:p>
              </table:table-cell>
              <table:table-cell office:value-type="float" office:value="7284.649915">
                <text:p>7284.6499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52.039316">
                <text:p>3152.039316</text:p>
              </table:table-cell>
              <table:table-cell office:value-type="float" office:value="7336.776857">
                <text:p>7336.7768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53.362743">
                <text:p>3153.362743</text:p>
              </table:table-cell>
              <table:table-cell office:value-type="float" office:value="7464.590989">
                <text:p>7464.5909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53.357773">
                <text:p>3153.357773</text:p>
              </table:table-cell>
              <table:table-cell office:value-type="float" office:value="7537.504432">
                <text:p>7537.5044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53.338538">
                <text:p>3153.338538</text:p>
              </table:table-cell>
              <table:table-cell office:value-type="float" office:value="7551.723274">
                <text:p>7551.7232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53.366391">
                <text:p>3153.366391</text:p>
              </table:table-cell>
              <table:table-cell office:value-type="float" office:value="7570.592662">
                <text:p>7570.5926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54.103176">
                <text:p>3154.103176</text:p>
              </table:table-cell>
              <table:table-cell office:value-type="float" office:value="7648.228477">
                <text:p>7648.2284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153.378499">
                <text:p>3153.378499</text:p>
              </table:table-cell>
              <table:table-cell office:value-type="float" office:value="7691.341482">
                <text:p>7691.3414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152.158144">
                <text:p>3152.158144</text:p>
              </table:table-cell>
              <table:table-cell office:value-type="float" office:value="7721.476037">
                <text:p>7721.4760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53.955167">
                <text:p>3153.955167</text:p>
              </table:table-cell>
              <table:table-cell office:value-type="float" office:value="7724.327966">
                <text:p>7724.3279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52.192742">
                <text:p>3152.192742</text:p>
              </table:table-cell>
              <table:table-cell office:value-type="float" office:value="7836.448919">
                <text:p>7836.4489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53.760854">
                <text:p>3153.760854</text:p>
              </table:table-cell>
              <table:table-cell office:value-type="float" office:value="7877.586115">
                <text:p>7877.5861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52.267139">
                <text:p>3152.267139</text:p>
              </table:table-cell>
              <table:table-cell office:value-type="float" office:value="7885.572508">
                <text:p>7885.5725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53.370341">
                <text:p>3153.370341</text:p>
              </table:table-cell>
              <table:table-cell office:value-type="float" office:value="7937.179895">
                <text:p>7937.1798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53.805835">
                <text:p>3153.805835</text:p>
              </table:table-cell>
              <table:table-cell office:value-type="float" office:value="7948.599071">
                <text:p>7948.5990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54.382729">
                <text:p>3154.382729</text:p>
              </table:table-cell>
              <table:table-cell office:value-type="float" office:value="7950.775113">
                <text:p>7950.7751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4.473696">
                <text:p>3154.473696</text:p>
              </table:table-cell>
              <table:table-cell office:value-type="float" office:value="7961.936771">
                <text:p>7961.9367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54.077712">
                <text:p>3154.077712</text:p>
              </table:table-cell>
              <table:table-cell office:value-type="float" office:value="7988.809389">
                <text:p>7988.8093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54.046305">
                <text:p>3154.046305</text:p>
              </table:table-cell>
              <table:table-cell office:value-type="float" office:value="8019.237119">
                <text:p>8019.2371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153.341383">
                <text:p>3153.341383</text:p>
              </table:table-cell>
              <table:table-cell office:value-type="float" office:value="8067.440106">
                <text:p>8067.4401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154.213923">
                <text:p>3154.213923</text:p>
              </table:table-cell>
              <table:table-cell office:value-type="float" office:value="8109.77065">
                <text:p>8109.770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152.176501">
                <text:p>3152.176501</text:p>
              </table:table-cell>
              <table:table-cell office:value-type="float" office:value="8118.840617">
                <text:p>8118.8406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52.181902">
                <text:p>3152.181902</text:p>
              </table:table-cell>
              <table:table-cell office:value-type="float" office:value="8124.525756">
                <text:p>8124.5257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54.337203">
                <text:p>3154.337203</text:p>
              </table:table-cell>
              <table:table-cell office:value-type="float" office:value="8203.53094">
                <text:p>8203.530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154.011829">
                <text:p>3154.011829</text:p>
              </table:table-cell>
              <table:table-cell office:value-type="float" office:value="8220.644993">
                <text:p>8220.6449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54.39334">
                <text:p>3154.39334</text:p>
              </table:table-cell>
              <table:table-cell office:value-type="float" office:value="8260.267363">
                <text:p>8260.2673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152.165848">
                <text:p>3152.165848</text:p>
              </table:table-cell>
              <table:table-cell office:value-type="float" office:value="8263.714241">
                <text:p>8263.7142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54.288331">
                <text:p>3154.288331</text:p>
              </table:table-cell>
              <table:table-cell office:value-type="float" office:value="8267.0565">
                <text:p>8267.05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152.171436">
                <text:p>3152.171436</text:p>
              </table:table-cell>
              <table:table-cell office:value-type="float" office:value="8272.963213">
                <text:p>8272.9632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154.68866">
                <text:p>3154.68866</text:p>
              </table:table-cell>
              <table:table-cell office:value-type="float" office:value="8291.783369">
                <text:p>8291.7833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54.514333">
                <text:p>3154.514333</text:p>
              </table:table-cell>
              <table:table-cell office:value-type="float" office:value="8292.227281">
                <text:p>8292.2272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54.425859">
                <text:p>3154.425859</text:p>
              </table:table-cell>
              <table:table-cell office:value-type="float" office:value="8315.604418">
                <text:p>8315.6044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52.186861">
                <text:p>3152.186861</text:p>
              </table:table-cell>
              <table:table-cell office:value-type="float" office:value="8328.564548">
                <text:p>8328.5645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54.747203">
                <text:p>3154.747203</text:p>
              </table:table-cell>
              <table:table-cell office:value-type="float" office:value="8345.118629">
                <text:p>8345.1186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54.631794">
                <text:p>3154.631794</text:p>
              </table:table-cell>
              <table:table-cell office:value-type="float" office:value="8345.634054">
                <text:p>8345.6340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152.197112">
                <text:p>3152.197112</text:p>
              </table:table-cell>
              <table:table-cell office:value-type="float" office:value="8368.684217">
                <text:p>8368.6842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152.207473">
                <text:p>3152.207473</text:p>
              </table:table-cell>
              <table:table-cell office:value-type="float" office:value="8383.566974">
                <text:p>8383.5669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154.282359">
                <text:p>3154.282359</text:p>
              </table:table-cell>
              <table:table-cell office:value-type="float" office:value="8384.218345">
                <text:p>8384.2183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154.519292">
                <text:p>3154.519292</text:p>
              </table:table-cell>
              <table:table-cell office:value-type="float" office:value="8403.060493">
                <text:p>8403.0604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154.025307">
                <text:p>3154.025307</text:p>
              </table:table-cell>
              <table:table-cell office:value-type="float" office:value="8409.774557">
                <text:p>8409.7745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154.610371">
                <text:p>3154.610371</text:p>
              </table:table-cell>
              <table:table-cell office:value-type="float" office:value="8409.830554">
                <text:p>8409.8305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152.202113">
                <text:p>3152.202113</text:p>
              </table:table-cell>
              <table:table-cell office:value-type="float" office:value="8415.845925">
                <text:p>8415.8459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154.283058">
                <text:p>3154.283058</text:p>
              </table:table-cell>
              <table:table-cell office:value-type="float" office:value="8416.285133">
                <text:p>8416.2851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54.577328">
                <text:p>3154.577328</text:p>
              </table:table-cell>
              <table:table-cell office:value-type="float" office:value="8419.988892">
                <text:p>8419.9888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54.568401">
                <text:p>3154.568401</text:p>
              </table:table-cell>
              <table:table-cell office:value-type="float" office:value="8423.807242">
                <text:p>8423.8072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52.090633">
                <text:p>3152.090633</text:p>
              </table:table-cell>
              <table:table-cell office:value-type="float" office:value="8427.251764">
                <text:p>8427.2517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53.382514">
                <text:p>3153.382514</text:p>
              </table:table-cell>
              <table:table-cell office:value-type="float" office:value="8430.962121">
                <text:p>8430.9621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54.580452">
                <text:p>3154.580452</text:p>
              </table:table-cell>
              <table:table-cell office:value-type="float" office:value="8434.632821">
                <text:p>8434.6328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53.47655">
                <text:p>3153.47655</text:p>
              </table:table-cell>
              <table:table-cell office:value-type="float" office:value="8440.96441">
                <text:p>8440.964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54.064209">
                <text:p>3154.064209</text:p>
              </table:table-cell>
              <table:table-cell office:value-type="float" office:value="8442.141702">
                <text:p>8442.1417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54.515834">
                <text:p>3154.515834</text:p>
              </table:table-cell>
              <table:table-cell office:value-type="float" office:value="8451.362438">
                <text:p>8451.3624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53.374214">
                <text:p>3153.374214</text:p>
              </table:table-cell>
              <table:table-cell office:value-type="float" office:value="8462.548206">
                <text:p>8462.5482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54.019387">
                <text:p>3154.019387</text:p>
              </table:table-cell>
              <table:table-cell office:value-type="float" office:value="8475.908093">
                <text:p>8475.908093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8.686cm" svg:height="9.004cm" xlink:href=".." xlink:type="simple" chart:class="chart:area" chart:style-name="ch1">
        <chart:legend chart:legend-position="end" svg:x="56.105cm" svg:y="4.203cm" style:legend-expansion="high" chart:style-name="ch2"/>
        <chart:plot-area chart:style-name="ch3" table:cell-range-address="6_500ms.D1:6_500ms.D101" chart:data-source-has-labels="row" svg:x="1.173cm" svg:y="0.18cm" svg:width="53.759cm" svg:height="8.644cm">
          <chartooo:coordinate-region svg:x="2.165cm" svg:y="0.38cm" svg:width="52.487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6_500ms.D2:6_500ms.D101" chart:label-cell-address="6_500ms.D1:6_500ms.D1" chart:class="chart:area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Taken</text:p>
                <draw:g>
                  <svg:desc>6_500ms.D1:6_500m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.990466">
                <text:p>800.990466</text:p>
                <draw:g>
                  <svg:desc>6_500ms.D2:6_500ms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8.305288">
                <text:p>808.3052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21.131415">
                <text:p>821.1314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23.205459">
                <text:p>823.2054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7.099716">
                <text:p>837.0997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8.258365">
                <text:p>838.2583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46.793304">
                <text:p>846.7933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48.275072">
                <text:p>848.2750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0.136404">
                <text:p>860.1364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5.379765">
                <text:p>425.3797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2.46165">
                <text:p>502.461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7.596392">
                <text:p>627.5963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9.814028">
                <text:p>629.8140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9.353721">
                <text:p>619.3537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95.168175">
                <text:p>695.1681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7.753046">
                <text:p>707.7530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10.622919">
                <text:p>710.6229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5.018809">
                <text:p>715.0188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7.670534">
                <text:p>727.6705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48.682743">
                <text:p>748.6827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72.046401">
                <text:p>772.0464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73.527797">
                <text:p>773.5277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0.006349">
                <text:p>590.0063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9.524972">
                <text:p>609.5249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0.038201">
                <text:p>600.0382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4.206674">
                <text:p>614.2066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0.653785">
                <text:p>640.6537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44.754518">
                <text:p>644.7545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50.796452">
                <text:p>650.7964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8.323544">
                <text:p>468.3235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6.862313">
                <text:p>506.8623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54.568865">
                <text:p>554.5688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55.309436">
                <text:p>555.3094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2.40632">
                <text:p>572.406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4.759859">
                <text:p>574.7598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88.032726">
                <text:p>2288.0327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86.509059">
                <text:p>2486.5090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73.485233">
                <text:p>2873.4852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76.906187">
                <text:p>3576.9061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42.966806">
                <text:p>3842.9668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05.348222">
                <text:p>3905.3482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48.177647">
                <text:p>3948.1776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55.251075">
                <text:p>3955.2510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03.883292">
                <text:p>4003.8832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22.713598">
                <text:p>4022.7135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36.231741">
                <text:p>4036.2317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58.408738">
                <text:p>4158.4087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31.141013">
                <text:p>4131.1410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184.737541">
                <text:p>4184.7375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11.228246">
                <text:p>4311.2282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84.146659">
                <text:p>4384.1466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98.384736">
                <text:p>4398.3847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17.226271">
                <text:p>4417.2262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94.125301">
                <text:p>4494.1253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37.962983">
                <text:p>4537.9629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69.317893">
                <text:p>4569.3178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70.372799">
                <text:p>4570.3727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684.256177">
                <text:p>4684.2561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723.825261">
                <text:p>4723.8252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33.305369">
                <text:p>4733.3053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783.809554">
                <text:p>4783.8095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794.793236">
                <text:p>4794.7932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796.392384">
                <text:p>4796.3923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807.463075">
                <text:p>4807.4630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834.731677">
                <text:p>4834.7316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865.190814">
                <text:p>4865.1908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914.098723">
                <text:p>4914.0987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955.556727">
                <text:p>4955.5567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66.664116">
                <text:p>4966.6641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72.343854">
                <text:p>4972.3438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49.193737">
                <text:p>5049.1937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66.633164">
                <text:p>5066.6331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05.874023">
                <text:p>5105.8740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111.548393">
                <text:p>5111.5483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112.768169">
                <text:p>5112.7681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120.791777">
                <text:p>5120.7917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137.094709">
                <text:p>5137.0947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137.712948">
                <text:p>5137.7129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161.178559">
                <text:p>5161.1785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176.377687">
                <text:p>5176.3776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190.371426">
                <text:p>5190.3714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191.00226">
                <text:p>5191.002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216.487105">
                <text:p>5216.4871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231.359501">
                <text:p>5231.3595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229.935986">
                <text:p>5229.9359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248.541201">
                <text:p>5248.5412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55.74925">
                <text:p>5255.749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255.220183">
                <text:p>5255.2201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263.643812">
                <text:p>5263.6438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262.002075">
                <text:p>5262.0020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265.411564">
                <text:p>5265.4115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269.238841">
                <text:p>5269.2388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275.161131">
                <text:p>5275.1611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277.579607">
                <text:p>5277.5796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80.052369">
                <text:p>5280.0523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87.48786">
                <text:p>5287.487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88.077493">
                <text:p>5288.0774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96.846604">
                <text:p>5296.8466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309.173992">
                <text:p>5309.1739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321.888706">
                <text:p>5321.888706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8.757cm" svg:height="11.234cm" xlink:href=".." xlink:type="simple" chart:class="chart:area" chart:style-name="ch1">
        <chart:legend chart:legend-position="end" svg:x="77.817cm" svg:y="5.318cm" style:legend-expansion="high" chart:style-name="ch2"/>
        <chart:plot-area chart:style-name="ch3" table:cell-range-address="6_2000ms.D1:6_2000ms.D101" chart:data-source-has-labels="row" svg:x="1.575cm" svg:y="0.224cm" svg:width="74.667cm" svg:height="10.786cm">
          <chartooo:coordinate-region svg:x="2.382cm" svg:y="0.423cm" svg:width="73.395cm" svg:height="9.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6_2000ms.D2:6_2000ms.D101" chart:label-cell-address="6_2000ms.D1:6_2000ms.D1" chart:class="chart:area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6_2000ms.D1:6_2000m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5.599843">
                <text:p>495.599843</text:p>
                <draw:g>
                  <svg:desc>6_2000ms.D2:6_2000ms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0.370662">
                <text:p>510.3706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6.725242">
                <text:p>516.7252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9.487546">
                <text:p>519.4875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1.599597">
                <text:p>551.5995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3.508557">
                <text:p>583.5085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4.140333">
                <text:p>984.140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92.718195">
                <text:p>1292.7181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10.553888">
                <text:p>1310.5538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27.310998">
                <text:p>1327.3109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59.236859">
                <text:p>1359.2368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61.460669">
                <text:p>1361.4606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71.601321">
                <text:p>1371.6013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83.377552">
                <text:p>1383.3775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83.331285">
                <text:p>1383.3312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14.33508">
                <text:p>1414.335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03.378165">
                <text:p>1403.3781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07.067629">
                <text:p>1407.0676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13.998946">
                <text:p>1413.9989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17.096924">
                <text:p>1417.0969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18.449546">
                <text:p>1418.4495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19.309486">
                <text:p>1419.3094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8.411369">
                <text:p>618.4113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26.670491">
                <text:p>626.6704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55.065901">
                <text:p>655.0659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4.620047">
                <text:p>664.6200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2.057593">
                <text:p>672.0575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95.759271">
                <text:p>695.7592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92.334979">
                <text:p>692.3349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25.97288">
                <text:p>725.972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8.309589">
                <text:p>488.3095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96.570434">
                <text:p>596.5704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14.809611">
                <text:p>614.8096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2.410746">
                <text:p>662.4107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99.842238">
                <text:p>799.8422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48.603068">
                <text:p>948.6030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92.259935">
                <text:p>1192.2599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54.303642">
                <text:p>1254.3036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2.923618">
                <text:p>1312.9236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43.556556">
                <text:p>1343.5565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55.137595">
                <text:p>1355.1375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76.56178">
                <text:p>1376.561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76.8596">
                <text:p>1376.85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95.755434">
                <text:p>1395.7554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99.756275">
                <text:p>1399.7562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99.823152">
                <text:p>1399.8231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01.119645">
                <text:p>1401.1196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15.903321">
                <text:p>1415.9033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26.446703">
                <text:p>1426.4467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26.521989">
                <text:p>1426.5219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45.647951">
                <text:p>1445.6479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64.056191">
                <text:p>1464.0561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92.318002">
                <text:p>792.3180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27.75914">
                <text:p>827.759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63.543146">
                <text:p>863.5431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44.068836">
                <text:p>844.0688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70.669553">
                <text:p>870.6695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32.558731">
                <text:p>932.5587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98.559624000001">
                <text:p>898.5596240000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09.290794000001">
                <text:p>909.2907940000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19.918357">
                <text:p>919.9183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23.764048">
                <text:p>923.7640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31.520966">
                <text:p>931.5209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79.346212">
                <text:p>479.3462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40.79006">
                <text:p>540.790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58.689879">
                <text:p>558.6898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0.595441">
                <text:p>570.5954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58.29268">
                <text:p>558.292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86.702913">
                <text:p>586.7029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0.340577">
                <text:p>500.3405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59.014759">
                <text:p>659.0147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6.986364">
                <text:p>716.9863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553041">
                <text:p>720.5530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73.800330999999">
                <text:p>773.8003309999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0.517233">
                <text:p>800.5172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4.020213">
                <text:p>804.0202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51.023733999999">
                <text:p>851.0237339999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94.688114">
                <text:p>894.6881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53.971601">
                <text:p>953.9716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28.820579">
                <text:p>1328.8205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23.96185">
                <text:p>1423.961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45.797704">
                <text:p>1445.7977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40.672643">
                <text:p>1540.6726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45.149134">
                <text:p>1645.1491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69.60414">
                <text:p>1669.604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85.024089">
                <text:p>1685.0240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85.09065">
                <text:p>1685.090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06.381936">
                <text:p>1706.3819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15.381027">
                <text:p>1715.3810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17.026717">
                <text:p>1717.0267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32.185463">
                <text:p>1732.1854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60.598893">
                <text:p>1760.5988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60.592344">
                <text:p>1760.5923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62.062671">
                <text:p>1762.0626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66.941715">
                <text:p>1766.9417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68.949201">
                <text:p>1768.9492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83.901732">
                <text:p>1783.9017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85.452003">
                <text:p>1785.4520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02.263191">
                <text:p>1802.2631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08.173336">
                <text:p>1808.17333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8.897cm" svg:height="9cm" xlink:href=".." xlink:type="simple" chart:class="chart:area" chart:style-name="ch1">
        <chart:legend chart:legend-position="end" svg:x="77.957cm" svg:y="4.201cm" style:legend-expansion="high" chart:style-name="ch2"/>
        <chart:plot-area chart:style-name="ch3" table:cell-range-address="6_2000ms.I1:6_2000ms.I101" chart:data-source-has-labels="row" svg:x="1.577cm" svg:y="0.18cm" svg:width="74.803cm" svg:height="8.64cm">
          <chartooo:coordinate-region svg:x="2.384cm" svg:y="0.379cm" svg:width="73.53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6_2000ms.I2:6_2000ms.I101" chart:label-cell-address="6_2000ms.I1:6_2000ms.I1" chart:class="chart:area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6_2000ms.I1:6_2000ms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5.544971">
                <text:p>685.544971</text:p>
                <draw:g>
                  <svg:desc>6_2000ms.I2:6_2000ms.I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8.327932">
                <text:p>698.3279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0.172304">
                <text:p>710.1723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35.562762">
                <text:p>735.5627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37.014803">
                <text:p>737.0148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44.372057">
                <text:p>744.3720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7.91993">
                <text:p>747.919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7.549182">
                <text:p>757.5491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7.222293">
                <text:p>497.2222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9.048691">
                <text:p>609.0486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23.367619">
                <text:p>623.3676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9.490044">
                <text:p>629.4900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87.075858">
                <text:p>587.0758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4.848393">
                <text:p>634.8483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5.031989">
                <text:p>655.0319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4.215045">
                <text:p>504.2150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7.711151">
                <text:p>527.7111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1.212013">
                <text:p>531.2120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39.065943">
                <text:p>539.0659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3.083423">
                <text:p>573.0834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4.964555">
                <text:p>574.9645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9.12446">
                <text:p>409.124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3.486852">
                <text:p>473.4868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9.650119">
                <text:p>509.6501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3.675332">
                <text:p>523.6753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98.822317">
                <text:p>498.8223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59.173246">
                <text:p>659.1732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2.715724">
                <text:p>432.7157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9.688464">
                <text:p>479.6884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2.010358">
                <text:p>492.0103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34.024493">
                <text:p>634.0244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9.827245">
                <text:p>519.8272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1.851765">
                <text:p>481.8517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1.669349">
                <text:p>421.6693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63.086675">
                <text:p>563.0866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9.262241">
                <text:p>539.2622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2.835037">
                <text:p>432.8350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5.836974">
                <text:p>565.8369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85.766644">
                <text:p>585.7666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0.844661">
                <text:p>550.8446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8.07199">
                <text:p>548.071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1.081231">
                <text:p>571.0812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5.17686">
                <text:p>605.176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4.8011">
                <text:p>654.80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65.394942">
                <text:p>565.3949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47.650474">
                <text:p>647.6504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57.968079">
                <text:p>757.9680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8.173671999999">
                <text:p>618.1736719999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0.668712">
                <text:p>640.6687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7.450062">
                <text:p>647.4500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74.926541">
                <text:p>674.9265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01.191797">
                <text:p>801.1917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7.451271999999">
                <text:p>577.4512719999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10.632361999999">
                <text:p>710.6323619999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38.804483">
                <text:p>738.8044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47.120219">
                <text:p>747.1202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1.880627">
                <text:p>781.8806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84.976787">
                <text:p>784.9767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94.6547">
                <text:p>794.65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69.472773">
                <text:p>669.4727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74.228020000001">
                <text:p>674.2280200000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22.178472000001">
                <text:p>722.1784720000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56.626028000001">
                <text:p>756.6260280000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59.63512">
                <text:p>759.635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67.180562">
                <text:p>767.1805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68.193939000001">
                <text:p>768.1939390000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68.613010999999">
                <text:p>768.613010999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79.991546">
                <text:p>779.9915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88.615819">
                <text:p>488.6158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80.096238">
                <text:p>480.0962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43.71439">
                <text:p>543.714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36.675094">
                <text:p>536.6750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57.080023">
                <text:p>557.0800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62.526967000001">
                <text:p>562.526967000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4.468558000001">
                <text:p>404.468558000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43.573313">
                <text:p>443.5733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89.631702">
                <text:p>489.6317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48.780957">
                <text:p>548.7809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67.996845">
                <text:p>567.9968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71.323243">
                <text:p>571.3232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6.812505">
                <text:p>576.8125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49.785775">
                <text:p>649.7857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12.22631">
                <text:p>912.226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47.240289">
                <text:p>1147.2402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53.165691">
                <text:p>1153.1656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89.396383">
                <text:p>1189.3963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30.390544">
                <text:p>1230.3905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52.810215">
                <text:p>1252.8102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77.120205">
                <text:p>1277.1202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84.234557">
                <text:p>1284.2345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89.890717">
                <text:p>1289.8907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92.287637">
                <text:p>1292.2876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23.665387">
                <text:p>1323.6653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36.243369">
                <text:p>1336.2433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36.930237">
                <text:p>1336.9302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37.540593">
                <text:p>1337.5405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60.673419">
                <text:p>1360.6734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20.506426999998">
                <text:p>320.5064269999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2.976771">
                <text:p>292.9767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2.477654">
                <text:p>312.477654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8.885cm" svg:height="9.192cm" xlink:href=".." xlink:type="simple" chart:class="chart:line" chart:style-name="ch1">
        <chart:title svg:x="37.626cm" svg:y="0.319cm" chart:style-name="ch2">
          <text:p>Launch 6, wait 2s</text:p>
        </chart:title>
        <chart:legend chart:legend-position="end" svg:x="77.356cm" svg:y="4.048cm" style:legend-expansion="high" chart:style-name="ch3"/>
        <chart:plot-area chart:style-name="ch4" table:cell-range-address="6_2000ms.D1:6_2000ms.D101 6_2000ms.I1:6_2000ms.I101" chart:data-source-has-labels="row" svg:x="2.958cm" svg:y="1.281cm" svg:width="72.821cm" svg:height="7.728cm">
          <chartooo:coordinate-region svg:x="3.765cm" svg:y="1.48cm" svg:width="71.549cm" svg:height="6.882cm"/>
          <chart:axis chart:dimension="x" chart:name="primary-x" chart:style-name="ch5"/>
          <chart:axis chart:dimension="y" chart:name="primary-y" chart:style-name="ch5">
            <chart:title svg:x="0.451cm" svg:y="6.102cm" chart:style-name="ch6">
              <text:p>Milliseconds
</text:p>
            </chart:title>
            <chart:grid chart:style-name="ch7" chart:class="major"/>
          </chart:axis>
          <chart:series chart:style-name="ch8" chart:values-cell-range-address="6_2000ms.D2:6_2000ms.D101" chart:label-cell-address="6_2000ms.D1:6_2000ms.D1" chart:class="chart:line">
            <chart:data-point chart:repeated="100"/>
          </chart:series>
          <chart:series chart:style-name="ch9" chart:values-cell-range-address="6_2000ms.I2:6_2000ms.I101" chart:label-cell-address="6_2000ms.I1:6_2000ms.I1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6_2000ms.D1:6_2000ms.D1</svg:desc>
                </draw:g>
              </table:table-cell>
              <table:table-cell office:value-type="string">
                <text:p>2</text:p>
                <draw:g>
                  <svg:desc>6_2000ms.I1:6_2000ms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5.599843">
                <text:p>495.599843</text:p>
                <draw:g>
                  <svg:desc>6_2000ms.D2:6_2000ms.D101</svg:desc>
                </draw:g>
              </table:table-cell>
              <table:table-cell office:value-type="float" office:value="685.544971">
                <text:p>685.544971</text:p>
                <draw:g>
                  <svg:desc>6_2000ms.I2:6_2000ms.I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0.370662">
                <text:p>510.370662</text:p>
              </table:table-cell>
              <table:table-cell office:value-type="float" office:value="698.327932">
                <text:p>698.3279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6.725242">
                <text:p>516.725242</text:p>
              </table:table-cell>
              <table:table-cell office:value-type="float" office:value="710.172304">
                <text:p>710.1723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9.487546">
                <text:p>519.487546</text:p>
              </table:table-cell>
              <table:table-cell office:value-type="float" office:value="735.562762">
                <text:p>735.5627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1.599597">
                <text:p>551.599597</text:p>
              </table:table-cell>
              <table:table-cell office:value-type="float" office:value="737.014803">
                <text:p>737.0148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3.508557">
                <text:p>583.508557</text:p>
              </table:table-cell>
              <table:table-cell office:value-type="float" office:value="744.372057">
                <text:p>744.3720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4.140333">
                <text:p>984.140333</text:p>
              </table:table-cell>
              <table:table-cell office:value-type="float" office:value="747.91993">
                <text:p>747.919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92.718195">
                <text:p>1292.718195</text:p>
              </table:table-cell>
              <table:table-cell office:value-type="float" office:value="757.549182">
                <text:p>757.5491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10.553888">
                <text:p>1310.553888</text:p>
              </table:table-cell>
              <table:table-cell office:value-type="float" office:value="497.222293">
                <text:p>497.2222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27.310998">
                <text:p>1327.310998</text:p>
              </table:table-cell>
              <table:table-cell office:value-type="float" office:value="609.048691">
                <text:p>609.0486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59.236859">
                <text:p>1359.236859</text:p>
              </table:table-cell>
              <table:table-cell office:value-type="float" office:value="623.367619">
                <text:p>623.3676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61.460669">
                <text:p>1361.460669</text:p>
              </table:table-cell>
              <table:table-cell office:value-type="float" office:value="629.490044">
                <text:p>629.4900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71.601321">
                <text:p>1371.601321</text:p>
              </table:table-cell>
              <table:table-cell office:value-type="float" office:value="587.075858">
                <text:p>587.0758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83.377552">
                <text:p>1383.377552</text:p>
              </table:table-cell>
              <table:table-cell office:value-type="float" office:value="634.848393">
                <text:p>634.8483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83.331285">
                <text:p>1383.331285</text:p>
              </table:table-cell>
              <table:table-cell office:value-type="float" office:value="655.031989">
                <text:p>655.0319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14.33508">
                <text:p>1414.33508</text:p>
              </table:table-cell>
              <table:table-cell office:value-type="float" office:value="504.215045">
                <text:p>504.2150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03.378165">
                <text:p>1403.378165</text:p>
              </table:table-cell>
              <table:table-cell office:value-type="float" office:value="527.711151">
                <text:p>527.7111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07.067629">
                <text:p>1407.067629</text:p>
              </table:table-cell>
              <table:table-cell office:value-type="float" office:value="531.212013">
                <text:p>531.2120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13.998946">
                <text:p>1413.998946</text:p>
              </table:table-cell>
              <table:table-cell office:value-type="float" office:value="539.065943">
                <text:p>539.0659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17.096924">
                <text:p>1417.096924</text:p>
              </table:table-cell>
              <table:table-cell office:value-type="float" office:value="573.083423">
                <text:p>573.0834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18.449546">
                <text:p>1418.449546</text:p>
              </table:table-cell>
              <table:table-cell office:value-type="float" office:value="574.964555">
                <text:p>574.9645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19.309486">
                <text:p>1419.309486</text:p>
              </table:table-cell>
              <table:table-cell office:value-type="float" office:value="409.12446">
                <text:p>409.124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8.411369">
                <text:p>618.411369</text:p>
              </table:table-cell>
              <table:table-cell office:value-type="float" office:value="473.486852">
                <text:p>473.4868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26.670491">
                <text:p>626.670491</text:p>
              </table:table-cell>
              <table:table-cell office:value-type="float" office:value="509.650119">
                <text:p>509.6501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55.065901">
                <text:p>655.065901</text:p>
              </table:table-cell>
              <table:table-cell office:value-type="float" office:value="523.675332">
                <text:p>523.6753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4.620047">
                <text:p>664.620047</text:p>
              </table:table-cell>
              <table:table-cell office:value-type="float" office:value="498.822317">
                <text:p>498.8223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2.057593">
                <text:p>672.057593</text:p>
              </table:table-cell>
              <table:table-cell office:value-type="float" office:value="659.173246">
                <text:p>659.1732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95.759271">
                <text:p>695.759271</text:p>
              </table:table-cell>
              <table:table-cell office:value-type="float" office:value="432.715724">
                <text:p>432.7157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92.334979">
                <text:p>692.334979</text:p>
              </table:table-cell>
              <table:table-cell office:value-type="float" office:value="479.688464">
                <text:p>479.6884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25.97288">
                <text:p>725.97288</text:p>
              </table:table-cell>
              <table:table-cell office:value-type="float" office:value="492.010358">
                <text:p>492.0103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8.309589">
                <text:p>488.309589</text:p>
              </table:table-cell>
              <table:table-cell office:value-type="float" office:value="634.024493">
                <text:p>634.0244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96.570434">
                <text:p>596.570434</text:p>
              </table:table-cell>
              <table:table-cell office:value-type="float" office:value="519.827245">
                <text:p>519.8272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14.809611">
                <text:p>614.809611</text:p>
              </table:table-cell>
              <table:table-cell office:value-type="float" office:value="481.851765">
                <text:p>481.8517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2.410746">
                <text:p>662.410746</text:p>
              </table:table-cell>
              <table:table-cell office:value-type="float" office:value="421.669349">
                <text:p>421.6693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99.842238">
                <text:p>799.842238</text:p>
              </table:table-cell>
              <table:table-cell office:value-type="float" office:value="563.086675">
                <text:p>563.0866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48.603068">
                <text:p>948.603068</text:p>
              </table:table-cell>
              <table:table-cell office:value-type="float" office:value="539.262241">
                <text:p>539.2622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92.259935">
                <text:p>1192.259935</text:p>
              </table:table-cell>
              <table:table-cell office:value-type="float" office:value="432.835037">
                <text:p>432.8350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54.303642">
                <text:p>1254.303642</text:p>
              </table:table-cell>
              <table:table-cell office:value-type="float" office:value="565.836974">
                <text:p>565.8369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2.923618">
                <text:p>1312.923618</text:p>
              </table:table-cell>
              <table:table-cell office:value-type="float" office:value="585.766644">
                <text:p>585.7666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43.556556">
                <text:p>1343.556556</text:p>
              </table:table-cell>
              <table:table-cell office:value-type="float" office:value="550.844661">
                <text:p>550.8446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55.137595">
                <text:p>1355.137595</text:p>
              </table:table-cell>
              <table:table-cell office:value-type="float" office:value="548.07199">
                <text:p>548.071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76.56178">
                <text:p>1376.56178</text:p>
              </table:table-cell>
              <table:table-cell office:value-type="float" office:value="571.081231">
                <text:p>571.0812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76.8596">
                <text:p>1376.8596</text:p>
              </table:table-cell>
              <table:table-cell office:value-type="float" office:value="605.17686">
                <text:p>605.176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95.755434">
                <text:p>1395.755434</text:p>
              </table:table-cell>
              <table:table-cell office:value-type="float" office:value="654.8011">
                <text:p>654.80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99.756275">
                <text:p>1399.756275</text:p>
              </table:table-cell>
              <table:table-cell office:value-type="float" office:value="565.394942">
                <text:p>565.3949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99.823152">
                <text:p>1399.823152</text:p>
              </table:table-cell>
              <table:table-cell office:value-type="float" office:value="647.650474">
                <text:p>647.6504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01.119645">
                <text:p>1401.119645</text:p>
              </table:table-cell>
              <table:table-cell office:value-type="float" office:value="757.968079">
                <text:p>757.9680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15.903321">
                <text:p>1415.903321</text:p>
              </table:table-cell>
              <table:table-cell office:value-type="float" office:value="618.173671999999">
                <text:p>618.1736719999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26.446703">
                <text:p>1426.446703</text:p>
              </table:table-cell>
              <table:table-cell office:value-type="float" office:value="640.668712">
                <text:p>640.6687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26.521989">
                <text:p>1426.521989</text:p>
              </table:table-cell>
              <table:table-cell office:value-type="float" office:value="647.450062">
                <text:p>647.4500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45.647951">
                <text:p>1445.647951</text:p>
              </table:table-cell>
              <table:table-cell office:value-type="float" office:value="674.926541">
                <text:p>674.9265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64.056191">
                <text:p>1464.056191</text:p>
              </table:table-cell>
              <table:table-cell office:value-type="float" office:value="801.191797">
                <text:p>801.1917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92.318002">
                <text:p>792.318002</text:p>
              </table:table-cell>
              <table:table-cell office:value-type="float" office:value="577.451271999999">
                <text:p>577.4512719999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27.75914">
                <text:p>827.75914</text:p>
              </table:table-cell>
              <table:table-cell office:value-type="float" office:value="710.632361999999">
                <text:p>710.6323619999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63.543146">
                <text:p>863.543146</text:p>
              </table:table-cell>
              <table:table-cell office:value-type="float" office:value="738.804483">
                <text:p>738.8044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44.068836">
                <text:p>844.068836</text:p>
              </table:table-cell>
              <table:table-cell office:value-type="float" office:value="747.120219">
                <text:p>747.1202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70.669553">
                <text:p>870.669553</text:p>
              </table:table-cell>
              <table:table-cell office:value-type="float" office:value="781.880627">
                <text:p>781.8806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32.558731">
                <text:p>932.558731</text:p>
              </table:table-cell>
              <table:table-cell office:value-type="float" office:value="784.976787">
                <text:p>784.9767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98.559624000001">
                <text:p>898.559624000001</text:p>
              </table:table-cell>
              <table:table-cell office:value-type="float" office:value="794.6547">
                <text:p>794.65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09.290794000001">
                <text:p>909.290794000001</text:p>
              </table:table-cell>
              <table:table-cell office:value-type="float" office:value="669.472773">
                <text:p>669.4727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19.918357">
                <text:p>919.918357</text:p>
              </table:table-cell>
              <table:table-cell office:value-type="float" office:value="674.228020000001">
                <text:p>674.2280200000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23.764048">
                <text:p>923.764048</text:p>
              </table:table-cell>
              <table:table-cell office:value-type="float" office:value="722.178472000001">
                <text:p>722.1784720000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31.520966">
                <text:p>931.520966</text:p>
              </table:table-cell>
              <table:table-cell office:value-type="float" office:value="756.626028000001">
                <text:p>756.6260280000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79.346212">
                <text:p>479.346212</text:p>
              </table:table-cell>
              <table:table-cell office:value-type="float" office:value="759.63512">
                <text:p>759.635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40.79006">
                <text:p>540.79006</text:p>
              </table:table-cell>
              <table:table-cell office:value-type="float" office:value="767.180562">
                <text:p>767.1805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58.689879">
                <text:p>558.689879</text:p>
              </table:table-cell>
              <table:table-cell office:value-type="float" office:value="768.193939000001">
                <text:p>768.1939390000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0.595441">
                <text:p>570.595441</text:p>
              </table:table-cell>
              <table:table-cell office:value-type="float" office:value="768.613010999999">
                <text:p>768.613010999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58.29268">
                <text:p>558.29268</text:p>
              </table:table-cell>
              <table:table-cell office:value-type="float" office:value="779.991546">
                <text:p>779.9915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86.702913">
                <text:p>586.702913</text:p>
              </table:table-cell>
              <table:table-cell office:value-type="float" office:value="488.615819">
                <text:p>488.6158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0.340577">
                <text:p>500.340577</text:p>
              </table:table-cell>
              <table:table-cell office:value-type="float" office:value="480.096238">
                <text:p>480.0962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59.014759">
                <text:p>659.014759</text:p>
              </table:table-cell>
              <table:table-cell office:value-type="float" office:value="543.71439">
                <text:p>543.714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6.986364">
                <text:p>716.986364</text:p>
              </table:table-cell>
              <table:table-cell office:value-type="float" office:value="536.675094">
                <text:p>536.6750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553041">
                <text:p>720.553041</text:p>
              </table:table-cell>
              <table:table-cell office:value-type="float" office:value="557.080023">
                <text:p>557.0800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73.800330999999">
                <text:p>773.800330999999</text:p>
              </table:table-cell>
              <table:table-cell office:value-type="float" office:value="562.526967000001">
                <text:p>562.526967000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0.517233">
                <text:p>800.517233</text:p>
              </table:table-cell>
              <table:table-cell office:value-type="float" office:value="404.468558000001">
                <text:p>404.468558000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4.020213">
                <text:p>804.020213</text:p>
              </table:table-cell>
              <table:table-cell office:value-type="float" office:value="443.573313">
                <text:p>443.5733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51.023733999999">
                <text:p>851.023733999999</text:p>
              </table:table-cell>
              <table:table-cell office:value-type="float" office:value="489.631702">
                <text:p>489.6317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94.688114">
                <text:p>894.688114</text:p>
              </table:table-cell>
              <table:table-cell office:value-type="float" office:value="548.780957">
                <text:p>548.7809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53.971601">
                <text:p>953.971601</text:p>
              </table:table-cell>
              <table:table-cell office:value-type="float" office:value="567.996845">
                <text:p>567.9968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28.820579">
                <text:p>1328.820579</text:p>
              </table:table-cell>
              <table:table-cell office:value-type="float" office:value="571.323243">
                <text:p>571.3232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23.96185">
                <text:p>1423.96185</text:p>
              </table:table-cell>
              <table:table-cell office:value-type="float" office:value="576.812505">
                <text:p>576.8125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45.797704">
                <text:p>1445.797704</text:p>
              </table:table-cell>
              <table:table-cell office:value-type="float" office:value="649.785775">
                <text:p>649.7857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40.672643">
                <text:p>1540.672643</text:p>
              </table:table-cell>
              <table:table-cell office:value-type="float" office:value="912.22631">
                <text:p>912.226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45.149134">
                <text:p>1645.149134</text:p>
              </table:table-cell>
              <table:table-cell office:value-type="float" office:value="1147.240289">
                <text:p>1147.2402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69.60414">
                <text:p>1669.60414</text:p>
              </table:table-cell>
              <table:table-cell office:value-type="float" office:value="1153.165691">
                <text:p>1153.1656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85.024089">
                <text:p>1685.024089</text:p>
              </table:table-cell>
              <table:table-cell office:value-type="float" office:value="1189.396383">
                <text:p>1189.3963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85.09065">
                <text:p>1685.09065</text:p>
              </table:table-cell>
              <table:table-cell office:value-type="float" office:value="1230.390544">
                <text:p>1230.3905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06.381936">
                <text:p>1706.381936</text:p>
              </table:table-cell>
              <table:table-cell office:value-type="float" office:value="1252.810215">
                <text:p>1252.8102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15.381027">
                <text:p>1715.381027</text:p>
              </table:table-cell>
              <table:table-cell office:value-type="float" office:value="1277.120205">
                <text:p>1277.1202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17.026717">
                <text:p>1717.026717</text:p>
              </table:table-cell>
              <table:table-cell office:value-type="float" office:value="1284.234557">
                <text:p>1284.2345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32.185463">
                <text:p>1732.185463</text:p>
              </table:table-cell>
              <table:table-cell office:value-type="float" office:value="1289.890717">
                <text:p>1289.8907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60.598893">
                <text:p>1760.598893</text:p>
              </table:table-cell>
              <table:table-cell office:value-type="float" office:value="1292.287637">
                <text:p>1292.2876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60.592344">
                <text:p>1760.592344</text:p>
              </table:table-cell>
              <table:table-cell office:value-type="float" office:value="1323.665387">
                <text:p>1323.6653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62.062671">
                <text:p>1762.062671</text:p>
              </table:table-cell>
              <table:table-cell office:value-type="float" office:value="1336.243369">
                <text:p>1336.2433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66.941715">
                <text:p>1766.941715</text:p>
              </table:table-cell>
              <table:table-cell office:value-type="float" office:value="1336.930237">
                <text:p>1336.9302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68.949201">
                <text:p>1768.949201</text:p>
              </table:table-cell>
              <table:table-cell office:value-type="float" office:value="1337.540593">
                <text:p>1337.5405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83.901732">
                <text:p>1783.901732</text:p>
              </table:table-cell>
              <table:table-cell office:value-type="float" office:value="1360.673419">
                <text:p>1360.6734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85.452003">
                <text:p>1785.452003</text:p>
              </table:table-cell>
              <table:table-cell office:value-type="float" office:value="320.506426999998">
                <text:p>320.5064269999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02.263191">
                <text:p>1802.263191</text:p>
              </table:table-cell>
              <table:table-cell office:value-type="float" office:value="292.976771">
                <text:p>292.9767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08.173336">
                <text:p>1808.173336</text:p>
              </table:table-cell>
              <table:table-cell office:value-type="float" office:value="312.477654">
                <text:p>312.477654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8.72cm" svg:height="15.646cm" xlink:href=".." xlink:type="simple" chart:class="chart:line" chart:style-name="ch1">
        <chart:title svg:x="36.366cm" svg:y="0.448cm" chart:style-name="ch2">
          <text:p>Launch 6, wait 2s    x 3 times</text:p>
        </chart:title>
        <chart:plot-area chart:style-name="ch3" table:cell-range-address="6_2000ms.D1:6_2000ms.D101 6_2000ms.I1:6_2000ms.I101 6_2000ms.N1:6_2000ms.N101" svg:x="2.585cm" svg:y="1.539cm" svg:width="74.561cm" svg:height="13.795cm">
          <chartooo:coordinate-region svg:x="3.577cm" svg:y="1.738cm" svg:width="73.289cm" svg:height="12.949cm"/>
          <chart:axis chart:dimension="x" chart:name="primary-x" chart:style-name="ch4"/>
          <chart:axis chart:dimension="y" chart:name="primary-y" chart:style-name="ch4">
            <chart:title svg:x="0.451cm" svg:y="9.393cm" chart:style-name="ch5">
              <text:p>Milliseconds</text:p>
            </chart:title>
            <chart:grid chart:style-name="ch6" chart:class="major"/>
          </chart:axis>
          <chart:series chart:style-name="ch7" chart:values-cell-range-address="6_2000ms.D1:6_2000ms.D101" chart:class="chart:line">
            <chart:data-point chart:repeated="101"/>
          </chart:series>
          <chart:series chart:style-name="ch8" chart:values-cell-range-address="6_2000ms.I1:6_2000ms.I101" chart:class="chart:line">
            <chart:data-point chart:repeated="101"/>
          </chart:series>
          <chart:series chart:style-name="ch9" chart:values-cell-range-address="6_2000ms.N1:6_2000ms.N101" chart:class="chart:line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I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6_2000ms.D1:6_2000ms.D101</svg:desc>
                </draw:g>
              </table:table-cell>
              <table:table-cell office:value-type="float" office:value="2">
                <text:p>2</text:p>
                <draw:g>
                  <svg:desc>6_2000ms.I1:6_2000ms.I101</svg:desc>
                </draw:g>
              </table:table-cell>
              <table:table-cell office:value-type="float" office:value="3">
                <text:p>3</text:p>
                <draw:g>
                  <svg:desc>6_2000ms.N1:6_2000ms.N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5.599843">
                <text:p>495.599843</text:p>
              </table:table-cell>
              <table:table-cell office:value-type="float" office:value="685.544971">
                <text:p>685.544971</text:p>
              </table:table-cell>
              <table:table-cell office:value-type="float" office:value="588.269833">
                <text:p>588.2698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0.370662">
                <text:p>510.370662</text:p>
              </table:table-cell>
              <table:table-cell office:value-type="float" office:value="698.327932">
                <text:p>698.327932</text:p>
              </table:table-cell>
              <table:table-cell office:value-type="float" office:value="596.480844">
                <text:p>596.4808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6.725242">
                <text:p>516.725242</text:p>
              </table:table-cell>
              <table:table-cell office:value-type="float" office:value="710.172304">
                <text:p>710.172304</text:p>
              </table:table-cell>
              <table:table-cell office:value-type="float" office:value="624.292304">
                <text:p>624.2923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9.487546">
                <text:p>519.487546</text:p>
              </table:table-cell>
              <table:table-cell office:value-type="float" office:value="735.562762">
                <text:p>735.562762</text:p>
              </table:table-cell>
              <table:table-cell office:value-type="float" office:value="652.157502">
                <text:p>652.1575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1.599597">
                <text:p>551.599597</text:p>
              </table:table-cell>
              <table:table-cell office:value-type="float" office:value="737.014803">
                <text:p>737.014803</text:p>
              </table:table-cell>
              <table:table-cell office:value-type="float" office:value="660.770415">
                <text:p>660.7704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83.508557">
                <text:p>583.508557</text:p>
              </table:table-cell>
              <table:table-cell office:value-type="float" office:value="744.372057">
                <text:p>744.372057</text:p>
              </table:table-cell>
              <table:table-cell office:value-type="float" office:value="694.892577">
                <text:p>694.8925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4.140333">
                <text:p>984.140333</text:p>
              </table:table-cell>
              <table:table-cell office:value-type="float" office:value="747.91993">
                <text:p>747.91993</text:p>
              </table:table-cell>
              <table:table-cell office:value-type="float" office:value="697.589235">
                <text:p>697.589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92.718195">
                <text:p>1292.718195</text:p>
              </table:table-cell>
              <table:table-cell office:value-type="float" office:value="757.549182">
                <text:p>757.549182</text:p>
              </table:table-cell>
              <table:table-cell office:value-type="float" office:value="2215.499221">
                <text:p>2215.4992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10.553888">
                <text:p>1310.553888</text:p>
              </table:table-cell>
              <table:table-cell office:value-type="float" office:value="497.222293">
                <text:p>497.222293</text:p>
              </table:table-cell>
              <table:table-cell office:value-type="float" office:value="2695.511041">
                <text:p>2695.5110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27.310998">
                <text:p>1327.310998</text:p>
              </table:table-cell>
              <table:table-cell office:value-type="float" office:value="609.048691">
                <text:p>609.048691</text:p>
              </table:table-cell>
              <table:table-cell office:value-type="float" office:value="2727.608678">
                <text:p>2727.6086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59.236859">
                <text:p>1359.236859</text:p>
              </table:table-cell>
              <table:table-cell office:value-type="float" office:value="623.367619">
                <text:p>623.367619</text:p>
              </table:table-cell>
              <table:table-cell office:value-type="float" office:value="2843.746335">
                <text:p>2843.7463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61.460669">
                <text:p>1361.460669</text:p>
              </table:table-cell>
              <table:table-cell office:value-type="float" office:value="629.490044">
                <text:p>629.490044</text:p>
              </table:table-cell>
              <table:table-cell office:value-type="float" office:value="2915.979726">
                <text:p>2915.9797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71.601321">
                <text:p>1371.601321</text:p>
              </table:table-cell>
              <table:table-cell office:value-type="float" office:value="587.075858">
                <text:p>587.075858</text:p>
              </table:table-cell>
              <table:table-cell office:value-type="float" office:value="2951.784182">
                <text:p>2951.7841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83.377552">
                <text:p>1383.377552</text:p>
              </table:table-cell>
              <table:table-cell office:value-type="float" office:value="634.848393">
                <text:p>634.848393</text:p>
              </table:table-cell>
              <table:table-cell office:value-type="float" office:value="3016.892627">
                <text:p>3016.8926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83.331285">
                <text:p>1383.331285</text:p>
              </table:table-cell>
              <table:table-cell office:value-type="float" office:value="655.031989">
                <text:p>655.031989</text:p>
              </table:table-cell>
              <table:table-cell office:value-type="float" office:value="3091.011253">
                <text:p>3091.0112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14.33508">
                <text:p>1414.33508</text:p>
              </table:table-cell>
              <table:table-cell office:value-type="float" office:value="504.215045">
                <text:p>504.215045</text:p>
              </table:table-cell>
              <table:table-cell office:value-type="float" office:value="3137.224079">
                <text:p>3137.2240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03.378165">
                <text:p>1403.378165</text:p>
              </table:table-cell>
              <table:table-cell office:value-type="float" office:value="527.711151">
                <text:p>527.711151</text:p>
              </table:table-cell>
              <table:table-cell office:value-type="float" office:value="3159.874173">
                <text:p>3159.8741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07.067629">
                <text:p>1407.067629</text:p>
              </table:table-cell>
              <table:table-cell office:value-type="float" office:value="531.212013">
                <text:p>531.212013</text:p>
              </table:table-cell>
              <table:table-cell office:value-type="float" office:value="3159.812023">
                <text:p>3159.8120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13.998946">
                <text:p>1413.998946</text:p>
              </table:table-cell>
              <table:table-cell office:value-type="float" office:value="539.065943">
                <text:p>539.065943</text:p>
              </table:table-cell>
              <table:table-cell office:value-type="float" office:value="3159.96442">
                <text:p>3159.964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17.096924">
                <text:p>1417.096924</text:p>
              </table:table-cell>
              <table:table-cell office:value-type="float" office:value="573.083423">
                <text:p>573.083423</text:p>
              </table:table-cell>
              <table:table-cell office:value-type="float" office:value="3179.353006">
                <text:p>3179.3530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18.449546">
                <text:p>1418.449546</text:p>
              </table:table-cell>
              <table:table-cell office:value-type="float" office:value="574.964555">
                <text:p>574.964555</text:p>
              </table:table-cell>
              <table:table-cell office:value-type="float" office:value="3179.596123">
                <text:p>3179.5961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19.309486">
                <text:p>1419.309486</text:p>
              </table:table-cell>
              <table:table-cell office:value-type="float" office:value="409.12446">
                <text:p>409.12446</text:p>
              </table:table-cell>
              <table:table-cell office:value-type="float" office:value="3192.837108">
                <text:p>3192.8371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18.411369">
                <text:p>618.411369</text:p>
              </table:table-cell>
              <table:table-cell office:value-type="float" office:value="473.486852">
                <text:p>473.486852</text:p>
              </table:table-cell>
              <table:table-cell office:value-type="float" office:value="3203.936861">
                <text:p>3203.9368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6.670491">
                <text:p>626.670491</text:p>
              </table:table-cell>
              <table:table-cell office:value-type="float" office:value="509.650119">
                <text:p>509.650119</text:p>
              </table:table-cell>
              <table:table-cell office:value-type="float" office:value="3219.211605">
                <text:p>3219.2116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5.065901">
                <text:p>655.065901</text:p>
              </table:table-cell>
              <table:table-cell office:value-type="float" office:value="523.675332">
                <text:p>523.675332</text:p>
              </table:table-cell>
              <table:table-cell office:value-type="float" office:value="3231.832094">
                <text:p>3231.8320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4.620047">
                <text:p>664.620047</text:p>
              </table:table-cell>
              <table:table-cell office:value-type="float" office:value="498.822317">
                <text:p>498.822317</text:p>
              </table:table-cell>
              <table:table-cell office:value-type="float" office:value="3231.740875">
                <text:p>3231.7408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2.057593">
                <text:p>672.057593</text:p>
              </table:table-cell>
              <table:table-cell office:value-type="float" office:value="659.173246">
                <text:p>659.173246</text:p>
              </table:table-cell>
              <table:table-cell office:value-type="float" office:value="3232.161729">
                <text:p>3232.1617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95.759271">
                <text:p>695.759271</text:p>
              </table:table-cell>
              <table:table-cell office:value-type="float" office:value="432.715724">
                <text:p>432.715724</text:p>
              </table:table-cell>
              <table:table-cell office:value-type="float" office:value="3237.979149">
                <text:p>3237.9791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92.334979">
                <text:p>692.334979</text:p>
              </table:table-cell>
              <table:table-cell office:value-type="float" office:value="479.688464">
                <text:p>479.688464</text:p>
              </table:table-cell>
              <table:table-cell office:value-type="float" office:value="3239.756955">
                <text:p>3239.7569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25.97288">
                <text:p>725.97288</text:p>
              </table:table-cell>
              <table:table-cell office:value-type="float" office:value="492.010358">
                <text:p>492.010358</text:p>
              </table:table-cell>
              <table:table-cell office:value-type="float" office:value="3247.903866">
                <text:p>3247.9038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8.309589">
                <text:p>488.309589</text:p>
              </table:table-cell>
              <table:table-cell office:value-type="float" office:value="634.024493">
                <text:p>634.024493</text:p>
              </table:table-cell>
              <table:table-cell office:value-type="float" office:value="3268.990836">
                <text:p>3268.9908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96.570434">
                <text:p>596.570434</text:p>
              </table:table-cell>
              <table:table-cell office:value-type="float" office:value="519.827245">
                <text:p>519.827245</text:p>
              </table:table-cell>
              <table:table-cell office:value-type="float" office:value="3274.174665">
                <text:p>3274.1746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14.809611">
                <text:p>614.809611</text:p>
              </table:table-cell>
              <table:table-cell office:value-type="float" office:value="481.851765">
                <text:p>481.851765</text:p>
              </table:table-cell>
              <table:table-cell office:value-type="float" office:value="3278.252722">
                <text:p>3278.2527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62.410746">
                <text:p>662.410746</text:p>
              </table:table-cell>
              <table:table-cell office:value-type="float" office:value="421.669349">
                <text:p>421.669349</text:p>
              </table:table-cell>
              <table:table-cell office:value-type="float" office:value="3287.619053">
                <text:p>3287.6190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99.842238">
                <text:p>799.842238</text:p>
              </table:table-cell>
              <table:table-cell office:value-type="float" office:value="563.086675">
                <text:p>563.086675</text:p>
              </table:table-cell>
              <table:table-cell office:value-type="float" office:value="3292.567105">
                <text:p>3292.5671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48.603068">
                <text:p>948.603068</text:p>
              </table:table-cell>
              <table:table-cell office:value-type="float" office:value="539.262241">
                <text:p>539.262241</text:p>
              </table:table-cell>
              <table:table-cell office:value-type="float" office:value="3297.81202">
                <text:p>3297.812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92.259935">
                <text:p>1192.259935</text:p>
              </table:table-cell>
              <table:table-cell office:value-type="float" office:value="432.835037">
                <text:p>432.835037</text:p>
              </table:table-cell>
              <table:table-cell office:value-type="float" office:value="3302.319067">
                <text:p>3302.3190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54.303642">
                <text:p>1254.303642</text:p>
              </table:table-cell>
              <table:table-cell office:value-type="float" office:value="565.836974">
                <text:p>565.836974</text:p>
              </table:table-cell>
              <table:table-cell office:value-type="float" office:value="3302.220831">
                <text:p>3302.2208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12.923618">
                <text:p>1312.923618</text:p>
              </table:table-cell>
              <table:table-cell office:value-type="float" office:value="585.766644">
                <text:p>585.766644</text:p>
              </table:table-cell>
              <table:table-cell office:value-type="float" office:value="3308.064028">
                <text:p>3308.0640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43.556556">
                <text:p>1343.556556</text:p>
              </table:table-cell>
              <table:table-cell office:value-type="float" office:value="550.844661">
                <text:p>550.844661</text:p>
              </table:table-cell>
              <table:table-cell office:value-type="float" office:value="3314.569965">
                <text:p>3314.5699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55.137595">
                <text:p>1355.137595</text:p>
              </table:table-cell>
              <table:table-cell office:value-type="float" office:value="548.07199">
                <text:p>548.07199</text:p>
              </table:table-cell>
              <table:table-cell office:value-type="float" office:value="3318.845269">
                <text:p>3318.8452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76.56178">
                <text:p>1376.56178</text:p>
              </table:table-cell>
              <table:table-cell office:value-type="float" office:value="571.081231">
                <text:p>571.081231</text:p>
              </table:table-cell>
              <table:table-cell office:value-type="float" office:value="3320.90871">
                <text:p>3320.908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76.8596">
                <text:p>1376.8596</text:p>
              </table:table-cell>
              <table:table-cell office:value-type="float" office:value="605.17686">
                <text:p>605.17686</text:p>
              </table:table-cell>
              <table:table-cell office:value-type="float" office:value="3323.741124">
                <text:p>3323.7411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95.755434">
                <text:p>1395.755434</text:p>
              </table:table-cell>
              <table:table-cell office:value-type="float" office:value="654.8011">
                <text:p>654.8011</text:p>
              </table:table-cell>
              <table:table-cell office:value-type="float" office:value="3335.626914">
                <text:p>3335.6269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99.756275">
                <text:p>1399.756275</text:p>
              </table:table-cell>
              <table:table-cell office:value-type="float" office:value="565.394942">
                <text:p>565.394942</text:p>
              </table:table-cell>
              <table:table-cell office:value-type="float" office:value="3339.723106">
                <text:p>3339.7231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99.823152">
                <text:p>1399.823152</text:p>
              </table:table-cell>
              <table:table-cell office:value-type="float" office:value="647.650474">
                <text:p>647.650474</text:p>
              </table:table-cell>
              <table:table-cell office:value-type="float" office:value="3340.21286">
                <text:p>3340.212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01.119645">
                <text:p>1401.119645</text:p>
              </table:table-cell>
              <table:table-cell office:value-type="float" office:value="757.968079">
                <text:p>757.968079</text:p>
              </table:table-cell>
              <table:table-cell office:value-type="float" office:value="3342.215469">
                <text:p>3342.2154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15.903321">
                <text:p>1415.903321</text:p>
              </table:table-cell>
              <table:table-cell office:value-type="float" office:value="618.173671999999">
                <text:p>618.173671999999</text:p>
              </table:table-cell>
              <table:table-cell office:value-type="float" office:value="576.712487">
                <text:p>576.7124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26.446703">
                <text:p>1426.446703</text:p>
              </table:table-cell>
              <table:table-cell office:value-type="float" office:value="640.668712">
                <text:p>640.668712</text:p>
              </table:table-cell>
              <table:table-cell office:value-type="float" office:value="599.166893">
                <text:p>599.1668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26.521989">
                <text:p>1426.521989</text:p>
              </table:table-cell>
              <table:table-cell office:value-type="float" office:value="647.450062">
                <text:p>647.450062</text:p>
              </table:table-cell>
              <table:table-cell office:value-type="float" office:value="624.969429">
                <text:p>624.9694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45.647951">
                <text:p>1445.647951</text:p>
              </table:table-cell>
              <table:table-cell office:value-type="float" office:value="674.926541">
                <text:p>674.926541</text:p>
              </table:table-cell>
              <table:table-cell office:value-type="float" office:value="665.538787">
                <text:p>665.5387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64.056191">
                <text:p>1464.056191</text:p>
              </table:table-cell>
              <table:table-cell office:value-type="float" office:value="801.191797">
                <text:p>801.191797</text:p>
              </table:table-cell>
              <table:table-cell office:value-type="float" office:value="677.602008">
                <text:p>677.6020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92.318002">
                <text:p>792.318002</text:p>
              </table:table-cell>
              <table:table-cell office:value-type="float" office:value="577.451271999999">
                <text:p>577.451271999999</text:p>
              </table:table-cell>
              <table:table-cell office:value-type="float" office:value="677.754737">
                <text:p>677.7547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27.75914">
                <text:p>827.75914</text:p>
              </table:table-cell>
              <table:table-cell office:value-type="float" office:value="710.632361999999">
                <text:p>710.632361999999</text:p>
              </table:table-cell>
              <table:table-cell office:value-type="float" office:value="684.967535">
                <text:p>684.9675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63.543146">
                <text:p>863.543146</text:p>
              </table:table-cell>
              <table:table-cell office:value-type="float" office:value="738.804483">
                <text:p>738.804483</text:p>
              </table:table-cell>
              <table:table-cell office:value-type="float" office:value="717.768438">
                <text:p>717.7684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44.068836">
                <text:p>844.068836</text:p>
              </table:table-cell>
              <table:table-cell office:value-type="float" office:value="747.120219">
                <text:p>747.120219</text:p>
              </table:table-cell>
              <table:table-cell office:value-type="float" office:value="630.746009">
                <text:p>630.7460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70.669553">
                <text:p>870.669553</text:p>
              </table:table-cell>
              <table:table-cell office:value-type="float" office:value="781.880627">
                <text:p>781.880627</text:p>
              </table:table-cell>
              <table:table-cell office:value-type="float" office:value="778.312068">
                <text:p>778.3120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32.558731">
                <text:p>932.558731</text:p>
              </table:table-cell>
              <table:table-cell office:value-type="float" office:value="784.976787">
                <text:p>784.976787</text:p>
              </table:table-cell>
              <table:table-cell office:value-type="float" office:value="712.810872">
                <text:p>712.8108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98.559624000001">
                <text:p>898.559624000001</text:p>
              </table:table-cell>
              <table:table-cell office:value-type="float" office:value="794.6547">
                <text:p>794.6547</text:p>
              </table:table-cell>
              <table:table-cell office:value-type="float" office:value="746.610171">
                <text:p>746.6101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9.290794000001">
                <text:p>909.290794000001</text:p>
              </table:table-cell>
              <table:table-cell office:value-type="float" office:value="669.472773">
                <text:p>669.472773</text:p>
              </table:table-cell>
              <table:table-cell office:value-type="float" office:value="734.502726">
                <text:p>734.5027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19.918357">
                <text:p>919.918357</text:p>
              </table:table-cell>
              <table:table-cell office:value-type="float" office:value="674.228020000001">
                <text:p>674.228020000001</text:p>
              </table:table-cell>
              <table:table-cell office:value-type="float" office:value="765.380485">
                <text:p>765.3804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23.764048">
                <text:p>923.764048</text:p>
              </table:table-cell>
              <table:table-cell office:value-type="float" office:value="722.178472000001">
                <text:p>722.178472000001</text:p>
              </table:table-cell>
              <table:table-cell office:value-type="float" office:value="769.867542">
                <text:p>769.8675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31.520966">
                <text:p>931.520966</text:p>
              </table:table-cell>
              <table:table-cell office:value-type="float" office:value="756.626028000001">
                <text:p>756.626028000001</text:p>
              </table:table-cell>
              <table:table-cell office:value-type="float" office:value="771.051756">
                <text:p>771.0517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79.346212">
                <text:p>479.346212</text:p>
              </table:table-cell>
              <table:table-cell office:value-type="float" office:value="759.63512">
                <text:p>759.63512</text:p>
              </table:table-cell>
              <table:table-cell office:value-type="float" office:value="785.236225000001">
                <text:p>785.2362250000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40.79006">
                <text:p>540.79006</text:p>
              </table:table-cell>
              <table:table-cell office:value-type="float" office:value="767.180562">
                <text:p>767.180562</text:p>
              </table:table-cell>
              <table:table-cell office:value-type="float" office:value="550.971275">
                <text:p>550.9712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58.689879">
                <text:p>558.689879</text:p>
              </table:table-cell>
              <table:table-cell office:value-type="float" office:value="768.193939000001">
                <text:p>768.193939000001</text:p>
              </table:table-cell>
              <table:table-cell office:value-type="float" office:value="573.026342">
                <text:p>573.0263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70.595441">
                <text:p>570.595441</text:p>
              </table:table-cell>
              <table:table-cell office:value-type="float" office:value="768.613010999999">
                <text:p>768.613010999999</text:p>
              </table:table-cell>
              <table:table-cell office:value-type="float" office:value="590.602178">
                <text:p>590.6021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58.29268">
                <text:p>558.29268</text:p>
              </table:table-cell>
              <table:table-cell office:value-type="float" office:value="779.991546">
                <text:p>779.991546</text:p>
              </table:table-cell>
              <table:table-cell office:value-type="float" office:value="605.412113">
                <text:p>605.4121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86.702913">
                <text:p>586.702913</text:p>
              </table:table-cell>
              <table:table-cell office:value-type="float" office:value="488.615819">
                <text:p>488.615819</text:p>
              </table:table-cell>
              <table:table-cell office:value-type="float" office:value="636.538574">
                <text:p>636.5385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0.340577">
                <text:p>500.340577</text:p>
              </table:table-cell>
              <table:table-cell office:value-type="float" office:value="480.096238">
                <text:p>480.096238</text:p>
              </table:table-cell>
              <table:table-cell office:value-type="float" office:value="597.515877">
                <text:p>597.5158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59.014759">
                <text:p>659.014759</text:p>
              </table:table-cell>
              <table:table-cell office:value-type="float" office:value="543.71439">
                <text:p>543.71439</text:p>
              </table:table-cell>
              <table:table-cell office:value-type="float" office:value="690.325171">
                <text:p>690.3251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16.986364">
                <text:p>716.986364</text:p>
              </table:table-cell>
              <table:table-cell office:value-type="float" office:value="536.675094">
                <text:p>536.675094</text:p>
              </table:table-cell>
              <table:table-cell office:value-type="float" office:value="1742.046431">
                <text:p>1742.0464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20.553041">
                <text:p>720.553041</text:p>
              </table:table-cell>
              <table:table-cell office:value-type="float" office:value="557.080023">
                <text:p>557.080023</text:p>
              </table:table-cell>
              <table:table-cell office:value-type="float" office:value="1833.197443">
                <text:p>1833.1974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3.800330999999">
                <text:p>773.800330999999</text:p>
              </table:table-cell>
              <table:table-cell office:value-type="float" office:value="562.526967000001">
                <text:p>562.526967000001</text:p>
              </table:table-cell>
              <table:table-cell office:value-type="float" office:value="1889.45752">
                <text:p>1889.457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0.517233">
                <text:p>800.517233</text:p>
              </table:table-cell>
              <table:table-cell office:value-type="float" office:value="404.468558000001">
                <text:p>404.468558000001</text:p>
              </table:table-cell>
              <table:table-cell office:value-type="float" office:value="1938.83315">
                <text:p>1938.833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04.020213">
                <text:p>804.020213</text:p>
              </table:table-cell>
              <table:table-cell office:value-type="float" office:value="443.573313">
                <text:p>443.573313</text:p>
              </table:table-cell>
              <table:table-cell office:value-type="float" office:value="1956.907">
                <text:p>1956.9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51.023733999999">
                <text:p>851.023733999999</text:p>
              </table:table-cell>
              <table:table-cell office:value-type="float" office:value="489.631702">
                <text:p>489.631702</text:p>
              </table:table-cell>
              <table:table-cell office:value-type="float" office:value="1977.580107">
                <text:p>1977.5801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94.688114">
                <text:p>894.688114</text:p>
              </table:table-cell>
              <table:table-cell office:value-type="float" office:value="548.780957">
                <text:p>548.780957</text:p>
              </table:table-cell>
              <table:table-cell office:value-type="float" office:value="2145.144186">
                <text:p>2145.1441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53.971601">
                <text:p>953.971601</text:p>
              </table:table-cell>
              <table:table-cell office:value-type="float" office:value="567.996845">
                <text:p>567.996845</text:p>
              </table:table-cell>
              <table:table-cell office:value-type="float" office:value="2185.742423">
                <text:p>2185.7424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28.820579">
                <text:p>1328.820579</text:p>
              </table:table-cell>
              <table:table-cell office:value-type="float" office:value="571.323243">
                <text:p>571.323243</text:p>
              </table:table-cell>
              <table:table-cell office:value-type="float" office:value="2193.460457">
                <text:p>2193.4604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23.96185">
                <text:p>1423.96185</text:p>
              </table:table-cell>
              <table:table-cell office:value-type="float" office:value="576.812505">
                <text:p>576.812505</text:p>
              </table:table-cell>
              <table:table-cell office:value-type="float" office:value="2234.91947">
                <text:p>2234.919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45.797704">
                <text:p>1445.797704</text:p>
              </table:table-cell>
              <table:table-cell office:value-type="float" office:value="649.785775">
                <text:p>649.785775</text:p>
              </table:table-cell>
              <table:table-cell office:value-type="float" office:value="2295.27578">
                <text:p>2295.275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40.672643">
                <text:p>1540.672643</text:p>
              </table:table-cell>
              <table:table-cell office:value-type="float" office:value="912.22631">
                <text:p>912.22631</text:p>
              </table:table-cell>
              <table:table-cell office:value-type="float" office:value="2306.778692">
                <text:p>2306.7786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45.149134">
                <text:p>1645.149134</text:p>
              </table:table-cell>
              <table:table-cell office:value-type="float" office:value="1147.240289">
                <text:p>1147.240289</text:p>
              </table:table-cell>
              <table:table-cell office:value-type="float" office:value="2317.884821">
                <text:p>2317.8848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69.60414">
                <text:p>1669.60414</text:p>
              </table:table-cell>
              <table:table-cell office:value-type="float" office:value="1153.165691">
                <text:p>1153.165691</text:p>
              </table:table-cell>
              <table:table-cell office:value-type="float" office:value="2319.386439">
                <text:p>2319.3864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85.024089">
                <text:p>1685.024089</text:p>
              </table:table-cell>
              <table:table-cell office:value-type="float" office:value="1189.396383">
                <text:p>1189.396383</text:p>
              </table:table-cell>
              <table:table-cell office:value-type="float" office:value="2321.203144">
                <text:p>2321.2031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85.09065">
                <text:p>1685.09065</text:p>
              </table:table-cell>
              <table:table-cell office:value-type="float" office:value="1230.390544">
                <text:p>1230.390544</text:p>
              </table:table-cell>
              <table:table-cell office:value-type="float" office:value="2324.694116">
                <text:p>2324.6941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06.381936">
                <text:p>1706.381936</text:p>
              </table:table-cell>
              <table:table-cell office:value-type="float" office:value="1252.810215">
                <text:p>1252.810215</text:p>
              </table:table-cell>
              <table:table-cell office:value-type="float" office:value="2326.297291">
                <text:p>2326.2972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15.381027">
                <text:p>1715.381027</text:p>
              </table:table-cell>
              <table:table-cell office:value-type="float" office:value="1277.120205">
                <text:p>1277.120205</text:p>
              </table:table-cell>
              <table:table-cell office:value-type="float" office:value="2353.102877">
                <text:p>2353.1028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17.026717">
                <text:p>1717.026717</text:p>
              </table:table-cell>
              <table:table-cell office:value-type="float" office:value="1284.234557">
                <text:p>1284.234557</text:p>
              </table:table-cell>
              <table:table-cell office:value-type="float" office:value="2356.391359">
                <text:p>2356.3913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32.185463">
                <text:p>1732.185463</text:p>
              </table:table-cell>
              <table:table-cell office:value-type="float" office:value="1289.890717">
                <text:p>1289.890717</text:p>
              </table:table-cell>
              <table:table-cell office:value-type="float" office:value="2361.509518">
                <text:p>2361.5095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60.598893">
                <text:p>1760.598893</text:p>
              </table:table-cell>
              <table:table-cell office:value-type="float" office:value="1292.287637">
                <text:p>1292.287637</text:p>
              </table:table-cell>
              <table:table-cell office:value-type="float" office:value="2365.874645">
                <text:p>2365.8746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60.592344">
                <text:p>1760.592344</text:p>
              </table:table-cell>
              <table:table-cell office:value-type="float" office:value="1323.665387">
                <text:p>1323.665387</text:p>
              </table:table-cell>
              <table:table-cell office:value-type="float" office:value="2367.135599">
                <text:p>2367.1355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62.062671">
                <text:p>1762.062671</text:p>
              </table:table-cell>
              <table:table-cell office:value-type="float" office:value="1336.243369">
                <text:p>1336.243369</text:p>
              </table:table-cell>
              <table:table-cell office:value-type="float" office:value="2380.560616">
                <text:p>2380.5606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66.941715">
                <text:p>1766.941715</text:p>
              </table:table-cell>
              <table:table-cell office:value-type="float" office:value="1336.930237">
                <text:p>1336.930237</text:p>
              </table:table-cell>
              <table:table-cell office:value-type="float" office:value="2384.543195">
                <text:p>2384.5431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68.949201">
                <text:p>1768.949201</text:p>
              </table:table-cell>
              <table:table-cell office:value-type="float" office:value="1337.540593">
                <text:p>1337.540593</text:p>
              </table:table-cell>
              <table:table-cell office:value-type="float" office:value="2389.89894">
                <text:p>2389.898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83.901732">
                <text:p>1783.901732</text:p>
              </table:table-cell>
              <table:table-cell office:value-type="float" office:value="1360.673419">
                <text:p>1360.673419</text:p>
              </table:table-cell>
              <table:table-cell office:value-type="float" office:value="2407.014421">
                <text:p>2407.0144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85.452003">
                <text:p>1785.452003</text:p>
              </table:table-cell>
              <table:table-cell office:value-type="float" office:value="320.506426999998">
                <text:p>320.506426999998</text:p>
              </table:table-cell>
              <table:table-cell office:value-type="float" office:value="2411.380284">
                <text:p>2411.3802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02.263191">
                <text:p>1802.263191</text:p>
              </table:table-cell>
              <table:table-cell office:value-type="float" office:value="292.976771">
                <text:p>292.976771</text:p>
              </table:table-cell>
              <table:table-cell office:value-type="float" office:value="2415.848912">
                <text:p>2415.8489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08.173336">
                <text:p>1808.173336</text:p>
              </table:table-cell>
              <table:table-cell office:value-type="float" office:value="312.477654">
                <text:p>312.477654</text:p>
              </table:table-cell>
              <table:table-cell office:value-type="float" office:value="2416.533956">
                <text:p>2416.533956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48cm" svg:y="3.703cm" style:legend-expansion="high" chart:style-name="ch2"/>
        <chart:plot-area chart:style-name="ch3" table:cell-range-address="100_100.B1:100_100.D100" svg:x="0.32cm" svg:y="0.18cm" svg:width="12.508cm" svg:height="8.64cm">
          <chartooo:coordinate-region svg:x="1.312cm" svg:y="0.379cm" svg:width="11.516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100_100.B1:100_100.B100" chart:class="chart:bar">
            <chart:data-point chart:repeated="100"/>
          </chart:series>
          <chart:series chart:style-name="ch8" chart:values-cell-range-address="100_100.C1:100_100.C100" chart:class="chart:bar">
            <chart:data-point chart:repeated="100"/>
          </chart:series>
          <chart:series chart:style-name="ch9" chart:values-cell-range-address="100_100.D1:100_100.D100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100_100.B1:100_100.B100</svg:desc>
                </draw:g>
              </table:table-cell>
              <table:table-cell office:value-type="float" office:value="0.373716">
                <text:p>0.373716</text:p>
                <draw:g>
                  <svg:desc>100_100.C1:100_100.C100</svg:desc>
                </draw:g>
              </table:table-cell>
              <table:table-cell office:value-type="float" office:value="1570.349662">
                <text:p>1570.349662</text:p>
                <draw:g>
                  <svg:desc>100_100.D1:100_100.D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">
                <text:p>33</text:p>
              </table:table-cell>
              <table:table-cell office:value-type="float" office:value="0.763645">
                <text:p>0.763645</text:p>
              </table:table-cell>
              <table:table-cell office:value-type="float" office:value="1613.559365">
                <text:p>1613.5593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101493">
                <text:p>0.101493</text:p>
              </table:table-cell>
              <table:table-cell office:value-type="float" office:value="2567.798807">
                <text:p>2567.7988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0.618882">
                <text:p>0.618882</text:p>
              </table:table-cell>
              <table:table-cell office:value-type="float" office:value="2568.260336">
                <text:p>2568.260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0.485164">
                <text:p>0.485164</text:p>
              </table:table-cell>
              <table:table-cell office:value-type="float" office:value="2594.053531">
                <text:p>2594.0535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80053">
                <text:p>0.080053</text:p>
              </table:table-cell>
              <table:table-cell office:value-type="float" office:value="2621.626418">
                <text:p>2621.6264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343187">
                <text:p>0.343187</text:p>
              </table:table-cell>
              <table:table-cell office:value-type="float" office:value="2634.415242">
                <text:p>2634.4152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355327">
                <text:p>0.355327</text:p>
              </table:table-cell>
              <table:table-cell office:value-type="float" office:value="2781.16085">
                <text:p>2781.160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045262">
                <text:p>0.045262</text:p>
              </table:table-cell>
              <table:table-cell office:value-type="float" office:value="2814.299878">
                <text:p>2814.2998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298853">
                <text:p>0.298853</text:p>
              </table:table-cell>
              <table:table-cell office:value-type="float" office:value="2837.419306">
                <text:p>2837.4193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0.457113">
                <text:p>0.457113</text:p>
              </table:table-cell>
              <table:table-cell office:value-type="float" office:value="2904.310116">
                <text:p>2904.3101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0.47637">
                <text:p>0.47637</text:p>
              </table:table-cell>
              <table:table-cell office:value-type="float" office:value="3345.605593">
                <text:p>3345.6055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0.173473">
                <text:p>0.173473</text:p>
              </table:table-cell>
              <table:table-cell office:value-type="float" office:value="3425.405412">
                <text:p>3425.4054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0.350217">
                <text:p>0.350217</text:p>
              </table:table-cell>
              <table:table-cell office:value-type="float" office:value="3478.459158">
                <text:p>3478.4591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0.381057">
                <text:p>0.381057</text:p>
              </table:table-cell>
              <table:table-cell office:value-type="float" office:value="3709.575252">
                <text:p>3709.5752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0.227235">
                <text:p>0.227235</text:p>
              </table:table-cell>
              <table:table-cell office:value-type="float" office:value="4065.490692">
                <text:p>4065.4906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142037">
                <text:p>0.142037</text:p>
              </table:table-cell>
              <table:table-cell office:value-type="float" office:value="4085.157051">
                <text:p>4085.1570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0.367273">
                <text:p>0.367273</text:p>
              </table:table-cell>
              <table:table-cell office:value-type="float" office:value="4381.208931">
                <text:p>4381.2089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0.373063">
                <text:p>0.373063</text:p>
              </table:table-cell>
              <table:table-cell office:value-type="float" office:value="4486.246607">
                <text:p>4486.2466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444751">
                <text:p>0.444751</text:p>
              </table:table-cell>
              <table:table-cell office:value-type="float" office:value="4513.752603">
                <text:p>4513.7526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453635">
                <text:p>0.453635</text:p>
              </table:table-cell>
              <table:table-cell office:value-type="float" office:value="4582.349764">
                <text:p>4582.3497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0.563795">
                <text:p>0.563795</text:p>
              </table:table-cell>
              <table:table-cell office:value-type="float" office:value="4782.480917">
                <text:p>4782.4809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0.387262">
                <text:p>0.387262</text:p>
              </table:table-cell>
              <table:table-cell office:value-type="float" office:value="4782.796273">
                <text:p>4782.7962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">
                <text:p>32</text:p>
              </table:table-cell>
              <table:table-cell office:value-type="float" office:value="0.701361">
                <text:p>0.701361</text:p>
              </table:table-cell>
              <table:table-cell office:value-type="float" office:value="4782.960031">
                <text:p>4782.9600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0.551647">
                <text:p>0.551647</text:p>
              </table:table-cell>
              <table:table-cell office:value-type="float" office:value="4889.385653">
                <text:p>4889.3856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0.415796">
                <text:p>0.415796</text:p>
              </table:table-cell>
              <table:table-cell office:value-type="float" office:value="4916.847182">
                <text:p>4916.8471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0.460114">
                <text:p>0.460114</text:p>
              </table:table-cell>
              <table:table-cell office:value-type="float" office:value="4961.288964">
                <text:p>4961.2889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0.625462">
                <text:p>0.625462</text:p>
              </table:table-cell>
              <table:table-cell office:value-type="float" office:value="5168.933437">
                <text:p>5168.9334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.187704">
                <text:p>0.187704</text:p>
              </table:table-cell>
              <table:table-cell office:value-type="float" office:value="5203.580552">
                <text:p>5203.5805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">
                <text:p>47</text:p>
              </table:table-cell>
              <table:table-cell office:value-type="float" office:value="1.054109">
                <text:p>1.054109</text:p>
              </table:table-cell>
              <table:table-cell office:value-type="float" office:value="5310.763178">
                <text:p>5310.7631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0.804618">
                <text:p>0.804618</text:p>
              </table:table-cell>
              <table:table-cell office:value-type="float" office:value="5455.958067">
                <text:p>5455.9580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">
                <text:p>17</text:p>
              </table:table-cell>
              <table:table-cell office:value-type="float" office:value="0.473867">
                <text:p>0.473867</text:p>
              </table:table-cell>
              <table:table-cell office:value-type="float" office:value="5807.839367">
                <text:p>5807.8393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">
                <text:p>51</text:p>
              </table:table-cell>
              <table:table-cell office:value-type="float" office:value="1.221679">
                <text:p>1.221679</text:p>
              </table:table-cell>
              <table:table-cell office:value-type="float" office:value="5833.276305">
                <text:p>5833.2763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">
                <text:p>20</text:p>
              </table:table-cell>
              <table:table-cell office:value-type="float" office:value="0.474354">
                <text:p>0.474354</text:p>
              </table:table-cell>
              <table:table-cell office:value-type="float" office:value="5847.180219">
                <text:p>5847.1802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1.073844">
                <text:p>1.073844</text:p>
              </table:table-cell>
              <table:table-cell office:value-type="float" office:value="5848.729417">
                <text:p>5848.7294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0.90157">
                <text:p>0.90157</text:p>
              </table:table-cell>
              <table:table-cell office:value-type="float" office:value="5929.514622">
                <text:p>5929.5146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34728">
                <text:p>0.834728</text:p>
              </table:table-cell>
              <table:table-cell office:value-type="float" office:value="6009.306256">
                <text:p>6009.3062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0.698218">
                <text:p>0.698218</text:p>
              </table:table-cell>
              <table:table-cell office:value-type="float" office:value="6087.775587">
                <text:p>6087.7755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">
                <text:p>45</text:p>
              </table:table-cell>
              <table:table-cell office:value-type="float" office:value="1.015873">
                <text:p>1.015873</text:p>
              </table:table-cell>
              <table:table-cell office:value-type="float" office:value="6102.312756">
                <text:p>6102.3127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1.102217">
                <text:p>1.102217</text:p>
              </table:table-cell>
              <table:table-cell office:value-type="float" office:value="6205.062879">
                <text:p>6205.0628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2">
                <text:p>52</text:p>
              </table:table-cell>
              <table:table-cell office:value-type="float" office:value="1.16764">
                <text:p>1.16764</text:p>
              </table:table-cell>
              <table:table-cell office:value-type="float" office:value="6285.259692">
                <text:p>6285.2596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0.877517">
                <text:p>0.877517</text:p>
              </table:table-cell>
              <table:table-cell office:value-type="float" office:value="6393.511888">
                <text:p>6393.5118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">
                <text:p>54</text:p>
              </table:table-cell>
              <table:table-cell office:value-type="float" office:value="1.308122">
                <text:p>1.308122</text:p>
              </table:table-cell>
              <table:table-cell office:value-type="float" office:value="6585.391856">
                <text:p>6585.3918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">
                <text:p>35</text:p>
              </table:table-cell>
              <table:table-cell office:value-type="float" office:value="0.844059">
                <text:p>0.844059</text:p>
              </table:table-cell>
              <table:table-cell office:value-type="float" office:value="6617.288016">
                <text:p>6617.2880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.013571">
                <text:p>1.013571</text:p>
              </table:table-cell>
              <table:table-cell office:value-type="float" office:value="6753.23724">
                <text:p>6753.237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">
                <text:p>25</text:p>
              </table:table-cell>
              <table:table-cell office:value-type="float" office:value="0.452278">
                <text:p>0.452278</text:p>
              </table:table-cell>
              <table:table-cell office:value-type="float" office:value="6765.381695">
                <text:p>6765.3816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">
                <text:p>41</text:p>
              </table:table-cell>
              <table:table-cell office:value-type="float" office:value="0.895846">
                <text:p>0.895846</text:p>
              </table:table-cell>
              <table:table-cell office:value-type="float" office:value="6822.83191">
                <text:p>6822.831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">
                <text:p>38</text:p>
              </table:table-cell>
              <table:table-cell office:value-type="float" office:value="0.859824">
                <text:p>0.859824</text:p>
              </table:table-cell>
              <table:table-cell office:value-type="float" office:value="6930.338882">
                <text:p>6930.3388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5">
                <text:p>65</text:p>
              </table:table-cell>
              <table:table-cell office:value-type="float" office:value="1.635082">
                <text:p>1.635082</text:p>
              </table:table-cell>
              <table:table-cell office:value-type="float" office:value="6949.348185">
                <text:p>6949.3481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8">
                <text:p>58</text:p>
              </table:table-cell>
              <table:table-cell office:value-type="float" office:value="1.541251">
                <text:p>1.541251</text:p>
              </table:table-cell>
              <table:table-cell office:value-type="float" office:value="7049.362224">
                <text:p>7049.3622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1.366297">
                <text:p>1.366297</text:p>
              </table:table-cell>
              <table:table-cell office:value-type="float" office:value="7149.25692">
                <text:p>7149.256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">
                <text:p>56</text:p>
              </table:table-cell>
              <table:table-cell office:value-type="float" office:value="1.474451">
                <text:p>1.474451</text:p>
              </table:table-cell>
              <table:table-cell office:value-type="float" office:value="7177.302363">
                <text:p>7177.3023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3">
                <text:p>63</text:p>
              </table:table-cell>
              <table:table-cell office:value-type="float" office:value="1.652849">
                <text:p>1.652849</text:p>
              </table:table-cell>
              <table:table-cell office:value-type="float" office:value="7193.313937">
                <text:p>7193.3139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">
                <text:p>36</text:p>
              </table:table-cell>
              <table:table-cell office:value-type="float" office:value="0.892794">
                <text:p>0.892794</text:p>
              </table:table-cell>
              <table:table-cell office:value-type="float" office:value="7238.299574">
                <text:p>7238.2995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">
                <text:p>40</text:p>
              </table:table-cell>
              <table:table-cell office:value-type="float" office:value="0.884833">
                <text:p>0.884833</text:p>
              </table:table-cell>
              <table:table-cell office:value-type="float" office:value="7241.65473">
                <text:p>7241.654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8">
                <text:p>68</text:p>
              </table:table-cell>
              <table:table-cell office:value-type="float" office:value="1.653937">
                <text:p>1.653937</text:p>
              </table:table-cell>
              <table:table-cell office:value-type="float" office:value="7263.072322">
                <text:p>7263.0723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">
                <text:p>43</text:p>
              </table:table-cell>
              <table:table-cell office:value-type="float" office:value="1.003353">
                <text:p>1.003353</text:p>
              </table:table-cell>
              <table:table-cell office:value-type="float" office:value="7445.334412">
                <text:p>7445.3344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">
                <text:p>62</text:p>
              </table:table-cell>
              <table:table-cell office:value-type="float" office:value="1.608366">
                <text:p>1.608366</text:p>
              </table:table-cell>
              <table:table-cell office:value-type="float" office:value="7533.938495">
                <text:p>7533.9384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1.639355">
                <text:p>1.639355</text:p>
              </table:table-cell>
              <table:table-cell office:value-type="float" office:value="7613.304153">
                <text:p>7613.3041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.619044">
                <text:p>1.619044</text:p>
              </table:table-cell>
              <table:table-cell office:value-type="float" office:value="7622.428627">
                <text:p>7622.4286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">
                <text:p>64</text:p>
              </table:table-cell>
              <table:table-cell office:value-type="float" office:value="1.614651">
                <text:p>1.614651</text:p>
              </table:table-cell>
              <table:table-cell office:value-type="float" office:value="7634.411277">
                <text:p>7634.4112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">
                <text:p>57</text:p>
              </table:table-cell>
              <table:table-cell office:value-type="float" office:value="1.597395">
                <text:p>1.597395</text:p>
              </table:table-cell>
              <table:table-cell office:value-type="float" office:value="7665.372774">
                <text:p>7665.3727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1.622784">
                <text:p>1.622784</text:p>
              </table:table-cell>
              <table:table-cell office:value-type="float" office:value="7698.412949">
                <text:p>7698.4129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0">
                <text:p>70</text:p>
              </table:table-cell>
              <table:table-cell office:value-type="float" office:value="62.392257">
                <text:p>62.392257</text:p>
              </table:table-cell>
              <table:table-cell office:value-type="float" office:value="7757.678525">
                <text:p>7757.6785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">
                <text:p>67</text:p>
              </table:table-cell>
              <table:table-cell office:value-type="float" office:value="1.684687">
                <text:p>1.684687</text:p>
              </table:table-cell>
              <table:table-cell office:value-type="float" office:value="7798.304901">
                <text:p>7798.3049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.662301">
                <text:p>1.662301</text:p>
              </table:table-cell>
              <table:table-cell office:value-type="float" office:value="7800.393818">
                <text:p>7800.3938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9">
                <text:p>79</text:p>
              </table:table-cell>
              <table:table-cell office:value-type="float" office:value="62.41802">
                <text:p>62.41802</text:p>
              </table:table-cell>
              <table:table-cell office:value-type="float" office:value="7837.479899">
                <text:p>7837.4798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8">
                <text:p>48</text:p>
              </table:table-cell>
              <table:table-cell office:value-type="float" office:value="1.06751">
                <text:p>1.06751</text:p>
              </table:table-cell>
              <table:table-cell office:value-type="float" office:value="7853.312791">
                <text:p>7853.3127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5">
                <text:p>55</text:p>
              </table:table-cell>
              <table:table-cell office:value-type="float" office:value="1.595434">
                <text:p>1.595434</text:p>
              </table:table-cell>
              <table:table-cell office:value-type="float" office:value="7881.79217">
                <text:p>7881.792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6">
                <text:p>46</text:p>
              </table:table-cell>
              <table:table-cell office:value-type="float" office:value="1.039212">
                <text:p>1.039212</text:p>
              </table:table-cell>
              <table:table-cell office:value-type="float" office:value="7882.039832">
                <text:p>7882.0398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2">
                <text:p>82</text:p>
              </table:table-cell>
              <table:table-cell office:value-type="float" office:value="62.455941">
                <text:p>62.455941</text:p>
              </table:table-cell>
              <table:table-cell office:value-type="float" office:value="7925.455051">
                <text:p>7925.4550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">
                <text:p>87</text:p>
              </table:table-cell>
              <table:table-cell office:value-type="float" office:value="63.221297">
                <text:p>63.221297</text:p>
              </table:table-cell>
              <table:table-cell office:value-type="float" office:value="7925.611551">
                <text:p>7925.6115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62.442146">
                <text:p>62.442146</text:p>
              </table:table-cell>
              <table:table-cell office:value-type="float" office:value="7927.461463">
                <text:p>7927.4614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9">
                <text:p>69</text:p>
              </table:table-cell>
              <table:table-cell office:value-type="float" office:value="56.342813">
                <text:p>56.342813</text:p>
              </table:table-cell>
              <table:table-cell office:value-type="float" office:value="7938.290257">
                <text:p>7938.2902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56.075717">
                <text:p>56.075717</text:p>
              </table:table-cell>
              <table:table-cell office:value-type="float" office:value="7979.888407">
                <text:p>7979.8884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62.451577">
                <text:p>62.451577</text:p>
              </table:table-cell>
              <table:table-cell office:value-type="float" office:value="7980.10765">
                <text:p>7980.107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1">
                <text:p>71</text:p>
              </table:table-cell>
              <table:table-cell office:value-type="float" office:value="62.407142">
                <text:p>62.407142</text:p>
              </table:table-cell>
              <table:table-cell office:value-type="float" office:value="7983.619768">
                <text:p>7983.6197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62.44263">
                <text:p>62.44263</text:p>
              </table:table-cell>
              <table:table-cell office:value-type="float" office:value="7985.496231">
                <text:p>7985.4962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1">
                <text:p>91</text:p>
              </table:table-cell>
              <table:table-cell office:value-type="float" office:value="64.512136">
                <text:p>64.512136</text:p>
              </table:table-cell>
              <table:table-cell office:value-type="float" office:value="8043.456735">
                <text:p>8043.4567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3">
                <text:p>73</text:p>
              </table:table-cell>
              <table:table-cell office:value-type="float" office:value="62.434134">
                <text:p>62.434134</text:p>
              </table:table-cell>
              <table:table-cell office:value-type="float" office:value="8062.305068">
                <text:p>8062.3050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4">
                <text:p>84</text:p>
              </table:table-cell>
              <table:table-cell office:value-type="float" office:value="63.142866">
                <text:p>63.142866</text:p>
              </table:table-cell>
              <table:table-cell office:value-type="float" office:value="8083.762544">
                <text:p>8083.7625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63.170773">
                <text:p>63.170773</text:p>
              </table:table-cell>
              <table:table-cell office:value-type="float" office:value="8089.744714">
                <text:p>8089.7447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62.45435">
                <text:p>62.45435</text:p>
              </table:table-cell>
              <table:table-cell office:value-type="float" office:value="8098.010133">
                <text:p>8098.0101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2">
                <text:p>72</text:p>
              </table:table-cell>
              <table:table-cell office:value-type="float" office:value="62.345286">
                <text:p>62.345286</text:p>
              </table:table-cell>
              <table:table-cell office:value-type="float" office:value="8101.557308">
                <text:p>8101.5573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2">
                <text:p>92</text:p>
              </table:table-cell>
              <table:table-cell office:value-type="float" office:value="64.524761">
                <text:p>64.524761</text:p>
              </table:table-cell>
              <table:table-cell office:value-type="float" office:value="8116.884725">
                <text:p>8116.8847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3">
                <text:p>83</text:p>
              </table:table-cell>
              <table:table-cell office:value-type="float" office:value="63.139855">
                <text:p>63.139855</text:p>
              </table:table-cell>
              <table:table-cell office:value-type="float" office:value="8150.106379">
                <text:p>8150.1063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63.322525">
                <text:p>63.322525</text:p>
              </table:table-cell>
              <table:table-cell office:value-type="float" office:value="8154.759717">
                <text:p>8154.7597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8">
                <text:p>98</text:p>
              </table:table-cell>
              <table:table-cell office:value-type="float" office:value="64.755795">
                <text:p>64.755795</text:p>
              </table:table-cell>
              <table:table-cell office:value-type="float" office:value="8155.192879">
                <text:p>8155.1928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64.430818">
                <text:p>64.430818</text:p>
              </table:table-cell>
              <table:table-cell office:value-type="float" office:value="8169.50434">
                <text:p>8169.504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5">
                <text:p>75</text:p>
              </table:table-cell>
              <table:table-cell office:value-type="float" office:value="62.447027">
                <text:p>62.447027</text:p>
              </table:table-cell>
              <table:table-cell office:value-type="float" office:value="8179.986414">
                <text:p>8179.9864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9">
                <text:p>99</text:p>
              </table:table-cell>
              <table:table-cell office:value-type="float" office:value="64.689992">
                <text:p>64.689992</text:p>
              </table:table-cell>
              <table:table-cell office:value-type="float" office:value="8211.931952">
                <text:p>8211.9319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6">
                <text:p>76</text:p>
              </table:table-cell>
              <table:table-cell office:value-type="float" office:value="62.449084">
                <text:p>62.449084</text:p>
              </table:table-cell>
              <table:table-cell office:value-type="float" office:value="8214.593973">
                <text:p>8214.5939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9">
                <text:p>89</text:p>
              </table:table-cell>
              <table:table-cell office:value-type="float" office:value="64.465599">
                <text:p>64.465599</text:p>
              </table:table-cell>
              <table:table-cell office:value-type="float" office:value="8214.751416">
                <text:p>8214.7514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0">
                <text:p>90</text:p>
              </table:table-cell>
              <table:table-cell office:value-type="float" office:value="64.488939">
                <text:p>64.488939</text:p>
              </table:table-cell>
              <table:table-cell office:value-type="float" office:value="8215.647607">
                <text:p>8215.6476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3">
                <text:p>93</text:p>
              </table:table-cell>
              <table:table-cell office:value-type="float" office:value="64.571169">
                <text:p>64.571169</text:p>
              </table:table-cell>
              <table:table-cell office:value-type="float" office:value="8218.330484">
                <text:p>8218.3304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4">
                <text:p>94</text:p>
              </table:table-cell>
              <table:table-cell office:value-type="float" office:value="64.578166">
                <text:p>64.578166</text:p>
              </table:table-cell>
              <table:table-cell office:value-type="float" office:value="8221.213702">
                <text:p>8221.2137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">
                <text:p>100</text:p>
              </table:table-cell>
              <table:table-cell office:value-type="float" office:value="64.791398">
                <text:p>64.791398</text:p>
              </table:table-cell>
              <table:table-cell office:value-type="float" office:value="8231.520231">
                <text:p>8231.5202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6">
                <text:p>96</text:p>
              </table:table-cell>
              <table:table-cell office:value-type="float" office:value="64.660279">
                <text:p>64.660279</text:p>
              </table:table-cell>
              <table:table-cell office:value-type="float" office:value="8245.63457">
                <text:p>8245.634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5">
                <text:p>95</text:p>
              </table:table-cell>
              <table:table-cell office:value-type="float" office:value="64.578131">
                <text:p>64.578131</text:p>
              </table:table-cell>
              <table:table-cell office:value-type="float" office:value="8250.295984">
                <text:p>8250.2959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64.724176">
                <text:p>64.724176</text:p>
              </table:table-cell>
              <table:table-cell office:value-type="float" office:value="8251.188794">
                <text:p>8251.1887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481cm" svg:height="17.708cm" xlink:href=".." xlink:type="simple" chart:class="chart:bar" chart:style-name="ch1">
        <chart:title svg:x="12.217cm" svg:y="0.489cm" chart:style-name="ch2">
          <text:p>One Machine Server Load
MaxRunningTests 1   Limit 250 ms</text:p>
        </chart:title>
        <chart:legend chart:legend-position="end" svg:x="28.602cm" svg:y="8.306cm" style:legend-expansion="high" chart:style-name="ch3"/>
        <chart:plot-area chart:style-name="ch4" table:cell-range-address="1_250.C1:1_250.D101" chart:data-source-has-labels="row" svg:x="1.64cm" svg:y="2.126cm" svg:width="26.333cm" svg:height="15.228cm">
          <chartooo:coordinate-region svg:x="2.632cm" svg:y="2.247cm" svg:width="25.142cm" svg:height="14.105cm"/>
          <chart:axis chart:dimension="x" chart:name="primary-x" chart:style-name="ch5"/>
          <chart:axis chart:dimension="y" chart:name="primary-y" chart:style-name="ch6">
            <chart:title svg:x="0.451cm" svg:y="10.697cm" chart:style-name="ch7">
              <text:p>Milliseconds</text:p>
            </chart:title>
            <chart:grid chart:style-name="ch8" chart:class="major"/>
          </chart:axis>
          <chart:series chart:style-name="ch9" chart:values-cell-range-address="1_250.C2:1_250.C101" chart:label-cell-address="1_250.C1:1_250.C1" chart:class="chart:bar">
            <chart:data-point chart:repeated="100"/>
          </chart:series>
          <chart:series chart:style-name="ch10" chart:values-cell-range-address="1_250.D2:1_250.D101" chart:label-cell-address="1_250.D1:1_250.D1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iting</text:p>
                <draw:g>
                  <svg:desc>1_250.C1:1_250.C1</svg:desc>
                </draw:g>
              </table:table-cell>
              <table:table-cell office:value-type="string">
                <text:p>Response</text:p>
                <draw:g>
                  <svg:desc>1_250.D1:1_25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4772">
                <text:p>0.204772</text:p>
                <draw:g>
                  <svg:desc>1_250.C2:1_250.C101</svg:desc>
                </draw:g>
              </table:table-cell>
              <table:table-cell office:value-type="float" office:value="418.155691">
                <text:p>418.155691</text:p>
                <draw:g>
                  <svg:desc>1_250.D2:1_250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7449">
                <text:p>0.097449</text:p>
              </table:table-cell>
              <table:table-cell office:value-type="float" office:value="425.45409">
                <text:p>425.454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8977">
                <text:p>0.028977</text:p>
              </table:table-cell>
              <table:table-cell office:value-type="float" office:value="452.24665">
                <text:p>452.246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6121">
                <text:p>0.066121</text:p>
              </table:table-cell>
              <table:table-cell office:value-type="float" office:value="486.041409">
                <text:p>486.0414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7241">
                <text:p>0.187241</text:p>
              </table:table-cell>
              <table:table-cell office:value-type="float" office:value="508.166742">
                <text:p>508.1667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8.171079">
                <text:p>508.171079</text:p>
              </table:table-cell>
              <table:table-cell office:value-type="float" office:value="815.161867">
                <text:p>815.1618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8.172756">
                <text:p>508.172756</text:p>
              </table:table-cell>
              <table:table-cell office:value-type="float" office:value="818.796541">
                <text:p>818.7965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8.183393">
                <text:p>508.183393</text:p>
              </table:table-cell>
              <table:table-cell office:value-type="float" office:value="822.37395">
                <text:p>822.373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2.387555">
                <text:p>822.387555</text:p>
              </table:table-cell>
              <table:table-cell office:value-type="float" office:value="1272.808678">
                <text:p>1272.8086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2.380114">
                <text:p>822.380114</text:p>
              </table:table-cell>
              <table:table-cell office:value-type="float" office:value="1275.266097">
                <text:p>1275.2660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2.375644">
                <text:p>822.375644</text:p>
              </table:table-cell>
              <table:table-cell office:value-type="float" office:value="1282.742613">
                <text:p>1282.7426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22.387592">
                <text:p>822.387592</text:p>
              </table:table-cell>
              <table:table-cell office:value-type="float" office:value="1292.06239">
                <text:p>1292.062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22.388173">
                <text:p>822.388173</text:p>
              </table:table-cell>
              <table:table-cell office:value-type="float" office:value="1310.860951">
                <text:p>1310.8609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10.863391">
                <text:p>1310.863391</text:p>
              </table:table-cell>
              <table:table-cell office:value-type="float" office:value="1527.441225">
                <text:p>1527.4412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27.443494">
                <text:p>1527.443494</text:p>
              </table:table-cell>
              <table:table-cell office:value-type="float" office:value="1717.97154">
                <text:p>1717.971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18.068414">
                <text:p>1718.068414</text:p>
              </table:table-cell>
              <table:table-cell office:value-type="float" office:value="2017.347817">
                <text:p>2017.3478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18.016159">
                <text:p>1718.016159</text:p>
              </table:table-cell>
              <table:table-cell office:value-type="float" office:value="2026.532402">
                <text:p>2026.5324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18.071375">
                <text:p>1718.071375</text:p>
              </table:table-cell>
              <table:table-cell office:value-type="float" office:value="2037.680053">
                <text:p>2037.6800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7.682291">
                <text:p>2037.682291</text:p>
              </table:table-cell>
              <table:table-cell office:value-type="float" office:value="2250.046961">
                <text:p>2250.0469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50.050432">
                <text:p>2250.050432</text:p>
              </table:table-cell>
              <table:table-cell office:value-type="float" office:value="2444.318065">
                <text:p>2444.3180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44.320445">
                <text:p>2444.320445</text:p>
              </table:table-cell>
              <table:table-cell office:value-type="float" office:value="2719.215621">
                <text:p>2719.2156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44.33805">
                <text:p>2444.33805</text:p>
              </table:table-cell>
              <table:table-cell office:value-type="float" office:value="2728.7568">
                <text:p>2728.75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28.759219">
                <text:p>2728.759219</text:p>
              </table:table-cell>
              <table:table-cell office:value-type="float" office:value="2966.692013">
                <text:p>2966.6920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66.825896">
                <text:p>2966.825896</text:p>
              </table:table-cell>
              <table:table-cell office:value-type="float" office:value="3980.727197">
                <text:p>3980.7271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66.816331">
                <text:p>2966.816331</text:p>
              </table:table-cell>
              <table:table-cell office:value-type="float" office:value="3980.781504">
                <text:p>3980.7815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66.746552">
                <text:p>2966.746552</text:p>
              </table:table-cell>
              <table:table-cell office:value-type="float" office:value="4072.532842">
                <text:p>4072.5328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66.792243">
                <text:p>2966.792243</text:p>
              </table:table-cell>
              <table:table-cell office:value-type="float" office:value="4098.616155">
                <text:p>4098.6161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66.699802">
                <text:p>2966.699802</text:p>
              </table:table-cell>
              <table:table-cell office:value-type="float" office:value="4098.999782">
                <text:p>4098.9997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66.733099">
                <text:p>2966.733099</text:p>
              </table:table-cell>
              <table:table-cell office:value-type="float" office:value="4102.388235">
                <text:p>4102.3882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66.74448">
                <text:p>2966.74448</text:p>
              </table:table-cell>
              <table:table-cell office:value-type="float" office:value="4115.491955">
                <text:p>4115.4919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66.800175">
                <text:p>2966.800175</text:p>
              </table:table-cell>
              <table:table-cell office:value-type="float" office:value="4130.732725">
                <text:p>4130.7327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66.808093">
                <text:p>2966.808093</text:p>
              </table:table-cell>
              <table:table-cell office:value-type="float" office:value="4137.451919">
                <text:p>4137.4519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66.821173">
                <text:p>2966.821173</text:p>
              </table:table-cell>
              <table:table-cell office:value-type="float" office:value="4145.930074">
                <text:p>4145.9300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66.807397">
                <text:p>2966.807397</text:p>
              </table:table-cell>
              <table:table-cell office:value-type="float" office:value="4157.155816">
                <text:p>4157.1558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66.820858">
                <text:p>2966.820858</text:p>
              </table:table-cell>
              <table:table-cell office:value-type="float" office:value="4159.492013">
                <text:p>4159.4920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66.81674">
                <text:p>2966.81674</text:p>
              </table:table-cell>
              <table:table-cell office:value-type="float" office:value="4163.245394">
                <text:p>4163.2453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66.749847">
                <text:p>2966.749847</text:p>
              </table:table-cell>
              <table:table-cell office:value-type="float" office:value="4182.130803">
                <text:p>4182.1308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82.162315">
                <text:p>4182.162315</text:p>
              </table:table-cell>
              <table:table-cell office:value-type="float" office:value="4464.074283">
                <text:p>4464.0742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82.133977">
                <text:p>4182.133977</text:p>
              </table:table-cell>
              <table:table-cell office:value-type="float" office:value="4471.480253">
                <text:p>4471.4802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71.500452">
                <text:p>4471.500452</text:p>
              </table:table-cell>
              <table:table-cell office:value-type="float" office:value="4743.909982">
                <text:p>4743.9099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71.548863">
                <text:p>4471.548863</text:p>
              </table:table-cell>
              <table:table-cell office:value-type="float" office:value="4747.260755">
                <text:p>4747.2607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47.263442">
                <text:p>4747.263442</text:p>
              </table:table-cell>
              <table:table-cell office:value-type="float" office:value="4982.622642">
                <text:p>4982.6226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82.62686">
                <text:p>4982.62686</text:p>
              </table:table-cell>
              <table:table-cell office:value-type="float" office:value="5245.472921">
                <text:p>5245.4729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82.682133">
                <text:p>4982.682133</text:p>
              </table:table-cell>
              <table:table-cell office:value-type="float" office:value="5271.752235">
                <text:p>5271.7522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71.807995">
                <text:p>5271.807995</text:p>
              </table:table-cell>
              <table:table-cell office:value-type="float" office:value="5550.219949">
                <text:p>5550.2199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71.755303">
                <text:p>5271.755303</text:p>
              </table:table-cell>
              <table:table-cell office:value-type="float" office:value="5564.77098">
                <text:p>5564.770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564.866525">
                <text:p>5564.866525</text:p>
              </table:table-cell>
              <table:table-cell office:value-type="float" office:value="6975.148528">
                <text:p>6975.1485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64.839723">
                <text:p>5564.839723</text:p>
              </table:table-cell>
              <table:table-cell office:value-type="float" office:value="7120.349116">
                <text:p>7120.3491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564.833199">
                <text:p>5564.833199</text:p>
              </table:table-cell>
              <table:table-cell office:value-type="float" office:value="7150.165153">
                <text:p>7150.1651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64.827192">
                <text:p>5564.827192</text:p>
              </table:table-cell>
              <table:table-cell office:value-type="float" office:value="7150.361779">
                <text:p>7150.3617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64.832502">
                <text:p>5564.832502</text:p>
              </table:table-cell>
              <table:table-cell office:value-type="float" office:value="7190.184977">
                <text:p>7190.1849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64.883495">
                <text:p>5564.883495</text:p>
              </table:table-cell>
              <table:table-cell office:value-type="float" office:value="7191.994172">
                <text:p>7191.9941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64.866706">
                <text:p>5564.866706</text:p>
              </table:table-cell>
              <table:table-cell office:value-type="float" office:value="7199.421548">
                <text:p>7199.4215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64.896576">
                <text:p>5564.896576</text:p>
              </table:table-cell>
              <table:table-cell office:value-type="float" office:value="7209.8484">
                <text:p>7209.84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64.892428">
                <text:p>5564.892428</text:p>
              </table:table-cell>
              <table:table-cell office:value-type="float" office:value="7209.856821">
                <text:p>7209.8568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64.861306">
                <text:p>5564.861306</text:p>
              </table:table-cell>
              <table:table-cell office:value-type="float" office:value="7221.641263">
                <text:p>7221.6412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64.840205">
                <text:p>5564.840205</text:p>
              </table:table-cell>
              <table:table-cell office:value-type="float" office:value="7227.696173">
                <text:p>7227.6961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64.852125">
                <text:p>5564.852125</text:p>
              </table:table-cell>
              <table:table-cell office:value-type="float" office:value="7237.990439">
                <text:p>7237.9904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564.820346">
                <text:p>5564.820346</text:p>
              </table:table-cell>
              <table:table-cell office:value-type="float" office:value="7245.277226">
                <text:p>7245.2772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564.845805">
                <text:p>5564.845805</text:p>
              </table:table-cell>
              <table:table-cell office:value-type="float" office:value="7246.565362">
                <text:p>7246.5653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564.85791">
                <text:p>5564.85791</text:p>
              </table:table-cell>
              <table:table-cell office:value-type="float" office:value="7248.915589">
                <text:p>7248.9155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564.85254">
                <text:p>5564.85254</text:p>
              </table:table-cell>
              <table:table-cell office:value-type="float" office:value="7257.034544">
                <text:p>7257.0345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564.878137">
                <text:p>5564.878137</text:p>
              </table:table-cell>
              <table:table-cell office:value-type="float" office:value="7262.454377">
                <text:p>7262.4543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564.824519">
                <text:p>5564.824519</text:p>
              </table:table-cell>
              <table:table-cell office:value-type="float" office:value="7267.721878">
                <text:p>7267.7218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564.819864">
                <text:p>5564.819864</text:p>
              </table:table-cell>
              <table:table-cell office:value-type="float" office:value="7276.177626">
                <text:p>7276.1776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564.845814">
                <text:p>5564.845814</text:p>
              </table:table-cell>
              <table:table-cell office:value-type="float" office:value="7277.499731">
                <text:p>7277.4997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77.501876">
                <text:p>7277.501876</text:p>
              </table:table-cell>
              <table:table-cell office:value-type="float" office:value="7487.512449">
                <text:p>7487.5124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487.594332">
                <text:p>7487.594332</text:p>
              </table:table-cell>
              <table:table-cell office:value-type="float" office:value="7675.769914">
                <text:p>7675.7699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675.794064">
                <text:p>7675.794064</text:p>
              </table:table-cell>
              <table:table-cell office:value-type="float" office:value="7949.926312">
                <text:p>7949.9263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675.784303">
                <text:p>7675.784303</text:p>
              </table:table-cell>
              <table:table-cell office:value-type="float" office:value="7972.494289">
                <text:p>7972.4942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972.497201">
                <text:p>7972.497201</text:p>
              </table:table-cell>
              <table:table-cell office:value-type="float" office:value="8217.939921">
                <text:p>8217.9399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217.962354">
                <text:p>8217.962354</text:p>
              </table:table-cell>
              <table:table-cell office:value-type="float" office:value="8497.63426">
                <text:p>8497.634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17.951528">
                <text:p>8217.951528</text:p>
              </table:table-cell>
              <table:table-cell office:value-type="float" office:value="8506.30479">
                <text:p>8506.304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506.310656">
                <text:p>8506.310656</text:p>
              </table:table-cell>
              <table:table-cell office:value-type="float" office:value="8807.568885">
                <text:p>8807.5688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506.307628">
                <text:p>8506.307628</text:p>
              </table:table-cell>
              <table:table-cell office:value-type="float" office:value="8809.688251">
                <text:p>8809.6882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506.320617">
                <text:p>8506.320617</text:p>
              </table:table-cell>
              <table:table-cell office:value-type="float" office:value="8815.577206">
                <text:p>8815.5772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815.682334">
                <text:p>8815.682334</text:p>
              </table:table-cell>
              <table:table-cell office:value-type="float" office:value="10521.836911">
                <text:p>10521.8369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815.645705">
                <text:p>8815.645705</text:p>
              </table:table-cell>
              <table:table-cell office:value-type="float" office:value="10593.577799">
                <text:p>10593.5777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815.696073">
                <text:p>8815.696073</text:p>
              </table:table-cell>
              <table:table-cell office:value-type="float" office:value="10608.011511">
                <text:p>10608.0115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815.65994">
                <text:p>8815.65994</text:p>
              </table:table-cell>
              <table:table-cell office:value-type="float" office:value="10669.688842">
                <text:p>10669.6888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815.634482">
                <text:p>8815.634482</text:p>
              </table:table-cell>
              <table:table-cell office:value-type="float" office:value="10711.785388">
                <text:p>10711.7853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815.694454">
                <text:p>8815.694454</text:p>
              </table:table-cell>
              <table:table-cell office:value-type="float" office:value="10720.894697">
                <text:p>10720.8946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815.673714">
                <text:p>8815.673714</text:p>
              </table:table-cell>
              <table:table-cell office:value-type="float" office:value="10728.608252">
                <text:p>10728.6082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15.690495">
                <text:p>8815.690495</text:p>
              </table:table-cell>
              <table:table-cell office:value-type="float" office:value="10728.625293">
                <text:p>10728.6252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815.68484">
                <text:p>8815.68484</text:p>
              </table:table-cell>
              <table:table-cell office:value-type="float" office:value="10749.646833">
                <text:p>10749.6468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815.639166">
                <text:p>8815.639166</text:p>
              </table:table-cell>
              <table:table-cell office:value-type="float" office:value="10761.888399">
                <text:p>10761.8883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15.652258">
                <text:p>8815.652258</text:p>
              </table:table-cell>
              <table:table-cell office:value-type="float" office:value="10773.387508">
                <text:p>10773.3875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15.627757">
                <text:p>8815.627757</text:p>
              </table:table-cell>
              <table:table-cell office:value-type="float" office:value="10789.819931">
                <text:p>10789.8199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15.654362">
                <text:p>8815.654362</text:p>
              </table:table-cell>
              <table:table-cell office:value-type="float" office:value="10795.936139">
                <text:p>10795.9361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815.690202">
                <text:p>8815.690202</text:p>
              </table:table-cell>
              <table:table-cell office:value-type="float" office:value="10811.984997">
                <text:p>10811.9849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815.667266">
                <text:p>8815.667266</text:p>
              </table:table-cell>
              <table:table-cell office:value-type="float" office:value="10812.005688">
                <text:p>10812.0056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815.678837">
                <text:p>8815.678837</text:p>
              </table:table-cell>
              <table:table-cell office:value-type="float" office:value="10821.531638">
                <text:p>10821.5316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815.632793">
                <text:p>8815.632793</text:p>
              </table:table-cell>
              <table:table-cell office:value-type="float" office:value="10830.194259">
                <text:p>10830.1942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815.661788">
                <text:p>8815.661788</text:p>
              </table:table-cell>
              <table:table-cell office:value-type="float" office:value="10830.258638">
                <text:p>10830.2586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815.698684">
                <text:p>8815.698684</text:p>
              </table:table-cell>
              <table:table-cell office:value-type="float" office:value="10836.084212">
                <text:p>10836.0842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815.69085">
                <text:p>8815.69085</text:p>
              </table:table-cell>
              <table:table-cell office:value-type="float" office:value="10841.186631">
                <text:p>10841.1866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815.624063">
                <text:p>8815.624063</text:p>
              </table:table-cell>
              <table:table-cell office:value-type="float" office:value="10842.442295">
                <text:p>10842.4422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815.648374">
                <text:p>8815.648374</text:p>
              </table:table-cell>
              <table:table-cell office:value-type="float" office:value="10854.271363">
                <text:p>10854.2713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815.642082">
                <text:p>8815.642082</text:p>
              </table:table-cell>
              <table:table-cell office:value-type="float" office:value="10858.619552">
                <text:p>10858.6195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815.690936">
                <text:p>8815.690936</text:p>
              </table:table-cell>
              <table:table-cell office:value-type="float" office:value="10870.846376">
                <text:p>10870.8463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0.245cm" svg:height="45.136cm" xlink:href=".." xlink:type="simple" chart:class="chart:bar" chart:style-name="ch1">
        <chart:legend chart:legend-position="end" svg:x="77.366cm" svg:y="22.02cm" style:legend-expansion="high" chart:style-name="ch2"/>
        <chart:plot-area chart:style-name="ch3" table:cell-range-address="10_500.C1:10_500.D101" chart:data-source-has-labels="row" svg:x="1.604cm" svg:y="0.902cm" svg:width="74.158cm" svg:height="43.332cm">
          <chartooo:coordinate-region svg:x="2.596cm" svg:y="1.102cm" svg:width="73.166cm" svg:height="42.4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10_500.C2:10_500.C101" chart:label-cell-address="10_500.C1:10_500.C1" chart:class="chart:bar">
            <chart:data-point chart:repeated="100"/>
          </chart:series>
          <chart:series chart:style-name="ch8" chart:values-cell-range-address="10_500.D2:10_500.D101" chart:label-cell-address="10_500.D1:10_500.D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iting</text:p>
                <draw:g>
                  <svg:desc>10_500.C1:10_500.C1</svg:desc>
                </draw:g>
              </table:table-cell>
              <table:table-cell office:value-type="string">
                <text:p>Response</text:p>
                <draw:g>
                  <svg:desc>10_500.D1:10_50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33038">
                <text:p>0.733038</text:p>
                <draw:g>
                  <svg:desc>10_500.C2:10_500.C101</svg:desc>
                </draw:g>
              </table:table-cell>
              <table:table-cell office:value-type="float" office:value="947.295345">
                <text:p>947.295345</text:p>
                <draw:g>
                  <svg:desc>10_500.D2:10_500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48077">
                <text:p>1.248077</text:p>
              </table:table-cell>
              <table:table-cell office:value-type="float" office:value="987.726771">
                <text:p>987.7267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8742">
                <text:p>0.998742</text:p>
              </table:table-cell>
              <table:table-cell office:value-type="float" office:value="1004.043492">
                <text:p>1004.0434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1672">
                <text:p>0.141672</text:p>
              </table:table-cell>
              <table:table-cell office:value-type="float" office:value="1006.358048">
                <text:p>1006.3580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9751">
                <text:p>0.419751</text:p>
              </table:table-cell>
              <table:table-cell office:value-type="float" office:value="1006.370881">
                <text:p>1006.3708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98921">
                <text:p>1.498921</text:p>
              </table:table-cell>
              <table:table-cell office:value-type="float" office:value="1042.777102">
                <text:p>1042.7771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8173">
                <text:p>1.28173</text:p>
              </table:table-cell>
              <table:table-cell office:value-type="float" office:value="1063.702945">
                <text:p>1063.7029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10498">
                <text:p>1.810498</text:p>
              </table:table-cell>
              <table:table-cell office:value-type="float" office:value="1070.164432">
                <text:p>1070.1644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43409">
                <text:p>1.843409</text:p>
              </table:table-cell>
              <table:table-cell office:value-type="float" office:value="1085.612934">
                <text:p>1085.6129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5846">
                <text:p>0.445846</text:p>
              </table:table-cell>
              <table:table-cell office:value-type="float" office:value="1086.217634">
                <text:p>1086.2176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88217">
                <text:p>1.288217</text:p>
              </table:table-cell>
              <table:table-cell office:value-type="float" office:value="1098.687176">
                <text:p>1098.6871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11092">
                <text:p>1.811092</text:p>
              </table:table-cell>
              <table:table-cell office:value-type="float" office:value="1179.620573">
                <text:p>1179.6205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4.118365">
                <text:p>1004.118365</text:p>
              </table:table-cell>
              <table:table-cell office:value-type="float" office:value="4070.863986">
                <text:p>4070.8639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4.147663">
                <text:p>1004.147663</text:p>
              </table:table-cell>
              <table:table-cell office:value-type="float" office:value="4392.642243">
                <text:p>4392.6422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4.240093">
                <text:p>1004.240093</text:p>
              </table:table-cell>
              <table:table-cell office:value-type="float" office:value="4646.612219">
                <text:p>4646.6122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4.12745">
                <text:p>1004.12745</text:p>
              </table:table-cell>
              <table:table-cell office:value-type="float" office:value="4711.722219">
                <text:p>4711.7222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4.202069">
                <text:p>1004.202069</text:p>
              </table:table-cell>
              <table:table-cell office:value-type="float" office:value="4844.76242">
                <text:p>4844.762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4.17092">
                <text:p>1004.17092</text:p>
              </table:table-cell>
              <table:table-cell office:value-type="float" office:value="5034.781357">
                <text:p>5034.7813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4.058277">
                <text:p>1004.058277</text:p>
              </table:table-cell>
              <table:table-cell office:value-type="float" office:value="5049.067346">
                <text:p>5049.0673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4.133743">
                <text:p>1004.133743</text:p>
              </table:table-cell>
              <table:table-cell office:value-type="float" office:value="5233.079895">
                <text:p>5233.0798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4.227343">
                <text:p>1004.227343</text:p>
              </table:table-cell>
              <table:table-cell office:value-type="float" office:value="5323.532512">
                <text:p>5323.5325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4.245336">
                <text:p>1004.245336</text:p>
              </table:table-cell>
              <table:table-cell office:value-type="float" office:value="5448.872511">
                <text:p>5448.8725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4.222164">
                <text:p>1004.222164</text:p>
              </table:table-cell>
              <table:table-cell office:value-type="float" office:value="5508.44921">
                <text:p>5508.449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4.140417">
                <text:p>1004.140417</text:p>
              </table:table-cell>
              <table:table-cell office:value-type="float" office:value="5599.702376">
                <text:p>5599.7023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4.191599">
                <text:p>1004.191599</text:p>
              </table:table-cell>
              <table:table-cell office:value-type="float" office:value="5599.715574">
                <text:p>5599.7155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4.159588">
                <text:p>1004.159588</text:p>
              </table:table-cell>
              <table:table-cell office:value-type="float" office:value="5700.663107">
                <text:p>5700.6631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4.260993">
                <text:p>1004.260993</text:p>
              </table:table-cell>
              <table:table-cell office:value-type="float" office:value="5718.587611">
                <text:p>5718.5876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4.318897">
                <text:p>1004.318897</text:p>
              </table:table-cell>
              <table:table-cell office:value-type="float" office:value="5787.195383">
                <text:p>5787.1953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4.186214">
                <text:p>1004.186214</text:p>
              </table:table-cell>
              <table:table-cell office:value-type="float" office:value="5862.890565">
                <text:p>5862.8905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4.271648">
                <text:p>1004.271648</text:p>
              </table:table-cell>
              <table:table-cell office:value-type="float" office:value="6082.567421">
                <text:p>6082.5674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4.109075">
                <text:p>1004.109075</text:p>
              </table:table-cell>
              <table:table-cell office:value-type="float" office:value="6131.183189">
                <text:p>6131.1831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4.196858">
                <text:p>1004.196858</text:p>
              </table:table-cell>
              <table:table-cell office:value-type="float" office:value="6183.68854">
                <text:p>6183.688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4.207525">
                <text:p>1004.207525</text:p>
              </table:table-cell>
              <table:table-cell office:value-type="float" office:value="6342.5277">
                <text:p>6342.52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4.250599">
                <text:p>1004.250599</text:p>
              </table:table-cell>
              <table:table-cell office:value-type="float" office:value="6390.5998">
                <text:p>6390.59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4.266419">
                <text:p>1004.266419</text:p>
              </table:table-cell>
              <table:table-cell office:value-type="float" office:value="6538.596073">
                <text:p>6538.5960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4.255883">
                <text:p>1004.255883</text:p>
              </table:table-cell>
              <table:table-cell office:value-type="float" office:value="6744.496407">
                <text:p>6744.4964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4.313459">
                <text:p>1004.313459</text:p>
              </table:table-cell>
              <table:table-cell office:value-type="float" office:value="6906.849871">
                <text:p>6906.8498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4.276995">
                <text:p>1004.276995</text:p>
              </table:table-cell>
              <table:table-cell office:value-type="float" office:value="6922.768853">
                <text:p>6922.7688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4.37002">
                <text:p>1004.37002</text:p>
              </table:table-cell>
              <table:table-cell office:value-type="float" office:value="6998.822827">
                <text:p>6998.8228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4.335187">
                <text:p>1004.335187</text:p>
              </table:table-cell>
              <table:table-cell office:value-type="float" office:value="7016.339539">
                <text:p>7016.3395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4.295751">
                <text:p>1004.295751</text:p>
              </table:table-cell>
              <table:table-cell office:value-type="float" office:value="7158.81703">
                <text:p>7158.817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4.302506">
                <text:p>1004.302506</text:p>
              </table:table-cell>
              <table:table-cell office:value-type="float" office:value="7271.01479">
                <text:p>7271.014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4.375756">
                <text:p>1004.375756</text:p>
              </table:table-cell>
              <table:table-cell office:value-type="float" office:value="7493.468913">
                <text:p>7493.4689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4.635869">
                <text:p>1004.635869</text:p>
              </table:table-cell>
              <table:table-cell office:value-type="float" office:value="7562.619822">
                <text:p>7562.6198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4.307989">
                <text:p>1004.307989</text:p>
              </table:table-cell>
              <table:table-cell office:value-type="float" office:value="7606.927765">
                <text:p>7606.9277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4.430492">
                <text:p>1004.430492</text:p>
              </table:table-cell>
              <table:table-cell office:value-type="float" office:value="7628.469319">
                <text:p>7628.4693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4.324504">
                <text:p>1004.324504</text:p>
              </table:table-cell>
              <table:table-cell office:value-type="float" office:value="7638.538687">
                <text:p>7638.5386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4.364786">
                <text:p>1004.364786</text:p>
              </table:table-cell>
              <table:table-cell office:value-type="float" office:value="7657.299275">
                <text:p>7657.2992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4.352941">
                <text:p>1004.352941</text:p>
              </table:table-cell>
              <table:table-cell office:value-type="float" office:value="7683.712481">
                <text:p>7683.7124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4.38116">
                <text:p>1004.38116</text:p>
              </table:table-cell>
              <table:table-cell office:value-type="float" office:value="7742.743274">
                <text:p>7742.7432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4.419805">
                <text:p>1004.419805</text:p>
              </table:table-cell>
              <table:table-cell office:value-type="float" office:value="7755.004059">
                <text:p>7755.0040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4.516702">
                <text:p>1004.516702</text:p>
              </table:table-cell>
              <table:table-cell office:value-type="float" office:value="7778.497581">
                <text:p>7778.4975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4.359157">
                <text:p>1004.359157</text:p>
              </table:table-cell>
              <table:table-cell office:value-type="float" office:value="7795.840502">
                <text:p>7795.8405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4.329973">
                <text:p>1004.329973</text:p>
              </table:table-cell>
              <table:table-cell office:value-type="float" office:value="7830.670774">
                <text:p>7830.6707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4.394903">
                <text:p>1004.394903</text:p>
              </table:table-cell>
              <table:table-cell office:value-type="float" office:value="7830.821218">
                <text:p>7830.8212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04.694074">
                <text:p>1004.694074</text:p>
              </table:table-cell>
              <table:table-cell office:value-type="float" office:value="7847.721011">
                <text:p>7847.7210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04.414422">
                <text:p>1004.414422</text:p>
              </table:table-cell>
              <table:table-cell office:value-type="float" office:value="7858.986526">
                <text:p>7858.9865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04.658895">
                <text:p>1004.658895</text:p>
              </table:table-cell>
              <table:table-cell office:value-type="float" office:value="7875.660437">
                <text:p>7875.6604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04.599613">
                <text:p>1004.599613</text:p>
              </table:table-cell>
              <table:table-cell office:value-type="float" office:value="7884.549386">
                <text:p>7884.5493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4.389391">
                <text:p>1004.389391</text:p>
              </table:table-cell>
              <table:table-cell office:value-type="float" office:value="7931.825793">
                <text:p>7931.8257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4.446849">
                <text:p>1004.446849</text:p>
              </table:table-cell>
              <table:table-cell office:value-type="float" office:value="7950.557462">
                <text:p>7950.5574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4.528629">
                <text:p>1004.528629</text:p>
              </table:table-cell>
              <table:table-cell office:value-type="float" office:value="7962.201397">
                <text:p>7962.2013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4.611236">
                <text:p>1004.611236</text:p>
              </table:table-cell>
              <table:table-cell office:value-type="float" office:value="7962.363032">
                <text:p>7962.3630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4.436037">
                <text:p>1004.436037</text:p>
              </table:table-cell>
              <table:table-cell office:value-type="float" office:value="8010.806117">
                <text:p>8010.8061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4.42513">
                <text:p>1004.42513</text:p>
              </table:table-cell>
              <table:table-cell office:value-type="float" office:value="8014.834608">
                <text:p>8014.8346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04.165258">
                <text:p>1004.165258</text:p>
              </table:table-cell>
              <table:table-cell office:value-type="float" office:value="8020.070354">
                <text:p>8020.0703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04.53408">
                <text:p>1004.53408</text:p>
              </table:table-cell>
              <table:table-cell office:value-type="float" office:value="8025.929041">
                <text:p>8025.9290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04.467483">
                <text:p>1004.467483</text:p>
              </table:table-cell>
              <table:table-cell office:value-type="float" office:value="8035.909987">
                <text:p>8035.9099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04.653727">
                <text:p>1004.653727</text:p>
              </table:table-cell>
              <table:table-cell office:value-type="float" office:value="8070.793232">
                <text:p>8070.7932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4.54604">
                <text:p>1004.54604</text:p>
              </table:table-cell>
              <table:table-cell office:value-type="float" office:value="8079.74294">
                <text:p>8079.742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4.408161">
                <text:p>1004.408161</text:p>
              </table:table-cell>
              <table:table-cell office:value-type="float" office:value="8083.14254">
                <text:p>8083.142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4.472983">
                <text:p>1004.472983</text:p>
              </table:table-cell>
              <table:table-cell office:value-type="float" office:value="8083.475373">
                <text:p>8083.4753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04.441588">
                <text:p>1004.441588</text:p>
              </table:table-cell>
              <table:table-cell office:value-type="float" office:value="8140.012675">
                <text:p>8140.0126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04.569414">
                <text:p>1004.569414</text:p>
              </table:table-cell>
              <table:table-cell office:value-type="float" office:value="8157.840839">
                <text:p>8157.8408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4.462075">
                <text:p>1004.462075</text:p>
              </table:table-cell>
              <table:table-cell office:value-type="float" office:value="8167.169714">
                <text:p>8167.1697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4.585503">
                <text:p>1004.585503</text:p>
              </table:table-cell>
              <table:table-cell office:value-type="float" office:value="8179.097708">
                <text:p>8179.0977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04.49743">
                <text:p>1004.49743</text:p>
              </table:table-cell>
              <table:table-cell office:value-type="float" office:value="8179.323614">
                <text:p>8179.3236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04.540718">
                <text:p>1004.540718</text:p>
              </table:table-cell>
              <table:table-cell office:value-type="float" office:value="8192.198095">
                <text:p>8192.1980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04.551311">
                <text:p>1004.551311</text:p>
              </table:table-cell>
              <table:table-cell office:value-type="float" office:value="8195.172531">
                <text:p>8195.1725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4.630598">
                <text:p>1004.630598</text:p>
              </table:table-cell>
              <table:table-cell office:value-type="float" office:value="8195.334958">
                <text:p>8195.3349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4.683969">
                <text:p>1004.683969</text:p>
              </table:table-cell>
              <table:table-cell office:value-type="float" office:value="8199.889886">
                <text:p>8199.8898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4.216724">
                <text:p>1004.216724</text:p>
              </table:table-cell>
              <table:table-cell office:value-type="float" office:value="8200.148673">
                <text:p>8200.1486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4.481062">
                <text:p>1004.481062</text:p>
              </table:table-cell>
              <table:table-cell office:value-type="float" office:value="8222.238977">
                <text:p>8222.2389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4.606131">
                <text:p>1004.606131</text:p>
              </table:table-cell>
              <table:table-cell office:value-type="float" office:value="8223.462202">
                <text:p>8223.4622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4.640982">
                <text:p>1004.640982</text:p>
              </table:table-cell>
              <table:table-cell office:value-type="float" office:value="8243.007305">
                <text:p>8243.0073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4.64594">
                <text:p>1004.64594</text:p>
              </table:table-cell>
              <table:table-cell office:value-type="float" office:value="8243.083324">
                <text:p>8243.0833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4.492197">
                <text:p>1004.492197</text:p>
              </table:table-cell>
              <table:table-cell office:value-type="float" office:value="8247.808067">
                <text:p>8247.8080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4.699448">
                <text:p>1004.699448</text:p>
              </table:table-cell>
              <table:table-cell office:value-type="float" office:value="8250.837236">
                <text:p>8250.8372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4.57505">
                <text:p>1004.57505</text:p>
              </table:table-cell>
              <table:table-cell office:value-type="float" office:value="8250.949813">
                <text:p>8250.9498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4.153879">
                <text:p>1004.153879</text:p>
              </table:table-cell>
              <table:table-cell office:value-type="float" office:value="8269.62898">
                <text:p>8269.628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4.486826">
                <text:p>1004.486826</text:p>
              </table:table-cell>
              <table:table-cell office:value-type="float" office:value="8271.376813">
                <text:p>8271.3768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4.689021">
                <text:p>1004.689021</text:p>
              </table:table-cell>
              <table:table-cell office:value-type="float" office:value="8276.044008">
                <text:p>8276.0440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4.625196">
                <text:p>1004.625196</text:p>
              </table:table-cell>
              <table:table-cell office:value-type="float" office:value="8276.713944">
                <text:p>8276.7139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04.556552">
                <text:p>1004.556552</text:p>
              </table:table-cell>
              <table:table-cell office:value-type="float" office:value="8282.115847">
                <text:p>8282.1158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4.664797">
                <text:p>1004.664797</text:p>
              </table:table-cell>
              <table:table-cell office:value-type="float" office:value="8285.745226">
                <text:p>8285.7452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4.52321">
                <text:p>1004.52321</text:p>
              </table:table-cell>
              <table:table-cell office:value-type="float" office:value="8310.107999">
                <text:p>8310.1079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4.502198">
                <text:p>1004.502198</text:p>
              </table:table-cell>
              <table:table-cell office:value-type="float" office:value="8316.107595">
                <text:p>8316.1075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4.678687">
                <text:p>1004.678687</text:p>
              </table:table-cell>
              <table:table-cell office:value-type="float" office:value="8317.453458">
                <text:p>8317.4534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4.580182">
                <text:p>1004.580182</text:p>
              </table:table-cell>
              <table:table-cell office:value-type="float" office:value="8324.034256">
                <text:p>8324.0342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4.594114">
                <text:p>1004.594114</text:p>
              </table:table-cell>
              <table:table-cell office:value-type="float" office:value="8327.658687">
                <text:p>8327.65868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0.684cm" svg:height="45.383cm" xlink:href=".." xlink:type="simple" chart:class="chart:bar" chart:style-name="ch1">
        <chart:legend chart:legend-position="end" svg:x="77.805cm" svg:y="22.143cm" style:legend-expansion="high" chart:style-name="ch2"/>
        <chart:plot-area chart:style-name="ch3" table:cell-range-address="1_500.C1:1_500.D101" chart:data-source-has-labels="row" svg:x="1.613cm" svg:y="0.907cm" svg:width="74.579cm" svg:height="43.569cm">
          <chartooo:coordinate-region svg:x="2.79cm" svg:y="1.106cm" svg:width="73.402cm" svg:height="42.7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1_500.C2:1_500.C101" chart:label-cell-address="1_500.C1:1_500.C1" chart:class="chart:bar">
            <chart:data-point chart:repeated="100"/>
          </chart:series>
          <chart:series chart:style-name="ch8" chart:values-cell-range-address="1_500.D2:1_500.D101" chart:label-cell-address="1_500.D1:1_500.D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iting</text:p>
                <draw:g>
                  <svg:desc>1_500.C1:1_500.C1</svg:desc>
                </draw:g>
              </table:table-cell>
              <table:table-cell office:value-type="string">
                <text:p>Response</text:p>
                <draw:g>
                  <svg:desc>1_500.D1:1_50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12362">
                <text:p>0.412362</text:p>
                <draw:g>
                  <svg:desc>1_500.C2:1_500.C101</svg:desc>
                </draw:g>
              </table:table-cell>
              <table:table-cell office:value-type="float" office:value="449.506921">
                <text:p>449.506921</text:p>
                <draw:g>
                  <svg:desc>1_500.D2:1_500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8723">
                <text:p>0.148723</text:p>
              </table:table-cell>
              <table:table-cell office:value-type="float" office:value="452.795704">
                <text:p>452.7957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0719">
                <text:p>0.060719</text:p>
              </table:table-cell>
              <table:table-cell office:value-type="float" office:value="461.481791">
                <text:p>461.4817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8364">
                <text:p>0.258364</text:p>
              </table:table-cell>
              <table:table-cell office:value-type="float" office:value="475.688806">
                <text:p>475.6888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70264">
                <text:p>0.270264</text:p>
              </table:table-cell>
              <table:table-cell office:value-type="float" office:value="498.096634">
                <text:p>498.0966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8.10163">
                <text:p>498.10163</text:p>
              </table:table-cell>
              <table:table-cell office:value-type="float" office:value="860.985587">
                <text:p>860.9855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8.101848">
                <text:p>498.101848</text:p>
              </table:table-cell>
              <table:table-cell office:value-type="float" office:value="868.83285">
                <text:p>868.83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8.112732">
                <text:p>498.112732</text:p>
              </table:table-cell>
              <table:table-cell office:value-type="float" office:value="896.813415">
                <text:p>896.8134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8.118664">
                <text:p>498.118664</text:p>
              </table:table-cell>
              <table:table-cell office:value-type="float" office:value="899.943673">
                <text:p>899.9436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9.951676">
                <text:p>899.951676</text:p>
              </table:table-cell>
              <table:table-cell office:value-type="float" office:value="1117.917073">
                <text:p>1117.9170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17.969397">
                <text:p>1117.969397</text:p>
              </table:table-cell>
              <table:table-cell office:value-type="float" office:value="1469.754785">
                <text:p>1469.7547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17.973632">
                <text:p>1117.973632</text:p>
              </table:table-cell>
              <table:table-cell office:value-type="float" office:value="1479.77124">
                <text:p>1479.771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17.976641">
                <text:p>1117.976641</text:p>
              </table:table-cell>
              <table:table-cell office:value-type="float" office:value="1516.17881">
                <text:p>1516.178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17.983173">
                <text:p>1117.983173</text:p>
              </table:table-cell>
              <table:table-cell office:value-type="float" office:value="1523.365991">
                <text:p>1523.3659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23.368609">
                <text:p>1523.368609</text:p>
              </table:table-cell>
              <table:table-cell office:value-type="float" office:value="1764.069942">
                <text:p>1764.0699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64.072307">
                <text:p>1764.072307</text:p>
              </table:table-cell>
              <table:table-cell office:value-type="float" office:value="1953.632235">
                <text:p>1953.6322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53.656177">
                <text:p>1953.656177</text:p>
              </table:table-cell>
              <table:table-cell office:value-type="float" office:value="2257.693586">
                <text:p>2257.6935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53.645361">
                <text:p>1953.645361</text:p>
              </table:table-cell>
              <table:table-cell office:value-type="float" office:value="2261.834756">
                <text:p>2261.8347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53.661585">
                <text:p>1953.661585</text:p>
              </table:table-cell>
              <table:table-cell office:value-type="float" office:value="2267.697913">
                <text:p>2267.6979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67.702799">
                <text:p>2267.702799</text:p>
              </table:table-cell>
              <table:table-cell office:value-type="float" office:value="2549.695707">
                <text:p>2549.6957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67.750535">
                <text:p>2267.750535</text:p>
              </table:table-cell>
              <table:table-cell office:value-type="float" office:value="2555.713519">
                <text:p>2555.7135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55.737599">
                <text:p>2555.737599</text:p>
              </table:table-cell>
              <table:table-cell office:value-type="float" office:value="3912.627512">
                <text:p>3912.6275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55.845936">
                <text:p>2555.845936</text:p>
              </table:table-cell>
              <table:table-cell office:value-type="float" office:value="4303.011746">
                <text:p>4303.0117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55.793918">
                <text:p>2555.793918</text:p>
              </table:table-cell>
              <table:table-cell office:value-type="float" office:value="4316.390369">
                <text:p>4316.3903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55.75928">
                <text:p>2555.75928</text:p>
              </table:table-cell>
              <table:table-cell office:value-type="float" office:value="4332.873511">
                <text:p>4332.8735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55.879689">
                <text:p>2555.879689</text:p>
              </table:table-cell>
              <table:table-cell office:value-type="float" office:value="4407.558539">
                <text:p>4407.5585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55.808044">
                <text:p>2555.808044</text:p>
              </table:table-cell>
              <table:table-cell office:value-type="float" office:value="4450.471019">
                <text:p>4450.4710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55.837639">
                <text:p>2555.837639</text:p>
              </table:table-cell>
              <table:table-cell office:value-type="float" office:value="4450.539969">
                <text:p>4450.5399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55.843784">
                <text:p>2555.843784</text:p>
              </table:table-cell>
              <table:table-cell office:value-type="float" office:value="4501.297567">
                <text:p>4501.2975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55.821165">
                <text:p>2555.821165</text:p>
              </table:table-cell>
              <table:table-cell office:value-type="float" office:value="4511.098977">
                <text:p>4511.0989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55.813575">
                <text:p>2555.813575</text:p>
              </table:table-cell>
              <table:table-cell office:value-type="float" office:value="4553.408544">
                <text:p>4553.4085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55.834363">
                <text:p>2555.834363</text:p>
              </table:table-cell>
              <table:table-cell office:value-type="float" office:value="4561.147013">
                <text:p>4561.1470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55.877243">
                <text:p>2555.877243</text:p>
              </table:table-cell>
              <table:table-cell office:value-type="float" office:value="4584.457862">
                <text:p>4584.4578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55.859336">
                <text:p>2555.859336</text:p>
              </table:table-cell>
              <table:table-cell office:value-type="float" office:value="4604.439684">
                <text:p>4604.4396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55.873273">
                <text:p>2555.873273</text:p>
              </table:table-cell>
              <table:table-cell office:value-type="float" office:value="4607.680535">
                <text:p>4607.6805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55.864001">
                <text:p>2555.864001</text:p>
              </table:table-cell>
              <table:table-cell office:value-type="float" office:value="4617.181236">
                <text:p>4617.1812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55.801684">
                <text:p>2555.801684</text:p>
              </table:table-cell>
              <table:table-cell office:value-type="float" office:value="4626.98462">
                <text:p>4626.984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55.874857">
                <text:p>2555.874857</text:p>
              </table:table-cell>
              <table:table-cell office:value-type="float" office:value="4626.981443">
                <text:p>4626.9814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55.878357">
                <text:p>2555.878357</text:p>
              </table:table-cell>
              <table:table-cell office:value-type="float" office:value="4627.271825">
                <text:p>4627.2718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55.861417">
                <text:p>2555.861417</text:p>
              </table:table-cell>
              <table:table-cell office:value-type="float" office:value="4642.950314">
                <text:p>4642.9503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55.830316">
                <text:p>2555.830316</text:p>
              </table:table-cell>
              <table:table-cell office:value-type="float" office:value="4649.810796">
                <text:p>4649.8107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55.882645">
                <text:p>2555.882645</text:p>
              </table:table-cell>
              <table:table-cell office:value-type="float" office:value="4659.463129">
                <text:p>4659.4631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55.893558">
                <text:p>2555.893558</text:p>
              </table:table-cell>
              <table:table-cell office:value-type="float" office:value="4660.053783">
                <text:p>4660.0537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55.870002">
                <text:p>2555.870002</text:p>
              </table:table-cell>
              <table:table-cell office:value-type="float" office:value="4663.804904">
                <text:p>4663.8049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55.878159">
                <text:p>2555.878159</text:p>
              </table:table-cell>
              <table:table-cell office:value-type="float" office:value="4668.402418">
                <text:p>4668.4024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55.878325">
                <text:p>2555.878325</text:p>
              </table:table-cell>
              <table:table-cell office:value-type="float" office:value="4670.232124">
                <text:p>4670.2321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70.257929">
                <text:p>4670.257929</text:p>
              </table:table-cell>
              <table:table-cell office:value-type="float" office:value="4906.176415">
                <text:p>4906.1764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06.191785">
                <text:p>4906.191785</text:p>
              </table:table-cell>
              <table:table-cell office:value-type="float" office:value="5190.934931">
                <text:p>5190.9349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6.178894">
                <text:p>4906.178894</text:p>
              </table:table-cell>
              <table:table-cell office:value-type="float" office:value="5196.723151">
                <text:p>5196.7231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96.725379">
                <text:p>5196.725379</text:p>
              </table:table-cell>
              <table:table-cell office:value-type="float" office:value="5403.15294">
                <text:p>5403.152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03.1743">
                <text:p>5403.1743</text:p>
              </table:table-cell>
              <table:table-cell office:value-type="float" office:value="5598.657896">
                <text:p>5598.6578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98.661841">
                <text:p>5598.661841</text:p>
              </table:table-cell>
              <table:table-cell office:value-type="float" office:value="5898.320231">
                <text:p>5898.3202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98.718099">
                <text:p>5598.718099</text:p>
              </table:table-cell>
              <table:table-cell office:value-type="float" office:value="5904.976789">
                <text:p>5904.9767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98.68928">
                <text:p>5598.68928</text:p>
              </table:table-cell>
              <table:table-cell office:value-type="float" office:value="5923.615045">
                <text:p>5923.6150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23.646513">
                <text:p>5923.646513</text:p>
              </table:table-cell>
              <table:table-cell office:value-type="float" office:value="6119.241237">
                <text:p>6119.2412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119.266957">
                <text:p>6119.266957</text:p>
              </table:table-cell>
              <table:table-cell office:value-type="float" office:value="6520.454096">
                <text:p>6520.4540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119.257617">
                <text:p>6119.257617</text:p>
              </table:table-cell>
              <table:table-cell office:value-type="float" office:value="6563.31845">
                <text:p>6563.318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119.368182">
                <text:p>6119.368182</text:p>
              </table:table-cell>
              <table:table-cell office:value-type="float" office:value="6571.652961">
                <text:p>6571.6529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19.324598">
                <text:p>6119.324598</text:p>
              </table:table-cell>
              <table:table-cell office:value-type="float" office:value="6593.800457">
                <text:p>6593.8004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19.348899">
                <text:p>6119.348899</text:p>
              </table:table-cell>
              <table:table-cell office:value-type="float" office:value="6610.537284">
                <text:p>6610.5372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10.541534">
                <text:p>6610.541534</text:p>
              </table:table-cell>
              <table:table-cell office:value-type="float" office:value="6918.009023">
                <text:p>6918.0090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10.550523">
                <text:p>6610.550523</text:p>
              </table:table-cell>
              <table:table-cell office:value-type="float" office:value="6920.859584">
                <text:p>6920.8595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610.540992">
                <text:p>6610.540992</text:p>
              </table:table-cell>
              <table:table-cell office:value-type="float" office:value="6941.579497">
                <text:p>6941.5794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41.581804">
                <text:p>6941.581804</text:p>
              </table:table-cell>
              <table:table-cell office:value-type="float" office:value="7132.30319">
                <text:p>7132.303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132.361904">
                <text:p>7132.361904</text:p>
              </table:table-cell>
              <table:table-cell office:value-type="float" office:value="7419.478079">
                <text:p>7419.4780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32.306356">
                <text:p>7132.306356</text:p>
              </table:table-cell>
              <table:table-cell office:value-type="float" office:value="7433.999649">
                <text:p>7433.9996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434.001625">
                <text:p>7434.001625</text:p>
              </table:table-cell>
              <table:table-cell office:value-type="float" office:value="7718.127639">
                <text:p>7718.1276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434.019651">
                <text:p>7434.019651</text:p>
              </table:table-cell>
              <table:table-cell office:value-type="float" office:value="7729.99962">
                <text:p>7729.999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730.002717">
                <text:p>7730.002717</text:p>
              </table:table-cell>
              <table:table-cell office:value-type="float" office:value="8028.601368">
                <text:p>8028.6013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730.01764">
                <text:p>7730.01764</text:p>
              </table:table-cell>
              <table:table-cell office:value-type="float" office:value="8042.650013">
                <text:p>8042.6500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730.002802">
                <text:p>7730.002802</text:p>
              </table:table-cell>
              <table:table-cell office:value-type="float" office:value="8046.620693">
                <text:p>8046.6206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046.683308">
                <text:p>8046.683308</text:p>
              </table:table-cell>
              <table:table-cell office:value-type="float" office:value="8346.556494">
                <text:p>8346.5564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046.688948">
                <text:p>8046.688948</text:p>
              </table:table-cell>
              <table:table-cell office:value-type="float" office:value="8347.130426">
                <text:p>8347.1304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046.693371">
                <text:p>8046.693371</text:p>
              </table:table-cell>
              <table:table-cell office:value-type="float" office:value="8352.986804">
                <text:p>8352.9868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353.045963">
                <text:p>8353.045963</text:p>
              </table:table-cell>
              <table:table-cell office:value-type="float" office:value="8657.179089">
                <text:p>8657.1790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353.006313">
                <text:p>8353.006313</text:p>
              </table:table-cell>
              <table:table-cell office:value-type="float" office:value="8661.633504">
                <text:p>8661.6335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352.990067">
                <text:p>8352.990067</text:p>
              </table:table-cell>
              <table:table-cell office:value-type="float" office:value="8674.904967">
                <text:p>8674.9049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674.908345">
                <text:p>8674.908345</text:p>
              </table:table-cell>
              <table:table-cell office:value-type="float" office:value="8949.69336">
                <text:p>8949.693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74.964238">
                <text:p>8674.964238</text:p>
              </table:table-cell>
              <table:table-cell office:value-type="float" office:value="8958.803805">
                <text:p>8958.8038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58.806139">
                <text:p>8958.806139</text:p>
              </table:table-cell>
              <table:table-cell office:value-type="float" office:value="9174.770657">
                <text:p>9174.7706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174.773065">
                <text:p>9174.773065</text:p>
              </table:table-cell>
              <table:table-cell office:value-type="float" office:value="9369.695106">
                <text:p>9369.6951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369.886141">
                <text:p>9369.886141</text:p>
              </table:table-cell>
              <table:table-cell office:value-type="float" office:value="10813.146804">
                <text:p>10813.1468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369.803668">
                <text:p>9369.803668</text:p>
              </table:table-cell>
              <table:table-cell office:value-type="float" office:value="10856.094749">
                <text:p>10856.0947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369.876283">
                <text:p>9369.876283</text:p>
              </table:table-cell>
              <table:table-cell office:value-type="float" office:value="10859.289256">
                <text:p>10859.2892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369.872763">
                <text:p>9369.872763</text:p>
              </table:table-cell>
              <table:table-cell office:value-type="float" office:value="10874.270123">
                <text:p>10874.2701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369.82726">
                <text:p>9369.82726</text:p>
              </table:table-cell>
              <table:table-cell office:value-type="float" office:value="10881.184531">
                <text:p>10881.1845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369.879266">
                <text:p>9369.879266</text:p>
              </table:table-cell>
              <table:table-cell office:value-type="float" office:value="10897.723723">
                <text:p>10897.7237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369.868725">
                <text:p>9369.868725</text:p>
              </table:table-cell>
              <table:table-cell office:value-type="float" office:value="10897.997615">
                <text:p>10897.9976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369.885825">
                <text:p>9369.885825</text:p>
              </table:table-cell>
              <table:table-cell office:value-type="float" office:value="10921.999549">
                <text:p>10921.9995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369.879108">
                <text:p>9369.879108</text:p>
              </table:table-cell>
              <table:table-cell office:value-type="float" office:value="10925.374993">
                <text:p>10925.3749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369.861987">
                <text:p>9369.861987</text:p>
              </table:table-cell>
              <table:table-cell office:value-type="float" office:value="10926.814264">
                <text:p>10926.8142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69.789923">
                <text:p>9369.789923</text:p>
              </table:table-cell>
              <table:table-cell office:value-type="float" office:value="10929.282371">
                <text:p>10929.282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69.852234">
                <text:p>9369.852234</text:p>
              </table:table-cell>
              <table:table-cell office:value-type="float" office:value="10934.292219">
                <text:p>10934.2922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69.750712">
                <text:p>9369.750712</text:p>
              </table:table-cell>
              <table:table-cell office:value-type="float" office:value="10934.292654">
                <text:p>10934.2926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369.853719">
                <text:p>9369.853719</text:p>
              </table:table-cell>
              <table:table-cell office:value-type="float" office:value="10942.223997">
                <text:p>10942.2239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369.844218">
                <text:p>9369.844218</text:p>
              </table:table-cell>
              <table:table-cell office:value-type="float" office:value="10944.367739">
                <text:p>10944.3677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369.863155">
                <text:p>9369.863155</text:p>
              </table:table-cell>
              <table:table-cell office:value-type="float" office:value="10958.902643">
                <text:p>10958.9026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369.878298">
                <text:p>9369.878298</text:p>
              </table:table-cell>
              <table:table-cell office:value-type="float" office:value="10960.797152">
                <text:p>10960.7971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369.875572">
                <text:p>9369.875572</text:p>
              </table:table-cell>
              <table:table-cell office:value-type="float" office:value="10986.878995">
                <text:p>10986.8789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369.870232">
                <text:p>9369.870232</text:p>
              </table:table-cell>
              <table:table-cell office:value-type="float" office:value="11005.980808">
                <text:p>11005.98080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1.506cm" svg:height="45.368cm" xlink:href=".." xlink:type="simple" chart:class="chart:bar" chart:style-name="ch1">
        <chart:legend chart:legend-position="end" svg:x="68.627cm" svg:y="22.136cm" style:legend-expansion="high" chart:style-name="ch2"/>
        <chart:plot-area chart:style-name="ch3" table:cell-range-address="1_1000.C1:1_1000.D101" chart:data-source-has-labels="row" svg:x="1.43cm" svg:y="0.907cm" svg:width="65.767cm" svg:height="43.554cm">
          <chartooo:coordinate-region svg:x="2.607cm" svg:y="1.106cm" svg:width="64.59cm" svg:height="42.7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1_1000.C2:1_1000.C101" chart:label-cell-address="1_1000.C1:1_1000.C1" chart:class="chart:bar">
            <chart:data-point chart:repeated="100"/>
          </chart:series>
          <chart:series chart:style-name="ch8" chart:values-cell-range-address="1_1000.D2:1_1000.D101" chart:label-cell-address="1_1000.D1:1_1000.D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iting</text:p>
                <draw:g>
                  <svg:desc>1_1000.C1:1_1000.C1</svg:desc>
                </draw:g>
              </table:table-cell>
              <table:table-cell office:value-type="string">
                <text:p>Response</text:p>
                <draw:g>
                  <svg:desc>1_1000.D1:1_100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1798">
                <text:p>0.011798</text:p>
                <draw:g>
                  <svg:desc>1_1000.C2:1_1000.C101</svg:desc>
                </draw:g>
              </table:table-cell>
              <table:table-cell office:value-type="float" office:value="299.97521">
                <text:p>299.97521</text:p>
                <draw:g>
                  <svg:desc>1_1000.D2:1_1000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6494">
                <text:p>0.066494</text:p>
              </table:table-cell>
              <table:table-cell office:value-type="float" office:value="302.489336">
                <text:p>302.4893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2.509214">
                <text:p>302.509214</text:p>
              </table:table-cell>
              <table:table-cell office:value-type="float" office:value="614.758929">
                <text:p>614.758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2.571265">
                <text:p>302.571265</text:p>
              </table:table-cell>
              <table:table-cell office:value-type="float" office:value="674.60941">
                <text:p>674.609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2.567365">
                <text:p>302.567365</text:p>
              </table:table-cell>
              <table:table-cell office:value-type="float" office:value="723.607083">
                <text:p>723.6070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2.49621">
                <text:p>302.49621</text:p>
              </table:table-cell>
              <table:table-cell office:value-type="float" office:value="742.882858">
                <text:p>742.8828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2.904813">
                <text:p>742.904813</text:p>
              </table:table-cell>
              <table:table-cell office:value-type="float" office:value="1015.438792">
                <text:p>1015.4387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2.889454">
                <text:p>742.889454</text:p>
              </table:table-cell>
              <table:table-cell office:value-type="float" office:value="1017.488479">
                <text:p>1017.4884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17.515912">
                <text:p>1017.515912</text:p>
              </table:table-cell>
              <table:table-cell office:value-type="float" office:value="1278.307203">
                <text:p>1278.3072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78.310257">
                <text:p>1278.310257</text:p>
              </table:table-cell>
              <table:table-cell office:value-type="float" office:value="1524.450219">
                <text:p>1524.4502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24.473154">
                <text:p>1524.473154</text:p>
              </table:table-cell>
              <table:table-cell office:value-type="float" office:value="1893.478164">
                <text:p>1893.4781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24.45575">
                <text:p>1524.45575</text:p>
              </table:table-cell>
              <table:table-cell office:value-type="float" office:value="1911.172106">
                <text:p>1911.1721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24.45993">
                <text:p>1524.45993</text:p>
              </table:table-cell>
              <table:table-cell office:value-type="float" office:value="1915.534332">
                <text:p>1915.534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24.468076">
                <text:p>1524.468076</text:p>
              </table:table-cell>
              <table:table-cell office:value-type="float" office:value="1917.608125">
                <text:p>1917.608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17.609476">
                <text:p>1917.609476</text:p>
              </table:table-cell>
              <table:table-cell office:value-type="float" office:value="2195.934607">
                <text:p>2195.9346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17.621575">
                <text:p>1917.621575</text:p>
              </table:table-cell>
              <table:table-cell office:value-type="float" office:value="2217.929354">
                <text:p>2217.9293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17.932305">
                <text:p>2217.932305</text:p>
              </table:table-cell>
              <table:table-cell office:value-type="float" office:value="2490.623491">
                <text:p>2490.6234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90.626073">
                <text:p>2490.626073</text:p>
              </table:table-cell>
              <table:table-cell office:value-type="float" office:value="2759.284216">
                <text:p>2759.2842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59.363316">
                <text:p>2759.363316</text:p>
              </table:table-cell>
              <table:table-cell office:value-type="float" office:value="3042.697202">
                <text:p>3042.6972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59.301619">
                <text:p>2759.301619</text:p>
              </table:table-cell>
              <table:table-cell office:value-type="float" office:value="3045.645395">
                <text:p>3045.6453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45.651875">
                <text:p>3045.651875</text:p>
              </table:table-cell>
              <table:table-cell office:value-type="float" office:value="3330.70442">
                <text:p>3330.704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45.675044">
                <text:p>3045.675044</text:p>
              </table:table-cell>
              <table:table-cell office:value-type="float" office:value="3334.759865">
                <text:p>3334.7598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34.80165">
                <text:p>3334.80165</text:p>
              </table:table-cell>
              <table:table-cell office:value-type="float" office:value="3615.592657">
                <text:p>3615.5926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34.806323">
                <text:p>3334.806323</text:p>
              </table:table-cell>
              <table:table-cell office:value-type="float" office:value="3627.708617">
                <text:p>3627.7086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27.741409">
                <text:p>3627.741409</text:p>
              </table:table-cell>
              <table:table-cell office:value-type="float" office:value="3949.251499">
                <text:p>3949.2514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27.734167">
                <text:p>3627.734167</text:p>
              </table:table-cell>
              <table:table-cell office:value-type="float" office:value="4087.433235">
                <text:p>4087.4332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27.741022">
                <text:p>3627.741022</text:p>
              </table:table-cell>
              <table:table-cell office:value-type="float" office:value="4094.367766">
                <text:p>4094.3677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27.73083">
                <text:p>3627.73083</text:p>
              </table:table-cell>
              <table:table-cell office:value-type="float" office:value="4097.025915">
                <text:p>4097.0259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27.729128">
                <text:p>3627.729128</text:p>
              </table:table-cell>
              <table:table-cell office:value-type="float" office:value="4112.055651">
                <text:p>4112.0556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12.123842">
                <text:p>4112.123842</text:p>
              </table:table-cell>
              <table:table-cell office:value-type="float" office:value="4359.737543">
                <text:p>4359.7375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59.739845">
                <text:p>4359.739845</text:p>
              </table:table-cell>
              <table:table-cell office:value-type="float" office:value="4598.978875">
                <text:p>4598.9788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99.078879">
                <text:p>4599.078879</text:p>
              </table:table-cell>
              <table:table-cell office:value-type="float" office:value="5007.753755">
                <text:p>5007.7537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99.090605">
                <text:p>4599.090605</text:p>
              </table:table-cell>
              <table:table-cell office:value-type="float" office:value="5030.492512">
                <text:p>5030.4925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99.090103">
                <text:p>4599.090103</text:p>
              </table:table-cell>
              <table:table-cell office:value-type="float" office:value="5053.991555">
                <text:p>5053.9915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99.078629">
                <text:p>4599.078629</text:p>
              </table:table-cell>
              <table:table-cell office:value-type="float" office:value="5083.386508">
                <text:p>5083.3865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99.08276">
                <text:p>4599.08276</text:p>
              </table:table-cell>
              <table:table-cell office:value-type="float" office:value="5087.3678">
                <text:p>5087.36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87.38283">
                <text:p>5087.38283</text:p>
              </table:table-cell>
              <table:table-cell office:value-type="float" office:value="5390.21212">
                <text:p>5390.212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87.371117">
                <text:p>5087.371117</text:p>
              </table:table-cell>
              <table:table-cell office:value-type="float" office:value="5398.993979">
                <text:p>5398.9939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87.372326">
                <text:p>5087.372326</text:p>
              </table:table-cell>
              <table:table-cell office:value-type="float" office:value="5438.686699">
                <text:p>5438.6866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38.689476">
                <text:p>5438.689476</text:p>
              </table:table-cell>
              <table:table-cell office:value-type="float" office:value="5707.829519">
                <text:p>5707.8295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38.706418">
                <text:p>5438.706418</text:p>
              </table:table-cell>
              <table:table-cell office:value-type="float" office:value="5728.289296">
                <text:p>5728.2892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28.307102">
                <text:p>5728.307102</text:p>
              </table:table-cell>
              <table:table-cell office:value-type="float" office:value="6025.643208">
                <text:p>6025.6432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28.292232">
                <text:p>5728.292232</text:p>
              </table:table-cell>
              <table:table-cell office:value-type="float" office:value="6028.813191">
                <text:p>6028.8131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28.29938">
                <text:p>5728.29938</text:p>
              </table:table-cell>
              <table:table-cell office:value-type="float" office:value="6060.489171">
                <text:p>6060.4891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60.492862">
                <text:p>6060.492862</text:p>
              </table:table-cell>
              <table:table-cell office:value-type="float" office:value="6310.615912">
                <text:p>6310.6159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310.644018">
                <text:p>6310.644018</text:p>
              </table:table-cell>
              <table:table-cell office:value-type="float" office:value="6605.421879">
                <text:p>6605.4218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310.638803">
                <text:p>6310.638803</text:p>
              </table:table-cell>
              <table:table-cell office:value-type="float" office:value="6609.166119">
                <text:p>6609.1661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10.630115">
                <text:p>6310.630115</text:p>
              </table:table-cell>
              <table:table-cell office:value-type="float" office:value="6610.918544">
                <text:p>6610.9185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610.9214">
                <text:p>6610.9214</text:p>
              </table:table-cell>
              <table:table-cell office:value-type="float" office:value="6886.879259">
                <text:p>6886.8792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610.93417">
                <text:p>6610.93417</text:p>
              </table:table-cell>
              <table:table-cell office:value-type="float" office:value="6909.801267">
                <text:p>6909.8012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909.827473">
                <text:p>6909.827473</text:p>
              </table:table-cell>
              <table:table-cell office:value-type="float" office:value="7160.641325">
                <text:p>7160.6413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909.817343">
                <text:p>6909.817343</text:p>
              </table:table-cell>
              <table:table-cell office:value-type="float" office:value="7194.149369">
                <text:p>7194.1493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194.151732">
                <text:p>7194.151732</text:p>
              </table:table-cell>
              <table:table-cell office:value-type="float" office:value="7471.215492">
                <text:p>7471.2154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471.222614">
                <text:p>7471.222614</text:p>
              </table:table-cell>
              <table:table-cell office:value-type="float" office:value="7744.840854">
                <text:p>7744.8408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471.237889">
                <text:p>7471.237889</text:p>
              </table:table-cell>
              <table:table-cell office:value-type="float" office:value="7747.48974">
                <text:p>7747.489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747.509467">
                <text:p>7747.509467</text:p>
              </table:table-cell>
              <table:table-cell office:value-type="float" office:value="8115.723486">
                <text:p>8115.7234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747.499911">
                <text:p>7747.499911</text:p>
              </table:table-cell>
              <table:table-cell office:value-type="float" office:value="8124.994291">
                <text:p>8124.9942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747.498991">
                <text:p>7747.498991</text:p>
              </table:table-cell>
              <table:table-cell office:value-type="float" office:value="8125.18753">
                <text:p>8125.187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747.505114">
                <text:p>7747.505114</text:p>
              </table:table-cell>
              <table:table-cell office:value-type="float" office:value="8176.431965">
                <text:p>8176.4319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176.435305">
                <text:p>8176.435305</text:p>
              </table:table-cell>
              <table:table-cell office:value-type="float" office:value="8473.28031">
                <text:p>8473.280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176.443619">
                <text:p>8176.443619</text:p>
              </table:table-cell>
              <table:table-cell office:value-type="float" office:value="8476.682387">
                <text:p>8476.6823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476.684876">
                <text:p>8476.684876</text:p>
              </table:table-cell>
              <table:table-cell office:value-type="float" office:value="8784.379339">
                <text:p>8784.3793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476.6884">
                <text:p>8476.6884</text:p>
              </table:table-cell>
              <table:table-cell office:value-type="float" office:value="8788.061134">
                <text:p>8788.0611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476.69504">
                <text:p>8476.69504</text:p>
              </table:table-cell>
              <table:table-cell office:value-type="float" office:value="8791.231517">
                <text:p>8791.2315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791.238108">
                <text:p>8791.238108</text:p>
              </table:table-cell>
              <table:table-cell office:value-type="float" office:value="9080.290591">
                <text:p>9080.2905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791.234091">
                <text:p>8791.234091</text:p>
              </table:table-cell>
              <table:table-cell office:value-type="float" office:value="9098.510105">
                <text:p>9098.5101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791.238296">
                <text:p>8791.238296</text:p>
              </table:table-cell>
              <table:table-cell office:value-type="float" office:value="9109.485045">
                <text:p>9109.4850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109.497995">
                <text:p>9109.497995</text:p>
              </table:table-cell>
              <table:table-cell office:value-type="float" office:value="9412.356715">
                <text:p>9412.3567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109.486465">
                <text:p>9109.486465</text:p>
              </table:table-cell>
              <table:table-cell office:value-type="float" office:value="9419.763414">
                <text:p>9419.7634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109.490858">
                <text:p>9109.490858</text:p>
              </table:table-cell>
              <table:table-cell office:value-type="float" office:value="9423.373621">
                <text:p>9423.3736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423.376511">
                <text:p>9423.376511</text:p>
              </table:table-cell>
              <table:table-cell office:value-type="float" office:value="9726.902162">
                <text:p>9726.9021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423.384739">
                <text:p>9423.384739</text:p>
              </table:table-cell>
              <table:table-cell office:value-type="float" office:value="9726.976286">
                <text:p>9726.9762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423.379806">
                <text:p>9423.379806</text:p>
              </table:table-cell>
              <table:table-cell office:value-type="float" office:value="9732.799113">
                <text:p>9732.7991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732.802326">
                <text:p>9732.802326</text:p>
              </table:table-cell>
              <table:table-cell office:value-type="float" office:value="10029.392928">
                <text:p>10029.3929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732.859915">
                <text:p>9732.859915</text:p>
              </table:table-cell>
              <table:table-cell office:value-type="float" office:value="10038.472253">
                <text:p>10038.4722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732.862989">
                <text:p>9732.862989</text:p>
              </table:table-cell>
              <table:table-cell office:value-type="float" office:value="10051.907273">
                <text:p>10051.9072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051.997801">
                <text:p>10051.997801</text:p>
              </table:table-cell>
              <table:table-cell office:value-type="float" office:value="10325.508769">
                <text:p>10325.5087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052.003632">
                <text:p>10052.003632</text:p>
              </table:table-cell>
              <table:table-cell office:value-type="float" office:value="10351.852635">
                <text:p>10351.8526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351.859496">
                <text:p>10351.859496</text:p>
              </table:table-cell>
              <table:table-cell office:value-type="float" office:value="10575.657686">
                <text:p>10575.6576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351.872911">
                <text:p>10351.872911</text:p>
              </table:table-cell>
              <table:table-cell office:value-type="float" office:value="10645.646006">
                <text:p>10645.6460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645.672282">
                <text:p>10645.672282</text:p>
              </table:table-cell>
              <table:table-cell office:value-type="float" office:value="10963.03963">
                <text:p>10963.039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645.680649">
                <text:p>10645.680649</text:p>
              </table:table-cell>
              <table:table-cell office:value-type="float" office:value="11046.10322">
                <text:p>11046.103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645.6691">
                <text:p>10645.6691</text:p>
              </table:table-cell>
              <table:table-cell office:value-type="float" office:value="11067.832722">
                <text:p>11067.8327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645.682796">
                <text:p>10645.682796</text:p>
              </table:table-cell>
              <table:table-cell office:value-type="float" office:value="11069.938176">
                <text:p>11069.9381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069.941287">
                <text:p>11069.941287</text:p>
              </table:table-cell>
              <table:table-cell office:value-type="float" office:value="11373.70192">
                <text:p>11373.701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069.945664">
                <text:p>11069.945664</text:p>
              </table:table-cell>
              <table:table-cell office:value-type="float" office:value="11378.383563">
                <text:p>11378.3835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069.948958">
                <text:p>11069.948958</text:p>
              </table:table-cell>
              <table:table-cell office:value-type="float" office:value="11401.074979">
                <text:p>11401.0749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401.095372">
                <text:p>11401.095372</text:p>
              </table:table-cell>
              <table:table-cell office:value-type="float" office:value="11683.526912">
                <text:p>11683.5269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401.084635">
                <text:p>11401.084635</text:p>
              </table:table-cell>
              <table:table-cell office:value-type="float" office:value="11692.039623">
                <text:p>11692.0396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692.043568">
                <text:p>11692.043568</text:p>
              </table:table-cell>
              <table:table-cell office:value-type="float" office:value="11949.922563">
                <text:p>11949.9225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949.957763">
                <text:p>11949.957763</text:p>
              </table:table-cell>
              <table:table-cell office:value-type="float" office:value="12152.744673">
                <text:p>12152.7446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152.766512">
                <text:p>12152.766512</text:p>
              </table:table-cell>
              <table:table-cell office:value-type="float" office:value="12808.134593">
                <text:p>12808.1345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152.768821">
                <text:p>12152.768821</text:p>
              </table:table-cell>
              <table:table-cell office:value-type="float" office:value="12810.643269">
                <text:p>12810.6432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152.750026">
                <text:p>12152.750026</text:p>
              </table:table-cell>
              <table:table-cell office:value-type="float" office:value="12815.576888">
                <text:p>12815.5768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152.750942">
                <text:p>12152.750942</text:p>
              </table:table-cell>
              <table:table-cell office:value-type="float" office:value="12815.945781">
                <text:p>12815.9457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152.766159">
                <text:p>12152.766159</text:p>
              </table:table-cell>
              <table:table-cell office:value-type="float" office:value="12817.309487">
                <text:p>12817.3094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152.750832">
                <text:p>12152.750832</text:p>
              </table:table-cell>
              <table:table-cell office:value-type="float" office:value="12838.622231">
                <text:p>12838.6222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152.758747">
                <text:p>12152.758747</text:p>
              </table:table-cell>
              <table:table-cell office:value-type="float" office:value="12851.638649">
                <text:p>12851.6386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152.769028">
                <text:p>12152.769028</text:p>
              </table:table-cell>
              <table:table-cell office:value-type="float" office:value="12871.554436">
                <text:p>12871.5544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871.619426">
                <text:p>12871.619426</text:p>
              </table:table-cell>
              <table:table-cell office:value-type="float" office:value="13093.665356">
                <text:p>13093.66535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0.056cm" svg:height="45.03cm" xlink:href=".." xlink:type="simple" chart:class="chart:bar" chart:style-name="ch1">
        <chart:legend chart:legend-position="end" svg:x="77.177cm" svg:y="21.967cm" style:legend-expansion="high" chart:style-name="ch2"/>
        <chart:plot-area chart:style-name="ch3" table:cell-range-address="10_1000.C1:10_1000.D101" chart:data-source-has-labels="row" svg:x="1.601cm" svg:y="0.9cm" svg:width="73.975cm" svg:height="43.23cm">
          <chartooo:coordinate-region svg:x="2.593cm" svg:y="1.099cm" svg:width="72.983cm" svg:height="42.3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10_1000.C2:10_1000.C101" chart:label-cell-address="10_1000.C1:10_1000.C1" chart:class="chart:bar">
            <chart:data-point chart:repeated="100"/>
          </chart:series>
          <chart:series chart:style-name="ch8" chart:values-cell-range-address="10_1000.D2:10_1000.D101" chart:label-cell-address="10_1000.D1:10_1000.D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iting</text:p>
                <draw:g>
                  <svg:desc>10_1000.C1:10_1000.C1</svg:desc>
                </draw:g>
              </table:table-cell>
              <table:table-cell office:value-type="string">
                <text:p>Response</text:p>
                <draw:g>
                  <svg:desc>10_1000.D1:10_100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02077">
                <text:p>1.602077</text:p>
                <draw:g>
                  <svg:desc>10_1000.C2:10_1000.C101</svg:desc>
                </draw:g>
              </table:table-cell>
              <table:table-cell office:value-type="float" office:value="1087.937916">
                <text:p>1087.937916</text:p>
                <draw:g>
                  <svg:desc>10_1000.D2:10_1000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2191">
                <text:p>1.42191</text:p>
              </table:table-cell>
              <table:table-cell office:value-type="float" office:value="1091.927686">
                <text:p>1091.9276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8415">
                <text:p>0.248415</text:p>
              </table:table-cell>
              <table:table-cell office:value-type="float" office:value="1099.81736">
                <text:p>1099.817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42917">
                <text:p>1.442917</text:p>
              </table:table-cell>
              <table:table-cell office:value-type="float" office:value="1100.371573">
                <text:p>1100.3715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32427">
                <text:p>1.632427</text:p>
              </table:table-cell>
              <table:table-cell office:value-type="float" office:value="1138.153142">
                <text:p>1138.1531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11548">
                <text:p>1.111548</text:p>
              </table:table-cell>
              <table:table-cell office:value-type="float" office:value="1146.520743">
                <text:p>1146.5207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38607">
                <text:p>1.138607</text:p>
              </table:table-cell>
              <table:table-cell office:value-type="float" office:value="1183.211344">
                <text:p>1183.2113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2172">
                <text:p>1.12172</text:p>
              </table:table-cell>
              <table:table-cell office:value-type="float" office:value="1183.215296">
                <text:p>1183.2152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48541">
                <text:p>0.448541</text:p>
              </table:table-cell>
              <table:table-cell office:value-type="float" office:value="1185.381947">
                <text:p>1185.3819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53114">
                <text:p>1.153114</text:p>
              </table:table-cell>
              <table:table-cell office:value-type="float" office:value="1186.916371">
                <text:p>1186.9163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84129">
                <text:p>0.484129</text:p>
              </table:table-cell>
              <table:table-cell office:value-type="float" office:value="1212.64683">
                <text:p>1212.646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47977">
                <text:p>1.847977</text:p>
              </table:table-cell>
              <table:table-cell office:value-type="float" office:value="1217.08657">
                <text:p>1217.086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39654">
                <text:p>1.839654</text:p>
              </table:table-cell>
              <table:table-cell office:value-type="float" office:value="1218.012071">
                <text:p>1218.0120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9506">
                <text:p>1.09506</text:p>
              </table:table-cell>
              <table:table-cell office:value-type="float" office:value="1244.232807">
                <text:p>1244.2328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38.219703">
                <text:p>1138.219703</text:p>
              </table:table-cell>
              <table:table-cell office:value-type="float" office:value="1941.191233">
                <text:p>1941.1912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83.223442">
                <text:p>1183.223442</text:p>
              </table:table-cell>
              <table:table-cell office:value-type="float" office:value="1995.504713">
                <text:p>1995.5047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86.944489">
                <text:p>1186.944489</text:p>
              </table:table-cell>
              <table:table-cell office:value-type="float" office:value="1995.680583">
                <text:p>1995.6805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83.21693">
                <text:p>1183.21693</text:p>
              </table:table-cell>
              <table:table-cell office:value-type="float" office:value="2041.673139">
                <text:p>2041.6731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38.156129">
                <text:p>1138.156129</text:p>
              </table:table-cell>
              <table:table-cell office:value-type="float" office:value="2087.72922">
                <text:p>2087.729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12.652562">
                <text:p>1212.652562</text:p>
              </table:table-cell>
              <table:table-cell office:value-type="float" office:value="2104.365986">
                <text:p>2104.3659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44.23678">
                <text:p>1244.23678</text:p>
              </table:table-cell>
              <table:table-cell office:value-type="float" office:value="2122.374583">
                <text:p>2122.3745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12.674801">
                <text:p>1212.674801</text:p>
              </table:table-cell>
              <table:table-cell office:value-type="float" office:value="2160.028106">
                <text:p>2160.0281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83.248036">
                <text:p>1183.248036</text:p>
              </table:table-cell>
              <table:table-cell office:value-type="float" office:value="2284.699736">
                <text:p>2284.6997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12.663744">
                <text:p>1212.663744</text:p>
              </table:table-cell>
              <table:table-cell office:value-type="float" office:value="2474.007516">
                <text:p>2474.0075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41.316959">
                <text:p>1941.316959</text:p>
              </table:table-cell>
              <table:table-cell office:value-type="float" office:value="5175.918833">
                <text:p>5175.9188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41.438911">
                <text:p>1941.438911</text:p>
              </table:table-cell>
              <table:table-cell office:value-type="float" office:value="5371.920636">
                <text:p>5371.9206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41.319139">
                <text:p>1941.319139</text:p>
              </table:table-cell>
              <table:table-cell office:value-type="float" office:value="5863.958248">
                <text:p>5863.9582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1.329968">
                <text:p>1941.329968</text:p>
              </table:table-cell>
              <table:table-cell office:value-type="float" office:value="6179.938671">
                <text:p>6179.9386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41.415629">
                <text:p>1941.415629</text:p>
              </table:table-cell>
              <table:table-cell office:value-type="float" office:value="6247.55166">
                <text:p>6247.551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41.334348">
                <text:p>1941.334348</text:p>
              </table:table-cell>
              <table:table-cell office:value-type="float" office:value="6447.392447">
                <text:p>6447.3924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41.331489">
                <text:p>1941.331489</text:p>
              </table:table-cell>
              <table:table-cell office:value-type="float" office:value="6513.914391">
                <text:p>6513.9143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41.318927">
                <text:p>1941.318927</text:p>
              </table:table-cell>
              <table:table-cell office:value-type="float" office:value="6798.980574">
                <text:p>6798.9805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41.34705">
                <text:p>1941.34705</text:p>
              </table:table-cell>
              <table:table-cell office:value-type="float" office:value="6834.856241">
                <text:p>6834.8562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41.327053">
                <text:p>1941.327053</text:p>
              </table:table-cell>
              <table:table-cell office:value-type="float" office:value="6855.259113">
                <text:p>6855.2591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41.324102">
                <text:p>1941.324102</text:p>
              </table:table-cell>
              <table:table-cell office:value-type="float" office:value="6871.564455">
                <text:p>6871.5644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41.338858">
                <text:p>1941.338858</text:p>
              </table:table-cell>
              <table:table-cell office:value-type="float" office:value="6871.803396">
                <text:p>6871.8033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41.35623">
                <text:p>1941.35623</text:p>
              </table:table-cell>
              <table:table-cell office:value-type="float" office:value="6904.034263">
                <text:p>6904.0342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41.352076">
                <text:p>1941.352076</text:p>
              </table:table-cell>
              <table:table-cell office:value-type="float" office:value="6987.059679">
                <text:p>6987.0596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41.376024">
                <text:p>1941.376024</text:p>
              </table:table-cell>
              <table:table-cell office:value-type="float" office:value="7063.604889">
                <text:p>7063.6048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41.367367">
                <text:p>1941.367367</text:p>
              </table:table-cell>
              <table:table-cell office:value-type="float" office:value="7063.953356">
                <text:p>7063.9533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41.368008">
                <text:p>1941.368008</text:p>
              </table:table-cell>
              <table:table-cell office:value-type="float" office:value="7154.568927">
                <text:p>7154.5689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41.342879">
                <text:p>1941.342879</text:p>
              </table:table-cell>
              <table:table-cell office:value-type="float" office:value="7255.939529">
                <text:p>7255.9395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41.360121">
                <text:p>1941.360121</text:p>
              </table:table-cell>
              <table:table-cell office:value-type="float" office:value="7271.381073">
                <text:p>7271.3810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41.336157">
                <text:p>1941.336157</text:p>
              </table:table-cell>
              <table:table-cell office:value-type="float" office:value="7279.074008">
                <text:p>7279.0740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41.347861">
                <text:p>1941.347861</text:p>
              </table:table-cell>
              <table:table-cell office:value-type="float" office:value="7294.994156">
                <text:p>7294.9941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41.364139">
                <text:p>1941.364139</text:p>
              </table:table-cell>
              <table:table-cell office:value-type="float" office:value="7347.937546">
                <text:p>7347.9375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41.388759">
                <text:p>1941.388759</text:p>
              </table:table-cell>
              <table:table-cell office:value-type="float" office:value="7347.948204">
                <text:p>7347.9482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41.3723">
                <text:p>1941.3723</text:p>
              </table:table-cell>
              <table:table-cell office:value-type="float" office:value="7350.273917">
                <text:p>7350.2739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1.377082">
                <text:p>1941.377082</text:p>
              </table:table-cell>
              <table:table-cell office:value-type="float" office:value="7350.710369">
                <text:p>7350.7103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41.392169">
                <text:p>1941.392169</text:p>
              </table:table-cell>
              <table:table-cell office:value-type="float" office:value="7367.770503">
                <text:p>7367.7705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41.351126">
                <text:p>1941.351126</text:p>
              </table:table-cell>
              <table:table-cell office:value-type="float" office:value="7395.100707">
                <text:p>7395.1007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41.433662">
                <text:p>1941.433662</text:p>
              </table:table-cell>
              <table:table-cell office:value-type="float" office:value="7418.873638">
                <text:p>7418.8736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41.329885">
                <text:p>1941.329885</text:p>
              </table:table-cell>
              <table:table-cell office:value-type="float" office:value="7423.077681">
                <text:p>7423.0776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41.384045">
                <text:p>1941.384045</text:p>
              </table:table-cell>
              <table:table-cell office:value-type="float" office:value="7470.944708">
                <text:p>7470.9447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41.395851">
                <text:p>1941.395851</text:p>
              </table:table-cell>
              <table:table-cell office:value-type="float" office:value="7527.921569">
                <text:p>7527.9215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41.411627">
                <text:p>1941.411627</text:p>
              </table:table-cell>
              <table:table-cell office:value-type="float" office:value="7543.024">
                <text:p>7543.0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41.410438">
                <text:p>1941.410438</text:p>
              </table:table-cell>
              <table:table-cell office:value-type="float" office:value="7587.363437">
                <text:p>7587.3634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41.378883">
                <text:p>1941.378883</text:p>
              </table:table-cell>
              <table:table-cell office:value-type="float" office:value="7587.590679">
                <text:p>7587.5906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41.360556">
                <text:p>1941.360556</text:p>
              </table:table-cell>
              <table:table-cell office:value-type="float" office:value="7632.971579">
                <text:p>7632.9715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41.371124">
                <text:p>1941.371124</text:p>
              </table:table-cell>
              <table:table-cell office:value-type="float" office:value="7702.714907">
                <text:p>7702.7149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41.379995">
                <text:p>1941.379995</text:p>
              </table:table-cell>
              <table:table-cell office:value-type="float" office:value="7780.461317">
                <text:p>7780.4613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41.432002">
                <text:p>1941.432002</text:p>
              </table:table-cell>
              <table:table-cell office:value-type="float" office:value="7785.535878">
                <text:p>7785.5358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41.428081">
                <text:p>1941.428081</text:p>
              </table:table-cell>
              <table:table-cell office:value-type="float" office:value="7790.608509">
                <text:p>7790.6085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41.402886">
                <text:p>1941.402886</text:p>
              </table:table-cell>
              <table:table-cell office:value-type="float" office:value="7803.954089">
                <text:p>7803.9540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41.435684">
                <text:p>1941.435684</text:p>
              </table:table-cell>
              <table:table-cell office:value-type="float" office:value="7839.539708">
                <text:p>7839.5397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41.355803">
                <text:p>1941.355803</text:p>
              </table:table-cell>
              <table:table-cell office:value-type="float" office:value="7863.214179">
                <text:p>7863.2141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41.413701">
                <text:p>1941.413701</text:p>
              </table:table-cell>
              <table:table-cell office:value-type="float" office:value="7925.41003">
                <text:p>7925.410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41.400563">
                <text:p>1941.400563</text:p>
              </table:table-cell>
              <table:table-cell office:value-type="float" office:value="7931.733662">
                <text:p>7931.7336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41.406603">
                <text:p>1941.406603</text:p>
              </table:table-cell>
              <table:table-cell office:value-type="float" office:value="7939.107517">
                <text:p>7939.1075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41.384922">
                <text:p>1941.384922</text:p>
              </table:table-cell>
              <table:table-cell office:value-type="float" office:value="7947.026701">
                <text:p>7947.0267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41.380883">
                <text:p>1941.380883</text:p>
              </table:table-cell>
              <table:table-cell office:value-type="float" office:value="7954.269085">
                <text:p>7954.2690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41.439327">
                <text:p>1941.439327</text:p>
              </table:table-cell>
              <table:table-cell office:value-type="float" office:value="8002.538161">
                <text:p>8002.5381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41.476231">
                <text:p>1941.476231</text:p>
              </table:table-cell>
              <table:table-cell office:value-type="float" office:value="8002.852681">
                <text:p>8002.8526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41.406513">
                <text:p>1941.406513</text:p>
              </table:table-cell>
              <table:table-cell office:value-type="float" office:value="8012.535232">
                <text:p>8012.5352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41.402726">
                <text:p>1941.402726</text:p>
              </table:table-cell>
              <table:table-cell office:value-type="float" office:value="8023.069774">
                <text:p>8023.0697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41.43572">
                <text:p>1941.43572</text:p>
              </table:table-cell>
              <table:table-cell office:value-type="float" office:value="8047.841654">
                <text:p>8047.8416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41.475133">
                <text:p>1941.475133</text:p>
              </table:table-cell>
              <table:table-cell office:value-type="float" office:value="8050.814746">
                <text:p>8050.8147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41.389118">
                <text:p>1941.389118</text:p>
              </table:table-cell>
              <table:table-cell office:value-type="float" office:value="8071.884619">
                <text:p>8071.8846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41.236879">
                <text:p>1941.236879</text:p>
              </table:table-cell>
              <table:table-cell office:value-type="float" office:value="8072.185121">
                <text:p>8072.1851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41.427683">
                <text:p>1941.427683</text:p>
              </table:table-cell>
              <table:table-cell office:value-type="float" office:value="8078.894655">
                <text:p>8078.8946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41.467859">
                <text:p>1941.467859</text:p>
              </table:table-cell>
              <table:table-cell office:value-type="float" office:value="8095.109852">
                <text:p>8095.1098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41.448487">
                <text:p>1941.448487</text:p>
              </table:table-cell>
              <table:table-cell office:value-type="float" office:value="8107.613522">
                <text:p>8107.6135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41.3406">
                <text:p>1941.3406</text:p>
              </table:table-cell>
              <table:table-cell office:value-type="float" office:value="8206.875268">
                <text:p>8206.8752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41.431577">
                <text:p>1941.431577</text:p>
              </table:table-cell>
              <table:table-cell office:value-type="float" office:value="8227.149633">
                <text:p>8227.1496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41.447411">
                <text:p>1941.447411</text:p>
              </table:table-cell>
              <table:table-cell office:value-type="float" office:value="8244.720198">
                <text:p>8244.7201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41.45105">
                <text:p>1941.45105</text:p>
              </table:table-cell>
              <table:table-cell office:value-type="float" office:value="8247.398632">
                <text:p>8247.3986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41.465954">
                <text:p>1941.465954</text:p>
              </table:table-cell>
              <table:table-cell office:value-type="float" office:value="8248.720702">
                <text:p>8248.7207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41.425923">
                <text:p>1941.425923</text:p>
              </table:table-cell>
              <table:table-cell office:value-type="float" office:value="8266.837881">
                <text:p>8266.8378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41.464261">
                <text:p>1941.464261</text:p>
              </table:table-cell>
              <table:table-cell office:value-type="float" office:value="8267.71437">
                <text:p>8267.714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41.450647">
                <text:p>1941.450647</text:p>
              </table:table-cell>
              <table:table-cell office:value-type="float" office:value="8268.726424">
                <text:p>8268.7264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41.452293">
                <text:p>1941.452293</text:p>
              </table:table-cell>
              <table:table-cell office:value-type="float" office:value="8284.209681">
                <text:p>8284.2096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41.444727">
                <text:p>1941.444727</text:p>
              </table:table-cell>
              <table:table-cell office:value-type="float" office:value="8291.973462">
                <text:p>8291.9734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41.465658">
                <text:p>1941.465658</text:p>
              </table:table-cell>
              <table:table-cell office:value-type="float" office:value="8293.21192">
                <text:p>8293.211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41.454917">
                <text:p>1941.454917</text:p>
              </table:table-cell>
              <table:table-cell office:value-type="float" office:value="8295.254438">
                <text:p>8295.2544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41.417886">
                <text:p>1941.417886</text:p>
              </table:table-cell>
              <table:table-cell office:value-type="float" office:value="8307.029287">
                <text:p>8307.0292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41.471662">
                <text:p>1941.471662</text:p>
              </table:table-cell>
              <table:table-cell office:value-type="float" office:value="8311.813519">
                <text:p>8311.8135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41.470688">
                <text:p>1941.470688</text:p>
              </table:table-cell>
              <table:table-cell office:value-type="float" office:value="8314.275548">
                <text:p>8314.2755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41.462217">
                <text:p>1941.462217</text:p>
              </table:table-cell>
              <table:table-cell office:value-type="float" office:value="8316.968008">
                <text:p>8316.9680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41.458379">
                <text:p>1941.458379</text:p>
              </table:table-cell>
              <table:table-cell office:value-type="float" office:value="8318.473976">
                <text:p>8318.4739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41.484812">
                <text:p>1941.484812</text:p>
              </table:table-cell>
              <table:table-cell office:value-type="float" office:value="8326.003024">
                <text:p>8326.00302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5.151cm" svg:height="45.315cm" xlink:href=".." xlink:type="simple" chart:class="chart:bar" chart:style-name="ch1">
        <chart:legend chart:legend-position="end" svg:x="52.272cm" svg:y="22.109cm" style:legend-expansion="high" chart:style-name="ch2"/>
        <chart:plot-area chart:style-name="ch3" table:cell-range-address="100_1000.C1:100_1000.D101" chart:data-source-has-labels="row" svg:x="1.103cm" svg:y="0.906cm" svg:width="50.066cm" svg:height="43.503cm">
          <chartooo:coordinate-region svg:x="2.095cm" svg:y="1.106cm" svg:width="49.04cm" svg:height="42.65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100_1000.C2:100_1000.C101" chart:label-cell-address="100_1000.C1:100_1000.C1" chart:class="chart:bar">
            <chart:data-point chart:repeated="100"/>
          </chart:series>
          <chart:series chart:style-name="ch8" chart:values-cell-range-address="100_1000.D2:100_1000.D101" chart:label-cell-address="100_1000.D1:100_1000.D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iting</text:p>
                <draw:g>
                  <svg:desc>100_1000.C1:100_1000.C1</svg:desc>
                </draw:g>
              </table:table-cell>
              <table:table-cell office:value-type="string">
                <text:p>Response</text:p>
                <draw:g>
                  <svg:desc>100_1000.D1:100_100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60376">
                <text:p>1.760376</text:p>
                <draw:g>
                  <svg:desc>100_1000.C2:100_1000.C101</svg:desc>
                </draw:g>
              </table:table-cell>
              <table:table-cell office:value-type="float" office:value="2609.221134">
                <text:p>2609.221134</text:p>
                <draw:g>
                  <svg:desc>100_1000.D2:100_1000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20308">
                <text:p>2.320308</text:p>
              </table:table-cell>
              <table:table-cell office:value-type="float" office:value="3162.12778">
                <text:p>3162.127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67621">
                <text:p>2.967621</text:p>
              </table:table-cell>
              <table:table-cell office:value-type="float" office:value="3448.04288">
                <text:p>3448.042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79462">
                <text:p>2.379462</text:p>
              </table:table-cell>
              <table:table-cell office:value-type="float" office:value="3531.841089">
                <text:p>3531.8410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19499">
                <text:p>0.519499</text:p>
              </table:table-cell>
              <table:table-cell office:value-type="float" office:value="3613.432295">
                <text:p>3613.4322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669">
                <text:p>0.10669</text:p>
              </table:table-cell>
              <table:table-cell office:value-type="float" office:value="3950.512882">
                <text:p>3950.5128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4946">
                <text:p>0.64946</text:p>
              </table:table-cell>
              <table:table-cell office:value-type="float" office:value="4053.871805">
                <text:p>4053.8718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13154">
                <text:p>1.513154</text:p>
              </table:table-cell>
              <table:table-cell office:value-type="float" office:value="4108.800112">
                <text:p>4108.8001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26387">
                <text:p>2.226387</text:p>
              </table:table-cell>
              <table:table-cell office:value-type="float" office:value="4213.159787">
                <text:p>4213.1597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819694">
                <text:p>2.819694</text:p>
              </table:table-cell>
              <table:table-cell office:value-type="float" office:value="4341.069224">
                <text:p>4341.0692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02309">
                <text:p>0.402309</text:p>
              </table:table-cell>
              <table:table-cell office:value-type="float" office:value="4556.248534">
                <text:p>4556.2485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88483">
                <text:p>1.888483</text:p>
              </table:table-cell>
              <table:table-cell office:value-type="float" office:value="4565.544958">
                <text:p>4565.5449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794912">
                <text:p>1.794912</text:p>
              </table:table-cell>
              <table:table-cell office:value-type="float" office:value="4592.260575">
                <text:p>4592.2605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182673">
                <text:p>2.182673</text:p>
              </table:table-cell>
              <table:table-cell office:value-type="float" office:value="4595.04152">
                <text:p>4595.041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28748">
                <text:p>0.828748</text:p>
              </table:table-cell>
              <table:table-cell office:value-type="float" office:value="4648.627192">
                <text:p>4648.6271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11779">
                <text:p>3.611779</text:p>
              </table:table-cell>
              <table:table-cell office:value-type="float" office:value="4789.060456">
                <text:p>4789.0604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08349">
                <text:p>1.608349</text:p>
              </table:table-cell>
              <table:table-cell office:value-type="float" office:value="4864.925607">
                <text:p>4864.9256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6709">
                <text:p>2.16709</text:p>
              </table:table-cell>
              <table:table-cell office:value-type="float" office:value="4918.003217">
                <text:p>4918.0032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216874">
                <text:p>5.216874</text:p>
              </table:table-cell>
              <table:table-cell office:value-type="float" office:value="5058.067101">
                <text:p>5058.0671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23303">
                <text:p>2.23303</text:p>
              </table:table-cell>
              <table:table-cell office:value-type="float" office:value="5316.936381">
                <text:p>5316.9363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12486">
                <text:p>3.12486</text:p>
              </table:table-cell>
              <table:table-cell office:value-type="float" office:value="5416.84857">
                <text:p>5416.848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23754">
                <text:p>2.323754</text:p>
              </table:table-cell>
              <table:table-cell office:value-type="float" office:value="5536.9915">
                <text:p>5536.99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797695">
                <text:p>3.797695</text:p>
              </table:table-cell>
              <table:table-cell office:value-type="float" office:value="5549.210903">
                <text:p>5549.2109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599122">
                <text:p>3.599122</text:p>
              </table:table-cell>
              <table:table-cell office:value-type="float" office:value="5918.476705">
                <text:p>5918.4767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896151">
                <text:p>2.896151</text:p>
              </table:table-cell>
              <table:table-cell office:value-type="float" office:value="6033.478217">
                <text:p>6033.4782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826094">
                <text:p>2.826094</text:p>
              </table:table-cell>
              <table:table-cell office:value-type="float" office:value="6049.052247">
                <text:p>6049.0522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700462">
                <text:p>6.700462</text:p>
              </table:table-cell>
              <table:table-cell office:value-type="float" office:value="6169.016989">
                <text:p>6169.0169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39974">
                <text:p>2.839974</text:p>
              </table:table-cell>
              <table:table-cell office:value-type="float" office:value="6188.865827">
                <text:p>6188.8658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875717">
                <text:p>3.875717</text:p>
              </table:table-cell>
              <table:table-cell office:value-type="float" office:value="6236.922142">
                <text:p>6236.9221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687803">
                <text:p>3.687803</text:p>
              </table:table-cell>
              <table:table-cell office:value-type="float" office:value="6364.943972">
                <text:p>6364.9439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039133">
                <text:p>4.039133</text:p>
              </table:table-cell>
              <table:table-cell office:value-type="float" office:value="6377.599556">
                <text:p>6377.5995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935045">
                <text:p>4.935045</text:p>
              </table:table-cell>
              <table:table-cell office:value-type="float" office:value="6412.987406">
                <text:p>6412.9874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50648">
                <text:p>4.50648</text:p>
              </table:table-cell>
              <table:table-cell office:value-type="float" office:value="6525.666564">
                <text:p>6525.6665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519911">
                <text:p>5.519911</text:p>
              </table:table-cell>
              <table:table-cell office:value-type="float" office:value="6704.801865">
                <text:p>6704.8018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664188">
                <text:p>6.664188</text:p>
              </table:table-cell>
              <table:table-cell office:value-type="float" office:value="6741.0713">
                <text:p>6741.07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8.828699">
                <text:p>78.828699</text:p>
              </table:table-cell>
              <table:table-cell office:value-type="float" office:value="6955.800702">
                <text:p>6955.8007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771285">
                <text:p>4.771285</text:p>
              </table:table-cell>
              <table:table-cell office:value-type="float" office:value="7013.847752">
                <text:p>7013.8477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399578">
                <text:p>7.399578</text:p>
              </table:table-cell>
              <table:table-cell office:value-type="float" office:value="7020.832845">
                <text:p>7020.8328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.020555">
                <text:p>8.020555</text:p>
              </table:table-cell>
              <table:table-cell office:value-type="float" office:value="7168.773473">
                <text:p>7168.7734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825879">
                <text:p>5.825879</text:p>
              </table:table-cell>
              <table:table-cell office:value-type="float" office:value="7185.839697">
                <text:p>7185.8396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976865">
                <text:p>4.976865</text:p>
              </table:table-cell>
              <table:table-cell office:value-type="float" office:value="7187.607624">
                <text:p>7187.6076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216497">
                <text:p>6.216497</text:p>
              </table:table-cell>
              <table:table-cell office:value-type="float" office:value="7197.252962">
                <text:p>7197.2529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229902">
                <text:p>5.229902</text:p>
              </table:table-cell>
              <table:table-cell office:value-type="float" office:value="7294.018459">
                <text:p>7294.0184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674241">
                <text:p>7.674241</text:p>
              </table:table-cell>
              <table:table-cell office:value-type="float" office:value="7294.22296">
                <text:p>7294.222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350316">
                <text:p>6.350316</text:p>
              </table:table-cell>
              <table:table-cell office:value-type="float" office:value="7308.989639">
                <text:p>7308.9896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309765">
                <text:p>8.309765</text:p>
              </table:table-cell>
              <table:table-cell office:value-type="float" office:value="7326.122774">
                <text:p>7326.1227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825989">
                <text:p>5.825989</text:p>
              </table:table-cell>
              <table:table-cell office:value-type="float" office:value="7386.006957">
                <text:p>7386.0069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448708">
                <text:p>7.448708</text:p>
              </table:table-cell>
              <table:table-cell office:value-type="float" office:value="7466.158355">
                <text:p>7466.1583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871711">
                <text:p>5.871711</text:p>
              </table:table-cell>
              <table:table-cell office:value-type="float" office:value="7546.179136">
                <text:p>7546.1791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874112">
                <text:p>7.874112</text:p>
              </table:table-cell>
              <table:table-cell office:value-type="float" office:value="7591.327596">
                <text:p>7591.3275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120801">
                <text:p>7.120801</text:p>
              </table:table-cell>
              <table:table-cell office:value-type="float" office:value="7612.117515">
                <text:p>7612.1175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70795">
                <text:p>8.70795</text:p>
              </table:table-cell>
              <table:table-cell office:value-type="float" office:value="7689.15136">
                <text:p>7689.151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068114">
                <text:p>8.068114</text:p>
              </table:table-cell>
              <table:table-cell office:value-type="float" office:value="7717.14272">
                <text:p>7717.142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9.118485">
                <text:p>79.118485</text:p>
              </table:table-cell>
              <table:table-cell office:value-type="float" office:value="7808.337661">
                <text:p>7808.3376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.025699">
                <text:p>9.025699</text:p>
              </table:table-cell>
              <table:table-cell office:value-type="float" office:value="7857.291893">
                <text:p>7857.2918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9.464718">
                <text:p>79.464718</text:p>
              </table:table-cell>
              <table:table-cell office:value-type="float" office:value="7860.405787">
                <text:p>7860.4057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9.556754">
                <text:p>79.556754</text:p>
              </table:table-cell>
              <table:table-cell office:value-type="float" office:value="7914.055078">
                <text:p>7914.0550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0.220531">
                <text:p>80.220531</text:p>
              </table:table-cell>
              <table:table-cell office:value-type="float" office:value="7937.972261">
                <text:p>7937.9722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8.41376">
                <text:p>78.41376</text:p>
              </table:table-cell>
              <table:table-cell office:value-type="float" office:value="7953.724279">
                <text:p>7953.7242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8.574121">
                <text:p>78.574121</text:p>
              </table:table-cell>
              <table:table-cell office:value-type="float" office:value="7957.29021">
                <text:p>7957.290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463631">
                <text:p>4.463631</text:p>
              </table:table-cell>
              <table:table-cell office:value-type="float" office:value="7958.626918">
                <text:p>7958.6269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859448">
                <text:p>9.859448</text:p>
              </table:table-cell>
              <table:table-cell office:value-type="float" office:value="7966.197558">
                <text:p>7966.1975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9.287521">
                <text:p>79.287521</text:p>
              </table:table-cell>
              <table:table-cell office:value-type="float" office:value="7981.176067">
                <text:p>7981.1760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.193754">
                <text:p>79.193754</text:p>
              </table:table-cell>
              <table:table-cell office:value-type="float" office:value="7985.799475">
                <text:p>7985.7994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8.428532">
                <text:p>78.428532</text:p>
              </table:table-cell>
              <table:table-cell office:value-type="float" office:value="8005.768801">
                <text:p>8005.7688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9.820425">
                <text:p>79.820425</text:p>
              </table:table-cell>
              <table:table-cell office:value-type="float" office:value="8025.354159">
                <text:p>8025.3541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8.682902">
                <text:p>78.682902</text:p>
              </table:table-cell>
              <table:table-cell office:value-type="float" office:value="8056.123899">
                <text:p>8056.1238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8.876718">
                <text:p>78.876718</text:p>
              </table:table-cell>
              <table:table-cell office:value-type="float" office:value="8062.068652">
                <text:p>8062.0686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.633358">
                <text:p>78.633358</text:p>
              </table:table-cell>
              <table:table-cell office:value-type="float" office:value="8079.564234">
                <text:p>8079.5642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509866">
                <text:p>10.509866</text:p>
              </table:table-cell>
              <table:table-cell office:value-type="float" office:value="8084.715069">
                <text:p>8084.7150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8.767572">
                <text:p>78.767572</text:p>
              </table:table-cell>
              <table:table-cell office:value-type="float" office:value="8088.503005">
                <text:p>8088.5030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9.917811">
                <text:p>79.917811</text:p>
              </table:table-cell>
              <table:table-cell office:value-type="float" office:value="8091.129677">
                <text:p>8091.1296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9.510626">
                <text:p>79.510626</text:p>
              </table:table-cell>
              <table:table-cell office:value-type="float" office:value="8097.913029">
                <text:p>8097.9130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.294507">
                <text:p>10.294507</text:p>
              </table:table-cell>
              <table:table-cell office:value-type="float" office:value="8110.042573">
                <text:p>8110.0425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.41983">
                <text:p>79.41983</text:p>
              </table:table-cell>
              <table:table-cell office:value-type="float" office:value="8116.669936">
                <text:p>8116.6699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9.773372">
                <text:p>79.773372</text:p>
              </table:table-cell>
              <table:table-cell office:value-type="float" office:value="8133.994189">
                <text:p>8133.9941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.965375">
                <text:p>79.965375</text:p>
              </table:table-cell>
              <table:table-cell office:value-type="float" office:value="8139.03918">
                <text:p>8139.039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.694564">
                <text:p>78.694564</text:p>
              </table:table-cell>
              <table:table-cell office:value-type="float" office:value="8148.93515">
                <text:p>8148.935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.421567">
                <text:p>78.421567</text:p>
              </table:table-cell>
              <table:table-cell office:value-type="float" office:value="8162.838017">
                <text:p>8162.8380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.17468">
                <text:p>80.17468</text:p>
              </table:table-cell>
              <table:table-cell office:value-type="float" office:value="8164.787725">
                <text:p>8164.7877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.571374">
                <text:p>78.571374</text:p>
              </table:table-cell>
              <table:table-cell office:value-type="float" office:value="8170.649997">
                <text:p>8170.6499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.069979">
                <text:p>79.069979</text:p>
              </table:table-cell>
              <table:table-cell office:value-type="float" office:value="8178.645997">
                <text:p>8178.6459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8.973528">
                <text:p>78.973528</text:p>
              </table:table-cell>
              <table:table-cell office:value-type="float" office:value="8198.105033">
                <text:p>8198.1050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0.132624">
                <text:p>80.132624</text:p>
              </table:table-cell>
              <table:table-cell office:value-type="float" office:value="8207.903034">
                <text:p>8207.9030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8.924619">
                <text:p>78.924619</text:p>
              </table:table-cell>
              <table:table-cell office:value-type="float" office:value="8222.696503">
                <text:p>8222.6965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9.022806">
                <text:p>79.022806</text:p>
              </table:table-cell>
              <table:table-cell office:value-type="float" office:value="8223.002178">
                <text:p>8223.0021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8.513718">
                <text:p>78.513718</text:p>
              </table:table-cell>
              <table:table-cell office:value-type="float" office:value="8223.590331">
                <text:p>8223.5903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9.642045">
                <text:p>79.642045</text:p>
              </table:table-cell>
              <table:table-cell office:value-type="float" office:value="8223.724333">
                <text:p>8223.724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0.277895">
                <text:p>80.277895</text:p>
              </table:table-cell>
              <table:table-cell office:value-type="float" office:value="8228.088699">
                <text:p>8228.0886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9.598446">
                <text:p>79.598446</text:p>
              </table:table-cell>
              <table:table-cell office:value-type="float" office:value="8235.189237">
                <text:p>8235.1892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9.72872">
                <text:p>79.72872</text:p>
              </table:table-cell>
              <table:table-cell office:value-type="float" office:value="8235.344536">
                <text:p>8235.3445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0.322677">
                <text:p>80.322677</text:p>
              </table:table-cell>
              <table:table-cell office:value-type="float" office:value="8237.964824">
                <text:p>8237.9648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9.866499">
                <text:p>79.866499</text:p>
              </table:table-cell>
              <table:table-cell office:value-type="float" office:value="8239.458127">
                <text:p>8239.4581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9.241831">
                <text:p>79.241831</text:p>
              </table:table-cell>
              <table:table-cell office:value-type="float" office:value="8241.951279">
                <text:p>8241.9512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9.333784">
                <text:p>79.333784</text:p>
              </table:table-cell>
              <table:table-cell office:value-type="float" office:value="8243.552543">
                <text:p>8243.5525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9.377792">
                <text:p>79.377792</text:p>
              </table:table-cell>
              <table:table-cell office:value-type="float" office:value="8243.736731">
                <text:p>8243.7367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0.091775">
                <text:p>80.091775</text:p>
              </table:table-cell>
              <table:table-cell office:value-type="float" office:value="8247.249848">
                <text:p>8247.2498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9.686516">
                <text:p>79.686516</text:p>
              </table:table-cell>
              <table:table-cell office:value-type="float" office:value="8259.434047">
                <text:p>8259.4340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0.049262">
                <text:p>80.049262</text:p>
              </table:table-cell>
              <table:table-cell office:value-type="float" office:value="8262.401803">
                <text:p>8262.4018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0.006624">
                <text:p>80.006624</text:p>
              </table:table-cell>
              <table:table-cell office:value-type="float" office:value="8267.218711">
                <text:p>8267.21871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